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 style:family="paragraph" style:parent-style-name="Standard">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 style:family="paragraph" style:parent-style-name="Heading_20_2">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4" style:family="paragraph" style:parent-style-name="Standard">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5" style:family="paragraph" style:parent-style-name="Text_20_body">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 style:family="paragraph" style:parent-style-name="Heading_20_2">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20ee1" officeooo:paragraph-rsid="00020ee1" fo:background-color="transparent"/>
    </style:style>
    <style:style style:name="P7" style:family="paragraph" style:parent-style-name="Heading_20_2">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8" style:family="paragraph" style:parent-style-name="Standard">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9" style:family="paragraph" style:parent-style-name="Heading_20_1">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reak-before="page" fo:background-color="#f8f8f8"/>
      <style:text-properties style:use-window-font-color="true" loext:opacity="0%" fo:language="zxx" fo:country="none" fo:font-style="normal" style:text-underline-style="none" fo:font-weight="normal" fo:background-color="transparent"/>
    </style:style>
    <style:style style:name="P10" style:family="paragraph" style:parent-style-name="Text_20_body">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11" style:family="paragraph" style:parent-style-name="Heading_20_2">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44f51" officeooo:paragraph-rsid="00044f51" fo:background-color="transparent"/>
    </style:style>
    <style:style style:name="P12" style:family="paragraph" style:parent-style-name="Text_20_body">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13" style:family="paragraph" style:parent-style-name="Text_20_body">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ba2121" loext:opacity="100%" fo:language="zxx" fo:country="none" fo:font-style="normal" style:text-underline-style="none" fo:font-weight="normal" fo:background-color="transparent"/>
    </style:style>
    <style:style style:name="P14" style:family="paragraph" style:parent-style-name="Heading_20_2">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4a4f5" officeooo:paragraph-rsid="0004a4f5" fo:background-color="transparent"/>
    </style:style>
    <style:style style:name="P15" style:family="paragraph" style:parent-style-name="Text_20_body">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16" style:family="paragraph" style:parent-style-name="Heading_20_1">
      <style:paragraph-properties fo:break-before="page"/>
    </style:style>
    <style:style style:name="T1" style:family="text">
      <style:text-properties fo:color="#000000" loext:opacity="100%"/>
    </style:style>
    <style:style style:name="T2" style:family="text">
      <style:text-properties fo:color="#bbbbbb" loext:opacity="100%"/>
    </style:style>
    <style:style style:name="T3" style:family="text">
      <style:text-properties fo:color="#666666" loext:opacity="100%"/>
    </style:style>
    <style:style style:name="T4" style:family="text">
      <style:text-properties fo:color="#aa22ff" loext:opacity="100%" fo:font-weight="bold"/>
    </style:style>
    <style:style style:name="T5" style:family="text">
      <style:text-properties fo:color="#3d7b7b" loext:opacity="100%" fo:font-style="italic"/>
    </style:style>
    <style:style style:name="T6" style:family="text">
      <style:text-properties fo:color="#ba2121" loext:opacity="100%"/>
    </style:style>
    <style:style style:name="T7" style:family="text">
      <style:text-properties fo:color="#bbbbbb" loext:opacity="100%" fo:font-style="normal" style:text-underline-style="none" fo:font-weight="normal"/>
    </style:style>
    <style:style style:name="T8" style:family="text">
      <style:text-properties fo:color="#008000"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y</text:span><text:span text:style-name="T2"> </text:span><text:span text:style-name="T3">03</text:span></text:h>
      <text:p text:style-name="P2"/>
      <text:h text:style-name="P3" text:outline-level="2"><text:span text:style-name="T1">Create</text:span><text:span text:style-name="T2"> </text:span><text:span text:style-name="T4">and</text:span><text:span text:style-name="T2"> </text:span><text:span text:style-name="T1">enter</text:span><text:span text:style-name="T2"> </text:span><text:span text:style-name="T1">into</text:span><text:span text:style-name="T2"> </text:span><text:span text:style-name="T1">a</text:span><text:span text:style-name="T2"> </text:span><text:span text:style-name="T1">database</text:span></text:h>
      <text:p text:style-name="P4"><text:span text:style-name="T1">create</text:span><text:span text:style-name="T2"> </text:span><text:span text:style-name="T1">database</text:span><text:span text:style-name="T2"> </text:span><text:span text:style-name="T1">universipedia;</text:span></text:p>
      <text:p text:style-name="P4"><text:span text:style-name="T1">use</text:span><text:span text:style-name="T2"> </text:span><text:span text:style-name="T1">universipedia;</text:span></text:p>
      <text:p text:style-name="P2"/>
      <text:p text:style-name="P2"/>
      <text:h text:style-name="P3" text:outline-level="2"><text:span text:style-name="T1">classroom</text:span><text:span text:style-name="T2"> </text:span><text:span text:style-name="T1">test</text:span></text:h>
      <text:p text:style-name="P5"><text:span text:style-name="T1">select</text:span><text:span text:style-name="T2"> </text:span><text:span text:style-name="T3">*</text:span><text:span text:style-name="T2"> </text:span><text:span text:style-name="T1">from</text:span><text:span text:style-name="T2"> </text:span><text:span text:style-name="T1">classroom;</text:span></text:p>
      <text:p text:style-name="P2"/>
      <text:p text:style-name="P4"><text:span text:style-name="T3">--</text:span><text:span text:style-name="T2"> </text:span><text:span text:style-name="T5"># building, room_number, capacity</text:span></text:p>
      <text:p text:style-name="P4"><text:span text:style-name="T3">--</text:span><text:span text:style-name="T2"> </text:span><text:span text:style-name="T6">'Alumni'</text:span><text:span text:style-name="T1">,</text:span><text:span text:style-name="T2"> </text:span><text:span text:style-name="T6">'143'</text:span><text:span text:style-name="T1">,</text:span><text:span text:style-name="T2"> </text:span><text:span text:style-name="T6">'47'</text:span></text:p>
      <text:p text:style-name="P4"><text:span text:style-name="T3">--</text:span><text:span text:style-name="T2"> </text:span><text:span text:style-name="T6">'Alumni'</text:span><text:span text:style-name="T1">,</text:span><text:span text:style-name="T2"> </text:span><text:span text:style-name="T6">'547'</text:span><text:span text:style-name="T1">,</text:span><text:span text:style-name="T2"> </text:span><text:span text:style-name="T6">'26'</text:span></text:p>
      <text:p text:style-name="P4"><text:span text:style-name="T3">--</text:span><text:span text:style-name="T2"> </text:span><text:span text:style-name="T6">'black'</text:span><text:span text:style-name="T1">,</text:span><text:span text:style-name="T2"> </text:span><text:span text:style-name="T6">'431'</text:span><text:span text:style-name="T1">,</text:span><text:span text:style-name="T2"> </text:span><text:span text:style-name="T6">'1000'</text:span></text:p>
      <text:p text:style-name="P4"><text:span text:style-name="T3">--</text:span><text:span text:style-name="T2"> </text:span><text:span text:style-name="T6">'Bronfman'</text:span><text:span text:style-name="T1">,</text:span><text:span text:style-name="T2"> </text:span><text:span text:style-name="T6">'700'</text:span><text:span text:style-name="T1">,</text:span><text:span text:style-name="T2"> </text:span><text:span text:style-name="T6">'12'</text:span></text:p>
      <text:p text:style-name="P4"><text:span text:style-name="T3">--</text:span><text:span text:style-name="T2"> </text:span><text:span text:style-name="T6">'Chandler'</text:span><text:span text:style-name="T1">,</text:span><text:span text:style-name="T2"> </text:span><text:span text:style-name="T6">'375'</text:span><text:span text:style-name="T1">,</text:span><text:span text:style-name="T2"> </text:span><text:span text:style-name="T6">'10'</text:span></text:p>
      <text:p text:style-name="P4"><text:span text:style-name="T3">--</text:span><text:span text:style-name="T2"> </text:span><text:span text:style-name="T6">'Chandler'</text:span><text:span text:style-name="T1">,</text:span><text:span text:style-name="T2"> </text:span><text:span text:style-name="T6">'804'</text:span><text:span text:style-name="T1">,</text:span><text:span text:style-name="T2"> </text:span><text:span text:style-name="T6">'11'</text:span></text:p>
      <text:p text:style-name="P4"><text:span text:style-name="T3">--</text:span><text:span text:style-name="T2"> </text:span><text:span text:style-name="T6">'dark'</text:span><text:span text:style-name="T1">,</text:span><text:span text:style-name="T2"> </text:span><text:span text:style-name="T6">'431'</text:span><text:span text:style-name="T1">,</text:span><text:span text:style-name="T2"> </text:span><text:span text:style-name="T6">'9999'</text:span></text:p>
      <text:p text:style-name="P4"><text:span text:style-name="T3">--</text:span><text:span text:style-name="T2"> </text:span><text:span text:style-name="T6">'Drown'</text:span><text:span text:style-name="T1">,</text:span><text:span text:style-name="T2"> </text:span><text:span text:style-name="T6">'757'</text:span><text:span text:style-name="T1">,</text:span><text:span text:style-name="T2"> </text:span><text:span text:style-name="T6">'18'</text:span></text:p>
      <text:p text:style-name="P4"><text:span text:style-name="T3">--</text:span><text:span text:style-name="T2"> </text:span><text:span text:style-name="T6">'Fairchild'</text:span><text:span text:style-name="T1">,</text:span><text:span text:style-name="T2"> </text:span><text:span text:style-name="T6">'145'</text:span><text:span text:style-name="T1">,</text:span><text:span text:style-name="T2"> </text:span><text:span text:style-name="T6">'27'</text:span></text:p>
      <text:p text:style-name="P4"><text:span text:style-name="T3">--</text:span><text:span text:style-name="T2"> </text:span><text:span text:style-name="T6">'Garfield'</text:span><text:span text:style-name="T1">,</text:span><text:span text:style-name="T2"> </text:span><text:span text:style-name="T6">'119'</text:span><text:span text:style-name="T1">,</text:span><text:span text:style-name="T2"> </text:span><text:span text:style-name="T6">'59'</text:span></text:p>
      <text:p text:style-name="P4"><text:span text:style-name="T3">--</text:span><text:span text:style-name="T2"> </text:span><text:span text:style-name="T6">'Gates'</text:span><text:span text:style-name="T1">,</text:span><text:span text:style-name="T2"> </text:span><text:span text:style-name="T6">'314'</text:span><text:span text:style-name="T1">,</text:span><text:span text:style-name="T2"> </text:span><text:span text:style-name="T6">'10'</text:span></text:p>
      <text:p text:style-name="P4"><text:span text:style-name="T3">--</text:span><text:span text:style-name="T2"> </text:span><text:span text:style-name="T6">'Gates'</text:span><text:span text:style-name="T1">,</text:span><text:span text:style-name="T2"> </text:span><text:span text:style-name="T6">'707'</text:span><text:span text:style-name="T1">,</text:span><text:span text:style-name="T2"> </text:span><text:span text:style-name="T6">'65'</text:span></text:p>
      <text:p text:style-name="P4"><text:span text:style-name="T3">--</text:span><text:span text:style-name="T2"> </text:span><text:span text:style-name="T6">'Grace'</text:span><text:span text:style-name="T1">,</text:span><text:span text:style-name="T2"> </text:span><text:span text:style-name="T6">'40'</text:span><text:span text:style-name="T1">,</text:span><text:span text:style-name="T2"> </text:span><text:span text:style-name="T6">'34'</text:span></text:p>
      <text:p text:style-name="P4"><text:span text:style-name="T3">--</text:span><text:span text:style-name="T2"> </text:span><text:span text:style-name="T6">'Lambeau'</text:span><text:span text:style-name="T1">,</text:span><text:span text:style-name="T2"> </text:span><text:span text:style-name="T6">'348'</text:span><text:span text:style-name="T1">,</text:span><text:span text:style-name="T2"> </text:span><text:span text:style-name="T6">'51'</text:span></text:p>
      <text:p text:style-name="P4"><text:span text:style-name="T3">--</text:span><text:span text:style-name="T2"> </text:span><text:span text:style-name="T6">'Lamberton'</text:span><text:span text:style-name="T1">,</text:span><text:span text:style-name="T2"> </text:span><text:span text:style-name="T6">'134'</text:span><text:span text:style-name="T1">,</text:span><text:span text:style-name="T2"> </text:span><text:span text:style-name="T6">'10'</text:span></text:p>
      <text:p text:style-name="P4"><text:span text:style-name="T3">--</text:span><text:span text:style-name="T2"> </text:span><text:span text:style-name="T6">'Lamberton'</text:span><text:span text:style-name="T1">,</text:span><text:span text:style-name="T2"> </text:span><text:span text:style-name="T6">'143'</text:span><text:span text:style-name="T1">,</text:span><text:span text:style-name="T2"> </text:span><text:span text:style-name="T6">'10'</text:span></text:p>
      <text:p text:style-name="P4"><text:span text:style-name="T3">--</text:span><text:span text:style-name="T2"> </text:span><text:span text:style-name="T6">'Main'</text:span><text:span text:style-name="T1">,</text:span><text:span text:style-name="T2"> </text:span><text:span text:style-name="T6">'425'</text:span><text:span text:style-name="T1">,</text:span><text:span text:style-name="T2"> </text:span><text:span text:style-name="T6">'22'</text:span></text:p>
      <text:p text:style-name="P4"><text:span text:style-name="T3">--</text:span><text:span text:style-name="T2"> </text:span><text:span text:style-name="T6">'Main'</text:span><text:span text:style-name="T1">,</text:span><text:span text:style-name="T2"> </text:span><text:span text:style-name="T6">'45'</text:span><text:span text:style-name="T1">,</text:span><text:span text:style-name="T2"> </text:span><text:span text:style-name="T6">'30'</text:span></text:p>
      <text:p text:style-name="P4"><text:span text:style-name="T3">--</text:span><text:span text:style-name="T2"> </text:span><text:span text:style-name="T6">'Nassau'</text:span><text:span text:style-name="T1">,</text:span><text:span text:style-name="T2"> </text:span><text:span text:style-name="T6">'45'</text:span><text:span text:style-name="T1">,</text:span><text:span text:style-name="T2"> </text:span><text:span text:style-name="T6">'92'</text:span></text:p>
      <text:p text:style-name="P4"><text:span text:style-name="T3">--</text:span><text:span text:style-name="T2"> </text:span><text:span text:style-name="T6">'Painter'</text:span><text:span text:style-name="T1">,</text:span><text:span text:style-name="T2"> </text:span><text:span text:style-name="T6">'86'</text:span><text:span text:style-name="T1">,</text:span><text:span text:style-name="T2"> </text:span><text:span text:style-name="T6">'97'</text:span></text:p>
      <text:p text:style-name="P4"><text:span text:style-name="T3">--</text:span><text:span text:style-name="T2"> </text:span><text:span text:style-name="T6">'pink'</text:span><text:span text:style-name="T1">,</text:span><text:span text:style-name="T2"> </text:span><text:span text:style-name="T6">'431'</text:span><text:span text:style-name="T1">,</text:span><text:span text:style-name="T2"> </text:span><text:span text:style-name="T6">'9999'</text:span></text:p>
      <text:p text:style-name="P4"><text:span text:style-name="T3">--</text:span><text:span text:style-name="T2"> </text:span><text:span text:style-name="T6">'Polya'</text:span><text:span text:style-name="T1">,</text:span><text:span text:style-name="T2"> </text:span><text:span text:style-name="T6">'808'</text:span><text:span text:style-name="T1">,</text:span><text:span text:style-name="T2"> </text:span><text:span text:style-name="T6">'28'</text:span></text:p>
      <text:p text:style-name="P4"><text:span text:style-name="T3">--</text:span><text:span text:style-name="T2"> </text:span><text:span text:style-name="T6">'Power'</text:span><text:span text:style-name="T1">,</text:span><text:span text:style-name="T2"> </text:span><text:span text:style-name="T6">'717'</text:span><text:span text:style-name="T1">,</text:span><text:span text:style-name="T2"> </text:span><text:span text:style-name="T6">'12'</text:span></text:p>
      <text:p text:style-name="P4"><text:span text:style-name="T3">--</text:span><text:span text:style-name="T2"> </text:span><text:span text:style-name="T6">'Power'</text:span><text:span text:style-name="T1">,</text:span><text:span text:style-name="T2"> </text:span><text:span text:style-name="T6">'972'</text:span><text:span text:style-name="T1">,</text:span><text:span text:style-name="T2"> </text:span><text:span text:style-name="T6">'10'</text:span></text:p>
      <text:p text:style-name="P4"><text:span text:style-name="T3">--</text:span><text:span text:style-name="T2"> </text:span><text:span text:style-name="T6">'Rathbone'</text:span><text:span text:style-name="T1">,</text:span><text:span text:style-name="T2"> </text:span><text:span text:style-name="T6">'261'</text:span><text:span text:style-name="T1">,</text:span><text:span text:style-name="T2"> </text:span><text:span text:style-name="T6">'60'</text:span></text:p>
      <text:p text:style-name="P4"><text:span text:style-name="T3">--</text:span><text:span text:style-name="T2"> </text:span><text:span text:style-name="T6">'Saucon'</text:span><text:span text:style-name="T1">,</text:span><text:span text:style-name="T2"> </text:span><text:span text:style-name="T6">'113'</text:span><text:span text:style-name="T1">,</text:span><text:span text:style-name="T2"> </text:span><text:span text:style-name="T6">'109'</text:span></text:p>
      <text:p text:style-name="P4"><text:span text:style-name="T3">--</text:span><text:span text:style-name="T2"> </text:span><text:span text:style-name="T6">'Saucon'</text:span><text:span text:style-name="T1">,</text:span><text:span text:style-name="T2"> </text:span><text:span text:style-name="T6">'180'</text:span><text:span text:style-name="T1">,</text:span><text:span text:style-name="T2"> </text:span><text:span text:style-name="T6">'15'</text:span></text:p>
      <text:p text:style-name="P4"><text:span text:style-name="T3">--</text:span><text:span text:style-name="T2"> </text:span><text:span text:style-name="T6">'Saucon'</text:span><text:span text:style-name="T1">,</text:span><text:span text:style-name="T2"> </text:span><text:span text:style-name="T6">'844'</text:span><text:span text:style-name="T1">,</text:span><text:span text:style-name="T2"> </text:span><text:span text:style-name="T6">'24'</text:span></text:p>
      <text:p text:style-name="P4"><text:span text:style-name="T3">--</text:span><text:span text:style-name="T2"> </text:span><text:span text:style-name="T6">'Stabler'</text:span><text:span text:style-name="T1">,</text:span><text:span text:style-name="T2"> </text:span><text:span text:style-name="T6">'105'</text:span><text:span text:style-name="T1">,</text:span><text:span text:style-name="T2"> </text:span><text:span text:style-name="T6">'113'</text:span></text:p>
      <text:p text:style-name="P4"><text:span text:style-name="T3">--</text:span><text:span text:style-name="T2"> </text:span><text:span text:style-name="T6">'Taylor'</text:span><text:span text:style-name="T1">,</text:span><text:span text:style-name="T2"> </text:span><text:span text:style-name="T6">'183'</text:span><text:span text:style-name="T1">,</text:span><text:span text:style-name="T2"> </text:span><text:span text:style-name="T6">'71'</text:span></text:p>
      <text:p text:style-name="P4"><text:span text:style-name="T3">--</text:span><text:span text:style-name="T2"> </text:span><text:span text:style-name="T6">'Taylor'</text:span><text:span text:style-name="T1">,</text:span><text:span text:style-name="T2"> </text:span><text:span text:style-name="T6">'812'</text:span><text:span text:style-name="T1">,</text:span><text:span text:style-name="T2"> </text:span><text:span text:style-name="T6">'115'</text:span></text:p>
      <text:p text:style-name="P4"><text:span text:style-name="T3">--</text:span><text:span text:style-name="T2"> </text:span><text:span text:style-name="T6">'White'</text:span><text:span text:style-name="T1">,</text:span><text:span text:style-name="T2"> </text:span><text:span text:style-name="T6">'432'</text:span><text:span text:style-name="T1">,</text:span><text:span text:style-name="T2"> </text:span><text:span text:style-name="T6">'100'</text:span></text:p>
      <text:p text:style-name="P4"><text:span text:style-name="T3">--</text:span><text:span text:style-name="T2"> </text:span><text:span text:style-name="T6">'Whitman'</text:span><text:span text:style-name="T1">,</text:span><text:span text:style-name="T2"> </text:span><text:span text:style-name="T6">'134'</text:span><text:span text:style-name="T1">,</text:span><text:span text:style-name="T2"> </text:span><text:span text:style-name="T6">'120'</text:span></text:p>
      <text:p text:style-name="P4"><text:soft-page-break/><text:span text:style-name="T3">--</text:span><text:span text:style-name="T2"> </text:span><text:span text:style-name="T6">'Whitman'</text:span><text:span text:style-name="T1">,</text:span><text:span text:style-name="T2"> </text:span><text:span text:style-name="T6">'434'</text:span><text:span text:style-name="T1">,</text:span><text:span text:style-name="T2"> </text:span><text:span text:style-name="T6">'32'</text:span></text:p>
      <text:p text:style-name="P2"/>
      <text:h text:style-name="P6" text:outline-level="2"><text:span text:style-name="T1">tables</text:span><text:span text:style-name="T2"> </text:span><text:span text:style-name="T1">description</text:span></text:h>
      <text:p text:style-name="P4"><text:span text:style-name="T1">describe</text:span><text:span text:style-name="T2"> </text:span><text:span text:style-name="T1">classroom;</text:span></text:p>
      <text:p text:style-name="P2"/>
      <text:h text:style-name="P7" text:outline-level="2">insertion<text:span text:style-name="T7"/></text:h>
      <text:p text:style-name="P4"><text:span text:style-name="T1">insert</text:span><text:span text:style-name="T2"> </text:span><text:span text:style-name="T1">into</text:span><text:span text:style-name="T2"> </text:span><text:span text:style-name="T1">classroom</text:span><text:span text:style-name="T2"> </text:span><text:span text:style-name="T1">(</text:span><text:span text:style-name="T2"> </text:span><text:span text:style-name="T1">building,</text:span><text:span text:style-name="T2"> </text:span><text:span text:style-name="T1">room_number,</text:span><text:span text:style-name="T2"> </text:span><text:span text:style-name="T1">capacity</text:span><text:span text:style-name="T2"> </text:span><text:span text:style-name="T1">)</text:span></text:p>
      <text:p text:style-name="P4"><text:span text:style-name="T1">value</text:span><text:span text:style-name="T2"> </text:span><text:span text:style-name="T1">(</text:span><text:span text:style-name="T6">"dark"</text:span><text:span text:style-name="T1">,</text:span><text:span text:style-name="T2"> </text:span><text:span text:style-name="T3">431</text:span><text:span text:style-name="T1">,</text:span><text:span text:style-name="T2"> </text:span><text:span text:style-name="T3">9999</text:span><text:span text:style-name="T1">);</text:span></text:p>
      <text:p text:style-name="P2"/>
      <text:p text:style-name="P4"><text:span text:style-name="T3">--</text:span><text:span text:style-name="T2"> </text:span><text:span text:style-name="T3">10</text:span><text:span text:style-name="T1">:</text:span><text:span text:style-name="T3">29</text:span><text:span text:style-name="T1">:</text:span><text:span text:style-name="T3">15</text:span><text:span text:style-name="T2"><text:tab/></text:span><text:span text:style-name="T1">insert</text:span><text:span text:style-name="T2"> </text:span><text:span text:style-name="T1">into</text:span><text:span text:style-name="T2"> </text:span><text:span text:style-name="T1">classroom</text:span><text:span text:style-name="T2"> </text:span><text:span text:style-name="T1">(</text:span><text:span text:style-name="T2"> </text:span><text:span text:style-name="T1">building,</text:span><text:span text:style-name="T2"> </text:span><text:span text:style-name="T1">room_number,</text:span><text:span text:style-name="T2"> </text:span><text:span text:style-name="T1">capacity</text:span><text:span text:style-name="T2"> </text:span><text:span text:style-name="T1">)</text:span><text:span text:style-name="T2"> </text:span><text:span text:style-name="T1">value</text:span><text:span text:style-name="T2"> </text:span><text:span text:style-name="T1">(</text:span><text:span text:style-name="T6">"dark"</text:span><text:span text:style-name="T1">,</text:span><text:span text:style-name="T2"> </text:span><text:span text:style-name="T3">431</text:span><text:span text:style-name="T1">,</text:span><text:span text:style-name="T2"> </text:span><text:span text:style-name="T3">9999</text:span><text:span text:style-name="T1">)</text:span><text:span text:style-name="T2"><text:tab/></text:span><text:span text:style-name="T3">1</text:span><text:span text:style-name="T2"> </text:span><text:span text:style-name="T1">row(s)</text:span><text:span text:style-name="T2"> </text:span><text:span text:style-name="T1">affected</text:span><text:span text:style-name="T2"><text:tab/></text:span><text:span text:style-name="T3">0.0036</text:span><text:span text:style-name="T2"> </text:span><text:span text:style-name="T1">sec</text:span></text:p>
      <text:p text:style-name="P2"/>
      <text:h text:style-name="P3" text:outline-level="2"><text:span text:style-name="T1">table</text:span><text:span text:style-name="T2"> </text:span><text:span text:style-name="T1">creation</text:span></text:h>
      <text:p text:style-name="P4"><text:span text:style-name="T1">CREATE</text:span><text:span text:style-name="T2"> </text:span><text:span text:style-name="T1">TABLE</text:span><text:span text:style-name="T2"> </text:span><text:span text:style-name="T1">department</text:span><text:span text:style-name="T2"> </text:span><text:span text:style-name="T1">(</text:span></text:p>
      <text:p text:style-name="P4"><text:span text:style-name="T2"><text:s text:c="4"/></text:span><text:span text:style-name="T1">dept_name</text:span><text:span text:style-name="T2"> </text:span><text:span text:style-name="T1">VARCHAR(</text:span><text:span text:style-name="T3">20</text:span><text:span text:style-name="T1">),</text:span></text:p>
      <text:p text:style-name="P4"><text:span text:style-name="T2"><text:s text:c="4"/></text:span><text:span text:style-name="T1">building</text:span><text:span text:style-name="T2"> </text:span><text:span text:style-name="T1">VARCHAR(</text:span><text:span text:style-name="T3">15</text:span><text:span text:style-name="T1">),</text:span></text:p>
      <text:p text:style-name="P4"><text:span text:style-name="T2"><text:s text:c="4"/></text:span><text:span text:style-name="T1">budget</text:span><text:span text:style-name="T2"> </text:span><text:span text:style-name="T1">NUMERIC(</text:span><text:span text:style-name="T3">12</text:span><text:span text:style-name="T2"> </text:span><text:span text:style-name="T1">,</text:span><text:span text:style-name="T2"> </text:span><text:span text:style-name="T3">2</text:span><text:span text:style-name="T2"> </text:span><text:span text:style-name="T1">),</text:span></text:p>
      <text:p text:style-name="P4"><text:span text:style-name="T2"><text:s text:c="4"/></text:span><text:span text:style-name="T1">PRIMARY</text:span><text:span text:style-name="T2"> </text:span><text:span text:style-name="T1">KEY</text:span><text:span text:style-name="T2"> </text:span><text:span text:style-name="T1">(dept_name)</text:span></text:p>
      <text:p text:style-name="P4"><text:span text:style-name="T1">);</text:span><text:span text:style-name="T2"> </text:span></text:p>
      <text:p text:style-name="P2"/>
      <text:p text:style-name="P4"><text:span text:style-name="T1">CREATE</text:span><text:span text:style-name="T2"> </text:span><text:span text:style-name="T1">TABLE</text:span><text:span text:style-name="T2"> </text:span><text:span text:style-name="T1">department</text:span><text:span text:style-name="T2"> </text:span><text:span text:style-name="T1">(</text:span></text:p>
      <text:p text:style-name="P4"><text:span text:style-name="T2"><text:s text:c="4"/></text:span><text:span text:style-name="T1">dept_name</text:span><text:span text:style-name="T2"> </text:span><text:span text:style-name="T1">VARCHAR(</text:span><text:span text:style-name="T3">20</text:span><text:span text:style-name="T1">),</text:span></text:p>
      <text:p text:style-name="P4"><text:span text:style-name="T2"><text:s text:c="4"/></text:span><text:span text:style-name="T1">building</text:span><text:span text:style-name="T2"> </text:span><text:span text:style-name="T1">VARCHAR(</text:span><text:span text:style-name="T3">15</text:span><text:span text:style-name="T1">),</text:span></text:p>
      <text:p text:style-name="P4"><text:span text:style-name="T2"><text:s text:c="4"/></text:span><text:span text:style-name="T1">budget</text:span><text:span text:style-name="T2"> </text:span><text:span text:style-name="T1">NUMERIC(</text:span><text:span text:style-name="T3">12</text:span><text:span text:style-name="T2"> </text:span><text:span text:style-name="T1">,</text:span><text:span text:style-name="T2"> </text:span><text:span text:style-name="T3">2</text:span><text:span text:style-name="T2"> </text:span><text:span text:style-name="T1">),</text:span></text:p>
      <text:p text:style-name="P4"><text:span text:style-name="T2"><text:s text:c="4"/></text:span><text:span text:style-name="T1">PRIMARY</text:span><text:span text:style-name="T2"> </text:span><text:span text:style-name="T1">KEY</text:span><text:span text:style-name="T2"> </text:span><text:span text:style-name="T1">(dept_name)</text:span></text:p>
      <text:p text:style-name="P8">);<text:span text:style-name="T7"/></text:p>
      <text:p text:style-name="P2"/>
      <text:p text:style-name="P4"><text:span text:style-name="T1">create</text:span><text:span text:style-name="T2"> </text:span><text:span text:style-name="T1">table</text:span><text:span text:style-name="T2"> </text:span><text:span text:style-name="T1">course</text:span><text:span text:style-name="T2"> </text:span><text:span text:style-name="T1">(</text:span></text:p>
      <text:p text:style-name="P4"><text:span text:style-name="T2"><text:tab/></text:span><text:span text:style-name="T1">course_id</text:span><text:span text:style-name="T2"> </text:span><text:span text:style-name="T1">varchar(</text:span><text:span text:style-name="T3">7</text:span><text:span text:style-name="T1">),</text:span></text:p>
      <text:p text:style-name="P4"><text:span text:style-name="T2"><text:s text:c="4"/></text:span><text:span text:style-name="T1">title</text:span><text:span text:style-name="T2"> </text:span><text:span text:style-name="T1">varchar(</text:span><text:span text:style-name="T3">50</text:span><text:span text:style-name="T1">),</text:span></text:p>
      <text:p text:style-name="P4"><text:span text:style-name="T2"><text:s text:c="4"/></text:span><text:span text:style-name="T1">dept_name</text:span><text:span text:style-name="T2"> </text:span><text:span text:style-name="T1">varchar</text:span><text:span text:style-name="T2"> </text:span><text:span text:style-name="T1">(</text:span><text:span text:style-name="T3">20</text:span><text:span text:style-name="T1">),</text:span></text:p>
      <text:p text:style-name="P4"><text:span text:style-name="T2"><text:s text:c="4"/></text:span><text:span text:style-name="T1">credits</text:span><text:span text:style-name="T2"> </text:span><text:span text:style-name="T1">numeric</text:span><text:span text:style-name="T2"> </text:span><text:span text:style-name="T1">(</text:span><text:span text:style-name="T3">2</text:span><text:span text:style-name="T1">,</text:span><text:span text:style-name="T2"> </text:span><text:span text:style-name="T3">0</text:span><text:span text:style-name="T1">),</text:span></text:p>
      <text:p text:style-name="P4"><text:span text:style-name="T2"><text:s text:c="4"/></text:span><text:span text:style-name="T1">primary</text:span><text:span text:style-name="T2"> </text:span><text:span text:style-name="T1">key</text:span><text:span text:style-name="T2"> </text:span><text:span text:style-name="T1">(course_id),</text:span></text:p>
      <text:p text:style-name="P4"><text:span text:style-name="T2"><text:s text:c="4"/></text:span><text:span text:style-name="T1">foreign</text:span><text:span text:style-name="T2"> </text:span><text:span text:style-name="T1">key</text:span><text:span text:style-name="T2"> </text:span><text:span text:style-name="T1">(dept_name)</text:span><text:span text:style-name="T2"> </text:span><text:span text:style-name="T1">references</text:span><text:span text:style-name="T2"> </text:span><text:span text:style-name="T1">department(dept_name)</text:span></text:p>
      <text:p text:style-name="P8">);<text:span text:style-name="T7"/></text:p>
      <text:p text:style-name="P2"/>
      <text:p text:style-name="P4"><text:span text:style-name="T1">create</text:span><text:span text:style-name="T2"> </text:span><text:span text:style-name="T1">table</text:span><text:span text:style-name="T2"> </text:span><text:span text:style-name="T1">instructor</text:span><text:span text:style-name="T2"> </text:span><text:span text:style-name="T1">(</text:span></text:p>
      <text:p text:style-name="P4"><text:span text:style-name="T2"><text:tab/></text:span><text:span text:style-name="T1">ID</text:span><text:span text:style-name="T2"> </text:span><text:span text:style-name="T1">varchar(</text:span><text:span text:style-name="T3">5</text:span><text:span text:style-name="T1">),</text:span></text:p>
      <text:p text:style-name="P4"><text:span text:style-name="T2"><text:s text:c="4"/></text:span><text:span text:style-name="T1">number</text:span><text:span text:style-name="T2"> </text:span><text:span text:style-name="T1">varchar</text:span><text:span text:style-name="T2"> </text:span><text:span text:style-name="T1">(</text:span><text:span text:style-name="T3">20</text:span><text:span text:style-name="T1">)</text:span><text:span text:style-name="T2"> </text:span><text:span text:style-name="T4">not</text:span><text:span text:style-name="T2"> </text:span>null<text:span text:style-name="T1">,</text:span></text:p>
      <text:p text:style-name="P4"><text:span text:style-name="T2"><text:s text:c="4"/></text:span><text:span text:style-name="T1">dept_name</text:span><text:span text:style-name="T2"> </text:span><text:span text:style-name="T1">varchar</text:span><text:span text:style-name="T2"> </text:span><text:span text:style-name="T1">(</text:span><text:span text:style-name="T3">20</text:span><text:span text:style-name="T1">),</text:span></text:p>
      <text:p text:style-name="P4"><text:span text:style-name="T2"><text:s text:c="4"/></text:span><text:span text:style-name="T1">salary</text:span><text:span text:style-name="T2"> </text:span><text:span text:style-name="T1">numeric(</text:span><text:span text:style-name="T3">8</text:span><text:span text:style-name="T1">,</text:span><text:span text:style-name="T3">2</text:span><text:span text:style-name="T1">),</text:span></text:p>
      <text:p text:style-name="P4"><text:span text:style-name="T2"><text:s text:c="4"/></text:span><text:span text:style-name="T1">primary</text:span><text:span text:style-name="T2"> </text:span><text:span text:style-name="T1">key</text:span><text:span text:style-name="T2"> </text:span><text:span text:style-name="T1">(ID),</text:span></text:p>
      <text:p text:style-name="P4"><text:span text:style-name="T2"><text:s text:c="4"/></text:span><text:span text:style-name="T1">foreign</text:span><text:span text:style-name="T2"> </text:span><text:span text:style-name="T1">key</text:span><text:span text:style-name="T2"> </text:span><text:span text:style-name="T1">(dept_name)</text:span><text:span text:style-name="T2"> </text:span><text:span text:style-name="T1">references</text:span><text:span text:style-name="T2"> </text:span><text:span text:style-name="T1">department</text:span></text:p>
      <text:p text:style-name="P8">);<text:span text:style-name="T7"/></text:p>
      <text:p text:style-name="P2"><text:soft-page-break/></text:p>
      <text:p text:style-name="P4"><text:span text:style-name="T1">CREATE</text:span><text:span text:style-name="T2"> </text:span><text:span text:style-name="T1">TABLE</text:span><text:span text:style-name="T2"> </text:span><text:span text:style-name="T1">section</text:span><text:span text:style-name="T2"> </text:span><text:span text:style-name="T1">(</text:span></text:p>
      <text:p text:style-name="P4"><text:span text:style-name="T2"><text:s text:c="4"/></text:span><text:span text:style-name="T1">course_id</text:span><text:span text:style-name="T2"> </text:span><text:span text:style-name="T1">VARCHAR(</text:span><text:span text:style-name="T3">8</text:span><text:span text:style-name="T1">),</text:span></text:p>
      <text:p text:style-name="P4"><text:span text:style-name="T2"><text:s text:c="4"/></text:span><text:span text:style-name="T1">sec_id</text:span><text:span text:style-name="T2"> </text:span><text:span text:style-name="T1">VARCHAR(</text:span><text:span text:style-name="T3">8</text:span><text:span text:style-name="T1">),</text:span></text:p>
      <text:p text:style-name="P4"><text:span text:style-name="T2"><text:s text:c="4"/></text:span><text:span text:style-name="T1">semester</text:span><text:span text:style-name="T2"> </text:span><text:span text:style-name="T1">VARCHAR(</text:span><text:span text:style-name="T3">6</text:span><text:span text:style-name="T1">),</text:span></text:p>
      <text:p text:style-name="P4"><text:span text:style-name="T2"><text:s text:c="4"/></text:span><text:span text:style-name="T1">year</text:span><text:span text:style-name="T2"> </text:span><text:span text:style-name="T1">NUMERIC(</text:span><text:span text:style-name="T3">4</text:span><text:span text:style-name="T2"> </text:span><text:span text:style-name="T1">,</text:span><text:span text:style-name="T2"> </text:span><text:span text:style-name="T3">0</text:span><text:span text:style-name="T2"> </text:span><text:span text:style-name="T1">),</text:span></text:p>
      <text:p text:style-name="P4"><text:span text:style-name="T2"><text:s text:c="4"/></text:span><text:span text:style-name="T1">building</text:span><text:span text:style-name="T2"> </text:span><text:span text:style-name="T1">VARCHAR(</text:span><text:span text:style-name="T3">15</text:span><text:span text:style-name="T1">),</text:span></text:p>
      <text:p text:style-name="P4"><text:span text:style-name="T2"><text:s text:c="4"/></text:span><text:span text:style-name="T1">room_number</text:span><text:span text:style-name="T2"> </text:span><text:span text:style-name="T1">VARCHAR(</text:span><text:span text:style-name="T3">7</text:span><text:span text:style-name="T1">),</text:span></text:p>
      <text:p text:style-name="P4"><text:span text:style-name="T2"><text:s text:c="4"/></text:span><text:span text:style-name="T1">time_slot_id</text:span><text:span text:style-name="T2"> </text:span><text:span text:style-name="T1">VARCHAR(</text:span><text:span text:style-name="T3">4</text:span><text:span text:style-name="T1">),</text:span></text:p>
      <text:p text:style-name="P4"><text:span text:style-name="T2"><text:s text:c="4"/></text:span><text:span text:style-name="T1">PRIMARY</text:span><text:span text:style-name="T2"> </text:span><text:span text:style-name="T1">KEY</text:span><text:span text:style-name="T2"> </text:span><text:span text:style-name="T1">(course_id</text:span><text:span text:style-name="T2"> </text:span><text:span text:style-name="T1">,</text:span><text:span text:style-name="T2"> </text:span><text:span text:style-name="T1">sec_id</text:span><text:span text:style-name="T2"> </text:span><text:span text:style-name="T1">,</text:span><text:span text:style-name="T2"> </text:span><text:span text:style-name="T1">semester</text:span><text:span text:style-name="T2"> </text:span><text:span text:style-name="T1">,</text:span><text:span text:style-name="T2"> </text:span><text:span text:style-name="T1">year),</text:span></text:p>
      <text:p text:style-name="P4"><text:span text:style-name="T2"><text:s text:c="4"/></text:span><text:span text:style-name="T1">FOREIGN</text:span><text:span text:style-name="T2"> </text:span><text:span text:style-name="T1">KEY</text:span><text:span text:style-name="T2"> </text:span><text:span text:style-name="T1">(course_id)</text:span></text:p>
      <text:p text:style-name="P4"><text:span text:style-name="T2"><text:s text:c="8"/></text:span><text:span text:style-name="T1">REFERENCES</text:span><text:span text:style-name="T2"> </text:span><text:span text:style-name="T1">course</text:span></text:p>
      <text:p text:style-name="P8">);<text:span text:style-name="T7"/></text:p>
      <text:p text:style-name="P2"/>
      <text:p text:style-name="P4"><text:span text:style-name="T1">create</text:span><text:span text:style-name="T2"> </text:span><text:span text:style-name="T1">table</text:span><text:span text:style-name="T2"> </text:span><text:span text:style-name="T1">teaches</text:span><text:span text:style-name="T2"> </text:span><text:span text:style-name="T1">(</text:span></text:p>
      <text:p text:style-name="P4"><text:span text:style-name="T2"><text:tab/></text:span><text:span text:style-name="T1">ID</text:span><text:span text:style-name="T2"> </text:span><text:span text:style-name="T1">varchar</text:span><text:span text:style-name="T2"> </text:span><text:span text:style-name="T1">(</text:span><text:span text:style-name="T3">5</text:span><text:span text:style-name="T1">),</text:span></text:p>
      <text:p text:style-name="P4"><text:span text:style-name="T2"><text:s text:c="4"/></text:span><text:span text:style-name="T1">course_id</text:span><text:span text:style-name="T2"> </text:span><text:span text:style-name="T1">varchar(</text:span><text:span text:style-name="T3">8</text:span><text:span text:style-name="T1">),</text:span></text:p>
      <text:p text:style-name="P4"><text:span text:style-name="T2"><text:s text:c="4"/></text:span><text:span text:style-name="T1">sec_id</text:span><text:span text:style-name="T2"> </text:span><text:span text:style-name="T1">varchar(</text:span><text:span text:style-name="T3">8</text:span><text:span text:style-name="T1">),</text:span></text:p>
      <text:p text:style-name="P4"><text:span text:style-name="T2"><text:s text:c="4"/></text:span><text:span text:style-name="T1">semester</text:span><text:span text:style-name="T2"> </text:span><text:span text:style-name="T1">varchar(</text:span><text:span text:style-name="T3">6</text:span><text:span text:style-name="T1">),</text:span></text:p>
      <text:p text:style-name="P4"><text:span text:style-name="T2"><text:s text:c="4"/></text:span><text:span text:style-name="T1">year</text:span><text:span text:style-name="T2"> </text:span><text:span text:style-name="T1">numeric</text:span><text:span text:style-name="T2"> </text:span><text:span text:style-name="T1">(</text:span><text:span text:style-name="T3">4</text:span><text:span text:style-name="T1">,</text:span><text:span text:style-name="T2"> </text:span><text:span text:style-name="T3">0</text:span><text:span text:style-name="T1">),</text:span></text:p>
      <text:p text:style-name="P4"><text:span text:style-name="T2"><text:s text:c="4"/></text:span><text:span text:style-name="T1">primary</text:span><text:span text:style-name="T2"> </text:span><text:span text:style-name="T1">key</text:span><text:span text:style-name="T2"> </text:span><text:span text:style-name="T1">(ID,</text:span><text:span text:style-name="T2"> </text:span><text:span text:style-name="T1">course_id,</text:span><text:span text:style-name="T2"> </text:span><text:span text:style-name="T1">sec_id,</text:span><text:span text:style-name="T2"> </text:span><text:span text:style-name="T1">semester,</text:span><text:span text:style-name="T2"> </text:span><text:span text:style-name="T1">year),</text:span></text:p>
      <text:p text:style-name="P4"><text:span text:style-name="T2"><text:s text:c="4"/></text:span><text:span text:style-name="T1">foreign</text:span><text:span text:style-name="T2"> </text:span><text:span text:style-name="T1">key</text:span><text:span text:style-name="T2"> </text:span><text:span text:style-name="T1">(course_id,</text:span><text:span text:style-name="T2"> </text:span><text:span text:style-name="T1">sec_id,</text:span><text:span text:style-name="T2"> </text:span><text:span text:style-name="T1">semester,</text:span><text:span text:style-name="T2"> </text:span><text:span text:style-name="T1">year)</text:span><text:span text:style-name="T2"> </text:span><text:span text:style-name="T1">references</text:span><text:span text:style-name="T2"> </text:span><text:span text:style-name="T1">section,</text:span></text:p>
      <text:p text:style-name="P4"><text:span text:style-name="T2"><text:s text:c="4"/></text:span><text:span text:style-name="T1">foreign</text:span><text:span text:style-name="T2"> </text:span><text:span text:style-name="T1">key</text:span><text:span text:style-name="T2"> </text:span><text:span text:style-name="T1">(ID)</text:span><text:span text:style-name="T2"> </text:span><text:span text:style-name="T1">references</text:span><text:span text:style-name="T2"> </text:span><text:span text:style-name="T1">instructor</text:span></text:p>
      <text:p text:style-name="P8">);<text:span text:style-name="T7"/></text:p>
      <text:p text:style-name="P2"/>
      <text:p text:style-name="P4"><text:span text:style-name="T1">DROP</text:span><text:span text:style-name="T2"> </text:span><text:span text:style-name="T1">TABLE</text:span><text:span text:style-name="T2"> </text:span><text:span text:style-name="T1">IF</text:span><text:span text:style-name="T2"> </text:span><text:span text:style-name="T1">EXISTS</text:span><text:span text:style-name="T2"> </text:span><text:span text:style-name="T1">parent;</text:span></text:p>
      <text:p text:style-name="P2"/>
      <text:p text:style-name="P4"><text:span text:style-name="T1">CREATE</text:span><text:span text:style-name="T2"> </text:span><text:span text:style-name="T1">TABLE</text:span><text:span text:style-name="T2"> </text:span><text:span text:style-name="T1">parent</text:span><text:span text:style-name="T2"> </text:span><text:span text:style-name="T1">(</text:span></text:p>
      <text:p text:style-name="P4"><text:span text:style-name="T2"><text:s text:c="4"/></text:span><text:span text:style-name="T1">Name</text:span><text:span text:style-name="T2"> </text:span><text:span text:style-name="T1">VARCHAR(</text:span><text:span text:style-name="T3">1</text:span><text:span text:style-name="T1">),</text:span></text:p>
      <text:p text:style-name="P4"><text:span text:style-name="T2"><text:s text:c="4"/></text:span><text:span text:style-name="T1">Age</text:span><text:span text:style-name="T2"> </text:span><text:span text:style-name="T1">NUMERIC(</text:span><text:span text:style-name="T3">2</text:span><text:span text:style-name="T1">,</text:span><text:span text:style-name="T2"> </text:span><text:span text:style-name="T3">0</text:span><text:span text:style-name="T1">),</text:span></text:p>
      <text:p text:style-name="P4"><text:span text:style-name="T2"><text:s text:c="4"/></text:span><text:span text:style-name="T1">PRIMARY</text:span><text:span text:style-name="T2"> </text:span><text:span text:style-name="T1">KEY</text:span><text:span text:style-name="T2"> </text:span><text:span text:style-name="T1">(Name,</text:span><text:span text:style-name="T2"> </text:span><text:span text:style-name="T1">Age)</text:span></text:p>
      <text:p text:style-name="P8">);<text:span text:style-name="T7"/></text:p>
      <text:p text:style-name="P2"/>
      <text:p text:style-name="P4"><text:span text:style-name="T1">DESCRIBE</text:span><text:span text:style-name="T2"> </text:span><text:span text:style-name="T1">parent;</text:span></text:p>
      <text:p text:style-name="P2"/>
      <text:p text:style-name="P4"><text:span text:style-name="T1">CREATE</text:span><text:span text:style-name="T2"> </text:span><text:span text:style-name="T1">TABLE</text:span><text:span text:style-name="T2"> </text:span><text:span text:style-name="T1">child</text:span><text:span text:style-name="T2"> </text:span><text:span text:style-name="T1">(</text:span></text:p>
      <text:p text:style-name="P4"><text:span text:style-name="T2"><text:s text:c="4"/></text:span><text:span text:style-name="T1">Name</text:span><text:span text:style-name="T2"> </text:span><text:span text:style-name="T1">VARCHAR(</text:span><text:span text:style-name="T3">1</text:span><text:span text:style-name="T1">),</text:span></text:p>
      <text:p text:style-name="P4"><text:span text:style-name="T2"><text:s text:c="4"/></text:span><text:span text:style-name="T1">Age</text:span><text:span text:style-name="T2"> </text:span><text:span text:style-name="T1">NUMERIC(</text:span><text:span text:style-name="T3">2</text:span><text:span text:style-name="T1">,</text:span><text:span text:style-name="T2"> </text:span><text:span text:style-name="T3">0</text:span><text:span text:style-name="T1">),</text:span></text:p>
      <text:p text:style-name="P4"><text:span text:style-name="T2"><text:s text:c="4"/></text:span><text:span text:style-name="T1">PRIMARY</text:span><text:span text:style-name="T2"> </text:span><text:span text:style-name="T1">KEY</text:span><text:span text:style-name="T2"> </text:span><text:span text:style-name="T1">(Name,</text:span><text:span text:style-name="T2"> </text:span><text:span text:style-name="T1">Age),</text:span></text:p>
      <text:p text:style-name="P4"><text:span text:style-name="T2"><text:s text:c="4"/></text:span><text:span text:style-name="T1">FOREIGN</text:span><text:span text:style-name="T2"> </text:span><text:span text:style-name="T1">KEY</text:span><text:span text:style-name="T2"> </text:span><text:span text:style-name="T1">(Name,</text:span><text:span text:style-name="T2"> </text:span><text:span text:style-name="T1">Age)</text:span></text:p>
      <text:p text:style-name="P4"><text:span text:style-name="T2"><text:s text:c="8"/></text:span><text:span text:style-name="T1">REFERENCES</text:span><text:span text:style-name="T2"> </text:span><text:span text:style-name="T1">parent</text:span><text:span text:style-name="T2"> </text:span><text:span text:style-name="T1">(Name,</text:span><text:span text:style-name="T2"> </text:span><text:span text:style-name="T1">Age)</text:span></text:p>
      <text:p text:style-name="P8">);<text:span text:style-name="T7"/></text:p>
      <text:p text:style-name="P2"/>
      <text:h text:style-name="P3" text:outline-level="2"><text:span text:style-name="T1">table</text:span><text:span text:style-name="T2"> </text:span><text:span text:style-name="T1">remove</text:span></text:h>
      <text:p text:style-name="P4"><text:span text:style-name="T1">drop</text:span><text:span text:style-name="T2"> </text:span><text:span text:style-name="T1">table</text:span><text:span text:style-name="T2"> </text:span><text:span text:style-name="T1">child;</text:span></text:p>
      <text:p text:style-name="P2"/>
      <text:h text:style-name="P3" text:outline-level="2"><text:soft-page-break/><text:span text:style-name="T1">table</text:span><text:span text:style-name="T2"> </text:span><text:span text:style-name="T1">description</text:span></text:h>
      <text:p text:style-name="P4"><text:span text:style-name="T1">desc</text:span><text:span text:style-name="T2"> </text:span><text:span text:style-name="T1">child;</text:span></text:p>
      <text:p text:style-name="P2"/>
      <text:p text:style-name="P4"><text:span text:style-name="T3">--</text:span><text:span text:style-name="T2"> </text:span><text:span text:style-name="T3">11</text:span><text:span text:style-name="T1">:</text:span><text:span text:style-name="T3">01</text:span><text:span text:style-name="T1">:</text:span><text:span text:style-name="T3">04</text:span><text:span text:style-name="T2"><text:tab/></text:span><text:span text:style-name="T1">create</text:span><text:span text:style-name="T2"> </text:span><text:span text:style-name="T1">table</text:span><text:span text:style-name="T2"> </text:span><text:span text:style-name="T1">course</text:span><text:span text:style-name="T2"> </text:span><text:span text:style-name="T1">(</text:span><text:span text:style-name="T2"> <text:s/></text:span><text:span text:style-name="T1">course_id</text:span><text:span text:style-name="T2"> </text:span><text:span text:style-name="T1">varchar(</text:span><text:span text:style-name="T3">7</text:span><text:span text:style-name="T1">),</text:span><text:span text:style-name="T2"> <text:s text:c="4"/></text:span><text:span text:style-name="T1">title</text:span><text:span text:style-name="T2"> </text:span><text:span text:style-name="T1">varchar(</text:span><text:span text:style-name="T3">50</text:span><text:span text:style-name="T1">),</text:span><text:span text:style-name="T2"> <text:s text:c="4"/></text:span><text:span text:style-name="T1">dept_name</text:span><text:span text:style-name="T2"> </text:span><text:span text:style-name="T1">varchar</text:span><text:span text:style-name="T2"> </text:span><text:span text:style-name="T1">(</text:span><text:span text:style-name="T3">20</text:span><text:span text:style-name="T1">),</text:span><text:span text:style-name="T2"> <text:s text:c="4"/></text:span><text:span text:style-name="T1">credits</text:span><text:span text:style-name="T2"> </text:span><text:span text:style-name="T1">numeric</text:span><text:span text:style-name="T2"> </text:span><text:span text:style-name="T1">(</text:span><text:span text:style-name="T3">2</text:span><text:span text:style-name="T1">,</text:span><text:span text:style-name="T2"> </text:span><text:span text:style-name="T3">0</text:span><text:span text:style-name="T1">),</text:span><text:span text:style-name="T2"> <text:s text:c="4"/></text:span><text:span text:style-name="T1">primary</text:span><text:span text:style-name="T2"> </text:span><text:span text:style-name="T1">key</text:span><text:span text:style-name="T2"> </text:span><text:span text:style-name="T1">(course_id),</text:span><text:span text:style-name="T2"> <text:s text:c="4"/></text:span><text:span text:style-name="T1">foreign</text:span><text:span text:style-name="T2"> </text:span><text:span text:style-name="T1">key</text:span><text:span text:style-name="T2"> </text:span><text:span text:style-name="T1">(dept_name)</text:span><text:span text:style-name="T2"> </text:span><text:span text:style-name="T1">references</text:span><text:span text:style-name="T2"> </text:span><text:span text:style-name="T1">department(dept_name)</text:span><text:span text:style-name="T2"> </text:span><text:span text:style-name="T1">)</text:span><text:span text:style-name="T2"><text:tab/></text:span><text:span text:style-name="T3">0</text:span><text:span text:style-name="T2"> </text:span><text:span text:style-name="T1">row(s)</text:span><text:span text:style-name="T2"> </text:span><text:span text:style-name="T1">affected</text:span><text:span text:style-name="T2"><text:tab/></text:span><text:span text:style-name="T3">0.020</text:span><text:span text:style-name="T2"> </text:span><text:span text:style-name="T1">sec</text:span></text:p>
      <text:p text:style-name="P4"><text:span text:style-name="T3">--</text:span><text:span text:style-name="T2"> </text:span><text:span text:style-name="T3">11</text:span><text:span text:style-name="T1">:</text:span><text:span text:style-name="T3">03</text:span><text:span text:style-name="T1">:</text:span><text:span text:style-name="T3">46</text:span><text:span text:style-name="T2"><text:tab/></text:span><text:span text:style-name="T1">create</text:span><text:span text:style-name="T2"> </text:span><text:span text:style-name="T1">table</text:span><text:span text:style-name="T2"> </text:span><text:span text:style-name="T1">instructor</text:span><text:span text:style-name="T2"> </text:span><text:span text:style-name="T1">(</text:span><text:span text:style-name="T2"> <text:s/></text:span><text:span text:style-name="T1">ID</text:span><text:span text:style-name="T2"> </text:span><text:span text:style-name="T1">varchar(</text:span><text:span text:style-name="T3">5</text:span><text:span text:style-name="T1">),</text:span><text:span text:style-name="T2"> <text:s text:c="4"/></text:span><text:span text:style-name="T1">number</text:span><text:span text:style-name="T2"> </text:span><text:span text:style-name="T1">varchar</text:span><text:span text:style-name="T2"> </text:span><text:span text:style-name="T1">(</text:span><text:span text:style-name="T3">20</text:span><text:span text:style-name="T1">)</text:span><text:span text:style-name="T2"> </text:span><text:span text:style-name="T4">not</text:span><text:span text:style-name="T2"> </text:span>null<text:span text:style-name="T1">,</text:span><text:span text:style-name="T2"> <text:s text:c="4"/></text:span><text:span text:style-name="T1">dept_name</text:span><text:span text:style-name="T2"> </text:span><text:span text:style-name="T1">varchar</text:span><text:span text:style-name="T2"> </text:span><text:span text:style-name="T1">(</text:span><text:span text:style-name="T3">20</text:span><text:span text:style-name="T1">),</text:span><text:span text:style-name="T2"> <text:s text:c="4"/></text:span><text:span text:style-name="T1">salary</text:span><text:span text:style-name="T2"> </text:span><text:span text:style-name="T1">numeric(</text:span><text:span text:style-name="T3">8</text:span><text:span text:style-name="T1">,</text:span><text:span text:style-name="T3">2</text:span><text:span text:style-name="T1">),</text:span><text:span text:style-name="T2"> <text:s text:c="4"/></text:span><text:span text:style-name="T1">primary</text:span><text:span text:style-name="T2"> </text:span><text:span text:style-name="T1">key</text:span><text:span text:style-name="T2"> </text:span><text:span text:style-name="T1">(ID),</text:span><text:span text:style-name="T2"> <text:s text:c="4"/></text:span><text:span text:style-name="T1">foreign</text:span><text:span text:style-name="T2"> </text:span><text:span text:style-name="T1">key</text:span><text:span text:style-name="T2"> </text:span><text:span text:style-name="T1">(dept_name)</text:span><text:span text:style-name="T2"> </text:span><text:span text:style-name="T1">references</text:span><text:span text:style-name="T2"> </text:span><text:span text:style-name="T1">department</text:span><text:span text:style-name="T2"> </text:span><text:span text:style-name="T1">)</text:span><text:span text:style-name="T2"><text:tab/></text:span><text:span text:style-name="T3">0</text:span><text:span text:style-name="T2"> </text:span><text:span text:style-name="T1">row(s)</text:span><text:span text:style-name="T2"> </text:span><text:span text:style-name="T1">affected</text:span><text:span text:style-name="T2"><text:tab/></text:span><text:span text:style-name="T3">0.022</text:span><text:span text:style-name="T2"> </text:span><text:span text:style-name="T1">sec</text:span></text:p>
      <text:p text:style-name="P4"><text:span text:style-name="T3">--</text:span><text:span text:style-name="T2"> </text:span><text:span text:style-name="T3">11</text:span><text:span text:style-name="T1">:</text:span><text:span text:style-name="T3">06</text:span><text:span text:style-name="T1">:</text:span><text:span text:style-name="T3">53</text:span><text:span text:style-name="T2"><text:tab/></text:span><text:span text:style-name="T1">create</text:span><text:span text:style-name="T2"> </text:span><text:span text:style-name="T1">table</text:span><text:span text:style-name="T2"> </text:span><text:span text:style-name="T1">section</text:span><text:span text:style-name="T2"> </text:span><text:span text:style-name="T1">(</text:span><text:span text:style-name="T2"> <text:s/></text:span><text:span text:style-name="T1">course_id</text:span><text:span text:style-name="T2"> </text:span><text:span text:style-name="T1">varchar(</text:span><text:span text:style-name="T3">8</text:span><text:span text:style-name="T1">),</text:span><text:span text:style-name="T2"> <text:s text:c="4"/></text:span><text:span text:style-name="T1">sec_id</text:span><text:span text:style-name="T2"> </text:span><text:span text:style-name="T1">varchar(</text:span><text:span text:style-name="T3">8</text:span><text:span text:style-name="T1">),</text:span><text:span text:style-name="T2"> <text:s text:c="4"/></text:span><text:span text:style-name="T1">semester</text:span><text:span text:style-name="T2"> </text:span><text:span text:style-name="T1">varchar</text:span><text:span text:style-name="T2"> </text:span><text:span text:style-name="T1">(</text:span><text:span text:style-name="T3">6</text:span><text:span text:style-name="T1">),</text:span><text:span text:style-name="T2"> <text:s text:c="4"/></text:span><text:span text:style-name="T1">year</text:span><text:span text:style-name="T2"> </text:span><text:span text:style-name="T1">numeric(</text:span><text:span text:style-name="T3">4</text:span><text:span text:style-name="T1">,</text:span><text:span text:style-name="T2"> </text:span><text:span text:style-name="T3">0</text:span><text:span text:style-name="T1">),</text:span><text:span text:style-name="T2"> <text:s text:c="4"/></text:span><text:span text:style-name="T1">building</text:span><text:span text:style-name="T2"> </text:span><text:span text:style-name="T1">varchar</text:span><text:span text:style-name="T2"> </text:span><text:span text:style-name="T1">(</text:span><text:span text:style-name="T3">15</text:span><text:span text:style-name="T1">),</text:span><text:span text:style-name="T2"> <text:s text:c="4"/></text:span><text:span text:style-name="T1">room_number</text:span><text:span text:style-name="T2"> </text:span><text:span text:style-name="T1">varchar(</text:span><text:span text:style-name="T3">7</text:span><text:span text:style-name="T1">),</text:span><text:span text:style-name="T2"> <text:s text:c="4"/></text:span><text:span text:style-name="T1">time_slot_id</text:span><text:span text:style-name="T2"> </text:span><text:span text:style-name="T1">varchar(</text:span><text:span text:style-name="T3">4</text:span><text:span text:style-name="T1">),</text:span><text:span text:style-name="T2"> <text:s text:c="4"/></text:span><text:span text:style-name="T1">primary</text:span><text:span text:style-name="T2"> </text:span><text:span text:style-name="T1">key</text:span><text:span text:style-name="T2"> </text:span><text:span text:style-name="T1">(course_id,</text:span><text:span text:style-name="T2"> </text:span><text:span text:style-name="T1">sec_id,</text:span><text:span text:style-name="T2"> </text:span><text:span text:style-name="T1">semester,</text:span><text:span text:style-name="T2"> </text:span><text:span text:style-name="T1">year),</text:span><text:span text:style-name="T2"> <text:s text:c="4"/></text:span><text:span text:style-name="T1">foreign</text:span><text:span text:style-name="T2"> </text:span><text:span text:style-name="T1">key</text:span><text:span text:style-name="T2"> </text:span><text:span text:style-name="T1">(course_id)</text:span><text:span text:style-name="T2"> </text:span><text:span text:style-name="T1">references</text:span><text:span text:style-name="T2"> </text:span><text:span text:style-name="T1">course</text:span><text:span text:style-name="T2"> </text:span><text:span text:style-name="T1">)</text:span><text:span text:style-name="T2"><text:tab/></text:span><text:span text:style-name="T3">0</text:span><text:span text:style-name="T2"> </text:span><text:span text:style-name="T1">row(s)</text:span><text:span text:style-name="T2"> </text:span><text:span text:style-name="T1">affected</text:span><text:span text:style-name="T2"><text:tab/></text:span><text:span text:style-name="T3">0.025</text:span><text:span text:style-name="T2"> </text:span><text:span text:style-name="T1">sec</text:span></text:p>
      <text:p text:style-name="P4"><text:span text:style-name="T3">--</text:span><text:span text:style-name="T2"> </text:span><text:span text:style-name="T3">11</text:span><text:span text:style-name="T1">:</text:span><text:span text:style-name="T3">14</text:span><text:span text:style-name="T1">:</text:span><text:span text:style-name="T3">51</text:span><text:span text:style-name="T2"><text:tab/></text:span><text:span text:style-name="T1">create</text:span><text:span text:style-name="T2"> </text:span><text:span text:style-name="T1">table</text:span><text:span text:style-name="T2"> </text:span><text:span text:style-name="T1">teaches</text:span><text:span text:style-name="T2"> </text:span><text:span text:style-name="T1">(</text:span><text:span text:style-name="T2"> <text:s/></text:span><text:span text:style-name="T1">ID</text:span><text:span text:style-name="T2"> </text:span><text:span text:style-name="T1">varchar</text:span><text:span text:style-name="T2"> </text:span><text:span text:style-name="T1">(</text:span><text:span text:style-name="T3">5</text:span><text:span text:style-name="T1">),</text:span><text:span text:style-name="T2"> <text:s text:c="4"/></text:span><text:span text:style-name="T1">course_id</text:span><text:span text:style-name="T2"> </text:span><text:span text:style-name="T1">varchar(</text:span><text:span text:style-name="T3">8</text:span><text:span text:style-name="T1">),</text:span><text:span text:style-name="T2"> <text:s text:c="4"/></text:span><text:span text:style-name="T1">sec_id</text:span><text:span text:style-name="T2"> </text:span><text:span text:style-name="T1">varchar(</text:span><text:span text:style-name="T3">8</text:span><text:span text:style-name="T1">),</text:span><text:span text:style-name="T2"> <text:s text:c="4"/></text:span><text:span text:style-name="T1">semester</text:span><text:span text:style-name="T2"> </text:span><text:span text:style-name="T1">varchar(</text:span><text:span text:style-name="T3">6</text:span><text:span text:style-name="T1">),</text:span><text:span text:style-name="T2"> <text:s text:c="4"/></text:span><text:span text:style-name="T1">year</text:span><text:span text:style-name="T2"> </text:span><text:span text:style-name="T1">numeric</text:span><text:span text:style-name="T2"> </text:span><text:span text:style-name="T1">(</text:span><text:span text:style-name="T3">4</text:span><text:span text:style-name="T1">,</text:span><text:span text:style-name="T2"> </text:span><text:span text:style-name="T3">0</text:span><text:span text:style-name="T1">),</text:span><text:span text:style-name="T2"> <text:s text:c="4"/></text:span><text:span text:style-name="T1">primary</text:span><text:span text:style-name="T2"> </text:span><text:span text:style-name="T1">key</text:span><text:span text:style-name="T2"> </text:span><text:span text:style-name="T1">(ID,</text:span><text:span text:style-name="T2"> </text:span><text:span text:style-name="T1">course_id,</text:span><text:span text:style-name="T2"> </text:span><text:span text:style-name="T1">sec_id,</text:span><text:span text:style-name="T2"> </text:span><text:span text:style-name="T1">semester,</text:span><text:span text:style-name="T2"> </text:span><text:span text:style-name="T1">year),</text:span><text:span text:style-name="T2"> <text:s text:c="4"/></text:span><text:span text:style-name="T1">foreign</text:span><text:span text:style-name="T2"> </text:span><text:span text:style-name="T1">key</text:span><text:span text:style-name="T2"> </text:span><text:span text:style-name="T1">(course_id,</text:span><text:span text:style-name="T2"> </text:span><text:span text:style-name="T1">sec_id,</text:span><text:span text:style-name="T2"> </text:span><text:span text:style-name="T1">semester,</text:span><text:span text:style-name="T2"> </text:span><text:span text:style-name="T1">year)</text:span><text:span text:style-name="T2"> </text:span><text:span text:style-name="T1">references</text:span><text:span text:style-name="T2"> </text:span><text:span text:style-name="T1">section,</text:span><text:span text:style-name="T2"> <text:s text:c="4"/></text:span><text:span text:style-name="T1">foreign</text:span><text:span text:style-name="T2"> </text:span><text:span text:style-name="T1">key</text:span><text:span text:style-name="T2"> </text:span><text:span text:style-name="T1">(ID)</text:span><text:span text:style-name="T2"> </text:span><text:span text:style-name="T1">references</text:span><text:span text:style-name="T2"> </text:span><text:span text:style-name="T1">instructor</text:span><text:span text:style-name="T2"> </text:span><text:span text:style-name="T1">)</text:span><text:span text:style-name="T2"><text:tab/></text:span><text:span text:style-name="T3">0</text:span><text:span text:style-name="T2"> </text:span><text:span text:style-name="T1">row(s)</text:span><text:span text:style-name="T2"> </text:span><text:span text:style-name="T1">affected</text:span><text:span text:style-name="T2"><text:tab/></text:span><text:span text:style-name="T3">0.028</text:span><text:span text:style-name="T2"> </text:span><text:span text:style-name="T1">sec</text:span></text:p>
      <text:p text:style-name="P2"/>
      <text:h text:style-name="P3" text:outline-level="2"><text:span text:style-name="T1">entering</text:span><text:span text:style-name="T2"> </text:span><text:span text:style-name="T1">database</text:span></text:h>
      <text:p text:style-name="P4"><text:span text:style-name="T3">--</text:span><text:span text:style-name="T2"> </text:span><text:span text:style-name="T1">use</text:span><text:span text:style-name="T2"> </text:span><text:span text:style-name="T1">university</text:span></text:p>
      <text:p text:style-name="P4"><text:span text:style-name="T1">use</text:span><text:span text:style-name="T2"> </text:span><text:span text:style-name="T1">university;</text:span></text:p>
      <text:p text:style-name="P2"/>
      <text:h text:style-name="P3" text:outline-level="2"><text:span text:style-name="T1">select</text:span><text:span text:style-name="T2"> </text:span><text:span text:style-name="T1">a</text:span><text:span text:style-name="T2"> </text:span><text:span text:style-name="T1">column</text:span><text:span text:style-name="T2"> </text:span><text:span text:style-name="T1">from</text:span><text:span text:style-name="T2"> </text:span><text:span text:style-name="T1">a</text:span><text:span text:style-name="T2"> </text:span><text:span text:style-name="T1">table</text:span></text:h>
      <text:p text:style-name="P4"><text:span text:style-name="T3">--</text:span><text:span text:style-name="T2"> </text:span><text:span text:style-name="T1">select</text:span><text:span text:style-name="T2"> </text:span><text:span text:style-name="T1">name</text:span><text:span text:style-name="T2"> </text:span><text:span text:style-name="T1">from</text:span><text:span text:style-name="T2"> </text:span><text:span text:style-name="T1">instructor</text:span></text:p>
      <text:p text:style-name="P4"><text:span text:style-name="T1">select</text:span><text:span text:style-name="T2"> </text:span><text:span text:style-name="T1">name</text:span><text:span text:style-name="T2"> </text:span><text:span text:style-name="T1">from</text:span><text:span text:style-name="T2"> </text:span><text:span text:style-name="T1">instructor;</text:span></text:p>
      <text:p text:style-name="P2"/>
      <text:p text:style-name="P4"><text:span text:style-name="T3">--</text:span><text:span text:style-name="T2"> </text:span><text:span text:style-name="T6">'Lembr'</text:span></text:p>
      <text:p text:style-name="P4"><text:span text:style-name="T3">--</text:span><text:span text:style-name="T2"> </text:span><text:span text:style-name="T6">'Bawa'</text:span></text:p>
      <text:p text:style-name="P4"><text:span text:style-name="T3">--</text:span><text:span text:style-name="T2"> </text:span><text:span text:style-name="T6">'Yazdi'</text:span></text:p>
      <text:p text:style-name="P4"><text:span text:style-name="T3">--</text:span><text:span text:style-name="T2"> </text:span><text:span text:style-name="T6">'Wieland'</text:span></text:p>
      <text:p text:style-name="P4"><text:span text:style-name="T3">--</text:span><text:span text:style-name="T2"> </text:span><text:span text:style-name="T6">'DAgostino'</text:span></text:p>
      <text:p text:style-name="P4"><text:span text:style-name="T3">--</text:span><text:span text:style-name="T2"> </text:span><text:span text:style-name="T6">'Liley'</text:span></text:p>
      <text:p text:style-name="P4"><text:span text:style-name="T3">--</text:span><text:span text:style-name="T2"> </text:span><text:span text:style-name="T6">'Kean'</text:span></text:p>
      <text:p text:style-name="P4"><text:span text:style-name="T3">--</text:span><text:span text:style-name="T2"> </text:span><text:span text:style-name="T6">'Atanassov'</text:span></text:p>
      <text:p text:style-name="P4"><text:span text:style-name="T3">--</text:span><text:span text:style-name="T2"> </text:span><text:span text:style-name="T6">'Moreira'</text:span></text:p>
      <text:p text:style-name="P4"><text:span text:style-name="T3">--</text:span><text:span text:style-name="T2"> </text:span><text:span text:style-name="T6">'Gustafsson'</text:span></text:p>
      <text:p text:style-name="P4"><text:span text:style-name="T3">--</text:span><text:span text:style-name="T2"> </text:span><text:span text:style-name="T6">'Bourrier'</text:span></text:p>
      <text:p text:style-name="P4"><text:span text:style-name="T3">--</text:span><text:span text:style-name="T2"> </text:span><text:span text:style-name="T6">'Bondi'</text:span></text:p>
      <text:p text:style-name="P4"><text:span text:style-name="T3">--</text:span><text:span text:style-name="T2"> </text:span><text:span text:style-name="T6">'Soisalon-Soininen'</text:span></text:p>
      <text:p text:style-name="P4"><text:span text:style-name="T3">--</text:span><text:span text:style-name="T2"> </text:span><text:span text:style-name="T6">'Morris'</text:span></text:p>
      <text:p text:style-name="P4"><text:span text:style-name="T3">--</text:span><text:span text:style-name="T2"> </text:span><text:span text:style-name="T6">'Arias'</text:span></text:p>
      <text:p text:style-name="P4"><text:span text:style-name="T3">--</text:span><text:span text:style-name="T2"> </text:span><text:span text:style-name="T6">'Murata'</text:span></text:p>
      <text:p text:style-name="P4"><text:span text:style-name="T3">--</text:span><text:span text:style-name="T2"> </text:span><text:span text:style-name="T6">'Tung'</text:span></text:p>
      <text:p text:style-name="P4"><text:span text:style-name="T3">--</text:span><text:span text:style-name="T2"> </text:span><text:span text:style-name="T6">'Luo'</text:span></text:p>
      <text:p text:style-name="P4"><text:span text:style-name="T3">--</text:span><text:span text:style-name="T2"> </text:span><text:span text:style-name="T6">'Vicentino'</text:span></text:p>
      <text:p text:style-name="P4"><text:soft-page-break/><text:span text:style-name="T3">--</text:span><text:span text:style-name="T2"> </text:span><text:span text:style-name="T6">'Romero'</text:span></text:p>
      <text:p text:style-name="P4"><text:span text:style-name="T3">--</text:span><text:span text:style-name="T2"> </text:span><text:span text:style-name="T6">'Lent'</text:span></text:p>
      <text:p text:style-name="P4"><text:span text:style-name="T3">--</text:span><text:span text:style-name="T2"> </text:span><text:span text:style-name="T6">'Sarkar'</text:span></text:p>
      <text:p text:style-name="P4"><text:span text:style-name="T3">--</text:span><text:span text:style-name="T2"> </text:span><text:span text:style-name="T6">'Shuming'</text:span></text:p>
      <text:p text:style-name="P4"><text:span text:style-name="T3">--</text:span><text:span text:style-name="T2"> </text:span><text:span text:style-name="T6">'Konstantinides'</text:span></text:p>
      <text:p text:style-name="P4"><text:span text:style-name="T3">--</text:span><text:span text:style-name="T2"> </text:span><text:span text:style-name="T6">'Bancilhon'</text:span></text:p>
      <text:p text:style-name="P4"><text:span text:style-name="T3">--</text:span><text:span text:style-name="T2"> </text:span><text:span text:style-name="T6">'Hau'</text:span></text:p>
      <text:p text:style-name="P4"><text:span text:style-name="T3">--</text:span><text:span text:style-name="T2"> </text:span><text:span text:style-name="T6">'Dusserre'</text:span></text:p>
      <text:p text:style-name="P4"><text:span text:style-name="T3">--</text:span><text:span text:style-name="T2"> </text:span><text:span text:style-name="T6">'Desyl'</text:span></text:p>
      <text:p text:style-name="P4"><text:span text:style-name="T3">--</text:span><text:span text:style-name="T2"> </text:span><text:span text:style-name="T6">'Jaekel'</text:span></text:p>
      <text:p text:style-name="P4"><text:span text:style-name="T3">--</text:span><text:span text:style-name="T2"> </text:span><text:span text:style-name="T6">'McKinnon'</text:span></text:p>
      <text:p text:style-name="P4"><text:span text:style-name="T3">--</text:span><text:span text:style-name="T2"> </text:span><text:span text:style-name="T6">'Gutierrez'</text:span></text:p>
      <text:p text:style-name="P4"><text:span text:style-name="T3">--</text:span><text:span text:style-name="T2"> </text:span><text:span text:style-name="T6">'Mingoz'</text:span></text:p>
      <text:p text:style-name="P4"><text:span text:style-name="T3">--</text:span><text:span text:style-name="T2"> </text:span><text:span text:style-name="T6">'Pimenta'</text:span></text:p>
      <text:p text:style-name="P4"><text:span text:style-name="T3">--</text:span><text:span text:style-name="T2"> </text:span><text:span text:style-name="T6">'Yin'</text:span></text:p>
      <text:p text:style-name="P4"><text:span text:style-name="T3">--</text:span><text:span text:style-name="T2"> </text:span><text:span text:style-name="T6">'Sullivan'</text:span></text:p>
      <text:p text:style-name="P4"><text:span text:style-name="T3">--</text:span><text:span text:style-name="T2"> </text:span><text:span text:style-name="T6">'Voronina'</text:span></text:p>
      <text:p text:style-name="P4"><text:span text:style-name="T3">--</text:span><text:span text:style-name="T2"> </text:span><text:span text:style-name="T6">'Kenje'</text:span></text:p>
      <text:p text:style-name="P4"><text:span text:style-name="T3">--</text:span><text:span text:style-name="T2"> </text:span><text:span text:style-name="T6">'Mahmoud'</text:span></text:p>
      <text:p text:style-name="P4"><text:span text:style-name="T3">--</text:span><text:span text:style-name="T2"> </text:span><text:span text:style-name="T6">'Pingr'</text:span></text:p>
      <text:p text:style-name="P4"><text:span text:style-name="T3">--</text:span><text:span text:style-name="T2"> </text:span><text:span text:style-name="T6">'Ullman '</text:span></text:p>
      <text:p text:style-name="P4"><text:span text:style-name="T3">--</text:span><text:span text:style-name="T2"> </text:span><text:span text:style-name="T6">'Levine'</text:span></text:p>
      <text:p text:style-name="P4"><text:span text:style-name="T3">--</text:span><text:span text:style-name="T2"> </text:span><text:span text:style-name="T6">'Queiroz'</text:span></text:p>
      <text:p text:style-name="P4"><text:span text:style-name="T3">--</text:span><text:span text:style-name="T2"> </text:span><text:span text:style-name="T6">'Valtchev'</text:span></text:p>
      <text:p text:style-name="P4"><text:span text:style-name="T3">--</text:span><text:span text:style-name="T2"> </text:span><text:span text:style-name="T6">'Bietzk'</text:span></text:p>
      <text:p text:style-name="P4"><text:span text:style-name="T3">--</text:span><text:span text:style-name="T2"> </text:span><text:span text:style-name="T6">'Choll'</text:span></text:p>
      <text:p text:style-name="P4"><text:span text:style-name="T3">--</text:span><text:span text:style-name="T2"> </text:span><text:span text:style-name="T6">'Arinb'</text:span></text:p>
      <text:p text:style-name="P4"><text:span text:style-name="T3">--</text:span><text:span text:style-name="T2"> </text:span><text:span text:style-name="T6">'Sakurai'</text:span></text:p>
      <text:p text:style-name="P4"><text:span text:style-name="T3">--</text:span><text:span text:style-name="T2"> </text:span><text:span text:style-name="T6">'Mird'</text:span></text:p>
      <text:p text:style-name="P4"><text:span text:style-name="T3">--</text:span><text:span text:style-name="T2"> </text:span><text:span text:style-name="T6">'Bertolino'</text:span></text:p>
      <text:p text:style-name="P4"><text:span text:style-name="T3">--</text:span><text:span text:style-name="T2"> </text:span><text:span text:style-name="T6">'Dale'</text:span></text:p>
      <text:p text:style-name="P2"/>
      <text:p text:style-name="P4"><text:span text:style-name="T3">--</text:span><text:span text:style-name="T2"> </text:span><text:span text:style-name="T1">select</text:span><text:span text:style-name="T2"> </text:span><text:span text:style-name="T1">departments</text:span><text:span text:style-name="T2"> </text:span><text:span text:style-name="T1">from</text:span><text:span text:style-name="T2"> </text:span><text:span text:style-name="T1">instructor</text:span></text:p>
      <text:p text:style-name="P4"><text:span text:style-name="T1">select</text:span><text:span text:style-name="T2"> </text:span><text:span text:style-name="T1">dept_name</text:span><text:span text:style-name="T2"> </text:span><text:span text:style-name="T1">from</text:span><text:span text:style-name="T2"> </text:span><text:span text:style-name="T1">instructor;</text:span></text:p>
      <text:p text:style-name="P2"/>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stronomy'</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Biology'</text:span></text:p>
      <text:p text:style-name="P4"><text:span text:style-name="T3">--</text:span><text:span text:style-name="T2"> </text:span><text:span text:style-name="T6">'Biology'</text:span></text:p>
      <text:p text:style-name="P4"><text:span text:style-name="T3">--</text:span><text:span text:style-name="T2"> </text:span><text:span text:style-name="T6">'Comp. Sci.'</text:span></text:p>
      <text:p text:style-name="P4"><text:span text:style-name="T3">--</text:span><text:span text:style-name="T2"> </text:span><text:span text:style-name="T6">'Comp. Sci.'</text:span></text:p>
      <text:p text:style-name="P4"><text:soft-page-break/><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Finance'</text:span></text:p>
      <text:p text:style-name="P4"><text:span text:style-name="T3">--</text:span><text:span text:style-name="T2"> </text:span><text:span text:style-name="T6">'Geology'</text:span></text:p>
      <text:p text:style-name="P4"><text:span text:style-name="T3">--</text:span><text:span text:style-name="T2"> </text:span><text:span text:style-name="T6">'Languages'</text:span></text:p>
      <text:p text:style-name="P4"><text:span text:style-name="T3">--</text:span><text:span text:style-name="T2"> </text:span><text:span text:style-name="T6">'Languages'</text:span></text:p>
      <text:p text:style-name="P4"><text:span text:style-name="T3">--</text:span><text:span text:style-name="T2"> </text:span><text:span text:style-name="T6">'Languages'</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ech. Eng.'</text:span></text:p>
      <text:p text:style-name="P4"><text:span text:style-name="T3">--</text:span><text:span text:style-name="T2"> </text:span><text:span text:style-name="T6">'Mech. Eng.'</text:span></text:p>
      <text:p text:style-name="P4"><text:span text:style-name="T3">--</text:span><text:span text:style-name="T2"> </text:span><text:span text:style-name="T6">'Physics'</text:span></text:p>
      <text:p text:style-name="P4"><text:span text:style-name="T3">--</text:span><text:span text:style-name="T2"> </text:span><text:span text:style-name="T6">'Physics'</text:span></text:p>
      <text:p text:style-name="P4"><text:span text:style-name="T3">--</text:span><text:span text:style-name="T2"> </text:span><text:span text:style-name="T6">'Pol. Sci.'</text:span></text:p>
      <text:p text:style-name="P4"><text:span text:style-name="T3">--</text:span><text:span text:style-name="T2"> </text:span><text:span text:style-name="T6">'Pol. Sci.'</text:span></text:p>
      <text:p text:style-name="P4"><text:span text:style-name="T3">--</text:span><text:span text:style-name="T2"> </text:span><text:span text:style-name="T6">'Pol. Sci.'</text:span></text:p>
      <text:p text:style-name="P4"><text:span text:style-name="T3">--</text:span><text:span text:style-name="T2"> </text:span><text:span text:style-name="T6">'Psychology'</text:span></text:p>
      <text:p text:style-name="P4"><text:span text:style-name="T3">--</text:span><text:span text:style-name="T2"> </text:span><text:span text:style-name="T6">'Psychology'</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2"/>
      <text:h text:style-name="P3" text:outline-level="2"><text:span text:style-name="T1">select</text:span><text:span text:style-name="T2"> </text:span><text:span text:style-name="T1">department</text:span><text:span text:style-name="T2"> </text:span><text:span text:style-name="T1">names</text:span><text:span text:style-name="T2"> </text:span><text:span text:style-name="T1">but</text:span><text:span text:style-name="T2"> </text:span><text:span text:style-name="T1">with</text:span><text:span text:style-name="T2"> </text:span><text:span text:style-name="T1">all</text:span></text:h>
      <text:p text:style-name="P4"><text:span text:style-name="T1">select</text:span><text:span text:style-name="T2"> </text:span><text:span text:style-name="T1">all</text:span><text:span text:style-name="T2"> </text:span><text:span text:style-name="T1">dept_name</text:span><text:span text:style-name="T2"> </text:span><text:span text:style-name="T1">from</text:span><text:span text:style-name="T2"> </text:span><text:span text:style-name="T1">instructor;</text:span></text:p>
      <text:p text:style-name="P2"/>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ccounting'</text:span></text:p>
      <text:p text:style-name="P4"><text:span text:style-name="T3">--</text:span><text:span text:style-name="T2"> </text:span><text:span text:style-name="T6">'Astronomy'</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oft-page-break/><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Athletics'</text:span></text:p>
      <text:p text:style-name="P4"><text:span text:style-name="T3">--</text:span><text:span text:style-name="T2"> </text:span><text:span text:style-name="T6">'Biology'</text:span></text:p>
      <text:p text:style-name="P4"><text:span text:style-name="T3">--</text:span><text:span text:style-name="T2"> </text:span><text:span text:style-name="T6">'Biology'</text:span></text:p>
      <text:p text:style-name="P4"><text:span text:style-name="T3">--</text:span><text:span text:style-name="T2"> </text:span><text:span text:style-name="T6">'Comp. Sci.'</text:span></text:p>
      <text:p text:style-name="P4"><text:span text:style-name="T3">--</text:span><text:span text:style-name="T2"> </text:span><text:span text:style-name="T6">'Comp. Sci.'</text:span></text:p>
      <text:p text:style-name="P4"><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Cybernetics'</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lec. Eng.'</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English'</text:span></text:p>
      <text:p text:style-name="P4"><text:span text:style-name="T3">--</text:span><text:span text:style-name="T2"> </text:span><text:span text:style-name="T6">'Finance'</text:span></text:p>
      <text:p text:style-name="P4"><text:span text:style-name="T3">--</text:span><text:span text:style-name="T2"> </text:span><text:span text:style-name="T6">'Geology'</text:span></text:p>
      <text:p text:style-name="P4"><text:span text:style-name="T3">--</text:span><text:span text:style-name="T2"> </text:span><text:span text:style-name="T6">'Languages'</text:span></text:p>
      <text:p text:style-name="P4"><text:span text:style-name="T3">--</text:span><text:span text:style-name="T2"> </text:span><text:span text:style-name="T6">'Languages'</text:span></text:p>
      <text:p text:style-name="P4"><text:span text:style-name="T3">--</text:span><text:span text:style-name="T2"> </text:span><text:span text:style-name="T6">'Languages'</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arketing'</text:span></text:p>
      <text:p text:style-name="P4"><text:span text:style-name="T3">--</text:span><text:span text:style-name="T2"> </text:span><text:span text:style-name="T6">'Mech. Eng.'</text:span></text:p>
      <text:p text:style-name="P4"><text:span text:style-name="T3">--</text:span><text:span text:style-name="T2"> </text:span><text:span text:style-name="T6">'Mech. Eng.'</text:span></text:p>
      <text:p text:style-name="P4"><text:span text:style-name="T3">--</text:span><text:span text:style-name="T2"> </text:span><text:span text:style-name="T6">'Physics'</text:span></text:p>
      <text:p text:style-name="P4"><text:span text:style-name="T3">--</text:span><text:span text:style-name="T2"> </text:span><text:span text:style-name="T6">'Physics'</text:span></text:p>
      <text:p text:style-name="P4"><text:span text:style-name="T3">--</text:span><text:span text:style-name="T2"> </text:span><text:span text:style-name="T6">'Pol. Sci.'</text:span></text:p>
      <text:p text:style-name="P4"><text:span text:style-name="T3">--</text:span><text:span text:style-name="T2"> </text:span><text:span text:style-name="T6">'Pol. Sci.'</text:span></text:p>
      <text:p text:style-name="P4"><text:span text:style-name="T3">--</text:span><text:span text:style-name="T2"> </text:span><text:span text:style-name="T6">'Pol. Sci.'</text:span></text:p>
      <text:p text:style-name="P4"><text:span text:style-name="T3">--</text:span><text:span text:style-name="T2"> </text:span><text:span text:style-name="T6">'Psychology'</text:span></text:p>
      <text:p text:style-name="P4"><text:span text:style-name="T3">--</text:span><text:span text:style-name="T2"> </text:span><text:span text:style-name="T6">'Psychology'</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4"><text:span text:style-name="T3">--</text:span><text:span text:style-name="T2"> </text:span><text:span text:style-name="T6">'Statistics'</text:span></text:p>
      <text:p text:style-name="P2"/>
      <text:h text:style-name="P3" text:outline-level="2"><text:span text:style-name="T1">select</text:span><text:span text:style-name="T2"> </text:span><text:span text:style-name="T1">only</text:span><text:span text:style-name="T2"> </text:span><text:span text:style-name="T1">distinct</text:span><text:span text:style-name="T2"> </text:span><text:span text:style-name="T1">departments</text:span><text:span text:style-name="T2"> </text:span><text:span text:style-name="T1">from</text:span><text:span text:style-name="T2"> </text:span><text:span text:style-name="T1">instructor</text:span></text:h>
      <text:p text:style-name="P4"><text:span text:style-name="T1">select</text:span><text:span text:style-name="T2"> </text:span><text:span text:style-name="T1">distinct</text:span><text:span text:style-name="T2"> </text:span><text:span text:style-name="T1">dept_name</text:span><text:span text:style-name="T2"> </text:span><text:span text:style-name="T1">from</text:span><text:span text:style-name="T2"> </text:span><text:span text:style-name="T1">instructor;</text:span></text:p>
      <text:p text:style-name="P2"/>
      <text:p text:style-name="P4"><text:soft-page-break/><text:span text:style-name="T3">--</text:span><text:span text:style-name="T2"> </text:span><text:span text:style-name="T6">'Accounting'</text:span></text:p>
      <text:p text:style-name="P4"><text:span text:style-name="T3">--</text:span><text:span text:style-name="T2"> </text:span><text:span text:style-name="T6">'Astronomy'</text:span></text:p>
      <text:p text:style-name="P4"><text:span text:style-name="T3">--</text:span><text:span text:style-name="T2"> </text:span><text:span text:style-name="T6">'Athletics'</text:span></text:p>
      <text:p text:style-name="P4"><text:span text:style-name="T3">--</text:span><text:span text:style-name="T2"> </text:span><text:span text:style-name="T6">'Biology'</text:span></text:p>
      <text:p text:style-name="P4"><text:span text:style-name="T3">--</text:span><text:span text:style-name="T2"> </text:span><text:span text:style-name="T6">'Comp. Sci.'</text:span></text:p>
      <text:p text:style-name="P4"><text:span text:style-name="T3">--</text:span><text:span text:style-name="T2"> </text:span><text:span text:style-name="T6">'Cybernetics'</text:span></text:p>
      <text:p text:style-name="P4"><text:span text:style-name="T3">--</text:span><text:span text:style-name="T2"> </text:span><text:span text:style-name="T6">'Elec. Eng.'</text:span></text:p>
      <text:p text:style-name="P4"><text:span text:style-name="T3">--</text:span><text:span text:style-name="T2"> </text:span><text:span text:style-name="T6">'English'</text:span></text:p>
      <text:p text:style-name="P4"><text:span text:style-name="T3">--</text:span><text:span text:style-name="T2"> </text:span><text:span text:style-name="T6">'Finance'</text:span></text:p>
      <text:p text:style-name="P4"><text:span text:style-name="T3">--</text:span><text:span text:style-name="T2"> </text:span><text:span text:style-name="T6">'Geology'</text:span></text:p>
      <text:p text:style-name="P4"><text:span text:style-name="T3">--</text:span><text:span text:style-name="T2"> </text:span><text:span text:style-name="T6">'Languages'</text:span></text:p>
      <text:p text:style-name="P4"><text:span text:style-name="T3">--</text:span><text:span text:style-name="T2"> </text:span><text:span text:style-name="T6">'Marketing'</text:span></text:p>
      <text:p text:style-name="P4"><text:span text:style-name="T3">--</text:span><text:span text:style-name="T2"> </text:span><text:span text:style-name="T6">'Mech. Eng.'</text:span></text:p>
      <text:p text:style-name="P4"><text:span text:style-name="T3">--</text:span><text:span text:style-name="T2"> </text:span><text:span text:style-name="T6">'Physics'</text:span></text:p>
      <text:p text:style-name="P4"><text:span text:style-name="T3">--</text:span><text:span text:style-name="T2"> </text:span><text:span text:style-name="T6">'Pol. Sci.'</text:span></text:p>
      <text:p text:style-name="P4"><text:span text:style-name="T3">--</text:span><text:span text:style-name="T2"> </text:span><text:span text:style-name="T6">'Psychology'</text:span></text:p>
      <text:p text:style-name="P4"><text:span text:style-name="T3">--</text:span><text:span text:style-name="T2"> </text:span><text:span text:style-name="T6">'Statistics'</text:span></text:p>
      <text:p text:style-name="P2"/>
      <text:h text:style-name="P3" text:outline-level="2"><text:span text:style-name="T1">select</text:span><text:span text:style-name="T2"> </text:span><text:span text:style-name="T1">all</text:span><text:span text:style-name="T2"> </text:span><text:span text:style-name="T1">districts</text:span><text:span text:style-name="T2"> </text:span><text:span text:style-name="T1">from</text:span><text:span text:style-name="T2"> </text:span><text:span text:style-name="T1">instructor</text:span></text:h>
      <text:p text:style-name="P4"><text:span text:style-name="T1">select</text:span><text:span text:style-name="T2"> </text:span><text:span text:style-name="T1">distinct</text:span><text:span text:style-name="T2"> </text:span><text:span text:style-name="T3">*</text:span><text:span text:style-name="T2"> </text:span><text:span text:style-name="T1">from</text:span><text:span text:style-name="T2"> </text:span><text:span text:style-name="T1">instructor;</text:span></text:p>
      <text:p text:style-name="P2"/>
      <text:p text:style-name="P4"><text:span text:style-name="T3">--</text:span><text:span text:style-name="T2"> </text:span><text:span text:style-name="T6">'14365'</text:span><text:span text:style-name="T1">,</text:span><text:span text:style-name="T2"> </text:span><text:span text:style-name="T6">'Lembr'</text:span><text:span text:style-name="T1">,</text:span><text:span text:style-name="T2"> </text:span><text:span text:style-name="T6">'Accounting'</text:span><text:span text:style-name="T1">,</text:span><text:span text:style-name="T2"> </text:span><text:span text:style-name="T6">'32241.56'</text:span></text:p>
      <text:p text:style-name="P4"><text:span text:style-name="T3">--</text:span><text:span text:style-name="T2"> </text:span><text:span text:style-name="T6">'15347'</text:span><text:span text:style-name="T1">,</text:span><text:span text:style-name="T2"> </text:span><text:span text:style-name="T6">'Bawa'</text:span><text:span text:style-name="T1">,</text:span><text:span text:style-name="T2"> </text:span><text:span text:style-name="T6">'Athletics'</text:span><text:span text:style-name="T1">,</text:span><text:span text:style-name="T2"> </text:span><text:span text:style-name="T6">'72140.88'</text:span></text:p>
      <text:p text:style-name="P4"><text:span text:style-name="T3">--</text:span><text:span text:style-name="T2"> </text:span><text:span text:style-name="T6">'16807'</text:span><text:span text:style-name="T1">,</text:span><text:span text:style-name="T2"> </text:span><text:span text:style-name="T6">'Yazdi'</text:span><text:span text:style-name="T1">,</text:span><text:span text:style-name="T2"> </text:span><text:span text:style-name="T6">'Athletics'</text:span><text:span text:style-name="T1">,</text:span><text:span text:style-name="T2"> </text:span><text:span text:style-name="T6">'98333.65'</text:span></text:p>
      <text:p text:style-name="P4"><text:span text:style-name="T3">--</text:span><text:span text:style-name="T2"> </text:span><text:span text:style-name="T6">'19368'</text:span><text:span text:style-name="T1">,</text:span><text:span text:style-name="T2"> </text:span><text:span text:style-name="T6">'Wieland'</text:span><text:span text:style-name="T1">,</text:span><text:span text:style-name="T2"> </text:span><text:span text:style-name="T6">'Pol. Sci.'</text:span><text:span text:style-name="T1">,</text:span><text:span text:style-name="T2"> </text:span><text:span text:style-name="T6">'124651.41'</text:span></text:p>
      <text:p text:style-name="P4"><text:span text:style-name="T3">--</text:span><text:span text:style-name="T2"> </text:span><text:span text:style-name="T6">'22591'</text:span><text:span text:style-name="T1">,</text:span><text:span text:style-name="T2"> </text:span><text:span text:style-name="T6">'DAgostino'</text:span><text:span text:style-name="T1">,</text:span><text:span text:style-name="T2"> </text:span><text:span text:style-name="T6">'Psychology'</text:span><text:span text:style-name="T1">,</text:span><text:span text:style-name="T2"> </text:span><text:span text:style-name="T6">'59706.49'</text:span></text:p>
      <text:p text:style-name="P4"><text:span text:style-name="T3">--</text:span><text:span text:style-name="T2"> </text:span><text:span text:style-name="T6">'25946'</text:span><text:span text:style-name="T1">,</text:span><text:span text:style-name="T2"> </text:span><text:span text:style-name="T6">'Liley'</text:span><text:span text:style-name="T1">,</text:span><text:span text:style-name="T2"> </text:span><text:span text:style-name="T6">'Languages'</text:span><text:span text:style-name="T1">,</text:span><text:span text:style-name="T2"> </text:span><text:span text:style-name="T6">'90891.69'</text:span></text:p>
      <text:p text:style-name="P4"><text:span text:style-name="T3">--</text:span><text:span text:style-name="T2"> </text:span><text:span text:style-name="T6">'28097'</text:span><text:span text:style-name="T1">,</text:span><text:span text:style-name="T2"> </text:span><text:span text:style-name="T6">'Kean'</text:span><text:span text:style-name="T1">,</text:span><text:span text:style-name="T2"> </text:span><text:span text:style-name="T6">'English'</text:span><text:span text:style-name="T1">,</text:span><text:span text:style-name="T2"> </text:span><text:span text:style-name="T6">'35023.18'</text:span></text:p>
      <text:p text:style-name="P4"><text:span text:style-name="T3">--</text:span><text:span text:style-name="T2"> </text:span><text:span text:style-name="T6">'28400'</text:span><text:span text:style-name="T1">,</text:span><text:span text:style-name="T2"> </text:span><text:span text:style-name="T6">'Atanassov'</text:span><text:span text:style-name="T1">,</text:span><text:span text:style-name="T2"> </text:span><text:span text:style-name="T6">'Statistics'</text:span><text:span text:style-name="T1">,</text:span><text:span text:style-name="T2"> </text:span><text:span text:style-name="T6">'84982.92'</text:span></text:p>
      <text:p text:style-name="P4"><text:span text:style-name="T3">--</text:span><text:span text:style-name="T2"> </text:span><text:span text:style-name="T6">'31955'</text:span><text:span text:style-name="T1">,</text:span><text:span text:style-name="T2"> </text:span><text:span text:style-name="T6">'Moreira'</text:span><text:span text:style-name="T1">,</text:span><text:span text:style-name="T2"> </text:span><text:span text:style-name="T6">'Accounting'</text:span><text:span text:style-name="T1">,</text:span><text:span text:style-name="T2"> </text:span><text:span text:style-name="T6">'71351.42'</text:span></text:p>
      <text:p text:style-name="P4"><text:span text:style-name="T3">--</text:span><text:span text:style-name="T2"> </text:span><text:span text:style-name="T6">'3199'</text:span><text:span text:style-name="T1">,</text:span><text:span text:style-name="T2"> </text:span><text:span text:style-name="T6">'Gustafsson'</text:span><text:span text:style-name="T1">,</text:span><text:span text:style-name="T2"> </text:span><text:span text:style-name="T6">'Elec. Eng.'</text:span><text:span text:style-name="T1">,</text:span><text:span text:style-name="T2"> </text:span><text:span text:style-name="T6">'82534.37'</text:span></text:p>
      <text:p text:style-name="P4"><text:span text:style-name="T3">--</text:span><text:span text:style-name="T2"> </text:span><text:span text:style-name="T6">'3335'</text:span><text:span text:style-name="T1">,</text:span><text:span text:style-name="T2"> </text:span><text:span text:style-name="T6">'Bourrier'</text:span><text:span text:style-name="T1">,</text:span><text:span text:style-name="T2"> </text:span><text:span text:style-name="T6">'Comp. Sci.'</text:span><text:span text:style-name="T1">,</text:span><text:span text:style-name="T2"> </text:span><text:span text:style-name="T6">'80797.83'</text:span></text:p>
      <text:p text:style-name="P4"><text:span text:style-name="T3">--</text:span><text:span text:style-name="T2"> </text:span><text:span text:style-name="T6">'34175'</text:span><text:span text:style-name="T1">,</text:span><text:span text:style-name="T2"> </text:span><text:span text:style-name="T6">'Bondi'</text:span><text:span text:style-name="T1">,</text:span><text:span text:style-name="T2"> </text:span><text:span text:style-name="T6">'Comp. Sci.'</text:span><text:span text:style-name="T1">,</text:span><text:span text:style-name="T2"> </text:span><text:span text:style-name="T6">'115469.11'</text:span></text:p>
      <text:p text:style-name="P4"><text:span text:style-name="T3">--</text:span><text:span text:style-name="T2"> </text:span><text:span text:style-name="T6">'35579'</text:span><text:span text:style-name="T1">,</text:span><text:span text:style-name="T2"> </text:span><text:span text:style-name="T6">'Soisalon-Soininen'</text:span><text:span text:style-name="T1">,</text:span><text:span text:style-name="T2"> </text:span><text:span text:style-name="T6">'Psychology'</text:span><text:span text:style-name="T1">,</text:span><text:span text:style-name="T2"> </text:span><text:span text:style-name="T6">'62579.61'</text:span></text:p>
      <text:p text:style-name="P4"><text:span text:style-name="T3">--</text:span><text:span text:style-name="T2"> </text:span><text:span text:style-name="T6">'36897'</text:span><text:span text:style-name="T1">,</text:span><text:span text:style-name="T2"> </text:span><text:span text:style-name="T6">'Morris'</text:span><text:span text:style-name="T1">,</text:span><text:span text:style-name="T2"> </text:span><text:span text:style-name="T6">'Marketing'</text:span><text:span text:style-name="T1">,</text:span><text:span text:style-name="T2"> </text:span><text:span text:style-name="T6">'43770.36'</text:span></text:p>
      <text:p text:style-name="P4"><text:span text:style-name="T3">--</text:span><text:span text:style-name="T2"> </text:span><text:span text:style-name="T6">'37687'</text:span><text:span text:style-name="T1">,</text:span><text:span text:style-name="T2"> </text:span><text:span text:style-name="T6">'Arias'</text:span><text:span text:style-name="T1">,</text:span><text:span text:style-name="T2"> </text:span><text:span text:style-name="T6">'Statistics'</text:span><text:span text:style-name="T1">,</text:span><text:span text:style-name="T2"> </text:span><text:span text:style-name="T6">'104563.38'</text:span></text:p>
      <text:p text:style-name="P4"><text:span text:style-name="T3">--</text:span><text:span text:style-name="T2"> </text:span><text:span text:style-name="T6">'4034'</text:span><text:span text:style-name="T1">,</text:span><text:span text:style-name="T2"> </text:span><text:span text:style-name="T6">'Murata'</text:span><text:span text:style-name="T1">,</text:span><text:span text:style-name="T2"> </text:span><text:span text:style-name="T6">'Athletics'</text:span><text:span text:style-name="T1">,</text:span><text:span text:style-name="T2"> </text:span><text:span text:style-name="T6">'61387.56'</text:span></text:p>
      <text:p text:style-name="P4"><text:span text:style-name="T3">--</text:span><text:span text:style-name="T2"> </text:span><text:span text:style-name="T6">'41930'</text:span><text:span text:style-name="T1">,</text:span><text:span text:style-name="T2"> </text:span><text:span text:style-name="T6">'Tung'</text:span><text:span text:style-name="T1">,</text:span><text:span text:style-name="T2"> </text:span><text:span text:style-name="T6">'Athletics'</text:span><text:span text:style-name="T1">,</text:span><text:span text:style-name="T2"> </text:span><text:span text:style-name="T6">'50482.03'</text:span></text:p>
      <text:p text:style-name="P4"><text:span text:style-name="T3">--</text:span><text:span text:style-name="T2"> </text:span><text:span text:style-name="T6">'4233'</text:span><text:span text:style-name="T1">,</text:span><text:span text:style-name="T2"> </text:span><text:span text:style-name="T6">'Luo'</text:span><text:span text:style-name="T1">,</text:span><text:span text:style-name="T2"> </text:span><text:span text:style-name="T6">'English'</text:span><text:span text:style-name="T1">,</text:span><text:span text:style-name="T2"> </text:span><text:span text:style-name="T6">'88791.45'</text:span></text:p>
      <text:p text:style-name="P4"><text:span text:style-name="T3">--</text:span><text:span text:style-name="T2"> </text:span><text:span text:style-name="T6">'42782'</text:span><text:span text:style-name="T1">,</text:span><text:span text:style-name="T2"> </text:span><text:span text:style-name="T6">'Vicentino'</text:span><text:span text:style-name="T1">,</text:span><text:span text:style-name="T2"> </text:span><text:span text:style-name="T6">'Elec. Eng.'</text:span><text:span text:style-name="T1">,</text:span><text:span text:style-name="T2"> </text:span><text:span text:style-name="T6">'34272.67'</text:span></text:p>
      <text:p text:style-name="P4"><text:span text:style-name="T3">--</text:span><text:span text:style-name="T2"> </text:span><text:span text:style-name="T6">'43779'</text:span><text:span text:style-name="T1">,</text:span><text:span text:style-name="T2"> </text:span><text:span text:style-name="T6">'Romero'</text:span><text:span text:style-name="T1">,</text:span><text:span text:style-name="T2"> </text:span><text:span text:style-name="T6">'Astronomy'</text:span><text:span text:style-name="T1">,</text:span><text:span text:style-name="T2"> </text:span><text:span text:style-name="T6">'79070.08'</text:span></text:p>
      <text:p text:style-name="P4"><text:span text:style-name="T3">--</text:span><text:span text:style-name="T2"> </text:span><text:span text:style-name="T6">'48507'</text:span><text:span text:style-name="T1">,</text:span><text:span text:style-name="T2"> </text:span><text:span text:style-name="T6">'Lent'</text:span><text:span text:style-name="T1">,</text:span><text:span text:style-name="T2"> </text:span><text:span text:style-name="T6">'Mech. Eng.'</text:span><text:span text:style-name="T1">,</text:span><text:span text:style-name="T2"> </text:span><text:span text:style-name="T6">'107978.47'</text:span></text:p>
      <text:p text:style-name="P4"><text:span text:style-name="T3">--</text:span><text:span text:style-name="T2"> </text:span><text:span text:style-name="T6">'48570'</text:span><text:span text:style-name="T1">,</text:span><text:span text:style-name="T2"> </text:span><text:span text:style-name="T6">'Sarkar'</text:span><text:span text:style-name="T1">,</text:span><text:span text:style-name="T2"> </text:span><text:span text:style-name="T6">'Pol. Sci.'</text:span><text:span text:style-name="T1">,</text:span><text:span text:style-name="T2"> </text:span><text:span text:style-name="T6">'87549.80'</text:span></text:p>
      <text:p text:style-name="P4"><text:span text:style-name="T3">--</text:span><text:span text:style-name="T2"> </text:span><text:span text:style-name="T6">'50330'</text:span><text:span text:style-name="T1">,</text:span><text:span text:style-name="T2"> </text:span><text:span text:style-name="T6">'Shuming'</text:span><text:span text:style-name="T1">,</text:span><text:span text:style-name="T2"> </text:span><text:span text:style-name="T6">'Physics'</text:span><text:span text:style-name="T1">,</text:span><text:span text:style-name="T2"> </text:span><text:span text:style-name="T6">'108011.81'</text:span></text:p>
      <text:p text:style-name="P4"><text:span text:style-name="T3">--</text:span><text:span text:style-name="T2"> </text:span><text:span text:style-name="T6">'50885'</text:span><text:span text:style-name="T1">,</text:span><text:span text:style-name="T2"> </text:span><text:span text:style-name="T6">'Konstantinides'</text:span><text:span text:style-name="T1">,</text:span><text:span text:style-name="T2"> </text:span><text:span text:style-name="T6">'Languages'</text:span><text:span text:style-name="T1">,</text:span><text:span text:style-name="T2"> </text:span><text:span text:style-name="T6">'32570.50'</text:span></text:p>
      <text:p text:style-name="P4"><text:span text:style-name="T3">--</text:span><text:span text:style-name="T2"> </text:span><text:span text:style-name="T6">'52647'</text:span><text:span text:style-name="T1">,</text:span><text:span text:style-name="T2"> </text:span><text:span text:style-name="T6">'Bancilhon'</text:span><text:span text:style-name="T1">,</text:span><text:span text:style-name="T2"> </text:span><text:span text:style-name="T6">'Pol. Sci.'</text:span><text:span text:style-name="T1">,</text:span><text:span text:style-name="T2"> </text:span><text:span text:style-name="T6">'87958.01'</text:span></text:p>
      <text:p text:style-name="P4"><text:span text:style-name="T3">--</text:span><text:span text:style-name="T2"> </text:span><text:span text:style-name="T6">'57180'</text:span><text:span text:style-name="T1">,</text:span><text:span text:style-name="T2"> </text:span><text:span text:style-name="T6">'Hau'</text:span><text:span text:style-name="T1">,</text:span><text:span text:style-name="T2"> </text:span><text:span text:style-name="T6">'Accounting'</text:span><text:span text:style-name="T1">,</text:span><text:span text:style-name="T2"> </text:span><text:span text:style-name="T6">'43966.29'</text:span></text:p>
      <text:p text:style-name="P4"><text:soft-page-break/><text:span text:style-name="T3">--</text:span><text:span text:style-name="T2"> </text:span><text:span text:style-name="T6">'58558'</text:span><text:span text:style-name="T1">,</text:span><text:span text:style-name="T2"> </text:span><text:span text:style-name="T6">'Dusserre'</text:span><text:span text:style-name="T1">,</text:span><text:span text:style-name="T2"> </text:span><text:span text:style-name="T6">'Marketing'</text:span><text:span text:style-name="T1">,</text:span><text:span text:style-name="T2"> </text:span><text:span text:style-name="T6">'66143.25'</text:span></text:p>
      <text:p text:style-name="P4"><text:span text:style-name="T3">--</text:span><text:span text:style-name="T2"> </text:span><text:span text:style-name="T6">'59795'</text:span><text:span text:style-name="T1">,</text:span><text:span text:style-name="T2"> </text:span><text:span text:style-name="T6">'Desyl'</text:span><text:span text:style-name="T1">,</text:span><text:span text:style-name="T2"> </text:span><text:span text:style-name="T6">'Languages'</text:span><text:span text:style-name="T1">,</text:span><text:span text:style-name="T2"> </text:span><text:span text:style-name="T6">'48803.38'</text:span></text:p>
      <text:p text:style-name="P4"><text:span text:style-name="T3">--</text:span><text:span text:style-name="T2"> </text:span><text:span text:style-name="T6">'63287'</text:span><text:span text:style-name="T1">,</text:span><text:span text:style-name="T2"> </text:span><text:span text:style-name="T6">'Jaekel'</text:span><text:span text:style-name="T1">,</text:span><text:span text:style-name="T2"> </text:span><text:span text:style-name="T6">'Athletics'</text:span><text:span text:style-name="T1">,</text:span><text:span text:style-name="T2"> </text:span><text:span text:style-name="T6">'103146.87'</text:span></text:p>
      <text:p text:style-name="P4"><text:span text:style-name="T3">--</text:span><text:span text:style-name="T2"> </text:span><text:span text:style-name="T6">'63395'</text:span><text:span text:style-name="T1">,</text:span><text:span text:style-name="T2"> </text:span><text:span text:style-name="T6">'McKinnon'</text:span><text:span text:style-name="T1">,</text:span><text:span text:style-name="T2"> </text:span><text:span text:style-name="T6">'Cybernetics'</text:span><text:span text:style-name="T1">,</text:span><text:span text:style-name="T2"> </text:span><text:span text:style-name="T6">'94333.99'</text:span></text:p>
      <text:p text:style-name="P4"><text:span text:style-name="T3">--</text:span><text:span text:style-name="T2"> </text:span><text:span text:style-name="T6">'64871'</text:span><text:span text:style-name="T1">,</text:span><text:span text:style-name="T2"> </text:span><text:span text:style-name="T6">'Gutierrez'</text:span><text:span text:style-name="T1">,</text:span><text:span text:style-name="T2"> </text:span><text:span text:style-name="T6">'Statistics'</text:span><text:span text:style-name="T1">,</text:span><text:span text:style-name="T2"> </text:span><text:span text:style-name="T6">'45310.53'</text:span></text:p>
      <text:p text:style-name="P4"><text:span text:style-name="T3">--</text:span><text:span text:style-name="T2"> </text:span><text:span text:style-name="T6">'6569'</text:span><text:span text:style-name="T1">,</text:span><text:span text:style-name="T2"> </text:span><text:span text:style-name="T6">'Mingoz'</text:span><text:span text:style-name="T1">,</text:span><text:span text:style-name="T2"> </text:span><text:span text:style-name="T6">'Finance'</text:span><text:span text:style-name="T1">,</text:span><text:span text:style-name="T2"> </text:span><text:span text:style-name="T6">'105311.38'</text:span></text:p>
      <text:p text:style-name="P4"><text:span text:style-name="T3">--</text:span><text:span text:style-name="T2"> </text:span><text:span text:style-name="T6">'65931'</text:span><text:span text:style-name="T1">,</text:span><text:span text:style-name="T2"> </text:span><text:span text:style-name="T6">'Pimenta'</text:span><text:span text:style-name="T1">,</text:span><text:span text:style-name="T2"> </text:span><text:span text:style-name="T6">'Cybernetics'</text:span><text:span text:style-name="T1">,</text:span><text:span text:style-name="T2"> </text:span><text:span text:style-name="T6">'79866.95'</text:span></text:p>
      <text:p text:style-name="P4"><text:span text:style-name="T3">--</text:span><text:span text:style-name="T2"> </text:span><text:span text:style-name="T6">'72553'</text:span><text:span text:style-name="T1">,</text:span><text:span text:style-name="T2"> </text:span><text:span text:style-name="T6">'Yin'</text:span><text:span text:style-name="T1">,</text:span><text:span text:style-name="T2"> </text:span><text:span text:style-name="T6">'English'</text:span><text:span text:style-name="T1">,</text:span><text:span text:style-name="T2"> </text:span><text:span text:style-name="T6">'46397.59'</text:span></text:p>
      <text:p text:style-name="P4"><text:span text:style-name="T3">--</text:span><text:span text:style-name="T2"> </text:span><text:span text:style-name="T6">'73623'</text:span><text:span text:style-name="T1">,</text:span><text:span text:style-name="T2"> </text:span><text:span text:style-name="T6">'Sullivan'</text:span><text:span text:style-name="T1">,</text:span><text:span text:style-name="T2"> </text:span><text:span text:style-name="T6">'Elec. Eng.'</text:span><text:span text:style-name="T1">,</text:span><text:span text:style-name="T2"> </text:span><text:span text:style-name="T6">'90038.09'</text:span></text:p>
      <text:p text:style-name="P4"><text:span text:style-name="T3">--</text:span><text:span text:style-name="T2"> </text:span><text:span text:style-name="T6">'74420'</text:span><text:span text:style-name="T1">,</text:span><text:span text:style-name="T2"> </text:span><text:span text:style-name="T6">'Voronina'</text:span><text:span text:style-name="T1">,</text:span><text:span text:style-name="T2"> </text:span><text:span text:style-name="T6">'Physics'</text:span><text:span text:style-name="T1">,</text:span><text:span text:style-name="T2"> </text:span><text:span text:style-name="T6">'121141.99'</text:span></text:p>
      <text:p text:style-name="P4"><text:span text:style-name="T3">--</text:span><text:span text:style-name="T2"> </text:span><text:span text:style-name="T6">'74426'</text:span><text:span text:style-name="T1">,</text:span><text:span text:style-name="T2"> </text:span><text:span text:style-name="T6">'Kenje'</text:span><text:span text:style-name="T1">,</text:span><text:span text:style-name="T2"> </text:span><text:span text:style-name="T6">'Marketing'</text:span><text:span text:style-name="T1">,</text:span><text:span text:style-name="T2"> </text:span><text:span text:style-name="T6">'106554.73'</text:span></text:p>
      <text:p text:style-name="P4"><text:span text:style-name="T3">--</text:span><text:span text:style-name="T2"> </text:span><text:span text:style-name="T6">'77346'</text:span><text:span text:style-name="T1">,</text:span><text:span text:style-name="T2"> </text:span><text:span text:style-name="T6">'Mahmoud'</text:span><text:span text:style-name="T1">,</text:span><text:span text:style-name="T2"> </text:span><text:span text:style-name="T6">'Geology'</text:span><text:span text:style-name="T1">,</text:span><text:span text:style-name="T2"> </text:span><text:span text:style-name="T6">'99382.59'</text:span></text:p>
      <text:p text:style-name="P4"><text:span text:style-name="T3">--</text:span><text:span text:style-name="T2"> </text:span><text:span text:style-name="T6">'78699'</text:span><text:span text:style-name="T1">,</text:span><text:span text:style-name="T2"> </text:span><text:span text:style-name="T6">'Pingr'</text:span><text:span text:style-name="T1">,</text:span><text:span text:style-name="T2"> </text:span><text:span text:style-name="T6">'Statistics'</text:span><text:span text:style-name="T1">,</text:span><text:span text:style-name="T2"> </text:span><text:span text:style-name="T6">'59303.62'</text:span></text:p>
      <text:p text:style-name="P4"><text:span text:style-name="T3">--</text:span><text:span text:style-name="T2"> </text:span><text:span text:style-name="T6">'79081'</text:span><text:span text:style-name="T1">,</text:span><text:span text:style-name="T2"> </text:span><text:span text:style-name="T6">'Ullman '</text:span><text:span text:style-name="T1">,</text:span><text:span text:style-name="T2"> </text:span><text:span text:style-name="T6">'Accounting'</text:span><text:span text:style-name="T1">,</text:span><text:span text:style-name="T2"> </text:span><text:span text:style-name="T6">'47307.10'</text:span></text:p>
      <text:p text:style-name="P4"><text:span text:style-name="T3">--</text:span><text:span text:style-name="T2"> </text:span><text:span text:style-name="T6">'79653'</text:span><text:span text:style-name="T1">,</text:span><text:span text:style-name="T2"> </text:span><text:span text:style-name="T6">'Levine'</text:span><text:span text:style-name="T1">,</text:span><text:span text:style-name="T2"> </text:span><text:span text:style-name="T6">'Elec. Eng.'</text:span><text:span text:style-name="T1">,</text:span><text:span text:style-name="T2"> </text:span><text:span text:style-name="T6">'89805.83'</text:span></text:p>
      <text:p text:style-name="P4"><text:span text:style-name="T3">--</text:span><text:span text:style-name="T2"> </text:span><text:span text:style-name="T6">'80759'</text:span><text:span text:style-name="T1">,</text:span><text:span text:style-name="T2"> </text:span><text:span text:style-name="T6">'Queiroz'</text:span><text:span text:style-name="T1">,</text:span><text:span text:style-name="T2"> </text:span><text:span text:style-name="T6">'Biology'</text:span><text:span text:style-name="T1">,</text:span><text:span text:style-name="T2"> </text:span><text:span text:style-name="T6">'45538.32'</text:span></text:p>
      <text:p text:style-name="P4"><text:span text:style-name="T3">--</text:span><text:span text:style-name="T2"> </text:span><text:span text:style-name="T6">'81991'</text:span><text:span text:style-name="T1">,</text:span><text:span text:style-name="T2"> </text:span><text:span text:style-name="T6">'Valtchev'</text:span><text:span text:style-name="T1">,</text:span><text:span text:style-name="T2"> </text:span><text:span text:style-name="T6">'Biology'</text:span><text:span text:style-name="T1">,</text:span><text:span text:style-name="T2"> </text:span><text:span text:style-name="T6">'77036.18'</text:span></text:p>
      <text:p text:style-name="P4"><text:span text:style-name="T3">--</text:span><text:span text:style-name="T2"> </text:span><text:span text:style-name="T6">'90376'</text:span><text:span text:style-name="T1">,</text:span><text:span text:style-name="T2"> </text:span><text:span text:style-name="T6">'Bietzk'</text:span><text:span text:style-name="T1">,</text:span><text:span text:style-name="T2"> </text:span><text:span text:style-name="T6">'Cybernetics'</text:span><text:span text:style-name="T1">,</text:span><text:span text:style-name="T2"> </text:span><text:span text:style-name="T6">'117836.50'</text:span></text:p>
      <text:p text:style-name="P4"><text:span text:style-name="T3">--</text:span><text:span text:style-name="T2"> </text:span><text:span text:style-name="T6">'90643'</text:span><text:span text:style-name="T1">,</text:span><text:span text:style-name="T2"> </text:span><text:span text:style-name="T6">'Choll'</text:span><text:span text:style-name="T1">,</text:span><text:span text:style-name="T2"> </text:span><text:span text:style-name="T6">'Statistics'</text:span><text:span text:style-name="T1">,</text:span><text:span text:style-name="T2"> </text:span><text:span text:style-name="T6">'57807.09'</text:span></text:p>
      <text:p text:style-name="P4"><text:span text:style-name="T3">--</text:span><text:span text:style-name="T2"> </text:span><text:span text:style-name="T6">'95030'</text:span><text:span text:style-name="T1">,</text:span><text:span text:style-name="T2"> </text:span><text:span text:style-name="T6">'Arinb'</text:span><text:span text:style-name="T1">,</text:span><text:span text:style-name="T2"> </text:span><text:span text:style-name="T6">'Statistics'</text:span><text:span text:style-name="T1">,</text:span><text:span text:style-name="T2"> </text:span><text:span text:style-name="T6">'54805.11'</text:span></text:p>
      <text:p text:style-name="P4"><text:span text:style-name="T3">--</text:span><text:span text:style-name="T2"> </text:span><text:span text:style-name="T6">'95709'</text:span><text:span text:style-name="T1">,</text:span><text:span text:style-name="T2"> </text:span><text:span text:style-name="T6">'Sakurai'</text:span><text:span text:style-name="T1">,</text:span><text:span text:style-name="T2"> </text:span><text:span text:style-name="T6">'English'</text:span><text:span text:style-name="T1">,</text:span><text:span text:style-name="T2"> </text:span><text:span text:style-name="T6">'118143.98'</text:span></text:p>
      <text:p text:style-name="P4"><text:span text:style-name="T3">--</text:span><text:span text:style-name="T2"> </text:span><text:span text:style-name="T6">'96895'</text:span><text:span text:style-name="T1">,</text:span><text:span text:style-name="T2"> </text:span><text:span text:style-name="T6">'Mird'</text:span><text:span text:style-name="T1">,</text:span><text:span text:style-name="T2"> </text:span><text:span text:style-name="T6">'Marketing'</text:span><text:span text:style-name="T1">,</text:span><text:span text:style-name="T2"> </text:span><text:span text:style-name="T6">'119921.41'</text:span></text:p>
      <text:p text:style-name="P4"><text:span text:style-name="T3">--</text:span><text:span text:style-name="T2"> </text:span><text:span text:style-name="T6">'97302'</text:span><text:span text:style-name="T1">,</text:span><text:span text:style-name="T2"> </text:span><text:span text:style-name="T6">'Bertolino'</text:span><text:span text:style-name="T1">,</text:span><text:span text:style-name="T2"> </text:span><text:span text:style-name="T6">'Mech. Eng.'</text:span><text:span text:style-name="T1">,</text:span><text:span text:style-name="T2"> </text:span><text:span text:style-name="T6">'51647.57'</text:span></text:p>
      <text:p text:style-name="P4"><text:span text:style-name="T3">--</text:span><text:span text:style-name="T2"> </text:span><text:span text:style-name="T6">'99052'</text:span><text:span text:style-name="T1">,</text:span><text:span text:style-name="T2"> </text:span><text:span text:style-name="T6">'Dale'</text:span><text:span text:style-name="T1">,</text:span><text:span text:style-name="T2"> </text:span><text:span text:style-name="T6">'Cybernetics'</text:span><text:span text:style-name="T1">,</text:span><text:span text:style-name="T2"> </text:span><text:span text:style-name="T6">'93348.83'</text:span></text:p>
      <text:p text:style-name="P2"/>
      <text:h text:style-name="P3" text:outline-level="2"><text:span text:style-name="T1">list</text:span><text:span text:style-name="T2"> </text:span><text:span text:style-name="T1">all</text:span><text:span text:style-name="T2"> </text:span><text:span text:style-name="T1">properties</text:span><text:span text:style-name="T2"> </text:span><text:span text:style-name="T1">of</text:span><text:span text:style-name="T2"> </text:span><text:span text:style-name="T1">instructor</text:span></text:h>
      <text:p text:style-name="P4"><text:span text:style-name="T1">describe</text:span><text:span text:style-name="T2"> </text:span><text:span text:style-name="T1">instructor;</text:span></text:p>
      <text:p text:style-name="P2"/>
      <text:p text:style-name="P4"><text:span text:style-name="T3">--</text:span><text:span text:style-name="T2"> </text:span><text:span text:style-name="T6">'ID'</text:span><text:span text:style-name="T1">,</text:span><text:span text:style-name="T2"> </text:span><text:span text:style-name="T6">'varchar(5)'</text:span><text:span text:style-name="T1">,</text:span><text:span text:style-name="T2"> </text:span><text:span text:style-name="T6">'NO'</text:span><text:span text:style-name="T1">,</text:span><text:span text:style-name="T2"> </text:span><text:span text:style-name="T6">'PRI'</text:span><text:span text:style-name="T1">,</text:span><text:span text:style-name="T2"> </text:span><text:span text:style-name="T1">NULL,</text:span><text:span text:style-name="T2"> </text:span><text:span text:style-name="T6">''</text:span></text:p>
      <text:p text:style-name="P4"><text:span text:style-name="T3">--</text:span><text:span text:style-name="T2"> </text:span><text:span text:style-name="T6">'name'</text:span><text:span text:style-name="T1">,</text:span><text:span text:style-name="T2"> </text:span><text:span text:style-name="T6">'varchar(20)'</text:span><text:span text:style-name="T1">,</text:span><text:span text:style-name="T2"> </text:span><text:span text:style-name="T6">'NO'</text:span><text:span text:style-name="T1">,</text:span><text:span text:style-name="T2"> </text:span><text:span text:style-name="T6">''</text:span><text:span text:style-name="T1">,</text:span><text:span text:style-name="T2"> </text:span><text:span text:style-name="T1">NULL,</text:span><text:span text:style-name="T2"> </text:span><text:span text:style-name="T6">''</text:span></text:p>
      <text:p text:style-name="P4"><text:span text:style-name="T3">--</text:span><text:span text:style-name="T2"> </text:span><text:span text:style-name="T6">'dept_name'</text:span><text:span text:style-name="T1">,</text:span><text:span text:style-name="T2"> </text:span><text:span text:style-name="T6">'varchar(20)'</text:span><text:span text:style-name="T1">,</text:span><text:span text:style-name="T2"> </text:span><text:span text:style-name="T6">'YES'</text:span><text:span text:style-name="T1">,</text:span><text:span text:style-name="T2"> </text:span><text:span text:style-name="T6">'MUL'</text:span><text:span text:style-name="T1">,</text:span><text:span text:style-name="T2"> </text:span><text:span text:style-name="T1">NULL,</text:span><text:span text:style-name="T2"> </text:span><text:span text:style-name="T6">''</text:span></text:p>
      <text:p text:style-name="P4"><text:span text:style-name="T3">--</text:span><text:span text:style-name="T2"> </text:span><text:span text:style-name="T6">'salary'</text:span><text:span text:style-name="T1">,</text:span><text:span text:style-name="T2"> </text:span><text:span text:style-name="T6">'decimal(8,2)'</text:span><text:span text:style-name="T1">,</text:span><text:span text:style-name="T2"> </text:span><text:span text:style-name="T6">'YES'</text:span><text:span text:style-name="T1">,</text:span><text:span text:style-name="T2"> </text:span><text:span text:style-name="T6">''</text:span><text:span text:style-name="T1">,</text:span><text:span text:style-name="T2"> </text:span><text:span text:style-name="T1">NULL,</text:span><text:span text:style-name="T2"> </text:span><text:span text:style-name="T6">''</text:span></text:p>
      <text:p text:style-name="P2"/>
      <text:p text:style-name="Text_20_body"/>
      <text:h text:style-name="P9" text:outline-level="1"><text:span text:style-name="T1">Day</text:span><text:span text:style-name="T2"> </text:span><text:span text:style-name="T3">4</text:span></text:h>
      <text:h text:style-name="P3" text:outline-level="2"><text:span text:style-name="T1">select</text:span><text:span text:style-name="T2"> </text:span><text:span text:style-name="T1">all</text:span><text:span text:style-name="T2"> </text:span><text:span text:style-name="T1">from</text:span><text:span text:style-name="T2"> </text:span><text:span text:style-name="T1">instructor</text:span><text:span text:style-name="T2"> </text:span><text:span text:style-name="T1">but</text:span><text:span text:style-name="T2"> </text:span><text:span text:style-name="T1">with</text:span><text:span text:style-name="T2"> </text:span><text:span text:style-name="T1">their</text:span><text:span text:style-name="T2"> </text:span><text:span text:style-name="T1">salaries</text:span><text:span text:style-name="T2"> </text:span><text:span text:style-name="T1">multiplied</text:span><text:span text:style-name="T2"> </text:span><text:span text:style-name="T1">by</text:span><text:span text:style-name="T2"> </text:span><text:span text:style-name="T3">0</text:span></text:h>
      <text:p text:style-name="P4"><text:span text:style-name="T1">select</text:span><text:span text:style-name="T2"> </text:span><text:span text:style-name="T1">name,</text:span><text:span text:style-name="T2"> </text:span><text:span text:style-name="T1">dept_name,</text:span><text:span text:style-name="T2"> </text:span><text:span text:style-name="T1">salary</text:span><text:span text:style-name="T2"> </text:span><text:span text:style-name="T3">*</text:span><text:span text:style-name="T2"> </text:span><text:span text:style-name="T3">0</text:span><text:span text:style-name="T2"> </text:span><text:span text:style-name="T1">from</text:span><text:span text:style-name="T2"> </text:span><text:span text:style-name="T1">instructor;</text:span></text:p>
      <text:p text:style-name="P2"/>
      <text:p text:style-name="P4"><text:span text:style-name="T3">--</text:span><text:span text:style-name="T2"> </text:span><text:span text:style-name="T6">'Lembr'</text:span><text:span text:style-name="T1">,</text:span><text:span text:style-name="T2"> </text:span><text:span text:style-name="T6">'Accounting'</text:span><text:span text:style-name="T1">,</text:span><text:span text:style-name="T2"> </text:span><text:span text:style-name="T6">'0.00'</text:span></text:p>
      <text:p text:style-name="P4"><text:span text:style-name="T3">--</text:span><text:span text:style-name="T2"> </text:span><text:span text:style-name="T6">'Bawa'</text:span><text:span text:style-name="T1">,</text:span><text:span text:style-name="T2"> </text:span><text:span text:style-name="T6">'Athletics'</text:span><text:span text:style-name="T1">,</text:span><text:span text:style-name="T2"> </text:span><text:span text:style-name="T6">'0.00'</text:span></text:p>
      <text:p text:style-name="P4"><text:span text:style-name="T3">--</text:span><text:span text:style-name="T2"> </text:span><text:span text:style-name="T6">'Yazdi'</text:span><text:span text:style-name="T1">,</text:span><text:span text:style-name="T2"> </text:span><text:span text:style-name="T6">'Athletics'</text:span><text:span text:style-name="T1">,</text:span><text:span text:style-name="T2"> </text:span><text:span text:style-name="T6">'0.00'</text:span></text:p>
      <text:p text:style-name="P4"><text:span text:style-name="T3">--</text:span><text:span text:style-name="T2"> </text:span><text:span text:style-name="T6">'Wieland'</text:span><text:span text:style-name="T1">,</text:span><text:span text:style-name="T2"> </text:span><text:span text:style-name="T6">'Pol. Sci.'</text:span><text:span text:style-name="T1">,</text:span><text:span text:style-name="T2"> </text:span><text:span text:style-name="T6">'0.00'</text:span></text:p>
      <text:p text:style-name="P4"><text:span text:style-name="T3">--</text:span><text:span text:style-name="T2"> </text:span><text:span text:style-name="T6">'DAgostino'</text:span><text:span text:style-name="T1">,</text:span><text:span text:style-name="T2"> </text:span><text:span text:style-name="T6">'Psychology'</text:span><text:span text:style-name="T1">,</text:span><text:span text:style-name="T2"> </text:span><text:span text:style-name="T6">'0.00'</text:span></text:p>
      <text:p text:style-name="P4"><text:span text:style-name="T3">--</text:span><text:span text:style-name="T2"> </text:span><text:span text:style-name="T6">'Liley'</text:span><text:span text:style-name="T1">,</text:span><text:span text:style-name="T2"> </text:span><text:span text:style-name="T6">'Languages'</text:span><text:span text:style-name="T1">,</text:span><text:span text:style-name="T2"> </text:span><text:span text:style-name="T6">'0.00'</text:span></text:p>
      <text:p text:style-name="P4"><text:span text:style-name="T3">--</text:span><text:span text:style-name="T2"> </text:span><text:span text:style-name="T6">'Kean'</text:span><text:span text:style-name="T1">,</text:span><text:span text:style-name="T2"> </text:span><text:span text:style-name="T6">'English'</text:span><text:span text:style-name="T1">,</text:span><text:span text:style-name="T2"> </text:span><text:span text:style-name="T6">'0.00'</text:span></text:p>
      <text:p text:style-name="P4"><text:span text:style-name="T3">--</text:span><text:span text:style-name="T2"> </text:span><text:span text:style-name="T6">'Atanassov'</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Moreira'</text:span><text:span text:style-name="T1">,</text:span><text:span text:style-name="T2"> </text:span><text:span text:style-name="T6">'Accounting'</text:span><text:span text:style-name="T1">,</text:span><text:span text:style-name="T2"> </text:span><text:span text:style-name="T6">'0.00'</text:span></text:p>
      <text:p text:style-name="P4"><text:span text:style-name="T3">--</text:span><text:span text:style-name="T2"> </text:span><text:span text:style-name="T6">'Gustafsson'</text:span><text:span text:style-name="T1">,</text:span><text:span text:style-name="T2"> </text:span><text:span text:style-name="T6">'Elec. Eng.'</text:span><text:span text:style-name="T1">,</text:span><text:span text:style-name="T2"> </text:span><text:span text:style-name="T6">'0.00'</text:span></text:p>
      <text:p text:style-name="P4"><text:span text:style-name="T3">--</text:span><text:span text:style-name="T2"> </text:span><text:span text:style-name="T6">'Bourrier'</text:span><text:span text:style-name="T1">,</text:span><text:span text:style-name="T2"> </text:span><text:span text:style-name="T6">'Comp. Sci.'</text:span><text:span text:style-name="T1">,</text:span><text:span text:style-name="T2"> </text:span><text:span text:style-name="T6">'0.00'</text:span></text:p>
      <text:p text:style-name="P4"><text:span text:style-name="T3">--</text:span><text:span text:style-name="T2"> </text:span><text:span text:style-name="T6">'Bondi'</text:span><text:span text:style-name="T1">,</text:span><text:span text:style-name="T2"> </text:span><text:span text:style-name="T6">'Comp. Sci.'</text:span><text:span text:style-name="T1">,</text:span><text:span text:style-name="T2"> </text:span><text:span text:style-name="T6">'0.00'</text:span></text:p>
      <text:p text:style-name="P4"><text:span text:style-name="T3">--</text:span><text:span text:style-name="T2"> </text:span><text:span text:style-name="T6">'Soisalon-Soininen'</text:span><text:span text:style-name="T1">,</text:span><text:span text:style-name="T2"> </text:span><text:span text:style-name="T6">'Psychology'</text:span><text:span text:style-name="T1">,</text:span><text:span text:style-name="T2"> </text:span><text:span text:style-name="T6">'0.00'</text:span></text:p>
      <text:p text:style-name="P4"><text:span text:style-name="T3">--</text:span><text:span text:style-name="T2"> </text:span><text:span text:style-name="T6">'Morris'</text:span><text:span text:style-name="T1">,</text:span><text:span text:style-name="T2"> </text:span><text:span text:style-name="T6">'Marketing'</text:span><text:span text:style-name="T1">,</text:span><text:span text:style-name="T2"> </text:span><text:span text:style-name="T6">'0.00'</text:span></text:p>
      <text:p text:style-name="P4"><text:span text:style-name="T3">--</text:span><text:span text:style-name="T2"> </text:span><text:span text:style-name="T6">'Arias'</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Murata'</text:span><text:span text:style-name="T1">,</text:span><text:span text:style-name="T2"> </text:span><text:span text:style-name="T6">'Athletics'</text:span><text:span text:style-name="T1">,</text:span><text:span text:style-name="T2"> </text:span><text:span text:style-name="T6">'0.00'</text:span></text:p>
      <text:p text:style-name="P4"><text:span text:style-name="T3">--</text:span><text:span text:style-name="T2"> </text:span><text:span text:style-name="T6">'Tung'</text:span><text:span text:style-name="T1">,</text:span><text:span text:style-name="T2"> </text:span><text:span text:style-name="T6">'Athletics'</text:span><text:span text:style-name="T1">,</text:span><text:span text:style-name="T2"> </text:span><text:span text:style-name="T6">'0.00'</text:span></text:p>
      <text:p text:style-name="P4"><text:span text:style-name="T3">--</text:span><text:span text:style-name="T2"> </text:span><text:span text:style-name="T6">'Luo'</text:span><text:span text:style-name="T1">,</text:span><text:span text:style-name="T2"> </text:span><text:span text:style-name="T6">'English'</text:span><text:span text:style-name="T1">,</text:span><text:span text:style-name="T2"> </text:span><text:span text:style-name="T6">'0.00'</text:span></text:p>
      <text:p text:style-name="P4"><text:span text:style-name="T3">--</text:span><text:span text:style-name="T2"> </text:span><text:span text:style-name="T6">'Vicentino'</text:span><text:span text:style-name="T1">,</text:span><text:span text:style-name="T2"> </text:span><text:span text:style-name="T6">'Elec. Eng.'</text:span><text:span text:style-name="T1">,</text:span><text:span text:style-name="T2"> </text:span><text:span text:style-name="T6">'0.00'</text:span></text:p>
      <text:p text:style-name="P4"><text:span text:style-name="T3">--</text:span><text:span text:style-name="T2"> </text:span><text:span text:style-name="T6">'Romero'</text:span><text:span text:style-name="T1">,</text:span><text:span text:style-name="T2"> </text:span><text:span text:style-name="T6">'Astronomy'</text:span><text:span text:style-name="T1">,</text:span><text:span text:style-name="T2"> </text:span><text:span text:style-name="T6">'0.00'</text:span></text:p>
      <text:p text:style-name="P4"><text:span text:style-name="T3">--</text:span><text:span text:style-name="T2"> </text:span><text:span text:style-name="T6">'Lent'</text:span><text:span text:style-name="T1">,</text:span><text:span text:style-name="T2"> </text:span><text:span text:style-name="T6">'Mech. Eng.'</text:span><text:span text:style-name="T1">,</text:span><text:span text:style-name="T2"> </text:span><text:span text:style-name="T6">'0.00'</text:span></text:p>
      <text:p text:style-name="P4"><text:span text:style-name="T3">--</text:span><text:span text:style-name="T2"> </text:span><text:span text:style-name="T6">'Sarkar'</text:span><text:span text:style-name="T1">,</text:span><text:span text:style-name="T2"> </text:span><text:span text:style-name="T6">'Pol. Sci.'</text:span><text:span text:style-name="T1">,</text:span><text:span text:style-name="T2"> </text:span><text:span text:style-name="T6">'0.00'</text:span></text:p>
      <text:p text:style-name="P4"><text:span text:style-name="T3">--</text:span><text:span text:style-name="T2"> </text:span><text:span text:style-name="T6">'Shuming'</text:span><text:span text:style-name="T1">,</text:span><text:span text:style-name="T2"> </text:span><text:span text:style-name="T6">'Physics'</text:span><text:span text:style-name="T1">,</text:span><text:span text:style-name="T2"> </text:span><text:span text:style-name="T6">'0.00'</text:span></text:p>
      <text:p text:style-name="P4"><text:span text:style-name="T3">--</text:span><text:span text:style-name="T2"> </text:span><text:span text:style-name="T6">'Konstantinides'</text:span><text:span text:style-name="T1">,</text:span><text:span text:style-name="T2"> </text:span><text:span text:style-name="T6">'Languages'</text:span><text:span text:style-name="T1">,</text:span><text:span text:style-name="T2"> </text:span><text:span text:style-name="T6">'0.00'</text:span></text:p>
      <text:p text:style-name="P4"><text:span text:style-name="T3">--</text:span><text:span text:style-name="T2"> </text:span><text:span text:style-name="T6">'Bancilhon'</text:span><text:span text:style-name="T1">,</text:span><text:span text:style-name="T2"> </text:span><text:span text:style-name="T6">'Pol. Sci.'</text:span><text:span text:style-name="T1">,</text:span><text:span text:style-name="T2"> </text:span><text:span text:style-name="T6">'0.00'</text:span></text:p>
      <text:p text:style-name="P4"><text:span text:style-name="T3">--</text:span><text:span text:style-name="T2"> </text:span><text:span text:style-name="T6">'Hau'</text:span><text:span text:style-name="T1">,</text:span><text:span text:style-name="T2"> </text:span><text:span text:style-name="T6">'Accounting'</text:span><text:span text:style-name="T1">,</text:span><text:span text:style-name="T2"> </text:span><text:span text:style-name="T6">'0.00'</text:span></text:p>
      <text:p text:style-name="P4"><text:span text:style-name="T3">--</text:span><text:span text:style-name="T2"> </text:span><text:span text:style-name="T6">'Dusserre'</text:span><text:span text:style-name="T1">,</text:span><text:span text:style-name="T2"> </text:span><text:span text:style-name="T6">'Marketing'</text:span><text:span text:style-name="T1">,</text:span><text:span text:style-name="T2"> </text:span><text:span text:style-name="T6">'0.00'</text:span></text:p>
      <text:p text:style-name="P4"><text:span text:style-name="T3">--</text:span><text:span text:style-name="T2"> </text:span><text:span text:style-name="T6">'Desyl'</text:span><text:span text:style-name="T1">,</text:span><text:span text:style-name="T2"> </text:span><text:span text:style-name="T6">'Languages'</text:span><text:span text:style-name="T1">,</text:span><text:span text:style-name="T2"> </text:span><text:span text:style-name="T6">'0.00'</text:span></text:p>
      <text:p text:style-name="P4"><text:span text:style-name="T3">--</text:span><text:span text:style-name="T2"> </text:span><text:span text:style-name="T6">'Jaekel'</text:span><text:span text:style-name="T1">,</text:span><text:span text:style-name="T2"> </text:span><text:span text:style-name="T6">'Athletics'</text:span><text:span text:style-name="T1">,</text:span><text:span text:style-name="T2"> </text:span><text:span text:style-name="T6">'0.00'</text:span></text:p>
      <text:p text:style-name="P4"><text:span text:style-name="T3">--</text:span><text:span text:style-name="T2"> </text:span><text:span text:style-name="T6">'McKinnon'</text:span><text:span text:style-name="T1">,</text:span><text:span text:style-name="T2"> </text:span><text:span text:style-name="T6">'Cybernetics'</text:span><text:span text:style-name="T1">,</text:span><text:span text:style-name="T2"> </text:span><text:span text:style-name="T6">'0.00'</text:span></text:p>
      <text:p text:style-name="P4"><text:span text:style-name="T3">--</text:span><text:span text:style-name="T2"> </text:span><text:span text:style-name="T6">'Gutierrez'</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Mingoz'</text:span><text:span text:style-name="T1">,</text:span><text:span text:style-name="T2"> </text:span><text:span text:style-name="T6">'Finance'</text:span><text:span text:style-name="T1">,</text:span><text:span text:style-name="T2"> </text:span><text:span text:style-name="T6">'0.00'</text:span></text:p>
      <text:p text:style-name="P4"><text:span text:style-name="T3">--</text:span><text:span text:style-name="T2"> </text:span><text:span text:style-name="T6">'Pimenta'</text:span><text:span text:style-name="T1">,</text:span><text:span text:style-name="T2"> </text:span><text:span text:style-name="T6">'Cybernetics'</text:span><text:span text:style-name="T1">,</text:span><text:span text:style-name="T2"> </text:span><text:span text:style-name="T6">'0.00'</text:span></text:p>
      <text:p text:style-name="P4"><text:span text:style-name="T3">--</text:span><text:span text:style-name="T2"> </text:span><text:span text:style-name="T6">'Yin'</text:span><text:span text:style-name="T1">,</text:span><text:span text:style-name="T2"> </text:span><text:span text:style-name="T6">'English'</text:span><text:span text:style-name="T1">,</text:span><text:span text:style-name="T2"> </text:span><text:span text:style-name="T6">'0.00'</text:span></text:p>
      <text:p text:style-name="P4"><text:span text:style-name="T3">--</text:span><text:span text:style-name="T2"> </text:span><text:span text:style-name="T6">'Sullivan'</text:span><text:span text:style-name="T1">,</text:span><text:span text:style-name="T2"> </text:span><text:span text:style-name="T6">'Elec. Eng.'</text:span><text:span text:style-name="T1">,</text:span><text:span text:style-name="T2"> </text:span><text:span text:style-name="T6">'0.00'</text:span></text:p>
      <text:p text:style-name="P4"><text:span text:style-name="T3">--</text:span><text:span text:style-name="T2"> </text:span><text:span text:style-name="T6">'Voronina'</text:span><text:span text:style-name="T1">,</text:span><text:span text:style-name="T2"> </text:span><text:span text:style-name="T6">'Physics'</text:span><text:span text:style-name="T1">,</text:span><text:span text:style-name="T2"> </text:span><text:span text:style-name="T6">'0.00'</text:span></text:p>
      <text:p text:style-name="P4"><text:span text:style-name="T3">--</text:span><text:span text:style-name="T2"> </text:span><text:span text:style-name="T6">'Kenje'</text:span><text:span text:style-name="T1">,</text:span><text:span text:style-name="T2"> </text:span><text:span text:style-name="T6">'Marketing'</text:span><text:span text:style-name="T1">,</text:span><text:span text:style-name="T2"> </text:span><text:span text:style-name="T6">'0.00'</text:span></text:p>
      <text:p text:style-name="P4"><text:span text:style-name="T3">--</text:span><text:span text:style-name="T2"> </text:span><text:span text:style-name="T6">'Mahmoud'</text:span><text:span text:style-name="T1">,</text:span><text:span text:style-name="T2"> </text:span><text:span text:style-name="T6">'Geology'</text:span><text:span text:style-name="T1">,</text:span><text:span text:style-name="T2"> </text:span><text:span text:style-name="T6">'0.00'</text:span></text:p>
      <text:p text:style-name="P4"><text:span text:style-name="T3">--</text:span><text:span text:style-name="T2"> </text:span><text:span text:style-name="T6">'Pingr'</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Ullman '</text:span><text:span text:style-name="T1">,</text:span><text:span text:style-name="T2"> </text:span><text:span text:style-name="T6">'Accounting'</text:span><text:span text:style-name="T1">,</text:span><text:span text:style-name="T2"> </text:span><text:span text:style-name="T6">'0.00'</text:span></text:p>
      <text:p text:style-name="P4"><text:span text:style-name="T3">--</text:span><text:span text:style-name="T2"> </text:span><text:span text:style-name="T6">'Levine'</text:span><text:span text:style-name="T1">,</text:span><text:span text:style-name="T2"> </text:span><text:span text:style-name="T6">'Elec. Eng.'</text:span><text:span text:style-name="T1">,</text:span><text:span text:style-name="T2"> </text:span><text:span text:style-name="T6">'0.00'</text:span></text:p>
      <text:p text:style-name="P4"><text:soft-page-break/><text:span text:style-name="T3">--</text:span><text:span text:style-name="T2"> </text:span><text:span text:style-name="T6">'Queiroz'</text:span><text:span text:style-name="T1">,</text:span><text:span text:style-name="T2"> </text:span><text:span text:style-name="T6">'Biology'</text:span><text:span text:style-name="T1">,</text:span><text:span text:style-name="T2"> </text:span><text:span text:style-name="T6">'0.00'</text:span></text:p>
      <text:p text:style-name="P4"><text:span text:style-name="T3">--</text:span><text:span text:style-name="T2"> </text:span><text:span text:style-name="T6">'Valtchev'</text:span><text:span text:style-name="T1">,</text:span><text:span text:style-name="T2"> </text:span><text:span text:style-name="T6">'Biology'</text:span><text:span text:style-name="T1">,</text:span><text:span text:style-name="T2"> </text:span><text:span text:style-name="T6">'0.00'</text:span></text:p>
      <text:p text:style-name="P4"><text:span text:style-name="T3">--</text:span><text:span text:style-name="T2"> </text:span><text:span text:style-name="T6">'Bietzk'</text:span><text:span text:style-name="T1">,</text:span><text:span text:style-name="T2"> </text:span><text:span text:style-name="T6">'Cybernetics'</text:span><text:span text:style-name="T1">,</text:span><text:span text:style-name="T2"> </text:span><text:span text:style-name="T6">'0.00'</text:span></text:p>
      <text:p text:style-name="P4"><text:span text:style-name="T3">--</text:span><text:span text:style-name="T2"> </text:span><text:span text:style-name="T6">'Choll'</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Arinb'</text:span><text:span text:style-name="T1">,</text:span><text:span text:style-name="T2"> </text:span><text:span text:style-name="T6">'Statistics'</text:span><text:span text:style-name="T1">,</text:span><text:span text:style-name="T2"> </text:span><text:span text:style-name="T6">'0.00'</text:span></text:p>
      <text:p text:style-name="P4"><text:span text:style-name="T3">--</text:span><text:span text:style-name="T2"> </text:span><text:span text:style-name="T6">'Sakurai'</text:span><text:span text:style-name="T1">,</text:span><text:span text:style-name="T2"> </text:span><text:span text:style-name="T6">'English'</text:span><text:span text:style-name="T1">,</text:span><text:span text:style-name="T2"> </text:span><text:span text:style-name="T6">'0.00'</text:span></text:p>
      <text:p text:style-name="P4"><text:span text:style-name="T3">--</text:span><text:span text:style-name="T2"> </text:span><text:span text:style-name="T6">'Mird'</text:span><text:span text:style-name="T1">,</text:span><text:span text:style-name="T2"> </text:span><text:span text:style-name="T6">'Marketing'</text:span><text:span text:style-name="T1">,</text:span><text:span text:style-name="T2"> </text:span><text:span text:style-name="T6">'0.00'</text:span></text:p>
      <text:p text:style-name="P4"><text:span text:style-name="T3">--</text:span><text:span text:style-name="T2"> </text:span><text:span text:style-name="T6">'Bertolino'</text:span><text:span text:style-name="T1">,</text:span><text:span text:style-name="T2"> </text:span><text:span text:style-name="T6">'Mech. Eng.'</text:span><text:span text:style-name="T1">,</text:span><text:span text:style-name="T2"> </text:span><text:span text:style-name="T6">'0.00'</text:span></text:p>
      <text:p text:style-name="P4"><text:span text:style-name="T3">--</text:span><text:span text:style-name="T2"> </text:span><text:span text:style-name="T6">'Dale'</text:span><text:span text:style-name="T1">,</text:span><text:span text:style-name="T2"> </text:span><text:span text:style-name="T6">'Cybernetics'</text:span><text:span text:style-name="T1">,</text:span><text:span text:style-name="T2"> </text:span><text:span text:style-name="T6">'0.00'</text:span></text:p>
      <text:p text:style-name="P2"/>
      <text:p text:style-name="P2"/>
      <text:h text:style-name="P3" text:outline-level="2"><text:span text:style-name="T1">selecting</text:span><text:span text:style-name="T2"> </text:span><text:span text:style-name="T1">instructor</text:span><text:span text:style-name="T2"> </text:span><text:span text:style-name="T1">whose</text:span><text:span text:style-name="T2"> </text:span><text:span text:style-name="T1">dept</text:span><text:span text:style-name="T2"> </text:span><text:span text:style-name="T1">name</text:span><text:span text:style-name="T2"> </text:span><text:span text:style-name="T8">is</text:span><text:span text:style-name="T2"> </text:span><text:span text:style-name="T1">comp</text:span><text:span text:style-name="T2"> </text:span><text:span text:style-name="T1">sci</text:span><text:span text:style-name="T2"> </text:span><text:span text:style-name="T4">and</text:span><text:span text:style-name="T2"> </text:span><text:span text:style-name="T1">salary</text:span><text:span text:style-name="T2"> </text:span><text:span text:style-name="T8">is</text:span><text:span text:style-name="T2"> </text:span><text:span text:style-name="T3">70</text:span><text:span text:style-name="T1">k</text:span></text:h>
      <text:p text:style-name="P4"><text:span text:style-name="T1">select</text:span><text:span text:style-name="T2"> </text:span><text:span text:style-name="T1">name</text:span><text:span text:style-name="T2"> </text:span><text:span text:style-name="T1">from</text:span><text:span text:style-name="T2"> </text:span><text:span text:style-name="T1">instructor</text:span><text:span text:style-name="T2"> </text:span><text:span text:style-name="T1">where</text:span><text:span text:style-name="T2"> </text:span><text:span text:style-name="T1">dept_name</text:span><text:span text:style-name="T2"> </text:span><text:span text:style-name="T3">=</text:span><text:span text:style-name="T2"> </text:span><text:span text:style-name="T6">'Comp. Sci.'</text:span><text:span text:style-name="T2"> </text:span><text:span text:style-name="T4">and</text:span><text:span text:style-name="T2"> </text:span><text:span text:style-name="T1">salary</text:span><text:span text:style-name="T2"> </text:span><text:span text:style-name="T3">&gt;</text:span><text:span text:style-name="T2"> </text:span><text:span text:style-name="T3">70000</text:span><text:span text:style-name="T1">;</text:span></text:p>
      <text:p text:style-name="P2"/>
      <text:p text:style-name="P4"><text:span text:style-name="T3">--</text:span><text:span text:style-name="T2"> </text:span><text:span text:style-name="T6">'Bourrier'</text:span></text:p>
      <text:p text:style-name="P4"><text:span text:style-name="T3">--</text:span><text:span text:style-name="T2"> </text:span><text:span text:style-name="T6">'Bondi'</text:span></text:p>
      <text:p text:style-name="P2"/>
      <text:h text:style-name="P3" text:outline-level="2"><text:span text:style-name="T1">custom</text:span><text:span text:style-name="T2"> </text:span><text:span text:style-name="T1">names</text:span><text:span text:style-name="T2"> </text:span><text:span text:style-name="T1">support</text:span><text:span text:style-name="T2"> </text:span></text:h>
      <text:p text:style-name="P4"><text:span text:style-name="T1">select</text:span><text:span text:style-name="T2"> </text:span><text:span text:style-name="T1">T</text:span><text:span text:style-name="T3">.</text:span><text:span text:style-name="T1">name,</text:span><text:span text:style-name="T2"> </text:span><text:span text:style-name="T1">S</text:span><text:span text:style-name="T3">.</text:span><text:span text:style-name="T1">course_id</text:span></text:p>
      <text:p text:style-name="P4"><text:span text:style-name="T1">from</text:span><text:span text:style-name="T2"> </text:span><text:span text:style-name="T1">instructor</text:span><text:span text:style-name="T2"> </text:span><text:span text:style-name="T8">as</text:span><text:span text:style-name="T2"> </text:span><text:span text:style-name="T1">T,</text:span><text:span text:style-name="T2"> </text:span><text:span text:style-name="T1">teaches</text:span><text:span text:style-name="T2"> </text:span><text:span text:style-name="T8">as</text:span><text:span text:style-name="T2"> </text:span><text:span text:style-name="T1">S</text:span></text:p>
      <text:p text:style-name="P4"><text:span text:style-name="T1">where</text:span><text:span text:style-name="T2"> </text:span><text:span text:style-name="T1">T</text:span><text:span text:style-name="T2"> </text:span><text:span text:style-name="T3">.</text:span><text:span text:style-name="T1">ID</text:span><text:span text:style-name="T3">=</text:span><text:span text:style-name="T2"> </text:span><text:span text:style-name="T1">S</text:span><text:span text:style-name="T3">.</text:span><text:span text:style-name="T1">ID;</text:span></text:p>
      <text:p text:style-name="P2"/>
      <text:p text:style-name="P4"><text:span text:style-name="T3">--</text:span><text:span text:style-name="T2"> </text:span><text:span text:style-name="T5"># name, course_id</text:span></text:p>
      <text:p text:style-name="P4"><text:span text:style-name="T3">--</text:span><text:span text:style-name="T2"> </text:span><text:span text:style-name="T6">'Romero'</text:span><text:span text:style-name="T1">,</text:span><text:span text:style-name="T2"> </text:span><text:span text:style-name="T6">'105'</text:span></text:p>
      <text:p text:style-name="P4"><text:span text:style-name="T3">--</text:span><text:span text:style-name="T2"> </text:span><text:span text:style-name="T6">'Romero'</text:span><text:span text:style-name="T1">,</text:span><text:span text:style-name="T2"> </text:span><text:span text:style-name="T6">'105'</text:span></text:p>
      <text:p text:style-name="P4"><text:span text:style-name="T3">--</text:span><text:span text:style-name="T2"> </text:span><text:span text:style-name="T6">'Mingoz'</text:span><text:span text:style-name="T1">,</text:span><text:span text:style-name="T2"> </text:span><text:span text:style-name="T6">'137'</text:span></text:p>
      <text:p text:style-name="P4"><text:span text:style-name="T3">--</text:span><text:span text:style-name="T2"> </text:span><text:span text:style-name="T6">'Bietzk'</text:span><text:span text:style-name="T1">,</text:span><text:span text:style-name="T2"> </text:span><text:span text:style-name="T6">'158'</text:span></text:p>
      <text:p text:style-name="P4"><text:span text:style-name="T3">--</text:span><text:span text:style-name="T2"> </text:span><text:span text:style-name="T6">'Dale'</text:span><text:span text:style-name="T1">,</text:span><text:span text:style-name="T2"> </text:span><text:span text:style-name="T6">'158'</text:span></text:p>
      <text:p text:style-name="P4"><text:span text:style-name="T3">--</text:span><text:span text:style-name="T2"> </text:span><text:span text:style-name="T6">'Gustafsson'</text:span><text:span text:style-name="T1">,</text:span><text:span text:style-name="T2"> </text:span><text:span text:style-name="T6">'169'</text:span></text:p>
      <text:p text:style-name="P4"><text:span text:style-name="T3">--</text:span><text:span text:style-name="T2"> </text:span><text:span text:style-name="T6">'Gustafsson'</text:span><text:span text:style-name="T1">,</text:span><text:span text:style-name="T2"> </text:span><text:span text:style-name="T6">'169'</text:span></text:p>
      <text:p text:style-name="P4"><text:span text:style-name="T3">--</text:span><text:span text:style-name="T2"> </text:span><text:span text:style-name="T6">'Liley'</text:span><text:span text:style-name="T1">,</text:span><text:span text:style-name="T2"> </text:span><text:span text:style-name="T6">'192'</text:span></text:p>
      <text:p text:style-name="P4"><text:span text:style-name="T3">--</text:span><text:span text:style-name="T2"> </text:span><text:span text:style-name="T6">'Lembr'</text:span><text:span text:style-name="T1">,</text:span><text:span text:style-name="T2"> </text:span><text:span text:style-name="T6">'200'</text:span></text:p>
      <text:p text:style-name="P4"><text:span text:style-name="T3">--</text:span><text:span text:style-name="T2"> </text:span><text:span text:style-name="T6">'Ullman '</text:span><text:span text:style-name="T1">,</text:span><text:span text:style-name="T2"> </text:span><text:span text:style-name="T6">'200'</text:span></text:p>
      <text:p text:style-name="P4"><text:span text:style-name="T3">--</text:span><text:span text:style-name="T2"> </text:span><text:span text:style-name="T6">'Dale'</text:span><text:span text:style-name="T1">,</text:span><text:span text:style-name="T2"> </text:span><text:span text:style-name="T6">'237'</text:span></text:p>
      <text:p text:style-name="P4"><text:span text:style-name="T3">--</text:span><text:span text:style-name="T2"> </text:span><text:span text:style-name="T6">'Dale'</text:span><text:span text:style-name="T1">,</text:span><text:span text:style-name="T2"> </text:span><text:span text:style-name="T6">'237'</text:span></text:p>
      <text:p text:style-name="P4"><text:span text:style-name="T3">--</text:span><text:span text:style-name="T2"> </text:span><text:span text:style-name="T6">'Voronina'</text:span><text:span text:style-name="T1">,</text:span><text:span text:style-name="T2"> </text:span><text:span text:style-name="T6">'239'</text:span></text:p>
      <text:p text:style-name="P4"><text:span text:style-name="T3">--</text:span><text:span text:style-name="T2"> </text:span><text:span text:style-name="T6">'Morris'</text:span><text:span text:style-name="T1">,</text:span><text:span text:style-name="T2"> </text:span><text:span text:style-name="T6">'242'</text:span></text:p>
      <text:p text:style-name="P4"><text:span text:style-name="T3">--</text:span><text:span text:style-name="T2"> </text:span><text:span text:style-name="T6">'Sakurai'</text:span><text:span text:style-name="T1">,</text:span><text:span text:style-name="T2"> </text:span><text:span text:style-name="T6">'258'</text:span></text:p>
      <text:p text:style-name="P4"><text:span text:style-name="T3">--</text:span><text:span text:style-name="T2"> </text:span><text:span text:style-name="T6">'Sakurai'</text:span><text:span text:style-name="T1">,</text:span><text:span text:style-name="T2"> </text:span><text:span text:style-name="T6">'270'</text:span></text:p>
      <text:p text:style-name="P4"><text:span text:style-name="T3">--</text:span><text:span text:style-name="T2"> </text:span><text:span text:style-name="T6">'Bondi'</text:span><text:span text:style-name="T1">,</text:span><text:span text:style-name="T2"> </text:span><text:span text:style-name="T6">'274'</text:span></text:p>
      <text:p text:style-name="P4"><text:span text:style-name="T3">--</text:span><text:span text:style-name="T2"> </text:span><text:span text:style-name="T6">'Mingoz'</text:span><text:span text:style-name="T1">,</text:span><text:span text:style-name="T2"> </text:span><text:span text:style-name="T6">'304'</text:span></text:p>
      <text:p text:style-name="P4"><text:span text:style-name="T3">--</text:span><text:span text:style-name="T2"> </text:span><text:span text:style-name="T6">'Morris'</text:span><text:span text:style-name="T1">,</text:span><text:span text:style-name="T2"> </text:span><text:span text:style-name="T6">'313'</text:span></text:p>
      <text:p text:style-name="P4"><text:span text:style-name="T3">--</text:span><text:span text:style-name="T2"> </text:span><text:span text:style-name="T6">'Mingoz'</text:span><text:span text:style-name="T1">,</text:span><text:span text:style-name="T2"> </text:span><text:span text:style-name="T6">'319'</text:span></text:p>
      <text:p text:style-name="P4"><text:span text:style-name="T3">--</text:span><text:span text:style-name="T2"> </text:span><text:span text:style-name="T6">'Jaekel'</text:span><text:span text:style-name="T1">,</text:span><text:span text:style-name="T2"> </text:span><text:span text:style-name="T6">'334'</text:span></text:p>
      <text:p text:style-name="P4"><text:soft-page-break/><text:span text:style-name="T3">--</text:span><text:span text:style-name="T2"> </text:span><text:span text:style-name="T6">'DAgostino'</text:span><text:span text:style-name="T1">,</text:span><text:span text:style-name="T2"> </text:span><text:span text:style-name="T6">'338'</text:span></text:p>
      <text:p text:style-name="P4"><text:span text:style-name="T3">--</text:span><text:span text:style-name="T2"> </text:span><text:span text:style-name="T6">'DAgostino'</text:span><text:span text:style-name="T1">,</text:span><text:span text:style-name="T2"> </text:span><text:span text:style-name="T6">'338'</text:span></text:p>
      <text:p text:style-name="P4"><text:span text:style-name="T3">--</text:span><text:span text:style-name="T2"> </text:span><text:span text:style-name="T6">'Ullman '</text:span><text:span text:style-name="T1">,</text:span><text:span text:style-name="T2"> </text:span><text:span text:style-name="T6">'345'</text:span></text:p>
      <text:p text:style-name="P4"><text:span text:style-name="T3">--</text:span><text:span text:style-name="T2"> </text:span><text:span text:style-name="T6">'Mingoz'</text:span><text:span text:style-name="T1">,</text:span><text:span text:style-name="T2"> </text:span><text:span text:style-name="T6">'349'</text:span></text:p>
      <text:p text:style-name="P4"><text:span text:style-name="T3">--</text:span><text:span text:style-name="T2"> </text:span><text:span text:style-name="T6">'DAgostino'</text:span><text:span text:style-name="T1">,</text:span><text:span text:style-name="T2"> </text:span><text:span text:style-name="T6">'352'</text:span></text:p>
      <text:p text:style-name="P4"><text:span text:style-name="T3">--</text:span><text:span text:style-name="T2"> </text:span><text:span text:style-name="T6">'Mingoz'</text:span><text:span text:style-name="T1">,</text:span><text:span text:style-name="T2"> </text:span><text:span text:style-name="T6">'362'</text:span></text:p>
      <text:p text:style-name="P4"><text:span text:style-name="T3">--</text:span><text:span text:style-name="T2"> </text:span><text:span text:style-name="T6">'Mingoz'</text:span><text:span text:style-name="T1">,</text:span><text:span text:style-name="T2"> </text:span><text:span text:style-name="T6">'362'</text:span></text:p>
      <text:p text:style-name="P4"><text:span text:style-name="T3">--</text:span><text:span text:style-name="T2"> </text:span><text:span text:style-name="T6">'Mingoz'</text:span><text:span text:style-name="T1">,</text:span><text:span text:style-name="T2"> </text:span><text:span text:style-name="T6">'362'</text:span></text:p>
      <text:p text:style-name="P4"><text:span text:style-name="T3">--</text:span><text:span text:style-name="T2"> </text:span><text:span text:style-name="T6">'Kean'</text:span><text:span text:style-name="T1">,</text:span><text:span text:style-name="T2"> </text:span><text:span text:style-name="T6">'366'</text:span></text:p>
      <text:p text:style-name="P4"><text:span text:style-name="T3">--</text:span><text:span text:style-name="T2"> </text:span><text:span text:style-name="T6">'Voronina'</text:span><text:span text:style-name="T1">,</text:span><text:span text:style-name="T2"> </text:span><text:span text:style-name="T6">'376'</text:span></text:p>
      <text:p text:style-name="P4"><text:span text:style-name="T3">--</text:span><text:span text:style-name="T2"> </text:span><text:span text:style-name="T6">'DAgostino'</text:span><text:span text:style-name="T1">,</text:span><text:span text:style-name="T2"> </text:span><text:span text:style-name="T6">'400'</text:span></text:p>
      <text:p text:style-name="P4"><text:span text:style-name="T3">--</text:span><text:span text:style-name="T2"> </text:span><text:span text:style-name="T6">'DAgostino'</text:span><text:span text:style-name="T1">,</text:span><text:span text:style-name="T2"> </text:span><text:span text:style-name="T6">'400'</text:span></text:p>
      <text:p text:style-name="P4"><text:span text:style-name="T3">--</text:span><text:span text:style-name="T2"> </text:span><text:span text:style-name="T6">'Tung'</text:span><text:span text:style-name="T1">,</text:span><text:span text:style-name="T2"> </text:span><text:span text:style-name="T6">'401'</text:span></text:p>
      <text:p text:style-name="P4"><text:span text:style-name="T3">--</text:span><text:span text:style-name="T2"> </text:span><text:span text:style-name="T6">'Ullman '</text:span><text:span text:style-name="T1">,</text:span><text:span text:style-name="T2"> </text:span><text:span text:style-name="T6">'408'</text:span></text:p>
      <text:p text:style-name="P4"><text:span text:style-name="T3">--</text:span><text:span text:style-name="T2"> </text:span><text:span text:style-name="T6">'Ullman '</text:span><text:span text:style-name="T1">,</text:span><text:span text:style-name="T2"> </text:span><text:span text:style-name="T6">'408'</text:span></text:p>
      <text:p text:style-name="P4"><text:span text:style-name="T3">--</text:span><text:span text:style-name="T2"> </text:span><text:span text:style-name="T6">'Valtchev'</text:span><text:span text:style-name="T1">,</text:span><text:span text:style-name="T2"> </text:span><text:span text:style-name="T6">'415'</text:span></text:p>
      <text:p text:style-name="P4"><text:span text:style-name="T3">--</text:span><text:span text:style-name="T2"> </text:span><text:span text:style-name="T6">'Tung'</text:span><text:span text:style-name="T1">,</text:span><text:span text:style-name="T2"> </text:span><text:span text:style-name="T6">'421'</text:span></text:p>
      <text:p text:style-name="P4"><text:span text:style-name="T3">--</text:span><text:span text:style-name="T2"> </text:span><text:span text:style-name="T6">'Mingoz'</text:span><text:span text:style-name="T1">,</text:span><text:span text:style-name="T2"> </text:span><text:span text:style-name="T6">'426'</text:span></text:p>
      <text:p text:style-name="P4"><text:span text:style-name="T3">--</text:span><text:span text:style-name="T2"> </text:span><text:span text:style-name="T6">'Voronina'</text:span><text:span text:style-name="T1">,</text:span><text:span text:style-name="T2"> </text:span><text:span text:style-name="T6">'443'</text:span></text:p>
      <text:p text:style-name="P4"><text:span text:style-name="T3">--</text:span><text:span text:style-name="T2"> </text:span><text:span text:style-name="T6">'Voronina'</text:span><text:span text:style-name="T1">,</text:span><text:span text:style-name="T2"> </text:span><text:span text:style-name="T6">'443'</text:span></text:p>
      <text:p text:style-name="P4"><text:span text:style-name="T3">--</text:span><text:span text:style-name="T2"> </text:span><text:span text:style-name="T6">'Mingoz'</text:span><text:span text:style-name="T1">,</text:span><text:span text:style-name="T2"> </text:span><text:span text:style-name="T6">'445'</text:span></text:p>
      <text:p text:style-name="P4"><text:span text:style-name="T3">--</text:span><text:span text:style-name="T2"> </text:span><text:span text:style-name="T6">'Bawa'</text:span><text:span text:style-name="T1">,</text:span><text:span text:style-name="T2"> </text:span><text:span text:style-name="T6">'457'</text:span></text:p>
      <text:p text:style-name="P4"><text:span text:style-name="T3">--</text:span><text:span text:style-name="T2"> </text:span><text:span text:style-name="T6">'Choll'</text:span><text:span text:style-name="T1">,</text:span><text:span text:style-name="T2"> </text:span><text:span text:style-name="T6">'461'</text:span></text:p>
      <text:p text:style-name="P4"><text:span text:style-name="T3">--</text:span><text:span text:style-name="T2"> </text:span><text:span text:style-name="T6">'Sakurai'</text:span><text:span text:style-name="T1">,</text:span><text:span text:style-name="T2"> </text:span><text:span text:style-name="T6">'468'</text:span></text:p>
      <text:p text:style-name="P4"><text:span text:style-name="T3">--</text:span><text:span text:style-name="T2"> </text:span><text:span text:style-name="T6">'Shuming'</text:span><text:span text:style-name="T1">,</text:span><text:span text:style-name="T2"> </text:span><text:span text:style-name="T6">'468'</text:span></text:p>
      <text:p text:style-name="P4"><text:span text:style-name="T3">--</text:span><text:span text:style-name="T2"> </text:span><text:span text:style-name="T6">'Romero'</text:span><text:span text:style-name="T1">,</text:span><text:span text:style-name="T2"> </text:span><text:span text:style-name="T6">'476'</text:span></text:p>
      <text:p text:style-name="P4"><text:span text:style-name="T3">--</text:span><text:span text:style-name="T2"> </text:span><text:span text:style-name="T6">'DAgostino'</text:span><text:span text:style-name="T1">,</text:span><text:span text:style-name="T2"> </text:span><text:span text:style-name="T6">'482'</text:span></text:p>
      <text:p text:style-name="P4"><text:span text:style-name="T3">--</text:span><text:span text:style-name="T2"> </text:span><text:span text:style-name="T6">'Mahmoud'</text:span><text:span text:style-name="T1">,</text:span><text:span text:style-name="T2"> </text:span><text:span text:style-name="T6">'486'</text:span></text:p>
      <text:p text:style-name="P4"><text:span text:style-name="T3">--</text:span><text:span text:style-name="T2"> </text:span><text:span text:style-name="T6">'Romero'</text:span><text:span text:style-name="T1">,</text:span><text:span text:style-name="T2"> </text:span><text:span text:style-name="T6">'489'</text:span></text:p>
      <text:p text:style-name="P4"><text:span text:style-name="T3">--</text:span><text:span text:style-name="T2"> </text:span><text:span text:style-name="T6">'Mahmoud'</text:span><text:span text:style-name="T1">,</text:span><text:span text:style-name="T2"> </text:span><text:span text:style-name="T6">'493'</text:span></text:p>
      <text:p text:style-name="P4"><text:span text:style-name="T3">--</text:span><text:span text:style-name="T2"> </text:span><text:span text:style-name="T6">'Dale'</text:span><text:span text:style-name="T1">,</text:span><text:span text:style-name="T2"> </text:span><text:span text:style-name="T6">'496'</text:span></text:p>
      <text:p text:style-name="P4"><text:span text:style-name="T3">--</text:span><text:span text:style-name="T2"> </text:span><text:span text:style-name="T6">'Mingoz'</text:span><text:span text:style-name="T1">,</text:span><text:span text:style-name="T2"> </text:span><text:span text:style-name="T6">'527'</text:span></text:p>
      <text:p text:style-name="P4"><text:span text:style-name="T3">--</text:span><text:span text:style-name="T2"> </text:span><text:span text:style-name="T6">'Wieland'</text:span><text:span text:style-name="T1">,</text:span><text:span text:style-name="T2"> </text:span><text:span text:style-name="T6">'545'</text:span></text:p>
      <text:p text:style-name="P4"><text:span text:style-name="T3">--</text:span><text:span text:style-name="T2"> </text:span><text:span text:style-name="T6">'Queiroz'</text:span><text:span text:style-name="T1">,</text:span><text:span text:style-name="T2"> </text:span><text:span text:style-name="T6">'559'</text:span></text:p>
      <text:p text:style-name="P4"><text:span text:style-name="T3">--</text:span><text:span text:style-name="T2"> </text:span><text:span text:style-name="T6">'Gustafsson'</text:span><text:span text:style-name="T1">,</text:span><text:span text:style-name="T2"> </text:span><text:span text:style-name="T6">'561'</text:span></text:p>
      <text:p text:style-name="P4"><text:span text:style-name="T3">--</text:span><text:span text:style-name="T2"> </text:span><text:span text:style-name="T6">'Bondi'</text:span><text:span text:style-name="T1">,</text:span><text:span text:style-name="T2"> </text:span><text:span text:style-name="T6">'571'</text:span></text:p>
      <text:p text:style-name="P4"><text:span text:style-name="T3">--</text:span><text:span text:style-name="T2"> </text:span><text:span text:style-name="T6">'Wieland'</text:span><text:span text:style-name="T1">,</text:span><text:span text:style-name="T2"> </text:span><text:span text:style-name="T6">'581'</text:span></text:p>
      <text:p text:style-name="P4"><text:span text:style-name="T3">--</text:span><text:span text:style-name="T2"> </text:span><text:span text:style-name="T6">'Wieland'</text:span><text:span text:style-name="T1">,</text:span><text:span text:style-name="T2"> </text:span><text:span text:style-name="T6">'591'</text:span></text:p>
      <text:p text:style-name="P4"><text:span text:style-name="T3">--</text:span><text:span text:style-name="T2"> </text:span><text:span text:style-name="T6">'DAgostino'</text:span><text:span text:style-name="T1">,</text:span><text:span text:style-name="T2"> </text:span><text:span text:style-name="T6">'599'</text:span></text:p>
      <text:p text:style-name="P4"><text:span text:style-name="T3">--</text:span><text:span text:style-name="T2"> </text:span><text:span text:style-name="T6">'Atanassov'</text:span><text:span text:style-name="T1">,</text:span><text:span text:style-name="T2"> </text:span><text:span text:style-name="T6">'603'</text:span></text:p>
      <text:p text:style-name="P4"><text:span text:style-name="T3">--</text:span><text:span text:style-name="T2"> </text:span><text:span text:style-name="T6">'Atanassov'</text:span><text:span text:style-name="T1">,</text:span><text:span text:style-name="T2"> </text:span><text:span text:style-name="T6">'604'</text:span></text:p>
      <text:p text:style-name="P4"><text:span text:style-name="T3">--</text:span><text:span text:style-name="T2"> </text:span><text:span text:style-name="T6">'Voronina'</text:span><text:span text:style-name="T1">,</text:span><text:span text:style-name="T2"> </text:span><text:span text:style-name="T6">'612'</text:span></text:p>
      <text:p text:style-name="P4"><text:span text:style-name="T3">--</text:span><text:span text:style-name="T2"> </text:span><text:span text:style-name="T6">'Lent'</text:span><text:span text:style-name="T1">,</text:span><text:span text:style-name="T2"> </text:span><text:span text:style-name="T6">'626'</text:span></text:p>
      <text:p text:style-name="P4"><text:span text:style-name="T3">--</text:span><text:span text:style-name="T2"> </text:span><text:span text:style-name="T6">'Dale'</text:span><text:span text:style-name="T1">,</text:span><text:span text:style-name="T2"> </text:span><text:span text:style-name="T6">'629'</text:span></text:p>
      <text:p text:style-name="P4"><text:span text:style-name="T3">--</text:span><text:span text:style-name="T2"> </text:span><text:span text:style-name="T6">'Gustafsson'</text:span><text:span text:style-name="T1">,</text:span><text:span text:style-name="T2"> </text:span><text:span text:style-name="T6">'631'</text:span></text:p>
      <text:p text:style-name="P4"><text:span text:style-name="T3">--</text:span><text:span text:style-name="T2"> </text:span><text:span text:style-name="T6">'DAgostino'</text:span><text:span text:style-name="T1">,</text:span><text:span text:style-name="T2"> </text:span><text:span text:style-name="T6">'642'</text:span></text:p>
      <text:p text:style-name="P4"><text:span text:style-name="T3">--</text:span><text:span text:style-name="T2"> </text:span><text:span text:style-name="T6">'DAgostino'</text:span><text:span text:style-name="T1">,</text:span><text:span text:style-name="T2"> </text:span><text:span text:style-name="T6">'663'</text:span></text:p>
      <text:p text:style-name="P4"><text:span text:style-name="T3">--</text:span><text:span text:style-name="T2"> </text:span><text:span text:style-name="T6">'Luo'</text:span><text:span text:style-name="T1">,</text:span><text:span text:style-name="T2"> </text:span><text:span text:style-name="T6">'679'</text:span></text:p>
      <text:p text:style-name="P4"><text:span text:style-name="T3">--</text:span><text:span text:style-name="T2"> </text:span><text:span text:style-name="T6">'Tung'</text:span><text:span text:style-name="T1">,</text:span><text:span text:style-name="T2"> </text:span><text:span text:style-name="T6">'692'</text:span></text:p>
      <text:p text:style-name="P4"><text:soft-page-break/><text:span text:style-name="T3">--</text:span><text:span text:style-name="T2"> </text:span><text:span text:style-name="T6">'Sullivan'</text:span><text:span text:style-name="T1">,</text:span><text:span text:style-name="T2"> </text:span><text:span text:style-name="T6">'694'</text:span></text:p>
      <text:p text:style-name="P4"><text:span text:style-name="T3">--</text:span><text:span text:style-name="T2"> </text:span><text:span text:style-name="T6">'Morris'</text:span><text:span text:style-name="T1">,</text:span><text:span text:style-name="T2"> </text:span><text:span text:style-name="T6">'696'</text:span></text:p>
      <text:p text:style-name="P4"><text:span text:style-name="T3">--</text:span><text:span text:style-name="T2"> </text:span><text:span text:style-name="T6">'Valtchev'</text:span><text:span text:style-name="T1">,</text:span><text:span text:style-name="T2"> </text:span><text:span text:style-name="T6">'702'</text:span></text:p>
      <text:p text:style-name="P4"><text:span text:style-name="T3">--</text:span><text:span text:style-name="T2"> </text:span><text:span text:style-name="T6">'Mahmoud'</text:span><text:span text:style-name="T1">,</text:span><text:span text:style-name="T2"> </text:span><text:span text:style-name="T6">'704'</text:span></text:p>
      <text:p text:style-name="P4"><text:span text:style-name="T3">--</text:span><text:span text:style-name="T2"> </text:span><text:span text:style-name="T6">'Mahmoud'</text:span><text:span text:style-name="T1">,</text:span><text:span text:style-name="T2"> </text:span><text:span text:style-name="T6">'735'</text:span></text:p>
      <text:p text:style-name="P4"><text:span text:style-name="T3">--</text:span><text:span text:style-name="T2"> </text:span><text:span text:style-name="T6">'Mahmoud'</text:span><text:span text:style-name="T1">,</text:span><text:span text:style-name="T2"> </text:span><text:span text:style-name="T6">'735'</text:span></text:p>
      <text:p text:style-name="P4"><text:span text:style-name="T3">--</text:span><text:span text:style-name="T2"> </text:span><text:span text:style-name="T6">'Bondi'</text:span><text:span text:style-name="T1">,</text:span><text:span text:style-name="T2"> </text:span><text:span text:style-name="T6">'747'</text:span></text:p>
      <text:p text:style-name="P4"><text:span text:style-name="T3">--</text:span><text:span text:style-name="T2"> </text:span><text:span text:style-name="T6">'Dale'</text:span><text:span text:style-name="T1">,</text:span><text:span text:style-name="T2"> </text:span><text:span text:style-name="T6">'748'</text:span></text:p>
      <text:p text:style-name="P4"><text:span text:style-name="T3">--</text:span><text:span text:style-name="T2"> </text:span><text:span text:style-name="T6">'Ullman '</text:span><text:span text:style-name="T1">,</text:span><text:span text:style-name="T2"> </text:span><text:span text:style-name="T6">'760'</text:span></text:p>
      <text:p text:style-name="P4"><text:span text:style-name="T3">--</text:span><text:span text:style-name="T2"> </text:span><text:span text:style-name="T6">'Morris'</text:span><text:span text:style-name="T1">,</text:span><text:span text:style-name="T2"> </text:span><text:span text:style-name="T6">'791'</text:span></text:p>
      <text:p text:style-name="P4"><text:span text:style-name="T3">--</text:span><text:span text:style-name="T2"> </text:span><text:span text:style-name="T6">'Vicentino'</text:span><text:span text:style-name="T1">,</text:span><text:span text:style-name="T2"> </text:span><text:span text:style-name="T6">'793'</text:span></text:p>
      <text:p text:style-name="P4"><text:span text:style-name="T3">--</text:span><text:span text:style-name="T2"> </text:span><text:span text:style-name="T6">'Morris'</text:span><text:span text:style-name="T1">,</text:span><text:span text:style-name="T2"> </text:span><text:span text:style-name="T6">'795'</text:span></text:p>
      <text:p text:style-name="P4"><text:span text:style-name="T3">--</text:span><text:span text:style-name="T2"> </text:span><text:span text:style-name="T6">'Dale'</text:span><text:span text:style-name="T1">,</text:span><text:span text:style-name="T2"> </text:span><text:span text:style-name="T6">'802'</text:span></text:p>
      <text:p text:style-name="P4"><text:span text:style-name="T3">--</text:span><text:span text:style-name="T2"> </text:span><text:span text:style-name="T6">'Kean'</text:span><text:span text:style-name="T1">,</text:span><text:span text:style-name="T2"> </text:span><text:span text:style-name="T6">'808'</text:span></text:p>
      <text:p text:style-name="P4"><text:span text:style-name="T3">--</text:span><text:span text:style-name="T2"> </text:span><text:span text:style-name="T6">'Lembr'</text:span><text:span text:style-name="T1">,</text:span><text:span text:style-name="T2"> </text:span><text:span text:style-name="T6">'843'</text:span></text:p>
      <text:p text:style-name="P4"><text:span text:style-name="T3">--</text:span><text:span text:style-name="T2"> </text:span><text:span text:style-name="T6">'Jaekel'</text:span><text:span text:style-name="T1">,</text:span><text:span text:style-name="T2"> </text:span><text:span text:style-name="T6">'852'</text:span></text:p>
      <text:p text:style-name="P4"><text:span text:style-name="T3">--</text:span><text:span text:style-name="T2"> </text:span><text:span text:style-name="T6">'Mahmoud'</text:span><text:span text:style-name="T1">,</text:span><text:span text:style-name="T2"> </text:span><text:span text:style-name="T6">'864'</text:span></text:p>
      <text:p text:style-name="P4"><text:span text:style-name="T3">--</text:span><text:span text:style-name="T2"> </text:span><text:span text:style-name="T6">'DAgostino'</text:span><text:span text:style-name="T1">,</text:span><text:span text:style-name="T2"> </text:span><text:span text:style-name="T6">'867'</text:span></text:p>
      <text:p text:style-name="P4"><text:span text:style-name="T3">--</text:span><text:span text:style-name="T2"> </text:span><text:span text:style-name="T6">'Sarkar'</text:span><text:span text:style-name="T1">,</text:span><text:span text:style-name="T2"> </text:span><text:span text:style-name="T6">'867'</text:span></text:p>
      <text:p text:style-name="P4"><text:span text:style-name="T3">--</text:span><text:span text:style-name="T2"> </text:span><text:span text:style-name="T6">'Pimenta'</text:span><text:span text:style-name="T1">,</text:span><text:span text:style-name="T2"> </text:span><text:span text:style-name="T6">'875'</text:span></text:p>
      <text:p text:style-name="P4"><text:span text:style-name="T3">--</text:span><text:span text:style-name="T2"> </text:span><text:span text:style-name="T6">'Dale'</text:span><text:span text:style-name="T1">,</text:span><text:span text:style-name="T2"> </text:span><text:span text:style-name="T6">'893'</text:span></text:p>
      <text:p text:style-name="P4"><text:span text:style-name="T3">--</text:span><text:span text:style-name="T2"> </text:span><text:span text:style-name="T6">'Dale'</text:span><text:span text:style-name="T1">,</text:span><text:span text:style-name="T2"> </text:span><text:span text:style-name="T6">'927'</text:span></text:p>
      <text:p text:style-name="P4"><text:span text:style-name="T3">--</text:span><text:span text:style-name="T2"> </text:span><text:span text:style-name="T6">'Bourrier'</text:span><text:span text:style-name="T1">,</text:span><text:span text:style-name="T2"> </text:span><text:span text:style-name="T6">'949'</text:span></text:p>
      <text:p text:style-name="P4"><text:span text:style-name="T3">--</text:span><text:span text:style-name="T2"> </text:span><text:span text:style-name="T6">'Voronina'</text:span><text:span text:style-name="T1">,</text:span><text:span text:style-name="T2"> </text:span><text:span text:style-name="T6">'959'</text:span></text:p>
      <text:p text:style-name="P4"><text:span text:style-name="T3">--</text:span><text:span text:style-name="T2"> </text:span><text:span text:style-name="T6">'Bourrier'</text:span><text:span text:style-name="T1">,</text:span><text:span text:style-name="T2"> </text:span><text:span text:style-name="T6">'960'</text:span></text:p>
      <text:p text:style-name="P4"><text:span text:style-name="T3">--</text:span><text:span text:style-name="T2"> </text:span><text:span text:style-name="T6">'Sakurai'</text:span><text:span text:style-name="T1">,</text:span><text:span text:style-name="T2"> </text:span><text:span text:style-name="T6">'960'</text:span></text:p>
      <text:p text:style-name="P4"><text:span text:style-name="T3">--</text:span><text:span text:style-name="T2"> </text:span><text:span text:style-name="T6">'DAgostino'</text:span><text:span text:style-name="T1">,</text:span><text:span text:style-name="T2"> </text:span><text:span text:style-name="T6">'962'</text:span></text:p>
      <text:p text:style-name="P4"><text:span text:style-name="T3">--</text:span><text:span text:style-name="T2"> </text:span><text:span text:style-name="T6">'DAgostino'</text:span><text:span text:style-name="T1">,</text:span><text:span text:style-name="T2"> </text:span><text:span text:style-name="T6">'972'</text:span></text:p>
      <text:p text:style-name="P4"><text:span text:style-name="T3">--</text:span><text:span text:style-name="T2"> </text:span><text:span text:style-name="T6">'Ullman '</text:span><text:span text:style-name="T1">,</text:span><text:span text:style-name="T2"> </text:span><text:span text:style-name="T6">'974'</text:span></text:p>
      <text:p text:style-name="P4"><text:span text:style-name="T3">--</text:span><text:span text:style-name="T2"> </text:span><text:span text:style-name="T6">'DAgostino'</text:span><text:span text:style-name="T1">,</text:span><text:span text:style-name="T2"> </text:span><text:span text:style-name="T6">'991'</text:span></text:p>
      <text:p text:style-name="P2"/>
      <text:h text:style-name="P3" text:outline-level="2"><text:span text:style-name="T1">select</text:span><text:span text:style-name="T2"> </text:span><text:span text:style-name="T1">distinct</text:span><text:span text:style-name="T2"> </text:span><text:span text:style-name="T1">names</text:span><text:span text:style-name="T2"> </text:span><text:span text:style-name="T1">with</text:span><text:span text:style-name="T2"> </text:span><text:span text:style-name="T1">ref</text:span><text:span text:style-name="T2"> </text:span><text:span text:style-name="T1">to</text:span><text:span text:style-name="T2"> </text:span><text:span text:style-name="T1">salary</text:span><text:span text:style-name="T2"> </text:span><text:span text:style-name="T4">and</text:span><text:span text:style-name="T2"> </text:span><text:span text:style-name="T1">dept</text:span><text:span text:style-name="T3">.</text:span></text:h>
      <text:p text:style-name="P4"><text:span text:style-name="T1">select</text:span><text:span text:style-name="T2"> </text:span><text:span text:style-name="T1">distinct</text:span><text:span text:style-name="T2"> </text:span><text:span text:style-name="T1">T</text:span><text:span text:style-name="T3">.</text:span><text:span text:style-name="T1">name</text:span></text:p>
      <text:p text:style-name="P4"><text:span text:style-name="T1">from</text:span><text:span text:style-name="T2"> </text:span><text:span text:style-name="T1">instructor</text:span><text:span text:style-name="T2"> </text:span><text:span text:style-name="T8">as</text:span><text:span text:style-name="T2"> </text:span><text:span text:style-name="T1">T</text:span><text:span text:style-name="T2"> </text:span><text:span text:style-name="T1">,</text:span><text:span text:style-name="T2"> </text:span><text:span text:style-name="T1">instructor</text:span><text:span text:style-name="T2"> </text:span><text:span text:style-name="T8">as</text:span><text:span text:style-name="T2"> </text:span><text:span text:style-name="T1">S</text:span></text:p>
      <text:p text:style-name="P4"><text:span text:style-name="T1">where</text:span><text:span text:style-name="T2"> </text:span><text:span text:style-name="T1">T</text:span><text:span text:style-name="T3">.</text:span><text:span text:style-name="T1">salary</text:span><text:span text:style-name="T2"> </text:span><text:span text:style-name="T3">&gt;</text:span><text:span text:style-name="T2"> </text:span><text:span text:style-name="T1">S</text:span><text:span text:style-name="T3">.</text:span><text:span text:style-name="T1">salary</text:span><text:span text:style-name="T2"> </text:span><text:span text:style-name="T4">and</text:span><text:span text:style-name="T2"> </text:span><text:span text:style-name="T1">S</text:span><text:span text:style-name="T3">.</text:span><text:span text:style-name="T1">dept_name</text:span><text:span text:style-name="T2"> </text:span><text:span text:style-name="T3">=</text:span><text:span text:style-name="T2"> </text:span><text:span text:style-name="T6">'Biology'</text:span><text:span text:style-name="T1">;</text:span></text:p>
      <text:p text:style-name="P2"/>
      <text:p text:style-name="P4"><text:span text:style-name="T3">--</text:span><text:span text:style-name="T2"> </text:span><text:span text:style-name="T5"># name</text:span></text:p>
      <text:p text:style-name="P4"><text:span text:style-name="T3">--</text:span><text:span text:style-name="T2"> </text:span><text:span text:style-name="T6">'Bawa'</text:span></text:p>
      <text:p text:style-name="P4"><text:span text:style-name="T3">--</text:span><text:span text:style-name="T2"> </text:span><text:span text:style-name="T6">'Yazdi'</text:span></text:p>
      <text:p text:style-name="P4"><text:span text:style-name="T3">--</text:span><text:span text:style-name="T2"> </text:span><text:span text:style-name="T6">'Wieland'</text:span></text:p>
      <text:p text:style-name="P4"><text:span text:style-name="T3">--</text:span><text:span text:style-name="T2"> </text:span><text:span text:style-name="T6">'DAgostino'</text:span></text:p>
      <text:p text:style-name="P4"><text:span text:style-name="T3">--</text:span><text:span text:style-name="T2"> </text:span><text:span text:style-name="T6">'Liley'</text:span></text:p>
      <text:p text:style-name="P4"><text:span text:style-name="T3">--</text:span><text:span text:style-name="T2"> </text:span><text:span text:style-name="T6">'Atanassov'</text:span></text:p>
      <text:p text:style-name="P4"><text:span text:style-name="T3">--</text:span><text:span text:style-name="T2"> </text:span><text:span text:style-name="T6">'Moreira'</text:span></text:p>
      <text:p text:style-name="P4"><text:span text:style-name="T3">--</text:span><text:span text:style-name="T2"> </text:span><text:span text:style-name="T6">'Gustafsson'</text:span></text:p>
      <text:p text:style-name="P4"><text:span text:style-name="T3">--</text:span><text:span text:style-name="T2"> </text:span><text:span text:style-name="T6">'Bourrier'</text:span></text:p>
      <text:p text:style-name="P4"><text:span text:style-name="T3">--</text:span><text:span text:style-name="T2"> </text:span><text:span text:style-name="T6">'Bondi'</text:span></text:p>
      <text:p text:style-name="P4"><text:soft-page-break/><text:span text:style-name="T3">--</text:span><text:span text:style-name="T2"> </text:span><text:span text:style-name="T6">'Soisalon-Soininen'</text:span></text:p>
      <text:p text:style-name="P4"><text:span text:style-name="T3">--</text:span><text:span text:style-name="T2"> </text:span><text:span text:style-name="T6">'Arias'</text:span></text:p>
      <text:p text:style-name="P4"><text:span text:style-name="T3">--</text:span><text:span text:style-name="T2"> </text:span><text:span text:style-name="T6">'Murata'</text:span></text:p>
      <text:p text:style-name="P4"><text:span text:style-name="T3">--</text:span><text:span text:style-name="T2"> </text:span><text:span text:style-name="T6">'Tung'</text:span></text:p>
      <text:p text:style-name="P4"><text:span text:style-name="T3">--</text:span><text:span text:style-name="T2"> </text:span><text:span text:style-name="T6">'Luo'</text:span></text:p>
      <text:p text:style-name="P4"><text:span text:style-name="T3">--</text:span><text:span text:style-name="T2"> </text:span><text:span text:style-name="T6">'Romero'</text:span></text:p>
      <text:p text:style-name="P4"><text:span text:style-name="T3">--</text:span><text:span text:style-name="T2"> </text:span><text:span text:style-name="T6">'Lent'</text:span></text:p>
      <text:p text:style-name="P4"><text:span text:style-name="T3">--</text:span><text:span text:style-name="T2"> </text:span><text:span text:style-name="T6">'Sarkar'</text:span></text:p>
      <text:p text:style-name="P4"><text:span text:style-name="T3">--</text:span><text:span text:style-name="T2"> </text:span><text:span text:style-name="T6">'Shuming'</text:span></text:p>
      <text:p text:style-name="P4"><text:span text:style-name="T3">--</text:span><text:span text:style-name="T2"> </text:span><text:span text:style-name="T6">'Bancilhon'</text:span></text:p>
      <text:p text:style-name="P4"><text:span text:style-name="T3">--</text:span><text:span text:style-name="T2"> </text:span><text:span text:style-name="T6">'Dusserre'</text:span></text:p>
      <text:p text:style-name="P4"><text:span text:style-name="T3">--</text:span><text:span text:style-name="T2"> </text:span><text:span text:style-name="T6">'Desyl'</text:span></text:p>
      <text:p text:style-name="P4"><text:span text:style-name="T3">--</text:span><text:span text:style-name="T2"> </text:span><text:span text:style-name="T6">'Jaekel'</text:span></text:p>
      <text:p text:style-name="P4"><text:span text:style-name="T3">--</text:span><text:span text:style-name="T2"> </text:span><text:span text:style-name="T6">'McKinnon'</text:span></text:p>
      <text:p text:style-name="P4"><text:span text:style-name="T3">--</text:span><text:span text:style-name="T2"> </text:span><text:span text:style-name="T6">'Mingoz'</text:span></text:p>
      <text:p text:style-name="P4"><text:span text:style-name="T3">--</text:span><text:span text:style-name="T2"> </text:span><text:span text:style-name="T6">'Pimenta'</text:span></text:p>
      <text:p text:style-name="P4"><text:span text:style-name="T3">--</text:span><text:span text:style-name="T2"> </text:span><text:span text:style-name="T6">'Yin'</text:span></text:p>
      <text:p text:style-name="P4"><text:span text:style-name="T3">--</text:span><text:span text:style-name="T2"> </text:span><text:span text:style-name="T6">'Sullivan'</text:span></text:p>
      <text:p text:style-name="P4"><text:span text:style-name="T3">--</text:span><text:span text:style-name="T2"> </text:span><text:span text:style-name="T6">'Voronina'</text:span></text:p>
      <text:p text:style-name="P4"><text:span text:style-name="T3">--</text:span><text:span text:style-name="T2"> </text:span><text:span text:style-name="T6">'Kenje'</text:span></text:p>
      <text:p text:style-name="P4"><text:span text:style-name="T3">--</text:span><text:span text:style-name="T2"> </text:span><text:span text:style-name="T6">'Mahmoud'</text:span></text:p>
      <text:p text:style-name="P4"><text:span text:style-name="T3">--</text:span><text:span text:style-name="T2"> </text:span><text:span text:style-name="T6">'Pingr'</text:span></text:p>
      <text:p text:style-name="P4"><text:span text:style-name="T3">--</text:span><text:span text:style-name="T2"> </text:span><text:span text:style-name="T6">'Ullman '</text:span></text:p>
      <text:p text:style-name="P4"><text:span text:style-name="T3">--</text:span><text:span text:style-name="T2"> </text:span><text:span text:style-name="T6">'Levine'</text:span></text:p>
      <text:p text:style-name="P4"><text:span text:style-name="T3">--</text:span><text:span text:style-name="T2"> </text:span><text:span text:style-name="T6">'Valtchev'</text:span></text:p>
      <text:p text:style-name="P4"><text:span text:style-name="T3">--</text:span><text:span text:style-name="T2"> </text:span><text:span text:style-name="T6">'Bietzk'</text:span></text:p>
      <text:p text:style-name="P4"><text:span text:style-name="T3">--</text:span><text:span text:style-name="T2"> </text:span><text:span text:style-name="T6">'Choll'</text:span></text:p>
      <text:p text:style-name="P4"><text:span text:style-name="T3">--</text:span><text:span text:style-name="T2"> </text:span><text:span text:style-name="T6">'Arinb'</text:span></text:p>
      <text:p text:style-name="P4"><text:span text:style-name="T3">--</text:span><text:span text:style-name="T2"> </text:span><text:span text:style-name="T6">'Sakurai'</text:span></text:p>
      <text:p text:style-name="P4"><text:span text:style-name="T3">--</text:span><text:span text:style-name="T2"> </text:span><text:span text:style-name="T6">'Mird'</text:span></text:p>
      <text:p text:style-name="P4"><text:span text:style-name="T3">--</text:span><text:span text:style-name="T2"> </text:span><text:span text:style-name="T6">'Bertolino'</text:span></text:p>
      <text:p text:style-name="P4"><text:span text:style-name="T3">--</text:span><text:span text:style-name="T2"> </text:span><text:span text:style-name="T6">'Dale'</text:span></text:p>
      <text:p text:style-name="P2"/>
      <text:h text:style-name="P3" text:outline-level="2"><text:span text:style-name="T1">selecting</text:span><text:span text:style-name="T2"> </text:span><text:span text:style-name="T1">building</text:span><text:span text:style-name="T2"> </text:span><text:span text:style-name="T1">with</text:span><text:span text:style-name="T2"> </text:span><text:span text:style-name="T1">custom</text:span><text:span text:style-name="T2"> </text:span><text:span text:style-name="T1">like</text:span></text:h>
      <text:p text:style-name="P4"><text:span text:style-name="T1">select</text:span><text:span text:style-name="T2"> </text:span><text:span text:style-name="T1">distinct</text:span><text:span text:style-name="T2"> </text:span><text:span text:style-name="T1">dept_name,</text:span><text:span text:style-name="T2"> </text:span><text:span text:style-name="T1">building</text:span></text:p>
      <text:p text:style-name="P4"><text:span text:style-name="T1">from</text:span><text:span text:style-name="T2"> </text:span><text:span text:style-name="T1">department</text:span></text:p>
      <text:p text:style-name="P4"><text:span text:style-name="T1">where</text:span><text:span text:style-name="T2"> </text:span><text:span text:style-name="T1">building</text:span><text:span text:style-name="T2"> </text:span><text:span text:style-name="T1">like</text:span><text:span text:style-name="T2"> </text:span><text:span text:style-name="T6">'%auc_n%'</text:span><text:span text:style-name="T1">;</text:span></text:p>
      <text:p text:style-name="P2"/>
      <text:p text:style-name="P4"><text:span text:style-name="T3">--</text:span><text:span text:style-name="T2"> </text:span><text:span text:style-name="T5"># dept_name, building</text:span></text:p>
      <text:p text:style-name="P4"><text:span text:style-name="T3">--</text:span><text:span text:style-name="T2"> </text:span><text:span text:style-name="T6">'Accounting'</text:span><text:span text:style-name="T1">,</text:span><text:span text:style-name="T2"> </text:span><text:span text:style-name="T6">'Saucon'</text:span></text:p>
      <text:p text:style-name="P2"/>
      <text:h text:style-name="P3" text:outline-level="2"><text:span text:style-name="T1">select</text:span><text:span text:style-name="T2"> </text:span><text:span text:style-name="T1">all</text:span><text:span text:style-name="T2"> </text:span><text:span text:style-name="T1">order</text:span><text:span text:style-name="T2"> </text:span><text:span text:style-name="T1">by</text:span><text:span text:style-name="T2"> </text:span><text:span text:style-name="T1">salary</text:span><text:span text:style-name="T2"> </text:span><text:span text:style-name="T1">descending</text:span><text:span text:style-name="T2"> </text:span><text:span text:style-name="T4">and</text:span><text:span text:style-name="T2"> </text:span><text:span text:style-name="T1">name</text:span><text:span text:style-name="T2"> </text:span><text:span text:style-name="T1">ascending</text:span></text:h>
      <text:p text:style-name="P4"><text:span text:style-name="T1">select</text:span><text:span text:style-name="T2"> </text:span><text:span text:style-name="T3">*</text:span></text:p>
      <text:p text:style-name="P4"><text:span text:style-name="T1">from</text:span><text:span text:style-name="T2"> </text:span><text:span text:style-name="T1">instructor</text:span></text:p>
      <text:p text:style-name="P4"><text:span text:style-name="T1">order</text:span><text:span text:style-name="T2"> </text:span><text:span text:style-name="T1">by</text:span><text:span text:style-name="T2"> </text:span><text:span text:style-name="T1">salary</text:span><text:span text:style-name="T2"> </text:span><text:span text:style-name="T1">desc,</text:span><text:span text:style-name="T2"> </text:span><text:span text:style-name="T1">name</text:span><text:span text:style-name="T2"> </text:span><text:span text:style-name="T1">asc;</text:span></text:p>
      <text:p text:style-name="P2"/>
      <text:p text:style-name="P4"><text:soft-page-break/><text:span text:style-name="T3">--</text:span><text:span text:style-name="T2"> </text:span><text:span text:style-name="T5"># ID, name, dept_name, salary</text:span></text:p>
      <text:p text:style-name="P4"><text:span text:style-name="T3">--</text:span><text:span text:style-name="T2"> </text:span><text:span text:style-name="T6">'19368'</text:span><text:span text:style-name="T1">,</text:span><text:span text:style-name="T2"> </text:span><text:span text:style-name="T6">'Wieland'</text:span><text:span text:style-name="T1">,</text:span><text:span text:style-name="T2"> </text:span><text:span text:style-name="T6">'Pol. Sci.'</text:span><text:span text:style-name="T1">,</text:span><text:span text:style-name="T2"> </text:span><text:span text:style-name="T6">'124651.41'</text:span></text:p>
      <text:p text:style-name="P4"><text:span text:style-name="T3">--</text:span><text:span text:style-name="T2"> </text:span><text:span text:style-name="T6">'74420'</text:span><text:span text:style-name="T1">,</text:span><text:span text:style-name="T2"> </text:span><text:span text:style-name="T6">'Voronina'</text:span><text:span text:style-name="T1">,</text:span><text:span text:style-name="T2"> </text:span><text:span text:style-name="T6">'Physics'</text:span><text:span text:style-name="T1">,</text:span><text:span text:style-name="T2"> </text:span><text:span text:style-name="T6">'121141.99'</text:span></text:p>
      <text:p text:style-name="P4"><text:span text:style-name="T3">--</text:span><text:span text:style-name="T2"> </text:span><text:span text:style-name="T6">'96895'</text:span><text:span text:style-name="T1">,</text:span><text:span text:style-name="T2"> </text:span><text:span text:style-name="T6">'Mird'</text:span><text:span text:style-name="T1">,</text:span><text:span text:style-name="T2"> </text:span><text:span text:style-name="T6">'Marketing'</text:span><text:span text:style-name="T1">,</text:span><text:span text:style-name="T2"> </text:span><text:span text:style-name="T6">'119921.41'</text:span></text:p>
      <text:p text:style-name="P4"><text:span text:style-name="T3">--</text:span><text:span text:style-name="T2"> </text:span><text:span text:style-name="T6">'95709'</text:span><text:span text:style-name="T1">,</text:span><text:span text:style-name="T2"> </text:span><text:span text:style-name="T6">'Sakurai'</text:span><text:span text:style-name="T1">,</text:span><text:span text:style-name="T2"> </text:span><text:span text:style-name="T6">'English'</text:span><text:span text:style-name="T1">,</text:span><text:span text:style-name="T2"> </text:span><text:span text:style-name="T6">'118143.98'</text:span></text:p>
      <text:p text:style-name="P4"><text:span text:style-name="T3">--</text:span><text:span text:style-name="T2"> </text:span><text:span text:style-name="T6">'90376'</text:span><text:span text:style-name="T1">,</text:span><text:span text:style-name="T2"> </text:span><text:span text:style-name="T6">'Bietzk'</text:span><text:span text:style-name="T1">,</text:span><text:span text:style-name="T2"> </text:span><text:span text:style-name="T6">'Cybernetics'</text:span><text:span text:style-name="T1">,</text:span><text:span text:style-name="T2"> </text:span><text:span text:style-name="T6">'117836.50'</text:span></text:p>
      <text:p text:style-name="P4"><text:span text:style-name="T3">--</text:span><text:span text:style-name="T2"> </text:span><text:span text:style-name="T6">'34175'</text:span><text:span text:style-name="T1">,</text:span><text:span text:style-name="T2"> </text:span><text:span text:style-name="T6">'Bondi'</text:span><text:span text:style-name="T1">,</text:span><text:span text:style-name="T2"> </text:span><text:span text:style-name="T6">'Comp. Sci.'</text:span><text:span text:style-name="T1">,</text:span><text:span text:style-name="T2"> </text:span><text:span text:style-name="T6">'115469.11'</text:span></text:p>
      <text:p text:style-name="P4"><text:span text:style-name="T3">--</text:span><text:span text:style-name="T2"> </text:span><text:span text:style-name="T6">'50330'</text:span><text:span text:style-name="T1">,</text:span><text:span text:style-name="T2"> </text:span><text:span text:style-name="T6">'Shuming'</text:span><text:span text:style-name="T1">,</text:span><text:span text:style-name="T2"> </text:span><text:span text:style-name="T6">'Physics'</text:span><text:span text:style-name="T1">,</text:span><text:span text:style-name="T2"> </text:span><text:span text:style-name="T6">'108011.81'</text:span></text:p>
      <text:p text:style-name="P4"><text:span text:style-name="T3">--</text:span><text:span text:style-name="T2"> </text:span><text:span text:style-name="T6">'48507'</text:span><text:span text:style-name="T1">,</text:span><text:span text:style-name="T2"> </text:span><text:span text:style-name="T6">'Lent'</text:span><text:span text:style-name="T1">,</text:span><text:span text:style-name="T2"> </text:span><text:span text:style-name="T6">'Mech. Eng.'</text:span><text:span text:style-name="T1">,</text:span><text:span text:style-name="T2"> </text:span><text:span text:style-name="T6">'107978.47'</text:span></text:p>
      <text:p text:style-name="P4"><text:span text:style-name="T3">--</text:span><text:span text:style-name="T2"> </text:span><text:span text:style-name="T6">'74426'</text:span><text:span text:style-name="T1">,</text:span><text:span text:style-name="T2"> </text:span><text:span text:style-name="T6">'Kenje'</text:span><text:span text:style-name="T1">,</text:span><text:span text:style-name="T2"> </text:span><text:span text:style-name="T6">'Marketing'</text:span><text:span text:style-name="T1">,</text:span><text:span text:style-name="T2"> </text:span><text:span text:style-name="T6">'106554.73'</text:span></text:p>
      <text:p text:style-name="P4"><text:span text:style-name="T3">--</text:span><text:span text:style-name="T2"> </text:span><text:span text:style-name="T6">'6569'</text:span><text:span text:style-name="T1">,</text:span><text:span text:style-name="T2"> </text:span><text:span text:style-name="T6">'Mingoz'</text:span><text:span text:style-name="T1">,</text:span><text:span text:style-name="T2"> </text:span><text:span text:style-name="T6">'Finance'</text:span><text:span text:style-name="T1">,</text:span><text:span text:style-name="T2"> </text:span><text:span text:style-name="T6">'105311.38'</text:span></text:p>
      <text:p text:style-name="P4"><text:span text:style-name="T3">--</text:span><text:span text:style-name="T2"> </text:span><text:span text:style-name="T6">'37687'</text:span><text:span text:style-name="T1">,</text:span><text:span text:style-name="T2"> </text:span><text:span text:style-name="T6">'Arias'</text:span><text:span text:style-name="T1">,</text:span><text:span text:style-name="T2"> </text:span><text:span text:style-name="T6">'Statistics'</text:span><text:span text:style-name="T1">,</text:span><text:span text:style-name="T2"> </text:span><text:span text:style-name="T6">'104563.38'</text:span></text:p>
      <text:p text:style-name="P4"><text:span text:style-name="T3">--</text:span><text:span text:style-name="T2"> </text:span><text:span text:style-name="T6">'63287'</text:span><text:span text:style-name="T1">,</text:span><text:span text:style-name="T2"> </text:span><text:span text:style-name="T6">'Jaekel'</text:span><text:span text:style-name="T1">,</text:span><text:span text:style-name="T2"> </text:span><text:span text:style-name="T6">'Athletics'</text:span><text:span text:style-name="T1">,</text:span><text:span text:style-name="T2"> </text:span><text:span text:style-name="T6">'103146.87'</text:span></text:p>
      <text:p text:style-name="P4"><text:span text:style-name="T3">--</text:span><text:span text:style-name="T2"> </text:span><text:span text:style-name="T6">'77346'</text:span><text:span text:style-name="T1">,</text:span><text:span text:style-name="T2"> </text:span><text:span text:style-name="T6">'Mahmoud'</text:span><text:span text:style-name="T1">,</text:span><text:span text:style-name="T2"> </text:span><text:span text:style-name="T6">'Geology'</text:span><text:span text:style-name="T1">,</text:span><text:span text:style-name="T2"> </text:span><text:span text:style-name="T6">'99382.59'</text:span></text:p>
      <text:p text:style-name="P4"><text:span text:style-name="T3">--</text:span><text:span text:style-name="T2"> </text:span><text:span text:style-name="T6">'16807'</text:span><text:span text:style-name="T1">,</text:span><text:span text:style-name="T2"> </text:span><text:span text:style-name="T6">'Yazdi'</text:span><text:span text:style-name="T1">,</text:span><text:span text:style-name="T2"> </text:span><text:span text:style-name="T6">'Athletics'</text:span><text:span text:style-name="T1">,</text:span><text:span text:style-name="T2"> </text:span><text:span text:style-name="T6">'98333.65'</text:span></text:p>
      <text:p text:style-name="P4"><text:span text:style-name="T3">--</text:span><text:span text:style-name="T2"> </text:span><text:span text:style-name="T6">'63395'</text:span><text:span text:style-name="T1">,</text:span><text:span text:style-name="T2"> </text:span><text:span text:style-name="T6">'McKinnon'</text:span><text:span text:style-name="T1">,</text:span><text:span text:style-name="T2"> </text:span><text:span text:style-name="T6">'Cybernetics'</text:span><text:span text:style-name="T1">,</text:span><text:span text:style-name="T2"> </text:span><text:span text:style-name="T6">'94333.99'</text:span></text:p>
      <text:p text:style-name="P4"><text:span text:style-name="T3">--</text:span><text:span text:style-name="T2"> </text:span><text:span text:style-name="T6">'99052'</text:span><text:span text:style-name="T1">,</text:span><text:span text:style-name="T2"> </text:span><text:span text:style-name="T6">'Dale'</text:span><text:span text:style-name="T1">,</text:span><text:span text:style-name="T2"> </text:span><text:span text:style-name="T6">'Cybernetics'</text:span><text:span text:style-name="T1">,</text:span><text:span text:style-name="T2"> </text:span><text:span text:style-name="T6">'93348.83'</text:span></text:p>
      <text:p text:style-name="P4"><text:span text:style-name="T3">--</text:span><text:span text:style-name="T2"> </text:span><text:span text:style-name="T6">'25946'</text:span><text:span text:style-name="T1">,</text:span><text:span text:style-name="T2"> </text:span><text:span text:style-name="T6">'Liley'</text:span><text:span text:style-name="T1">,</text:span><text:span text:style-name="T2"> </text:span><text:span text:style-name="T6">'Languages'</text:span><text:span text:style-name="T1">,</text:span><text:span text:style-name="T2"> </text:span><text:span text:style-name="T6">'90891.69'</text:span></text:p>
      <text:p text:style-name="P4"><text:span text:style-name="T3">--</text:span><text:span text:style-name="T2"> </text:span><text:span text:style-name="T6">'73623'</text:span><text:span text:style-name="T1">,</text:span><text:span text:style-name="T2"> </text:span><text:span text:style-name="T6">'Sullivan'</text:span><text:span text:style-name="T1">,</text:span><text:span text:style-name="T2"> </text:span><text:span text:style-name="T6">'Elec. Eng.'</text:span><text:span text:style-name="T1">,</text:span><text:span text:style-name="T2"> </text:span><text:span text:style-name="T6">'90038.09'</text:span></text:p>
      <text:p text:style-name="P4"><text:span text:style-name="T3">--</text:span><text:span text:style-name="T2"> </text:span><text:span text:style-name="T6">'79653'</text:span><text:span text:style-name="T1">,</text:span><text:span text:style-name="T2"> </text:span><text:span text:style-name="T6">'Levine'</text:span><text:span text:style-name="T1">,</text:span><text:span text:style-name="T2"> </text:span><text:span text:style-name="T6">'Elec. Eng.'</text:span><text:span text:style-name="T1">,</text:span><text:span text:style-name="T2"> </text:span><text:span text:style-name="T6">'89805.83'</text:span></text:p>
      <text:p text:style-name="P4"><text:span text:style-name="T3">--</text:span><text:span text:style-name="T2"> </text:span><text:span text:style-name="T6">'4233'</text:span><text:span text:style-name="T1">,</text:span><text:span text:style-name="T2"> </text:span><text:span text:style-name="T6">'Luo'</text:span><text:span text:style-name="T1">,</text:span><text:span text:style-name="T2"> </text:span><text:span text:style-name="T6">'English'</text:span><text:span text:style-name="T1">,</text:span><text:span text:style-name="T2"> </text:span><text:span text:style-name="T6">'88791.45'</text:span></text:p>
      <text:p text:style-name="P4"><text:span text:style-name="T3">--</text:span><text:span text:style-name="T2"> </text:span><text:span text:style-name="T6">'52647'</text:span><text:span text:style-name="T1">,</text:span><text:span text:style-name="T2"> </text:span><text:span text:style-name="T6">'Bancilhon'</text:span><text:span text:style-name="T1">,</text:span><text:span text:style-name="T2"> </text:span><text:span text:style-name="T6">'Pol. Sci.'</text:span><text:span text:style-name="T1">,</text:span><text:span text:style-name="T2"> </text:span><text:span text:style-name="T6">'87958.01'</text:span></text:p>
      <text:p text:style-name="P4"><text:span text:style-name="T3">--</text:span><text:span text:style-name="T2"> </text:span><text:span text:style-name="T6">'48570'</text:span><text:span text:style-name="T1">,</text:span><text:span text:style-name="T2"> </text:span><text:span text:style-name="T6">'Sarkar'</text:span><text:span text:style-name="T1">,</text:span><text:span text:style-name="T2"> </text:span><text:span text:style-name="T6">'Pol. Sci.'</text:span><text:span text:style-name="T1">,</text:span><text:span text:style-name="T2"> </text:span><text:span text:style-name="T6">'87549.80'</text:span></text:p>
      <text:p text:style-name="P4"><text:span text:style-name="T3">--</text:span><text:span text:style-name="T2"> </text:span><text:span text:style-name="T6">'28400'</text:span><text:span text:style-name="T1">,</text:span><text:span text:style-name="T2"> </text:span><text:span text:style-name="T6">'Atanassov'</text:span><text:span text:style-name="T1">,</text:span><text:span text:style-name="T2"> </text:span><text:span text:style-name="T6">'Statistics'</text:span><text:span text:style-name="T1">,</text:span><text:span text:style-name="T2"> </text:span><text:span text:style-name="T6">'84982.92'</text:span></text:p>
      <text:p text:style-name="P4"><text:span text:style-name="T3">--</text:span><text:span text:style-name="T2"> </text:span><text:span text:style-name="T6">'3199'</text:span><text:span text:style-name="T1">,</text:span><text:span text:style-name="T2"> </text:span><text:span text:style-name="T6">'Gustafsson'</text:span><text:span text:style-name="T1">,</text:span><text:span text:style-name="T2"> </text:span><text:span text:style-name="T6">'Elec. Eng.'</text:span><text:span text:style-name="T1">,</text:span><text:span text:style-name="T2"> </text:span><text:span text:style-name="T6">'82534.37'</text:span></text:p>
      <text:p text:style-name="P4"><text:span text:style-name="T3">--</text:span><text:span text:style-name="T2"> </text:span><text:span text:style-name="T6">'3335'</text:span><text:span text:style-name="T1">,</text:span><text:span text:style-name="T2"> </text:span><text:span text:style-name="T6">'Bourrier'</text:span><text:span text:style-name="T1">,</text:span><text:span text:style-name="T2"> </text:span><text:span text:style-name="T6">'Comp. Sci.'</text:span><text:span text:style-name="T1">,</text:span><text:span text:style-name="T2"> </text:span><text:span text:style-name="T6">'80797.83'</text:span></text:p>
      <text:p text:style-name="P4"><text:span text:style-name="T3">--</text:span><text:span text:style-name="T2"> </text:span><text:span text:style-name="T6">'65931'</text:span><text:span text:style-name="T1">,</text:span><text:span text:style-name="T2"> </text:span><text:span text:style-name="T6">'Pimenta'</text:span><text:span text:style-name="T1">,</text:span><text:span text:style-name="T2"> </text:span><text:span text:style-name="T6">'Cybernetics'</text:span><text:span text:style-name="T1">,</text:span><text:span text:style-name="T2"> </text:span><text:span text:style-name="T6">'79866.95'</text:span></text:p>
      <text:p text:style-name="P4"><text:span text:style-name="T3">--</text:span><text:span text:style-name="T2"> </text:span><text:span text:style-name="T6">'43779'</text:span><text:span text:style-name="T1">,</text:span><text:span text:style-name="T2"> </text:span><text:span text:style-name="T6">'Romero'</text:span><text:span text:style-name="T1">,</text:span><text:span text:style-name="T2"> </text:span><text:span text:style-name="T6">'Astronomy'</text:span><text:span text:style-name="T1">,</text:span><text:span text:style-name="T2"> </text:span><text:span text:style-name="T6">'79070.08'</text:span></text:p>
      <text:p text:style-name="P4"><text:span text:style-name="T3">--</text:span><text:span text:style-name="T2"> </text:span><text:span text:style-name="T6">'81991'</text:span><text:span text:style-name="T1">,</text:span><text:span text:style-name="T2"> </text:span><text:span text:style-name="T6">'Valtchev'</text:span><text:span text:style-name="T1">,</text:span><text:span text:style-name="T2"> </text:span><text:span text:style-name="T6">'Biology'</text:span><text:span text:style-name="T1">,</text:span><text:span text:style-name="T2"> </text:span><text:span text:style-name="T6">'77036.18'</text:span></text:p>
      <text:p text:style-name="P4"><text:span text:style-name="T3">--</text:span><text:span text:style-name="T2"> </text:span><text:span text:style-name="T6">'15347'</text:span><text:span text:style-name="T1">,</text:span><text:span text:style-name="T2"> </text:span><text:span text:style-name="T6">'Bawa'</text:span><text:span text:style-name="T1">,</text:span><text:span text:style-name="T2"> </text:span><text:span text:style-name="T6">'Athletics'</text:span><text:span text:style-name="T1">,</text:span><text:span text:style-name="T2"> </text:span><text:span text:style-name="T6">'72140.88'</text:span></text:p>
      <text:p text:style-name="P4"><text:span text:style-name="T3">--</text:span><text:span text:style-name="T2"> </text:span><text:span text:style-name="T6">'31955'</text:span><text:span text:style-name="T1">,</text:span><text:span text:style-name="T2"> </text:span><text:span text:style-name="T6">'Moreira'</text:span><text:span text:style-name="T1">,</text:span><text:span text:style-name="T2"> </text:span><text:span text:style-name="T6">'Accounting'</text:span><text:span text:style-name="T1">,</text:span><text:span text:style-name="T2"> </text:span><text:span text:style-name="T6">'71351.42'</text:span></text:p>
      <text:p text:style-name="P4"><text:span text:style-name="T3">--</text:span><text:span text:style-name="T2"> </text:span><text:span text:style-name="T6">'58558'</text:span><text:span text:style-name="T1">,</text:span><text:span text:style-name="T2"> </text:span><text:span text:style-name="T6">'Dusserre'</text:span><text:span text:style-name="T1">,</text:span><text:span text:style-name="T2"> </text:span><text:span text:style-name="T6">'Marketing'</text:span><text:span text:style-name="T1">,</text:span><text:span text:style-name="T2"> </text:span><text:span text:style-name="T6">'66143.25'</text:span></text:p>
      <text:p text:style-name="P4"><text:span text:style-name="T3">--</text:span><text:span text:style-name="T2"> </text:span><text:span text:style-name="T6">'35579'</text:span><text:span text:style-name="T1">,</text:span><text:span text:style-name="T2"> </text:span><text:span text:style-name="T6">'Soisalon-Soininen'</text:span><text:span text:style-name="T1">,</text:span><text:span text:style-name="T2"> </text:span><text:span text:style-name="T6">'Psychology'</text:span><text:span text:style-name="T1">,</text:span><text:span text:style-name="T2"> </text:span><text:span text:style-name="T6">'62579.61'</text:span></text:p>
      <text:p text:style-name="P4"><text:span text:style-name="T3">--</text:span><text:span text:style-name="T2"> </text:span><text:span text:style-name="T6">'4034'</text:span><text:span text:style-name="T1">,</text:span><text:span text:style-name="T2"> </text:span><text:span text:style-name="T6">'Murata'</text:span><text:span text:style-name="T1">,</text:span><text:span text:style-name="T2"> </text:span><text:span text:style-name="T6">'Athletics'</text:span><text:span text:style-name="T1">,</text:span><text:span text:style-name="T2"> </text:span><text:span text:style-name="T6">'61387.56'</text:span></text:p>
      <text:p text:style-name="P4"><text:span text:style-name="T3">--</text:span><text:span text:style-name="T2"> </text:span><text:span text:style-name="T6">'22591'</text:span><text:span text:style-name="T1">,</text:span><text:span text:style-name="T2"> </text:span><text:span text:style-name="T6">'DAgostino'</text:span><text:span text:style-name="T1">,</text:span><text:span text:style-name="T2"> </text:span><text:span text:style-name="T6">'Psychology'</text:span><text:span text:style-name="T1">,</text:span><text:span text:style-name="T2"> </text:span><text:span text:style-name="T6">'59706.49'</text:span></text:p>
      <text:p text:style-name="P4"><text:span text:style-name="T3">--</text:span><text:span text:style-name="T2"> </text:span><text:span text:style-name="T6">'78699'</text:span><text:span text:style-name="T1">,</text:span><text:span text:style-name="T2"> </text:span><text:span text:style-name="T6">'Pingr'</text:span><text:span text:style-name="T1">,</text:span><text:span text:style-name="T2"> </text:span><text:span text:style-name="T6">'Statistics'</text:span><text:span text:style-name="T1">,</text:span><text:span text:style-name="T2"> </text:span><text:span text:style-name="T6">'59303.62'</text:span></text:p>
      <text:p text:style-name="P4"><text:span text:style-name="T3">--</text:span><text:span text:style-name="T2"> </text:span><text:span text:style-name="T6">'90643'</text:span><text:span text:style-name="T1">,</text:span><text:span text:style-name="T2"> </text:span><text:span text:style-name="T6">'Choll'</text:span><text:span text:style-name="T1">,</text:span><text:span text:style-name="T2"> </text:span><text:span text:style-name="T6">'Statistics'</text:span><text:span text:style-name="T1">,</text:span><text:span text:style-name="T2"> </text:span><text:span text:style-name="T6">'57807.09'</text:span></text:p>
      <text:p text:style-name="P4"><text:span text:style-name="T3">--</text:span><text:span text:style-name="T2"> </text:span><text:span text:style-name="T6">'95030'</text:span><text:span text:style-name="T1">,</text:span><text:span text:style-name="T2"> </text:span><text:span text:style-name="T6">'Arinb'</text:span><text:span text:style-name="T1">,</text:span><text:span text:style-name="T2"> </text:span><text:span text:style-name="T6">'Statistics'</text:span><text:span text:style-name="T1">,</text:span><text:span text:style-name="T2"> </text:span><text:span text:style-name="T6">'54805.11'</text:span></text:p>
      <text:p text:style-name="P4"><text:span text:style-name="T3">--</text:span><text:span text:style-name="T2"> </text:span><text:span text:style-name="T6">'97302'</text:span><text:span text:style-name="T1">,</text:span><text:span text:style-name="T2"> </text:span><text:span text:style-name="T6">'Bertolino'</text:span><text:span text:style-name="T1">,</text:span><text:span text:style-name="T2"> </text:span><text:span text:style-name="T6">'Mech. Eng.'</text:span><text:span text:style-name="T1">,</text:span><text:span text:style-name="T2"> </text:span><text:span text:style-name="T6">'51647.57'</text:span></text:p>
      <text:p text:style-name="P4"><text:span text:style-name="T3">--</text:span><text:span text:style-name="T2"> </text:span><text:span text:style-name="T6">'41930'</text:span><text:span text:style-name="T1">,</text:span><text:span text:style-name="T2"> </text:span><text:span text:style-name="T6">'Tung'</text:span><text:span text:style-name="T1">,</text:span><text:span text:style-name="T2"> </text:span><text:span text:style-name="T6">'Athletics'</text:span><text:span text:style-name="T1">,</text:span><text:span text:style-name="T2"> </text:span><text:span text:style-name="T6">'50482.03'</text:span></text:p>
      <text:p text:style-name="P4"><text:span text:style-name="T3">--</text:span><text:span text:style-name="T2"> </text:span><text:span text:style-name="T6">'59795'</text:span><text:span text:style-name="T1">,</text:span><text:span text:style-name="T2"> </text:span><text:span text:style-name="T6">'Desyl'</text:span><text:span text:style-name="T1">,</text:span><text:span text:style-name="T2"> </text:span><text:span text:style-name="T6">'Languages'</text:span><text:span text:style-name="T1">,</text:span><text:span text:style-name="T2"> </text:span><text:span text:style-name="T6">'48803.38'</text:span></text:p>
      <text:p text:style-name="P4"><text:span text:style-name="T3">--</text:span><text:span text:style-name="T2"> </text:span><text:span text:style-name="T6">'79081'</text:span><text:span text:style-name="T1">,</text:span><text:span text:style-name="T2"> </text:span><text:span text:style-name="T6">'Ullman '</text:span><text:span text:style-name="T1">,</text:span><text:span text:style-name="T2"> </text:span><text:span text:style-name="T6">'Accounting'</text:span><text:span text:style-name="T1">,</text:span><text:span text:style-name="T2"> </text:span><text:span text:style-name="T6">'47307.10'</text:span></text:p>
      <text:p text:style-name="P4"><text:span text:style-name="T3">--</text:span><text:span text:style-name="T2"> </text:span><text:span text:style-name="T6">'72553'</text:span><text:span text:style-name="T1">,</text:span><text:span text:style-name="T2"> </text:span><text:span text:style-name="T6">'Yin'</text:span><text:span text:style-name="T1">,</text:span><text:span text:style-name="T2"> </text:span><text:span text:style-name="T6">'English'</text:span><text:span text:style-name="T1">,</text:span><text:span text:style-name="T2"> </text:span><text:span text:style-name="T6">'46397.59'</text:span></text:p>
      <text:p text:style-name="P4"><text:span text:style-name="T3">--</text:span><text:span text:style-name="T2"> </text:span><text:span text:style-name="T6">'80759'</text:span><text:span text:style-name="T1">,</text:span><text:span text:style-name="T2"> </text:span><text:span text:style-name="T6">'Queiroz'</text:span><text:span text:style-name="T1">,</text:span><text:span text:style-name="T2"> </text:span><text:span text:style-name="T6">'Biology'</text:span><text:span text:style-name="T1">,</text:span><text:span text:style-name="T2"> </text:span><text:span text:style-name="T6">'45538.32'</text:span></text:p>
      <text:p text:style-name="P4"><text:span text:style-name="T3">--</text:span><text:span text:style-name="T2"> </text:span><text:span text:style-name="T6">'64871'</text:span><text:span text:style-name="T1">,</text:span><text:span text:style-name="T2"> </text:span><text:span text:style-name="T6">'Gutierrez'</text:span><text:span text:style-name="T1">,</text:span><text:span text:style-name="T2"> </text:span><text:span text:style-name="T6">'Statistics'</text:span><text:span text:style-name="T1">,</text:span><text:span text:style-name="T2"> </text:span><text:span text:style-name="T6">'45310.53'</text:span></text:p>
      <text:p text:style-name="P4"><text:span text:style-name="T3">--</text:span><text:span text:style-name="T2"> </text:span><text:span text:style-name="T6">'57180'</text:span><text:span text:style-name="T1">,</text:span><text:span text:style-name="T2"> </text:span><text:span text:style-name="T6">'Hau'</text:span><text:span text:style-name="T1">,</text:span><text:span text:style-name="T2"> </text:span><text:span text:style-name="T6">'Accounting'</text:span><text:span text:style-name="T1">,</text:span><text:span text:style-name="T2"> </text:span><text:span text:style-name="T6">'43966.29'</text:span></text:p>
      <text:p text:style-name="P4"><text:span text:style-name="T3">--</text:span><text:span text:style-name="T2"> </text:span><text:span text:style-name="T6">'36897'</text:span><text:span text:style-name="T1">,</text:span><text:span text:style-name="T2"> </text:span><text:span text:style-name="T6">'Morris'</text:span><text:span text:style-name="T1">,</text:span><text:span text:style-name="T2"> </text:span><text:span text:style-name="T6">'Marketing'</text:span><text:span text:style-name="T1">,</text:span><text:span text:style-name="T2"> </text:span><text:span text:style-name="T6">'43770.36'</text:span></text:p>
      <text:p text:style-name="P4"><text:span text:style-name="T3">--</text:span><text:span text:style-name="T2"> </text:span><text:span text:style-name="T6">'28097'</text:span><text:span text:style-name="T1">,</text:span><text:span text:style-name="T2"> </text:span><text:span text:style-name="T6">'Kean'</text:span><text:span text:style-name="T1">,</text:span><text:span text:style-name="T2"> </text:span><text:span text:style-name="T6">'English'</text:span><text:span text:style-name="T1">,</text:span><text:span text:style-name="T2"> </text:span><text:span text:style-name="T6">'35023.18'</text:span></text:p>
      <text:p text:style-name="P4"><text:span text:style-name="T3">--</text:span><text:span text:style-name="T2"> </text:span><text:span text:style-name="T6">'42782'</text:span><text:span text:style-name="T1">,</text:span><text:span text:style-name="T2"> </text:span><text:span text:style-name="T6">'Vicentino'</text:span><text:span text:style-name="T1">,</text:span><text:span text:style-name="T2"> </text:span><text:span text:style-name="T6">'Elec. Eng.'</text:span><text:span text:style-name="T1">,</text:span><text:span text:style-name="T2"> </text:span><text:span text:style-name="T6">'34272.67'</text:span></text:p>
      <text:p text:style-name="P4"><text:soft-page-break/><text:span text:style-name="T3">--</text:span><text:span text:style-name="T2"> </text:span><text:span text:style-name="T6">'50885'</text:span><text:span text:style-name="T1">,</text:span><text:span text:style-name="T2"> </text:span><text:span text:style-name="T6">'Konstantinides'</text:span><text:span text:style-name="T1">,</text:span><text:span text:style-name="T2"> </text:span><text:span text:style-name="T6">'Languages'</text:span><text:span text:style-name="T1">,</text:span><text:span text:style-name="T2"> </text:span><text:span text:style-name="T6">'32570.50'</text:span></text:p>
      <text:p text:style-name="P4"><text:span text:style-name="T3">--</text:span><text:span text:style-name="T2"> </text:span><text:span text:style-name="T6">'14365'</text:span><text:span text:style-name="T1">,</text:span><text:span text:style-name="T2"> </text:span><text:span text:style-name="T6">'Lembr'</text:span><text:span text:style-name="T1">,</text:span><text:span text:style-name="T2"> </text:span><text:span text:style-name="T6">'Accounting'</text:span><text:span text:style-name="T1">,</text:span><text:span text:style-name="T2"> </text:span><text:span text:style-name="T6">'32241.56'</text:span></text:p>
      <text:p text:style-name="P2"/>
      <text:h text:style-name="P3" text:outline-level="2"><text:span text:style-name="T1">select</text:span><text:span text:style-name="T2"> </text:span><text:span text:style-name="T1">instructor</text:span><text:span text:style-name="T2"> </text:span><text:span text:style-name="T1">name</text:span><text:span text:style-name="T2"> </text:span><text:span text:style-name="T1">with</text:span><text:span text:style-name="T2"> </text:span><text:span text:style-name="T1">defined</text:span><text:span text:style-name="T2"> </text:span><text:span text:style-name="T1">salary</text:span></text:h>
      <text:p text:style-name="P4"><text:span text:style-name="T1">select</text:span><text:span text:style-name="T2"> </text:span><text:span text:style-name="T1">name</text:span></text:p>
      <text:p text:style-name="P4"><text:span text:style-name="T1">from</text:span><text:span text:style-name="T2"> </text:span><text:span text:style-name="T1">instructor</text:span></text:p>
      <text:p text:style-name="P4"><text:span text:style-name="T1">where</text:span><text:span text:style-name="T2"> </text:span><text:span text:style-name="T1">salary</text:span><text:span text:style-name="T2"> </text:span><text:span text:style-name="T1">between</text:span><text:span text:style-name="T2"> </text:span><text:span text:style-name="T3">90000</text:span><text:span text:style-name="T2"> </text:span><text:span text:style-name="T4">and</text:span><text:span text:style-name="T2"> </text:span><text:span text:style-name="T3">100000</text:span><text:span text:style-name="T1">;</text:span></text:p>
      <text:p text:style-name="P2"/>
      <text:p text:style-name="P4"><text:span text:style-name="T3">--</text:span><text:span text:style-name="T2"> </text:span><text:span text:style-name="T5"># name</text:span></text:p>
      <text:p text:style-name="P4"><text:span text:style-name="T3">--</text:span><text:span text:style-name="T2"> </text:span><text:span text:style-name="T6">'Yazdi'</text:span></text:p>
      <text:p text:style-name="P4"><text:span text:style-name="T3">--</text:span><text:span text:style-name="T2"> </text:span><text:span text:style-name="T6">'Liley'</text:span></text:p>
      <text:p text:style-name="P4"><text:span text:style-name="T3">--</text:span><text:span text:style-name="T2"> </text:span><text:span text:style-name="T6">'McKinnon'</text:span></text:p>
      <text:p text:style-name="P4"><text:span text:style-name="T3">--</text:span><text:span text:style-name="T2"> </text:span><text:span text:style-name="T6">'Sullivan'</text:span></text:p>
      <text:p text:style-name="P4"><text:span text:style-name="T3">--</text:span><text:span text:style-name="T2"> </text:span><text:span text:style-name="T6">'Mahmoud'</text:span></text:p>
      <text:p text:style-name="P4"><text:span text:style-name="T3">--</text:span><text:span text:style-name="T2"> </text:span><text:span text:style-name="T6">'Dale'</text:span></text:p>
      <text:p text:style-name="P2"/>
      <text:h text:style-name="P3" text:outline-level="2"><text:span text:style-name="T1">union</text:span><text:span text:style-name="T2"> </text:span><text:span text:style-name="T1">to</text:span><text:span text:style-name="T2"> </text:span><text:span text:style-name="T1">combine</text:span><text:span text:style-name="T2"> </text:span><text:span text:style-name="T3">2</text:span><text:span text:style-name="T2"> </text:span><text:span text:style-name="T1">diff</text:span><text:span text:style-name="T2"> </text:span><text:span text:style-name="T1">tables</text:span></text:h>
      <text:p text:style-name="P4"><text:span text:style-name="T1">(select</text:span><text:span text:style-name="T2"> </text:span><text:span text:style-name="T1">course_id,</text:span><text:span text:style-name="T2"> </text:span><text:span text:style-name="T1">semester</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4">and</text:span><text:span text:style-name="T2"> </text:span><text:span text:style-name="T1">year</text:span><text:span text:style-name="T3">=</text:span><text:span text:style-name="T2"> </text:span><text:span text:style-name="T3">2007</text:span><text:span text:style-name="T1">)</text:span></text:p>
      <text:p text:style-name="P8">union<text:span text:style-name="T7"/></text:p>
      <text:p text:style-name="P4"><text:span text:style-name="T1">(select</text:span><text:span text:style-name="T2"> </text:span><text:span text:style-name="T1">course_id,</text:span><text:span text:style-name="T2"> </text:span><text:span text:style-name="T1">semester</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Spring'</text:span><text:span text:style-name="T2"> </text:span><text:span text:style-name="T4">and</text:span><text:span text:style-name="T2"> </text:span><text:span text:style-name="T1">year</text:span><text:span text:style-name="T3">=</text:span><text:span text:style-name="T2"> </text:span><text:span text:style-name="T3">2008</text:span><text:span text:style-name="T1">);</text:span></text:p>
      <text:p text:style-name="P2"/>
      <text:p text:style-name="P4"><text:span text:style-name="T3">--</text:span><text:span text:style-name="T2"> </text:span><text:span text:style-name="T5"># course_id, semester</text:span></text:p>
      <text:p text:style-name="P4"><text:span text:style-name="T3">--</text:span><text:span text:style-name="T2"> </text:span><text:span text:style-name="T6">'893'</text:span><text:span text:style-name="T1">,</text:span><text:span text:style-name="T2"> </text:span><text:span text:style-name="T6">'Fall'</text:span></text:p>
      <text:p text:style-name="P4"><text:span text:style-name="T3">--</text:span><text:span text:style-name="T2"> </text:span><text:span text:style-name="T6">'489'</text:span><text:span text:style-name="T1">,</text:span><text:span text:style-name="T2"> </text:span><text:span text:style-name="T6">'Fall'</text:span></text:p>
      <text:p text:style-name="P4"><text:span text:style-name="T3">--</text:span><text:span text:style-name="T2"> </text:span><text:span text:style-name="T6">'612'</text:span><text:span text:style-name="T1">,</text:span><text:span text:style-name="T2"> </text:span><text:span text:style-name="T6">'Fall'</text:span></text:p>
      <text:p text:style-name="P4"><text:span text:style-name="T3">--</text:span><text:span text:style-name="T2"> </text:span><text:span text:style-name="T6">'258'</text:span><text:span text:style-name="T1">,</text:span><text:span text:style-name="T2"> </text:span><text:span text:style-name="T6">'Fall'</text:span></text:p>
      <text:p text:style-name="P4"><text:span text:style-name="T3">--</text:span><text:span text:style-name="T2"> </text:span><text:span text:style-name="T6">'468'</text:span><text:span text:style-name="T1">,</text:span><text:span text:style-name="T2"> </text:span><text:span text:style-name="T6">'Fall'</text:span></text:p>
      <text:p text:style-name="P4"><text:span text:style-name="T3">--</text:span><text:span text:style-name="T2"> </text:span><text:span text:style-name="T6">'949'</text:span><text:span text:style-name="T1">,</text:span><text:span text:style-name="T2"> </text:span><text:span text:style-name="T6">'Fall'</text:span></text:p>
      <text:p text:style-name="P4"><text:span text:style-name="T3">--</text:span><text:span text:style-name="T2"> </text:span><text:span text:style-name="T6">'362'</text:span><text:span text:style-name="T1">,</text:span><text:span text:style-name="T2"> </text:span><text:span text:style-name="T6">'Spring'</text:span></text:p>
      <text:p text:style-name="P4"><text:span text:style-name="T3">--</text:span><text:span text:style-name="T2"> </text:span><text:span text:style-name="T6">'852'</text:span><text:span text:style-name="T1">,</text:span><text:span text:style-name="T2"> </text:span><text:span text:style-name="T6">'Spring'</text:span></text:p>
      <text:p text:style-name="P4"><text:span text:style-name="T3">--</text:span><text:span text:style-name="T2"> </text:span><text:span text:style-name="T6">'991'</text:span><text:span text:style-name="T1">,</text:span><text:span text:style-name="T2"> </text:span><text:span text:style-name="T6">'Spring'</text:span></text:p>
      <text:p text:style-name="P4"><text:span text:style-name="T3">--</text:span><text:span text:style-name="T2"> </text:span><text:span text:style-name="T6">'962'</text:span><text:span text:style-name="T1">,</text:span><text:span text:style-name="T2"> </text:span><text:span text:style-name="T6">'Spring'</text:span></text:p>
      <text:p text:style-name="P4"><text:span text:style-name="T3">--</text:span><text:span text:style-name="T2"> </text:span><text:span text:style-name="T6">'237'</text:span><text:span text:style-name="T1">,</text:span><text:span text:style-name="T2"> </text:span><text:span text:style-name="T6">'Spring'</text:span></text:p>
      <text:p text:style-name="P4"><text:span text:style-name="T3">--</text:span><text:span text:style-name="T2"> </text:span><text:span text:style-name="T6">'349'</text:span><text:span text:style-name="T1">,</text:span><text:span text:style-name="T2"> </text:span><text:span text:style-name="T6">'Spring'</text:span></text:p>
      <text:p text:style-name="P4"><text:span text:style-name="T3">--</text:span><text:span text:style-name="T2"> </text:span><text:span text:style-name="T6">'345'</text:span><text:span text:style-name="T1">,</text:span><text:span text:style-name="T2"> </text:span><text:span text:style-name="T6">'Spring'</text:span></text:p>
      <text:p text:style-name="P4"><text:span text:style-name="T3">--</text:span><text:span text:style-name="T2"> </text:span><text:span text:style-name="T6">'158'</text:span><text:span text:style-name="T1">,</text:span><text:span text:style-name="T2"> </text:span><text:span text:style-name="T6">'Spring'</text:span></text:p>
      <text:p text:style-name="P4"><text:span text:style-name="T3">--</text:span><text:span text:style-name="T2"> </text:span><text:span text:style-name="T6">'704'</text:span><text:span text:style-name="T1">,</text:span><text:span text:style-name="T2"> </text:span><text:span text:style-name="T6">'Spring'</text:span></text:p>
      <text:p text:style-name="P2"/>
      <text:h text:style-name="P3" text:outline-level="2"><text:span text:style-name="T1">union</text:span><text:span text:style-name="T2"> </text:span><text:span text:style-name="T1">to</text:span><text:span text:style-name="T2"> </text:span><text:span text:style-name="T1">combine</text:span><text:span text:style-name="T2"> </text:span><text:span text:style-name="T3">2</text:span><text:span text:style-name="T2"> </text:span><text:span text:style-name="T1">diff</text:span><text:span text:style-name="T2"> </text:span><text:span text:style-name="T1">tables</text:span><text:span text:style-name="T2"> </text:span><text:span text:style-name="T1">but</text:span><text:span text:style-name="T2"> </text:span><text:span text:style-name="T1">with</text:span><text:span text:style-name="T2"> </text:span><text:span text:style-name="T1">duplicates</text:span></text:h>
      <text:p text:style-name="P4"><text:span text:style-name="T1">(select</text:span><text:span text:style-name="T2"> </text:span><text:span text:style-name="T1">course_id,</text:span><text:span text:style-name="T2"> </text:span><text:span text:style-name="T1">semester</text:span></text:p>
      <text:p text:style-name="P4"><text:soft-page-break/><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4">and</text:span><text:span text:style-name="T2"> </text:span><text:span text:style-name="T1">year</text:span><text:span text:style-name="T3">=</text:span><text:span text:style-name="T2"> </text:span><text:span text:style-name="T3">2007</text:span><text:span text:style-name="T1">)</text:span></text:p>
      <text:p text:style-name="P4"><text:span text:style-name="T1">union</text:span><text:span text:style-name="T2"> </text:span><text:span text:style-name="T1">all</text:span></text:p>
      <text:p text:style-name="P4"><text:span text:style-name="T1">(select</text:span><text:span text:style-name="T2"> </text:span><text:span text:style-name="T1">course_id,</text:span><text:span text:style-name="T2"> </text:span><text:span text:style-name="T1">semester</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Spring'</text:span><text:span text:style-name="T2"> </text:span><text:span text:style-name="T4">and</text:span><text:span text:style-name="T2"> </text:span><text:span text:style-name="T1">year</text:span><text:span text:style-name="T3">=</text:span><text:span text:style-name="T2"> </text:span><text:span text:style-name="T3">2008</text:span><text:span text:style-name="T1">);</text:span></text:p>
      <text:p text:style-name="P2"/>
      <text:p text:style-name="P4"><text:span text:style-name="T3">--</text:span><text:span text:style-name="T2"> </text:span><text:span text:style-name="T5"># course_id, semester</text:span></text:p>
      <text:p text:style-name="P4"><text:span text:style-name="T3">--</text:span><text:span text:style-name="T2"> </text:span><text:span text:style-name="T6">'893'</text:span><text:span text:style-name="T1">,</text:span><text:span text:style-name="T2"> </text:span><text:span text:style-name="T6">'Fall'</text:span></text:p>
      <text:p text:style-name="P4"><text:span text:style-name="T3">--</text:span><text:span text:style-name="T2"> </text:span><text:span text:style-name="T6">'489'</text:span><text:span text:style-name="T1">,</text:span><text:span text:style-name="T2"> </text:span><text:span text:style-name="T6">'Fall'</text:span></text:p>
      <text:p text:style-name="P4"><text:span text:style-name="T3">--</text:span><text:span text:style-name="T2"> </text:span><text:span text:style-name="T6">'612'</text:span><text:span text:style-name="T1">,</text:span><text:span text:style-name="T2"> </text:span><text:span text:style-name="T6">'Fall'</text:span></text:p>
      <text:p text:style-name="P4"><text:span text:style-name="T3">--</text:span><text:span text:style-name="T2"> </text:span><text:span text:style-name="T6">'258'</text:span><text:span text:style-name="T1">,</text:span><text:span text:style-name="T2"> </text:span><text:span text:style-name="T6">'Fall'</text:span></text:p>
      <text:p text:style-name="P4"><text:span text:style-name="T3">--</text:span><text:span text:style-name="T2"> </text:span><text:span text:style-name="T6">'468'</text:span><text:span text:style-name="T1">,</text:span><text:span text:style-name="T2"> </text:span><text:span text:style-name="T6">'Fall'</text:span></text:p>
      <text:p text:style-name="P4"><text:span text:style-name="T3">--</text:span><text:span text:style-name="T2"> </text:span><text:span text:style-name="T6">'949'</text:span><text:span text:style-name="T1">,</text:span><text:span text:style-name="T2"> </text:span><text:span text:style-name="T6">'Fall'</text:span></text:p>
      <text:p text:style-name="P4"><text:span text:style-name="T3">--</text:span><text:span text:style-name="T2"> </text:span><text:span text:style-name="T6">'362'</text:span><text:span text:style-name="T1">,</text:span><text:span text:style-name="T2"> </text:span><text:span text:style-name="T6">'Spring'</text:span></text:p>
      <text:p text:style-name="P4"><text:span text:style-name="T3">--</text:span><text:span text:style-name="T2"> </text:span><text:span text:style-name="T6">'852'</text:span><text:span text:style-name="T1">,</text:span><text:span text:style-name="T2"> </text:span><text:span text:style-name="T6">'Spring'</text:span></text:p>
      <text:p text:style-name="P4"><text:span text:style-name="T3">--</text:span><text:span text:style-name="T2"> </text:span><text:span text:style-name="T6">'991'</text:span><text:span text:style-name="T1">,</text:span><text:span text:style-name="T2"> </text:span><text:span text:style-name="T6">'Spring'</text:span></text:p>
      <text:p text:style-name="P4"><text:span text:style-name="T3">--</text:span><text:span text:style-name="T2"> </text:span><text:span text:style-name="T6">'962'</text:span><text:span text:style-name="T1">,</text:span><text:span text:style-name="T2"> </text:span><text:span text:style-name="T6">'Spring'</text:span></text:p>
      <text:p text:style-name="P4"><text:span text:style-name="T3">--</text:span><text:span text:style-name="T2"> </text:span><text:span text:style-name="T6">'237'</text:span><text:span text:style-name="T1">,</text:span><text:span text:style-name="T2"> </text:span><text:span text:style-name="T6">'Spring'</text:span></text:p>
      <text:p text:style-name="P4"><text:span text:style-name="T3">--</text:span><text:span text:style-name="T2"> </text:span><text:span text:style-name="T6">'349'</text:span><text:span text:style-name="T1">,</text:span><text:span text:style-name="T2"> </text:span><text:span text:style-name="T6">'Spring'</text:span></text:p>
      <text:p text:style-name="P4"><text:span text:style-name="T3">--</text:span><text:span text:style-name="T2"> </text:span><text:span text:style-name="T6">'345'</text:span><text:span text:style-name="T1">,</text:span><text:span text:style-name="T2"> </text:span><text:span text:style-name="T6">'Spring'</text:span></text:p>
      <text:p text:style-name="P4"><text:span text:style-name="T3">--</text:span><text:span text:style-name="T2"> </text:span><text:span text:style-name="T6">'158'</text:span><text:span text:style-name="T1">,</text:span><text:span text:style-name="T2"> </text:span><text:span text:style-name="T6">'Spring'</text:span></text:p>
      <text:p text:style-name="P4"><text:span text:style-name="T3">--</text:span><text:span text:style-name="T2"> </text:span><text:span text:style-name="T6">'704'</text:span><text:span text:style-name="T1">,</text:span><text:span text:style-name="T2"> </text:span><text:span text:style-name="T6">'Spring'</text:span></text:p>
      <text:p text:style-name="P2"/>
      <text:h text:style-name="P3" text:outline-level="2"><text:span text:style-name="T1">same</text:span><text:span text:style-name="T2"> </text:span><text:span text:style-name="T1">thing</text:span><text:span text:style-name="T2"> </text:span><text:span text:style-name="T1">just</text:span><text:span text:style-name="T2"> </text:span><text:span text:style-name="T1">course_id</text:span></text:h>
      <text:p text:style-name="P4"><text:span text:style-name="T1">(select</text:span><text:span text:style-name="T2"> </text:span><text:span text:style-name="T1">course_id</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Fall'</text:span><text:span text:style-name="T1">)</text:span></text:p>
      <text:p text:style-name="P4"><text:span text:style-name="T1">union</text:span><text:span text:style-name="T2"> </text:span><text:span text:style-name="T1">all</text:span></text:p>
      <text:p text:style-name="P4"><text:span text:style-name="T1">(select</text:span><text:span text:style-name="T2"> </text:span><text:span text:style-name="T1">course_id</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2"/>
      <text:p text:style-name="P4"><text:span text:style-name="T3">--</text:span><text:span text:style-name="T2"> </text:span><text:span text:style-name="T5"># course_id</text:span></text:p>
      <text:p text:style-name="P4"><text:span text:style-name="T3">--</text:span><text:span text:style-name="T2"> </text:span><text:span text:style-name="T6">'893'</text:span></text:p>
      <text:p text:style-name="P4"><text:span text:style-name="T3">--</text:span><text:span text:style-name="T2"> </text:span><text:span text:style-name="T6">'489'</text:span></text:p>
      <text:p text:style-name="P4"><text:span text:style-name="T3">--</text:span><text:span text:style-name="T2"> </text:span><text:span text:style-name="T6">'612'</text:span></text:p>
      <text:p text:style-name="P4"><text:span text:style-name="T3">--</text:span><text:span text:style-name="T2"> </text:span><text:span text:style-name="T6">'258'</text:span></text:p>
      <text:p text:style-name="P4"><text:span text:style-name="T3">--</text:span><text:span text:style-name="T2"> </text:span><text:span text:style-name="T6">'468'</text:span></text:p>
      <text:p text:style-name="P4"><text:span text:style-name="T3">--</text:span><text:span text:style-name="T2"> </text:span><text:span text:style-name="T6">'949'</text:span></text:p>
      <text:p text:style-name="P4"><text:span text:style-name="T3">--</text:span><text:span text:style-name="T2"> </text:span><text:span text:style-name="T6">'362'</text:span></text:p>
      <text:p text:style-name="P4"><text:span text:style-name="T3">--</text:span><text:span text:style-name="T2"> </text:span><text:span text:style-name="T6">'852'</text:span></text:p>
      <text:p text:style-name="P4"><text:span text:style-name="T3">--</text:span><text:span text:style-name="T2"> </text:span><text:span text:style-name="T6">'991'</text:span></text:p>
      <text:p text:style-name="P4"><text:span text:style-name="T3">--</text:span><text:span text:style-name="T2"> </text:span><text:span text:style-name="T6">'962'</text:span></text:p>
      <text:p text:style-name="P4"><text:span text:style-name="T3">--</text:span><text:span text:style-name="T2"> </text:span><text:span text:style-name="T6">'237'</text:span></text:p>
      <text:p text:style-name="P4"><text:span text:style-name="T3">--</text:span><text:span text:style-name="T2"> </text:span><text:span text:style-name="T6">'349'</text:span></text:p>
      <text:p text:style-name="P4"><text:span text:style-name="T3">--</text:span><text:span text:style-name="T2"> </text:span><text:span text:style-name="T6">'345'</text:span></text:p>
      <text:p text:style-name="P4"><text:soft-page-break/><text:span text:style-name="T3">--</text:span><text:span text:style-name="T2"> </text:span><text:span text:style-name="T6">'158'</text:span></text:p>
      <text:p text:style-name="P4"><text:span text:style-name="T3">--</text:span><text:span text:style-name="T2"> </text:span><text:span text:style-name="T6">'704'</text:span></text:p>
      <text:p text:style-name="P2"/>
      <text:h text:style-name="P3" text:outline-level="2"><text:span text:style-name="T1">intersecting</text:span><text:span text:style-name="T2"> </text:span><text:span text:style-name="T1">two</text:span><text:span text:style-name="T2"> </text:span><text:span text:style-name="T1">tables</text:span></text:h>
      <text:p text:style-name="P4"><text:span text:style-name="T1">(select</text:span><text:span text:style-name="T2"> </text:span><text:span text:style-name="T1">course_id</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1">order</text:span><text:span text:style-name="T2"> </text:span><text:span text:style-name="T1">by</text:span><text:span text:style-name="T2"> </text:span><text:span text:style-name="T1">course_id)</text:span></text:p>
      <text:p text:style-name="P4"><text:span text:style-name="T1">intersect</text:span><text:span text:style-name="T2"> </text:span><text:span text:style-name="T1">all</text:span></text:p>
      <text:p text:style-name="P4"><text:span text:style-name="T1">(select</text:span><text:span text:style-name="T2"> </text:span><text:span text:style-name="T1">course_id</text:span></text:p>
      <text:p text:style-name="P4"><text:span text:style-name="T1">from</text:span><text:span text:style-name="T2"> </text:span><text:span text:style-name="T1">section</text:span></text:p>
      <text:p text:style-name="P4"><text:span text:style-name="T1">where</text:span><text:span text:style-name="T2"> </text:span><text:span text:style-name="T1">semester</text:span><text:span text:style-name="T2"> </text:span><text:span text:style-name="T3">=</text:span><text:span text:style-name="T2"> </text:span><text:span text:style-name="T6">'Spring'</text:span><text:span text:style-name="T2"> </text:span><text:span text:style-name="T1">order</text:span><text:span text:style-name="T2"> </text:span><text:span text:style-name="T1">by</text:span><text:span text:style-name="T2"> </text:span><text:span text:style-name="T1">course_id);</text:span></text:p>
      <text:p text:style-name="P2"/>
      <text:p text:style-name="P4"><text:span text:style-name="T3">--</text:span><text:span text:style-name="T2"> </text:span><text:span text:style-name="T5"># course_id</text:span></text:p>
      <text:p text:style-name="P4"><text:span text:style-name="T3">--</text:span><text:span text:style-name="T2"> </text:span><text:span text:style-name="T6">'362'</text:span></text:p>
      <text:p text:style-name="P4"><text:span text:style-name="T3">--</text:span><text:span text:style-name="T2"> </text:span><text:span text:style-name="T6">'200'</text:span></text:p>
      <text:p text:style-name="P4"><text:span text:style-name="T3">--</text:span><text:span text:style-name="T2"> </text:span><text:span text:style-name="T6">'169'</text:span></text:p>
      <text:p text:style-name="P4"><text:span text:style-name="T3">--</text:span><text:span text:style-name="T2"> </text:span><text:span text:style-name="T6">'237'</text:span></text:p>
      <text:p text:style-name="P4"><text:span text:style-name="T3">--</text:span><text:span text:style-name="T2"> </text:span><text:span text:style-name="T6">'400'</text:span></text:p>
      <text:p text:style-name="P4"><text:span text:style-name="T3">--</text:span><text:span text:style-name="T2"> </text:span><text:span text:style-name="T6">'158'</text:span></text:p>
      <text:p text:style-name="P2"/>
      <text:p text:style-name="P4"><text:span text:style-name="T1">describe</text:span><text:span text:style-name="T2"> </text:span><text:span text:style-name="T1">instructor;</text:span></text:p>
      <text:p text:style-name="P2"/>
      <text:h text:style-name="P3" text:outline-level="2"><text:span text:style-name="T1">finds</text:span><text:span text:style-name="T2"> </text:span><text:span text:style-name="T1">the</text:span><text:span text:style-name="T2"> </text:span><text:span text:style-name="T1">average</text:span><text:span text:style-name="T2"> </text:span><text:span text:style-name="T1">salary</text:span></text:h>
      <text:p text:style-name="P4"><text:span text:style-name="T1">select</text:span><text:span text:style-name="T2"> </text:span><text:span text:style-name="T1">avg</text:span><text:span text:style-name="T2"> </text:span><text:span text:style-name="T1">(salary)</text:span></text:p>
      <text:p text:style-name="P4"><text:span text:style-name="T1">from</text:span><text:span text:style-name="T2"> </text:span><text:span text:style-name="T1">instructor</text:span></text:p>
      <text:p text:style-name="P4"><text:span text:style-name="T1">where</text:span><text:span text:style-name="T2"> </text:span><text:span text:style-name="T1">dept_name</text:span><text:span text:style-name="T2"> </text:span><text:span text:style-name="T3">=</text:span><text:span text:style-name="T2"> </text:span><text:span text:style-name="T6">'Comp. Sci.'</text:span><text:span text:style-name="T1">;</text:span></text:p>
      <text:p text:style-name="P2"/>
      <text:p text:style-name="P4"><text:span text:style-name="T3">--</text:span><text:span text:style-name="T2"> </text:span><text:span text:style-name="T5"># avg (salary)</text:span></text:p>
      <text:p text:style-name="P4"><text:span text:style-name="T3">--</text:span><text:span text:style-name="T2"> </text:span><text:span text:style-name="T6">'98133.470000'</text:span></text:p>
      <text:p text:style-name="P2"/>
      <text:p text:style-name="P4"><text:span text:style-name="T1">SELECT</text:span><text:span text:style-name="T2"> </text:span><text:span text:style-name="T1">sum(value)</text:span></text:p>
      <text:p text:style-name="P4"><text:span text:style-name="T1">FROM</text:span><text:span text:style-name="T2"> </text:span><text:span text:style-name="T1">(</text:span></text:p>
      <text:p text:style-name="P4"><text:span text:style-name="T2"><text:s text:c="4"/></text:span><text:span text:style-name="T1">SELECT</text:span><text:span text:style-name="T2"> </text:span><text:span text:style-name="T3">2</text:span><text:span text:style-name="T2"> </text:span><text:span text:style-name="T1">AS</text:span><text:span text:style-name="T2"> </text:span><text:span text:style-name="T1">value</text:span></text:p>
      <text:p text:style-name="P4"><text:span text:style-name="T2"><text:s text:c="4"/></text:span><text:span text:style-name="T1">UNION</text:span><text:span text:style-name="T2"> </text:span><text:span text:style-name="T1">ALL</text:span></text:p>
      <text:p text:style-name="P4"><text:span text:style-name="T2"><text:s text:c="4"/></text:span><text:span text:style-name="T1">SELECT</text:span><text:span text:style-name="T2"> </text:span><text:span text:style-name="T3">1</text:span></text:p>
      <text:p text:style-name="P4"><text:span text:style-name="T2"><text:s text:c="4"/></text:span><text:span text:style-name="T1">UNION</text:span><text:span text:style-name="T2"> </text:span><text:span text:style-name="T1">ALL</text:span></text:p>
      <text:p text:style-name="P4"><text:span text:style-name="T2"><text:s text:c="4"/></text:span><text:span text:style-name="T1">SELECT</text:span><text:span text:style-name="T2"> </text:span><text:span text:style-name="T3">3</text:span></text:p>
      <text:p text:style-name="P4"><text:span text:style-name="T1">)</text:span><text:span text:style-name="T2"> </text:span><text:span text:style-name="T1">AS</text:span><text:span text:style-name="T2"> </text:span><text:span text:style-name="T1">temp_table;</text:span></text:p>
      <text:p text:style-name="P2"/>
      <text:p text:style-name="Text_20_body"/>
      <text:h text:style-name="P9" text:outline-level="1"><text:span text:style-name="T1">Day</text:span><text:span text:style-name="T2"> </text:span><text:span text:style-name="T3">5</text:span></text:h>
      <text:p text:style-name="P5"><text:span text:style-name="T1">use</text:span><text:span text:style-name="T2"> </text:span><text:span text:style-name="T1">university;</text:span></text:p>
      <text:h text:style-name="P3" text:outline-level="2"><text:span text:style-name="T1">select</text:span><text:span text:style-name="T2"> </text:span><text:span text:style-name="T1">instructor</text:span><text:span text:style-name="T6">'s dept name and building from 2 tables, where these 2 are same </text:span></text:h>
      <text:p text:style-name="P5"><text:span text:style-name="T1">select</text:span><text:span text:style-name="T2"> </text:span><text:span text:style-name="T1">name,</text:span><text:span text:style-name="T2"> </text:span><text:span text:style-name="T1">instructor</text:span><text:span text:style-name="T3">.</text:span><text:span text:style-name="T1">dept_name,</text:span><text:span text:style-name="T2"> </text:span><text:span text:style-name="T1">building</text:span></text:p>
      <text:p text:style-name="P5"><text:span text:style-name="T1">from</text:span><text:span text:style-name="T2"> </text:span><text:span text:style-name="T1">instructor,</text:span><text:span text:style-name="T2"> </text:span><text:span text:style-name="T1">department</text:span></text:p>
      <text:p text:style-name="P5"><text:span text:style-name="T1">where</text:span><text:span text:style-name="T2"> </text:span><text:span text:style-name="T1">instructor</text:span><text:span text:style-name="T3">.</text:span><text:span text:style-name="T1">dept_name</text:span><text:span text:style-name="T3">=</text:span><text:span text:style-name="T2"> </text:span><text:span text:style-name="T1">department</text:span><text:span text:style-name="T3">.</text:span><text:span text:style-name="T1">dept_name;</text:span></text:p>
      <text:p text:style-name="P10"/>
      <text:p text:style-name="P5"><text:span text:style-name="T3">--</text:span><text:span text:style-name="T2"> </text:span><text:span text:style-name="T6">'Lembr'</text:span><text:span text:style-name="T1">,</text:span><text:span text:style-name="T2"> </text:span><text:span text:style-name="T6">'Accounting'</text:span><text:span text:style-name="T1">,</text:span><text:span text:style-name="T2"> </text:span><text:span text:style-name="T6">'Saucon'</text:span></text:p>
      <text:p text:style-name="P5"><text:span text:style-name="T3">--</text:span><text:span text:style-name="T2"> </text:span><text:span text:style-name="T6">'Bawa'</text:span><text:span text:style-name="T1">,</text:span><text:span text:style-name="T2"> </text:span><text:span text:style-name="T6">'Athletics'</text:span><text:span text:style-name="T1">,</text:span><text:span text:style-name="T2"> </text:span><text:span text:style-name="T6">'Bronfman'</text:span></text:p>
      <text:p text:style-name="P5"><text:span text:style-name="T3">--</text:span><text:span text:style-name="T2"> </text:span><text:span text:style-name="T6">'Yazdi'</text:span><text:span text:style-name="T1">,</text:span><text:span text:style-name="T2"> </text:span><text:span text:style-name="T6">'Athletics'</text:span><text:span text:style-name="T1">,</text:span><text:span text:style-name="T2"> </text:span><text:span text:style-name="T6">'Bronfman'</text:span></text:p>
      <text:p text:style-name="P5"><text:span text:style-name="T3">--</text:span><text:span text:style-name="T2"> </text:span><text:span text:style-name="T6">'Wieland'</text:span><text:span text:style-name="T1">,</text:span><text:span text:style-name="T2"> </text:span><text:span text:style-name="T6">'Pol. Sci.'</text:span><text:span text:style-name="T1">,</text:span><text:span text:style-name="T2"> </text:span><text:span text:style-name="T6">'Whitman'</text:span></text:p>
      <text:p text:style-name="P5"><text:span text:style-name="T3">--</text:span><text:span text:style-name="T2"> </text:span><text:span text:style-name="T6">'DAgostino'</text:span><text:span text:style-name="T1">,</text:span><text:span text:style-name="T2"> </text:span><text:span text:style-name="T6">'Psychology'</text:span><text:span text:style-name="T1">,</text:span><text:span text:style-name="T2"> </text:span><text:span text:style-name="T6">'Thompson'</text:span></text:p>
      <text:p text:style-name="P5"><text:span text:style-name="T3">--</text:span><text:span text:style-name="T2"> </text:span><text:span text:style-name="T6">'Liley'</text:span><text:span text:style-name="T1">,</text:span><text:span text:style-name="T2"> </text:span><text:span text:style-name="T6">'Languages'</text:span><text:span text:style-name="T1">,</text:span><text:span text:style-name="T2"> </text:span><text:span text:style-name="T6">'Linderman'</text:span></text:p>
      <text:p text:style-name="P5"><text:span text:style-name="T3">--</text:span><text:span text:style-name="T2"> </text:span><text:span text:style-name="T6">'Kean'</text:span><text:span text:style-name="T1">,</text:span><text:span text:style-name="T2"> </text:span><text:span text:style-name="T6">'English'</text:span><text:span text:style-name="T1">,</text:span><text:span text:style-name="T2"> </text:span><text:span text:style-name="T6">'Palmer'</text:span></text:p>
      <text:p text:style-name="P5"><text:span text:style-name="T3">--</text:span><text:span text:style-name="T2"> </text:span><text:span text:style-name="T6">'Atanassov'</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Moreira'</text:span><text:span text:style-name="T1">,</text:span><text:span text:style-name="T2"> </text:span><text:span text:style-name="T6">'Accounting'</text:span><text:span text:style-name="T1">,</text:span><text:span text:style-name="T2"> </text:span><text:span text:style-name="T6">'Saucon'</text:span></text:p>
      <text:p text:style-name="P5"><text:span text:style-name="T3">--</text:span><text:span text:style-name="T2"> </text:span><text:span text:style-name="T6">'Gustafsson'</text:span><text:span text:style-name="T1">,</text:span><text:span text:style-name="T2"> </text:span><text:span text:style-name="T6">'Elec. Eng.'</text:span><text:span text:style-name="T1">,</text:span><text:span text:style-name="T2"> </text:span><text:span text:style-name="T6">'Main'</text:span></text:p>
      <text:p text:style-name="P5"><text:span text:style-name="T3">--</text:span><text:span text:style-name="T2"> </text:span><text:span text:style-name="T6">'Bourrier'</text:span><text:span text:style-name="T1">,</text:span><text:span text:style-name="T2"> </text:span><text:span text:style-name="T6">'Comp. Sci.'</text:span><text:span text:style-name="T1">,</text:span><text:span text:style-name="T2"> </text:span><text:span text:style-name="T6">'Lamberton'</text:span></text:p>
      <text:p text:style-name="P5"><text:span text:style-name="T3">--</text:span><text:span text:style-name="T2"> </text:span><text:span text:style-name="T6">'Bondi'</text:span><text:span text:style-name="T1">,</text:span><text:span text:style-name="T2"> </text:span><text:span text:style-name="T6">'Comp. Sci.'</text:span><text:span text:style-name="T1">,</text:span><text:span text:style-name="T2"> </text:span><text:span text:style-name="T6">'Lamberton'</text:span></text:p>
      <text:p text:style-name="P5"><text:span text:style-name="T3">--</text:span><text:span text:style-name="T2"> </text:span><text:span text:style-name="T6">'Soisalon-Soininen'</text:span><text:span text:style-name="T1">,</text:span><text:span text:style-name="T2"> </text:span><text:span text:style-name="T6">'Psychology'</text:span><text:span text:style-name="T1">,</text:span><text:span text:style-name="T2"> </text:span><text:span text:style-name="T6">'Thompson'</text:span></text:p>
      <text:p text:style-name="P5"><text:span text:style-name="T3">--</text:span><text:span text:style-name="T2"> </text:span><text:span text:style-name="T6">'Morris'</text:span><text:span text:style-name="T1">,</text:span><text:span text:style-name="T2"> </text:span><text:span text:style-name="T6">'Marketing'</text:span><text:span text:style-name="T1">,</text:span><text:span text:style-name="T2"> </text:span><text:span text:style-name="T6">'Lambeau'</text:span></text:p>
      <text:p text:style-name="P5"><text:span text:style-name="T3">--</text:span><text:span text:style-name="T2"> </text:span><text:span text:style-name="T6">'Arias'</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Murata'</text:span><text:span text:style-name="T1">,</text:span><text:span text:style-name="T2"> </text:span><text:span text:style-name="T6">'Athletics'</text:span><text:span text:style-name="T1">,</text:span><text:span text:style-name="T2"> </text:span><text:span text:style-name="T6">'Bronfman'</text:span></text:p>
      <text:p text:style-name="P5"><text:span text:style-name="T3">--</text:span><text:span text:style-name="T2"> </text:span><text:span text:style-name="T6">'Tung'</text:span><text:span text:style-name="T1">,</text:span><text:span text:style-name="T2"> </text:span><text:span text:style-name="T6">'Athletics'</text:span><text:span text:style-name="T1">,</text:span><text:span text:style-name="T2"> </text:span><text:span text:style-name="T6">'Bronfman'</text:span></text:p>
      <text:p text:style-name="P5"><text:span text:style-name="T3">--</text:span><text:span text:style-name="T2"> </text:span><text:span text:style-name="T6">'Luo'</text:span><text:span text:style-name="T1">,</text:span><text:span text:style-name="T2"> </text:span><text:span text:style-name="T6">'English'</text:span><text:span text:style-name="T1">,</text:span><text:span text:style-name="T2"> </text:span><text:span text:style-name="T6">'Palmer'</text:span></text:p>
      <text:p text:style-name="P5"><text:span text:style-name="T3">--</text:span><text:span text:style-name="T2"> </text:span><text:span text:style-name="T6">'Vicentino'</text:span><text:span text:style-name="T1">,</text:span><text:span text:style-name="T2"> </text:span><text:span text:style-name="T6">'Elec. Eng.'</text:span><text:span text:style-name="T1">,</text:span><text:span text:style-name="T2"> </text:span><text:span text:style-name="T6">'Main'</text:span></text:p>
      <text:p text:style-name="P5"><text:span text:style-name="T3">--</text:span><text:span text:style-name="T2"> </text:span><text:span text:style-name="T6">'Romero'</text:span><text:span text:style-name="T1">,</text:span><text:span text:style-name="T2"> </text:span><text:span text:style-name="T6">'Astronomy'</text:span><text:span text:style-name="T1">,</text:span><text:span text:style-name="T2"> </text:span><text:span text:style-name="T6">'Taylor'</text:span></text:p>
      <text:p text:style-name="P5"><text:span text:style-name="T3">--</text:span><text:span text:style-name="T2"> </text:span><text:span text:style-name="T6">'Lent'</text:span><text:span text:style-name="T1">,</text:span><text:span text:style-name="T2"> </text:span><text:span text:style-name="T6">'Mech. Eng.'</text:span><text:span text:style-name="T1">,</text:span><text:span text:style-name="T2"> </text:span><text:span text:style-name="T6">'Rauch'</text:span></text:p>
      <text:p text:style-name="P5"><text:span text:style-name="T3">--</text:span><text:span text:style-name="T2"> </text:span><text:span text:style-name="T6">'Sarkar'</text:span><text:span text:style-name="T1">,</text:span><text:span text:style-name="T2"> </text:span><text:span text:style-name="T6">'Pol. Sci.'</text:span><text:span text:style-name="T1">,</text:span><text:span text:style-name="T2"> </text:span><text:span text:style-name="T6">'Whitman'</text:span></text:p>
      <text:p text:style-name="P5"><text:span text:style-name="T3">--</text:span><text:span text:style-name="T2"> </text:span><text:span text:style-name="T6">'Shuming'</text:span><text:span text:style-name="T1">,</text:span><text:span text:style-name="T2"> </text:span><text:span text:style-name="T6">'Physics'</text:span><text:span text:style-name="T1">,</text:span><text:span text:style-name="T2"> </text:span><text:span text:style-name="T6">'Wrigley'</text:span></text:p>
      <text:p text:style-name="P5"><text:span text:style-name="T3">--</text:span><text:span text:style-name="T2"> </text:span><text:span text:style-name="T6">'Konstantinides'</text:span><text:span text:style-name="T1">,</text:span><text:span text:style-name="T2"> </text:span><text:span text:style-name="T6">'Languages'</text:span><text:span text:style-name="T1">,</text:span><text:span text:style-name="T2"> </text:span><text:span text:style-name="T6">'Linderman'</text:span></text:p>
      <text:p text:style-name="P5"><text:span text:style-name="T3">--</text:span><text:span text:style-name="T2"> </text:span><text:span text:style-name="T6">'Bancilhon'</text:span><text:span text:style-name="T1">,</text:span><text:span text:style-name="T2"> </text:span><text:span text:style-name="T6">'Pol. Sci.'</text:span><text:span text:style-name="T1">,</text:span><text:span text:style-name="T2"> </text:span><text:span text:style-name="T6">'Whitman'</text:span></text:p>
      <text:p text:style-name="P5"><text:span text:style-name="T3">--</text:span><text:span text:style-name="T2"> </text:span><text:span text:style-name="T6">'Hau'</text:span><text:span text:style-name="T1">,</text:span><text:span text:style-name="T2"> </text:span><text:span text:style-name="T6">'Accounting'</text:span><text:span text:style-name="T1">,</text:span><text:span text:style-name="T2"> </text:span><text:span text:style-name="T6">'Saucon'</text:span></text:p>
      <text:p text:style-name="P5"><text:span text:style-name="T3">--</text:span><text:span text:style-name="T2"> </text:span><text:span text:style-name="T6">'Dusserre'</text:span><text:span text:style-name="T1">,</text:span><text:span text:style-name="T2"> </text:span><text:span text:style-name="T6">'Marketing'</text:span><text:span text:style-name="T1">,</text:span><text:span text:style-name="T2"> </text:span><text:span text:style-name="T6">'Lambeau'</text:span></text:p>
      <text:p text:style-name="P5"><text:span text:style-name="T3">--</text:span><text:span text:style-name="T2"> </text:span><text:span text:style-name="T6">'Desyl'</text:span><text:span text:style-name="T1">,</text:span><text:span text:style-name="T2"> </text:span><text:span text:style-name="T6">'Languages'</text:span><text:span text:style-name="T1">,</text:span><text:span text:style-name="T2"> </text:span><text:span text:style-name="T6">'Linderman'</text:span></text:p>
      <text:p text:style-name="P5"><text:span text:style-name="T3">--</text:span><text:span text:style-name="T2"> </text:span><text:span text:style-name="T6">'Jaekel'</text:span><text:span text:style-name="T1">,</text:span><text:span text:style-name="T2"> </text:span><text:span text:style-name="T6">'Athletics'</text:span><text:span text:style-name="T1">,</text:span><text:span text:style-name="T2"> </text:span><text:span text:style-name="T6">'Bronfman'</text:span></text:p>
      <text:p text:style-name="P5"><text:span text:style-name="T3">--</text:span><text:span text:style-name="T2"> </text:span><text:span text:style-name="T6">'McKinnon'</text:span><text:span text:style-name="T1">,</text:span><text:span text:style-name="T2"> </text:span><text:span text:style-name="T6">'Cybernetics'</text:span><text:span text:style-name="T1">,</text:span><text:span text:style-name="T2"> </text:span><text:span text:style-name="T6">'Mercer'</text:span></text:p>
      <text:p text:style-name="P5"><text:span text:style-name="T3">--</text:span><text:span text:style-name="T2"> </text:span><text:span text:style-name="T6">'Gutierrez'</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Mingoz'</text:span><text:span text:style-name="T1">,</text:span><text:span text:style-name="T2"> </text:span><text:span text:style-name="T6">'Finance'</text:span><text:span text:style-name="T1">,</text:span><text:span text:style-name="T2"> </text:span><text:span text:style-name="T6">'Candlestick'</text:span></text:p>
      <text:p text:style-name="P5"><text:span text:style-name="T3">--</text:span><text:span text:style-name="T2"> </text:span><text:span text:style-name="T6">'Pimenta'</text:span><text:span text:style-name="T1">,</text:span><text:span text:style-name="T2"> </text:span><text:span text:style-name="T6">'Cybernetics'</text:span><text:span text:style-name="T1">,</text:span><text:span text:style-name="T2"> </text:span><text:span text:style-name="T6">'Mercer'</text:span></text:p>
      <text:p text:style-name="P5"><text:span text:style-name="T3">--</text:span><text:span text:style-name="T2"> </text:span><text:span text:style-name="T6">'Yin'</text:span><text:span text:style-name="T1">,</text:span><text:span text:style-name="T2"> </text:span><text:span text:style-name="T6">'English'</text:span><text:span text:style-name="T1">,</text:span><text:span text:style-name="T2"> </text:span><text:span text:style-name="T6">'Palmer'</text:span></text:p>
      <text:p text:style-name="P5"><text:span text:style-name="T3">--</text:span><text:span text:style-name="T2"> </text:span><text:span text:style-name="T6">'Sullivan'</text:span><text:span text:style-name="T1">,</text:span><text:span text:style-name="T2"> </text:span><text:span text:style-name="T6">'Elec. Eng.'</text:span><text:span text:style-name="T1">,</text:span><text:span text:style-name="T2"> </text:span><text:span text:style-name="T6">'Main'</text:span></text:p>
      <text:p text:style-name="P5"><text:span text:style-name="T3">--</text:span><text:span text:style-name="T2"> </text:span><text:span text:style-name="T6">'Voronina'</text:span><text:span text:style-name="T1">,</text:span><text:span text:style-name="T2"> </text:span><text:span text:style-name="T6">'Physics'</text:span><text:span text:style-name="T1">,</text:span><text:span text:style-name="T2"> </text:span><text:span text:style-name="T6">'Wrigley'</text:span></text:p>
      <text:p text:style-name="P5"><text:span text:style-name="T3">--</text:span><text:span text:style-name="T2"> </text:span><text:span text:style-name="T6">'Kenje'</text:span><text:span text:style-name="T1">,</text:span><text:span text:style-name="T2"> </text:span><text:span text:style-name="T6">'Marketing'</text:span><text:span text:style-name="T1">,</text:span><text:span text:style-name="T2"> </text:span><text:span text:style-name="T6">'Lambeau'</text:span></text:p>
      <text:p text:style-name="P5"><text:soft-page-break/><text:span text:style-name="T3">--</text:span><text:span text:style-name="T2"> </text:span><text:span text:style-name="T6">'Mahmoud'</text:span><text:span text:style-name="T1">,</text:span><text:span text:style-name="T2"> </text:span><text:span text:style-name="T6">'Geology'</text:span><text:span text:style-name="T1">,</text:span><text:span text:style-name="T2"> </text:span><text:span text:style-name="T6">'Palmer'</text:span></text:p>
      <text:p text:style-name="P5"><text:span text:style-name="T3">--</text:span><text:span text:style-name="T2"> </text:span><text:span text:style-name="T6">'Pingr'</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Ullman '</text:span><text:span text:style-name="T1">,</text:span><text:span text:style-name="T2"> </text:span><text:span text:style-name="T6">'Accounting'</text:span><text:span text:style-name="T1">,</text:span><text:span text:style-name="T2"> </text:span><text:span text:style-name="T6">'Saucon'</text:span></text:p>
      <text:p text:style-name="P5"><text:span text:style-name="T3">--</text:span><text:span text:style-name="T2"> </text:span><text:span text:style-name="T6">'Levine'</text:span><text:span text:style-name="T1">,</text:span><text:span text:style-name="T2"> </text:span><text:span text:style-name="T6">'Elec. Eng.'</text:span><text:span text:style-name="T1">,</text:span><text:span text:style-name="T2"> </text:span><text:span text:style-name="T6">'Main'</text:span></text:p>
      <text:p text:style-name="P5"><text:span text:style-name="T3">--</text:span><text:span text:style-name="T2"> </text:span><text:span text:style-name="T6">'Queiroz'</text:span><text:span text:style-name="T1">,</text:span><text:span text:style-name="T2"> </text:span><text:span text:style-name="T6">'Biology'</text:span><text:span text:style-name="T1">,</text:span><text:span text:style-name="T2"> </text:span><text:span text:style-name="T6">'Candlestick'</text:span></text:p>
      <text:p text:style-name="P5"><text:span text:style-name="T3">--</text:span><text:span text:style-name="T2"> </text:span><text:span text:style-name="T6">'Valtchev'</text:span><text:span text:style-name="T1">,</text:span><text:span text:style-name="T2"> </text:span><text:span text:style-name="T6">'Biology'</text:span><text:span text:style-name="T1">,</text:span><text:span text:style-name="T2"> </text:span><text:span text:style-name="T6">'Candlestick'</text:span></text:p>
      <text:p text:style-name="P5"><text:span text:style-name="T3">--</text:span><text:span text:style-name="T2"> </text:span><text:span text:style-name="T6">'Bietzk'</text:span><text:span text:style-name="T1">,</text:span><text:span text:style-name="T2"> </text:span><text:span text:style-name="T6">'Cybernetics'</text:span><text:span text:style-name="T1">,</text:span><text:span text:style-name="T2"> </text:span><text:span text:style-name="T6">'Mercer'</text:span></text:p>
      <text:p text:style-name="P5"><text:span text:style-name="T3">--</text:span><text:span text:style-name="T2"> </text:span><text:span text:style-name="T6">'Choll'</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Arinb'</text:span><text:span text:style-name="T1">,</text:span><text:span text:style-name="T2"> </text:span><text:span text:style-name="T6">'Statistics'</text:span><text:span text:style-name="T1">,</text:span><text:span text:style-name="T2"> </text:span><text:span text:style-name="T6">'Taylor'</text:span></text:p>
      <text:p text:style-name="P5"><text:span text:style-name="T3">--</text:span><text:span text:style-name="T2"> </text:span><text:span text:style-name="T6">'Sakurai'</text:span><text:span text:style-name="T1">,</text:span><text:span text:style-name="T2"> </text:span><text:span text:style-name="T6">'English'</text:span><text:span text:style-name="T1">,</text:span><text:span text:style-name="T2"> </text:span><text:span text:style-name="T6">'Palmer'</text:span></text:p>
      <text:p text:style-name="P5"><text:span text:style-name="T3">--</text:span><text:span text:style-name="T2"> </text:span><text:span text:style-name="T6">'Mird'</text:span><text:span text:style-name="T1">,</text:span><text:span text:style-name="T2"> </text:span><text:span text:style-name="T6">'Marketing'</text:span><text:span text:style-name="T1">,</text:span><text:span text:style-name="T2"> </text:span><text:span text:style-name="T6">'Lambeau'</text:span></text:p>
      <text:p text:style-name="P5"><text:span text:style-name="T3">--</text:span><text:span text:style-name="T2"> </text:span><text:span text:style-name="T6">'Bertolino'</text:span><text:span text:style-name="T1">,</text:span><text:span text:style-name="T2"> </text:span><text:span text:style-name="T6">'Mech. Eng.'</text:span><text:span text:style-name="T1">,</text:span><text:span text:style-name="T2"> </text:span><text:span text:style-name="T6">'Rauch'</text:span></text:p>
      <text:p text:style-name="P5"><text:span text:style-name="T3">--</text:span><text:span text:style-name="T2"> </text:span><text:span text:style-name="T6">'Dale'</text:span><text:span text:style-name="T1">,</text:span><text:span text:style-name="T2"> </text:span><text:span text:style-name="T6">'Cybernetics'</text:span><text:span text:style-name="T1">,</text:span><text:span text:style-name="T2"> </text:span><text:span text:style-name="T6">'Mercer'</text:span></text:p>
      <text:p text:style-name="P10"/>
      <text:h text:style-name="P3" text:outline-level="2"><text:span text:style-name="T1">Combining</text:span><text:span text:style-name="T2"> </text:span><text:span text:style-name="T1">tables</text:span><text:span text:style-name="T2"> </text:span><text:span text:style-name="T1">with</text:span><text:span text:style-name="T2"> </text:span><text:span text:style-name="T1">custom</text:span><text:span text:style-name="T2"> </text:span><text:span text:style-name="T1">name</text:span></text:h>
      <text:p text:style-name="P5"><text:span text:style-name="T1">select</text:span><text:span text:style-name="T2"> </text:span><text:span text:style-name="T1">T</text:span><text:span text:style-name="T3">.</text:span><text:span text:style-name="T1">name,</text:span><text:span text:style-name="T2"> </text:span><text:span text:style-name="T1">S</text:span><text:span text:style-name="T3">.</text:span><text:span text:style-name="T1">course_id</text:span></text:p>
      <text:p text:style-name="P5"><text:span text:style-name="T1">from</text:span><text:span text:style-name="T2"> </text:span><text:span text:style-name="T1">instructor</text:span><text:span text:style-name="T2"> </text:span><text:span text:style-name="T8">as</text:span><text:span text:style-name="T2"> </text:span><text:span text:style-name="T1">T</text:span><text:span text:style-name="T2"> </text:span><text:span text:style-name="T1">,</text:span><text:span text:style-name="T2"> </text:span><text:span text:style-name="T1">teaches</text:span><text:span text:style-name="T2"> </text:span><text:span text:style-name="T8">as</text:span><text:span text:style-name="T2"> </text:span><text:span text:style-name="T1">S</text:span></text:p>
      <text:p text:style-name="P5"><text:span text:style-name="T1">where</text:span><text:span text:style-name="T2"> </text:span><text:span text:style-name="T1">T</text:span><text:span text:style-name="T3">.</text:span><text:span text:style-name="T1">ID</text:span><text:span text:style-name="T3">=</text:span><text:span text:style-name="T2"> </text:span><text:span text:style-name="T1">S</text:span><text:span text:style-name="T3">.</text:span><text:span text:style-name="T1">ID;</text:span></text:p>
      <text:p text:style-name="P10"/>
      <text:p text:style-name="P5"><text:span text:style-name="T3">--</text:span><text:span text:style-name="T2"> </text:span><text:span text:style-name="T5"># name, course_id</text:span></text:p>
      <text:p text:style-name="P5"><text:span text:style-name="T3">--</text:span><text:span text:style-name="T2"> </text:span><text:span text:style-name="T6">'Lembr'</text:span><text:span text:style-name="T1">,</text:span><text:span text:style-name="T2"> </text:span><text:span text:style-name="T6">'200'</text:span></text:p>
      <text:p text:style-name="P5"><text:span text:style-name="T3">--</text:span><text:span text:style-name="T2"> </text:span><text:span text:style-name="T6">'Lembr'</text:span><text:span text:style-name="T1">,</text:span><text:span text:style-name="T2"> </text:span><text:span text:style-name="T6">'843'</text:span></text:p>
      <text:p text:style-name="P5"><text:span text:style-name="T3">--</text:span><text:span text:style-name="T2"> </text:span><text:span text:style-name="T6">'Bawa'</text:span><text:span text:style-name="T1">,</text:span><text:span text:style-name="T2"> </text:span><text:span text:style-name="T6">'457'</text:span></text:p>
      <text:p text:style-name="P5"><text:span text:style-name="T3">--</text:span><text:span text:style-name="T2"> </text:span><text:span text:style-name="T6">'Wieland'</text:span><text:span text:style-name="T1">,</text:span><text:span text:style-name="T2"> </text:span><text:span text:style-name="T6">'545'</text:span></text:p>
      <text:p text:style-name="P5"><text:span text:style-name="T3">--</text:span><text:span text:style-name="T2"> </text:span><text:span text:style-name="T6">'Wieland'</text:span><text:span text:style-name="T1">,</text:span><text:span text:style-name="T2"> </text:span><text:span text:style-name="T6">'581'</text:span></text:p>
      <text:p text:style-name="P5"><text:span text:style-name="T3">--</text:span><text:span text:style-name="T2"> </text:span><text:span text:style-name="T6">'Wieland'</text:span><text:span text:style-name="T1">,</text:span><text:span text:style-name="T2"> </text:span><text:span text:style-name="T6">'591'</text:span></text:p>
      <text:p text:style-name="P5"><text:span text:style-name="T3">--</text:span><text:span text:style-name="T2"> </text:span><text:span text:style-name="T6">'DAgostino'</text:span><text:span text:style-name="T1">,</text:span><text:span text:style-name="T2"> </text:span><text:span text:style-name="T6">'338'</text:span></text:p>
      <text:p text:style-name="P5"><text:span text:style-name="T3">--</text:span><text:span text:style-name="T2"> </text:span><text:span text:style-name="T6">'DAgostino'</text:span><text:span text:style-name="T1">,</text:span><text:span text:style-name="T2"> </text:span><text:span text:style-name="T6">'338'</text:span></text:p>
      <text:p text:style-name="P5"><text:span text:style-name="T3">--</text:span><text:span text:style-name="T2"> </text:span><text:span text:style-name="T6">'DAgostino'</text:span><text:span text:style-name="T1">,</text:span><text:span text:style-name="T2"> </text:span><text:span text:style-name="T6">'352'</text:span></text:p>
      <text:p text:style-name="P5"><text:span text:style-name="T3">--</text:span><text:span text:style-name="T2"> </text:span><text:span text:style-name="T6">'DAgostino'</text:span><text:span text:style-name="T1">,</text:span><text:span text:style-name="T2"> </text:span><text:span text:style-name="T6">'400'</text:span></text:p>
      <text:p text:style-name="P5"><text:span text:style-name="T3">--</text:span><text:span text:style-name="T2"> </text:span><text:span text:style-name="T6">'DAgostino'</text:span><text:span text:style-name="T1">,</text:span><text:span text:style-name="T2"> </text:span><text:span text:style-name="T6">'400'</text:span></text:p>
      <text:p text:style-name="P5"><text:span text:style-name="T3">--</text:span><text:span text:style-name="T2"> </text:span><text:span text:style-name="T6">'DAgostino'</text:span><text:span text:style-name="T1">,</text:span><text:span text:style-name="T2"> </text:span><text:span text:style-name="T6">'482'</text:span></text:p>
      <text:p text:style-name="P5"><text:span text:style-name="T3">--</text:span><text:span text:style-name="T2"> </text:span><text:span text:style-name="T6">'DAgostino'</text:span><text:span text:style-name="T1">,</text:span><text:span text:style-name="T2"> </text:span><text:span text:style-name="T6">'599'</text:span></text:p>
      <text:p text:style-name="P5"><text:span text:style-name="T3">--</text:span><text:span text:style-name="T2"> </text:span><text:span text:style-name="T6">'DAgostino'</text:span><text:span text:style-name="T1">,</text:span><text:span text:style-name="T2"> </text:span><text:span text:style-name="T6">'642'</text:span></text:p>
      <text:p text:style-name="P5"><text:span text:style-name="T3">--</text:span><text:span text:style-name="T2"> </text:span><text:span text:style-name="T6">'DAgostino'</text:span><text:span text:style-name="T1">,</text:span><text:span text:style-name="T2"> </text:span><text:span text:style-name="T6">'663'</text:span></text:p>
      <text:p text:style-name="P5"><text:span text:style-name="T3">--</text:span><text:span text:style-name="T2"> </text:span><text:span text:style-name="T6">'DAgostino'</text:span><text:span text:style-name="T1">,</text:span><text:span text:style-name="T2"> </text:span><text:span text:style-name="T6">'867'</text:span></text:p>
      <text:p text:style-name="P5"><text:span text:style-name="T3">--</text:span><text:span text:style-name="T2"> </text:span><text:span text:style-name="T6">'DAgostino'</text:span><text:span text:style-name="T1">,</text:span><text:span text:style-name="T2"> </text:span><text:span text:style-name="T6">'962'</text:span></text:p>
      <text:p text:style-name="P5"><text:span text:style-name="T3">--</text:span><text:span text:style-name="T2"> </text:span><text:span text:style-name="T6">'DAgostino'</text:span><text:span text:style-name="T1">,</text:span><text:span text:style-name="T2"> </text:span><text:span text:style-name="T6">'972'</text:span></text:p>
      <text:p text:style-name="P5"><text:span text:style-name="T3">--</text:span><text:span text:style-name="T2"> </text:span><text:span text:style-name="T6">'DAgostino'</text:span><text:span text:style-name="T1">,</text:span><text:span text:style-name="T2"> </text:span><text:span text:style-name="T6">'991'</text:span></text:p>
      <text:p text:style-name="P5"><text:span text:style-name="T3">--</text:span><text:span text:style-name="T2"> </text:span><text:span text:style-name="T6">'Liley'</text:span><text:span text:style-name="T1">,</text:span><text:span text:style-name="T2"> </text:span><text:span text:style-name="T6">'192'</text:span></text:p>
      <text:p text:style-name="P5"><text:span text:style-name="T3">--</text:span><text:span text:style-name="T2"> </text:span><text:span text:style-name="T6">'Kean'</text:span><text:span text:style-name="T1">,</text:span><text:span text:style-name="T2"> </text:span><text:span text:style-name="T6">'366'</text:span></text:p>
      <text:p text:style-name="P5"><text:span text:style-name="T3">--</text:span><text:span text:style-name="T2"> </text:span><text:span text:style-name="T6">'Kean'</text:span><text:span text:style-name="T1">,</text:span><text:span text:style-name="T2"> </text:span><text:span text:style-name="T6">'808'</text:span></text:p>
      <text:p text:style-name="P5"><text:span text:style-name="T3">--</text:span><text:span text:style-name="T2"> </text:span><text:span text:style-name="T6">'Atanassov'</text:span><text:span text:style-name="T1">,</text:span><text:span text:style-name="T2"> </text:span><text:span text:style-name="T6">'603'</text:span></text:p>
      <text:p text:style-name="P5"><text:span text:style-name="T3">--</text:span><text:span text:style-name="T2"> </text:span><text:span text:style-name="T6">'Atanassov'</text:span><text:span text:style-name="T1">,</text:span><text:span text:style-name="T2"> </text:span><text:span text:style-name="T6">'604'</text:span></text:p>
      <text:p text:style-name="P5"><text:span text:style-name="T3">--</text:span><text:span text:style-name="T2"> </text:span><text:span text:style-name="T6">'Gustafsson'</text:span><text:span text:style-name="T1">,</text:span><text:span text:style-name="T2"> </text:span><text:span text:style-name="T6">'169'</text:span></text:p>
      <text:p text:style-name="P5"><text:span text:style-name="T3">--</text:span><text:span text:style-name="T2"> </text:span><text:span text:style-name="T6">'Gustafsson'</text:span><text:span text:style-name="T1">,</text:span><text:span text:style-name="T2"> </text:span><text:span text:style-name="T6">'169'</text:span></text:p>
      <text:p text:style-name="P5"><text:span text:style-name="T3">--</text:span><text:span text:style-name="T2"> </text:span><text:span text:style-name="T6">'Gustafsson'</text:span><text:span text:style-name="T1">,</text:span><text:span text:style-name="T2"> </text:span><text:span text:style-name="T6">'561'</text:span></text:p>
      <text:p text:style-name="P5"><text:soft-page-break/><text:span text:style-name="T3">--</text:span><text:span text:style-name="T2"> </text:span><text:span text:style-name="T6">'Gustafsson'</text:span><text:span text:style-name="T1">,</text:span><text:span text:style-name="T2"> </text:span><text:span text:style-name="T6">'631'</text:span></text:p>
      <text:p text:style-name="P5"><text:span text:style-name="T3">--</text:span><text:span text:style-name="T2"> </text:span><text:span text:style-name="T6">'Bourrier'</text:span><text:span text:style-name="T1">,</text:span><text:span text:style-name="T2"> </text:span><text:span text:style-name="T6">'949'</text:span></text:p>
      <text:p text:style-name="P5"><text:span text:style-name="T3">--</text:span><text:span text:style-name="T2"> </text:span><text:span text:style-name="T6">'Bourrier'</text:span><text:span text:style-name="T1">,</text:span><text:span text:style-name="T2"> </text:span><text:span text:style-name="T6">'960'</text:span></text:p>
      <text:p text:style-name="P5"><text:span text:style-name="T3">--</text:span><text:span text:style-name="T2"> </text:span><text:span text:style-name="T6">'Bondi'</text:span><text:span text:style-name="T1">,</text:span><text:span text:style-name="T2"> </text:span><text:span text:style-name="T6">'274'</text:span></text:p>
      <text:p text:style-name="P5"><text:span text:style-name="T3">--</text:span><text:span text:style-name="T2"> </text:span><text:span text:style-name="T6">'Bondi'</text:span><text:span text:style-name="T1">,</text:span><text:span text:style-name="T2"> </text:span><text:span text:style-name="T6">'571'</text:span></text:p>
      <text:p text:style-name="P5"><text:span text:style-name="T3">--</text:span><text:span text:style-name="T2"> </text:span><text:span text:style-name="T6">'Bondi'</text:span><text:span text:style-name="T1">,</text:span><text:span text:style-name="T2"> </text:span><text:span text:style-name="T6">'747'</text:span></text:p>
      <text:p text:style-name="P5"><text:span text:style-name="T3">--</text:span><text:span text:style-name="T2"> </text:span><text:span text:style-name="T6">'Morris'</text:span><text:span text:style-name="T1">,</text:span><text:span text:style-name="T2"> </text:span><text:span text:style-name="T6">'242'</text:span></text:p>
      <text:p text:style-name="P5"><text:span text:style-name="T3">--</text:span><text:span text:style-name="T2"> </text:span><text:span text:style-name="T6">'Morris'</text:span><text:span text:style-name="T1">,</text:span><text:span text:style-name="T2"> </text:span><text:span text:style-name="T6">'313'</text:span></text:p>
      <text:p text:style-name="P5"><text:span text:style-name="T3">--</text:span><text:span text:style-name="T2"> </text:span><text:span text:style-name="T6">'Morris'</text:span><text:span text:style-name="T1">,</text:span><text:span text:style-name="T2"> </text:span><text:span text:style-name="T6">'696'</text:span></text:p>
      <text:p text:style-name="P5"><text:span text:style-name="T3">--</text:span><text:span text:style-name="T2"> </text:span><text:span text:style-name="T6">'Morris'</text:span><text:span text:style-name="T1">,</text:span><text:span text:style-name="T2"> </text:span><text:span text:style-name="T6">'791'</text:span></text:p>
      <text:p text:style-name="P5"><text:span text:style-name="T3">--</text:span><text:span text:style-name="T2"> </text:span><text:span text:style-name="T6">'Morris'</text:span><text:span text:style-name="T1">,</text:span><text:span text:style-name="T2"> </text:span><text:span text:style-name="T6">'795'</text:span></text:p>
      <text:p text:style-name="P5"><text:span text:style-name="T3">--</text:span><text:span text:style-name="T2"> </text:span><text:span text:style-name="T6">'Tung'</text:span><text:span text:style-name="T1">,</text:span><text:span text:style-name="T2"> </text:span><text:span text:style-name="T6">'401'</text:span></text:p>
      <text:p text:style-name="P5"><text:span text:style-name="T3">--</text:span><text:span text:style-name="T2"> </text:span><text:span text:style-name="T6">'Tung'</text:span><text:span text:style-name="T1">,</text:span><text:span text:style-name="T2"> </text:span><text:span text:style-name="T6">'421'</text:span></text:p>
      <text:p text:style-name="P5"><text:span text:style-name="T3">--</text:span><text:span text:style-name="T2"> </text:span><text:span text:style-name="T6">'Tung'</text:span><text:span text:style-name="T1">,</text:span><text:span text:style-name="T2"> </text:span><text:span text:style-name="T6">'692'</text:span></text:p>
      <text:p text:style-name="P5"><text:span text:style-name="T3">--</text:span><text:span text:style-name="T2"> </text:span><text:span text:style-name="T6">'Luo'</text:span><text:span text:style-name="T1">,</text:span><text:span text:style-name="T2"> </text:span><text:span text:style-name="T6">'679'</text:span></text:p>
      <text:p text:style-name="P5"><text:span text:style-name="T3">--</text:span><text:span text:style-name="T2"> </text:span><text:span text:style-name="T6">'Vicentino'</text:span><text:span text:style-name="T1">,</text:span><text:span text:style-name="T2"> </text:span><text:span text:style-name="T6">'793'</text:span></text:p>
      <text:p text:style-name="P5"><text:span text:style-name="T3">--</text:span><text:span text:style-name="T2"> </text:span><text:span text:style-name="T6">'Romero'</text:span><text:span text:style-name="T1">,</text:span><text:span text:style-name="T2"> </text:span><text:span text:style-name="T6">'105'</text:span></text:p>
      <text:p text:style-name="P5"><text:span text:style-name="T3">--</text:span><text:span text:style-name="T2"> </text:span><text:span text:style-name="T6">'Romero'</text:span><text:span text:style-name="T1">,</text:span><text:span text:style-name="T2"> </text:span><text:span text:style-name="T6">'105'</text:span></text:p>
      <text:p text:style-name="P5"><text:span text:style-name="T3">--</text:span><text:span text:style-name="T2"> </text:span><text:span text:style-name="T6">'Romero'</text:span><text:span text:style-name="T1">,</text:span><text:span text:style-name="T2"> </text:span><text:span text:style-name="T6">'476'</text:span></text:p>
      <text:p text:style-name="P5"><text:span text:style-name="T3">--</text:span><text:span text:style-name="T2"> </text:span><text:span text:style-name="T6">'Romero'</text:span><text:span text:style-name="T1">,</text:span><text:span text:style-name="T2"> </text:span><text:span text:style-name="T6">'489'</text:span></text:p>
      <text:p text:style-name="P5"><text:span text:style-name="T3">--</text:span><text:span text:style-name="T2"> </text:span><text:span text:style-name="T6">'Lent'</text:span><text:span text:style-name="T1">,</text:span><text:span text:style-name="T2"> </text:span><text:span text:style-name="T6">'626'</text:span></text:p>
      <text:p text:style-name="P5"><text:span text:style-name="T3">--</text:span><text:span text:style-name="T2"> </text:span><text:span text:style-name="T6">'Sarkar'</text:span><text:span text:style-name="T1">,</text:span><text:span text:style-name="T2"> </text:span><text:span text:style-name="T6">'867'</text:span></text:p>
      <text:p text:style-name="P5"><text:span text:style-name="T3">--</text:span><text:span text:style-name="T2"> </text:span><text:span text:style-name="T6">'Shuming'</text:span><text:span text:style-name="T1">,</text:span><text:span text:style-name="T2"> </text:span><text:span text:style-name="T6">'468'</text:span></text:p>
      <text:p text:style-name="P5"><text:span text:style-name="T3">--</text:span><text:span text:style-name="T2"> </text:span><text:span text:style-name="T6">'Jaekel'</text:span><text:span text:style-name="T1">,</text:span><text:span text:style-name="T2"> </text:span><text:span text:style-name="T6">'334'</text:span></text:p>
      <text:p text:style-name="P5"><text:span text:style-name="T3">--</text:span><text:span text:style-name="T2"> </text:span><text:span text:style-name="T6">'Jaekel'</text:span><text:span text:style-name="T1">,</text:span><text:span text:style-name="T2"> </text:span><text:span text:style-name="T6">'852'</text:span></text:p>
      <text:p text:style-name="P5"><text:span text:style-name="T3">--</text:span><text:span text:style-name="T2"> </text:span><text:span text:style-name="T6">'Mingoz'</text:span><text:span text:style-name="T1">,</text:span><text:span text:style-name="T2"> </text:span><text:span text:style-name="T6">'137'</text:span></text:p>
      <text:p text:style-name="P5"><text:span text:style-name="T3">--</text:span><text:span text:style-name="T2"> </text:span><text:span text:style-name="T6">'Mingoz'</text:span><text:span text:style-name="T1">,</text:span><text:span text:style-name="T2"> </text:span><text:span text:style-name="T6">'304'</text:span></text:p>
      <text:p text:style-name="P5"><text:span text:style-name="T3">--</text:span><text:span text:style-name="T2"> </text:span><text:span text:style-name="T6">'Mingoz'</text:span><text:span text:style-name="T1">,</text:span><text:span text:style-name="T2"> </text:span><text:span text:style-name="T6">'319'</text:span></text:p>
      <text:p text:style-name="P5"><text:span text:style-name="T3">--</text:span><text:span text:style-name="T2"> </text:span><text:span text:style-name="T6">'Mingoz'</text:span><text:span text:style-name="T1">,</text:span><text:span text:style-name="T2"> </text:span><text:span text:style-name="T6">'349'</text:span></text:p>
      <text:p text:style-name="P5"><text:span text:style-name="T3">--</text:span><text:span text:style-name="T2"> </text:span><text:span text:style-name="T6">'Mingoz'</text:span><text:span text:style-name="T1">,</text:span><text:span text:style-name="T2"> </text:span><text:span text:style-name="T6">'362'</text:span></text:p>
      <text:p text:style-name="P5"><text:span text:style-name="T3">--</text:span><text:span text:style-name="T2"> </text:span><text:span text:style-name="T6">'Mingoz'</text:span><text:span text:style-name="T1">,</text:span><text:span text:style-name="T2"> </text:span><text:span text:style-name="T6">'362'</text:span></text:p>
      <text:p text:style-name="P5"><text:span text:style-name="T3">--</text:span><text:span text:style-name="T2"> </text:span><text:span text:style-name="T6">'Mingoz'</text:span><text:span text:style-name="T1">,</text:span><text:span text:style-name="T2"> </text:span><text:span text:style-name="T6">'362'</text:span></text:p>
      <text:p text:style-name="P5"><text:span text:style-name="T3">--</text:span><text:span text:style-name="T2"> </text:span><text:span text:style-name="T6">'Mingoz'</text:span><text:span text:style-name="T1">,</text:span><text:span text:style-name="T2"> </text:span><text:span text:style-name="T6">'426'</text:span></text:p>
      <text:p text:style-name="P5"><text:span text:style-name="T3">--</text:span><text:span text:style-name="T2"> </text:span><text:span text:style-name="T6">'Mingoz'</text:span><text:span text:style-name="T1">,</text:span><text:span text:style-name="T2"> </text:span><text:span text:style-name="T6">'445'</text:span></text:p>
      <text:p text:style-name="P5"><text:span text:style-name="T3">--</text:span><text:span text:style-name="T2"> </text:span><text:span text:style-name="T6">'Mingoz'</text:span><text:span text:style-name="T1">,</text:span><text:span text:style-name="T2"> </text:span><text:span text:style-name="T6">'527'</text:span></text:p>
      <text:p text:style-name="P5"><text:span text:style-name="T3">--</text:span><text:span text:style-name="T2"> </text:span><text:span text:style-name="T6">'Pimenta'</text:span><text:span text:style-name="T1">,</text:span><text:span text:style-name="T2"> </text:span><text:span text:style-name="T6">'875'</text:span></text:p>
      <text:p text:style-name="P5"><text:span text:style-name="T3">--</text:span><text:span text:style-name="T2"> </text:span><text:span text:style-name="T6">'Sullivan'</text:span><text:span text:style-name="T1">,</text:span><text:span text:style-name="T2"> </text:span><text:span text:style-name="T6">'694'</text:span></text:p>
      <text:p text:style-name="P5"><text:span text:style-name="T3">--</text:span><text:span text:style-name="T2"> </text:span><text:span text:style-name="T6">'Voronina'</text:span><text:span text:style-name="T1">,</text:span><text:span text:style-name="T2"> </text:span><text:span text:style-name="T6">'239'</text:span></text:p>
      <text:p text:style-name="P5"><text:span text:style-name="T3">--</text:span><text:span text:style-name="T2"> </text:span><text:span text:style-name="T6">'Voronina'</text:span><text:span text:style-name="T1">,</text:span><text:span text:style-name="T2"> </text:span><text:span text:style-name="T6">'376'</text:span></text:p>
      <text:p text:style-name="P5"><text:span text:style-name="T3">--</text:span><text:span text:style-name="T2"> </text:span><text:span text:style-name="T6">'Voronina'</text:span><text:span text:style-name="T1">,</text:span><text:span text:style-name="T2"> </text:span><text:span text:style-name="T6">'443'</text:span></text:p>
      <text:p text:style-name="P5"><text:span text:style-name="T3">--</text:span><text:span text:style-name="T2"> </text:span><text:span text:style-name="T6">'Voronina'</text:span><text:span text:style-name="T1">,</text:span><text:span text:style-name="T2"> </text:span><text:span text:style-name="T6">'443'</text:span></text:p>
      <text:p text:style-name="P5"><text:span text:style-name="T3">--</text:span><text:span text:style-name="T2"> </text:span><text:span text:style-name="T6">'Voronina'</text:span><text:span text:style-name="T1">,</text:span><text:span text:style-name="T2"> </text:span><text:span text:style-name="T6">'612'</text:span></text:p>
      <text:p text:style-name="P5"><text:span text:style-name="T3">--</text:span><text:span text:style-name="T2"> </text:span><text:span text:style-name="T6">'Voronina'</text:span><text:span text:style-name="T1">,</text:span><text:span text:style-name="T2"> </text:span><text:span text:style-name="T6">'959'</text:span></text:p>
      <text:p text:style-name="P5"><text:span text:style-name="T3">--</text:span><text:span text:style-name="T2"> </text:span><text:span text:style-name="T6">'Mahmoud'</text:span><text:span text:style-name="T1">,</text:span><text:span text:style-name="T2"> </text:span><text:span text:style-name="T6">'486'</text:span></text:p>
      <text:p text:style-name="P5"><text:span text:style-name="T3">--</text:span><text:span text:style-name="T2"> </text:span><text:span text:style-name="T6">'Mahmoud'</text:span><text:span text:style-name="T1">,</text:span><text:span text:style-name="T2"> </text:span><text:span text:style-name="T6">'493'</text:span></text:p>
      <text:p text:style-name="P5"><text:span text:style-name="T3">--</text:span><text:span text:style-name="T2"> </text:span><text:span text:style-name="T6">'Mahmoud'</text:span><text:span text:style-name="T1">,</text:span><text:span text:style-name="T2"> </text:span><text:span text:style-name="T6">'704'</text:span></text:p>
      <text:p text:style-name="P5"><text:span text:style-name="T3">--</text:span><text:span text:style-name="T2"> </text:span><text:span text:style-name="T6">'Mahmoud'</text:span><text:span text:style-name="T1">,</text:span><text:span text:style-name="T2"> </text:span><text:span text:style-name="T6">'735'</text:span></text:p>
      <text:p text:style-name="P5"><text:span text:style-name="T3">--</text:span><text:span text:style-name="T2"> </text:span><text:span text:style-name="T6">'Mahmoud'</text:span><text:span text:style-name="T1">,</text:span><text:span text:style-name="T2"> </text:span><text:span text:style-name="T6">'735'</text:span></text:p>
      <text:p text:style-name="P5"><text:span text:style-name="T3">--</text:span><text:span text:style-name="T2"> </text:span><text:span text:style-name="T6">'Mahmoud'</text:span><text:span text:style-name="T1">,</text:span><text:span text:style-name="T2"> </text:span><text:span text:style-name="T6">'864'</text:span></text:p>
      <text:p text:style-name="P5"><text:soft-page-break/><text:span text:style-name="T3">--</text:span><text:span text:style-name="T2"> </text:span><text:span text:style-name="T6">'Ullman '</text:span><text:span text:style-name="T1">,</text:span><text:span text:style-name="T2"> </text:span><text:span text:style-name="T6">'200'</text:span></text:p>
      <text:p text:style-name="P5"><text:span text:style-name="T3">--</text:span><text:span text:style-name="T2"> </text:span><text:span text:style-name="T6">'Ullman '</text:span><text:span text:style-name="T1">,</text:span><text:span text:style-name="T2"> </text:span><text:span text:style-name="T6">'345'</text:span></text:p>
      <text:p text:style-name="P5"><text:span text:style-name="T3">--</text:span><text:span text:style-name="T2"> </text:span><text:span text:style-name="T6">'Ullman '</text:span><text:span text:style-name="T1">,</text:span><text:span text:style-name="T2"> </text:span><text:span text:style-name="T6">'408'</text:span></text:p>
      <text:p text:style-name="P5"><text:span text:style-name="T3">--</text:span><text:span text:style-name="T2"> </text:span><text:span text:style-name="T6">'Ullman '</text:span><text:span text:style-name="T1">,</text:span><text:span text:style-name="T2"> </text:span><text:span text:style-name="T6">'408'</text:span></text:p>
      <text:p text:style-name="P5"><text:span text:style-name="T3">--</text:span><text:span text:style-name="T2"> </text:span><text:span text:style-name="T6">'Ullman '</text:span><text:span text:style-name="T1">,</text:span><text:span text:style-name="T2"> </text:span><text:span text:style-name="T6">'760'</text:span></text:p>
      <text:p text:style-name="P5"><text:span text:style-name="T3">--</text:span><text:span text:style-name="T2"> </text:span><text:span text:style-name="T6">'Ullman '</text:span><text:span text:style-name="T1">,</text:span><text:span text:style-name="T2"> </text:span><text:span text:style-name="T6">'974'</text:span></text:p>
      <text:p text:style-name="P5"><text:span text:style-name="T3">--</text:span><text:span text:style-name="T2"> </text:span><text:span text:style-name="T6">'Queiroz'</text:span><text:span text:style-name="T1">,</text:span><text:span text:style-name="T2"> </text:span><text:span text:style-name="T6">'559'</text:span></text:p>
      <text:p text:style-name="P5"><text:span text:style-name="T3">--</text:span><text:span text:style-name="T2"> </text:span><text:span text:style-name="T6">'Valtchev'</text:span><text:span text:style-name="T1">,</text:span><text:span text:style-name="T2"> </text:span><text:span text:style-name="T6">'415'</text:span></text:p>
      <text:p text:style-name="P5"><text:span text:style-name="T3">--</text:span><text:span text:style-name="T2"> </text:span><text:span text:style-name="T6">'Valtchev'</text:span><text:span text:style-name="T1">,</text:span><text:span text:style-name="T2"> </text:span><text:span text:style-name="T6">'702'</text:span></text:p>
      <text:p text:style-name="P5"><text:span text:style-name="T3">--</text:span><text:span text:style-name="T2"> </text:span><text:span text:style-name="T6">'Bietzk'</text:span><text:span text:style-name="T1">,</text:span><text:span text:style-name="T2"> </text:span><text:span text:style-name="T6">'158'</text:span></text:p>
      <text:p text:style-name="P5"><text:span text:style-name="T3">--</text:span><text:span text:style-name="T2"> </text:span><text:span text:style-name="T6">'Choll'</text:span><text:span text:style-name="T1">,</text:span><text:span text:style-name="T2"> </text:span><text:span text:style-name="T6">'461'</text:span></text:p>
      <text:p text:style-name="P5"><text:span text:style-name="T3">--</text:span><text:span text:style-name="T2"> </text:span><text:span text:style-name="T6">'Sakurai'</text:span><text:span text:style-name="T1">,</text:span><text:span text:style-name="T2"> </text:span><text:span text:style-name="T6">'258'</text:span></text:p>
      <text:p text:style-name="P5"><text:span text:style-name="T3">--</text:span><text:span text:style-name="T2"> </text:span><text:span text:style-name="T6">'Sakurai'</text:span><text:span text:style-name="T1">,</text:span><text:span text:style-name="T2"> </text:span><text:span text:style-name="T6">'270'</text:span></text:p>
      <text:p text:style-name="P5"><text:span text:style-name="T3">--</text:span><text:span text:style-name="T2"> </text:span><text:span text:style-name="T6">'Sakurai'</text:span><text:span text:style-name="T1">,</text:span><text:span text:style-name="T2"> </text:span><text:span text:style-name="T6">'468'</text:span></text:p>
      <text:p text:style-name="P5"><text:span text:style-name="T3">--</text:span><text:span text:style-name="T2"> </text:span><text:span text:style-name="T6">'Sakurai'</text:span><text:span text:style-name="T1">,</text:span><text:span text:style-name="T2"> </text:span><text:span text:style-name="T6">'960'</text:span></text:p>
      <text:p text:style-name="P5"><text:span text:style-name="T3">--</text:span><text:span text:style-name="T2"> </text:span><text:span text:style-name="T6">'Dale'</text:span><text:span text:style-name="T1">,</text:span><text:span text:style-name="T2"> </text:span><text:span text:style-name="T6">'158'</text:span></text:p>
      <text:p text:style-name="P5"><text:span text:style-name="T3">--</text:span><text:span text:style-name="T2"> </text:span><text:span text:style-name="T6">'Dale'</text:span><text:span text:style-name="T1">,</text:span><text:span text:style-name="T2"> </text:span><text:span text:style-name="T6">'237'</text:span></text:p>
      <text:p text:style-name="P5"><text:span text:style-name="T3">--</text:span><text:span text:style-name="T2"> </text:span><text:span text:style-name="T6">'Dale'</text:span><text:span text:style-name="T1">,</text:span><text:span text:style-name="T2"> </text:span><text:span text:style-name="T6">'237'</text:span></text:p>
      <text:p text:style-name="P5"><text:span text:style-name="T3">--</text:span><text:span text:style-name="T2"> </text:span><text:span text:style-name="T6">'Dale'</text:span><text:span text:style-name="T1">,</text:span><text:span text:style-name="T2"> </text:span><text:span text:style-name="T6">'496'</text:span></text:p>
      <text:p text:style-name="P5"><text:span text:style-name="T3">--</text:span><text:span text:style-name="T2"> </text:span><text:span text:style-name="T6">'Dale'</text:span><text:span text:style-name="T1">,</text:span><text:span text:style-name="T2"> </text:span><text:span text:style-name="T6">'629'</text:span></text:p>
      <text:p text:style-name="P5"><text:span text:style-name="T3">--</text:span><text:span text:style-name="T2"> </text:span><text:span text:style-name="T6">'Dale'</text:span><text:span text:style-name="T1">,</text:span><text:span text:style-name="T2"> </text:span><text:span text:style-name="T6">'748'</text:span></text:p>
      <text:p text:style-name="P5"><text:span text:style-name="T3">--</text:span><text:span text:style-name="T2"> </text:span><text:span text:style-name="T6">'Dale'</text:span><text:span text:style-name="T1">,</text:span><text:span text:style-name="T2"> </text:span><text:span text:style-name="T6">'802'</text:span></text:p>
      <text:p text:style-name="P5"><text:span text:style-name="T3">--</text:span><text:span text:style-name="T2"> </text:span><text:span text:style-name="T6">'Dale'</text:span><text:span text:style-name="T1">,</text:span><text:span text:style-name="T2"> </text:span><text:span text:style-name="T6">'893'</text:span></text:p>
      <text:p text:style-name="P5"><text:span text:style-name="T3">--</text:span><text:span text:style-name="T2"> </text:span><text:span text:style-name="T6">'Dale'</text:span><text:span text:style-name="T1">,</text:span><text:span text:style-name="T2"> </text:span><text:span text:style-name="T6">'927'</text:span></text:p>
      <text:p text:style-name="P10"/>
      <text:h text:style-name="P3" text:outline-level="2"><text:span text:style-name="T1">select</text:span><text:span text:style-name="T2"> </text:span><text:span text:style-name="T1">instructor</text:span><text:span text:style-name="T2"> </text:span><text:span text:style-name="T1">based</text:span><text:span text:style-name="T2"> </text:span><text:span text:style-name="T1">on</text:span><text:span text:style-name="T2"> </text:span><text:span text:style-name="T1">salary</text:span><text:span text:style-name="T2"> </text:span><text:span text:style-name="T4">and</text:span><text:span text:style-name="T2"> </text:span><text:span text:style-name="T1">dept</text:span><text:span text:style-name="T2"> </text:span><text:span text:style-name="T1">name</text:span><text:span text:style-name="T2"> </text:span><text:span text:style-name="T1">across</text:span><text:span text:style-name="T2"> </text:span><text:span text:style-name="T1">two</text:span><text:span text:style-name="T2"> </text:span><text:span text:style-name="T1">different</text:span><text:span text:style-name="T2"> </text:span><text:span text:style-name="T1">tables</text:span></text:h>
      <text:p text:style-name="P5"><text:span text:style-name="T1">select</text:span><text:span text:style-name="T2"> </text:span><text:span text:style-name="T1">distinct</text:span><text:span text:style-name="T2"> </text:span><text:span text:style-name="T1">T</text:span><text:span text:style-name="T2"> </text:span><text:span text:style-name="T3">.</text:span><text:span text:style-name="T1">name</text:span></text:p>
      <text:p text:style-name="P5"><text:span text:style-name="T1">from</text:span><text:span text:style-name="T2"> </text:span><text:span text:style-name="T1">instructor</text:span><text:span text:style-name="T2"> </text:span><text:span text:style-name="T8">as</text:span><text:span text:style-name="T2"> </text:span><text:span text:style-name="T1">T</text:span><text:span text:style-name="T2"> </text:span><text:span text:style-name="T1">,</text:span><text:span text:style-name="T2"> </text:span><text:span text:style-name="T1">instructor</text:span><text:span text:style-name="T2"> </text:span><text:span text:style-name="T8">as</text:span><text:span text:style-name="T2"> </text:span><text:span text:style-name="T1">S</text:span></text:p>
      <text:p text:style-name="P5"><text:span text:style-name="T1">where</text:span><text:span text:style-name="T2"> </text:span><text:span text:style-name="T1">T</text:span><text:span text:style-name="T3">.</text:span><text:span text:style-name="T1">salary</text:span><text:span text:style-name="T2"> </text:span><text:span text:style-name="T3">&gt;</text:span><text:span text:style-name="T2"> </text:span><text:span text:style-name="T1">S</text:span><text:span text:style-name="T3">.</text:span><text:span text:style-name="T1">salary</text:span><text:span text:style-name="T2"> </text:span><text:span text:style-name="T4">and</text:span><text:span text:style-name="T2"> </text:span><text:span text:style-name="T1">S</text:span><text:span text:style-name="T3">.</text:span><text:span text:style-name="T1">dept_name</text:span><text:span text:style-name="T2"> </text:span><text:span text:style-name="T3">=</text:span><text:span text:style-name="T2"> </text:span><text:span text:style-name="T6">'Biology'</text:span><text:span text:style-name="T1">;</text:span></text:p>
      <text:p text:style-name="P10"/>
      <text:p text:style-name="P5"><text:span text:style-name="T3">--</text:span><text:span text:style-name="T2"> </text:span><text:span text:style-name="T5"># name</text:span></text:p>
      <text:p text:style-name="P5"><text:span text:style-name="T3">--</text:span><text:span text:style-name="T2"> </text:span><text:span text:style-name="T6">'Bawa'</text:span></text:p>
      <text:p text:style-name="P5"><text:span text:style-name="T3">--</text:span><text:span text:style-name="T2"> </text:span><text:span text:style-name="T6">'Yazdi'</text:span></text:p>
      <text:p text:style-name="P5"><text:span text:style-name="T3">--</text:span><text:span text:style-name="T2"> </text:span><text:span text:style-name="T6">'Wieland'</text:span></text:p>
      <text:p text:style-name="P5"><text:span text:style-name="T3">--</text:span><text:span text:style-name="T2"> </text:span><text:span text:style-name="T6">'DAgostino'</text:span></text:p>
      <text:p text:style-name="P5"><text:span text:style-name="T3">--</text:span><text:span text:style-name="T2"> </text:span><text:span text:style-name="T6">'Liley'</text:span></text:p>
      <text:p text:style-name="P5"><text:span text:style-name="T3">--</text:span><text:span text:style-name="T2"> </text:span><text:span text:style-name="T6">'Atanassov'</text:span></text:p>
      <text:p text:style-name="P5"><text:span text:style-name="T3">--</text:span><text:span text:style-name="T2"> </text:span><text:span text:style-name="T6">'Moreira'</text:span></text:p>
      <text:p text:style-name="P5"><text:span text:style-name="T3">--</text:span><text:span text:style-name="T2"> </text:span><text:span text:style-name="T6">'Gustafsson'</text:span></text:p>
      <text:p text:style-name="P5"><text:span text:style-name="T3">--</text:span><text:span text:style-name="T2"> </text:span><text:span text:style-name="T6">'Bourrier'</text:span></text:p>
      <text:p text:style-name="P5"><text:span text:style-name="T3">--</text:span><text:span text:style-name="T2"> </text:span><text:span text:style-name="T6">'Bondi'</text:span></text:p>
      <text:p text:style-name="P5"><text:span text:style-name="T3">--</text:span><text:span text:style-name="T2"> </text:span><text:span text:style-name="T6">'Soisalon-Soininen'</text:span></text:p>
      <text:p text:style-name="P5"><text:span text:style-name="T3">--</text:span><text:span text:style-name="T2"> </text:span><text:span text:style-name="T6">'Arias'</text:span></text:p>
      <text:p text:style-name="P5"><text:span text:style-name="T3">--</text:span><text:span text:style-name="T2"> </text:span><text:span text:style-name="T6">'Murata'</text:span></text:p>
      <text:p text:style-name="P5"><text:span text:style-name="T3">--</text:span><text:span text:style-name="T2"> </text:span><text:span text:style-name="T6">'Tung'</text:span></text:p>
      <text:p text:style-name="P5"><text:span text:style-name="T3">--</text:span><text:span text:style-name="T2"> </text:span><text:span text:style-name="T6">'Luo'</text:span></text:p>
      <text:p text:style-name="P5"><text:soft-page-break/><text:span text:style-name="T3">--</text:span><text:span text:style-name="T2"> </text:span><text:span text:style-name="T6">'Romero'</text:span></text:p>
      <text:p text:style-name="P5"><text:span text:style-name="T3">--</text:span><text:span text:style-name="T2"> </text:span><text:span text:style-name="T6">'Lent'</text:span></text:p>
      <text:p text:style-name="P5"><text:span text:style-name="T3">--</text:span><text:span text:style-name="T2"> </text:span><text:span text:style-name="T6">'Sarkar'</text:span></text:p>
      <text:p text:style-name="P5"><text:span text:style-name="T3">--</text:span><text:span text:style-name="T2"> </text:span><text:span text:style-name="T6">'Shuming'</text:span></text:p>
      <text:p text:style-name="P5"><text:span text:style-name="T3">--</text:span><text:span text:style-name="T2"> </text:span><text:span text:style-name="T6">'Bancilhon'</text:span></text:p>
      <text:p text:style-name="P5"><text:span text:style-name="T3">--</text:span><text:span text:style-name="T2"> </text:span><text:span text:style-name="T6">'Dusserre'</text:span></text:p>
      <text:p text:style-name="P5"><text:span text:style-name="T3">--</text:span><text:span text:style-name="T2"> </text:span><text:span text:style-name="T6">'Desyl'</text:span></text:p>
      <text:p text:style-name="P5"><text:span text:style-name="T3">--</text:span><text:span text:style-name="T2"> </text:span><text:span text:style-name="T6">'Jaekel'</text:span></text:p>
      <text:p text:style-name="P5"><text:span text:style-name="T3">--</text:span><text:span text:style-name="T2"> </text:span><text:span text:style-name="T6">'McKinnon'</text:span></text:p>
      <text:p text:style-name="P5"><text:span text:style-name="T3">--</text:span><text:span text:style-name="T2"> </text:span><text:span text:style-name="T6">'Mingoz'</text:span></text:p>
      <text:p text:style-name="P5"><text:span text:style-name="T3">--</text:span><text:span text:style-name="T2"> </text:span><text:span text:style-name="T6">'Pimenta'</text:span></text:p>
      <text:p text:style-name="P5"><text:span text:style-name="T3">--</text:span><text:span text:style-name="T2"> </text:span><text:span text:style-name="T6">'Yin'</text:span></text:p>
      <text:p text:style-name="P5"><text:span text:style-name="T3">--</text:span><text:span text:style-name="T2"> </text:span><text:span text:style-name="T6">'Sullivan'</text:span></text:p>
      <text:p text:style-name="P5"><text:span text:style-name="T3">--</text:span><text:span text:style-name="T2"> </text:span><text:span text:style-name="T6">'Voronina'</text:span></text:p>
      <text:p text:style-name="P5"><text:span text:style-name="T3">--</text:span><text:span text:style-name="T2"> </text:span><text:span text:style-name="T6">'Kenje'</text:span></text:p>
      <text:p text:style-name="P5"><text:span text:style-name="T3">--</text:span><text:span text:style-name="T2"> </text:span><text:span text:style-name="T6">'Mahmoud'</text:span></text:p>
      <text:p text:style-name="P5"><text:span text:style-name="T3">--</text:span><text:span text:style-name="T2"> </text:span><text:span text:style-name="T6">'Pingr'</text:span></text:p>
      <text:p text:style-name="P5"><text:span text:style-name="T3">--</text:span><text:span text:style-name="T2"> </text:span><text:span text:style-name="T6">'Ullman '</text:span></text:p>
      <text:p text:style-name="P5"><text:span text:style-name="T3">--</text:span><text:span text:style-name="T2"> </text:span><text:span text:style-name="T6">'Levine'</text:span></text:p>
      <text:p text:style-name="P5"><text:span text:style-name="T3">--</text:span><text:span text:style-name="T2"> </text:span><text:span text:style-name="T6">'Valtchev'</text:span></text:p>
      <text:p text:style-name="P5"><text:span text:style-name="T3">--</text:span><text:span text:style-name="T2"> </text:span><text:span text:style-name="T6">'Bietzk'</text:span></text:p>
      <text:p text:style-name="P5"><text:span text:style-name="T3">--</text:span><text:span text:style-name="T2"> </text:span><text:span text:style-name="T6">'Choll'</text:span></text:p>
      <text:p text:style-name="P5"><text:span text:style-name="T3">--</text:span><text:span text:style-name="T2"> </text:span><text:span text:style-name="T6">'Arinb'</text:span></text:p>
      <text:p text:style-name="P5"><text:span text:style-name="T3">--</text:span><text:span text:style-name="T2"> </text:span><text:span text:style-name="T6">'Sakurai'</text:span></text:p>
      <text:p text:style-name="P5"><text:span text:style-name="T3">--</text:span><text:span text:style-name="T2"> </text:span><text:span text:style-name="T6">'Mird'</text:span></text:p>
      <text:p text:style-name="P5"><text:span text:style-name="T3">--</text:span><text:span text:style-name="T2"> </text:span><text:span text:style-name="T6">'Bertolino'</text:span></text:p>
      <text:p text:style-name="P5"><text:span text:style-name="T3">--</text:span><text:span text:style-name="T2"> </text:span><text:span text:style-name="T6">'Dale'</text:span></text:p>
      <text:p text:style-name="P10"/>
      <text:h text:style-name="P3" text:outline-level="2"><text:span text:style-name="T1">Select</text:span><text:span text:style-name="T2"> </text:span><text:span text:style-name="T1">dept</text:span><text:span text:style-name="T2"> </text:span><text:span text:style-name="T1">name</text:span><text:span text:style-name="T2"> </text:span><text:span text:style-name="T1">with</text:span><text:span text:style-name="T2"> </text:span><text:span text:style-name="T3">%</text:span><text:span text:style-name="T2"> </text:span><text:span text:style-name="T1">operator</text:span></text:h>
      <text:p text:style-name="P5"><text:span text:style-name="T1">select</text:span><text:span text:style-name="T2"> </text:span><text:span text:style-name="T1">dept_name</text:span></text:p>
      <text:p text:style-name="P5"><text:span text:style-name="T1">from</text:span><text:span text:style-name="T2"> </text:span><text:span text:style-name="T1">department</text:span></text:p>
      <text:p text:style-name="P5"><text:span text:style-name="T1">where</text:span><text:span text:style-name="T2"> </text:span><text:span text:style-name="T1">building</text:span><text:span text:style-name="T2"> </text:span><text:span text:style-name="T1">like</text:span><text:span text:style-name="T2"> </text:span><text:span text:style-name="T6">'%a%'</text:span><text:span text:style-name="T1">;</text:span></text:p>
      <text:p text:style-name="P10"/>
      <text:p text:style-name="P5"><text:span text:style-name="T3">--</text:span><text:span text:style-name="T2"> </text:span><text:span text:style-name="T5"># dept_name</text:span></text:p>
      <text:p text:style-name="P5"><text:span text:style-name="T3">--</text:span><text:span text:style-name="T2"> </text:span><text:span text:style-name="T6">'Accounting'</text:span></text:p>
      <text:p text:style-name="P5"><text:span text:style-name="T3">--</text:span><text:span text:style-name="T2"> </text:span><text:span text:style-name="T6">'Astronomy'</text:span></text:p>
      <text:p text:style-name="P5"><text:span text:style-name="T3">--</text:span><text:span text:style-name="T2"> </text:span><text:span text:style-name="T6">'Athletics'</text:span></text:p>
      <text:p text:style-name="P5"><text:span text:style-name="T3">--</text:span><text:span text:style-name="T2"> </text:span><text:span text:style-name="T6">'Biology'</text:span></text:p>
      <text:p text:style-name="P5"><text:span text:style-name="T3">--</text:span><text:span text:style-name="T2"> </text:span><text:span text:style-name="T6">'Civil Eng.'</text:span></text:p>
      <text:p text:style-name="P5"><text:span text:style-name="T3">--</text:span><text:span text:style-name="T2"> </text:span><text:span text:style-name="T6">'Comp. Sci.'</text:span></text:p>
      <text:p text:style-name="P5"><text:span text:style-name="T3">--</text:span><text:span text:style-name="T2"> </text:span><text:span text:style-name="T6">'Elec. Eng.'</text:span></text:p>
      <text:p text:style-name="P5"><text:span text:style-name="T3">--</text:span><text:span text:style-name="T2"> </text:span><text:span text:style-name="T6">'English'</text:span></text:p>
      <text:p text:style-name="P5"><text:span text:style-name="T3">--</text:span><text:span text:style-name="T2"> </text:span><text:span text:style-name="T6">'Finance'</text:span></text:p>
      <text:p text:style-name="P5"><text:span text:style-name="T3">--</text:span><text:span text:style-name="T2"> </text:span><text:span text:style-name="T6">'Geology'</text:span></text:p>
      <text:p text:style-name="P5"><text:span text:style-name="T3">--</text:span><text:span text:style-name="T2"> </text:span><text:span text:style-name="T6">'History'</text:span></text:p>
      <text:p text:style-name="P5"><text:span text:style-name="T3">--</text:span><text:span text:style-name="T2"> </text:span><text:span text:style-name="T6">'Languages'</text:span></text:p>
      <text:p text:style-name="P5"><text:span text:style-name="T3">--</text:span><text:span text:style-name="T2"> </text:span><text:span text:style-name="T6">'Marketing'</text:span></text:p>
      <text:p text:style-name="P5"><text:soft-page-break/><text:span text:style-name="T3">--</text:span><text:span text:style-name="T2"> </text:span><text:span text:style-name="T6">'Math'</text:span></text:p>
      <text:p text:style-name="P5"><text:span text:style-name="T3">--</text:span><text:span text:style-name="T2"> </text:span><text:span text:style-name="T6">'Mech. Eng.'</text:span></text:p>
      <text:p text:style-name="P5"><text:span text:style-name="T3">--</text:span><text:span text:style-name="T2"> </text:span><text:span text:style-name="T6">'Pol. Sci.'</text:span></text:p>
      <text:p text:style-name="P5"><text:span text:style-name="T3">--</text:span><text:span text:style-name="T2"> </text:span><text:span text:style-name="T6">'Statistics'</text:span></text:p>
      <text:p text:style-name="P10"/>
      <text:h text:style-name="P3" text:outline-level="2"><text:span text:style-name="T1">select</text:span><text:span text:style-name="T2"> </text:span><text:span text:style-name="T1">based</text:span><text:span text:style-name="T2"> </text:span><text:span text:style-name="T1">on</text:span><text:span text:style-name="T2"> </text:span><text:span text:style-name="T1">semester</text:span></text:h>
      <text:p text:style-name="P5"><text:span text:style-name="T1">select</text:span><text:span text:style-name="T2"> </text:span><text:span text:style-name="T1">count</text:span><text:span text:style-name="T2"> </text:span><text:span text:style-name="T1">(distinct_ID)</text:span></text:p>
      <text:p text:style-name="P5"><text:span text:style-name="T1">from</text:span><text:span text:style-name="T2"> </text:span><text:span text:style-name="T1">teaches</text:span></text:p>
      <text:p text:style-name="P5"><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10"/>
      <text:p text:style-name="P5"><text:span text:style-name="T1">describe</text:span><text:span text:style-name="T2"> </text:span><text:span text:style-name="T1">teaches;</text:span></text:p>
      <text:p text:style-name="P10"/>
      <text:h text:style-name="P11" text:outline-level="2"><text:span text:style-name="T1">selecting</text:span><text:span text:style-name="T2"> </text:span><text:span text:style-name="T1">average</text:span><text:span text:style-name="T2"> </text:span><text:span text:style-name="T1">salary</text:span><text:span text:style-name="T2"> </text:span><text:span text:style-name="T8">if</text:span><text:span text:style-name="T2"> </text:span><text:span text:style-name="T1">it’s</text:span><text:span text:style-name="T2"> </text:span><text:span text:style-name="T1">greater</text:span><text:span text:style-name="T2"> </text:span><text:span text:style-name="T1">than</text:span><text:span text:style-name="T2"> </text:span><text:span text:style-name="T3">42000</text:span></text:h>
      <text:p text:style-name="P5"><text:span text:style-name="T1">select</text:span><text:span text:style-name="T2"> </text:span><text:span text:style-name="T1">course_ID</text:span></text:p>
      <text:p text:style-name="P5"><text:span text:style-name="T1">from</text:span><text:span text:style-name="T2"> </text:span><text:span text:style-name="T1">teaches</text:span></text:p>
      <text:p text:style-name="P5"><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10"/>
      <text:p text:style-name="P5"><text:span text:style-name="T1">select</text:span><text:span text:style-name="T2"> </text:span><text:span text:style-name="T1">count(</text:span><text:span text:style-name="T3">*</text:span><text:span text:style-name="T1">)</text:span></text:p>
      <text:p text:style-name="P5"><text:span text:style-name="T1">from</text:span><text:span text:style-name="T2"> </text:span><text:span text:style-name="T1">course;</text:span></text:p>
      <text:p text:style-name="P10"/>
      <text:p text:style-name="P5"><text:span text:style-name="T1">select</text:span><text:span text:style-name="T2"> </text:span><text:span text:style-name="T1">dept_name,</text:span><text:span text:style-name="T2"> </text:span><text:span text:style-name="T1">AVG(salary)</text:span><text:span text:style-name="T2"> </text:span><text:span text:style-name="T8">as</text:span><text:span text:style-name="T2"> </text:span><text:span text:style-name="T1">avg_salary</text:span></text:p>
      <text:p text:style-name="P5"><text:span text:style-name="T2"><text:tab/></text:span><text:span text:style-name="T1">from</text:span><text:span text:style-name="T2"> </text:span><text:span text:style-name="T1">instructor</text:span></text:p>
      <text:p text:style-name="P5"><text:span text:style-name="T2"><text:s text:c="4"/></text:span><text:span text:style-name="T1">group</text:span><text:span text:style-name="T2"> </text:span><text:span text:style-name="T1">by</text:span><text:span text:style-name="T2"> </text:span><text:span text:style-name="T1">dept_name;</text:span></text:p>
      <text:p text:style-name="P10"><text:s text:c="4"/></text:p>
      <text:p text:style-name="P5"><text:span text:style-name="T1">select</text:span><text:span text:style-name="T2"> </text:span><text:span text:style-name="T1">dept_name,</text:span><text:span text:style-name="T2"> </text:span><text:span text:style-name="T1">avg_salary</text:span><text:span text:style-name="T2"> </text:span></text:p>
      <text:p text:style-name="P5"><text:span text:style-name="T1">from</text:span><text:span text:style-name="T2"> </text:span><text:span text:style-name="T1">(select</text:span><text:span text:style-name="T2"> </text:span><text:span text:style-name="T1">dept_name,</text:span><text:span text:style-name="T2"> </text:span><text:span text:style-name="T1">AVG(salary)</text:span><text:span text:style-name="T2"> </text:span><text:span text:style-name="T8">as</text:span><text:span text:style-name="T2"> </text:span><text:span text:style-name="T1">avg_salary</text:span></text:p>
      <text:p text:style-name="P5"><text:span text:style-name="T2"><text:s text:c="6"/></text:span><text:span text:style-name="T1">from</text:span><text:span text:style-name="T2"> </text:span><text:span text:style-name="T1">instructor</text:span><text:span text:style-name="T2"> <text:s text:c="10"/></text:span></text:p>
      <text:p text:style-name="P5"><text:span text:style-name="T2"><text:s text:c="6"/></text:span><text:span text:style-name="T1">group</text:span><text:span text:style-name="T2"> </text:span><text:span text:style-name="T1">by</text:span><text:span text:style-name="T2"> </text:span><text:span text:style-name="T1">dept_name)</text:span><text:span text:style-name="T2"> </text:span><text:span text:style-name="T8">as</text:span><text:span text:style-name="T2"> </text:span><text:span text:style-name="T1">T(dept_name,</text:span><text:span text:style-name="T2"> </text:span><text:span text:style-name="T1">avg_salary)</text:span></text:p>
      <text:p text:style-name="P5"><text:span text:style-name="T2"><text:s text:c="6"/></text:span><text:span text:style-name="T1">where</text:span><text:span text:style-name="T2"> </text:span><text:span text:style-name="T1">avg_salary</text:span><text:span text:style-name="T3">&gt;42000</text:span><text:span text:style-name="T1">;</text:span></text:p>
      <text:p text:style-name="P10"><text:s text:c="6"/></text:p>
      <text:h text:style-name="P3" text:outline-level="2"><text:span text:style-name="T1">select</text:span><text:span text:style-name="T2"> </text:span><text:span text:style-name="T1">all</text:span><text:span text:style-name="T2"> </text:span><text:span text:style-name="T1">distinct</text:span><text:span text:style-name="T2"> </text:span><text:span text:style-name="T1">course_id</text:span><text:span text:style-name="T2"> </text:span><text:span text:style-name="T1">where</text:span><text:span text:style-name="T2"> </text:span><text:span text:style-name="T1">semester</text:span><text:span text:style-name="T2"> </text:span><text:span text:style-name="T8">is</text:span><text:span text:style-name="T2"> </text:span><text:span text:style-name="T1">Fall</text:span></text:h>
      <text:p text:style-name="P5"><text:span text:style-name="T1">select</text:span><text:span text:style-name="T2"> </text:span><text:span text:style-name="T1">distinct</text:span><text:span text:style-name="T2"> </text:span><text:span text:style-name="T1">course_id</text:span></text:p>
      <text:p text:style-name="P5"><text:span text:style-name="T1">from</text:span><text:span text:style-name="T2"> </text:span><text:span text:style-name="T1">section</text:span></text:p>
      <text:p text:style-name="P5"><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4">and</text:span></text:p>
      <text:p text:style-name="P5"><text:span text:style-name="T1">course_id</text:span><text:span text:style-name="T2"> </text:span><text:span text:style-name="T4">not</text:span><text:span text:style-name="T2"> </text:span><text:span text:style-name="T4">in</text:span><text:span text:style-name="T2"> </text:span><text:span text:style-name="T1">(select</text:span><text:span text:style-name="T2"> </text:span><text:span text:style-name="T1">course_id</text:span></text:p>
      <text:p text:style-name="P5"><text:span text:style-name="T1">from</text:span><text:span text:style-name="T2"> </text:span><text:span text:style-name="T1">section</text:span></text:p>
      <text:p text:style-name="P5"><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10"/>
      <text:p text:style-name="P5"><text:span text:style-name="T3">--</text:span><text:span text:style-name="T2"> </text:span><text:span text:style-name="T5"># course_id</text:span></text:p>
      <text:p text:style-name="P5"><text:span text:style-name="T3">--</text:span><text:span text:style-name="T2"> </text:span><text:span text:style-name="T6">'694'</text:span></text:p>
      <text:p text:style-name="P5"><text:span text:style-name="T3">--</text:span><text:span text:style-name="T2"> </text:span><text:span text:style-name="T6">'105'</text:span></text:p>
      <text:p text:style-name="P5"><text:span text:style-name="T3">--</text:span><text:span text:style-name="T2"> </text:span><text:span text:style-name="T6">'313'</text:span></text:p>
      <text:p text:style-name="P5"><text:span text:style-name="T3">--</text:span><text:span text:style-name="T2"> </text:span><text:span text:style-name="T6">'476'</text:span></text:p>
      <text:p text:style-name="P5"><text:span text:style-name="T3">--</text:span><text:span text:style-name="T2"> </text:span><text:span text:style-name="T6">'242'</text:span></text:p>
      <text:p text:style-name="P5"><text:soft-page-break/><text:span text:style-name="T3">--</text:span><text:span text:style-name="T2"> </text:span><text:span text:style-name="T6">'843'</text:span></text:p>
      <text:p text:style-name="P5"><text:span text:style-name="T3">--</text:span><text:span text:style-name="T2"> </text:span><text:span text:style-name="T6">'893'</text:span></text:p>
      <text:p text:style-name="P5"><text:span text:style-name="T3">--</text:span><text:span text:style-name="T2"> </text:span><text:span text:style-name="T6">'421'</text:span></text:p>
      <text:p text:style-name="P5"><text:span text:style-name="T3">--</text:span><text:span text:style-name="T2"> </text:span><text:span text:style-name="T6">'468'</text:span></text:p>
      <text:p text:style-name="P5"><text:span text:style-name="T3">--</text:span><text:span text:style-name="T2"> </text:span><text:span text:style-name="T6">'415'</text:span></text:p>
      <text:p text:style-name="P5"><text:span text:style-name="T3">--</text:span><text:span text:style-name="T2"> </text:span><text:span text:style-name="T6">'559'</text:span></text:p>
      <text:p text:style-name="P5"><text:span text:style-name="T3">--</text:span><text:span text:style-name="T2"> </text:span><text:span text:style-name="T6">'867'</text:span></text:p>
      <text:p text:style-name="P5"><text:span text:style-name="T3">--</text:span><text:span text:style-name="T2"> </text:span><text:span text:style-name="T6">'960'</text:span></text:p>
      <text:p text:style-name="P5"><text:span text:style-name="T3">--</text:span><text:span text:style-name="T2"> </text:span><text:span text:style-name="T6">'304'</text:span></text:p>
      <text:p text:style-name="P5"><text:span text:style-name="T3">--</text:span><text:span text:style-name="T2"> </text:span><text:span text:style-name="T6">'489'</text:span></text:p>
      <text:p text:style-name="P5"><text:span text:style-name="T3">--</text:span><text:span text:style-name="T2"> </text:span><text:span text:style-name="T6">'612'</text:span></text:p>
      <text:p text:style-name="P5"><text:span text:style-name="T3">--</text:span><text:span text:style-name="T2"> </text:span><text:span text:style-name="T6">'626'</text:span></text:p>
      <text:p text:style-name="P5"><text:span text:style-name="T3">--</text:span><text:span text:style-name="T2"> </text:span><text:span text:style-name="T6">'274'</text:span></text:p>
      <text:p text:style-name="P5"><text:span text:style-name="T3">--</text:span><text:span text:style-name="T2"> </text:span><text:span text:style-name="T6">'461'</text:span></text:p>
      <text:p text:style-name="P5"><text:span text:style-name="T3">--</text:span><text:span text:style-name="T2"> </text:span><text:span text:style-name="T6">'258'</text:span></text:p>
      <text:p text:style-name="P5"><text:span text:style-name="T3">--</text:span><text:span text:style-name="T2"> </text:span><text:span text:style-name="T6">'561'</text:span></text:p>
      <text:p text:style-name="P5"><text:span text:style-name="T3">--</text:span><text:span text:style-name="T2"> </text:span><text:span text:style-name="T6">'192'</text:span></text:p>
      <text:p text:style-name="P5"><text:span text:style-name="T3">--</text:span><text:span text:style-name="T2"> </text:span><text:span text:style-name="T6">'808'</text:span></text:p>
      <text:p text:style-name="P5"><text:span text:style-name="T3">--</text:span><text:span text:style-name="T2"> </text:span><text:span text:style-name="T6">'974'</text:span></text:p>
      <text:p text:style-name="P5"><text:span text:style-name="T3">--</text:span><text:span text:style-name="T2"> </text:span><text:span text:style-name="T6">'376'</text:span></text:p>
      <text:p text:style-name="P5"><text:span text:style-name="T3">--</text:span><text:span text:style-name="T2"> </text:span><text:span text:style-name="T6">'527'</text:span></text:p>
      <text:p text:style-name="P5"><text:span text:style-name="T3">--</text:span><text:span text:style-name="T2"> </text:span><text:span text:style-name="T6">'642'</text:span></text:p>
      <text:p text:style-name="P5"><text:span text:style-name="T3">--</text:span><text:span text:style-name="T2"> </text:span><text:span text:style-name="T6">'401'</text:span></text:p>
      <text:p text:style-name="P5"><text:span text:style-name="T3">--</text:span><text:span text:style-name="T2"> </text:span><text:span text:style-name="T6">'545'</text:span></text:p>
      <text:p text:style-name="P5"><text:span text:style-name="T3">--</text:span><text:span text:style-name="T2"> </text:span><text:span text:style-name="T6">'748'</text:span></text:p>
      <text:p text:style-name="P5"><text:span text:style-name="T3">--</text:span><text:span text:style-name="T2"> </text:span><text:span text:style-name="T6">'927'</text:span></text:p>
      <text:p text:style-name="P5"><text:span text:style-name="T3">--</text:span><text:span text:style-name="T2"> </text:span><text:span text:style-name="T6">'949'</text:span></text:p>
      <text:p text:style-name="P5"><text:span text:style-name="T3">--</text:span><text:span text:style-name="T2"> </text:span><text:span text:style-name="T6">'959'</text:span></text:p>
      <text:p text:style-name="P5"><text:span text:style-name="T3">--</text:span><text:span text:style-name="T2"> </text:span><text:span text:style-name="T6">'366'</text:span></text:p>
      <text:p text:style-name="P5"><text:span text:style-name="T3">--</text:span><text:span text:style-name="T2"> </text:span><text:span text:style-name="T6">'239'</text:span></text:p>
      <text:p text:style-name="P5"><text:span text:style-name="T3">--</text:span><text:span text:style-name="T2"> </text:span><text:span text:style-name="T6">'334'</text:span></text:p>
      <text:p text:style-name="P5"><text:span text:style-name="T3">--</text:span><text:span text:style-name="T2"> </text:span><text:span text:style-name="T6">'496'</text:span></text:p>
      <text:p text:style-name="P5"><text:span text:style-name="T3">--</text:span><text:span text:style-name="T2"> </text:span><text:span text:style-name="T6">'603'</text:span></text:p>
      <text:p text:style-name="P5"><text:span text:style-name="T3">--</text:span><text:span text:style-name="T2"> </text:span><text:span text:style-name="T6">'486'</text:span></text:p>
      <text:p text:style-name="P5"><text:span text:style-name="T3">--</text:span><text:span text:style-name="T2"> </text:span><text:span text:style-name="T6">'482'</text:span></text:p>
      <text:p text:style-name="P10"/>
      <text:h text:style-name="P3" text:outline-level="2"><text:span text:style-name="T1">Select</text:span><text:span text:style-name="T2"> </text:span><text:span text:style-name="T1">semesters</text:span><text:span text:style-name="T2"> </text:span><text:span text:style-name="T1">of</text:span><text:span text:style-name="T2"> </text:span><text:span text:style-name="T1">Fall</text:span><text:span text:style-name="T2"> </text:span><text:span text:style-name="T1">but</text:span><text:span text:style-name="T2"> </text:span><text:span text:style-name="T4">not</text:span><text:span text:style-name="T2"> </text:span><text:span text:style-name="T4">in</text:span><text:span text:style-name="T2"> </text:span><text:span text:style-name="T1">Spring</text:span></text:h>
      <text:p text:style-name="P5"><text:span text:style-name="T1">select</text:span><text:span text:style-name="T2"> </text:span><text:span text:style-name="T1">distinct</text:span><text:span text:style-name="T2"> </text:span><text:span text:style-name="T1">course_id</text:span></text:p>
      <text:p text:style-name="P5"><text:span text:style-name="T1">from</text:span><text:span text:style-name="T2"> </text:span><text:span text:style-name="T1">section</text:span></text:p>
      <text:p text:style-name="P5"><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4">and</text:span></text:p>
      <text:p text:style-name="P5"><text:span text:style-name="T1">course_id</text:span><text:span text:style-name="T2"> </text:span><text:span text:style-name="T4">not</text:span><text:span text:style-name="T2"> </text:span><text:span text:style-name="T4">in</text:span><text:span text:style-name="T2"> </text:span><text:span text:style-name="T1">(select</text:span><text:span text:style-name="T2"> </text:span><text:span text:style-name="T1">course_id</text:span></text:p>
      <text:p text:style-name="P5"><text:span text:style-name="T1">from</text:span><text:span text:style-name="T2"> </text:span><text:span text:style-name="T1">section</text:span></text:p>
      <text:p text:style-name="P5"><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10"/>
      <text:p text:style-name="P5"><text:span text:style-name="T3">--</text:span><text:span text:style-name="T2"> </text:span><text:span text:style-name="T5"># course_id</text:span></text:p>
      <text:p text:style-name="P5"><text:span text:style-name="T3">--</text:span><text:span text:style-name="T2"> </text:span><text:span text:style-name="T6">'694'</text:span></text:p>
      <text:p text:style-name="P5"><text:span text:style-name="T3">--</text:span><text:span text:style-name="T2"> </text:span><text:span text:style-name="T6">'105'</text:span></text:p>
      <text:p text:style-name="P5"><text:soft-page-break/><text:span text:style-name="T3">--</text:span><text:span text:style-name="T2"> </text:span><text:span text:style-name="T6">'313'</text:span></text:p>
      <text:p text:style-name="P5"><text:span text:style-name="T3">--</text:span><text:span text:style-name="T2"> </text:span><text:span text:style-name="T6">'476'</text:span></text:p>
      <text:p text:style-name="P5"><text:span text:style-name="T3">--</text:span><text:span text:style-name="T2"> </text:span><text:span text:style-name="T6">'242'</text:span></text:p>
      <text:p text:style-name="P5"><text:span text:style-name="T3">--</text:span><text:span text:style-name="T2"> </text:span><text:span text:style-name="T6">'843'</text:span></text:p>
      <text:p text:style-name="P5"><text:span text:style-name="T3">--</text:span><text:span text:style-name="T2"> </text:span><text:span text:style-name="T6">'893'</text:span></text:p>
      <text:p text:style-name="P5"><text:span text:style-name="T3">--</text:span><text:span text:style-name="T2"> </text:span><text:span text:style-name="T6">'421'</text:span></text:p>
      <text:p text:style-name="P5"><text:span text:style-name="T3">--</text:span><text:span text:style-name="T2"> </text:span><text:span text:style-name="T6">'468'</text:span></text:p>
      <text:p text:style-name="P5"><text:span text:style-name="T3">--</text:span><text:span text:style-name="T2"> </text:span><text:span text:style-name="T6">'415'</text:span></text:p>
      <text:p text:style-name="P5"><text:span text:style-name="T3">--</text:span><text:span text:style-name="T2"> </text:span><text:span text:style-name="T6">'559'</text:span></text:p>
      <text:p text:style-name="P5"><text:span text:style-name="T3">--</text:span><text:span text:style-name="T2"> </text:span><text:span text:style-name="T6">'867'</text:span></text:p>
      <text:p text:style-name="P5"><text:span text:style-name="T3">--</text:span><text:span text:style-name="T2"> </text:span><text:span text:style-name="T6">'960'</text:span></text:p>
      <text:p text:style-name="P5"><text:span text:style-name="T3">--</text:span><text:span text:style-name="T2"> </text:span><text:span text:style-name="T6">'304'</text:span></text:p>
      <text:p text:style-name="P5"><text:span text:style-name="T3">--</text:span><text:span text:style-name="T2"> </text:span><text:span text:style-name="T6">'489'</text:span></text:p>
      <text:p text:style-name="P5"><text:span text:style-name="T3">--</text:span><text:span text:style-name="T2"> </text:span><text:span text:style-name="T6">'612'</text:span></text:p>
      <text:p text:style-name="P5"><text:span text:style-name="T3">--</text:span><text:span text:style-name="T2"> </text:span><text:span text:style-name="T6">'626'</text:span></text:p>
      <text:p text:style-name="P5"><text:span text:style-name="T3">--</text:span><text:span text:style-name="T2"> </text:span><text:span text:style-name="T6">'274'</text:span></text:p>
      <text:p text:style-name="P5"><text:span text:style-name="T3">--</text:span><text:span text:style-name="T2"> </text:span><text:span text:style-name="T6">'461'</text:span></text:p>
      <text:p text:style-name="P5"><text:span text:style-name="T3">--</text:span><text:span text:style-name="T2"> </text:span><text:span text:style-name="T6">'258'</text:span></text:p>
      <text:p text:style-name="P5"><text:span text:style-name="T3">--</text:span><text:span text:style-name="T2"> </text:span><text:span text:style-name="T6">'561'</text:span></text:p>
      <text:p text:style-name="P5"><text:span text:style-name="T3">--</text:span><text:span text:style-name="T2"> </text:span><text:span text:style-name="T6">'192'</text:span></text:p>
      <text:p text:style-name="P5"><text:span text:style-name="T3">--</text:span><text:span text:style-name="T2"> </text:span><text:span text:style-name="T6">'808'</text:span></text:p>
      <text:p text:style-name="P5"><text:span text:style-name="T3">--</text:span><text:span text:style-name="T2"> </text:span><text:span text:style-name="T6">'974'</text:span></text:p>
      <text:p text:style-name="P5"><text:span text:style-name="T3">--</text:span><text:span text:style-name="T2"> </text:span><text:span text:style-name="T6">'376'</text:span></text:p>
      <text:p text:style-name="P5"><text:span text:style-name="T3">--</text:span><text:span text:style-name="T2"> </text:span><text:span text:style-name="T6">'527'</text:span></text:p>
      <text:p text:style-name="P5"><text:span text:style-name="T3">--</text:span><text:span text:style-name="T2"> </text:span><text:span text:style-name="T6">'642'</text:span></text:p>
      <text:p text:style-name="P5"><text:span text:style-name="T3">--</text:span><text:span text:style-name="T2"> </text:span><text:span text:style-name="T6">'401'</text:span></text:p>
      <text:p text:style-name="P5"><text:span text:style-name="T3">--</text:span><text:span text:style-name="T2"> </text:span><text:span text:style-name="T6">'545'</text:span></text:p>
      <text:p text:style-name="P5"><text:span text:style-name="T3">--</text:span><text:span text:style-name="T2"> </text:span><text:span text:style-name="T6">'748'</text:span></text:p>
      <text:p text:style-name="P5"><text:span text:style-name="T3">--</text:span><text:span text:style-name="T2"> </text:span><text:span text:style-name="T6">'927'</text:span></text:p>
      <text:p text:style-name="P5"><text:span text:style-name="T3">--</text:span><text:span text:style-name="T2"> </text:span><text:span text:style-name="T6">'949'</text:span></text:p>
      <text:p text:style-name="P5"><text:span text:style-name="T3">--</text:span><text:span text:style-name="T2"> </text:span><text:span text:style-name="T6">'959'</text:span></text:p>
      <text:p text:style-name="P5"><text:span text:style-name="T3">--</text:span><text:span text:style-name="T2"> </text:span><text:span text:style-name="T6">'366'</text:span></text:p>
      <text:p text:style-name="P5"><text:span text:style-name="T3">--</text:span><text:span text:style-name="T2"> </text:span><text:span text:style-name="T6">'239'</text:span></text:p>
      <text:p text:style-name="P5"><text:span text:style-name="T3">--</text:span><text:span text:style-name="T2"> </text:span><text:span text:style-name="T6">'334'</text:span></text:p>
      <text:p text:style-name="P5"><text:span text:style-name="T3">--</text:span><text:span text:style-name="T2"> </text:span><text:span text:style-name="T6">'496'</text:span></text:p>
      <text:p text:style-name="P5"><text:span text:style-name="T3">--</text:span><text:span text:style-name="T2"> </text:span><text:span text:style-name="T6">'603'</text:span></text:p>
      <text:p text:style-name="P5"><text:span text:style-name="T3">--</text:span><text:span text:style-name="T2"> </text:span><text:span text:style-name="T6">'486'</text:span></text:p>
      <text:p text:style-name="P5"><text:span text:style-name="T3">--</text:span><text:span text:style-name="T2"> </text:span><text:span text:style-name="T6">'482'</text:span></text:p>
      <text:p text:style-name="P10"/>
      <text:h text:style-name="P3" text:outline-level="2"><text:span text:style-name="T1">Select</text:span><text:span text:style-name="T2"> </text:span><text:span text:style-name="T1">Fall</text:span><text:span text:style-name="T2"> </text:span><text:span text:style-name="T8">as</text:span><text:span text:style-name="T2"> </text:span><text:span text:style-name="T1">well</text:span><text:span text:style-name="T2"> </text:span><text:span text:style-name="T8">as</text:span><text:span text:style-name="T2"> </text:span><text:span text:style-name="T1">spring</text:span></text:h>
      <text:p text:style-name="P5"><text:span text:style-name="T1">select</text:span><text:span text:style-name="T2"> </text:span><text:span text:style-name="T3">*</text:span><text:span text:style-name="T2"> </text:span><text:span text:style-name="T1">from</text:span><text:span text:style-name="T2"> </text:span><text:span text:style-name="T1">section;</text:span></text:p>
      <text:p text:style-name="P10"/>
      <text:p text:style-name="P5"><text:span text:style-name="T1">select</text:span><text:span text:style-name="T2"> </text:span><text:span text:style-name="T1">distinct</text:span><text:span text:style-name="T2"> </text:span><text:span text:style-name="T1">course_id</text:span><text:span text:style-name="T2"> </text:span></text:p>
      <text:p text:style-name="P5"><text:span text:style-name="T1">from</text:span><text:span text:style-name="T2"> </text:span><text:span text:style-name="T1">section</text:span></text:p>
      <text:p text:style-name="P5"><text:span text:style-name="T1">where</text:span><text:span text:style-name="T2"> </text:span><text:span text:style-name="T1">semester</text:span><text:span text:style-name="T2"> </text:span><text:span text:style-name="T3">=</text:span><text:span text:style-name="T2"> </text:span><text:span text:style-name="T6">'Fall'</text:span><text:span text:style-name="T2"> </text:span><text:span text:style-name="T4">and</text:span><text:span text:style-name="T2"> </text:span></text:p>
      <text:p text:style-name="P5"><text:span text:style-name="T1">course_id</text:span><text:span text:style-name="T2"> </text:span><text:span text:style-name="T4">in</text:span><text:span text:style-name="T2"> </text:span><text:span text:style-name="T1">(select</text:span><text:span text:style-name="T2"> </text:span><text:span text:style-name="T1">course_id</text:span><text:span text:style-name="T2"> </text:span><text:span text:style-name="T1">from</text:span><text:span text:style-name="T2"> </text:span><text:span text:style-name="T1">section</text:span><text:span text:style-name="T2"> </text:span><text:span text:style-name="T1">where</text:span><text:span text:style-name="T2"> </text:span><text:span text:style-name="T1">semester</text:span><text:span text:style-name="T2"> </text:span><text:span text:style-name="T3">=</text:span><text:span text:style-name="T2"> </text:span><text:span text:style-name="T6">'Spring'</text:span><text:span text:style-name="T1">);</text:span></text:p>
      <text:p text:style-name="P10"/>
      <text:p text:style-name="P12"><text:soft-page-break/># course_id<text:span text:style-name="T7"/></text:p>
      <text:p text:style-name="P13">'158'<text:span text:style-name="T7"/></text:p>
      <text:p text:style-name="P13">'169'<text:span text:style-name="T7"/></text:p>
      <text:p text:style-name="P13">'200'<text:span text:style-name="T7"/></text:p>
      <text:p text:style-name="P13">'237'<text:span text:style-name="T7"/></text:p>
      <text:p text:style-name="P13">'362'<text:span text:style-name="T7"/></text:p>
      <text:p text:style-name="P13">'400'<text:span text:style-name="T7"/></text:p>
      <text:p text:style-name="P10"/>
      <text:h text:style-name="P14" text:outline-level="2"><text:span text:style-name="T1">Select</text:span><text:span text:style-name="T2"> </text:span><text:span text:style-name="T1">students</text:span><text:span text:style-name="T2"> </text:span><text:span text:style-name="T1">who</text:span><text:span text:style-name="T2"> </text:span><text:span text:style-name="T1">are</text:span><text:span text:style-name="T2"> </text:span><text:span text:style-name="T4">not</text:span><text:span text:style-name="T2"> </text:span><text:span text:style-name="T4">in</text:span><text:span text:style-name="T2"> </text:span><text:span text:style-name="T1">a</text:span><text:span text:style-name="T2"> </text:span><text:span text:style-name="T1">course</text:span><text:span text:style-name="T2"> </text:span><text:span text:style-name="T1">under</text:span><text:span text:style-name="T2"> </text:span><text:span text:style-name="T1">biology</text:span></text:h>
      <text:p text:style-name="P5"><text:span text:style-name="T1">select</text:span><text:span text:style-name="T2"> </text:span><text:span text:style-name="T1">S</text:span><text:span text:style-name="T3">.</text:span><text:span text:style-name="T1">ID,</text:span><text:span text:style-name="T2"> </text:span><text:span text:style-name="T1">S</text:span><text:span text:style-name="T3">.</text:span><text:span text:style-name="T1">name</text:span></text:p>
      <text:p text:style-name="P5"><text:span text:style-name="T1">from</text:span><text:span text:style-name="T2"> </text:span><text:span text:style-name="T1">student</text:span><text:span text:style-name="T2"> </text:span><text:span text:style-name="T8">as</text:span><text:span text:style-name="T2"> </text:span><text:span text:style-name="T1">S</text:span></text:p>
      <text:p text:style-name="P5"><text:span text:style-name="T1">where</text:span><text:span text:style-name="T2"> </text:span><text:span text:style-name="T1">exists</text:span><text:span text:style-name="T2"> </text:span><text:span text:style-name="T1">((select</text:span><text:span text:style-name="T2"> </text:span><text:span text:style-name="T1">course_id</text:span></text:p>
      <text:p text:style-name="P5"><text:span text:style-name="T1">from</text:span><text:span text:style-name="T2"> </text:span><text:span text:style-name="T1">course</text:span></text:p>
      <text:p text:style-name="P5"><text:span text:style-name="T1">where</text:span><text:span text:style-name="T2"> </text:span><text:span text:style-name="T1">dept_name</text:span><text:span text:style-name="T2"> </text:span><text:span text:style-name="T3">=</text:span><text:span text:style-name="T2"> </text:span><text:span text:style-name="T6">'Biology'</text:span><text:span text:style-name="T1">)</text:span></text:p>
      <text:p text:style-name="P15">except<text:span text:style-name="T7"/></text:p>
      <text:p text:style-name="P5"><text:span text:style-name="T1">(select</text:span><text:span text:style-name="T2"> </text:span><text:span text:style-name="T1">T</text:span><text:span text:style-name="T3">.</text:span><text:span text:style-name="T1">course_id</text:span></text:p>
      <text:p text:style-name="P5"><text:span text:style-name="T1">from</text:span><text:span text:style-name="T2"> </text:span><text:span text:style-name="T1">takes</text:span><text:span text:style-name="T2"> </text:span><text:span text:style-name="T8">as</text:span><text:span text:style-name="T2"> </text:span><text:span text:style-name="T1">T</text:span></text:p>
      <text:p text:style-name="P5"><text:span text:style-name="T1">where</text:span><text:span text:style-name="T2"> </text:span><text:span text:style-name="T1">S</text:span><text:span text:style-name="T3">.</text:span><text:span text:style-name="T1">ID</text:span><text:span text:style-name="T2"> </text:span><text:span text:style-name="T3">=</text:span><text:span text:style-name="T2"> </text:span><text:span text:style-name="T1">T</text:span><text:span text:style-name="T3">.</text:span><text:span text:style-name="T1">ID));</text:span></text:p>
      <text:p text:style-name="P10"/>
      <text:p text:style-name="P12"># ID, name<text:span text:style-name="T7"/></text:p>
      <text:p text:style-name="P5"><text:span text:style-name="T6">'1000'</text:span><text:span text:style-name="T1">,</text:span><text:span text:style-name="T2"> </text:span><text:span text:style-name="T6">'Manber'</text:span></text:p>
      <text:p text:style-name="P5"><text:span text:style-name="T6">'10033'</text:span><text:span text:style-name="T1">,</text:span><text:span text:style-name="T2"> </text:span><text:span text:style-name="T6">'Zelty'</text:span></text:p>
      <text:p text:style-name="P5"><text:span text:style-name="T6">'10076'</text:span><text:span text:style-name="T1">,</text:span><text:span text:style-name="T2"> </text:span><text:span text:style-name="T6">'Duan'</text:span></text:p>
      <text:p text:style-name="P5"><text:span text:style-name="T6">'1018'</text:span><text:span text:style-name="T1">,</text:span><text:span text:style-name="T2"> </text:span><text:span text:style-name="T6">'Colin'</text:span></text:p>
      <text:p text:style-name="P5"><text:span text:style-name="T6">'10204'</text:span><text:span text:style-name="T1">,</text:span><text:span text:style-name="T2"> </text:span><text:span text:style-name="T6">'Mediratta'</text:span></text:p>
      <text:p text:style-name="P5"><text:span text:style-name="T6">'10267'</text:span><text:span text:style-name="T1">,</text:span><text:span text:style-name="T2"> </text:span><text:span text:style-name="T6">'Rzecz'</text:span></text:p>
      <text:p text:style-name="P5"><text:span text:style-name="T6">'10269'</text:span><text:span text:style-name="T1">,</text:span><text:span text:style-name="T2"> </text:span><text:span text:style-name="T6">'Hilberg'</text:span></text:p>
      <text:p text:style-name="P5"><text:span text:style-name="T6">'10454'</text:span><text:span text:style-name="T1">,</text:span><text:span text:style-name="T2"> </text:span><text:span text:style-name="T6">'Ugarte'</text:span></text:p>
      <text:p text:style-name="P5"><text:span text:style-name="T6">'10481'</text:span><text:span text:style-name="T1">,</text:span><text:span text:style-name="T2"> </text:span><text:span text:style-name="T6">'Grosch'</text:span></text:p>
      <text:p text:style-name="P5"><text:span text:style-name="T6">'10527'</text:span><text:span text:style-name="T1">,</text:span><text:span text:style-name="T2"> </text:span><text:span text:style-name="T6">'Kieras'</text:span></text:p>
      <text:p text:style-name="P5"><text:span text:style-name="T6">'10556'</text:span><text:span text:style-name="T1">,</text:span><text:span text:style-name="T2"> </text:span><text:span text:style-name="T6">'Reed'</text:span></text:p>
      <text:p text:style-name="P5"><text:span text:style-name="T6">'10663'</text:span><text:span text:style-name="T1">,</text:span><text:span text:style-name="T2"> </text:span><text:span text:style-name="T6">'Okaf'</text:span></text:p>
      <text:p text:style-name="P5"><text:span text:style-name="T6">'10693'</text:span><text:span text:style-name="T1">,</text:span><text:span text:style-name="T2"> </text:span><text:span text:style-name="T6">'Zabary'</text:span></text:p>
      <text:p text:style-name="P5"><text:span text:style-name="T6">'107'</text:span><text:span text:style-name="T1">,</text:span><text:span text:style-name="T2"> </text:span><text:span text:style-name="T6">'Shabuno'</text:span></text:p>
      <text:p text:style-name="P5"><text:span text:style-name="T6">'10705'</text:span><text:span text:style-name="T1">,</text:span><text:span text:style-name="T2"> </text:span><text:span text:style-name="T6">'Terauchi'</text:span></text:p>
      <text:p text:style-name="P5"><text:span text:style-name="T6">'10727'</text:span><text:span text:style-name="T1">,</text:span><text:span text:style-name="T2"> </text:span><text:span text:style-name="T6">'Allard'</text:span></text:p>
      <text:p text:style-name="P5"><text:span text:style-name="T6">'10736'</text:span><text:span text:style-name="T1">,</text:span><text:span text:style-name="T2"> </text:span><text:span text:style-name="T6">'Veselovsky'</text:span></text:p>
      <text:p text:style-name="P5"><text:span text:style-name="T6">'108'</text:span><text:span text:style-name="T1">,</text:span><text:span text:style-name="T2"> </text:span><text:span text:style-name="T6">'Dhav'</text:span></text:p>
      <text:p text:style-name="P5"><text:span text:style-name="T6">'1080'</text:span><text:span text:style-name="T1">,</text:span><text:span text:style-name="T2"> </text:span><text:span text:style-name="T6">'Xue'</text:span></text:p>
      <text:p text:style-name="P5"><text:span text:style-name="T6">'10814'</text:span><text:span text:style-name="T1">,</text:span><text:span text:style-name="T2"> </text:span><text:span text:style-name="T6">'Waks'</text:span></text:p>
      <text:p text:style-name="P5"><text:span text:style-name="T6">'10834'</text:span><text:span text:style-name="T1">,</text:span><text:span text:style-name="T2"> </text:span><text:span text:style-name="T6">'More'</text:span></text:p>
      <text:p text:style-name="P5"><text:span text:style-name="T6">'10838'</text:span><text:span text:style-name="T1">,</text:span><text:span text:style-name="T2"> </text:span><text:span text:style-name="T6">'Marlet'</text:span></text:p>
      <text:p text:style-name="P5"><text:span text:style-name="T6">'1087'</text:span><text:span text:style-name="T1">,</text:span><text:span text:style-name="T2"> </text:span><text:span text:style-name="T6">'Roses'</text:span></text:p>
      <text:p text:style-name="P5"><text:span text:style-name="T6">'10904'</text:span><text:span text:style-name="T1">,</text:span><text:span text:style-name="T2"> </text:span><text:span text:style-name="T6">'Jerns'</text:span></text:p>
      <text:p text:style-name="P5"><text:span text:style-name="T6">'10917'</text:span><text:span text:style-name="T1">,</text:span><text:span text:style-name="T2"> </text:span><text:span text:style-name="T6">'Morales'</text:span></text:p>
      <text:p text:style-name="P5"><text:span text:style-name="T6">'11055'</text:span><text:span text:style-name="T1">,</text:span><text:span text:style-name="T2"> </text:span><text:span text:style-name="T6">'Arnoux'</text:span></text:p>
      <text:p text:style-name="P5"><text:span text:style-name="T6">'11057'</text:span><text:span text:style-name="T1">,</text:span><text:span text:style-name="T2"> </text:span><text:span text:style-name="T6">'Robinson'</text:span></text:p>
      <text:p text:style-name="P5"><text:soft-page-break/><text:span text:style-name="T6">'11076'</text:span><text:span text:style-name="T1">,</text:span><text:span text:style-name="T2"> </text:span><text:span text:style-name="T6">'Prasad'</text:span></text:p>
      <text:p text:style-name="P5"><text:span text:style-name="T6">'11083'</text:span><text:span text:style-name="T1">,</text:span><text:span text:style-name="T2"> </text:span><text:span text:style-name="T6">'Kerridge'</text:span></text:p>
      <text:p text:style-name="P5"><text:span text:style-name="T6">'11095'</text:span><text:span text:style-name="T1">,</text:span><text:span text:style-name="T2"> </text:span><text:span text:style-name="T6">'Schultz'</text:span></text:p>
      <text:p text:style-name="P5"><text:span text:style-name="T6">'1110'</text:span><text:span text:style-name="T1">,</text:span><text:span text:style-name="T2"> </text:span><text:span text:style-name="T6">'Tzeng'</text:span></text:p>
      <text:p text:style-name="P5"><text:span text:style-name="T6">'11101'</text:span><text:span text:style-name="T1">,</text:span><text:span text:style-name="T2"> </text:span><text:span text:style-name="T6">'Glaho'</text:span></text:p>
      <text:p text:style-name="P5"><text:span text:style-name="T6">'11126'</text:span><text:span text:style-name="T1">,</text:span><text:span text:style-name="T2"> </text:span><text:span text:style-name="T6">'Englund'</text:span></text:p>
      <text:p text:style-name="P5"><text:span text:style-name="T6">'11152'</text:span><text:span text:style-name="T1">,</text:span><text:span text:style-name="T2"> </text:span><text:span text:style-name="T6">'Al-Tahat'</text:span></text:p>
      <text:p text:style-name="P5"><text:span text:style-name="T6">'11194'</text:span><text:span text:style-name="T1">,</text:span><text:span text:style-name="T2"> </text:span><text:span text:style-name="T6">'El-Helw'</text:span></text:p>
      <text:p text:style-name="P5"><text:span text:style-name="T6">'11195'</text:span><text:span text:style-name="T1">,</text:span><text:span text:style-name="T2"> </text:span><text:span text:style-name="T6">'Shiang'</text:span></text:p>
      <text:p text:style-name="P5"><text:span text:style-name="T6">'11201'</text:span><text:span text:style-name="T1">,</text:span><text:span text:style-name="T2"> </text:span><text:span text:style-name="T6">'Bianchi'</text:span></text:p>
      <text:p text:style-name="P5"><text:span text:style-name="T6">'11202'</text:span><text:span text:style-name="T1">,</text:span><text:span text:style-name="T2"> </text:span><text:span text:style-name="T6">'Heckman'</text:span></text:p>
      <text:p text:style-name="P5"><text:span text:style-name="T6">'11237'</text:span><text:span text:style-name="T1">,</text:span><text:span text:style-name="T2"> </text:span><text:span text:style-name="T6">'Rokhs'</text:span></text:p>
      <text:p text:style-name="P5"><text:span text:style-name="T6">'11262'</text:span><text:span text:style-name="T1">,</text:span><text:span text:style-name="T2"> </text:span><text:span text:style-name="T6">'Foels'</text:span></text:p>
      <text:p text:style-name="P5"><text:span text:style-name="T6">'11377'</text:span><text:span text:style-name="T1">,</text:span><text:span text:style-name="T2"> </text:span><text:span text:style-name="T6">'Jr'</text:span></text:p>
      <text:p text:style-name="P5"><text:span text:style-name="T6">'11419'</text:span><text:span text:style-name="T1">,</text:span><text:span text:style-name="T2"> </text:span><text:span text:style-name="T6">'Geronimo'</text:span></text:p>
      <text:p text:style-name="P5"><text:span text:style-name="T6">'11422'</text:span><text:span text:style-name="T1">,</text:span><text:span text:style-name="T2"> </text:span><text:span text:style-name="T6">'Saito'</text:span></text:p>
      <text:p text:style-name="P5"><text:span text:style-name="T6">'11441'</text:span><text:span text:style-name="T1">,</text:span><text:span text:style-name="T2"> </text:span><text:span text:style-name="T6">'Betho'</text:span></text:p>
      <text:p text:style-name="P5"><text:span text:style-name="T6">'11453'</text:span><text:span text:style-name="T1">,</text:span><text:span text:style-name="T2"> </text:span><text:span text:style-name="T6">'Yamashita'</text:span></text:p>
      <text:p text:style-name="P5"><text:span text:style-name="T6">'11455'</text:span><text:span text:style-name="T1">,</text:span><text:span text:style-name="T2"> </text:span><text:span text:style-name="T6">'Peyse'</text:span></text:p>
      <text:p text:style-name="P5"><text:span text:style-name="T6">'11510'</text:span><text:span text:style-name="T1">,</text:span><text:span text:style-name="T2"> </text:span><text:span text:style-name="T6">'Rakoj'</text:span></text:p>
      <text:p text:style-name="P5"><text:span text:style-name="T6">'11530'</text:span><text:span text:style-name="T1">,</text:span><text:span text:style-name="T2"> </text:span><text:span text:style-name="T6">'Ng'</text:span></text:p>
      <text:p text:style-name="P5"><text:span text:style-name="T6">'11578'</text:span><text:span text:style-name="T1">,</text:span><text:span text:style-name="T2"> </text:span><text:span text:style-name="T6">'Kwan'</text:span></text:p>
      <text:p text:style-name="P5"><text:span text:style-name="T6">'11604'</text:span><text:span text:style-name="T1">,</text:span><text:span text:style-name="T2"> </text:span><text:span text:style-name="T6">'Neff'</text:span></text:p>
      <text:p text:style-name="P5"><text:span text:style-name="T6">'11682'</text:span><text:span text:style-name="T1">,</text:span><text:span text:style-name="T2"> </text:span><text:span text:style-name="T6">'Juol'</text:span></text:p>
      <text:p text:style-name="P5"><text:span text:style-name="T6">'11855'</text:span><text:span text:style-name="T1">,</text:span><text:span text:style-name="T2"> </text:span><text:span text:style-name="T6">'Mendelzon'</text:span></text:p>
      <text:p text:style-name="P5"><text:span text:style-name="T6">'11966'</text:span><text:span text:style-name="T1">,</text:span><text:span text:style-name="T2"> </text:span><text:span text:style-name="T6">'Kowe'</text:span></text:p>
      <text:p text:style-name="P5"><text:span text:style-name="T6">'12069'</text:span><text:span text:style-name="T1">,</text:span><text:span text:style-name="T2"> </text:span><text:span text:style-name="T6">'Skeen'</text:span></text:p>
      <text:p text:style-name="P5"><text:span text:style-name="T6">'12078'</text:span><text:span text:style-name="T1">,</text:span><text:span text:style-name="T2"> </text:span><text:span text:style-name="T6">'Knutson'</text:span></text:p>
      <text:p text:style-name="P5"><text:span text:style-name="T6">'12173'</text:span><text:span text:style-name="T1">,</text:span><text:span text:style-name="T2"> </text:span><text:span text:style-name="T6">'Thimm'</text:span></text:p>
      <text:p text:style-name="P5"><text:span text:style-name="T6">'1220'</text:span><text:span text:style-name="T1">,</text:span><text:span text:style-name="T2"> </text:span><text:span text:style-name="T6">'Hito'</text:span></text:p>
      <text:p text:style-name="P5"><text:span text:style-name="T6">'12214'</text:span><text:span text:style-name="T1">,</text:span><text:span text:style-name="T2"> </text:span><text:span text:style-name="T6">'Morales'</text:span></text:p>
      <text:p text:style-name="P5"><text:span text:style-name="T6">'12216'</text:span><text:span text:style-name="T1">,</text:span><text:span text:style-name="T2"> </text:span><text:span text:style-name="T6">'Griffiths'</text:span></text:p>
      <text:p text:style-name="P5"><text:span text:style-name="T6">'12236'</text:span><text:span text:style-name="T1">,</text:span><text:span text:style-name="T2"> </text:span><text:span text:style-name="T6">'Bricker'</text:span></text:p>
      <text:p text:style-name="P5"><text:span text:style-name="T6">'123'</text:span><text:span text:style-name="T1">,</text:span><text:span text:style-name="T2"> </text:span><text:span text:style-name="T6">'Wingb'</text:span></text:p>
      <text:p text:style-name="P5"><text:span text:style-name="T6">'1232'</text:span><text:span text:style-name="T1">,</text:span><text:span text:style-name="T2"> </text:span><text:span text:style-name="T6">'Marcus'</text:span></text:p>
      <text:p text:style-name="P5"><text:span text:style-name="T6">'12326'</text:span><text:span text:style-name="T1">,</text:span><text:span text:style-name="T2"> </text:span><text:span text:style-name="T6">'Watson'</text:span></text:p>
      <text:p text:style-name="P5"><text:span text:style-name="T6">'12362'</text:span><text:span text:style-name="T1">,</text:span><text:span text:style-name="T2"> </text:span><text:span text:style-name="T6">'Zhanr'</text:span></text:p>
      <text:p text:style-name="P5"><text:span text:style-name="T6">'12563'</text:span><text:span text:style-name="T1">,</text:span><text:span text:style-name="T2"> </text:span><text:span text:style-name="T6">'Stone'</text:span></text:p>
      <text:p text:style-name="P5"><text:span text:style-name="T6">'12615'</text:span><text:span text:style-name="T1">,</text:span><text:span text:style-name="T2"> </text:span><text:span text:style-name="T6">'Tewari'</text:span></text:p>
      <text:p text:style-name="P5"><text:span text:style-name="T6">'12666'</text:span><text:span text:style-name="T1">,</text:span><text:span text:style-name="T2"> </text:span><text:span text:style-name="T6">'Power'</text:span></text:p>
      <text:p text:style-name="P5"><text:span text:style-name="T6">'12683'</text:span><text:span text:style-name="T1">,</text:span><text:span text:style-name="T2"> </text:span><text:span text:style-name="T6">'Sin'</text:span></text:p>
      <text:p text:style-name="P5"><text:span text:style-name="T6">'12711'</text:span><text:span text:style-name="T1">,</text:span><text:span text:style-name="T2"> </text:span><text:span text:style-name="T6">'Malagoli'</text:span></text:p>
      <text:p text:style-name="P5"><text:span text:style-name="T6">'1285'</text:span><text:span text:style-name="T1">,</text:span><text:span text:style-name="T2"> </text:span><text:span text:style-name="T6">'Szczerban'</text:span></text:p>
      <text:p text:style-name="P5"><text:span text:style-name="T6">'12941'</text:span><text:span text:style-name="T1">,</text:span><text:span text:style-name="T2"> </text:span><text:span text:style-name="T6">'Ren'</text:span></text:p>
      <text:p text:style-name="P5"><text:span text:style-name="T6">'12971'</text:span><text:span text:style-name="T1">,</text:span><text:span text:style-name="T2"> </text:span><text:span text:style-name="T6">'Bumbau'</text:span></text:p>
      <text:p text:style-name="P5"><text:span text:style-name="T6">'12979'</text:span><text:span text:style-name="T1">,</text:span><text:span text:style-name="T2"> </text:span><text:span text:style-name="T6">'Hammond'</text:span></text:p>
      <text:p text:style-name="P5"><text:span text:style-name="T6">'13023'</text:span><text:span text:style-name="T1">,</text:span><text:span text:style-name="T2"> </text:span><text:span text:style-name="T6">'Serrano'</text:span></text:p>
      <text:p text:style-name="P5"><text:span text:style-name="T6">'13028'</text:span><text:span text:style-name="T1">,</text:span><text:span text:style-name="T2"> </text:span><text:span text:style-name="T6">'Okano'</text:span></text:p>
      <text:p text:style-name="P5"><text:span text:style-name="T6">'13081'</text:span><text:span text:style-name="T1">,</text:span><text:span text:style-name="T2"> </text:span><text:span text:style-name="T6">'Alqui'</text:span></text:p>
      <text:p text:style-name="P5"><text:soft-page-break/><text:span text:style-name="T6">'13211'</text:span><text:span text:style-name="T1">,</text:span><text:span text:style-name="T2"> </text:span><text:span text:style-name="T6">'Diab'</text:span></text:p>
      <text:p text:style-name="P5"><text:span text:style-name="T6">'13217'</text:span><text:span text:style-name="T1">,</text:span><text:span text:style-name="T2"> </text:span><text:span text:style-name="T6">'Liu'</text:span></text:p>
      <text:p text:style-name="P5"><text:span text:style-name="T6">'13290'</text:span><text:span text:style-name="T1">,</text:span><text:span text:style-name="T2"> </text:span><text:span text:style-name="T6">'Bonatto'</text:span></text:p>
      <text:p text:style-name="P5"><text:span text:style-name="T6">'13352'</text:span><text:span text:style-name="T1">,</text:span><text:span text:style-name="T2"> </text:span><text:span text:style-name="T6">'Gorsky'</text:span></text:p>
      <text:p text:style-name="P5"><text:span text:style-name="T6">'13365'</text:span><text:span text:style-name="T1">,</text:span><text:span text:style-name="T2"> </text:span><text:span text:style-name="T6">'Wolter'</text:span></text:p>
      <text:p text:style-name="P5"><text:span text:style-name="T6">'13403'</text:span><text:span text:style-name="T1">,</text:span><text:span text:style-name="T2"> </text:span><text:span text:style-name="T6">'Latour'</text:span></text:p>
      <text:p text:style-name="P5"><text:span text:style-name="T6">'13408'</text:span><text:span text:style-name="T1">,</text:span><text:span text:style-name="T2"> </text:span><text:span text:style-name="T6">'Bromley'</text:span></text:p>
      <text:p text:style-name="P5"><text:span text:style-name="T6">'13495'</text:span><text:span text:style-name="T1">,</text:span><text:span text:style-name="T2"> </text:span><text:span text:style-name="T6">'Srini'</text:span></text:p>
      <text:p text:style-name="P5"><text:span text:style-name="T6">'13504'</text:span><text:span text:style-name="T1">,</text:span><text:span text:style-name="T2"> </text:span><text:span text:style-name="T6">'Zander'</text:span></text:p>
      <text:p text:style-name="P5"><text:span text:style-name="T6">'13506'</text:span><text:span text:style-name="T1">,</text:span><text:span text:style-name="T2"> </text:span><text:span text:style-name="T6">'Patrick'</text:span></text:p>
      <text:p text:style-name="P5"><text:span text:style-name="T6">'13511'</text:span><text:span text:style-name="T1">,</text:span><text:span text:style-name="T2"> </text:span><text:span text:style-name="T6">'Adam'</text:span></text:p>
      <text:p text:style-name="P5"><text:span text:style-name="T6">'1367'</text:span><text:span text:style-name="T1">,</text:span><text:span text:style-name="T2"> </text:span><text:span text:style-name="T6">'Ignj'</text:span></text:p>
      <text:p text:style-name="P5"><text:span text:style-name="T6">'13741'</text:span><text:span text:style-name="T1">,</text:span><text:span text:style-name="T2"> </text:span><text:span text:style-name="T6">'Grieng'</text:span></text:p>
      <text:p text:style-name="P5"><text:span text:style-name="T6">'13749'</text:span><text:span text:style-name="T1">,</text:span><text:span text:style-name="T2"> </text:span><text:span text:style-name="T6">'Alfaro'</text:span></text:p>
      <text:p text:style-name="P5"><text:span text:style-name="T6">'13753'</text:span><text:span text:style-name="T1">,</text:span><text:span text:style-name="T2"> </text:span><text:span text:style-name="T6">'Hoshi'</text:span></text:p>
      <text:p text:style-name="P5"><text:span text:style-name="T6">'13757'</text:span><text:span text:style-name="T1">,</text:span><text:span text:style-name="T2"> </text:span><text:span text:style-name="T6">'Bedny'</text:span></text:p>
      <text:p text:style-name="P5"><text:span text:style-name="T6">'13826'</text:span><text:span text:style-name="T1">,</text:span><text:span text:style-name="T2"> </text:span><text:span text:style-name="T6">'Sommerfeldt'</text:span></text:p>
      <text:p text:style-name="P5"><text:span text:style-name="T6">'13880'</text:span><text:span text:style-name="T1">,</text:span><text:span text:style-name="T2"> </text:span><text:span text:style-name="T6">'Lazos'</text:span></text:p>
      <text:p text:style-name="P5"><text:span text:style-name="T6">'13921'</text:span><text:span text:style-name="T1">,</text:span><text:span text:style-name="T2"> </text:span><text:span text:style-name="T6">'Berger'</text:span></text:p>
      <text:p text:style-name="P5"><text:span text:style-name="T6">'1402'</text:span><text:span text:style-name="T1">,</text:span><text:span text:style-name="T2"> </text:span><text:span text:style-name="T6">'Oswald'</text:span></text:p>
      <text:p text:style-name="P5"><text:span text:style-name="T6">'14023'</text:span><text:span text:style-name="T1">,</text:span><text:span text:style-name="T2"> </text:span><text:span text:style-name="T6">'Deshpande'</text:span></text:p>
      <text:p text:style-name="P5"><text:span text:style-name="T6">'14032'</text:span><text:span text:style-name="T1">,</text:span><text:span text:style-name="T2"> </text:span><text:span text:style-name="T6">'Belhadji'</text:span></text:p>
      <text:p text:style-name="P5"><text:span text:style-name="T6">'14065'</text:span><text:span text:style-name="T1">,</text:span><text:span text:style-name="T2"> </text:span><text:span text:style-name="T6">'Starker'</text:span></text:p>
      <text:p text:style-name="P5"><text:span text:style-name="T6">'14094'</text:span><text:span text:style-name="T1">,</text:span><text:span text:style-name="T2"> </text:span><text:span text:style-name="T6">'Miao'</text:span></text:p>
      <text:p text:style-name="P5"><text:span text:style-name="T6">'14182'</text:span><text:span text:style-name="T1">,</text:span><text:span text:style-name="T2"> </text:span><text:span text:style-name="T6">'Moszkowski'</text:span></text:p>
      <text:p text:style-name="P5"><text:span text:style-name="T6">'14214'</text:span><text:span text:style-name="T1">,</text:span><text:span text:style-name="T2"> </text:span><text:span text:style-name="T6">'Yoneda'</text:span></text:p>
      <text:p text:style-name="P5"><text:span text:style-name="T6">'14284'</text:span><text:span text:style-name="T1">,</text:span><text:span text:style-name="T2"> </text:span><text:span text:style-name="T6">'Takeshi'</text:span></text:p>
      <text:p text:style-name="P5"><text:span text:style-name="T6">'14432'</text:span><text:span text:style-name="T1">,</text:span><text:span text:style-name="T2"> </text:span><text:span text:style-name="T6">'Whitley'</text:span></text:p>
      <text:p text:style-name="P5"><text:span text:style-name="T6">'14484'</text:span><text:span text:style-name="T1">,</text:span><text:span text:style-name="T2"> </text:span><text:span text:style-name="T6">'Langer'</text:span></text:p>
      <text:p text:style-name="P5"><text:span text:style-name="T6">'14499'</text:span><text:span text:style-name="T1">,</text:span><text:span text:style-name="T2"> </text:span><text:span text:style-name="T6">'Axte'</text:span></text:p>
      <text:p text:style-name="P5"><text:span text:style-name="T6">'14554'</text:span><text:span text:style-name="T1">,</text:span><text:span text:style-name="T2"> </text:span><text:span text:style-name="T6">'Ramadan'</text:span></text:p>
      <text:p text:style-name="P5"><text:span text:style-name="T6">'14563'</text:span><text:span text:style-name="T1">,</text:span><text:span text:style-name="T2"> </text:span><text:span text:style-name="T6">'Haigh'</text:span></text:p>
      <text:p text:style-name="P5"><text:span text:style-name="T6">'14581'</text:span><text:span text:style-name="T1">,</text:span><text:span text:style-name="T2"> </text:span><text:span text:style-name="T6">'Vagn'</text:span></text:p>
      <text:p text:style-name="P5"><text:span text:style-name="T6">'14596'</text:span><text:span text:style-name="T1">,</text:span><text:span text:style-name="T2"> </text:span><text:span text:style-name="T6">'Vekk'</text:span></text:p>
      <text:p text:style-name="P5"><text:span text:style-name="T6">'1460'</text:span><text:span text:style-name="T1">,</text:span><text:span text:style-name="T2"> </text:span><text:span text:style-name="T6">'Martinsen'</text:span></text:p>
      <text:p text:style-name="P5"><text:span text:style-name="T6">'14621'</text:span><text:span text:style-name="T1">,</text:span><text:span text:style-name="T2"> </text:span><text:span text:style-name="T6">'Azevedo'</text:span></text:p>
      <text:p text:style-name="P5"><text:span text:style-name="T6">'14628'</text:span><text:span text:style-name="T1">,</text:span><text:span text:style-name="T2"> </text:span><text:span text:style-name="T6">'Lehtinen'</text:span></text:p>
      <text:p text:style-name="P5"><text:span text:style-name="T6">'14639'</text:span><text:span text:style-name="T1">,</text:span><text:span text:style-name="T2"> </text:span><text:span text:style-name="T6">'Sagiv'</text:span></text:p>
      <text:p text:style-name="P5"><text:span text:style-name="T6">'14668'</text:span><text:span text:style-name="T1">,</text:span><text:span text:style-name="T2"> </text:span><text:span text:style-name="T6">'Malinen'</text:span></text:p>
      <text:p text:style-name="P5"><text:span text:style-name="T6">'14829'</text:span><text:span text:style-name="T1">,</text:span><text:span text:style-name="T2"> </text:span><text:span text:style-name="T6">'Philippe'</text:span></text:p>
      <text:p text:style-name="P5"><text:span text:style-name="T6">'14869'</text:span><text:span text:style-name="T1">,</text:span><text:span text:style-name="T2"> </text:span><text:span text:style-name="T6">'Palmer'</text:span></text:p>
      <text:p text:style-name="P5"><text:span text:style-name="T6">'14874'</text:span><text:span text:style-name="T1">,</text:span><text:span text:style-name="T2"> </text:span><text:span text:style-name="T6">'Singhal'</text:span></text:p>
      <text:p text:style-name="P5"><text:span text:style-name="T6">'15024'</text:span><text:span text:style-name="T1">,</text:span><text:span text:style-name="T2"> </text:span><text:span text:style-name="T6">'Kawahara'</text:span></text:p>
      <text:p text:style-name="P5"><text:span text:style-name="T6">'15030'</text:span><text:span text:style-name="T1">,</text:span><text:span text:style-name="T2"> </text:span><text:span text:style-name="T6">'Massour'</text:span></text:p>
      <text:p text:style-name="P5"><text:span text:style-name="T6">'15070'</text:span><text:span text:style-name="T1">,</text:span><text:span text:style-name="T2"> </text:span><text:span text:style-name="T6">'Enokib'</text:span></text:p>
      <text:p text:style-name="P5"><text:span text:style-name="T6">'15074'</text:span><text:span text:style-name="T1">,</text:span><text:span text:style-name="T2"> </text:span><text:span text:style-name="T6">'Kirtane'</text:span></text:p>
      <text:p text:style-name="P5"><text:span text:style-name="T6">'15083'</text:span><text:span text:style-name="T1">,</text:span><text:span text:style-name="T2"> </text:span><text:span text:style-name="T6">'Formisano'</text:span></text:p>
      <text:p text:style-name="P5"><text:span text:style-name="T6">'15086'</text:span><text:span text:style-name="T1">,</text:span><text:span text:style-name="T2"> </text:span><text:span text:style-name="T6">'Sun'</text:span></text:p>
      <text:p text:style-name="P5"><text:span text:style-name="T6">'15144'</text:span><text:span text:style-name="T1">,</text:span><text:span text:style-name="T2"> </text:span><text:span text:style-name="T6">'Lapio'</text:span></text:p>
      <text:p text:style-name="P5"><text:soft-page-break/><text:span text:style-name="T6">'15249'</text:span><text:span text:style-name="T1">,</text:span><text:span text:style-name="T2"> </text:span><text:span text:style-name="T6">'Cheah'</text:span></text:p>
      <text:p text:style-name="P5"><text:span text:style-name="T6">'15283'</text:span><text:span text:style-name="T1">,</text:span><text:span text:style-name="T2"> </text:span><text:span text:style-name="T6">'Williams'</text:span></text:p>
      <text:p text:style-name="P5"><text:span text:style-name="T6">'15328'</text:span><text:span text:style-name="T1">,</text:span><text:span text:style-name="T2"> </text:span><text:span text:style-name="T6">'Chien'</text:span></text:p>
      <text:p text:style-name="P5"><text:span text:style-name="T6">'1533'</text:span><text:span text:style-name="T1">,</text:span><text:span text:style-name="T2"> </text:span><text:span text:style-name="T6">'She'</text:span></text:p>
      <text:p text:style-name="P5"><text:span text:style-name="T6">'15340'</text:span><text:span text:style-name="T1">,</text:span><text:span text:style-name="T2"> </text:span><text:span text:style-name="T6">'Silbert'</text:span></text:p>
      <text:p text:style-name="P5"><text:span text:style-name="T6">'15430'</text:span><text:span text:style-name="T1">,</text:span><text:span text:style-name="T2"> </text:span><text:span text:style-name="T6">'Sasso'</text:span></text:p>
      <text:p text:style-name="P5"><text:span text:style-name="T6">'15457'</text:span><text:span text:style-name="T1">,</text:span><text:span text:style-name="T2"> </text:span><text:span text:style-name="T6">'Arinb'</text:span></text:p>
      <text:p text:style-name="P5"><text:span text:style-name="T6">'15487'</text:span><text:span text:style-name="T1">,</text:span><text:span text:style-name="T2"> </text:span><text:span text:style-name="T6">'Januszewski'</text:span></text:p>
      <text:p text:style-name="P5"><text:span text:style-name="T6">'15517'</text:span><text:span text:style-name="T1">,</text:span><text:span text:style-name="T2"> </text:span><text:span text:style-name="T6">'Anis'</text:span></text:p>
      <text:p text:style-name="P5"><text:span text:style-name="T6">'15538'</text:span><text:span text:style-name="T1">,</text:span><text:span text:style-name="T2"> </text:span><text:span text:style-name="T6">'Yeung'</text:span></text:p>
      <text:p text:style-name="P5"><text:span text:style-name="T6">'15578'</text:span><text:span text:style-name="T1">,</text:span><text:span text:style-name="T2"> </text:span><text:span text:style-name="T6">'Pacie'</text:span></text:p>
      <text:p text:style-name="P5"><text:span text:style-name="T6">'15613'</text:span><text:span text:style-name="T1">,</text:span><text:span text:style-name="T2"> </text:span><text:span text:style-name="T6">'Umehara'</text:span></text:p>
      <text:p text:style-name="P5"><text:span text:style-name="T6">'15698'</text:span><text:span text:style-name="T1">,</text:span><text:span text:style-name="T2"> </text:span><text:span text:style-name="T6">'Dink'</text:span></text:p>
      <text:p text:style-name="P5"><text:span text:style-name="T6">'15726'</text:span><text:span text:style-name="T1">,</text:span><text:span text:style-name="T2"> </text:span><text:span text:style-name="T6">'Neuhold'</text:span></text:p>
      <text:p text:style-name="P5"><text:span text:style-name="T6">'15883'</text:span><text:span text:style-name="T1">,</text:span><text:span text:style-name="T2"> </text:span><text:span text:style-name="T6">'Marques'</text:span></text:p>
      <text:p text:style-name="P5"><text:span text:style-name="T6">'15980'</text:span><text:span text:style-name="T1">,</text:span><text:span text:style-name="T2"> </text:span><text:span text:style-name="T6">'Ross'</text:span></text:p>
      <text:p text:style-name="P5"><text:span text:style-name="T6">'16035'</text:span><text:span text:style-name="T1">,</text:span><text:span text:style-name="T2"> </text:span><text:span text:style-name="T6">'Starker'</text:span></text:p>
      <text:p text:style-name="P5"><text:span text:style-name="T6">'16057'</text:span><text:span text:style-name="T1">,</text:span><text:span text:style-name="T2"> </text:span><text:span text:style-name="T6">'Wicki'</text:span></text:p>
      <text:p text:style-name="P5"><text:span text:style-name="T6">'16075'</text:span><text:span text:style-name="T1">,</text:span><text:span text:style-name="T2"> </text:span><text:span text:style-name="T6">'Wolter'</text:span></text:p>
      <text:p text:style-name="P5"><text:span text:style-name="T6">'16133'</text:span><text:span text:style-name="T1">,</text:span><text:span text:style-name="T2"> </text:span><text:span text:style-name="T6">'Orlet'</text:span></text:p>
      <text:p text:style-name="P5"><text:span text:style-name="T6">'16250'</text:span><text:span text:style-name="T1">,</text:span><text:span text:style-name="T2"> </text:span><text:span text:style-name="T6">'Uhrig'</text:span></text:p>
      <text:p text:style-name="P5"><text:span text:style-name="T6">'16297'</text:span><text:span text:style-name="T1">,</text:span><text:span text:style-name="T2"> </text:span><text:span text:style-name="T6">'Sacchi'</text:span></text:p>
      <text:p text:style-name="P5"><text:span text:style-name="T6">'163'</text:span><text:span text:style-name="T1">,</text:span><text:span text:style-name="T2"> </text:span><text:span text:style-name="T6">'Bandekar'</text:span></text:p>
      <text:p text:style-name="P5"><text:span text:style-name="T6">'16311'</text:span><text:span text:style-name="T1">,</text:span><text:span text:style-name="T2"> </text:span><text:span text:style-name="T6">'Liao'</text:span></text:p>
      <text:p text:style-name="P5"><text:span text:style-name="T6">'16347'</text:span><text:span text:style-name="T1">,</text:span><text:span text:style-name="T2"> </text:span><text:span text:style-name="T6">'Morimoto'</text:span></text:p>
      <text:p text:style-name="P5"><text:span text:style-name="T6">'16405'</text:span><text:span text:style-name="T1">,</text:span><text:span text:style-name="T2"> </text:span><text:span text:style-name="T6">'Rahman'</text:span></text:p>
      <text:p text:style-name="P5"><text:span text:style-name="T6">'16453'</text:span><text:span text:style-name="T1">,</text:span><text:span text:style-name="T2"> </text:span><text:span text:style-name="T6">'Kanata'</text:span></text:p>
      <text:p text:style-name="P5"><text:span text:style-name="T6">'16467'</text:span><text:span text:style-name="T1">,</text:span><text:span text:style-name="T2"> </text:span><text:span text:style-name="T6">'Meyl'</text:span></text:p>
      <text:p text:style-name="P5"><text:span text:style-name="T6">'16480'</text:span><text:span text:style-name="T1">,</text:span><text:span text:style-name="T2"> </text:span><text:span text:style-name="T6">'Noga'</text:span></text:p>
      <text:p text:style-name="P5"><text:span text:style-name="T6">'16515'</text:span><text:span text:style-name="T1">,</text:span><text:span text:style-name="T2"> </text:span><text:span text:style-name="T6">'Suppan'</text:span></text:p>
      <text:p text:style-name="P5"><text:span text:style-name="T6">'16523'</text:span><text:span text:style-name="T1">,</text:span><text:span text:style-name="T2"> </text:span><text:span text:style-name="T6">'Redw'</text:span></text:p>
      <text:p text:style-name="P5"><text:span text:style-name="T6">'16528'</text:span><text:span text:style-name="T1">,</text:span><text:span text:style-name="T2"> </text:span><text:span text:style-name="T6">'Angs'</text:span></text:p>
      <text:p text:style-name="P5"><text:span text:style-name="T6">'16543'</text:span><text:span text:style-name="T1">,</text:span><text:span text:style-name="T2"> </text:span><text:span text:style-name="T6">'Toffoli'</text:span></text:p>
      <text:p text:style-name="P5"><text:span text:style-name="T6">'16593'</text:span><text:span text:style-name="T1">,</text:span><text:span text:style-name="T2"> </text:span><text:span text:style-name="T6">'Skuras'</text:span></text:p>
      <text:p text:style-name="P5"><text:span text:style-name="T6">'16631'</text:span><text:span text:style-name="T1">,</text:span><text:span text:style-name="T2"> </text:span><text:span text:style-name="T6">'Stratulat'</text:span></text:p>
      <text:p text:style-name="P5"><text:span text:style-name="T6">'16753'</text:span><text:span text:style-name="T1">,</text:span><text:span text:style-name="T2"> </text:span><text:span text:style-name="T6">'Kuwadak'</text:span></text:p>
      <text:p text:style-name="P5"><text:span text:style-name="T6">'16849'</text:span><text:span text:style-name="T1">,</text:span><text:span text:style-name="T2"> </text:span><text:span text:style-name="T6">'Kantors'</text:span></text:p>
      <text:p text:style-name="P5"><text:span text:style-name="T6">'16885'</text:span><text:span text:style-name="T1">,</text:span><text:span text:style-name="T2"> </text:span><text:span text:style-name="T6">'Biehl'</text:span></text:p>
      <text:p text:style-name="P5"><text:span text:style-name="T6">'16907'</text:span><text:span text:style-name="T1">,</text:span><text:span text:style-name="T2"> </text:span><text:span text:style-name="T6">'Keiss'</text:span></text:p>
      <text:p text:style-name="P5"><text:span text:style-name="T6">'16969'</text:span><text:span text:style-name="T1">,</text:span><text:span text:style-name="T2"> </text:span><text:span text:style-name="T6">'Hakkinen'</text:span></text:p>
      <text:p text:style-name="P5"><text:span text:style-name="T6">'16993'</text:span><text:span text:style-name="T1">,</text:span><text:span text:style-name="T2"> </text:span><text:span text:style-name="T6">'Akaiw'</text:span></text:p>
      <text:p text:style-name="P5"><text:span text:style-name="T6">'17057'</text:span><text:span text:style-name="T1">,</text:span><text:span text:style-name="T2"> </text:span><text:span text:style-name="T6">'Swartj'</text:span></text:p>
      <text:p text:style-name="P5"><text:span text:style-name="T6">'17076'</text:span><text:span text:style-name="T1">,</text:span><text:span text:style-name="T2"> </text:span><text:span text:style-name="T6">'King'</text:span></text:p>
      <text:p text:style-name="P5"><text:span text:style-name="T6">'17086'</text:span><text:span text:style-name="T1">,</text:span><text:span text:style-name="T2"> </text:span><text:span text:style-name="T6">'Hazemi'</text:span></text:p>
      <text:p text:style-name="P5"><text:span text:style-name="T6">'17128'</text:span><text:span text:style-name="T1">,</text:span><text:span text:style-name="T2"> </text:span><text:span text:style-name="T6">'Chuon'</text:span></text:p>
      <text:p text:style-name="P5"><text:span text:style-name="T6">'17133'</text:span><text:span text:style-name="T1">,</text:span><text:span text:style-name="T2"> </text:span><text:span text:style-name="T6">'Kang'</text:span></text:p>
      <text:p text:style-name="P5"><text:span text:style-name="T6">'17192'</text:span><text:span text:style-name="T1">,</text:span><text:span text:style-name="T2"> </text:span><text:span text:style-name="T6">'Carroll'</text:span></text:p>
      <text:p text:style-name="P5"><text:span text:style-name="T6">'17207'</text:span><text:span text:style-name="T1">,</text:span><text:span text:style-name="T2"> </text:span><text:span text:style-name="T6">'Holn'</text:span></text:p>
      <text:p text:style-name="P5"><text:span text:style-name="T6">'1726'</text:span><text:span text:style-name="T1">,</text:span><text:span text:style-name="T2"> </text:span><text:span text:style-name="T6">'Matsunami'</text:span></text:p>
      <text:p text:style-name="P5"><text:soft-page-break/><text:span text:style-name="T6">'1727'</text:span><text:span text:style-name="T1">,</text:span><text:span text:style-name="T2"> </text:span><text:span text:style-name="T6">'Ratcliff'</text:span></text:p>
      <text:p text:style-name="P5"><text:span text:style-name="T6">'17339'</text:span><text:span text:style-name="T1">,</text:span><text:span text:style-name="T2"> </text:span><text:span text:style-name="T6">'Petzo'</text:span></text:p>
      <text:p text:style-name="P5"><text:span text:style-name="T6">'1737'</text:span><text:span text:style-name="T1">,</text:span><text:span text:style-name="T2"> </text:span><text:span text:style-name="T6">'Shinagawa'</text:span></text:p>
      <text:p text:style-name="P5"><text:span text:style-name="T6">'17377'</text:span><text:span text:style-name="T1">,</text:span><text:span text:style-name="T2"> </text:span><text:span text:style-name="T6">'Pisini'</text:span></text:p>
      <text:p text:style-name="P5"><text:span text:style-name="T6">'17397'</text:span><text:span text:style-name="T1">,</text:span><text:span text:style-name="T2"> </text:span><text:span text:style-name="T6">'Caleff'</text:span></text:p>
      <text:p text:style-name="P5"><text:span text:style-name="T6">'17424'</text:span><text:span text:style-name="T1">,</text:span><text:span text:style-name="T2"> </text:span><text:span text:style-name="T6">'Zouao'</text:span></text:p>
      <text:p text:style-name="P5"><text:span text:style-name="T6">'17507'</text:span><text:span text:style-name="T1">,</text:span><text:span text:style-name="T2"> </text:span><text:span text:style-name="T6">'Mathur'</text:span></text:p>
      <text:p text:style-name="P5"><text:span text:style-name="T6">'17600'</text:span><text:span text:style-name="T1">,</text:span><text:span text:style-name="T2"> </text:span><text:span text:style-name="T6">'Peter'</text:span></text:p>
      <text:p text:style-name="P5"><text:span text:style-name="T6">'17607'</text:span><text:span text:style-name="T1">,</text:span><text:span text:style-name="T2"> </text:span><text:span text:style-name="T6">'Ould'</text:span></text:p>
      <text:p text:style-name="P5"><text:span text:style-name="T6">'17665'</text:span><text:span text:style-name="T1">,</text:span><text:span text:style-name="T2"> </text:span><text:span text:style-name="T6">'Tewari'</text:span></text:p>
      <text:p text:style-name="P5"><text:span text:style-name="T6">'17676'</text:span><text:span text:style-name="T1">,</text:span><text:span text:style-name="T2"> </text:span><text:span text:style-name="T6">'Michel'</text:span></text:p>
      <text:p text:style-name="P5"><text:span text:style-name="T6">'17769'</text:span><text:span text:style-name="T1">,</text:span><text:span text:style-name="T2"> </text:span><text:span text:style-name="T6">'Pearlman'</text:span></text:p>
      <text:p text:style-name="P5"><text:span text:style-name="T6">'17831'</text:span><text:span text:style-name="T1">,</text:span><text:span text:style-name="T2"> </text:span><text:span text:style-name="T6">'Srivastava'</text:span></text:p>
      <text:p text:style-name="P5"><text:span text:style-name="T6">'17911'</text:span><text:span text:style-name="T1">,</text:span><text:span text:style-name="T2"> </text:span><text:span text:style-name="T6">'Audeh'</text:span></text:p>
      <text:p text:style-name="P5"><text:span text:style-name="T6">'17924'</text:span><text:span text:style-name="T1">,</text:span><text:span text:style-name="T2"> </text:span><text:span text:style-name="T6">'Tavan'</text:span></text:p>
      <text:p text:style-name="P5"><text:span text:style-name="T6">'17944'</text:span><text:span text:style-name="T1">,</text:span><text:span text:style-name="T2"> </text:span><text:span text:style-name="T6">'Hamarn'</text:span></text:p>
      <text:p text:style-name="P5"><text:span text:style-name="T6">'17996'</text:span><text:span text:style-name="T1">,</text:span><text:span text:style-name="T2"> </text:span><text:span text:style-name="T6">'Karpist'</text:span></text:p>
      <text:p text:style-name="P5"><text:span text:style-name="T6">'17997'</text:span><text:span text:style-name="T1">,</text:span><text:span text:style-name="T2"> </text:span><text:span text:style-name="T6">'Ishikawa'</text:span></text:p>
      <text:p text:style-name="P5"><text:span text:style-name="T6">'18007'</text:span><text:span text:style-name="T1">,</text:span><text:span text:style-name="T2"> </text:span><text:span text:style-name="T6">'Chanon'</text:span></text:p>
      <text:p text:style-name="P5"><text:span text:style-name="T6">'18108'</text:span><text:span text:style-name="T1">,</text:span><text:span text:style-name="T2"> </text:span><text:span text:style-name="T6">'Brailsford'</text:span></text:p>
      <text:p text:style-name="P5"><text:span text:style-name="T6">'1812'</text:span><text:span text:style-name="T1">,</text:span><text:span text:style-name="T2"> </text:span><text:span text:style-name="T6">'Chyr'</text:span></text:p>
      <text:p text:style-name="P5"><text:span text:style-name="T6">'18234'</text:span><text:span text:style-name="T1">,</text:span><text:span text:style-name="T2"> </text:span><text:span text:style-name="T6">'Nirenbu'</text:span></text:p>
      <text:p text:style-name="P5"><text:span text:style-name="T6">'1826'</text:span><text:span text:style-name="T1">,</text:span><text:span text:style-name="T2"> </text:span><text:span text:style-name="T6">'Dhav'</text:span></text:p>
      <text:p text:style-name="P5"><text:span text:style-name="T6">'1827'</text:span><text:span text:style-name="T1">,</text:span><text:span text:style-name="T2"> </text:span><text:span text:style-name="T6">'Westbrook'</text:span></text:p>
      <text:p text:style-name="P5"><text:span text:style-name="T6">'18286'</text:span><text:span text:style-name="T1">,</text:span><text:span text:style-name="T2"> </text:span><text:span text:style-name="T6">'Pang'</text:span></text:p>
      <text:p text:style-name="P5"><text:span text:style-name="T6">'18338'</text:span><text:span text:style-name="T1">,</text:span><text:span text:style-name="T2"> </text:span><text:span text:style-name="T6">'Kangs'</text:span></text:p>
      <text:p text:style-name="P5"><text:span text:style-name="T6">'1836'</text:span><text:span text:style-name="T1">,</text:span><text:span text:style-name="T2"> </text:span><text:span text:style-name="T6">'Marinov'</text:span></text:p>
      <text:p text:style-name="P5"><text:span text:style-name="T6">'18367'</text:span><text:span text:style-name="T1">,</text:span><text:span text:style-name="T2"> </text:span><text:span text:style-name="T6">'Goodwin'</text:span></text:p>
      <text:p text:style-name="P5"><text:span text:style-name="T6">'18469'</text:span><text:span text:style-name="T1">,</text:span><text:span text:style-name="T2"> </text:span><text:span text:style-name="T6">'Coppens'</text:span></text:p>
      <text:p text:style-name="P5"><text:span text:style-name="T6">'18499'</text:span><text:span text:style-name="T1">,</text:span><text:span text:style-name="T2"> </text:span><text:span text:style-name="T6">'Peter'</text:span></text:p>
      <text:p text:style-name="P5"><text:span text:style-name="T6">'18554'</text:span><text:span text:style-name="T1">,</text:span><text:span text:style-name="T2"> </text:span><text:span text:style-name="T6">'Ramaswamy'</text:span></text:p>
      <text:p text:style-name="P5"><text:span text:style-name="T6">'18583'</text:span><text:span text:style-name="T1">,</text:span><text:span text:style-name="T2"> </text:span><text:span text:style-name="T6">'Ma'</text:span></text:p>
      <text:p text:style-name="P5"><text:span text:style-name="T6">'18636'</text:span><text:span text:style-name="T1">,</text:span><text:span text:style-name="T2"> </text:span><text:span text:style-name="T6">'Mori'</text:span></text:p>
      <text:p text:style-name="P5"><text:span text:style-name="T6">'18675'</text:span><text:span text:style-name="T1">,</text:span><text:span text:style-name="T2"> </text:span><text:span text:style-name="T6">'Araya'</text:span></text:p>
      <text:p text:style-name="P5"><text:span text:style-name="T6">'18709'</text:span><text:span text:style-name="T1">,</text:span><text:span text:style-name="T2"> </text:span><text:span text:style-name="T6">'Agar'</text:span></text:p>
      <text:p text:style-name="P5"><text:span text:style-name="T6">'18740'</text:span><text:span text:style-name="T1">,</text:span><text:span text:style-name="T2"> </text:span><text:span text:style-name="T6">'Williamson'</text:span></text:p>
      <text:p text:style-name="P5"><text:span text:style-name="T6">'18752'</text:span><text:span text:style-name="T1">,</text:span><text:span text:style-name="T2"> </text:span><text:span text:style-name="T6">'Schulman'</text:span></text:p>
      <text:p text:style-name="P5"><text:span text:style-name="T6">'18775'</text:span><text:span text:style-name="T1">,</text:span><text:span text:style-name="T2"> </text:span><text:span text:style-name="T6">'Pampal'</text:span></text:p>
      <text:p text:style-name="P5"><text:span text:style-name="T6">'18808'</text:span><text:span text:style-name="T1">,</text:span><text:span text:style-name="T2"> </text:span><text:span text:style-name="T6">'Snif'</text:span></text:p>
      <text:p text:style-name="P5"><text:span text:style-name="T6">'18809'</text:span><text:span text:style-name="T1">,</text:span><text:span text:style-name="T2"> </text:span><text:span text:style-name="T6">'Benson'</text:span></text:p>
      <text:p text:style-name="P5"><text:span text:style-name="T6">'18821'</text:span><text:span text:style-name="T1">,</text:span><text:span text:style-name="T2"> </text:span><text:span text:style-name="T6">'Linden'</text:span></text:p>
      <text:p text:style-name="P5"><text:span text:style-name="T6">'1884'</text:span><text:span text:style-name="T1">,</text:span><text:span text:style-name="T2"> </text:span><text:span text:style-name="T6">'Masini'</text:span></text:p>
      <text:p text:style-name="P5"><text:span text:style-name="T6">'18859'</text:span><text:span text:style-name="T1">,</text:span><text:span text:style-name="T2"> </text:span><text:span text:style-name="T6">'Rubio'</text:span></text:p>
      <text:p text:style-name="P5"><text:span text:style-name="T6">'18941'</text:span><text:span text:style-name="T1">,</text:span><text:span text:style-name="T2"> </text:span><text:span text:style-name="T6">'Denecker'</text:span></text:p>
      <text:p text:style-name="P5"><text:span text:style-name="T6">'19048'</text:span><text:span text:style-name="T1">,</text:span><text:span text:style-name="T2"> </text:span><text:span text:style-name="T6">'Leuen'</text:span></text:p>
      <text:p text:style-name="P5"><text:span text:style-name="T6">'19050'</text:span><text:span text:style-name="T1">,</text:span><text:span text:style-name="T2"> </text:span><text:span text:style-name="T6">'Erdem'</text:span></text:p>
      <text:p text:style-name="P5"><text:span text:style-name="T6">'19203'</text:span><text:span text:style-name="T1">,</text:span><text:span text:style-name="T2"> </text:span><text:span text:style-name="T6">'Koch'</text:span></text:p>
      <text:p text:style-name="P5"><text:span text:style-name="T6">'1922'</text:span><text:span text:style-name="T1">,</text:span><text:span text:style-name="T2"> </text:span><text:span text:style-name="T6">'Cavalcanti'</text:span></text:p>
      <text:p text:style-name="P5"><text:span text:style-name="T6">'19220'</text:span><text:span text:style-name="T1">,</text:span><text:span text:style-name="T2"> </text:span><text:span text:style-name="T6">'Hayashi'</text:span></text:p>
      <text:p text:style-name="P5"><text:soft-page-break/><text:span text:style-name="T6">'19245'</text:span><text:span text:style-name="T1">,</text:span><text:span text:style-name="T2"> </text:span><text:span text:style-name="T6">'Cai'</text:span></text:p>
      <text:p text:style-name="P5"><text:span text:style-name="T6">'19293'</text:span><text:span text:style-name="T1">,</text:span><text:span text:style-name="T2"> </text:span><text:span text:style-name="T6">'Singhal'</text:span></text:p>
      <text:p text:style-name="P5"><text:span text:style-name="T6">'19321'</text:span><text:span text:style-name="T1">,</text:span><text:span text:style-name="T2"> </text:span><text:span text:style-name="T6">'Chang'</text:span></text:p>
      <text:p text:style-name="P5"><text:span text:style-name="T6">'19342'</text:span><text:span text:style-name="T1">,</text:span><text:span text:style-name="T2"> </text:span><text:span text:style-name="T6">'Bouzeghoub'</text:span></text:p>
      <text:p text:style-name="P5"><text:span text:style-name="T6">'19362'</text:span><text:span text:style-name="T1">,</text:span><text:span text:style-name="T2"> </text:span><text:span text:style-name="T6">'Linden'</text:span></text:p>
      <text:p text:style-name="P5"><text:span text:style-name="T6">'19450'</text:span><text:span text:style-name="T1">,</text:span><text:span text:style-name="T2"> </text:span><text:span text:style-name="T6">'Asahara'</text:span></text:p>
      <text:p text:style-name="P5"><text:span text:style-name="T6">'19536'</text:span><text:span text:style-name="T1">,</text:span><text:span text:style-name="T2"> </text:span><text:span text:style-name="T6">'Bhattacharya'</text:span></text:p>
      <text:p text:style-name="P5"><text:span text:style-name="T6">'1954'</text:span><text:span text:style-name="T1">,</text:span><text:span text:style-name="T2"> </text:span><text:span text:style-name="T6">'Frank'</text:span></text:p>
      <text:p text:style-name="P5"><text:span text:style-name="T6">'19541'</text:span><text:span text:style-name="T1">,</text:span><text:span text:style-name="T2"> </text:span><text:span text:style-name="T6">'Drews'</text:span></text:p>
      <text:p text:style-name="P5"><text:span text:style-name="T6">'19582'</text:span><text:span text:style-name="T1">,</text:span><text:span text:style-name="T2"> </text:span><text:span text:style-name="T6">'Canas'</text:span></text:p>
      <text:p text:style-name="P5"><text:span text:style-name="T6">'19603'</text:span><text:span text:style-name="T1">,</text:span><text:span text:style-name="T2"> </text:span><text:span text:style-name="T6">'Colu'</text:span></text:p>
      <text:p text:style-name="P5"><text:span text:style-name="T6">'19638'</text:span><text:span text:style-name="T1">,</text:span><text:span text:style-name="T2"> </text:span><text:span text:style-name="T6">'Dawson'</text:span></text:p>
      <text:p text:style-name="P5"><text:span text:style-name="T6">'1968'</text:span><text:span text:style-name="T1">,</text:span><text:span text:style-name="T2"> </text:span><text:span text:style-name="T6">'Sahm'</text:span></text:p>
      <text:p text:style-name="P5"><text:span text:style-name="T6">'19735'</text:span><text:span text:style-name="T1">,</text:span><text:span text:style-name="T2"> </text:span><text:span text:style-name="T6">'Bishop'</text:span></text:p>
      <text:p text:style-name="P5"><text:span text:style-name="T6">'19766'</text:span><text:span text:style-name="T1">,</text:span><text:span text:style-name="T2"> </text:span><text:span text:style-name="T6">'Simon'</text:span></text:p>
      <text:p text:style-name="P5"><text:span text:style-name="T6">'19791'</text:span><text:span text:style-name="T1">,</text:span><text:span text:style-name="T2"> </text:span><text:span text:style-name="T6">'Vanrell'</text:span></text:p>
      <text:p text:style-name="P5"><text:span text:style-name="T6">'19824'</text:span><text:span text:style-name="T1">,</text:span><text:span text:style-name="T2"> </text:span><text:span text:style-name="T6">'Savelieva'</text:span></text:p>
      <text:p text:style-name="P5"><text:span text:style-name="T6">'19848'</text:span><text:span text:style-name="T1">,</text:span><text:span text:style-name="T2"> </text:span><text:span text:style-name="T6">'Tiwari'</text:span></text:p>
      <text:p text:style-name="P5"><text:span text:style-name="T6">'19861'</text:span><text:span text:style-name="T1">,</text:span><text:span text:style-name="T2"> </text:span><text:span text:style-name="T6">'Fontana'</text:span></text:p>
      <text:p text:style-name="P5"><text:span text:style-name="T6">'19862'</text:span><text:span text:style-name="T1">,</text:span><text:span text:style-name="T2"> </text:span><text:span text:style-name="T6">'Prasad'</text:span></text:p>
      <text:p text:style-name="P5"><text:span text:style-name="T6">'19917'</text:span><text:span text:style-name="T1">,</text:span><text:span text:style-name="T2"> </text:span><text:span text:style-name="T6">'Hayrapetyan'</text:span></text:p>
      <text:p text:style-name="P5"><text:span text:style-name="T6">'20002'</text:span><text:span text:style-name="T1">,</text:span><text:span text:style-name="T2"> </text:span><text:span text:style-name="T6">'Fournier'</text:span></text:p>
      <text:p text:style-name="P5"><text:span text:style-name="T6">'20084'</text:span><text:span text:style-name="T1">,</text:span><text:span text:style-name="T2"> </text:span><text:span text:style-name="T6">'Adda'</text:span></text:p>
      <text:p text:style-name="P5"><text:span text:style-name="T6">'20099'</text:span><text:span text:style-name="T1">,</text:span><text:span text:style-name="T2"> </text:span><text:span text:style-name="T6">'Lewis'</text:span></text:p>
      <text:p text:style-name="P5"><text:span text:style-name="T6">'20180'</text:span><text:span text:style-name="T1">,</text:span><text:span text:style-name="T2"> </text:span><text:span text:style-name="T6">'Reyes'</text:span></text:p>
      <text:p text:style-name="P5"><text:span text:style-name="T6">'20195'</text:span><text:span text:style-name="T1">,</text:span><text:span text:style-name="T2"> </text:span><text:span text:style-name="T6">'Finney'</text:span></text:p>
      <text:p text:style-name="P5"><text:span text:style-name="T6">'20244'</text:span><text:span text:style-name="T1">,</text:span><text:span text:style-name="T2"> </text:span><text:span text:style-name="T6">'Abu-B'</text:span></text:p>
      <text:p text:style-name="P5"><text:span text:style-name="T6">'20378'</text:span><text:span text:style-name="T1">,</text:span><text:span text:style-name="T2"> </text:span><text:span text:style-name="T6">'Lomi'</text:span></text:p>
      <text:p text:style-name="P5"><text:span text:style-name="T6">'20445'</text:span><text:span text:style-name="T1">,</text:span><text:span text:style-name="T2"> </text:span><text:span text:style-name="T6">'Laak'</text:span></text:p>
      <text:p text:style-name="P5"><text:span text:style-name="T6">'20489'</text:span><text:span text:style-name="T1">,</text:span><text:span text:style-name="T2"> </text:span><text:span text:style-name="T6">'Shuming'</text:span></text:p>
      <text:p text:style-name="P5"><text:span text:style-name="T6">'20540'</text:span><text:span text:style-name="T1">,</text:span><text:span text:style-name="T2"> </text:span><text:span text:style-name="T6">'Cunha'</text:span></text:p>
      <text:p text:style-name="P5"><text:span text:style-name="T6">'20803'</text:span><text:span text:style-name="T1">,</text:span><text:span text:style-name="T2"> </text:span><text:span text:style-name="T6">'Mercurio'</text:span></text:p>
      <text:p text:style-name="P5"><text:span text:style-name="T6">'20814'</text:span><text:span text:style-name="T1">,</text:span><text:span text:style-name="T2"> </text:span><text:span text:style-name="T6">'Cheed'</text:span></text:p>
      <text:p text:style-name="P5"><text:span text:style-name="T6">'20974'</text:span><text:span text:style-name="T1">,</text:span><text:span text:style-name="T2"> </text:span><text:span text:style-name="T6">'Hawkins'</text:span></text:p>
      <text:p text:style-name="P5"><text:span text:style-name="T6">'20985'</text:span><text:span text:style-name="T1">,</text:span><text:span text:style-name="T2"> </text:span><text:span text:style-name="T6">'Wunderli'</text:span></text:p>
      <text:p text:style-name="P5"><text:span text:style-name="T6">'21008'</text:span><text:span text:style-name="T1">,</text:span><text:span text:style-name="T2"> </text:span><text:span text:style-name="T6">'Pavlovico'</text:span></text:p>
      <text:p text:style-name="P5"><text:span text:style-name="T6">'21009'</text:span><text:span text:style-name="T1">,</text:span><text:span text:style-name="T2"> </text:span><text:span text:style-name="T6">'Geon'</text:span></text:p>
      <text:p text:style-name="P5"><text:span text:style-name="T6">'21086'</text:span><text:span text:style-name="T1">,</text:span><text:span text:style-name="T2"> </text:span><text:span text:style-name="T6">'Held'</text:span></text:p>
      <text:p text:style-name="P5"><text:span text:style-name="T6">'21100'</text:span><text:span text:style-name="T1">,</text:span><text:span text:style-name="T2"> </text:span><text:span text:style-name="T6">'Juchn'</text:span></text:p>
      <text:p text:style-name="P5"><text:span text:style-name="T6">'21101'</text:span><text:span text:style-name="T1">,</text:span><text:span text:style-name="T2"> </text:span><text:span text:style-name="T6">'Gotchev'</text:span></text:p>
      <text:p text:style-name="P5"><text:span text:style-name="T6">'21102'</text:span><text:span text:style-name="T1">,</text:span><text:span text:style-name="T2"> </text:span><text:span text:style-name="T6">'He'</text:span></text:p>
      <text:p text:style-name="P5"><text:span text:style-name="T6">'21126'</text:span><text:span text:style-name="T1">,</text:span><text:span text:style-name="T2"> </text:span><text:span text:style-name="T6">'McCarter'</text:span></text:p>
      <text:p text:style-name="P5"><text:span text:style-name="T6">'21225'</text:span><text:span text:style-name="T1">,</text:span><text:span text:style-name="T2"> </text:span><text:span text:style-name="T6">'Choll'</text:span></text:p>
      <text:p text:style-name="P5"><text:span text:style-name="T6">'21246'</text:span><text:span text:style-name="T1">,</text:span><text:span text:style-name="T2"> </text:span><text:span text:style-name="T6">'Rais'</text:span></text:p>
      <text:p text:style-name="P5"><text:span text:style-name="T6">'2133'</text:span><text:span text:style-name="T1">,</text:span><text:span text:style-name="T2"> </text:span><text:span text:style-name="T6">'Nardi'</text:span></text:p>
      <text:p text:style-name="P5"><text:span text:style-name="T6">'21337'</text:span><text:span text:style-name="T1">,</text:span><text:span text:style-name="T2"> </text:span><text:span text:style-name="T6">'Goualh'</text:span></text:p>
      <text:p text:style-name="P5"><text:span text:style-name="T6">'2139'</text:span><text:span text:style-name="T1">,</text:span><text:span text:style-name="T2"> </text:span><text:span text:style-name="T6">'Agarwal'</text:span></text:p>
      <text:p text:style-name="P5"><text:span text:style-name="T6">'21394'</text:span><text:span text:style-name="T1">,</text:span><text:span text:style-name="T2"> </text:span><text:span text:style-name="T6">'Patel'</text:span></text:p>
      <text:p text:style-name="P5"><text:span text:style-name="T6">'21395'</text:span><text:span text:style-name="T1">,</text:span><text:span text:style-name="T2"> </text:span><text:span text:style-name="T6">'Leuen'</text:span></text:p>
      <text:p text:style-name="P5"><text:soft-page-break/><text:span text:style-name="T6">'21401'</text:span><text:span text:style-name="T1">,</text:span><text:span text:style-name="T2"> </text:span><text:span text:style-name="T6">'Garze'</text:span></text:p>
      <text:p text:style-name="P5"><text:span text:style-name="T6">'21552'</text:span><text:span text:style-name="T1">,</text:span><text:span text:style-name="T2"> </text:span><text:span text:style-name="T6">'Bradshaw'</text:span></text:p>
      <text:p text:style-name="P5"><text:span text:style-name="T6">'21556'</text:span><text:span text:style-name="T1">,</text:span><text:span text:style-name="T2"> </text:span><text:span text:style-name="T6">'Negron'</text:span></text:p>
      <text:p text:style-name="P5"><text:span text:style-name="T6">'21692'</text:span><text:span text:style-name="T1">,</text:span><text:span text:style-name="T2"> </text:span><text:span text:style-name="T6">'Nagal'</text:span></text:p>
      <text:p text:style-name="P5"><text:span text:style-name="T6">'21766'</text:span><text:span text:style-name="T1">,</text:span><text:span text:style-name="T2"> </text:span><text:span text:style-name="T6">'Cox'</text:span></text:p>
      <text:p text:style-name="P5"><text:span text:style-name="T6">'2177'</text:span><text:span text:style-name="T1">,</text:span><text:span text:style-name="T2"> </text:span><text:span text:style-name="T6">'Cheah'</text:span></text:p>
      <text:p text:style-name="P5"><text:span text:style-name="T6">'21774'</text:span><text:span text:style-name="T1">,</text:span><text:span text:style-name="T2"> </text:span><text:span text:style-name="T6">'Moh'</text:span></text:p>
      <text:p text:style-name="P5"><text:span text:style-name="T6">'2178'</text:span><text:span text:style-name="T1">,</text:span><text:span text:style-name="T2"> </text:span><text:span text:style-name="T6">'Mingoz'</text:span></text:p>
      <text:p text:style-name="P5"><text:span text:style-name="T6">'21789'</text:span><text:span text:style-name="T1">,</text:span><text:span text:style-name="T2"> </text:span><text:span text:style-name="T6">'Bates'</text:span></text:p>
      <text:p text:style-name="P5"><text:span text:style-name="T6">'22003'</text:span><text:span text:style-name="T1">,</text:span><text:span text:style-name="T2"> </text:span><text:span text:style-name="T6">'Ibah'</text:span></text:p>
      <text:p text:style-name="P5"><text:span text:style-name="T6">'22004'</text:span><text:span text:style-name="T1">,</text:span><text:span text:style-name="T2"> </text:span><text:span text:style-name="T6">'OBrien'</text:span></text:p>
      <text:p text:style-name="P5"><text:span text:style-name="T6">'2201'</text:span><text:span text:style-name="T1">,</text:span><text:span text:style-name="T2"> </text:span><text:span text:style-name="T6">'Sauer'</text:span></text:p>
      <text:p text:style-name="P5"><text:span text:style-name="T6">'22050'</text:span><text:span text:style-name="T1">,</text:span><text:span text:style-name="T2"> </text:span><text:span text:style-name="T6">'Alioto'</text:span></text:p>
      <text:p text:style-name="P5"><text:span text:style-name="T6">'22057'</text:span><text:span text:style-name="T1">,</text:span><text:span text:style-name="T2"> </text:span><text:span text:style-name="T6">'Cal'</text:span></text:p>
      <text:p text:style-name="P5"><text:span text:style-name="T6">'22086'</text:span><text:span text:style-name="T1">,</text:span><text:span text:style-name="T2"> </text:span><text:span text:style-name="T6">'Ockerb'</text:span></text:p>
      <text:p text:style-name="P5"><text:span text:style-name="T6">'22142'</text:span><text:span text:style-name="T1">,</text:span><text:span text:style-name="T2"> </text:span><text:span text:style-name="T6">'Gerstend'</text:span></text:p>
      <text:p text:style-name="P5"><text:span text:style-name="T6">'22170'</text:span><text:span text:style-name="T1">,</text:span><text:span text:style-name="T2"> </text:span><text:span text:style-name="T6">'Sugavanam'</text:span></text:p>
      <text:p text:style-name="P5"><text:span text:style-name="T6">'22179'</text:span><text:span text:style-name="T1">,</text:span><text:span text:style-name="T2"> </text:span><text:span text:style-name="T6">'Sundho'</text:span></text:p>
      <text:p text:style-name="P5"><text:span text:style-name="T6">'22198'</text:span><text:span text:style-name="T1">,</text:span><text:span text:style-name="T2"> </text:span><text:span text:style-name="T6">'Read'</text:span></text:p>
      <text:p text:style-name="P5"><text:span text:style-name="T6">'22226'</text:span><text:span text:style-name="T1">,</text:span><text:span text:style-name="T2"> </text:span><text:span text:style-name="T6">'Kinney'</text:span></text:p>
      <text:p text:style-name="P5"><text:span text:style-name="T6">'22254'</text:span><text:span text:style-name="T1">,</text:span><text:span text:style-name="T2"> </text:span><text:span text:style-name="T6">'Gordon'</text:span></text:p>
      <text:p text:style-name="P5"><text:span text:style-name="T6">'22258'</text:span><text:span text:style-name="T1">,</text:span><text:span text:style-name="T2"> </text:span><text:span text:style-name="T6">'Larion'</text:span></text:p>
      <text:p text:style-name="P5"><text:span text:style-name="T6">'22260'</text:span><text:span text:style-name="T1">,</text:span><text:span text:style-name="T2"> </text:span><text:span text:style-name="T6">'Daat'</text:span></text:p>
      <text:p text:style-name="P5"><text:span text:style-name="T6">'22268'</text:span><text:span text:style-name="T1">,</text:span><text:span text:style-name="T2"> </text:span><text:span text:style-name="T6">'Dang'</text:span></text:p>
      <text:p text:style-name="P5"><text:span text:style-name="T6">'22325'</text:span><text:span text:style-name="T1">,</text:span><text:span text:style-name="T2"> </text:span><text:span text:style-name="T6">'Oevers'</text:span></text:p>
      <text:p text:style-name="P5"><text:span text:style-name="T6">'22345'</text:span><text:span text:style-name="T1">,</text:span><text:span text:style-name="T2"> </text:span><text:span text:style-name="T6">'Wecker'</text:span></text:p>
      <text:p text:style-name="P5"><text:span text:style-name="T6">'22396'</text:span><text:span text:style-name="T1">,</text:span><text:span text:style-name="T2"> </text:span><text:span text:style-name="T6">'Wodn'</text:span></text:p>
      <text:p text:style-name="P5"><text:span text:style-name="T6">'22417'</text:span><text:span text:style-name="T1">,</text:span><text:span text:style-name="T2"> </text:span><text:span text:style-name="T6">'McGuinness'</text:span></text:p>
      <text:p text:style-name="P5"><text:span text:style-name="T6">'22467'</text:span><text:span text:style-name="T1">,</text:span><text:span text:style-name="T2"> </text:span><text:span text:style-name="T6">'Dias'</text:span></text:p>
      <text:p text:style-name="P5"><text:span text:style-name="T6">'22532'</text:span><text:span text:style-name="T1">,</text:span><text:span text:style-name="T2"> </text:span><text:span text:style-name="T6">'Silverman'</text:span></text:p>
      <text:p text:style-name="P5"><text:span text:style-name="T6">'22618'</text:span><text:span text:style-name="T1">,</text:span><text:span text:style-name="T2"> </text:span><text:span text:style-name="T6">'Voss'</text:span></text:p>
      <text:p text:style-name="P5"><text:span text:style-name="T6">'22620'</text:span><text:span text:style-name="T1">,</text:span><text:span text:style-name="T2"> </text:span><text:span text:style-name="T6">'Lykin'</text:span></text:p>
      <text:p text:style-name="P5"><text:span text:style-name="T6">'2286'</text:span><text:span text:style-name="T1">,</text:span><text:span text:style-name="T2"> </text:span><text:span text:style-name="T6">'Ceze'</text:span></text:p>
      <text:p text:style-name="P5"><text:span text:style-name="T6">'22912'</text:span><text:span text:style-name="T1">,</text:span><text:span text:style-name="T2"> </text:span><text:span text:style-name="T6">'Sendlm'</text:span></text:p>
      <text:p text:style-name="P5"><text:span text:style-name="T6">'23110'</text:span><text:span text:style-name="T1">,</text:span><text:span text:style-name="T2"> </text:span><text:span text:style-name="T6">'Sahani'</text:span></text:p>
      <text:p text:style-name="P5"><text:span text:style-name="T6">'23224'</text:span><text:span text:style-name="T1">,</text:span><text:span text:style-name="T2"> </text:span><text:span text:style-name="T6">'Kempn'</text:span></text:p>
      <text:p text:style-name="P5"><text:span text:style-name="T6">'23270'</text:span><text:span text:style-name="T1">,</text:span><text:span text:style-name="T2"> </text:span><text:span text:style-name="T6">'Bouras'</text:span></text:p>
      <text:p text:style-name="P5"><text:span text:style-name="T6">'23311'</text:span><text:span text:style-name="T1">,</text:span><text:span text:style-name="T2"> </text:span><text:span text:style-name="T6">'Brunet'</text:span></text:p>
      <text:p text:style-name="P5"><text:span text:style-name="T6">'23344'</text:span><text:span text:style-name="T1">,</text:span><text:span text:style-name="T2"> </text:span><text:span text:style-name="T6">'Fierro-'</text:span></text:p>
      <text:p text:style-name="P5"><text:span text:style-name="T6">'23373'</text:span><text:span text:style-name="T1">,</text:span><text:span text:style-name="T2"> </text:span><text:span text:style-name="T6">'Lang'</text:span></text:p>
      <text:p text:style-name="P5"><text:span text:style-name="T6">'23392'</text:span><text:span text:style-name="T1">,</text:span><text:span text:style-name="T2"> </text:span><text:span text:style-name="T6">'Curutchet'</text:span></text:p>
      <text:p text:style-name="P5"><text:span text:style-name="T6">'23439'</text:span><text:span text:style-name="T1">,</text:span><text:span text:style-name="T2"> </text:span><text:span text:style-name="T6">'Cai'</text:span></text:p>
      <text:p text:style-name="P5"><text:span text:style-name="T6">'23449'</text:span><text:span text:style-name="T1">,</text:span><text:span text:style-name="T2"> </text:span><text:span text:style-name="T6">'Noda'</text:span></text:p>
      <text:p text:style-name="P5"><text:span text:style-name="T6">'23457'</text:span><text:span text:style-name="T1">,</text:span><text:span text:style-name="T2"> </text:span><text:span text:style-name="T6">'Shakhnovich'</text:span></text:p>
      <text:p text:style-name="P5"><text:span text:style-name="T6">'23475'</text:span><text:span text:style-name="T1">,</text:span><text:span text:style-name="T2"> </text:span><text:span text:style-name="T6">'Cecchi'</text:span></text:p>
      <text:p text:style-name="P5"><text:span text:style-name="T6">'23500'</text:span><text:span text:style-name="T1">,</text:span><text:span text:style-name="T2"> </text:span><text:span text:style-name="T6">'Kinney'</text:span></text:p>
      <text:p text:style-name="P5"><text:span text:style-name="T6">'23506'</text:span><text:span text:style-name="T1">,</text:span><text:span text:style-name="T2"> </text:span><text:span text:style-name="T6">'Åström'</text:span></text:p>
      <text:p text:style-name="P5"><text:span text:style-name="T6">'23525'</text:span><text:span text:style-name="T1">,</text:span><text:span text:style-name="T2"> </text:span><text:span text:style-name="T6">'DAgostino'</text:span></text:p>
      <text:p text:style-name="P5"><text:span text:style-name="T6">'23794'</text:span><text:span text:style-name="T1">,</text:span><text:span text:style-name="T2"> </text:span><text:span text:style-name="T6">'Sokolov'</text:span></text:p>
      <text:p text:style-name="P5"><text:soft-page-break/><text:span text:style-name="T6">'23934'</text:span><text:span text:style-name="T1">,</text:span><text:span text:style-name="T2"> </text:span><text:span text:style-name="T6">'Koizumi'</text:span></text:p>
      <text:p text:style-name="P5"><text:span text:style-name="T6">'23992'</text:span><text:span text:style-name="T1">,</text:span><text:span text:style-name="T2"> </text:span><text:span text:style-name="T6">'Thornton'</text:span></text:p>
      <text:p text:style-name="P5"><text:span text:style-name="T6">'23994'</text:span><text:span text:style-name="T1">,</text:span><text:span text:style-name="T2"> </text:span><text:span text:style-name="T6">'Kalisz'</text:span></text:p>
      <text:p text:style-name="P5"><text:span text:style-name="T6">'24002'</text:span><text:span text:style-name="T1">,</text:span><text:span text:style-name="T2"> </text:span><text:span text:style-name="T6">'Russa'</text:span></text:p>
      <text:p text:style-name="P5"><text:span text:style-name="T6">'24010'</text:span><text:span text:style-name="T1">,</text:span><text:span text:style-name="T2"> </text:span><text:span text:style-name="T6">'Brookh'</text:span></text:p>
      <text:p text:style-name="P5"><text:span text:style-name="T6">'24116'</text:span><text:span text:style-name="T1">,</text:span><text:span text:style-name="T2"> </text:span><text:span text:style-name="T6">'Fauth'</text:span></text:p>
      <text:p text:style-name="P5"><text:span text:style-name="T6">'2419'</text:span><text:span text:style-name="T1">,</text:span><text:span text:style-name="T2"> </text:span><text:span text:style-name="T6">'Hirakuri'</text:span></text:p>
      <text:p text:style-name="P5"><text:span text:style-name="T6">'24197'</text:span><text:span text:style-name="T1">,</text:span><text:span text:style-name="T2"> </text:span><text:span text:style-name="T6">'Andert'</text:span></text:p>
      <text:p text:style-name="P5"><text:span text:style-name="T6">'24201'</text:span><text:span text:style-name="T1">,</text:span><text:span text:style-name="T2"> </text:span><text:span text:style-name="T6">'Juol'</text:span></text:p>
      <text:p text:style-name="P5"><text:span text:style-name="T6">'2423'</text:span><text:span text:style-name="T1">,</text:span><text:span text:style-name="T2"> </text:span><text:span text:style-name="T6">'Giralt'</text:span></text:p>
      <text:p text:style-name="P5"><text:span text:style-name="T6">'24325'</text:span><text:span text:style-name="T1">,</text:span><text:span text:style-name="T2"> </text:span><text:span text:style-name="T6">'Álvarez'</text:span></text:p>
      <text:p text:style-name="P5"><text:span text:style-name="T6">'24374'</text:span><text:span text:style-name="T1">,</text:span><text:span text:style-name="T2"> </text:span><text:span text:style-name="T6">'Jo'</text:span></text:p>
      <text:p text:style-name="P5"><text:span text:style-name="T6">'24387'</text:span><text:span text:style-name="T1">,</text:span><text:span text:style-name="T2"> </text:span><text:span text:style-name="T6">'Yap'</text:span></text:p>
      <text:p text:style-name="P5"><text:span text:style-name="T6">'24442'</text:span><text:span text:style-name="T1">,</text:span><text:span text:style-name="T2"> </text:span><text:span text:style-name="T6">'Greene'</text:span></text:p>
      <text:p text:style-name="P5"><text:span text:style-name="T6">'24630'</text:span><text:span text:style-name="T1">,</text:span><text:span text:style-name="T2"> </text:span><text:span text:style-name="T6">'Halbert'</text:span></text:p>
      <text:p text:style-name="P5"><text:span text:style-name="T6">'24746'</text:span><text:span text:style-name="T1">,</text:span><text:span text:style-name="T2"> </text:span><text:span text:style-name="T6">'Schrefl'</text:span></text:p>
      <text:p text:style-name="P5"><text:span text:style-name="T6">'24784'</text:span><text:span text:style-name="T1">,</text:span><text:span text:style-name="T2"> </text:span><text:span text:style-name="T6">'Jessup'</text:span></text:p>
      <text:p text:style-name="P5"><text:span text:style-name="T6">'24796'</text:span><text:span text:style-name="T1">,</text:span><text:span text:style-name="T2"> </text:span><text:span text:style-name="T6">'Thimm'</text:span></text:p>
      <text:p text:style-name="P5"><text:span text:style-name="T6">'24809'</text:span><text:span text:style-name="T1">,</text:span><text:span text:style-name="T2"> </text:span><text:span text:style-name="T6">'Engeldr'</text:span></text:p>
      <text:p text:style-name="P5"><text:span text:style-name="T6">'24865'</text:span><text:span text:style-name="T1">,</text:span><text:span text:style-name="T2"> </text:span><text:span text:style-name="T6">'Tran-'</text:span></text:p>
      <text:p text:style-name="P5"><text:span text:style-name="T6">'24932'</text:span><text:span text:style-name="T1">,</text:span><text:span text:style-name="T2"> </text:span><text:span text:style-name="T6">'Segars'</text:span></text:p>
      <text:p text:style-name="P5"><text:span text:style-name="T6">'2501'</text:span><text:span text:style-name="T1">,</text:span><text:span text:style-name="T2"> </text:span><text:span text:style-name="T6">'Leitner'</text:span></text:p>
      <text:p text:style-name="P5"><text:span text:style-name="T6">'25046'</text:span><text:span text:style-name="T1">,</text:span><text:span text:style-name="T2"> </text:span><text:span text:style-name="T6">'Cotterill'</text:span></text:p>
      <text:p text:style-name="P5"><text:span text:style-name="T6">'25068'</text:span><text:span text:style-name="T1">,</text:span><text:span text:style-name="T2"> </text:span><text:span text:style-name="T6">'Dickens'</text:span></text:p>
      <text:p text:style-name="P5"><text:span text:style-name="T6">'25077'</text:span><text:span text:style-name="T1">,</text:span><text:span text:style-name="T2"> </text:span><text:span text:style-name="T6">'Palomo'</text:span></text:p>
      <text:p text:style-name="P5"><text:span text:style-name="T6">'25143'</text:span><text:span text:style-name="T1">,</text:span><text:span text:style-name="T2"> </text:span><text:span text:style-name="T6">'Visr'</text:span></text:p>
      <text:p text:style-name="P5"><text:span text:style-name="T6">'25187'</text:span><text:span text:style-name="T1">,</text:span><text:span text:style-name="T2"> </text:span><text:span text:style-name="T6">'Fenwick'</text:span></text:p>
      <text:p text:style-name="P5"><text:span text:style-name="T6">'25256'</text:span><text:span text:style-name="T1">,</text:span><text:span text:style-name="T2"> </text:span><text:span text:style-name="T6">'Boulah'</text:span></text:p>
      <text:p text:style-name="P5"><text:span text:style-name="T6">'25331'</text:span><text:span text:style-name="T1">,</text:span><text:span text:style-name="T2"> </text:span><text:span text:style-name="T6">'Baker'</text:span></text:p>
      <text:p text:style-name="P5"><text:span text:style-name="T6">'25362'</text:span><text:span text:style-name="T1">,</text:span><text:span text:style-name="T2"> </text:span><text:span text:style-name="T6">'Simmel'</text:span></text:p>
      <text:p text:style-name="P5"><text:span text:style-name="T6">'25380'</text:span><text:span text:style-name="T1">,</text:span><text:span text:style-name="T2"> </text:span><text:span text:style-name="T6">'Vassileva'</text:span></text:p>
      <text:p text:style-name="P5"><text:span text:style-name="T6">'25468'</text:span><text:span text:style-name="T1">,</text:span><text:span text:style-name="T2"> </text:span><text:span text:style-name="T6">'Hunter'</text:span></text:p>
      <text:p text:style-name="P5"><text:span text:style-name="T6">'25525'</text:span><text:span text:style-name="T1">,</text:span><text:span text:style-name="T2"> </text:span><text:span text:style-name="T6">'Moreira'</text:span></text:p>
      <text:p text:style-name="P5"><text:span text:style-name="T6">'25528'</text:span><text:span text:style-name="T1">,</text:span><text:span text:style-name="T2"> </text:span><text:span text:style-name="T6">'Sivew'</text:span></text:p>
      <text:p text:style-name="P5"><text:span text:style-name="T6">'25552'</text:span><text:span text:style-name="T1">,</text:span><text:span text:style-name="T2"> </text:span><text:span text:style-name="T6">'Calles'</text:span></text:p>
      <text:p text:style-name="P5"><text:span text:style-name="T6">'2561'</text:span><text:span text:style-name="T1">,</text:span><text:span text:style-name="T2"> </text:span><text:span text:style-name="T6">'Aschoff'</text:span></text:p>
      <text:p text:style-name="P5"><text:span text:style-name="T6">'25611'</text:span><text:span text:style-name="T1">,</text:span><text:span text:style-name="T2"> </text:span><text:span text:style-name="T6">'Sve'</text:span></text:p>
      <text:p text:style-name="P5"><text:span text:style-name="T6">'25718'</text:span><text:span text:style-name="T1">,</text:span><text:span text:style-name="T2"> </text:span><text:span text:style-name="T6">'Seyfert'</text:span></text:p>
      <text:p text:style-name="P5"><text:span text:style-name="T6">'25725'</text:span><text:span text:style-name="T1">,</text:span><text:span text:style-name="T2"> </text:span><text:span text:style-name="T6">'Steeh'</text:span></text:p>
      <text:p text:style-name="P5"><text:span text:style-name="T6">'25780'</text:span><text:span text:style-name="T1">,</text:span><text:span text:style-name="T2"> </text:span><text:span text:style-name="T6">'Ashmi'</text:span></text:p>
      <text:p text:style-name="P5"><text:span text:style-name="T6">'25785'</text:span><text:span text:style-name="T1">,</text:span><text:span text:style-name="T2"> </text:span><text:span text:style-name="T6">'Knezo'</text:span></text:p>
      <text:p text:style-name="P5"><text:span text:style-name="T6">'259'</text:span><text:span text:style-name="T1">,</text:span><text:span text:style-name="T2"> </text:span><text:span text:style-name="T6">'Bertranp'</text:span></text:p>
      <text:p text:style-name="P5"><text:span text:style-name="T6">'25940'</text:span><text:span text:style-name="T1">,</text:span><text:span text:style-name="T2"> </text:span><text:span text:style-name="T6">'Rosenkrantz'</text:span></text:p>
      <text:p text:style-name="P5"><text:span text:style-name="T6">'25942'</text:span><text:span text:style-name="T1">,</text:span><text:span text:style-name="T2"> </text:span><text:span text:style-name="T6">'Leclercq'</text:span></text:p>
      <text:p text:style-name="P5"><text:span text:style-name="T6">'26028'</text:span><text:span text:style-name="T1">,</text:span><text:span text:style-name="T2"> </text:span><text:span text:style-name="T6">'Birchler'</text:span></text:p>
      <text:p text:style-name="P5"><text:span text:style-name="T6">'26080'</text:span><text:span text:style-name="T1">,</text:span><text:span text:style-name="T2"> </text:span><text:span text:style-name="T6">'Simmel'</text:span></text:p>
      <text:p text:style-name="P5"><text:span text:style-name="T6">'26102'</text:span><text:span text:style-name="T1">,</text:span><text:span text:style-name="T2"> </text:span><text:span text:style-name="T6">'Tanaka'</text:span></text:p>
      <text:p text:style-name="P5"><text:span text:style-name="T6">'26147'</text:span><text:span text:style-name="T1">,</text:span><text:span text:style-name="T2"> </text:span><text:span text:style-name="T6">'Richter'</text:span></text:p>
      <text:p text:style-name="P5"><text:span text:style-name="T6">'2629'</text:span><text:span text:style-name="T1">,</text:span><text:span text:style-name="T2"> </text:span><text:span text:style-name="T6">'Goldbu'</text:span></text:p>
      <text:p text:style-name="P5"><text:soft-page-break/><text:span text:style-name="T6">'26427'</text:span><text:span text:style-name="T1">,</text:span><text:span text:style-name="T2"> </text:span><text:span text:style-name="T6">'Ende'</text:span></text:p>
      <text:p text:style-name="P5"><text:span text:style-name="T6">'26473'</text:span><text:span text:style-name="T1">,</text:span><text:span text:style-name="T2"> </text:span><text:span text:style-name="T6">'Neru'</text:span></text:p>
      <text:p text:style-name="P5"><text:span text:style-name="T6">'26494'</text:span><text:span text:style-name="T1">,</text:span><text:span text:style-name="T2"> </text:span><text:span text:style-name="T6">'Heers'</text:span></text:p>
      <text:p text:style-name="P5"><text:span text:style-name="T6">'26619'</text:span><text:span text:style-name="T1">,</text:span><text:span text:style-name="T2"> </text:span><text:span text:style-name="T6">'Matsukawa'</text:span></text:p>
      <text:p text:style-name="P5"><text:span text:style-name="T6">'26695'</text:span><text:span text:style-name="T1">,</text:span><text:span text:style-name="T2"> </text:span><text:span text:style-name="T6">'Hac'</text:span></text:p>
      <text:p text:style-name="P5"><text:span text:style-name="T6">'26730'</text:span><text:span text:style-name="T1">,</text:span><text:span text:style-name="T2"> </text:span><text:span text:style-name="T6">'Veselovsky'</text:span></text:p>
      <text:p text:style-name="P5"><text:span text:style-name="T6">'26802'</text:span><text:span text:style-name="T1">,</text:span><text:span text:style-name="T2"> </text:span><text:span text:style-name="T6">'Baber'</text:span></text:p>
      <text:p text:style-name="P5"><text:span text:style-name="T6">'26881'</text:span><text:span text:style-name="T1">,</text:span><text:span text:style-name="T2"> </text:span><text:span text:style-name="T6">'Markin'</text:span></text:p>
      <text:p text:style-name="P5"><text:span text:style-name="T6">'27002'</text:span><text:span text:style-name="T1">,</text:span><text:span text:style-name="T2"> </text:span><text:span text:style-name="T6">'Veerar'</text:span></text:p>
      <text:p text:style-name="P5"><text:span text:style-name="T6">'27017'</text:span><text:span text:style-name="T1">,</text:span><text:span text:style-name="T2"> </text:span><text:span text:style-name="T6">'Trur'</text:span></text:p>
      <text:p text:style-name="P5"><text:span text:style-name="T6">'27043'</text:span><text:span text:style-name="T1">,</text:span><text:span text:style-name="T2"> </text:span><text:span text:style-name="T6">'Garze'</text:span></text:p>
      <text:p text:style-name="P5"><text:span text:style-name="T6">'27044'</text:span><text:span text:style-name="T1">,</text:span><text:span text:style-name="T2"> </text:span><text:span text:style-name="T6">'Kota'</text:span></text:p>
      <text:p text:style-name="P5"><text:span text:style-name="T6">'27094'</text:span><text:span text:style-name="T1">,</text:span><text:span text:style-name="T2"> </text:span><text:span text:style-name="T6">'Gur'</text:span></text:p>
      <text:p text:style-name="P5"><text:span text:style-name="T6">'27140'</text:span><text:span text:style-name="T1">,</text:span><text:span text:style-name="T2"> </text:span><text:span text:style-name="T6">'Fitzpatrick'</text:span></text:p>
      <text:p text:style-name="P5"><text:span text:style-name="T6">'27236'</text:span><text:span text:style-name="T1">,</text:span><text:span text:style-name="T2"> </text:span><text:span text:style-name="T6">'Date'</text:span></text:p>
      <text:p text:style-name="P5"><text:span text:style-name="T6">'27366'</text:span><text:span text:style-name="T1">,</text:span><text:span text:style-name="T2"> </text:span><text:span text:style-name="T6">'Ssu'</text:span></text:p>
      <text:p text:style-name="P5"><text:span text:style-name="T6">'27430'</text:span><text:span text:style-name="T1">,</text:span><text:span text:style-name="T2"> </text:span><text:span text:style-name="T6">'Gonzalez'</text:span></text:p>
      <text:p text:style-name="P5"><text:span text:style-name="T6">'27528'</text:span><text:span text:style-name="T1">,</text:span><text:span text:style-name="T2"> </text:span><text:span text:style-name="T6">'Probst'</text:span></text:p>
      <text:p text:style-name="P5"><text:span text:style-name="T6">'27556'</text:span><text:span text:style-name="T1">,</text:span><text:span text:style-name="T2"> </text:span><text:span text:style-name="T6">'Leitner'</text:span></text:p>
      <text:p text:style-name="P5"><text:span text:style-name="T6">'27662'</text:span><text:span text:style-name="T1">,</text:span><text:span text:style-name="T2"> </text:span><text:span text:style-name="T6">'Tabarr'</text:span></text:p>
      <text:p text:style-name="P5"><text:span text:style-name="T6">'27687'</text:span><text:span text:style-name="T1">,</text:span><text:span text:style-name="T2"> </text:span><text:span text:style-name="T6">'Yüksel'</text:span></text:p>
      <text:p text:style-name="P5"><text:span text:style-name="T6">'27727'</text:span><text:span text:style-name="T1">,</text:span><text:span text:style-name="T2"> </text:span><text:span text:style-name="T6">'Duong'</text:span></text:p>
      <text:p text:style-name="P5"><text:span text:style-name="T6">'27804'</text:span><text:span text:style-name="T1">,</text:span><text:span text:style-name="T2"> </text:span><text:span text:style-name="T6">'Brunt'</text:span></text:p>
      <text:p text:style-name="P5"><text:span text:style-name="T6">'27898'</text:span><text:span text:style-name="T1">,</text:span><text:span text:style-name="T2"> </text:span><text:span text:style-name="T6">'Holloway'</text:span></text:p>
      <text:p text:style-name="P5"><text:span text:style-name="T6">'27919'</text:span><text:span text:style-name="T1">,</text:span><text:span text:style-name="T2"> </text:span><text:span text:style-name="T6">'Hubr'</text:span></text:p>
      <text:p text:style-name="P5"><text:span text:style-name="T6">'2795'</text:span><text:span text:style-name="T1">,</text:span><text:span text:style-name="T2"> </text:span><text:span text:style-name="T6">'Milner'</text:span></text:p>
      <text:p text:style-name="P5"><text:span text:style-name="T6">'27950'</text:span><text:span text:style-name="T1">,</text:span><text:span text:style-name="T2"> </text:span><text:span text:style-name="T6">'Yüksel'</text:span></text:p>
      <text:p text:style-name="P5"><text:span text:style-name="T6">'27952'</text:span><text:span text:style-name="T1">,</text:span><text:span text:style-name="T2"> </text:span><text:span text:style-name="T6">'McQuillan'</text:span></text:p>
      <text:p text:style-name="P5"><text:span text:style-name="T6">'27956'</text:span><text:span text:style-name="T1">,</text:span><text:span text:style-name="T2"> </text:span><text:span text:style-name="T6">'Watzel'</text:span></text:p>
      <text:p text:style-name="P5"><text:span text:style-name="T6">'28004'</text:span><text:span text:style-name="T1">,</text:span><text:span text:style-name="T2"> </text:span><text:span text:style-name="T6">'Savelieva'</text:span></text:p>
      <text:p text:style-name="P5"><text:span text:style-name="T6">'28019'</text:span><text:span text:style-name="T1">,</text:span><text:span text:style-name="T2"> </text:span><text:span text:style-name="T6">'Cayto'</text:span></text:p>
      <text:p text:style-name="P5"><text:span text:style-name="T6">'28128'</text:span><text:span text:style-name="T1">,</text:span><text:span text:style-name="T2"> </text:span><text:span text:style-name="T6">'Crick'</text:span></text:p>
      <text:p text:style-name="P5"><text:span text:style-name="T6">'28133'</text:span><text:span text:style-name="T1">,</text:span><text:span text:style-name="T2"> </text:span><text:span text:style-name="T6">'Evano'</text:span></text:p>
      <text:p text:style-name="P5"><text:span text:style-name="T6">'282'</text:span><text:span text:style-name="T1">,</text:span><text:span text:style-name="T2"> </text:span><text:span text:style-name="T6">'Rougemont'</text:span></text:p>
      <text:p text:style-name="P5"><text:span text:style-name="T6">'28252'</text:span><text:span text:style-name="T1">,</text:span><text:span text:style-name="T2"> </text:span><text:span text:style-name="T6">'Pfister'</text:span></text:p>
      <text:p text:style-name="P5"><text:span text:style-name="T6">'28299'</text:span><text:span text:style-name="T1">,</text:span><text:span text:style-name="T2"> </text:span><text:span text:style-name="T6">'Grange'</text:span></text:p>
      <text:p text:style-name="P5"><text:span text:style-name="T6">'28316'</text:span><text:span text:style-name="T1">,</text:span><text:span text:style-name="T2"> </text:span><text:span text:style-name="T6">'Rajan'</text:span></text:p>
      <text:p text:style-name="P5"><text:span text:style-name="T6">'28352'</text:span><text:span text:style-name="T1">,</text:span><text:span text:style-name="T2"> </text:span><text:span text:style-name="T6">'Mai'</text:span></text:p>
      <text:p text:style-name="P5"><text:span text:style-name="T6">'28361'</text:span><text:span text:style-name="T1">,</text:span><text:span text:style-name="T2"> </text:span><text:span text:style-name="T6">'Sorensen'</text:span></text:p>
      <text:p text:style-name="P5"><text:span text:style-name="T6">'28409'</text:span><text:span text:style-name="T1">,</text:span><text:span text:style-name="T2"> </text:span><text:span text:style-name="T6">'Hirasawa'</text:span></text:p>
      <text:p text:style-name="P5"><text:span text:style-name="T6">'2848'</text:span><text:span text:style-name="T1">,</text:span><text:span text:style-name="T2"> </text:span><text:span text:style-name="T6">'Carr'</text:span></text:p>
      <text:p text:style-name="P5"><text:span text:style-name="T6">'28518'</text:span><text:span text:style-name="T1">,</text:span><text:span text:style-name="T2"> </text:span><text:span text:style-name="T6">'Catani'</text:span></text:p>
      <text:p text:style-name="P5"><text:span text:style-name="T6">'28538'</text:span><text:span text:style-name="T1">,</text:span><text:span text:style-name="T2"> </text:span><text:span text:style-name="T6">'Mathur'</text:span></text:p>
      <text:p text:style-name="P5"><text:span text:style-name="T6">'28738'</text:span><text:span text:style-name="T1">,</text:span><text:span text:style-name="T2"> </text:span><text:span text:style-name="T6">'Birkett'</text:span></text:p>
      <text:p text:style-name="P5"><text:span text:style-name="T6">'288'</text:span><text:span text:style-name="T1">,</text:span><text:span text:style-name="T2"> </text:span><text:span text:style-name="T6">'Canellas'</text:span></text:p>
      <text:p text:style-name="P5"><text:span text:style-name="T6">'28829'</text:span><text:span text:style-name="T1">,</text:span><text:span text:style-name="T2"> </text:span><text:span text:style-name="T6">'Reiss'</text:span></text:p>
      <text:p text:style-name="P5"><text:span text:style-name="T6">'28952'</text:span><text:span text:style-name="T1">,</text:span><text:span text:style-name="T2"> </text:span><text:span text:style-name="T6">'Kennedy'</text:span></text:p>
      <text:p text:style-name="P5"><text:span text:style-name="T6">'28977'</text:span><text:span text:style-name="T1">,</text:span><text:span text:style-name="T2"> </text:span><text:span text:style-name="T6">'Chatterton'</text:span></text:p>
      <text:p text:style-name="P5"><text:span text:style-name="T6">'28989'</text:span><text:span text:style-name="T1">,</text:span><text:span text:style-name="T2"> </text:span><text:span text:style-name="T6">'Albinal'</text:span></text:p>
      <text:p text:style-name="P5"><text:soft-page-break/><text:span text:style-name="T6">'28994'</text:span><text:span text:style-name="T1">,</text:span><text:span text:style-name="T2"> </text:span><text:span text:style-name="T6">'Williamson'</text:span></text:p>
      <text:p text:style-name="P5"><text:span text:style-name="T6">'29002'</text:span><text:span text:style-name="T1">,</text:span><text:span text:style-name="T2"> </text:span><text:span text:style-name="T6">'Duxbury'</text:span></text:p>
      <text:p text:style-name="P5"><text:span text:style-name="T6">'29031'</text:span><text:span text:style-name="T1">,</text:span><text:span text:style-name="T2"> </text:span><text:span text:style-name="T6">'Berthold'</text:span></text:p>
      <text:p text:style-name="P5"><text:span text:style-name="T6">'29091'</text:span><text:span text:style-name="T1">,</text:span><text:span text:style-name="T2"> </text:span><text:span text:style-name="T6">'Ahso'</text:span></text:p>
      <text:p text:style-name="P5"><text:span text:style-name="T6">'29140'</text:span><text:span text:style-name="T1">,</text:span><text:span text:style-name="T2"> </text:span><text:span text:style-name="T6">'Reuver'</text:span></text:p>
      <text:p text:style-name="P5"><text:span text:style-name="T6">'29192'</text:span><text:span text:style-name="T1">,</text:span><text:span text:style-name="T2"> </text:span><text:span text:style-name="T6">'Gomez'</text:span></text:p>
      <text:p text:style-name="P5"><text:span text:style-name="T6">'29239'</text:span><text:span text:style-name="T1">,</text:span><text:span text:style-name="T2"> </text:span><text:span text:style-name="T6">'Simmel'</text:span></text:p>
      <text:p text:style-name="P5"><text:span text:style-name="T6">'29260'</text:span><text:span text:style-name="T1">,</text:span><text:span text:style-name="T2"> </text:span><text:span text:style-name="T6">'Verhoeven'</text:span></text:p>
      <text:p text:style-name="P5"><text:span text:style-name="T6">'29390'</text:span><text:span text:style-name="T1">,</text:span><text:span text:style-name="T2"> </text:span><text:span text:style-name="T6">'Aufr'</text:span></text:p>
      <text:p text:style-name="P5"><text:span text:style-name="T6">'29399'</text:span><text:span text:style-name="T1">,</text:span><text:span text:style-name="T2"> </text:span><text:span text:style-name="T6">'Sutter'</text:span></text:p>
      <text:p text:style-name="P5"><text:span text:style-name="T6">'29435'</text:span><text:span text:style-name="T1">,</text:span><text:span text:style-name="T2"> </text:span><text:span text:style-name="T6">'Siddiqi'</text:span></text:p>
      <text:p text:style-name="P5"><text:span text:style-name="T6">'29462'</text:span><text:span text:style-name="T1">,</text:span><text:span text:style-name="T2"> </text:span><text:span text:style-name="T6">'Daues'</text:span></text:p>
      <text:p text:style-name="P5"><text:span text:style-name="T6">'29514'</text:span><text:span text:style-name="T1">,</text:span><text:span text:style-name="T2"> </text:span><text:span text:style-name="T6">'Michael'</text:span></text:p>
      <text:p text:style-name="P5"><text:span text:style-name="T6">'29645'</text:span><text:span text:style-name="T1">,</text:span><text:span text:style-name="T2"> </text:span><text:span text:style-name="T6">'Oller'</text:span></text:p>
      <text:p text:style-name="P5"><text:span text:style-name="T6">'29665'</text:span><text:span text:style-name="T1">,</text:span><text:span text:style-name="T2"> </text:span><text:span text:style-name="T6">'Lykin'</text:span></text:p>
      <text:p text:style-name="P5"><text:span text:style-name="T6">'2967'</text:span><text:span text:style-name="T1">,</text:span><text:span text:style-name="T2"> </text:span><text:span text:style-name="T6">'Stokic'</text:span></text:p>
      <text:p text:style-name="P5"><text:span text:style-name="T6">'2970'</text:span><text:span text:style-name="T1">,</text:span><text:span text:style-name="T2"> </text:span><text:span text:style-name="T6">'Montes-y'</text:span></text:p>
      <text:p text:style-name="P5"><text:span text:style-name="T6">'29705'</text:span><text:span text:style-name="T1">,</text:span><text:span text:style-name="T2"> </text:span><text:span text:style-name="T6">'Stetson'</text:span></text:p>
      <text:p text:style-name="P5"><text:span text:style-name="T6">'29707'</text:span><text:span text:style-name="T1">,</text:span><text:span text:style-name="T2"> </text:span><text:span text:style-name="T6">'Gaspar'</text:span></text:p>
      <text:p text:style-name="P5"><text:span text:style-name="T6">'29803'</text:span><text:span text:style-name="T1">,</text:span><text:span text:style-name="T2"> </text:span><text:span text:style-name="T6">'Beavis'</text:span></text:p>
      <text:p text:style-name="P5"><text:span text:style-name="T6">'29849'</text:span><text:span text:style-name="T1">,</text:span><text:span text:style-name="T2"> </text:span><text:span text:style-name="T6">'Solar'</text:span></text:p>
      <text:p text:style-name="P5"><text:span text:style-name="T6">'29863'</text:span><text:span text:style-name="T1">,</text:span><text:span text:style-name="T2"> </text:span><text:span text:style-name="T6">'Harmon'</text:span></text:p>
      <text:p text:style-name="P5"><text:span text:style-name="T6">'29871'</text:span><text:span text:style-name="T1">,</text:span><text:span text:style-name="T2"> </text:span><text:span text:style-name="T6">'Iwasa'</text:span></text:p>
      <text:p text:style-name="P5"><text:span text:style-name="T6">'29920'</text:span><text:span text:style-name="T1">,</text:span><text:span text:style-name="T2"> </text:span><text:span text:style-name="T6">'Kogure'</text:span></text:p>
      <text:p text:style-name="P5"><text:span text:style-name="T6">'29959'</text:span><text:span text:style-name="T1">,</text:span><text:span text:style-name="T2"> </text:span><text:span text:style-name="T6">'Narli'</text:span></text:p>
      <text:p text:style-name="P5"><text:span text:style-name="T6">'30017'</text:span><text:span text:style-name="T1">,</text:span><text:span text:style-name="T2"> </text:span><text:span text:style-name="T6">'Mateo'</text:span></text:p>
      <text:p text:style-name="P5"><text:span text:style-name="T6">'30021'</text:span><text:span text:style-name="T1">,</text:span><text:span text:style-name="T2"> </text:span><text:span text:style-name="T6">'Youseffi'</text:span></text:p>
      <text:p text:style-name="P5"><text:span text:style-name="T6">'3005'</text:span><text:span text:style-name="T1">,</text:span><text:span text:style-name="T2"> </text:span><text:span text:style-name="T6">'Ibrahim'</text:span></text:p>
      <text:p text:style-name="P5"><text:span text:style-name="T6">'30110'</text:span><text:span text:style-name="T1">,</text:span><text:span text:style-name="T2"> </text:span><text:span text:style-name="T6">'Humphrey'</text:span></text:p>
      <text:p text:style-name="P5"><text:span text:style-name="T6">'30124'</text:span><text:span text:style-name="T1">,</text:span><text:span text:style-name="T2"> </text:span><text:span text:style-name="T6">'Alfaro'</text:span></text:p>
      <text:p text:style-name="P5"><text:span text:style-name="T6">'30161'</text:span><text:span text:style-name="T1">,</text:span><text:span text:style-name="T2"> </text:span><text:span text:style-name="T6">'Grude'</text:span></text:p>
      <text:p text:style-name="P5"><text:span text:style-name="T6">'30164'</text:span><text:span text:style-name="T1">,</text:span><text:span text:style-name="T2"> </text:span><text:span text:style-name="T6">'Ende'</text:span></text:p>
      <text:p text:style-name="P5"><text:span text:style-name="T6">'30177'</text:span><text:span text:style-name="T1">,</text:span><text:span text:style-name="T2"> </text:span><text:span text:style-name="T6">'Vajapeyaz'</text:span></text:p>
      <text:p text:style-name="P5"><text:span text:style-name="T6">'30182'</text:span><text:span text:style-name="T1">,</text:span><text:span text:style-name="T2"> </text:span><text:span text:style-name="T6">'Porr'</text:span></text:p>
      <text:p text:style-name="P5"><text:span text:style-name="T6">'30188'</text:span><text:span text:style-name="T1">,</text:span><text:span text:style-name="T2"> </text:span><text:span text:style-name="T6">'Ahmad'</text:span></text:p>
      <text:p text:style-name="P5"><text:span text:style-name="T6">'30222'</text:span><text:span text:style-name="T1">,</text:span><text:span text:style-name="T2"> </text:span><text:span text:style-name="T6">'Lepp'</text:span></text:p>
      <text:p text:style-name="P5"><text:span text:style-name="T6">'30252'</text:span><text:span text:style-name="T1">,</text:span><text:span text:style-name="T2"> </text:span><text:span text:style-name="T6">'Folkers'</text:span></text:p>
      <text:p text:style-name="P5"><text:span text:style-name="T6">'30289'</text:span><text:span text:style-name="T1">,</text:span><text:span text:style-name="T2"> </text:span><text:span text:style-name="T6">'Lanfr'</text:span></text:p>
      <text:p text:style-name="P5"><text:span text:style-name="T6">'30299'</text:span><text:span text:style-name="T1">,</text:span><text:span text:style-name="T2"> </text:span><text:span text:style-name="T6">'Marsh'</text:span></text:p>
      <text:p text:style-name="P5"><text:span text:style-name="T6">'30334'</text:span><text:span text:style-name="T1">,</text:span><text:span text:style-name="T2"> </text:span><text:span text:style-name="T6">'Arakawa'</text:span></text:p>
      <text:p text:style-name="P5"><text:span text:style-name="T6">'30341'</text:span><text:span text:style-name="T1">,</text:span><text:span text:style-name="T2"> </text:span><text:span text:style-name="T6">'Anse'</text:span></text:p>
      <text:p text:style-name="P5"><text:span text:style-name="T6">'3039'</text:span><text:span text:style-name="T1">,</text:span><text:span text:style-name="T2"> </text:span><text:span text:style-name="T6">'Brookh'</text:span></text:p>
      <text:p text:style-name="P5"><text:span text:style-name="T6">'30397'</text:span><text:span text:style-name="T1">,</text:span><text:span text:style-name="T2"> </text:span><text:span text:style-name="T6">'Dism'</text:span></text:p>
      <text:p text:style-name="P5"><text:span text:style-name="T6">'30474'</text:span><text:span text:style-name="T1">,</text:span><text:span text:style-name="T2"> </text:span><text:span text:style-name="T6">'Paniez'</text:span></text:p>
      <text:p text:style-name="P5"><text:span text:style-name="T6">'30650'</text:span><text:span text:style-name="T1">,</text:span><text:span text:style-name="T2"> </text:span><text:span text:style-name="T6">'Chaudhuri'</text:span></text:p>
      <text:p text:style-name="P5"><text:span text:style-name="T6">'30723'</text:span><text:span text:style-name="T1">,</text:span><text:span text:style-name="T2"> </text:span><text:span text:style-name="T6">'Mali'</text:span></text:p>
      <text:p text:style-name="P5"><text:span text:style-name="T6">'30772'</text:span><text:span text:style-name="T1">,</text:span><text:span text:style-name="T2"> </text:span><text:span text:style-name="T6">'Inoue'</text:span></text:p>
      <text:p text:style-name="P5"><text:span text:style-name="T6">'30845'</text:span><text:span text:style-name="T1">,</text:span><text:span text:style-name="T2"> </text:span><text:span text:style-name="T6">'Fonseca'</text:span></text:p>
      <text:p text:style-name="P5"><text:span text:style-name="T6">'30858'</text:span><text:span text:style-name="T1">,</text:span><text:span text:style-name="T2"> </text:span><text:span text:style-name="T6">'Shaffer'</text:span></text:p>
      <text:p text:style-name="P5"><text:soft-page-break/><text:span text:style-name="T6">'30896'</text:span><text:span text:style-name="T1">,</text:span><text:span text:style-name="T2"> </text:span><text:span text:style-name="T6">'Rueda'</text:span></text:p>
      <text:p text:style-name="P5"><text:span text:style-name="T6">'30943'</text:span><text:span text:style-name="T1">,</text:span><text:span text:style-name="T2"> </text:span><text:span text:style-name="T6">'Botha'</text:span></text:p>
      <text:p text:style-name="P5"><text:span text:style-name="T6">'30957'</text:span><text:span text:style-name="T1">,</text:span><text:span text:style-name="T2"> </text:span><text:span text:style-name="T6">'Beaudry'</text:span></text:p>
      <text:p text:style-name="P5"><text:span text:style-name="T6">'31035'</text:span><text:span text:style-name="T1">,</text:span><text:span text:style-name="T2"> </text:span><text:span text:style-name="T6">'Arnoux'</text:span></text:p>
      <text:p text:style-name="P5"><text:span text:style-name="T6">'31079'</text:span><text:span text:style-name="T1">,</text:span><text:span text:style-name="T2"> </text:span><text:span text:style-name="T6">'Canas'</text:span></text:p>
      <text:p text:style-name="P5"><text:span text:style-name="T6">'31080'</text:span><text:span text:style-name="T1">,</text:span><text:span text:style-name="T2"> </text:span><text:span text:style-name="T6">'Aschoff'</text:span></text:p>
      <text:p text:style-name="P5"><text:span text:style-name="T6">'31086'</text:span><text:span text:style-name="T1">,</text:span><text:span text:style-name="T2"> </text:span><text:span text:style-name="T6">'Zulueta'</text:span></text:p>
      <text:p text:style-name="P5"><text:span text:style-name="T6">'31101'</text:span><text:span text:style-name="T1">,</text:span><text:span text:style-name="T2"> </text:span><text:span text:style-name="T6">'Lhomme'</text:span></text:p>
      <text:p text:style-name="P5"><text:span text:style-name="T6">'31137'</text:span><text:span text:style-name="T1">,</text:span><text:span text:style-name="T2"> </text:span><text:span text:style-name="T6">'Porter'</text:span></text:p>
      <text:p text:style-name="P5"><text:span text:style-name="T6">'31250'</text:span><text:span text:style-name="T1">,</text:span><text:span text:style-name="T2"> </text:span><text:span text:style-name="T6">'Kawasaki'</text:span></text:p>
      <text:p text:style-name="P5"><text:span text:style-name="T6">'31266'</text:span><text:span text:style-name="T1">,</text:span><text:span text:style-name="T2"> </text:span><text:span text:style-name="T6">'Kacpr'</text:span></text:p>
      <text:p text:style-name="P5"><text:span text:style-name="T6">'3127'</text:span><text:span text:style-name="T1">,</text:span><text:span text:style-name="T2"> </text:span><text:span text:style-name="T6">'Resa'</text:span></text:p>
      <text:p text:style-name="P5"><text:span text:style-name="T6">'31302'</text:span><text:span text:style-name="T1">,</text:span><text:span text:style-name="T2"> </text:span><text:span text:style-name="T6">'Qian'</text:span></text:p>
      <text:p text:style-name="P5"><text:span text:style-name="T6">'31337'</text:span><text:span text:style-name="T1">,</text:span><text:span text:style-name="T2"> </text:span><text:span text:style-name="T6">'Graziano'</text:span></text:p>
      <text:p text:style-name="P5"><text:span text:style-name="T6">'31341'</text:span><text:span text:style-name="T1">,</text:span><text:span text:style-name="T2"> </text:span><text:span text:style-name="T6">'Rotter'</text:span></text:p>
      <text:p text:style-name="P5"><text:span text:style-name="T6">'31364'</text:span><text:span text:style-name="T1">,</text:span><text:span text:style-name="T2"> </text:span><text:span text:style-name="T6">'Rieger'</text:span></text:p>
      <text:p text:style-name="P5"><text:span text:style-name="T6">'3143'</text:span><text:span text:style-name="T1">,</text:span><text:span text:style-name="T2"> </text:span><text:span text:style-name="T6">'Haddad'</text:span></text:p>
      <text:p text:style-name="P5"><text:span text:style-name="T6">'31442'</text:span><text:span text:style-name="T1">,</text:span><text:span text:style-name="T2"> </text:span><text:span text:style-name="T6">'Bessou'</text:span></text:p>
      <text:p text:style-name="P5"><text:span text:style-name="T6">'31476'</text:span><text:span text:style-name="T1">,</text:span><text:span text:style-name="T2"> </text:span><text:span text:style-name="T6">'OConnor'</text:span></text:p>
      <text:p text:style-name="P5"><text:span text:style-name="T6">'31486'</text:span><text:span text:style-name="T1">,</text:span><text:span text:style-name="T2"> </text:span><text:span text:style-name="T6">'Okubo'</text:span></text:p>
      <text:p text:style-name="P5"><text:span text:style-name="T6">'31516'</text:span><text:span text:style-name="T1">,</text:span><text:span text:style-name="T2"> </text:span><text:span text:style-name="T6">'Hassine'</text:span></text:p>
      <text:p text:style-name="P5"><text:span text:style-name="T6">'31554'</text:span><text:span text:style-name="T1">,</text:span><text:span text:style-name="T2"> </text:span><text:span text:style-name="T6">'Fuller'</text:span></text:p>
      <text:p text:style-name="P5"><text:span text:style-name="T6">'31560'</text:span><text:span text:style-name="T1">,</text:span><text:span text:style-name="T2"> </text:span><text:span text:style-name="T6">'Neld'</text:span></text:p>
      <text:p text:style-name="P5"><text:span text:style-name="T6">'31624'</text:span><text:span text:style-name="T1">,</text:span><text:span text:style-name="T2"> </text:span><text:span text:style-name="T6">'Keuk'</text:span></text:p>
      <text:p text:style-name="P5"><text:span text:style-name="T6">'3163'</text:span><text:span text:style-name="T1">,</text:span><text:span text:style-name="T2"> </text:span><text:span text:style-name="T6">'Riera'</text:span></text:p>
      <text:p text:style-name="P5"><text:span text:style-name="T6">'31690'</text:span><text:span text:style-name="T1">,</text:span><text:span text:style-name="T2"> </text:span><text:span text:style-name="T6">'Bondi'</text:span></text:p>
      <text:p text:style-name="P5"><text:span text:style-name="T6">'31761'</text:span><text:span text:style-name="T1">,</text:span><text:span text:style-name="T2"> </text:span><text:span text:style-name="T6">'Jame'</text:span></text:p>
      <text:p text:style-name="P5"><text:span text:style-name="T6">'31820'</text:span><text:span text:style-name="T1">,</text:span><text:span text:style-name="T2"> </text:span><text:span text:style-name="T6">'Riahi'</text:span></text:p>
      <text:p text:style-name="P5"><text:span text:style-name="T6">'31993'</text:span><text:span text:style-name="T1">,</text:span><text:span text:style-name="T2"> </text:span><text:span text:style-name="T6">'Ueda'</text:span></text:p>
      <text:p text:style-name="P5"><text:span text:style-name="T6">'32056'</text:span><text:span text:style-name="T1">,</text:span><text:span text:style-name="T2"> </text:span><text:span text:style-name="T6">'Frost'</text:span></text:p>
      <text:p text:style-name="P5"><text:span text:style-name="T6">'32065'</text:span><text:span text:style-name="T1">,</text:span><text:span text:style-name="T2"> </text:span><text:span text:style-name="T6">'Tapia'</text:span></text:p>
      <text:p text:style-name="P5"><text:span text:style-name="T6">'32119'</text:span><text:span text:style-name="T1">,</text:span><text:span text:style-name="T2"> </text:span><text:span text:style-name="T6">'Nagashima'</text:span></text:p>
      <text:p text:style-name="P5"><text:span text:style-name="T6">'32130'</text:span><text:span text:style-name="T1">,</text:span><text:span text:style-name="T2"> </text:span><text:span text:style-name="T6">'Bannac'</text:span></text:p>
      <text:p text:style-name="P5"><text:span text:style-name="T6">'32217'</text:span><text:span text:style-name="T1">,</text:span><text:span text:style-name="T2"> </text:span><text:span text:style-name="T6">'Argar'</text:span></text:p>
      <text:p text:style-name="P5"><text:span text:style-name="T6">'32245'</text:span><text:span text:style-name="T1">,</text:span><text:span text:style-name="T2"> </text:span><text:span text:style-name="T6">'Saariluoma'</text:span></text:p>
      <text:p text:style-name="P5"><text:span text:style-name="T6">'32345'</text:span><text:span text:style-name="T1">,</text:span><text:span text:style-name="T2"> </text:span><text:span text:style-name="T6">'Chormo'</text:span></text:p>
      <text:p text:style-name="P5"><text:span text:style-name="T6">'32368'</text:span><text:span text:style-name="T1">,</text:span><text:span text:style-name="T2"> </text:span><text:span text:style-name="T6">'Ouaz'</text:span></text:p>
      <text:p text:style-name="P5"><text:span text:style-name="T6">'32369'</text:span><text:span text:style-name="T1">,</text:span><text:span text:style-name="T2"> </text:span><text:span text:style-name="T6">'Kaleta'</text:span></text:p>
      <text:p text:style-name="P5"><text:span text:style-name="T6">'32376'</text:span><text:span text:style-name="T1">,</text:span><text:span text:style-name="T2"> </text:span><text:span text:style-name="T6">'Nakajima'</text:span></text:p>
      <text:p text:style-name="P5"><text:span text:style-name="T6">'32385'</text:span><text:span text:style-name="T1">,</text:span><text:span text:style-name="T2"> </text:span><text:span text:style-name="T6">'Park'</text:span></text:p>
      <text:p text:style-name="P5"><text:span text:style-name="T6">'32419'</text:span><text:span text:style-name="T1">,</text:span><text:span text:style-name="T2"> </text:span><text:span text:style-name="T6">'Sahani'</text:span></text:p>
      <text:p text:style-name="P5"><text:span text:style-name="T6">'32464'</text:span><text:span text:style-name="T1">,</text:span><text:span text:style-name="T2"> </text:span><text:span text:style-name="T6">'Kinney'</text:span></text:p>
      <text:p text:style-name="P5"><text:span text:style-name="T6">'32483'</text:span><text:span text:style-name="T1">,</text:span><text:span text:style-name="T2"> </text:span><text:span text:style-name="T6">'Atre'</text:span></text:p>
      <text:p text:style-name="P5"><text:span text:style-name="T6">'32490'</text:span><text:span text:style-name="T1">,</text:span><text:span text:style-name="T2"> </text:span><text:span text:style-name="T6">'McCracken'</text:span></text:p>
      <text:p text:style-name="P5"><text:span text:style-name="T6">'32506'</text:span><text:span text:style-name="T1">,</text:span><text:span text:style-name="T2"> </text:span><text:span text:style-name="T6">'Suzuki'</text:span></text:p>
      <text:p text:style-name="P5"><text:span text:style-name="T6">'32744'</text:span><text:span text:style-name="T1">,</text:span><text:span text:style-name="T2"> </text:span><text:span text:style-name="T6">'Robins'</text:span></text:p>
      <text:p text:style-name="P5"><text:span text:style-name="T6">'32772'</text:span><text:span text:style-name="T1">,</text:span><text:span text:style-name="T2"> </text:span><text:span text:style-name="T6">'Leventhal'</text:span></text:p>
      <text:p text:style-name="P5"><text:span text:style-name="T6">'32881'</text:span><text:span text:style-name="T1">,</text:span><text:span text:style-name="T2"> </text:span><text:span text:style-name="T6">'Bagato'</text:span></text:p>
      <text:p text:style-name="P5"><text:span text:style-name="T6">'32886'</text:span><text:span text:style-name="T1">,</text:span><text:span text:style-name="T2"> </text:span><text:span text:style-name="T6">'Damas'</text:span></text:p>
      <text:p text:style-name="P5"><text:soft-page-break/><text:span text:style-name="T6">'32954'</text:span><text:span text:style-name="T1">,</text:span><text:span text:style-name="T2"> </text:span><text:span text:style-name="T6">'Curutchet'</text:span></text:p>
      <text:p text:style-name="P5"><text:span text:style-name="T6">'33094'</text:span><text:span text:style-name="T1">,</text:span><text:span text:style-name="T2"> </text:span><text:span text:style-name="T6">'Fakin'</text:span></text:p>
      <text:p text:style-name="P5"><text:span text:style-name="T6">'33107'</text:span><text:span text:style-name="T1">,</text:span><text:span text:style-name="T2"> </text:span><text:span text:style-name="T6">'Liley'</text:span></text:p>
      <text:p text:style-name="P5"><text:span text:style-name="T6">'33201'</text:span><text:span text:style-name="T1">,</text:span><text:span text:style-name="T2"> </text:span><text:span text:style-name="T6">'Macias'</text:span></text:p>
      <text:p text:style-name="P5"><text:span text:style-name="T6">'33206'</text:span><text:span text:style-name="T1">,</text:span><text:span text:style-name="T2"> </text:span><text:span text:style-name="T6">'McCormack'</text:span></text:p>
      <text:p text:style-name="P5"><text:span text:style-name="T6">'33338'</text:span><text:span text:style-name="T1">,</text:span><text:span text:style-name="T2"> </text:span><text:span text:style-name="T6">'Stead'</text:span></text:p>
      <text:p text:style-name="P5"><text:span text:style-name="T6">'33349'</text:span><text:span text:style-name="T1">,</text:span><text:span text:style-name="T2"> </text:span><text:span text:style-name="T6">'Peck'</text:span></text:p>
      <text:p text:style-name="P5"><text:span text:style-name="T6">'3335'</text:span><text:span text:style-name="T1">,</text:span><text:span text:style-name="T2"> </text:span><text:span text:style-name="T6">'Otterm'</text:span></text:p>
      <text:p text:style-name="P5"><text:span text:style-name="T6">'33401'</text:span><text:span text:style-name="T1">,</text:span><text:span text:style-name="T2"> </text:span><text:span text:style-name="T6">'Campbell'</text:span></text:p>
      <text:p text:style-name="P5"><text:span text:style-name="T6">'33460'</text:span><text:span text:style-name="T1">,</text:span><text:span text:style-name="T2"> </text:span><text:span text:style-name="T6">'Leonard'</text:span></text:p>
      <text:p text:style-name="P5"><text:span text:style-name="T6">'33546'</text:span><text:span text:style-name="T1">,</text:span><text:span text:style-name="T2"> </text:span><text:span text:style-name="T6">'Saguez'</text:span></text:p>
      <text:p text:style-name="P5"><text:span text:style-name="T6">'336'</text:span><text:span text:style-name="T1">,</text:span><text:span text:style-name="T2"> </text:span><text:span text:style-name="T6">'Constantinescu'</text:span></text:p>
      <text:p text:style-name="P5"><text:span text:style-name="T6">'33645'</text:span><text:span text:style-name="T1">,</text:span><text:span text:style-name="T2"> </text:span><text:span text:style-name="T6">'Kawakami'</text:span></text:p>
      <text:p text:style-name="P5"><text:span text:style-name="T6">'33651'</text:span><text:span text:style-name="T1">,</text:span><text:span text:style-name="T2"> </text:span><text:span text:style-name="T6">'Seike'</text:span></text:p>
      <text:p text:style-name="P5"><text:span text:style-name="T6">'33759'</text:span><text:span text:style-name="T1">,</text:span><text:span text:style-name="T2"> </text:span><text:span text:style-name="T6">'Mowbray'</text:span></text:p>
      <text:p text:style-name="P5"><text:span text:style-name="T6">'33791'</text:span><text:span text:style-name="T1">,</text:span><text:span text:style-name="T2"> </text:span><text:span text:style-name="T6">'Wood'</text:span></text:p>
      <text:p text:style-name="P5"><text:span text:style-name="T6">'33817'</text:span><text:span text:style-name="T1">,</text:span><text:span text:style-name="T2"> </text:span><text:span text:style-name="T6">'Vagn'</text:span></text:p>
      <text:p text:style-name="P5"><text:span text:style-name="T6">'33837'</text:span><text:span text:style-name="T1">,</text:span><text:span text:style-name="T2"> </text:span><text:span text:style-name="T6">'Nicol'</text:span></text:p>
      <text:p text:style-name="P5"><text:span text:style-name="T6">'33882'</text:span><text:span text:style-name="T1">,</text:span><text:span text:style-name="T2"> </text:span><text:span text:style-name="T6">'Borutz'</text:span></text:p>
      <text:p text:style-name="P5"><text:span text:style-name="T6">'34018'</text:span><text:span text:style-name="T1">,</text:span><text:span text:style-name="T2"> </text:span><text:span text:style-name="T6">'Asahara'</text:span></text:p>
      <text:p text:style-name="P5"><text:span text:style-name="T6">'34055'</text:span><text:span text:style-name="T1">,</text:span><text:span text:style-name="T2"> </text:span><text:span text:style-name="T6">'Orono'</text:span></text:p>
      <text:p text:style-name="P5"><text:span text:style-name="T6">'34126'</text:span><text:span text:style-name="T1">,</text:span><text:span text:style-name="T2"> </text:span><text:span text:style-name="T6">'Schreitm'</text:span></text:p>
      <text:p text:style-name="P5"><text:span text:style-name="T6">'34158'</text:span><text:span text:style-name="T1">,</text:span><text:span text:style-name="T2"> </text:span><text:span text:style-name="T6">'Mantzo'</text:span></text:p>
      <text:p text:style-name="P5"><text:span text:style-name="T6">'34170'</text:span><text:span text:style-name="T1">,</text:span><text:span text:style-name="T2"> </text:span><text:span text:style-name="T6">'Chan'</text:span></text:p>
      <text:p text:style-name="P5"><text:span text:style-name="T6">'34195'</text:span><text:span text:style-name="T1">,</text:span><text:span text:style-name="T2"> </text:span><text:span text:style-name="T6">'Bosnjak'</text:span></text:p>
      <text:p text:style-name="P5"><text:span text:style-name="T6">'34197'</text:span><text:span text:style-name="T1">,</text:span><text:span text:style-name="T2"> </text:span><text:span text:style-name="T6">'Nestor'</text:span></text:p>
      <text:p text:style-name="P5"><text:span text:style-name="T6">'34236'</text:span><text:span text:style-name="T1">,</text:span><text:span text:style-name="T2"> </text:span><text:span text:style-name="T6">'Maalej'</text:span></text:p>
      <text:p text:style-name="P5"><text:span text:style-name="T6">'34322'</text:span><text:span text:style-name="T1">,</text:span><text:span text:style-name="T2"> </text:span><text:span text:style-name="T6">'Baba'</text:span></text:p>
      <text:p text:style-name="P5"><text:span text:style-name="T6">'34329'</text:span><text:span text:style-name="T1">,</text:span><text:span text:style-name="T2"> </text:span><text:span text:style-name="T6">'Malcher'</text:span></text:p>
      <text:p text:style-name="P5"><text:span text:style-name="T6">'34331'</text:span><text:span text:style-name="T1">,</text:span><text:span text:style-name="T2"> </text:span><text:span text:style-name="T6">'Kacpr'</text:span></text:p>
      <text:p text:style-name="P5"><text:span text:style-name="T6">'34386'</text:span><text:span text:style-name="T1">,</text:span><text:span text:style-name="T2"> </text:span><text:span text:style-name="T6">'Hagedorn'</text:span></text:p>
      <text:p text:style-name="P5"><text:span text:style-name="T6">'34392'</text:span><text:span text:style-name="T1">,</text:span><text:span text:style-name="T2"> </text:span><text:span text:style-name="T6">'Lauciu'</text:span></text:p>
      <text:p text:style-name="P5"><text:span text:style-name="T6">'34404'</text:span><text:span text:style-name="T1">,</text:span><text:span text:style-name="T2"> </text:span><text:span text:style-name="T6">'Fries'</text:span></text:p>
      <text:p text:style-name="P5"><text:span text:style-name="T6">'34422'</text:span><text:span text:style-name="T1">,</text:span><text:span text:style-name="T2"> </text:span><text:span text:style-name="T6">'Nakajima'</text:span></text:p>
      <text:p text:style-name="P5"><text:span text:style-name="T6">'34502'</text:span><text:span text:style-name="T1">,</text:span><text:span text:style-name="T2"> </text:span><text:span text:style-name="T6">'Farr'</text:span></text:p>
      <text:p text:style-name="P5"><text:span text:style-name="T6">'34542'</text:span><text:span text:style-name="T1">,</text:span><text:span text:style-name="T2"> </text:span><text:span text:style-name="T6">'Basile'</text:span></text:p>
      <text:p text:style-name="P5"><text:span text:style-name="T6">'34569'</text:span><text:span text:style-name="T1">,</text:span><text:span text:style-name="T2"> </text:span><text:span text:style-name="T6">'Arndt'</text:span></text:p>
      <text:p text:style-name="P5"><text:span text:style-name="T6">'34770'</text:span><text:span text:style-name="T1">,</text:span><text:span text:style-name="T2"> </text:span><text:span text:style-name="T6">'Porter'</text:span></text:p>
      <text:p text:style-name="P5"><text:span text:style-name="T6">'34788'</text:span><text:span text:style-name="T1">,</text:span><text:span text:style-name="T2"> </text:span><text:span text:style-name="T6">'Barkov'</text:span></text:p>
      <text:p text:style-name="P5"><text:span text:style-name="T6">'3487'</text:span><text:span text:style-name="T1">,</text:span><text:span text:style-name="T2"> </text:span><text:span text:style-name="T6">'Deshpande'</text:span></text:p>
      <text:p text:style-name="P5"><text:span text:style-name="T6">'3493'</text:span><text:span text:style-name="T1">,</text:span><text:span text:style-name="T2"> </text:span><text:span text:style-name="T6">'Riser'</text:span></text:p>
      <text:p text:style-name="P5"><text:span text:style-name="T6">'34957'</text:span><text:span text:style-name="T1">,</text:span><text:span text:style-name="T2"> </text:span><text:span text:style-name="T6">'Kalogerou'</text:span></text:p>
      <text:p text:style-name="P5"><text:span text:style-name="T6">'35'</text:span><text:span text:style-name="T1">,</text:span><text:span text:style-name="T2"> </text:span><text:span text:style-name="T6">'Glaho'</text:span></text:p>
      <text:p text:style-name="P5"><text:span text:style-name="T6">'35042'</text:span><text:span text:style-name="T1">,</text:span><text:span text:style-name="T2"> </text:span><text:span text:style-name="T6">'Nives'</text:span></text:p>
      <text:p text:style-name="P5"><text:span text:style-name="T6">'35138'</text:span><text:span text:style-name="T1">,</text:span><text:span text:style-name="T2"> </text:span><text:span text:style-name="T6">'Corbac'</text:span></text:p>
      <text:p text:style-name="P5"><text:span text:style-name="T6">'35175'</text:span><text:span text:style-name="T1">,</text:span><text:span text:style-name="T2"> </text:span><text:span text:style-name="T6">'Quimby'</text:span></text:p>
      <text:p text:style-name="P5"><text:span text:style-name="T6">'35198'</text:span><text:span text:style-name="T1">,</text:span><text:span text:style-name="T2"> </text:span><text:span text:style-name="T6">'Loc'</text:span></text:p>
      <text:p text:style-name="P5"><text:span text:style-name="T6">'35220'</text:span><text:span text:style-name="T1">,</text:span><text:span text:style-name="T2"> </text:span><text:span text:style-name="T6">'Shilv'</text:span></text:p>
      <text:p text:style-name="P5"><text:span text:style-name="T6">'35257'</text:span><text:span text:style-name="T1">,</text:span><text:span text:style-name="T2"> </text:span><text:span text:style-name="T6">'Ebou'</text:span></text:p>
      <text:p text:style-name="P5"><text:soft-page-break/><text:span text:style-name="T6">'35293'</text:span><text:span text:style-name="T1">,</text:span><text:span text:style-name="T2"> </text:span><text:span text:style-name="T6">'Cao'</text:span></text:p>
      <text:p text:style-name="P5"><text:span text:style-name="T6">'35357'</text:span><text:span text:style-name="T1">,</text:span><text:span text:style-name="T2"> </text:span><text:span text:style-name="T6">'Gradino'</text:span></text:p>
      <text:p text:style-name="P5"><text:span text:style-name="T6">'35362'</text:span><text:span text:style-name="T1">,</text:span><text:span text:style-name="T2"> </text:span><text:span text:style-name="T6">'ONi'</text:span></text:p>
      <text:p text:style-name="P5"><text:span text:style-name="T6">'3545'</text:span><text:span text:style-name="T1">,</text:span><text:span text:style-name="T2"> </text:span><text:span text:style-name="T6">'Peskin'</text:span></text:p>
      <text:p text:style-name="P5"><text:span text:style-name="T6">'35462'</text:span><text:span text:style-name="T1">,</text:span><text:span text:style-name="T2"> </text:span><text:span text:style-name="T6">'Byrd'</text:span></text:p>
      <text:p text:style-name="P5"><text:span text:style-name="T6">'35498'</text:span><text:span text:style-name="T1">,</text:span><text:span text:style-name="T2"> </text:span><text:span text:style-name="T6">'Lanfr'</text:span></text:p>
      <text:p text:style-name="P5"><text:span text:style-name="T6">'35523'</text:span><text:span text:style-name="T1">,</text:span><text:span text:style-name="T2"> </text:span><text:span text:style-name="T6">'Yamamoto'</text:span></text:p>
      <text:p text:style-name="P5"><text:span text:style-name="T6">'35588'</text:span><text:span text:style-name="T1">,</text:span><text:span text:style-name="T2"> </text:span><text:span text:style-name="T6">'John'</text:span></text:p>
      <text:p text:style-name="P5"><text:span text:style-name="T6">'35685'</text:span><text:span text:style-name="T1">,</text:span><text:span text:style-name="T2"> </text:span><text:span text:style-name="T6">'Usi'</text:span></text:p>
      <text:p text:style-name="P5"><text:span text:style-name="T6">'35687'</text:span><text:span text:style-name="T1">,</text:span><text:span text:style-name="T2"> </text:span><text:span text:style-name="T6">'Letouzey'</text:span></text:p>
      <text:p text:style-name="P5"><text:span text:style-name="T6">'35721'</text:span><text:span text:style-name="T1">,</text:span><text:span text:style-name="T2"> </text:span><text:span text:style-name="T6">'Suppan'</text:span></text:p>
      <text:p text:style-name="P5"><text:span text:style-name="T6">'3576'</text:span><text:span text:style-name="T1">,</text:span><text:span text:style-name="T2"> </text:span><text:span text:style-name="T6">'Nakanishi'</text:span></text:p>
      <text:p text:style-name="P5"><text:span text:style-name="T6">'35881'</text:span><text:span text:style-name="T1">,</text:span><text:span text:style-name="T2"> </text:span><text:span text:style-name="T6">'Özel'</text:span></text:p>
      <text:p text:style-name="P5"><text:span text:style-name="T6">'35905'</text:span><text:span text:style-name="T1">,</text:span><text:span text:style-name="T2"> </text:span><text:span text:style-name="T6">'Lima'</text:span></text:p>
      <text:p text:style-name="P5"><text:span text:style-name="T6">'35935'</text:span><text:span text:style-name="T1">,</text:span><text:span text:style-name="T2"> </text:span><text:span text:style-name="T6">'ODono'</text:span></text:p>
      <text:p text:style-name="P5"><text:span text:style-name="T6">'36019'</text:span><text:span text:style-name="T1">,</text:span><text:span text:style-name="T2"> </text:span><text:span text:style-name="T6">'Quaranta'</text:span></text:p>
      <text:p text:style-name="P5"><text:span text:style-name="T6">'36052'</text:span><text:span text:style-name="T1">,</text:span><text:span text:style-name="T2"> </text:span><text:span text:style-name="T6">'Guerra'</text:span></text:p>
      <text:p text:style-name="P5"><text:span text:style-name="T6">'36102'</text:span><text:span text:style-name="T1">,</text:span><text:span text:style-name="T2"> </text:span><text:span text:style-name="T6">'Szendrei'</text:span></text:p>
      <text:p text:style-name="P5"><text:span text:style-name="T6">'36126'</text:span><text:span text:style-name="T1">,</text:span><text:span text:style-name="T2"> </text:span><text:span text:style-name="T6">'Fung'</text:span></text:p>
      <text:p text:style-name="P5"><text:span text:style-name="T6">'36244'</text:span><text:span text:style-name="T1">,</text:span><text:span text:style-name="T2"> </text:span><text:span text:style-name="T6">'Neuhold'</text:span></text:p>
      <text:p text:style-name="P5"><text:span text:style-name="T6">'36263'</text:span><text:span text:style-name="T1">,</text:span><text:span text:style-name="T2"> </text:span><text:span text:style-name="T6">'Souza'</text:span></text:p>
      <text:p text:style-name="P5"><text:span text:style-name="T6">'36265'</text:span><text:span text:style-name="T1">,</text:span><text:span text:style-name="T2"> </text:span><text:span text:style-name="T6">'Kaupp'</text:span></text:p>
      <text:p text:style-name="P5"><text:span text:style-name="T6">'36303'</text:span><text:span text:style-name="T1">,</text:span><text:span text:style-name="T2"> </text:span><text:span text:style-name="T6">'Nair'</text:span></text:p>
      <text:p text:style-name="P5"><text:span text:style-name="T6">'36379'</text:span><text:span text:style-name="T1">,</text:span><text:span text:style-name="T2"> </text:span><text:span text:style-name="T6">'Triebel'</text:span></text:p>
      <text:p text:style-name="P5"><text:span text:style-name="T6">'36384'</text:span><text:span text:style-name="T1">,</text:span><text:span text:style-name="T2"> </text:span><text:span text:style-name="T6">'Sandsj'</text:span></text:p>
      <text:p text:style-name="P5"><text:span text:style-name="T6">'3639'</text:span><text:span text:style-name="T1">,</text:span><text:span text:style-name="T2"> </text:span><text:span text:style-name="T6">'Story'</text:span></text:p>
      <text:p text:style-name="P5"><text:span text:style-name="T6">'3640'</text:span><text:span text:style-name="T1">,</text:span><text:span text:style-name="T2"> </text:span><text:span text:style-name="T6">'Karniel'</text:span></text:p>
      <text:p text:style-name="P5"><text:span text:style-name="T6">'36402'</text:span><text:span text:style-name="T1">,</text:span><text:span text:style-name="T2"> </text:span><text:span text:style-name="T6">'Hippu'</text:span></text:p>
      <text:p text:style-name="P5"><text:span text:style-name="T6">'36494'</text:span><text:span text:style-name="T1">,</text:span><text:span text:style-name="T2"> </text:span><text:span text:style-name="T6">'Baccou'</text:span></text:p>
      <text:p text:style-name="P5"><text:span text:style-name="T6">'3651'</text:span><text:span text:style-name="T1">,</text:span><text:span text:style-name="T2"> </text:span><text:span text:style-name="T6">'Narayanan'</text:span></text:p>
      <text:p text:style-name="P5"><text:span text:style-name="T6">'36513'</text:span><text:span text:style-name="T1">,</text:span><text:span text:style-name="T2"> </text:span><text:span text:style-name="T6">'Ugarte'</text:span></text:p>
      <text:p text:style-name="P5"><text:span text:style-name="T6">'36657'</text:span><text:span text:style-name="T1">,</text:span><text:span text:style-name="T2"> </text:span><text:span text:style-name="T6">'Ching'</text:span></text:p>
      <text:p text:style-name="P5"><text:span text:style-name="T6">'36685'</text:span><text:span text:style-name="T1">,</text:span><text:span text:style-name="T2"> </text:span><text:span text:style-name="T6">'Fathi'</text:span></text:p>
      <text:p text:style-name="P5"><text:span text:style-name="T6">'36791'</text:span><text:span text:style-name="T1">,</text:span><text:span text:style-name="T2"> </text:span><text:span text:style-name="T6">'Bomme'</text:span></text:p>
      <text:p text:style-name="P5"><text:span text:style-name="T6">'36845'</text:span><text:span text:style-name="T1">,</text:span><text:span text:style-name="T2"> </text:span><text:span text:style-name="T6">'Okaf'</text:span></text:p>
      <text:p text:style-name="P5"><text:span text:style-name="T6">'36881'</text:span><text:span text:style-name="T1">,</text:span><text:span text:style-name="T2"> </text:span><text:span text:style-name="T6">'Dalton'</text:span></text:p>
      <text:p text:style-name="P5"><text:span text:style-name="T6">'36926'</text:span><text:span text:style-name="T1">,</text:span><text:span text:style-name="T2"> </text:span><text:span text:style-name="T6">'Kamae'</text:span></text:p>
      <text:p text:style-name="P5"><text:span text:style-name="T6">'3693'</text:span><text:span text:style-name="T1">,</text:span><text:span text:style-name="T2"> </text:span><text:span text:style-name="T6">'Zafar'</text:span></text:p>
      <text:p text:style-name="P5"><text:span text:style-name="T6">'36995'</text:span><text:span text:style-name="T1">,</text:span><text:span text:style-name="T2"> </text:span><text:span text:style-name="T6">'Sgot'</text:span></text:p>
      <text:p text:style-name="P5"><text:span text:style-name="T6">'37038'</text:span><text:span text:style-name="T1">,</text:span><text:span text:style-name="T2"> </text:span><text:span text:style-name="T6">'Grieng'</text:span></text:p>
      <text:p text:style-name="P5"><text:span text:style-name="T6">'37101'</text:span><text:span text:style-name="T1">,</text:span><text:span text:style-name="T2"> </text:span><text:span text:style-name="T6">'Falconer'</text:span></text:p>
      <text:p text:style-name="P5"><text:span text:style-name="T6">'37103'</text:span><text:span text:style-name="T1">,</text:span><text:span text:style-name="T2"> </text:span><text:span text:style-name="T6">'Walker'</text:span></text:p>
      <text:p text:style-name="P5"><text:span text:style-name="T6">'37219'</text:span><text:span text:style-name="T1">,</text:span><text:span text:style-name="T2"> </text:span><text:span text:style-name="T6">'Poize'</text:span></text:p>
      <text:p text:style-name="P5"><text:span text:style-name="T6">'37284'</text:span><text:span text:style-name="T1">,</text:span><text:span text:style-name="T2"> </text:span><text:span text:style-name="T6">'Benabd'</text:span></text:p>
      <text:p text:style-name="P5"><text:span text:style-name="T6">'37339'</text:span><text:span text:style-name="T1">,</text:span><text:span text:style-name="T2"> </text:span><text:span text:style-name="T6">'Warren'</text:span></text:p>
      <text:p text:style-name="P5"><text:span text:style-name="T6">'37350'</text:span><text:span text:style-name="T1">,</text:span><text:span text:style-name="T2"> </text:span><text:span text:style-name="T6">'Sohn'</text:span></text:p>
      <text:p text:style-name="P5"><text:span text:style-name="T6">'3739'</text:span><text:span text:style-name="T1">,</text:span><text:span text:style-name="T2"> </text:span><text:span text:style-name="T6">'Davy'</text:span></text:p>
      <text:p text:style-name="P5"><text:span text:style-name="T6">'37430'</text:span><text:span text:style-name="T1">,</text:span><text:span text:style-name="T2"> </text:span><text:span text:style-name="T6">'Norman'</text:span></text:p>
      <text:p text:style-name="P5"><text:span text:style-name="T6">'37449'</text:span><text:span text:style-name="T1">,</text:span><text:span text:style-name="T2"> </text:span><text:span text:style-name="T6">'Ssu'</text:span></text:p>
      <text:p text:style-name="P5"><text:soft-page-break/><text:span text:style-name="T6">'37454'</text:span><text:span text:style-name="T1">,</text:span><text:span text:style-name="T2"> </text:span><text:span text:style-name="T6">'Frasinc'</text:span></text:p>
      <text:p text:style-name="P5"><text:span text:style-name="T6">'37521'</text:span><text:span text:style-name="T1">,</text:span><text:span text:style-name="T2"> </text:span><text:span text:style-name="T6">'Mes'</text:span></text:p>
      <text:p text:style-name="P5"><text:span text:style-name="T6">'37581'</text:span><text:span text:style-name="T1">,</text:span><text:span text:style-name="T2"> </text:span><text:span text:style-name="T6">'Arndt'</text:span></text:p>
      <text:p text:style-name="P5"><text:span text:style-name="T6">'37586'</text:span><text:span text:style-name="T1">,</text:span><text:span text:style-name="T2"> </text:span><text:span text:style-name="T6">'Valtchev'</text:span></text:p>
      <text:p text:style-name="P5"><text:span text:style-name="T6">'37653'</text:span><text:span text:style-name="T1">,</text:span><text:span text:style-name="T2"> </text:span><text:span text:style-name="T6">'Campbell'</text:span></text:p>
      <text:p text:style-name="P5"><text:span text:style-name="T6">'37715'</text:span><text:span text:style-name="T1">,</text:span><text:span text:style-name="T2"> </text:span><text:span text:style-name="T6">'Westbrook'</text:span></text:p>
      <text:p text:style-name="P5"><text:span text:style-name="T6">'37734'</text:span><text:span text:style-name="T1">,</text:span><text:span text:style-name="T2"> </text:span><text:span text:style-name="T6">'Kamata'</text:span></text:p>
      <text:p text:style-name="P5"><text:span text:style-name="T6">'37759'</text:span><text:span text:style-name="T1">,</text:span><text:span text:style-name="T2"> </text:span><text:span text:style-name="T6">'Signah'</text:span></text:p>
      <text:p text:style-name="P5"><text:span text:style-name="T6">'37809'</text:span><text:span text:style-name="T1">,</text:span><text:span text:style-name="T2"> </text:span><text:span text:style-name="T6">'Soni'</text:span></text:p>
      <text:p text:style-name="P5"><text:span text:style-name="T6">'37818'</text:span><text:span text:style-name="T1">,</text:span><text:span text:style-name="T2"> </text:span><text:span text:style-name="T6">'Jiao'</text:span></text:p>
      <text:p text:style-name="P5"><text:span text:style-name="T6">'37856'</text:span><text:span text:style-name="T1">,</text:span><text:span text:style-name="T2"> </text:span><text:span text:style-name="T6">'Gay'</text:span></text:p>
      <text:p text:style-name="P5"><text:span text:style-name="T6">'37869'</text:span><text:span text:style-name="T1">,</text:span><text:span text:style-name="T2"> </text:span><text:span text:style-name="T6">'Beeu'</text:span></text:p>
      <text:p text:style-name="P5"><text:span text:style-name="T6">'37946'</text:span><text:span text:style-name="T1">,</text:span><text:span text:style-name="T2"> </text:span><text:span text:style-name="T6">'Vrato'</text:span></text:p>
      <text:p text:style-name="P5"><text:span text:style-name="T6">'38013'</text:span><text:span text:style-name="T1">,</text:span><text:span text:style-name="T2"> </text:span><text:span text:style-name="T6">'Frolova'</text:span></text:p>
      <text:p text:style-name="P5"><text:span text:style-name="T6">'38121'</text:span><text:span text:style-name="T1">,</text:span><text:span text:style-name="T2"> </text:span><text:span text:style-name="T6">'Zuyev'</text:span></text:p>
      <text:p text:style-name="P5"><text:span text:style-name="T6">'38271'</text:span><text:span text:style-name="T1">,</text:span><text:span text:style-name="T2"> </text:span><text:span text:style-name="T6">'Kosken'</text:span></text:p>
      <text:p text:style-name="P5"><text:span text:style-name="T6">'38288'</text:span><text:span text:style-name="T1">,</text:span><text:span text:style-name="T2"> </text:span><text:span text:style-name="T6">'Matsuda'</text:span></text:p>
      <text:p text:style-name="P5"><text:span text:style-name="T6">'3833'</text:span><text:span text:style-name="T1">,</text:span><text:span text:style-name="T2"> </text:span><text:span text:style-name="T6">'Hayat'</text:span></text:p>
      <text:p text:style-name="P5"><text:span text:style-name="T6">'38336'</text:span><text:span text:style-name="T1">,</text:span><text:span text:style-name="T2"> </text:span><text:span text:style-name="T6">'Sagawe'</text:span></text:p>
      <text:p text:style-name="P5"><text:span text:style-name="T6">'38371'</text:span><text:span text:style-name="T1">,</text:span><text:span text:style-name="T2"> </text:span><text:span text:style-name="T6">'Harada'</text:span></text:p>
      <text:p text:style-name="P5"><text:span text:style-name="T6">'38476'</text:span><text:span text:style-name="T1">,</text:span><text:span text:style-name="T2"> </text:span><text:span text:style-name="T6">'Rzecz'</text:span></text:p>
      <text:p text:style-name="P5"><text:span text:style-name="T6">'38545'</text:span><text:span text:style-name="T1">,</text:span><text:span text:style-name="T2"> </text:span><text:span text:style-name="T6">'Fok'</text:span></text:p>
      <text:p text:style-name="P5"><text:span text:style-name="T6">'38548'</text:span><text:span text:style-name="T1">,</text:span><text:span text:style-name="T2"> </text:span><text:span text:style-name="T6">'Scibili'</text:span></text:p>
      <text:p text:style-name="P5"><text:span text:style-name="T6">'38555'</text:span><text:span text:style-name="T1">,</text:span><text:span text:style-name="T2"> </text:span><text:span text:style-name="T6">'Vogt'</text:span></text:p>
      <text:p text:style-name="P5"><text:span text:style-name="T6">'38602'</text:span><text:span text:style-name="T1">,</text:span><text:span text:style-name="T2"> </text:span><text:span text:style-name="T6">'Torres'</text:span></text:p>
      <text:p text:style-name="P5"><text:span text:style-name="T6">'38668'</text:span><text:span text:style-name="T1">,</text:span><text:span text:style-name="T2"> </text:span><text:span text:style-name="T6">'Spector'</text:span></text:p>
      <text:p text:style-name="P5"><text:span text:style-name="T6">'38676'</text:span><text:span text:style-name="T1">,</text:span><text:span text:style-name="T2"> </text:span><text:span text:style-name="T6">'Swien'</text:span></text:p>
      <text:p text:style-name="P5"><text:span text:style-name="T6">'38691'</text:span><text:span text:style-name="T1">,</text:span><text:span text:style-name="T2"> </text:span><text:span text:style-name="T6">'Theodores'</text:span></text:p>
      <text:p text:style-name="P5"><text:span text:style-name="T6">'38696'</text:span><text:span text:style-name="T1">,</text:span><text:span text:style-name="T2"> </text:span><text:span text:style-name="T6">'Spadon'</text:span></text:p>
      <text:p text:style-name="P5"><text:span text:style-name="T6">'38712'</text:span><text:span text:style-name="T1">,</text:span><text:span text:style-name="T2"> </text:span><text:span text:style-name="T6">'Kreutz'</text:span></text:p>
      <text:p text:style-name="P5"><text:span text:style-name="T6">'38895'</text:span><text:span text:style-name="T1">,</text:span><text:span text:style-name="T2"> </text:span><text:span text:style-name="T6">'Beuthel'</text:span></text:p>
      <text:p text:style-name="P5"><text:span text:style-name="T6">'38899'</text:span><text:span text:style-name="T1">,</text:span><text:span text:style-name="T2"> </text:span><text:span text:style-name="T6">'Murphy'</text:span></text:p>
      <text:p text:style-name="P5"><text:span text:style-name="T6">'38902'</text:span><text:span text:style-name="T1">,</text:span><text:span text:style-name="T2"> </text:span><text:span text:style-name="T6">'Xiang'</text:span></text:p>
      <text:p text:style-name="P5"><text:span text:style-name="T6">'38973'</text:span><text:span text:style-name="T1">,</text:span><text:span text:style-name="T2"> </text:span><text:span text:style-name="T6">'Maglioni'</text:span></text:p>
      <text:p text:style-name="P5"><text:span text:style-name="T6">'390'</text:span><text:span text:style-name="T1">,</text:span><text:span text:style-name="T2"> </text:span><text:span text:style-name="T6">'Alkio'</text:span></text:p>
      <text:p text:style-name="P5"><text:span text:style-name="T6">'39046'</text:span><text:span text:style-name="T1">,</text:span><text:span text:style-name="T2"> </text:span><text:span text:style-name="T6">'Narasimhamu'</text:span></text:p>
      <text:p text:style-name="P5"><text:span text:style-name="T6">'39114'</text:span><text:span text:style-name="T1">,</text:span><text:span text:style-name="T2"> </text:span><text:span text:style-name="T6">'Kerz'</text:span></text:p>
      <text:p text:style-name="P5"><text:span text:style-name="T6">'39115'</text:span><text:span text:style-name="T1">,</text:span><text:span text:style-name="T2"> </text:span><text:span text:style-name="T6">'Boulah'</text:span></text:p>
      <text:p text:style-name="P5"><text:span text:style-name="T6">'39157'</text:span><text:span text:style-name="T1">,</text:span><text:span text:style-name="T2"> </text:span><text:span text:style-name="T6">'Loull'</text:span></text:p>
      <text:p text:style-name="P5"><text:span text:style-name="T6">'39204'</text:span><text:span text:style-name="T1">,</text:span><text:span text:style-name="T2"> </text:span><text:span text:style-name="T6">'Castle'</text:span></text:p>
      <text:p text:style-name="P5"><text:span text:style-name="T6">'39238'</text:span><text:span text:style-name="T1">,</text:span><text:span text:style-name="T2"> </text:span><text:span text:style-name="T6">'Kyriakopoulos'</text:span></text:p>
      <text:p text:style-name="P5"><text:span text:style-name="T6">'39241'</text:span><text:span text:style-name="T1">,</text:span><text:span text:style-name="T2"> </text:span><text:span text:style-name="T6">'Solar'</text:span></text:p>
      <text:p text:style-name="P5"><text:span text:style-name="T6">'39254'</text:span><text:span text:style-name="T1">,</text:span><text:span text:style-name="T2"> </text:span><text:span text:style-name="T6">'Elme'</text:span></text:p>
      <text:p text:style-name="P5"><text:span text:style-name="T6">'39310'</text:span><text:span text:style-name="T1">,</text:span><text:span text:style-name="T2"> </text:span><text:span text:style-name="T6">'Ploski'</text:span></text:p>
      <text:p text:style-name="P5"><text:span text:style-name="T6">'39394'</text:span><text:span text:style-name="T1">,</text:span><text:span text:style-name="T2"> </text:span><text:span text:style-name="T6">'Reinhardt'</text:span></text:p>
      <text:p text:style-name="P5"><text:span text:style-name="T6">'39472'</text:span><text:span text:style-name="T1">,</text:span><text:span text:style-name="T2"> </text:span><text:span text:style-name="T6">'Soper'</text:span></text:p>
      <text:p text:style-name="P5"><text:span text:style-name="T6">'39514'</text:span><text:span text:style-name="T1">,</text:span><text:span text:style-name="T2"> </text:span><text:span text:style-name="T6">'Yean'</text:span></text:p>
      <text:p text:style-name="P5"><text:span text:style-name="T6">'39520'</text:span><text:span text:style-name="T1">,</text:span><text:span text:style-name="T2"> </text:span><text:span text:style-name="T6">'Lui'</text:span></text:p>
      <text:p text:style-name="P5"><text:span text:style-name="T6">'39521'</text:span><text:span text:style-name="T1">,</text:span><text:span text:style-name="T2"> </text:span><text:span text:style-name="T6">'Holloway'</text:span></text:p>
      <text:p text:style-name="P5"><text:soft-page-break/><text:span text:style-name="T6">'39552'</text:span><text:span text:style-name="T1">,</text:span><text:span text:style-name="T2"> </text:span><text:span text:style-name="T6">'Tsukamoto'</text:span></text:p>
      <text:p text:style-name="P5"><text:span text:style-name="T6">'39580'</text:span><text:span text:style-name="T1">,</text:span><text:span text:style-name="T2"> </text:span><text:span text:style-name="T6">'Macias'</text:span></text:p>
      <text:p text:style-name="P5"><text:span text:style-name="T6">'39612'</text:span><text:span text:style-name="T1">,</text:span><text:span text:style-name="T2"> </text:span><text:span text:style-name="T6">'Androutsopoulos'</text:span></text:p>
      <text:p text:style-name="P5"><text:span text:style-name="T6">'39619'</text:span><text:span text:style-name="T1">,</text:span><text:span text:style-name="T2"> </text:span><text:span text:style-name="T6">'Dwyer'</text:span></text:p>
      <text:p text:style-name="P5"><text:span text:style-name="T6">'39657'</text:span><text:span text:style-name="T1">,</text:span><text:span text:style-name="T2"> </text:span><text:span text:style-name="T6">'Ryder'</text:span></text:p>
      <text:p text:style-name="P5"><text:span text:style-name="T6">'39704'</text:span><text:span text:style-name="T1">,</text:span><text:span text:style-name="T2"> </text:span><text:span text:style-name="T6">'Frank'</text:span></text:p>
      <text:p text:style-name="P5"><text:span text:style-name="T6">'39876'</text:span><text:span text:style-name="T1">,</text:span><text:span text:style-name="T2"> </text:span><text:span text:style-name="T6">'Wood'</text:span></text:p>
      <text:p text:style-name="P5"><text:span text:style-name="T6">'39881'</text:span><text:span text:style-name="T1">,</text:span><text:span text:style-name="T2"> </text:span><text:span text:style-name="T6">'Herman'</text:span></text:p>
      <text:p text:style-name="P5"><text:span text:style-name="T6">'39892'</text:span><text:span text:style-name="T1">,</text:span><text:span text:style-name="T2"> </text:span><text:span text:style-name="T6">'Urano'</text:span></text:p>
      <text:p text:style-name="P5"><text:span text:style-name="T6">'39901'</text:span><text:span text:style-name="T1">,</text:span><text:span text:style-name="T2"> </text:span><text:span text:style-name="T6">'Dellwo'</text:span></text:p>
      <text:p text:style-name="P5"><text:span text:style-name="T6">'39925'</text:span><text:span text:style-name="T1">,</text:span><text:span text:style-name="T2"> </text:span><text:span text:style-name="T6">'Preuss'</text:span></text:p>
      <text:p text:style-name="P5"><text:span text:style-name="T6">'39927'</text:span><text:span text:style-name="T1">,</text:span><text:span text:style-name="T2"> </text:span><text:span text:style-name="T6">'Bartels'</text:span></text:p>
      <text:p text:style-name="P5"><text:span text:style-name="T6">'39978'</text:span><text:span text:style-name="T1">,</text:span><text:span text:style-name="T2"> </text:span><text:span text:style-name="T6">'Drig'</text:span></text:p>
      <text:p text:style-name="P5"><text:span text:style-name="T6">'4004'</text:span><text:span text:style-name="T1">,</text:span><text:span text:style-name="T2"> </text:span><text:span text:style-name="T6">'Tabor'</text:span></text:p>
      <text:p text:style-name="P5"><text:span text:style-name="T6">'40044'</text:span><text:span text:style-name="T1">,</text:span><text:span text:style-name="T2"> </text:span><text:span text:style-name="T6">'Jode'</text:span></text:p>
      <text:p text:style-name="P5"><text:span text:style-name="T6">'40059'</text:span><text:span text:style-name="T1">,</text:span><text:span text:style-name="T2"> </text:span><text:span text:style-name="T6">'Montilla'</text:span></text:p>
      <text:p text:style-name="P5"><text:span text:style-name="T6">'40080'</text:span><text:span text:style-name="T1">,</text:span><text:span text:style-name="T2"> </text:span><text:span text:style-name="T6">'Llam'</text:span></text:p>
      <text:p text:style-name="P5"><text:span text:style-name="T6">'40116'</text:span><text:span text:style-name="T1">,</text:span><text:span text:style-name="T2"> </text:span><text:span text:style-name="T6">'Joshi'</text:span></text:p>
      <text:p text:style-name="P5"><text:span text:style-name="T6">'4015'</text:span><text:span text:style-name="T1">,</text:span><text:span text:style-name="T2"> </text:span><text:span text:style-name="T6">'Cole'</text:span></text:p>
      <text:p text:style-name="P5"><text:span text:style-name="T6">'40178'</text:span><text:span text:style-name="T1">,</text:span><text:span text:style-name="T2"> </text:span><text:span text:style-name="T6">'Greene'</text:span></text:p>
      <text:p text:style-name="P5"><text:span text:style-name="T6">'40189'</text:span><text:span text:style-name="T1">,</text:span><text:span text:style-name="T2"> </text:span><text:span text:style-name="T6">'Holt'</text:span></text:p>
      <text:p text:style-name="P5"><text:span text:style-name="T6">'40276'</text:span><text:span text:style-name="T1">,</text:span><text:span text:style-name="T2"> </text:span><text:span text:style-name="T6">'Konstantinides'</text:span></text:p>
      <text:p text:style-name="P5"><text:span text:style-name="T6">'40303'</text:span><text:span text:style-name="T1">,</text:span><text:span text:style-name="T2"> </text:span><text:span text:style-name="T6">'Rudolf'</text:span></text:p>
      <text:p text:style-name="P5"><text:span text:style-name="T6">'4034'</text:span><text:span text:style-name="T1">,</text:span><text:span text:style-name="T2"> </text:span><text:span text:style-name="T6">'Xie'</text:span></text:p>
      <text:p text:style-name="P5"><text:span text:style-name="T6">'40371'</text:span><text:span text:style-name="T1">,</text:span><text:span text:style-name="T2"> </text:span><text:span text:style-name="T6">'Trimble'</text:span></text:p>
      <text:p text:style-name="P5"><text:span text:style-name="T6">'40457'</text:span><text:span text:style-name="T1">,</text:span><text:span text:style-name="T2"> </text:span><text:span text:style-name="T6">'Bouras'</text:span></text:p>
      <text:p text:style-name="P5"><text:span text:style-name="T6">'40481'</text:span><text:span text:style-name="T1">,</text:span><text:span text:style-name="T2"> </text:span><text:span text:style-name="T6">'Zettel'</text:span></text:p>
      <text:p text:style-name="P5"><text:span text:style-name="T6">'40558'</text:span><text:span text:style-name="T1">,</text:span><text:span text:style-name="T2"> </text:span><text:span text:style-name="T6">'Pacie'</text:span></text:p>
      <text:p text:style-name="P5"><text:span text:style-name="T6">'40677'</text:span><text:span text:style-name="T1">,</text:span><text:span text:style-name="T2"> </text:span><text:span text:style-name="T6">'Ponnambalam'</text:span></text:p>
      <text:p text:style-name="P5"><text:span text:style-name="T6">'40682'</text:span><text:span text:style-name="T1">,</text:span><text:span text:style-name="T2"> </text:span><text:span text:style-name="T6">'Rowe'</text:span></text:p>
      <text:p text:style-name="P5"><text:span text:style-name="T6">'40738'</text:span><text:span text:style-name="T1">,</text:span><text:span text:style-name="T2"> </text:span><text:span text:style-name="T6">'Dima'</text:span></text:p>
      <text:p text:style-name="P5"><text:span text:style-name="T6">'40897'</text:span><text:span text:style-name="T1">,</text:span><text:span text:style-name="T2"> </text:span><text:span text:style-name="T6">'Coppens'</text:span></text:p>
      <text:p text:style-name="P5"><text:span text:style-name="T6">'40932'</text:span><text:span text:style-name="T1">,</text:span><text:span text:style-name="T2"> </text:span><text:span text:style-name="T6">'Rioult'</text:span></text:p>
      <text:p text:style-name="P5"><text:span text:style-name="T6">'40937'</text:span><text:span text:style-name="T1">,</text:span><text:span text:style-name="T2"> </text:span><text:span text:style-name="T6">'Petzo'</text:span></text:p>
      <text:p text:style-name="P5"><text:span text:style-name="T6">'40992'</text:span><text:span text:style-name="T1">,</text:span><text:span text:style-name="T2"> </text:span><text:span text:style-name="T6">'Xing'</text:span></text:p>
      <text:p text:style-name="P5"><text:span text:style-name="T6">'41091'</text:span><text:span text:style-name="T1">,</text:span><text:span text:style-name="T2"> </text:span><text:span text:style-name="T6">'Maillet'</text:span></text:p>
      <text:p text:style-name="P5"><text:span text:style-name="T6">'41211'</text:span><text:span text:style-name="T1">,</text:span><text:span text:style-name="T2"> </text:span><text:span text:style-name="T6">'Fok'</text:span></text:p>
      <text:p text:style-name="P5"><text:span text:style-name="T6">'41261'</text:span><text:span text:style-name="T1">,</text:span><text:span text:style-name="T2"> </text:span><text:span text:style-name="T6">'Hubr'</text:span></text:p>
      <text:p text:style-name="P5"><text:span text:style-name="T6">'41280'</text:span><text:span text:style-name="T1">,</text:span><text:span text:style-name="T2"> </text:span><text:span text:style-name="T6">'Birtz'</text:span></text:p>
      <text:p text:style-name="P5"><text:span text:style-name="T6">'41299'</text:span><text:span text:style-name="T1">,</text:span><text:span text:style-name="T2"> </text:span><text:span text:style-name="T6">'Siebers'</text:span></text:p>
      <text:p text:style-name="P5"><text:span text:style-name="T6">'41345'</text:span><text:span text:style-name="T1">,</text:span><text:span text:style-name="T2"> </text:span><text:span text:style-name="T6">'Tola'</text:span></text:p>
      <text:p text:style-name="P5"><text:span text:style-name="T6">'41406'</text:span><text:span text:style-name="T1">,</text:span><text:span text:style-name="T2"> </text:span><text:span text:style-name="T6">'Dahmann'</text:span></text:p>
      <text:p text:style-name="P5"><text:span text:style-name="T6">'41450'</text:span><text:span text:style-name="T1">,</text:span><text:span text:style-name="T2"> </text:span><text:span text:style-name="T6">'McLeod'</text:span></text:p>
      <text:p text:style-name="P5"><text:span text:style-name="T6">'41491'</text:span><text:span text:style-name="T1">,</text:span><text:span text:style-name="T2"> </text:span><text:span text:style-name="T6">'Beavis'</text:span></text:p>
      <text:p text:style-name="P5"><text:span text:style-name="T6">'41596'</text:span><text:span text:style-name="T1">,</text:span><text:span text:style-name="T2"> </text:span><text:span text:style-name="T6">'Abeggl'</text:span></text:p>
      <text:p text:style-name="P5"><text:span text:style-name="T6">'41599'</text:span><text:span text:style-name="T1">,</text:span><text:span text:style-name="T2"> </text:span><text:span text:style-name="T6">'Meneses'</text:span></text:p>
      <text:p text:style-name="P5"><text:span text:style-name="T6">'41671'</text:span><text:span text:style-name="T1">,</text:span><text:span text:style-name="T2"> </text:span><text:span text:style-name="T6">'Valf'</text:span></text:p>
      <text:p text:style-name="P5"><text:span text:style-name="T6">'41674'</text:span><text:span text:style-name="T1">,</text:span><text:span text:style-name="T2"> </text:span><text:span text:style-name="T6">'April'</text:span></text:p>
      <text:p text:style-name="P5"><text:span text:style-name="T6">'41675'</text:span><text:span text:style-name="T1">,</text:span><text:span text:style-name="T2"> </text:span><text:span text:style-name="T6">'Wheeler'</text:span></text:p>
      <text:p text:style-name="P5"><text:soft-page-break/><text:span text:style-name="T6">'41683'</text:span><text:span text:style-name="T1">,</text:span><text:span text:style-name="T2"> </text:span><text:span text:style-name="T6">'Pietkiewicz'</text:span></text:p>
      <text:p text:style-name="P5"><text:span text:style-name="T6">'4173'</text:span><text:span text:style-name="T1">,</text:span><text:span text:style-name="T2"> </text:span><text:span text:style-name="T6">'Erol'</text:span></text:p>
      <text:p text:style-name="P5"><text:span text:style-name="T6">'41741'</text:span><text:span text:style-name="T1">,</text:span><text:span text:style-name="T2"> </text:span><text:span text:style-name="T6">'Kato'</text:span></text:p>
      <text:p text:style-name="P5"><text:span text:style-name="T6">'41751'</text:span><text:span text:style-name="T1">,</text:span><text:span text:style-name="T2"> </text:span><text:span text:style-name="T6">'Kaufman'</text:span></text:p>
      <text:p text:style-name="P5"><text:span text:style-name="T6">'41774'</text:span><text:span text:style-name="T1">,</text:span><text:span text:style-name="T2"> </text:span><text:span text:style-name="T6">'Tassel'</text:span></text:p>
      <text:p text:style-name="P5"><text:span text:style-name="T6">'41818'</text:span><text:span text:style-name="T1">,</text:span><text:span text:style-name="T2"> </text:span><text:span text:style-name="T6">'Wari'</text:span></text:p>
      <text:p text:style-name="P5"><text:span text:style-name="T6">'4182'</text:span><text:span text:style-name="T1">,</text:span><text:span text:style-name="T2"> </text:span><text:span text:style-name="T6">'Powals'</text:span></text:p>
      <text:p text:style-name="P5"><text:span text:style-name="T6">'41827'</text:span><text:span text:style-name="T1">,</text:span><text:span text:style-name="T2"> </text:span><text:span text:style-name="T6">'Chriso'</text:span></text:p>
      <text:p text:style-name="P5"><text:span text:style-name="T6">'41832'</text:span><text:span text:style-name="T1">,</text:span><text:span text:style-name="T2"> </text:span><text:span text:style-name="T6">'Curl'</text:span></text:p>
      <text:p text:style-name="P5"><text:span text:style-name="T6">'41890'</text:span><text:span text:style-name="T1">,</text:span><text:span text:style-name="T2"> </text:span><text:span text:style-name="T6">'Srivastava'</text:span></text:p>
      <text:p text:style-name="P5"><text:span text:style-name="T6">'41894'</text:span><text:span text:style-name="T1">,</text:span><text:span text:style-name="T2"> </text:span><text:span text:style-name="T6">'Ortmann'</text:span></text:p>
      <text:p text:style-name="P5"><text:span text:style-name="T6">'41938'</text:span><text:span text:style-name="T1">,</text:span><text:span text:style-name="T2"> </text:span><text:span text:style-name="T6">'Jordan'</text:span></text:p>
      <text:p text:style-name="P5"><text:span text:style-name="T6">'41965'</text:span><text:span text:style-name="T1">,</text:span><text:span text:style-name="T2"> </text:span><text:span text:style-name="T6">'Boden'</text:span></text:p>
      <text:p text:style-name="P5"><text:span text:style-name="T6">'41973'</text:span><text:span text:style-name="T1">,</text:span><text:span text:style-name="T2"> </text:span><text:span text:style-name="T6">'Werf'</text:span></text:p>
      <text:p text:style-name="P5"><text:span text:style-name="T6">'41988'</text:span><text:span text:style-name="T1">,</text:span><text:span text:style-name="T2"> </text:span><text:span text:style-name="T6">'Gall'</text:span></text:p>
      <text:p text:style-name="P5"><text:span text:style-name="T6">'42019'</text:span><text:span text:style-name="T1">,</text:span><text:span text:style-name="T2"> </text:span><text:span text:style-name="T6">'Koch'</text:span></text:p>
      <text:p text:style-name="P5"><text:span text:style-name="T6">'42092'</text:span><text:span text:style-name="T1">,</text:span><text:span text:style-name="T2"> </text:span><text:span text:style-name="T6">'Arinb'</text:span></text:p>
      <text:p text:style-name="P5"><text:span text:style-name="T6">'42096'</text:span><text:span text:style-name="T1">,</text:span><text:span text:style-name="T2"> </text:span><text:span text:style-name="T6">'Freib'</text:span></text:p>
      <text:p text:style-name="P5"><text:span text:style-name="T6">'42114'</text:span><text:span text:style-name="T1">,</text:span><text:span text:style-name="T2"> </text:span><text:span text:style-name="T6">'Mezzar'</text:span></text:p>
      <text:p text:style-name="P5"><text:span text:style-name="T6">'42298'</text:span><text:span text:style-name="T1">,</text:span><text:span text:style-name="T2"> </text:span><text:span text:style-name="T6">'Fournier'</text:span></text:p>
      <text:p text:style-name="P5"><text:span text:style-name="T6">'42388'</text:span><text:span text:style-name="T1">,</text:span><text:span text:style-name="T2"> </text:span><text:span text:style-name="T6">'Nikut'</text:span></text:p>
      <text:p text:style-name="P5"><text:span text:style-name="T6">'4248'</text:span><text:span text:style-name="T1">,</text:span><text:span text:style-name="T2"> </text:span><text:span text:style-name="T6">'Wright'</text:span></text:p>
      <text:p text:style-name="P5"><text:span text:style-name="T6">'42556'</text:span><text:span text:style-name="T1">,</text:span><text:span text:style-name="T2"> </text:span><text:span text:style-name="T6">'Tsantis'</text:span></text:p>
      <text:p text:style-name="P5"><text:span text:style-name="T6">'42560'</text:span><text:span text:style-name="T1">,</text:span><text:span text:style-name="T2"> </text:span><text:span text:style-name="T6">'Amr'</text:span></text:p>
      <text:p text:style-name="P5"><text:span text:style-name="T6">'42565'</text:span><text:span text:style-name="T1">,</text:span><text:span text:style-name="T2"> </text:span><text:span text:style-name="T6">'Hartsk'</text:span></text:p>
      <text:p text:style-name="P5"><text:span text:style-name="T6">'42625'</text:span><text:span text:style-name="T1">,</text:span><text:span text:style-name="T2"> </text:span><text:span text:style-name="T6">'Holland'</text:span></text:p>
      <text:p text:style-name="P5"><text:span text:style-name="T6">'42688'</text:span><text:span text:style-name="T1">,</text:span><text:span text:style-name="T2"> </text:span><text:span text:style-name="T6">'Palma'</text:span></text:p>
      <text:p text:style-name="P5"><text:span text:style-name="T6">'42843'</text:span><text:span text:style-name="T1">,</text:span><text:span text:style-name="T2"> </text:span><text:span text:style-name="T6">'Lin'</text:span></text:p>
      <text:p text:style-name="P5"><text:span text:style-name="T6">'42956'</text:span><text:span text:style-name="T1">,</text:span><text:span text:style-name="T2"> </text:span><text:span text:style-name="T6">'Ram'</text:span></text:p>
      <text:p text:style-name="P5"><text:span text:style-name="T6">'42960'</text:span><text:span text:style-name="T1">,</text:span><text:span text:style-name="T2"> </text:span><text:span text:style-name="T6">'McGinn'</text:span></text:p>
      <text:p text:style-name="P5"><text:span text:style-name="T6">'42991'</text:span><text:span text:style-name="T1">,</text:span><text:span text:style-name="T2"> </text:span><text:span text:style-name="T6">'Kaiser'</text:span></text:p>
      <text:p text:style-name="P5"><text:span text:style-name="T6">'43016'</text:span><text:span text:style-name="T1">,</text:span><text:span text:style-name="T2"> </text:span><text:span text:style-name="T6">'Beekw'</text:span></text:p>
      <text:p text:style-name="P5"><text:span text:style-name="T6">'43032'</text:span><text:span text:style-name="T1">,</text:span><text:span text:style-name="T2"> </text:span><text:span text:style-name="T6">'Tanaka'</text:span></text:p>
      <text:p text:style-name="P5"><text:span text:style-name="T6">'43123'</text:span><text:span text:style-name="T1">,</text:span><text:span text:style-name="T2"> </text:span><text:span text:style-name="T6">'Shim'</text:span></text:p>
      <text:p text:style-name="P5"><text:span text:style-name="T6">'43130'</text:span><text:span text:style-name="T1">,</text:span><text:span text:style-name="T2"> </text:span><text:span text:style-name="T6">'Yong'</text:span></text:p>
      <text:p text:style-name="P5"><text:span text:style-name="T6">'43211'</text:span><text:span text:style-name="T1">,</text:span><text:span text:style-name="T2"> </text:span><text:span text:style-name="T6">'Xylo'</text:span></text:p>
      <text:p text:style-name="P5"><text:span text:style-name="T6">'43226'</text:span><text:span text:style-name="T1">,</text:span><text:span text:style-name="T2"> </text:span><text:span text:style-name="T6">'Shoji'</text:span></text:p>
      <text:p text:style-name="P5"><text:span text:style-name="T6">'43348'</text:span><text:span text:style-name="T1">,</text:span><text:span text:style-name="T2"> </text:span><text:span text:style-name="T6">'Venturini'</text:span></text:p>
      <text:p text:style-name="P5"><text:span text:style-name="T6">'43432'</text:span><text:span text:style-name="T1">,</text:span><text:span text:style-name="T2"> </text:span><text:span text:style-name="T6">'Caporali'</text:span></text:p>
      <text:p text:style-name="P5"><text:span text:style-name="T6">'4345'</text:span><text:span text:style-name="T1">,</text:span><text:span text:style-name="T2"> </text:span><text:span text:style-name="T6">'Resa'</text:span></text:p>
      <text:p text:style-name="P5"><text:span text:style-name="T6">'43495'</text:span><text:span text:style-name="T1">,</text:span><text:span text:style-name="T2"> </text:span><text:span text:style-name="T6">'Scher'</text:span></text:p>
      <text:p text:style-name="P5"><text:span text:style-name="T6">'435'</text:span><text:span text:style-name="T1">,</text:span><text:span text:style-name="T2"> </text:span><text:span text:style-name="T6">'Moskow'</text:span></text:p>
      <text:p text:style-name="P5"><text:span text:style-name="T6">'43505'</text:span><text:span text:style-name="T1">,</text:span><text:span text:style-name="T2"> </text:span><text:span text:style-name="T6">'Yoon'</text:span></text:p>
      <text:p text:style-name="P5"><text:span text:style-name="T6">'4355'</text:span><text:span text:style-name="T1">,</text:span><text:span text:style-name="T2"> </text:span><text:span text:style-name="T6">'Cui'</text:span></text:p>
      <text:p text:style-name="P5"><text:span text:style-name="T6">'43616'</text:span><text:span text:style-name="T1">,</text:span><text:span text:style-name="T2"> </text:span><text:span text:style-name="T6">'Tam'</text:span></text:p>
      <text:p text:style-name="P5"><text:span text:style-name="T6">'43658'</text:span><text:span text:style-name="T1">,</text:span><text:span text:style-name="T2"> </text:span><text:span text:style-name="T6">'Meneses'</text:span></text:p>
      <text:p text:style-name="P5"><text:span text:style-name="T6">'4383'</text:span><text:span text:style-name="T1">,</text:span><text:span text:style-name="T2"> </text:span><text:span text:style-name="T6">'Tallis'</text:span></text:p>
      <text:p text:style-name="P5"><text:span text:style-name="T6">'43854'</text:span><text:span text:style-name="T1">,</text:span><text:span text:style-name="T2"> </text:span><text:span text:style-name="T6">'Gau'</text:span></text:p>
      <text:p text:style-name="P5"><text:span text:style-name="T6">'43912'</text:span><text:span text:style-name="T1">,</text:span><text:span text:style-name="T2"> </text:span><text:span text:style-name="T6">'Papakir'</text:span></text:p>
      <text:p text:style-name="P5"><text:soft-page-break/><text:span text:style-name="T6">'43981'</text:span><text:span text:style-name="T1">,</text:span><text:span text:style-name="T2"> </text:span><text:span text:style-name="T6">'Quimby'</text:span></text:p>
      <text:p text:style-name="P5"><text:span text:style-name="T6">'43989'</text:span><text:span text:style-name="T1">,</text:span><text:span text:style-name="T2"> </text:span><text:span text:style-name="T6">'Makarychev'</text:span></text:p>
      <text:p text:style-name="P5"><text:span text:style-name="T6">'43993'</text:span><text:span text:style-name="T1">,</text:span><text:span text:style-name="T2"> </text:span><text:span text:style-name="T6">'Halbert'</text:span></text:p>
      <text:p text:style-name="P5"><text:span text:style-name="T6">'44038'</text:span><text:span text:style-name="T1">,</text:span><text:span text:style-name="T2"> </text:span><text:span text:style-name="T6">'Chandra'</text:span></text:p>
      <text:p text:style-name="P5"><text:span text:style-name="T6">'44206'</text:span><text:span text:style-name="T1">,</text:span><text:span text:style-name="T2"> </text:span><text:span text:style-name="T6">'Gilmour'</text:span></text:p>
      <text:p text:style-name="P5"><text:span text:style-name="T6">'44258'</text:span><text:span text:style-name="T1">,</text:span><text:span text:style-name="T2"> </text:span><text:span text:style-name="T6">'Steinmetz'</text:span></text:p>
      <text:p text:style-name="P5"><text:span text:style-name="T6">'44271'</text:span><text:span text:style-name="T1">,</text:span><text:span text:style-name="T2"> </text:span><text:span text:style-name="T6">'Sowerby'</text:span></text:p>
      <text:p text:style-name="P5"><text:span text:style-name="T6">'44304'</text:span><text:span text:style-name="T1">,</text:span><text:span text:style-name="T2"> </text:span><text:span text:style-name="T6">'Cox'</text:span></text:p>
      <text:p text:style-name="P5"><text:span text:style-name="T6">'4435'</text:span><text:span text:style-name="T1">,</text:span><text:span text:style-name="T2"> </text:span><text:span text:style-name="T6">'Labroc'</text:span></text:p>
      <text:p text:style-name="P5"><text:span text:style-name="T6">'44352'</text:span><text:span text:style-name="T1">,</text:span><text:span text:style-name="T2"> </text:span><text:span text:style-name="T6">'Itoh'</text:span></text:p>
      <text:p text:style-name="P5"><text:span text:style-name="T6">'4438'</text:span><text:span text:style-name="T1">,</text:span><text:span text:style-name="T2"> </text:span><text:span text:style-name="T6">'Yoshioka'</text:span></text:p>
      <text:p text:style-name="P5"><text:span text:style-name="T6">'4449'</text:span><text:span text:style-name="T1">,</text:span><text:span text:style-name="T2"> </text:span><text:span text:style-name="T6">'Gilliam'</text:span></text:p>
      <text:p text:style-name="P5"><text:span text:style-name="T6">'44551'</text:span><text:span text:style-name="T1">,</text:span><text:span text:style-name="T2"> </text:span><text:span text:style-name="T6">'Nguyen'</text:span></text:p>
      <text:p text:style-name="P5"><text:span text:style-name="T6">'44584'</text:span><text:span text:style-name="T1">,</text:span><text:span text:style-name="T2"> </text:span><text:span text:style-name="T6">'Agar'</text:span></text:p>
      <text:p text:style-name="P5"><text:span text:style-name="T6">'44703'</text:span><text:span text:style-name="T1">,</text:span><text:span text:style-name="T2"> </text:span><text:span text:style-name="T6">'Hsieh'</text:span></text:p>
      <text:p text:style-name="P5"><text:span text:style-name="T6">'44706'</text:span><text:span text:style-name="T1">,</text:span><text:span text:style-name="T2"> </text:span><text:span text:style-name="T6">'Bland'</text:span></text:p>
      <text:p text:style-name="P5"><text:span text:style-name="T6">'44816'</text:span><text:span text:style-name="T1">,</text:span><text:span text:style-name="T2"> </text:span><text:span text:style-name="T6">'Burman'</text:span></text:p>
      <text:p text:style-name="P5"><text:span text:style-name="T6">'44836'</text:span><text:span text:style-name="T1">,</text:span><text:span text:style-name="T2"> </text:span><text:span text:style-name="T6">'Lanfr'</text:span></text:p>
      <text:p text:style-name="P5"><text:span text:style-name="T6">'44881'</text:span><text:span text:style-name="T1">,</text:span><text:span text:style-name="T2"> </text:span><text:span text:style-name="T6">'Harshman'</text:span></text:p>
      <text:p text:style-name="P5"><text:span text:style-name="T6">'44985'</text:span><text:span text:style-name="T1">,</text:span><text:span text:style-name="T2"> </text:span><text:span text:style-name="T6">'Prieto'</text:span></text:p>
      <text:p text:style-name="P5"><text:span text:style-name="T6">'44998'</text:span><text:span text:style-name="T1">,</text:span><text:span text:style-name="T2"> </text:span><text:span text:style-name="T6">'Borrus'</text:span></text:p>
      <text:p text:style-name="P5"><text:span text:style-name="T6">'45002'</text:span><text:span text:style-name="T1">,</text:span><text:span text:style-name="T2"> </text:span><text:span text:style-name="T6">'Abraham'</text:span></text:p>
      <text:p text:style-name="P5"><text:span text:style-name="T6">'4508'</text:span><text:span text:style-name="T1">,</text:span><text:span text:style-name="T2"> </text:span><text:span text:style-name="T6">'Cochran'</text:span></text:p>
      <text:p text:style-name="P5"><text:span text:style-name="T6">'45083'</text:span><text:span text:style-name="T1">,</text:span><text:span text:style-name="T2"> </text:span><text:span text:style-name="T6">'Stasko'</text:span></text:p>
      <text:p text:style-name="P5"><text:span text:style-name="T6">'45200'</text:span><text:span text:style-name="T1">,</text:span><text:span text:style-name="T2"> </text:span><text:span text:style-name="T6">'Kitagawa'</text:span></text:p>
      <text:p text:style-name="P5"><text:span text:style-name="T6">'45300'</text:span><text:span text:style-name="T1">,</text:span><text:span text:style-name="T2"> </text:span><text:span text:style-name="T6">'Kambayashi'</text:span></text:p>
      <text:p text:style-name="P5"><text:span text:style-name="T6">'45359'</text:span><text:span text:style-name="T1">,</text:span><text:span text:style-name="T2"> </text:span><text:span text:style-name="T6">'Zelek'</text:span></text:p>
      <text:p text:style-name="P5"><text:span text:style-name="T6">'45436'</text:span><text:span text:style-name="T1">,</text:span><text:span text:style-name="T2"> </text:span><text:span text:style-name="T6">'Ahmadian'</text:span></text:p>
      <text:p text:style-name="P5"><text:span text:style-name="T6">'45494'</text:span><text:span text:style-name="T1">,</text:span><text:span text:style-name="T2"> </text:span><text:span text:style-name="T6">'Matsush'</text:span></text:p>
      <text:p text:style-name="P5"><text:span text:style-name="T6">'45570'</text:span><text:span text:style-name="T1">,</text:span><text:span text:style-name="T2"> </text:span><text:span text:style-name="T6">'Hoyos'</text:span></text:p>
      <text:p text:style-name="P5"><text:span text:style-name="T6">'45650'</text:span><text:span text:style-name="T1">,</text:span><text:span text:style-name="T2"> </text:span><text:span text:style-name="T6">'Mateo'</text:span></text:p>
      <text:p text:style-name="P5"><text:span text:style-name="T6">'45680'</text:span><text:span text:style-name="T1">,</text:span><text:span text:style-name="T2"> </text:span><text:span text:style-name="T6">'Kiltz'</text:span></text:p>
      <text:p text:style-name="P5"><text:span text:style-name="T6">'45720'</text:span><text:span text:style-name="T1">,</text:span><text:span text:style-name="T2"> </text:span><text:span text:style-name="T6">'Yeoh'</text:span></text:p>
      <text:p text:style-name="P5"><text:span text:style-name="T6">'45770'</text:span><text:span text:style-name="T1">,</text:span><text:span text:style-name="T2"> </text:span><text:span text:style-name="T6">'Beekw'</text:span></text:p>
      <text:p text:style-name="P5"><text:span text:style-name="T6">'45817'</text:span><text:span text:style-name="T1">,</text:span><text:span text:style-name="T2"> </text:span><text:span text:style-name="T6">'Herrmann'</text:span></text:p>
      <text:p text:style-name="P5"><text:span text:style-name="T6">'4582'</text:span><text:span text:style-name="T1">,</text:span><text:span text:style-name="T2"> </text:span><text:span text:style-name="T6">'Zaniolo'</text:span></text:p>
      <text:p text:style-name="P5"><text:span text:style-name="T6">'45826'</text:span><text:span text:style-name="T1">,</text:span><text:span text:style-name="T2"> </text:span><text:span text:style-name="T6">'Teng'</text:span></text:p>
      <text:p text:style-name="P5"><text:span text:style-name="T6">'46035'</text:span><text:span text:style-name="T1">,</text:span><text:span text:style-name="T2"> </text:span><text:span text:style-name="T6">'Kamez'</text:span></text:p>
      <text:p text:style-name="P5"><text:span text:style-name="T6">'46066'</text:span><text:span text:style-name="T1">,</text:span><text:span text:style-name="T2"> </text:span><text:span text:style-name="T6">'Hirasawa'</text:span></text:p>
      <text:p text:style-name="P5"><text:span text:style-name="T6">'46074'</text:span><text:span text:style-name="T1">,</text:span><text:span text:style-name="T2"> </text:span><text:span text:style-name="T6">'Fong'</text:span></text:p>
      <text:p text:style-name="P5"><text:span text:style-name="T6">'46106'</text:span><text:span text:style-name="T1">,</text:span><text:span text:style-name="T2"> </text:span><text:span text:style-name="T6">'Pledg'</text:span></text:p>
      <text:p text:style-name="P5"><text:span text:style-name="T6">'46155'</text:span><text:span text:style-name="T1">,</text:span><text:span text:style-name="T2"> </text:span><text:span text:style-name="T6">'Kruglyak'</text:span></text:p>
      <text:p text:style-name="P5"><text:span text:style-name="T6">'46260'</text:span><text:span text:style-name="T1">,</text:span><text:span text:style-name="T2"> </text:span><text:span text:style-name="T6">'Bloom'</text:span></text:p>
      <text:p text:style-name="P5"><text:span text:style-name="T6">'463'</text:span><text:span text:style-name="T1">,</text:span><text:span text:style-name="T2"> </text:span><text:span text:style-name="T6">'Houtsm'</text:span></text:p>
      <text:p text:style-name="P5"><text:span text:style-name="T6">'46337'</text:span><text:span text:style-name="T1">,</text:span><text:span text:style-name="T2"> </text:span><text:span text:style-name="T6">'Nagaraj'</text:span></text:p>
      <text:p text:style-name="P5"><text:span text:style-name="T6">'46436'</text:span><text:span text:style-name="T1">,</text:span><text:span text:style-name="T2"> </text:span><text:span text:style-name="T6">'Richardson'</text:span></text:p>
      <text:p text:style-name="P5"><text:span text:style-name="T6">'46441'</text:span><text:span text:style-name="T1">,</text:span><text:span text:style-name="T2"> </text:span><text:span text:style-name="T6">'Zander'</text:span></text:p>
      <text:p text:style-name="P5"><text:span text:style-name="T6">'46442'</text:span><text:span text:style-name="T1">,</text:span><text:span text:style-name="T2"> </text:span><text:span text:style-name="T6">'Kagd'</text:span></text:p>
      <text:p text:style-name="P5"><text:span text:style-name="T6">'4645'</text:span><text:span text:style-name="T1">,</text:span><text:span text:style-name="T2"> </text:span><text:span text:style-name="T6">'Ryoo'</text:span></text:p>
      <text:p text:style-name="P5"><text:soft-page-break/><text:span text:style-name="T6">'46450'</text:span><text:span text:style-name="T1">,</text:span><text:span text:style-name="T2"> </text:span><text:span text:style-name="T6">'Tleu'</text:span></text:p>
      <text:p text:style-name="P5"><text:span text:style-name="T6">'46451'</text:span><text:span text:style-name="T1">,</text:span><text:span text:style-name="T2"> </text:span><text:span text:style-name="T6">'Chilu'</text:span></text:p>
      <text:p text:style-name="P5"><text:span text:style-name="T6">'46655'</text:span><text:span text:style-name="T1">,</text:span><text:span text:style-name="T2"> </text:span><text:span text:style-name="T6">'Advani'</text:span></text:p>
      <text:p text:style-name="P5"><text:span text:style-name="T6">'46694'</text:span><text:span text:style-name="T1">,</text:span><text:span text:style-name="T2"> </text:span><text:span text:style-name="T6">'Masamura'</text:span></text:p>
      <text:p text:style-name="P5"><text:span text:style-name="T6">'46725'</text:span><text:span text:style-name="T1">,</text:span><text:span text:style-name="T2"> </text:span><text:span text:style-name="T6">'Richi'</text:span></text:p>
      <text:p text:style-name="P5"><text:span text:style-name="T6">'46762'</text:span><text:span text:style-name="T1">,</text:span><text:span text:style-name="T2"> </text:span><text:span text:style-name="T6">'Bier'</text:span></text:p>
      <text:p text:style-name="P5"><text:span text:style-name="T6">'46769'</text:span><text:span text:style-name="T1">,</text:span><text:span text:style-name="T2"> </text:span><text:span text:style-name="T6">'Kivv'</text:span></text:p>
      <text:p text:style-name="P5"><text:span text:style-name="T6">'4682'</text:span><text:span text:style-name="T1">,</text:span><text:span text:style-name="T2"> </text:span><text:span text:style-name="T6">'Betho'</text:span></text:p>
      <text:p text:style-name="P5"><text:span text:style-name="T6">'46928'</text:span><text:span text:style-name="T1">,</text:span><text:span text:style-name="T2"> </text:span><text:span text:style-name="T6">'Barry'</text:span></text:p>
      <text:p text:style-name="P5"><text:span text:style-name="T6">'46956'</text:span><text:span text:style-name="T1">,</text:span><text:span text:style-name="T2"> </text:span><text:span text:style-name="T6">'Nallape'</text:span></text:p>
      <text:p text:style-name="P5"><text:span text:style-name="T6">'46970'</text:span><text:span text:style-name="T1">,</text:span><text:span text:style-name="T2"> </text:span><text:span text:style-name="T6">'Rafiq'</text:span></text:p>
      <text:p text:style-name="P5"><text:span text:style-name="T6">'46980'</text:span><text:span text:style-name="T1">,</text:span><text:span text:style-name="T2"> </text:span><text:span text:style-name="T6">'Roessler'</text:span></text:p>
      <text:p text:style-name="P5"><text:span text:style-name="T6">'46981'</text:span><text:span text:style-name="T1">,</text:span><text:span text:style-name="T2"> </text:span><text:span text:style-name="T6">'Yalk'</text:span></text:p>
      <text:p text:style-name="P5"><text:span text:style-name="T6">'47001'</text:span><text:span text:style-name="T1">,</text:span><text:span text:style-name="T2"> </text:span><text:span text:style-name="T6">'Correia'</text:span></text:p>
      <text:p text:style-name="P5"><text:span text:style-name="T6">'47025'</text:span><text:span text:style-name="T1">,</text:span><text:span text:style-name="T2"> </text:span><text:span text:style-name="T6">'Jouny'</text:span></text:p>
      <text:p text:style-name="P5"><text:span text:style-name="T6">'47126'</text:span><text:span text:style-name="T1">,</text:span><text:span text:style-name="T2"> </text:span><text:span text:style-name="T6">'Bakirc'</text:span></text:p>
      <text:p text:style-name="P5"><text:span text:style-name="T6">'47265'</text:span><text:span text:style-name="T1">,</text:span><text:span text:style-name="T2"> </text:span><text:span text:style-name="T6">'Albinal'</text:span></text:p>
      <text:p text:style-name="P5"><text:span text:style-name="T6">'47379'</text:span><text:span text:style-name="T1">,</text:span><text:span text:style-name="T2"> </text:span><text:span text:style-name="T6">'Wakamiya'</text:span></text:p>
      <text:p text:style-name="P5"><text:span text:style-name="T6">'47487'</text:span><text:span text:style-name="T1">,</text:span><text:span text:style-name="T2"> </text:span><text:span text:style-name="T6">'Villa'</text:span></text:p>
      <text:p text:style-name="P5"><text:span text:style-name="T6">'47627'</text:span><text:span text:style-name="T1">,</text:span><text:span text:style-name="T2"> </text:span><text:span text:style-name="T6">'Warren'</text:span></text:p>
      <text:p text:style-name="P5"><text:span text:style-name="T6">'47630'</text:span><text:span text:style-name="T1">,</text:span><text:span text:style-name="T2"> </text:span><text:span text:style-name="T6">'Odell'</text:span></text:p>
      <text:p text:style-name="P5"><text:span text:style-name="T6">'47670'</text:span><text:span text:style-name="T1">,</text:span><text:span text:style-name="T2"> </text:span><text:span text:style-name="T6">'Xue'</text:span></text:p>
      <text:p text:style-name="P5"><text:span text:style-name="T6">'47677'</text:span><text:span text:style-name="T1">,</text:span><text:span text:style-name="T2"> </text:span><text:span text:style-name="T6">'Tso'</text:span></text:p>
      <text:p text:style-name="P5"><text:span text:style-name="T6">'47824'</text:span><text:span text:style-name="T1">,</text:span><text:span text:style-name="T2"> </text:span><text:span text:style-name="T6">'Hardt'</text:span></text:p>
      <text:p text:style-name="P5"><text:span text:style-name="T6">'48009'</text:span><text:span text:style-name="T1">,</text:span><text:span text:style-name="T2"> </text:span><text:span text:style-name="T6">'Lopes'</text:span></text:p>
      <text:p text:style-name="P5"><text:span text:style-name="T6">'48053'</text:span><text:span text:style-name="T1">,</text:span><text:span text:style-name="T2"> </text:span><text:span text:style-name="T6">'Macias'</text:span></text:p>
      <text:p text:style-name="P5"><text:span text:style-name="T6">'48165'</text:span><text:span text:style-name="T1">,</text:span><text:span text:style-name="T2"> </text:span><text:span text:style-name="T6">'Asikainen'</text:span></text:p>
      <text:p text:style-name="P5"><text:span text:style-name="T6">'48247'</text:span><text:span text:style-name="T1">,</text:span><text:span text:style-name="T2"> </text:span><text:span text:style-name="T6">'Gustafsson'</text:span></text:p>
      <text:p text:style-name="P5"><text:span text:style-name="T6">'48423'</text:span><text:span text:style-name="T1">,</text:span><text:span text:style-name="T2"> </text:span><text:span text:style-name="T6">'Krone'</text:span></text:p>
      <text:p text:style-name="P5"><text:span text:style-name="T6">'48462'</text:span><text:span text:style-name="T1">,</text:span><text:span text:style-name="T2"> </text:span><text:span text:style-name="T6">'Wolf'</text:span></text:p>
      <text:p text:style-name="P5"><text:span text:style-name="T6">'48469'</text:span><text:span text:style-name="T1">,</text:span><text:span text:style-name="T2"> </text:span><text:span text:style-name="T6">'Kolodko'</text:span></text:p>
      <text:p text:style-name="P5"><text:span text:style-name="T6">'48471'</text:span><text:span text:style-name="T1">,</text:span><text:span text:style-name="T2"> </text:span><text:span text:style-name="T6">'Elias'</text:span></text:p>
      <text:p text:style-name="P5"><text:span text:style-name="T6">'48589'</text:span><text:span text:style-name="T1">,</text:span><text:span text:style-name="T2"> </text:span><text:span text:style-name="T6">'Martyno'</text:span></text:p>
      <text:p text:style-name="P5"><text:span text:style-name="T6">'4860'</text:span><text:span text:style-name="T1">,</text:span><text:span text:style-name="T2"> </text:span><text:span text:style-name="T6">'Penneb'</text:span></text:p>
      <text:p text:style-name="P5"><text:span text:style-name="T6">'48611'</text:span><text:span text:style-name="T1">,</text:span><text:span text:style-name="T2"> </text:span><text:span text:style-name="T6">'Suppan'</text:span></text:p>
      <text:p text:style-name="P5"><text:span text:style-name="T6">'48640'</text:span><text:span text:style-name="T1">,</text:span><text:span text:style-name="T2"> </text:span><text:span text:style-name="T6">'Brown'</text:span></text:p>
      <text:p text:style-name="P5"><text:span text:style-name="T6">'48660'</text:span><text:span text:style-name="T1">,</text:span><text:span text:style-name="T2"> </text:span><text:span text:style-name="T6">'Emam'</text:span></text:p>
      <text:p text:style-name="P5"><text:span text:style-name="T6">'48678'</text:span><text:span text:style-name="T1">,</text:span><text:span text:style-name="T2"> </text:span><text:span text:style-name="T6">'Tuomisto'</text:span></text:p>
      <text:p text:style-name="P5"><text:span text:style-name="T6">'48776'</text:span><text:span text:style-name="T1">,</text:span><text:span text:style-name="T2"> </text:span><text:span text:style-name="T6">'Wall'</text:span></text:p>
      <text:p text:style-name="P5"><text:span text:style-name="T6">'48778'</text:span><text:span text:style-name="T1">,</text:span><text:span text:style-name="T2"> </text:span><text:span text:style-name="T6">'Pup'</text:span></text:p>
      <text:p text:style-name="P5"><text:span text:style-name="T6">'48850'</text:span><text:span text:style-name="T1">,</text:span><text:span text:style-name="T2"> </text:span><text:span text:style-name="T6">'Wehen'</text:span></text:p>
      <text:p text:style-name="P5"><text:span text:style-name="T6">'48861'</text:span><text:span text:style-name="T1">,</text:span><text:span text:style-name="T2"> </text:span><text:span text:style-name="T6">'Ende'</text:span></text:p>
      <text:p text:style-name="P5"><text:span text:style-name="T6">'48901'</text:span><text:span text:style-name="T1">,</text:span><text:span text:style-name="T2"> </text:span><text:span text:style-name="T6">'Gong'</text:span></text:p>
      <text:p text:style-name="P5"><text:span text:style-name="T6">'49073'</text:span><text:span text:style-name="T1">,</text:span><text:span text:style-name="T2"> </text:span><text:span text:style-name="T6">'Bonvin'</text:span></text:p>
      <text:p text:style-name="P5"><text:span text:style-name="T6">'49205'</text:span><text:span text:style-name="T1">,</text:span><text:span text:style-name="T2"> </text:span><text:span text:style-name="T6">'Agraz'</text:span></text:p>
      <text:p text:style-name="P5"><text:span text:style-name="T6">'49214'</text:span><text:span text:style-name="T1">,</text:span><text:span text:style-name="T2"> </text:span><text:span text:style-name="T6">'Vogel'</text:span></text:p>
      <text:p text:style-name="P5"><text:span text:style-name="T6">'49244'</text:span><text:span text:style-name="T1">,</text:span><text:span text:style-name="T2"> </text:span><text:span text:style-name="T6">'Chikar'</text:span></text:p>
      <text:p text:style-name="P5"><text:span text:style-name="T6">'49280'</text:span><text:span text:style-name="T1">,</text:span><text:span text:style-name="T2"> </text:span><text:span text:style-name="T6">'Wilson'</text:span></text:p>
      <text:p text:style-name="P5"><text:span text:style-name="T6">'49339'</text:span><text:span text:style-name="T1">,</text:span><text:span text:style-name="T2"> </text:span><text:span text:style-name="T6">'Snif'</text:span></text:p>
      <text:p text:style-name="P5"><text:soft-page-break/><text:span text:style-name="T6">'49391'</text:span><text:span text:style-name="T1">,</text:span><text:span text:style-name="T2"> </text:span><text:span text:style-name="T6">'Rammer'</text:span></text:p>
      <text:p text:style-name="P5"><text:span text:style-name="T6">'4940'</text:span><text:span text:style-name="T1">,</text:span><text:span text:style-name="T2"> </text:span><text:span text:style-name="T6">'Rhyne'</text:span></text:p>
      <text:p text:style-name="P5"><text:span text:style-name="T6">'49450'</text:span><text:span text:style-name="T1">,</text:span><text:span text:style-name="T2"> </text:span><text:span text:style-name="T6">'Gotoh'</text:span></text:p>
      <text:p text:style-name="P5"><text:span text:style-name="T6">'49503'</text:span><text:span text:style-name="T1">,</text:span><text:span text:style-name="T2"> </text:span><text:span text:style-name="T6">'Seaz'</text:span></text:p>
      <text:p text:style-name="P5"><text:span text:style-name="T6">'49611'</text:span><text:span text:style-name="T1">,</text:span><text:span text:style-name="T2"> </text:span><text:span text:style-name="T6">'Karande'</text:span></text:p>
      <text:p text:style-name="P5"><text:span text:style-name="T6">'49618'</text:span><text:span text:style-name="T1">,</text:span><text:span text:style-name="T2"> </text:span><text:span text:style-name="T6">'Stone'</text:span></text:p>
      <text:p text:style-name="P5"><text:span text:style-name="T6">'49684'</text:span><text:span text:style-name="T1">,</text:span><text:span text:style-name="T2"> </text:span><text:span text:style-name="T6">'Ceze'</text:span></text:p>
      <text:p text:style-name="P5"><text:span text:style-name="T6">'49701'</text:span><text:span text:style-name="T1">,</text:span><text:span text:style-name="T2"> </text:span><text:span text:style-name="T6">'Read'</text:span></text:p>
      <text:p text:style-name="P5"><text:span text:style-name="T6">'49759'</text:span><text:span text:style-name="T1">,</text:span><text:span text:style-name="T2"> </text:span><text:span text:style-name="T6">'Androutsopoulos'</text:span></text:p>
      <text:p text:style-name="P5"><text:span text:style-name="T6">'49792'</text:span><text:span text:style-name="T1">,</text:span><text:span text:style-name="T2"> </text:span><text:span text:style-name="T6">'Petersen'</text:span></text:p>
      <text:p text:style-name="P5"><text:span text:style-name="T6">'49813'</text:span><text:span text:style-name="T1">,</text:span><text:span text:style-name="T2"> </text:span><text:span text:style-name="T6">'Al-Hu'</text:span></text:p>
      <text:p text:style-name="P5"><text:span text:style-name="T6">'49873'</text:span><text:span text:style-name="T1">,</text:span><text:span text:style-name="T2"> </text:span><text:span text:style-name="T6">'Nikut'</text:span></text:p>
      <text:p text:style-name="P5"><text:span text:style-name="T6">'499'</text:span><text:span text:style-name="T1">,</text:span><text:span text:style-name="T2"> </text:span><text:span text:style-name="T6">'Seike'</text:span></text:p>
      <text:p text:style-name="P5"><text:span text:style-name="T6">'49982'</text:span><text:span text:style-name="T1">,</text:span><text:span text:style-name="T2"> </text:span><text:span text:style-name="T6">'Haigh'</text:span></text:p>
      <text:p text:style-name="P5"><text:span text:style-name="T6">'50013'</text:span><text:span text:style-name="T1">,</text:span><text:span text:style-name="T2"> </text:span><text:span text:style-name="T6">'Milanic'</text:span></text:p>
      <text:p text:style-name="P5"><text:span text:style-name="T6">'50038'</text:span><text:span text:style-name="T1">,</text:span><text:span text:style-name="T2"> </text:span><text:span text:style-name="T6">'Urano'</text:span></text:p>
      <text:p text:style-name="P5"><text:span text:style-name="T6">'50039'</text:span><text:span text:style-name="T1">,</text:span><text:span text:style-name="T2"> </text:span><text:span text:style-name="T6">'Kurt'</text:span></text:p>
      <text:p text:style-name="P5"><text:span text:style-name="T6">'5005'</text:span><text:span text:style-name="T1">,</text:span><text:span text:style-name="T2"> </text:span><text:span text:style-name="T6">'Cesaret'</text:span></text:p>
      <text:p text:style-name="P5"><text:span text:style-name="T6">'5017'</text:span><text:span text:style-name="T1">,</text:span><text:span text:style-name="T2"> </text:span><text:span text:style-name="T6">'Reuter'</text:span></text:p>
      <text:p text:style-name="P5"><text:span text:style-name="T6">'50206'</text:span><text:span text:style-name="T1">,</text:span><text:span text:style-name="T2"> </text:span><text:span text:style-name="T6">'Cesaret'</text:span></text:p>
      <text:p text:style-name="P5"><text:span text:style-name="T6">'50267'</text:span><text:span text:style-name="T1">,</text:span><text:span text:style-name="T2"> </text:span><text:span text:style-name="T6">'Spengler'</text:span></text:p>
      <text:p text:style-name="P5"><text:span text:style-name="T6">'50331'</text:span><text:span text:style-name="T1">,</text:span><text:span text:style-name="T2"> </text:span><text:span text:style-name="T6">'Bullinger'</text:span></text:p>
      <text:p text:style-name="P5"><text:span text:style-name="T6">'50365'</text:span><text:span text:style-name="T1">,</text:span><text:span text:style-name="T2"> </text:span><text:span text:style-name="T6">'Held'</text:span></text:p>
      <text:p text:style-name="P5"><text:span text:style-name="T6">'50386'</text:span><text:span text:style-name="T1">,</text:span><text:span text:style-name="T2"> </text:span><text:span text:style-name="T6">'Bersk'</text:span></text:p>
      <text:p text:style-name="P5"><text:span text:style-name="T6">'50414'</text:span><text:span text:style-name="T1">,</text:span><text:span text:style-name="T2"> </text:span><text:span text:style-name="T6">'Landau'</text:span></text:p>
      <text:p text:style-name="P5"><text:span text:style-name="T6">'50467'</text:span><text:span text:style-name="T1">,</text:span><text:span text:style-name="T2"> </text:span><text:span text:style-name="T6">'Kabir'</text:span></text:p>
      <text:p text:style-name="P5"><text:span text:style-name="T6">'50537'</text:span><text:span text:style-name="T1">,</text:span><text:span text:style-name="T2"> </text:span><text:span text:style-name="T6">'Felling'</text:span></text:p>
      <text:p text:style-name="P5"><text:span text:style-name="T6">'50583'</text:span><text:span text:style-name="T1">,</text:span><text:span text:style-name="T2"> </text:span><text:span text:style-name="T6">'Ng'</text:span></text:p>
      <text:p text:style-name="P5"><text:span text:style-name="T6">'50598'</text:span><text:span text:style-name="T1">,</text:span><text:span text:style-name="T2"> </text:span><text:span text:style-name="T6">'She'</text:span></text:p>
      <text:p text:style-name="P5"><text:span text:style-name="T6">'50658'</text:span><text:span text:style-name="T1">,</text:span><text:span text:style-name="T2"> </text:span><text:span text:style-name="T6">'Cayto'</text:span></text:p>
      <text:p text:style-name="P5"><text:span text:style-name="T6">'50664'</text:span><text:span text:style-name="T1">,</text:span><text:span text:style-name="T2"> </text:span><text:span text:style-name="T6">'Rajnov'</text:span></text:p>
      <text:p text:style-name="P5"><text:span text:style-name="T6">'507'</text:span><text:span text:style-name="T1">,</text:span><text:span text:style-name="T2"> </text:span><text:span text:style-name="T6">'Recc'</text:span></text:p>
      <text:p text:style-name="P5"><text:span text:style-name="T6">'50702'</text:span><text:span text:style-name="T1">,</text:span><text:span text:style-name="T2"> </text:span><text:span text:style-name="T6">'Harders'</text:span></text:p>
      <text:p text:style-name="P5"><text:span text:style-name="T6">'50703'</text:span><text:span text:style-name="T1">,</text:span><text:span text:style-name="T2"> </text:span><text:span text:style-name="T6">'Blanchard'</text:span></text:p>
      <text:p text:style-name="P5"><text:span text:style-name="T6">'50719'</text:span><text:span text:style-name="T1">,</text:span><text:span text:style-name="T2"> </text:span><text:span text:style-name="T6">'Model'</text:span></text:p>
      <text:p text:style-name="P5"><text:span text:style-name="T6">'50743'</text:span><text:span text:style-name="T1">,</text:span><text:span text:style-name="T2"> </text:span><text:span text:style-name="T6">'Lindner'</text:span></text:p>
      <text:p text:style-name="P5"><text:span text:style-name="T6">'50873'</text:span><text:span text:style-name="T1">,</text:span><text:span text:style-name="T2"> </text:span><text:span text:style-name="T6">'Beck'</text:span></text:p>
      <text:p text:style-name="P5"><text:span text:style-name="T6">'50944'</text:span><text:span text:style-name="T1">,</text:span><text:span text:style-name="T2"> </text:span><text:span text:style-name="T6">'Tao'</text:span></text:p>
      <text:p text:style-name="P5"><text:span text:style-name="T6">'50966'</text:span><text:span text:style-name="T1">,</text:span><text:span text:style-name="T2"> </text:span><text:span text:style-name="T6">'Concilio'</text:span></text:p>
      <text:p text:style-name="P5"><text:span text:style-name="T6">'50969'</text:span><text:span text:style-name="T1">,</text:span><text:span text:style-name="T2"> </text:span><text:span text:style-name="T6">'Terauchi'</text:span></text:p>
      <text:p text:style-name="P5"><text:span text:style-name="T6">'50977'</text:span><text:span text:style-name="T1">,</text:span><text:span text:style-name="T2"> </text:span><text:span text:style-name="T6">'Allen'</text:span></text:p>
      <text:p text:style-name="P5"><text:span text:style-name="T6">'51008'</text:span><text:span text:style-name="T1">,</text:span><text:span text:style-name="T2"> </text:span><text:span text:style-name="T6">'Kandadai'</text:span></text:p>
      <text:p text:style-name="P5"><text:span text:style-name="T6">'51084'</text:span><text:span text:style-name="T1">,</text:span><text:span text:style-name="T2"> </text:span><text:span text:style-name="T6">'Pah'</text:span></text:p>
      <text:p text:style-name="P5"><text:span text:style-name="T6">'51093'</text:span><text:span text:style-name="T1">,</text:span><text:span text:style-name="T2"> </text:span><text:span text:style-name="T6">'Syng'</text:span></text:p>
      <text:p text:style-name="P5"><text:span text:style-name="T6">'51203'</text:span><text:span text:style-name="T1">,</text:span><text:span text:style-name="T2"> </text:span><text:span text:style-name="T6">'Lahtinen'</text:span></text:p>
      <text:p text:style-name="P5"><text:span text:style-name="T6">'51238'</text:span><text:span text:style-name="T1">,</text:span><text:span text:style-name="T2"> </text:span><text:span text:style-name="T6">'Kran'</text:span></text:p>
      <text:p text:style-name="P5"><text:span text:style-name="T6">'51416'</text:span><text:span text:style-name="T1">,</text:span><text:span text:style-name="T2"> </text:span><text:span text:style-name="T6">'Shan'</text:span></text:p>
      <text:p text:style-name="P5"><text:span text:style-name="T6">'5144'</text:span><text:span text:style-name="T1">,</text:span><text:span text:style-name="T2"> </text:span><text:span text:style-name="T6">'Abdellatif'</text:span></text:p>
      <text:p text:style-name="P5"><text:span text:style-name="T6">'51538'</text:span><text:span text:style-name="T1">,</text:span><text:span text:style-name="T2"> </text:span><text:span text:style-name="T6">'Ang'</text:span></text:p>
      <text:p text:style-name="P5"><text:soft-page-break/><text:span text:style-name="T6">'51549'</text:span><text:span text:style-name="T1">,</text:span><text:span text:style-name="T2"> </text:span><text:span text:style-name="T6">'Rao'</text:span></text:p>
      <text:p text:style-name="P5"><text:span text:style-name="T6">'51553'</text:span><text:span text:style-name="T1">,</text:span><text:span text:style-name="T2"> </text:span><text:span text:style-name="T6">'Willis'</text:span></text:p>
      <text:p text:style-name="P5"><text:span text:style-name="T6">'51579'</text:span><text:span text:style-name="T1">,</text:span><text:span text:style-name="T2"> </text:span><text:span text:style-name="T6">'Holz'</text:span></text:p>
      <text:p text:style-name="P5"><text:span text:style-name="T6">'51678'</text:span><text:span text:style-name="T1">,</text:span><text:span text:style-name="T2"> </text:span><text:span text:style-name="T6">'Klivansky'</text:span></text:p>
      <text:p text:style-name="P5"><text:span text:style-name="T6">'51698'</text:span><text:span text:style-name="T1">,</text:span><text:span text:style-name="T2"> </text:span><text:span text:style-name="T6">'Sharpe'</text:span></text:p>
      <text:p text:style-name="P5"><text:span text:style-name="T6">'51723'</text:span><text:span text:style-name="T1">,</text:span><text:span text:style-name="T2"> </text:span><text:span text:style-name="T6">'Lagendijk'</text:span></text:p>
      <text:p text:style-name="P5"><text:span text:style-name="T6">'51768'</text:span><text:span text:style-name="T1">,</text:span><text:span text:style-name="T2"> </text:span><text:span text:style-name="T6">'Noga'</text:span></text:p>
      <text:p text:style-name="P5"><text:span text:style-name="T6">'51817'</text:span><text:span text:style-name="T1">,</text:span><text:span text:style-name="T2"> </text:span><text:span text:style-name="T6">'MacIntyre'</text:span></text:p>
      <text:p text:style-name="P5"><text:span text:style-name="T6">'51862'</text:span><text:span text:style-name="T1">,</text:span><text:span text:style-name="T2"> </text:span><text:span text:style-name="T6">'Carrillo'</text:span></text:p>
      <text:p text:style-name="P5"><text:span text:style-name="T6">'51868'</text:span><text:span text:style-name="T1">,</text:span><text:span text:style-name="T2"> </text:span><text:span text:style-name="T6">'Guthk'</text:span></text:p>
      <text:p text:style-name="P5"><text:span text:style-name="T6">'51923'</text:span><text:span text:style-name="T1">,</text:span><text:span text:style-name="T2"> </text:span><text:span text:style-name="T6">'Peterson'</text:span></text:p>
      <text:p text:style-name="P5"><text:span text:style-name="T6">'51955'</text:span><text:span text:style-name="T1">,</text:span><text:span text:style-name="T2"> </text:span><text:span text:style-name="T6">'Tompa'</text:span></text:p>
      <text:p text:style-name="P5"><text:span text:style-name="T6">'51975'</text:span><text:span text:style-name="T1">,</text:span><text:span text:style-name="T2"> </text:span><text:span text:style-name="T6">'Nicol'</text:span></text:p>
      <text:p text:style-name="P5"><text:span text:style-name="T6">'51997'</text:span><text:span text:style-name="T1">,</text:span><text:span text:style-name="T2"> </text:span><text:span text:style-name="T6">'Nadg'</text:span></text:p>
      <text:p text:style-name="P5"><text:span text:style-name="T6">'52019'</text:span><text:span text:style-name="T1">,</text:span><text:span text:style-name="T2"> </text:span><text:span text:style-name="T6">'Engen'</text:span></text:p>
      <text:p text:style-name="P5"><text:span text:style-name="T6">'52057'</text:span><text:span text:style-name="T1">,</text:span><text:span text:style-name="T2"> </text:span><text:span text:style-name="T6">'Garg'</text:span></text:p>
      <text:p text:style-name="P5"><text:span text:style-name="T6">'52076'</text:span><text:span text:style-name="T1">,</text:span><text:span text:style-name="T2"> </text:span><text:span text:style-name="T6">'Noda'</text:span></text:p>
      <text:p text:style-name="P5"><text:span text:style-name="T6">'5208'</text:span><text:span text:style-name="T1">,</text:span><text:span text:style-name="T2"> </text:span><text:span text:style-name="T6">'Feyr'</text:span></text:p>
      <text:p text:style-name="P5"><text:span text:style-name="T6">'52120'</text:span><text:span text:style-name="T1">,</text:span><text:span text:style-name="T2"> </text:span><text:span text:style-name="T6">'Redw'</text:span></text:p>
      <text:p text:style-name="P5"><text:span text:style-name="T6">'52134'</text:span><text:span text:style-name="T1">,</text:span><text:span text:style-name="T2"> </text:span><text:span text:style-name="T6">'Johnson'</text:span></text:p>
      <text:p text:style-name="P5"><text:span text:style-name="T6">'52157'</text:span><text:span text:style-name="T1">,</text:span><text:span text:style-name="T2"> </text:span><text:span text:style-name="T6">'Nagle'</text:span></text:p>
      <text:p text:style-name="P5"><text:span text:style-name="T6">'52187'</text:span><text:span text:style-name="T1">,</text:span><text:span text:style-name="T2"> </text:span><text:span text:style-name="T6">'Fritsch'</text:span></text:p>
      <text:p text:style-name="P5"><text:span text:style-name="T6">'52203'</text:span><text:span text:style-name="T1">,</text:span><text:span text:style-name="T2"> </text:span><text:span text:style-name="T6">'Suwanno'</text:span></text:p>
      <text:p text:style-name="P5"><text:span text:style-name="T6">'52291'</text:span><text:span text:style-name="T1">,</text:span><text:span text:style-name="T2"> </text:span><text:span text:style-name="T6">'Wolff'</text:span></text:p>
      <text:p text:style-name="P5"><text:span text:style-name="T6">'52371'</text:span><text:span text:style-name="T1">,</text:span><text:span text:style-name="T2"> </text:span><text:span text:style-name="T6">'Boons'</text:span></text:p>
      <text:p text:style-name="P5"><text:span text:style-name="T6">'52385'</text:span><text:span text:style-name="T1">,</text:span><text:span text:style-name="T2"> </text:span><text:span text:style-name="T6">'Higuchi'</text:span></text:p>
      <text:p text:style-name="P5"><text:span text:style-name="T6">'5243'</text:span><text:span text:style-name="T1">,</text:span><text:span text:style-name="T2"> </text:span><text:span text:style-name="T6">'Bajracharya'</text:span></text:p>
      <text:p text:style-name="P5"><text:span text:style-name="T6">'52471'</text:span><text:span text:style-name="T1">,</text:span><text:span text:style-name="T2"> </text:span><text:span text:style-name="T6">'Recc'</text:span></text:p>
      <text:p text:style-name="P5"><text:span text:style-name="T6">'52494'</text:span><text:span text:style-name="T1">,</text:span><text:span text:style-name="T2"> </text:span><text:span text:style-name="T6">'Sznajder'</text:span></text:p>
      <text:p text:style-name="P5"><text:span text:style-name="T6">'5250'</text:span><text:span text:style-name="T1">,</text:span><text:span text:style-name="T2"> </text:span><text:span text:style-name="T6">'Åström'</text:span></text:p>
      <text:p text:style-name="P5"><text:span text:style-name="T6">'52523'</text:span><text:span text:style-name="T1">,</text:span><text:span text:style-name="T2"> </text:span><text:span text:style-name="T6">'Hobbs'</text:span></text:p>
      <text:p text:style-name="P5"><text:span text:style-name="T6">'52656'</text:span><text:span text:style-name="T1">,</text:span><text:span text:style-name="T2"> </text:span><text:span text:style-name="T6">'Phillips'</text:span></text:p>
      <text:p text:style-name="P5"><text:span text:style-name="T6">'52669'</text:span><text:span text:style-name="T1">,</text:span><text:span text:style-name="T2"> </text:span><text:span text:style-name="T6">'Rayad'</text:span></text:p>
      <text:p text:style-name="P5"><text:span text:style-name="T6">'52707'</text:span><text:span text:style-name="T1">,</text:span><text:span text:style-name="T2"> </text:span><text:span text:style-name="T6">'Arena'</text:span></text:p>
      <text:p text:style-name="P5"><text:span text:style-name="T6">'52741'</text:span><text:span text:style-name="T1">,</text:span><text:span text:style-name="T2"> </text:span><text:span text:style-name="T6">'Bernhart'</text:span></text:p>
      <text:p text:style-name="P5"><text:span text:style-name="T6">'52750'</text:span><text:span text:style-name="T1">,</text:span><text:span text:style-name="T2"> </text:span><text:span text:style-name="T6">'Saito'</text:span></text:p>
      <text:p text:style-name="P5"><text:span text:style-name="T6">'52856'</text:span><text:span text:style-name="T1">,</text:span><text:span text:style-name="T2"> </text:span><text:span text:style-name="T6">'Grange'</text:span></text:p>
      <text:p text:style-name="P5"><text:span text:style-name="T6">'52866'</text:span><text:span text:style-name="T1">,</text:span><text:span text:style-name="T2"> </text:span><text:span text:style-name="T6">'Loull'</text:span></text:p>
      <text:p text:style-name="P5"><text:span text:style-name="T6">'52872'</text:span><text:span text:style-name="T1">,</text:span><text:span text:style-name="T2"> </text:span><text:span text:style-name="T6">'Chaney'</text:span></text:p>
      <text:p text:style-name="P5"><text:span text:style-name="T6">'52876'</text:span><text:span text:style-name="T1">,</text:span><text:span text:style-name="T2"> </text:span><text:span text:style-name="T6">'Dahmann'</text:span></text:p>
      <text:p text:style-name="P5"><text:span text:style-name="T6">'52929'</text:span><text:span text:style-name="T1">,</text:span><text:span text:style-name="T2"> </text:span><text:span text:style-name="T6">'Hashim'</text:span></text:p>
      <text:p text:style-name="P5"><text:span text:style-name="T6">'52945'</text:span><text:span text:style-name="T1">,</text:span><text:span text:style-name="T2"> </text:span><text:span text:style-name="T6">'Adeni'</text:span></text:p>
      <text:p text:style-name="P5"><text:span text:style-name="T6">'5298'</text:span><text:span text:style-name="T1">,</text:span><text:span text:style-name="T2"> </text:span><text:span text:style-name="T6">'Radici'</text:span></text:p>
      <text:p text:style-name="P5"><text:span text:style-name="T6">'53047'</text:span><text:span text:style-name="T1">,</text:span><text:span text:style-name="T2"> </text:span><text:span text:style-name="T6">'Geißl'</text:span></text:p>
      <text:p text:style-name="P5"><text:span text:style-name="T6">'53048'</text:span><text:span text:style-name="T1">,</text:span><text:span text:style-name="T2"> </text:span><text:span text:style-name="T6">'Keps'</text:span></text:p>
      <text:p text:style-name="P5"><text:span text:style-name="T6">'53077'</text:span><text:span text:style-name="T1">,</text:span><text:span text:style-name="T2"> </text:span><text:span text:style-name="T6">'Brandt'</text:span></text:p>
      <text:p text:style-name="P5"><text:span text:style-name="T6">'53089'</text:span><text:span text:style-name="T1">,</text:span><text:span text:style-name="T2"> </text:span><text:span text:style-name="T6">'Vedag'</text:span></text:p>
      <text:p text:style-name="P5"><text:span text:style-name="T6">'53118'</text:span><text:span text:style-name="T1">,</text:span><text:span text:style-name="T2"> </text:span><text:span text:style-name="T6">'Carvey'</text:span></text:p>
      <text:p text:style-name="P5"><text:span text:style-name="T6">'53152'</text:span><text:span text:style-name="T1">,</text:span><text:span text:style-name="T2"> </text:span><text:span text:style-name="T6">'Sayre'</text:span></text:p>
      <text:p text:style-name="P5"><text:soft-page-break/><text:span text:style-name="T6">'53165'</text:span><text:span text:style-name="T1">,</text:span><text:span text:style-name="T2"> </text:span><text:span text:style-name="T6">'Dowey'</text:span></text:p>
      <text:p text:style-name="P5"><text:span text:style-name="T6">'53172'</text:span><text:span text:style-name="T1">,</text:span><text:span text:style-name="T2"> </text:span><text:span text:style-name="T6">'Du'</text:span></text:p>
      <text:p text:style-name="P5"><text:span text:style-name="T6">'53185'</text:span><text:span text:style-name="T1">,</text:span><text:span text:style-name="T2"> </text:span><text:span text:style-name="T6">'Yuanq'</text:span></text:p>
      <text:p text:style-name="P5"><text:span text:style-name="T6">'53225'</text:span><text:span text:style-name="T1">,</text:span><text:span text:style-name="T2"> </text:span><text:span text:style-name="T6">'Juan'</text:span></text:p>
      <text:p text:style-name="P5"><text:span text:style-name="T6">'5336'</text:span><text:span text:style-name="T1">,</text:span><text:span text:style-name="T2"> </text:span><text:span text:style-name="T6">'Peltz'</text:span></text:p>
      <text:p text:style-name="P5"><text:span text:style-name="T6">'53424'</text:span><text:span text:style-name="T1">,</text:span><text:span text:style-name="T2"> </text:span><text:span text:style-name="T6">'Lemoine'</text:span></text:p>
      <text:p text:style-name="P5"><text:span text:style-name="T6">'53451'</text:span><text:span text:style-name="T1">,</text:span><text:span text:style-name="T2"> </text:span><text:span text:style-name="T6">'Hasan'</text:span></text:p>
      <text:p text:style-name="P5"><text:span text:style-name="T6">'53469'</text:span><text:span text:style-name="T1">,</text:span><text:span text:style-name="T2"> </text:span><text:span text:style-name="T6">'Fujii'</text:span></text:p>
      <text:p text:style-name="P5"><text:span text:style-name="T6">'53485'</text:span><text:span text:style-name="T1">,</text:span><text:span text:style-name="T2"> </text:span><text:span text:style-name="T6">'Rowe'</text:span></text:p>
      <text:p text:style-name="P5"><text:span text:style-name="T6">'53490'</text:span><text:span text:style-name="T1">,</text:span><text:span text:style-name="T2"> </text:span><text:span text:style-name="T6">'Reina-'</text:span></text:p>
      <text:p text:style-name="P5"><text:span text:style-name="T6">'53496'</text:span><text:span text:style-name="T1">,</text:span><text:span text:style-name="T2"> </text:span><text:span text:style-name="T6">'Cashman'</text:span></text:p>
      <text:p text:style-name="P5"><text:span text:style-name="T6">'53547'</text:span><text:span text:style-name="T1">,</text:span><text:span text:style-name="T2"> </text:span><text:span text:style-name="T6">'Neubert'</text:span></text:p>
      <text:p text:style-name="P5"><text:span text:style-name="T6">'53588'</text:span><text:span text:style-name="T1">,</text:span><text:span text:style-name="T2"> </text:span><text:span text:style-name="T6">'Schwet'</text:span></text:p>
      <text:p text:style-name="P5"><text:span text:style-name="T6">'53699'</text:span><text:span text:style-name="T1">,</text:span><text:span text:style-name="T2"> </text:span><text:span text:style-name="T6">'Cordt'</text:span></text:p>
      <text:p text:style-name="P5"><text:span text:style-name="T6">'53728'</text:span><text:span text:style-name="T1">,</text:span><text:span text:style-name="T2"> </text:span><text:span text:style-name="T6">'Eck'</text:span></text:p>
      <text:p text:style-name="P5"><text:span text:style-name="T6">'53788'</text:span><text:span text:style-name="T1">,</text:span><text:span text:style-name="T2"> </text:span><text:span text:style-name="T6">'Byun'</text:span></text:p>
      <text:p text:style-name="P5"><text:span text:style-name="T6">'53799'</text:span><text:span text:style-name="T1">,</text:span><text:span text:style-name="T2"> </text:span><text:span text:style-name="T6">'Okabe'</text:span></text:p>
      <text:p text:style-name="P5"><text:span text:style-name="T6">'53803'</text:span><text:span text:style-name="T1">,</text:span><text:span text:style-name="T2"> </text:span><text:span text:style-name="T6">'Okaf'</text:span></text:p>
      <text:p text:style-name="P5"><text:span text:style-name="T6">'53805'</text:span><text:span text:style-name="T1">,</text:span><text:span text:style-name="T2"> </text:span><text:span text:style-name="T6">'Ludwig'</text:span></text:p>
      <text:p text:style-name="P5"><text:span text:style-name="T6">'5381'</text:span><text:span text:style-name="T1">,</text:span><text:span text:style-name="T2"> </text:span><text:span text:style-name="T6">'Diana'</text:span></text:p>
      <text:p text:style-name="P5"><text:span text:style-name="T6">'5393'</text:span><text:span text:style-name="T1">,</text:span><text:span text:style-name="T2"> </text:span><text:span text:style-name="T6">'Clemens'</text:span></text:p>
      <text:p text:style-name="P5"><text:span text:style-name="T6">'5399'</text:span><text:span text:style-name="T1">,</text:span><text:span text:style-name="T2"> </text:span><text:span text:style-name="T6">'Chun'</text:span></text:p>
      <text:p text:style-name="P5"><text:span text:style-name="T6">'5414'</text:span><text:span text:style-name="T1">,</text:span><text:span text:style-name="T2"> </text:span><text:span text:style-name="T6">'Aiken'</text:span></text:p>
      <text:p text:style-name="P5"><text:span text:style-name="T6">'54153'</text:span><text:span text:style-name="T1">,</text:span><text:span text:style-name="T2"> </text:span><text:span text:style-name="T6">'Kammerer'</text:span></text:p>
      <text:p text:style-name="P5"><text:span text:style-name="T6">'54296'</text:span><text:span text:style-name="T1">,</text:span><text:span text:style-name="T2"> </text:span><text:span text:style-name="T6">'Osinski'</text:span></text:p>
      <text:p text:style-name="P5"><text:span text:style-name="T6">'544'</text:span><text:span text:style-name="T1">,</text:span><text:span text:style-name="T2"> </text:span><text:span text:style-name="T6">'Uchiyama'</text:span></text:p>
      <text:p text:style-name="P5"><text:span text:style-name="T6">'54460'</text:span><text:span text:style-name="T1">,</text:span><text:span text:style-name="T2"> </text:span><text:span text:style-name="T6">'Martini'</text:span></text:p>
      <text:p text:style-name="P5"><text:span text:style-name="T6">'54508'</text:span><text:span text:style-name="T1">,</text:span><text:span text:style-name="T2"> </text:span><text:span text:style-name="T6">'Gregga'</text:span></text:p>
      <text:p text:style-name="P5"><text:span text:style-name="T6">'54605'</text:span><text:span text:style-name="T1">,</text:span><text:span text:style-name="T2"> </text:span><text:span text:style-name="T6">'Yoshioka'</text:span></text:p>
      <text:p text:style-name="P5"><text:span text:style-name="T6">'54610'</text:span><text:span text:style-name="T1">,</text:span><text:span text:style-name="T2"> </text:span><text:span text:style-name="T6">'Tam'</text:span></text:p>
      <text:p text:style-name="P5"><text:span text:style-name="T6">'54612'</text:span><text:span text:style-name="T1">,</text:span><text:span text:style-name="T2"> </text:span><text:span text:style-name="T6">'Zaraté'</text:span></text:p>
      <text:p text:style-name="P5"><text:span text:style-name="T6">'54620'</text:span><text:span text:style-name="T1">,</text:span><text:span text:style-name="T2"> </text:span><text:span text:style-name="T6">'Hancock'</text:span></text:p>
      <text:p text:style-name="P5"><text:span text:style-name="T6">'54622'</text:span><text:span text:style-name="T1">,</text:span><text:span text:style-name="T2"> </text:span><text:span text:style-name="T6">'Yu'</text:span></text:p>
      <text:p text:style-name="P5"><text:span text:style-name="T6">'5463'</text:span><text:span text:style-name="T1">,</text:span><text:span text:style-name="T2"> </text:span><text:span text:style-name="T6">'Reiss'</text:span></text:p>
      <text:p text:style-name="P5"><text:span text:style-name="T6">'54672'</text:span><text:span text:style-name="T1">,</text:span><text:span text:style-name="T2"> </text:span><text:span text:style-name="T6">'Thie'</text:span></text:p>
      <text:p text:style-name="P5"><text:span text:style-name="T6">'54728'</text:span><text:span text:style-name="T1">,</text:span><text:span text:style-name="T2"> </text:span><text:span text:style-name="T6">'Seta'</text:span></text:p>
      <text:p text:style-name="P5"><text:span text:style-name="T6">'54875'</text:span><text:span text:style-name="T1">,</text:span><text:span text:style-name="T2"> </text:span><text:span text:style-name="T6">'Feng'</text:span></text:p>
      <text:p text:style-name="P5"><text:span text:style-name="T6">'55000'</text:span><text:span text:style-name="T1">,</text:span><text:span text:style-name="T2"> </text:span><text:span text:style-name="T6">'Levitan'</text:span></text:p>
      <text:p text:style-name="P5"><text:span text:style-name="T6">'55009'</text:span><text:span text:style-name="T1">,</text:span><text:span text:style-name="T2"> </text:span><text:span text:style-name="T6">'Pohlem'</text:span></text:p>
      <text:p text:style-name="P5"><text:span text:style-name="T6">'55170'</text:span><text:span text:style-name="T1">,</text:span><text:span text:style-name="T2"> </text:span><text:span text:style-name="T6">'Ivanov'</text:span></text:p>
      <text:p text:style-name="P5"><text:span text:style-name="T6">'55238'</text:span><text:span text:style-name="T1">,</text:span><text:span text:style-name="T2"> </text:span><text:span text:style-name="T6">'Thadani'</text:span></text:p>
      <text:p text:style-name="P5"><text:span text:style-name="T6">'55286'</text:span><text:span text:style-name="T1">,</text:span><text:span text:style-name="T2"> </text:span><text:span text:style-name="T6">'Kihn'</text:span></text:p>
      <text:p text:style-name="P5"><text:span text:style-name="T6">'55329'</text:span><text:span text:style-name="T1">,</text:span><text:span text:style-name="T2"> </text:span><text:span text:style-name="T6">'Vyborny'</text:span></text:p>
      <text:p text:style-name="P5"><text:span text:style-name="T6">'55354'</text:span><text:span text:style-name="T1">,</text:span><text:span text:style-name="T2"> </text:span><text:span text:style-name="T6">'Yang'</text:span></text:p>
      <text:p text:style-name="P5"><text:span text:style-name="T6">'55531'</text:span><text:span text:style-name="T1">,</text:span><text:span text:style-name="T2"> </text:span><text:span text:style-name="T6">'Apostolov'</text:span></text:p>
      <text:p text:style-name="P5"><text:span text:style-name="T6">'55698'</text:span><text:span text:style-name="T1">,</text:span><text:span text:style-name="T2"> </text:span><text:span text:style-name="T6">'Choung'</text:span></text:p>
      <text:p text:style-name="P5"><text:span text:style-name="T6">'557'</text:span><text:span text:style-name="T1">,</text:span><text:span text:style-name="T2"> </text:span><text:span text:style-name="T6">'Bhat'</text:span></text:p>
      <text:p text:style-name="P5"><text:span text:style-name="T6">'55857'</text:span><text:span text:style-name="T1">,</text:span><text:span text:style-name="T2"> </text:span><text:span text:style-name="T6">'Martin'</text:span></text:p>
      <text:p text:style-name="P5"><text:span text:style-name="T6">'55859'</text:span><text:span text:style-name="T1">,</text:span><text:span text:style-name="T2"> </text:span><text:span text:style-name="T6">'Eguchi'</text:span></text:p>
      <text:p text:style-name="P5"><text:soft-page-break/><text:span text:style-name="T6">'55915'</text:span><text:span text:style-name="T1">,</text:span><text:span text:style-name="T2"> </text:span><text:span text:style-name="T6">'Mohamed'</text:span></text:p>
      <text:p text:style-name="P5"><text:span text:style-name="T6">'55940'</text:span><text:span text:style-name="T1">,</text:span><text:span text:style-name="T2"> </text:span><text:span text:style-name="T6">'Subbai'</text:span></text:p>
      <text:p text:style-name="P5"><text:span text:style-name="T6">'56'</text:span><text:span text:style-name="T1">,</text:span><text:span text:style-name="T2"> </text:span><text:span text:style-name="T6">'Kameda'</text:span></text:p>
      <text:p text:style-name="P5"><text:span text:style-name="T6">'56003'</text:span><text:span text:style-name="T1">,</text:span><text:span text:style-name="T2"> </text:span><text:span text:style-name="T6">'Someren'</text:span></text:p>
      <text:p text:style-name="P5"><text:span text:style-name="T6">'56057'</text:span><text:span text:style-name="T1">,</text:span><text:span text:style-name="T2"> </text:span><text:span text:style-name="T6">'Hull'</text:span></text:p>
      <text:p text:style-name="P5"><text:span text:style-name="T6">'56058'</text:span><text:span text:style-name="T1">,</text:span><text:span text:style-name="T2"> </text:span><text:span text:style-name="T6">'Fettes'</text:span></text:p>
      <text:p text:style-name="P5"><text:span text:style-name="T6">'56078'</text:span><text:span text:style-name="T1">,</text:span><text:span text:style-name="T2"> </text:span><text:span text:style-name="T6">'Soltys'</text:span></text:p>
      <text:p text:style-name="P5"><text:span text:style-name="T6">'56080'</text:span><text:span text:style-name="T1">,</text:span><text:span text:style-name="T2"> </text:span><text:span text:style-name="T6">'Zamani'</text:span></text:p>
      <text:p text:style-name="P5"><text:span text:style-name="T6">'56089'</text:span><text:span text:style-name="T1">,</text:span><text:span text:style-name="T2"> </text:span><text:span text:style-name="T6">'Mezzar'</text:span></text:p>
      <text:p text:style-name="P5"><text:span text:style-name="T6">'56124'</text:span><text:span text:style-name="T1">,</text:span><text:span text:style-name="T2"> </text:span><text:span text:style-name="T6">'Strieg'</text:span></text:p>
      <text:p text:style-name="P5"><text:span text:style-name="T6">'56139'</text:span><text:span text:style-name="T1">,</text:span><text:span text:style-name="T2"> </text:span><text:span text:style-name="T6">'Schelten'</text:span></text:p>
      <text:p text:style-name="P5"><text:span text:style-name="T6">'56143'</text:span><text:span text:style-name="T1">,</text:span><text:span text:style-name="T2"> </text:span><text:span text:style-name="T6">'Yusop'</text:span></text:p>
      <text:p text:style-name="P5"><text:span text:style-name="T6">'5617'</text:span><text:span text:style-name="T1">,</text:span><text:span text:style-name="T2"> </text:span><text:span text:style-name="T6">'Souza'</text:span></text:p>
      <text:p text:style-name="P5"><text:span text:style-name="T6">'56212'</text:span><text:span text:style-name="T1">,</text:span><text:span text:style-name="T2"> </text:span><text:span text:style-name="T6">'Rolland'</text:span></text:p>
      <text:p text:style-name="P5"><text:span text:style-name="T6">'56232'</text:span><text:span text:style-name="T1">,</text:span><text:span text:style-name="T2"> </text:span><text:span text:style-name="T6">'Perozzo'</text:span></text:p>
      <text:p text:style-name="P5"><text:span text:style-name="T6">'56276'</text:span><text:span text:style-name="T1">,</text:span><text:span text:style-name="T2"> </text:span><text:span text:style-name="T6">'Lansi'</text:span></text:p>
      <text:p text:style-name="P5"><text:span text:style-name="T6">'56299'</text:span><text:span text:style-name="T1">,</text:span><text:span text:style-name="T2"> </text:span><text:span text:style-name="T6">'Sadry'</text:span></text:p>
      <text:p text:style-name="P5"><text:span text:style-name="T6">'56486'</text:span><text:span text:style-name="T1">,</text:span><text:span text:style-name="T2"> </text:span><text:span text:style-name="T6">'DeMil'</text:span></text:p>
      <text:p text:style-name="P5"><text:span text:style-name="T6">'56499'</text:span><text:span text:style-name="T1">,</text:span><text:span text:style-name="T2"> </text:span><text:span text:style-name="T6">'Zarpell'</text:span></text:p>
      <text:p text:style-name="P5"><text:span text:style-name="T6">'56598'</text:span><text:span text:style-name="T1">,</text:span><text:span text:style-name="T2"> </text:span><text:span text:style-name="T6">'Carey'</text:span></text:p>
      <text:p text:style-name="P5"><text:span text:style-name="T6">'56755'</text:span><text:span text:style-name="T1">,</text:span><text:span text:style-name="T2"> </text:span><text:span text:style-name="T6">'Paul'</text:span></text:p>
      <text:p text:style-name="P5"><text:span text:style-name="T6">'56849'</text:span><text:span text:style-name="T1">,</text:span><text:span text:style-name="T2"> </text:span><text:span text:style-name="T6">'Osaka'</text:span></text:p>
      <text:p text:style-name="P5"><text:span text:style-name="T6">'56882'</text:span><text:span text:style-name="T1">,</text:span><text:span text:style-name="T2"> </text:span><text:span text:style-name="T6">'Browne'</text:span></text:p>
      <text:p text:style-name="P5"><text:span text:style-name="T6">'56941'</text:span><text:span text:style-name="T1">,</text:span><text:span text:style-name="T2"> </text:span><text:span text:style-name="T6">'Swain'</text:span></text:p>
      <text:p text:style-name="P5"><text:span text:style-name="T6">'57026'</text:span><text:span text:style-name="T1">,</text:span><text:span text:style-name="T2"> </text:span><text:span text:style-name="T6">'Rotom'</text:span></text:p>
      <text:p text:style-name="P5"><text:span text:style-name="T6">'5703'</text:span><text:span text:style-name="T1">,</text:span><text:span text:style-name="T2"> </text:span><text:span text:style-name="T6">'Yasuda'</text:span></text:p>
      <text:p text:style-name="P5"><text:span text:style-name="T6">'57055'</text:span><text:span text:style-name="T1">,</text:span><text:span text:style-name="T2"> </text:span><text:span text:style-name="T6">'Piou'</text:span></text:p>
      <text:p text:style-name="P5"><text:span text:style-name="T6">'57083'</text:span><text:span text:style-name="T1">,</text:span><text:span text:style-name="T2"> </text:span><text:span text:style-name="T6">'Gray'</text:span></text:p>
      <text:p text:style-name="P5"><text:span text:style-name="T6">'57107'</text:span><text:span text:style-name="T1">,</text:span><text:span text:style-name="T2"> </text:span><text:span text:style-name="T6">'Janssen'</text:span></text:p>
      <text:p text:style-name="P5"><text:span text:style-name="T6">'57123'</text:span><text:span text:style-name="T1">,</text:span><text:span text:style-name="T2"> </text:span><text:span text:style-name="T6">'Katsik'</text:span></text:p>
      <text:p text:style-name="P5"><text:span text:style-name="T6">'57135'</text:span><text:span text:style-name="T1">,</text:span><text:span text:style-name="T2"> </text:span><text:span text:style-name="T6">'Margetts'</text:span></text:p>
      <text:p text:style-name="P5"><text:span text:style-name="T6">'57156'</text:span><text:span text:style-name="T1">,</text:span><text:span text:style-name="T2"> </text:span><text:span text:style-name="T6">'Haigh'</text:span></text:p>
      <text:p text:style-name="P5"><text:span text:style-name="T6">'57160'</text:span><text:span text:style-name="T1">,</text:span><text:span text:style-name="T2"> </text:span><text:span text:style-name="T6">'Baer'</text:span></text:p>
      <text:p text:style-name="P5"><text:span text:style-name="T6">'57185'</text:span><text:span text:style-name="T1">,</text:span><text:span text:style-name="T2"> </text:span><text:span text:style-name="T6">'ShuQ'</text:span></text:p>
      <text:p text:style-name="P5"><text:span text:style-name="T6">'57190'</text:span><text:span text:style-name="T1">,</text:span><text:span text:style-name="T2"> </text:span><text:span text:style-name="T6">'Theuniss'</text:span></text:p>
      <text:p text:style-name="P5"><text:span text:style-name="T6">'57213'</text:span><text:span text:style-name="T1">,</text:span><text:span text:style-name="T2"> </text:span><text:span text:style-name="T6">'Andrew'</text:span></text:p>
      <text:p text:style-name="P5"><text:span text:style-name="T6">'57238'</text:span><text:span text:style-name="T1">,</text:span><text:span text:style-name="T2"> </text:span><text:span text:style-name="T6">'Rehd'</text:span></text:p>
      <text:p text:style-name="P5"><text:span text:style-name="T6">'57242'</text:span><text:span text:style-name="T1">,</text:span><text:span text:style-name="T2"> </text:span><text:span text:style-name="T6">'Chatfield'</text:span></text:p>
      <text:p text:style-name="P5"><text:span text:style-name="T6">'57334'</text:span><text:span text:style-name="T1">,</text:span><text:span text:style-name="T2"> </text:span><text:span text:style-name="T6">'Roeder'</text:span></text:p>
      <text:p text:style-name="P5"><text:span text:style-name="T6">'57377'</text:span><text:span text:style-name="T1">,</text:span><text:span text:style-name="T2"> </text:span><text:span text:style-name="T6">'Soricu'</text:span></text:p>
      <text:p text:style-name="P5"><text:span text:style-name="T6">'57431'</text:span><text:span text:style-name="T1">,</text:span><text:span text:style-name="T2"> </text:span><text:span text:style-name="T6">'Holloway'</text:span></text:p>
      <text:p text:style-name="P5"><text:span text:style-name="T6">'57456'</text:span><text:span text:style-name="T1">,</text:span><text:span text:style-name="T2"> </text:span><text:span text:style-name="T6">'Stauf'</text:span></text:p>
      <text:p text:style-name="P5"><text:span text:style-name="T6">'57474'</text:span><text:span text:style-name="T1">,</text:span><text:span text:style-name="T2"> </text:span><text:span text:style-name="T6">'Coddington'</text:span></text:p>
      <text:p text:style-name="P5"><text:span text:style-name="T6">'57511'</text:span><text:span text:style-name="T1">,</text:span><text:span text:style-name="T2"> </text:span><text:span text:style-name="T6">'Pulido'</text:span></text:p>
      <text:p text:style-name="P5"><text:span text:style-name="T6">'57538'</text:span><text:span text:style-name="T1">,</text:span><text:span text:style-name="T2"> </text:span><text:span text:style-name="T6">'Albuquerque'</text:span></text:p>
      <text:p text:style-name="P5"><text:span text:style-name="T6">'57666'</text:span><text:span text:style-name="T1">,</text:span><text:span text:style-name="T2"> </text:span><text:span text:style-name="T6">'Fries'</text:span></text:p>
      <text:p text:style-name="P5"><text:span text:style-name="T6">'57780'</text:span><text:span text:style-name="T1">,</text:span><text:span text:style-name="T2"> </text:span><text:span text:style-name="T6">'Trezz'</text:span></text:p>
      <text:p text:style-name="P5"><text:span text:style-name="T6">'57787'</text:span><text:span text:style-name="T1">,</text:span><text:span text:style-name="T2"> </text:span><text:span text:style-name="T6">'Alexandri'</text:span></text:p>
      <text:p text:style-name="P5"><text:span text:style-name="T6">'57925'</text:span><text:span text:style-name="T1">,</text:span><text:span text:style-name="T2"> </text:span><text:span text:style-name="T6">'Doeschn'</text:span></text:p>
      <text:p text:style-name="P5"><text:soft-page-break/><text:span text:style-name="T6">'57941'</text:span><text:span text:style-name="T1">,</text:span><text:span text:style-name="T2"> </text:span><text:span text:style-name="T6">'Kleinberg'</text:span></text:p>
      <text:p text:style-name="P5"><text:span text:style-name="T6">'57962'</text:span><text:span text:style-name="T1">,</text:span><text:span text:style-name="T2"> </text:span><text:span text:style-name="T6">'Aarde'</text:span></text:p>
      <text:p text:style-name="P5"><text:span text:style-name="T6">'57985'</text:span><text:span text:style-name="T1">,</text:span><text:span text:style-name="T2"> </text:span><text:span text:style-name="T6">'Weller'</text:span></text:p>
      <text:p text:style-name="P5"><text:span text:style-name="T6">'58081'</text:span><text:span text:style-name="T1">,</text:span><text:span text:style-name="T2"> </text:span><text:span text:style-name="T6">'Pelletier'</text:span></text:p>
      <text:p text:style-name="P5"><text:span text:style-name="T6">'58085'</text:span><text:span text:style-name="T1">,</text:span><text:span text:style-name="T2"> </text:span><text:span text:style-name="T6">'Bic'</text:span></text:p>
      <text:p text:style-name="P5"><text:span text:style-name="T6">'58170'</text:span><text:span text:style-name="T1">,</text:span><text:span text:style-name="T2"> </text:span><text:span text:style-name="T6">'Lao'</text:span></text:p>
      <text:p text:style-name="P5"><text:span text:style-name="T6">'58172'</text:span><text:span text:style-name="T1">,</text:span><text:span text:style-name="T2"> </text:span><text:span text:style-name="T6">'Geißl'</text:span></text:p>
      <text:p text:style-name="P5"><text:span text:style-name="T6">'5824'</text:span><text:span text:style-name="T1">,</text:span><text:span text:style-name="T2"> </text:span><text:span text:style-name="T6">'Ocel'</text:span></text:p>
      <text:p text:style-name="P5"><text:span text:style-name="T6">'58300'</text:span><text:span text:style-name="T1">,</text:span><text:span text:style-name="T2"> </text:span><text:span text:style-name="T6">'Lum'</text:span></text:p>
      <text:p text:style-name="P5"><text:span text:style-name="T6">'58307'</text:span><text:span text:style-name="T1">,</text:span><text:span text:style-name="T2"> </text:span><text:span text:style-name="T6">'Tiamp'</text:span></text:p>
      <text:p text:style-name="P5"><text:span text:style-name="T6">'58326'</text:span><text:span text:style-name="T1">,</text:span><text:span text:style-name="T2"> </text:span><text:span text:style-name="T6">'Afim'</text:span></text:p>
      <text:p text:style-name="P5"><text:span text:style-name="T6">'58355'</text:span><text:span text:style-name="T1">,</text:span><text:span text:style-name="T2"> </text:span><text:span text:style-name="T6">'Honeyman'</text:span></text:p>
      <text:p text:style-name="P5"><text:span text:style-name="T6">'58413'</text:span><text:span text:style-name="T1">,</text:span><text:span text:style-name="T2"> </text:span><text:span text:style-name="T6">'Xiong'</text:span></text:p>
      <text:p text:style-name="P5"><text:span text:style-name="T6">'5843'</text:span><text:span text:style-name="T1">,</text:span><text:span text:style-name="T2"> </text:span><text:span text:style-name="T6">'Deng'</text:span></text:p>
      <text:p text:style-name="P5"><text:span text:style-name="T6">'58465'</text:span><text:span text:style-name="T1">,</text:span><text:span text:style-name="T2"> </text:span><text:span text:style-name="T6">'Romeo'</text:span></text:p>
      <text:p text:style-name="P5"><text:span text:style-name="T6">'58469'</text:span><text:span text:style-name="T1">,</text:span><text:span text:style-name="T2"> </text:span><text:span text:style-name="T6">'Lutes'</text:span></text:p>
      <text:p text:style-name="P5"><text:span text:style-name="T6">'58594'</text:span><text:span text:style-name="T1">,</text:span><text:span text:style-name="T2"> </text:span><text:span text:style-name="T6">'Ivanov'</text:span></text:p>
      <text:p text:style-name="P5"><text:span text:style-name="T6">'58595'</text:span><text:span text:style-name="T1">,</text:span><text:span text:style-name="T2"> </text:span><text:span text:style-name="T6">'Cronin'</text:span></text:p>
      <text:p text:style-name="P5"><text:span text:style-name="T6">'58606'</text:span><text:span text:style-name="T1">,</text:span><text:span text:style-name="T2"> </text:span><text:span text:style-name="T6">'Opitz'</text:span></text:p>
      <text:p text:style-name="P5"><text:span text:style-name="T6">'58634'</text:span><text:span text:style-name="T1">,</text:span><text:span text:style-name="T2"> </text:span><text:span text:style-name="T6">'Choung'</text:span></text:p>
      <text:p text:style-name="P5"><text:span text:style-name="T6">'58701'</text:span><text:span text:style-name="T1">,</text:span><text:span text:style-name="T2"> </text:span><text:span text:style-name="T6">'Hampp'</text:span></text:p>
      <text:p text:style-name="P5"><text:span text:style-name="T6">'5871'</text:span><text:span text:style-name="T1">,</text:span><text:span text:style-name="T2"> </text:span><text:span text:style-name="T6">'Carey'</text:span></text:p>
      <text:p text:style-name="P5"><text:span text:style-name="T6">'58846'</text:span><text:span text:style-name="T1">,</text:span><text:span text:style-name="T2"> </text:span><text:span text:style-name="T6">'Fengl'</text:span></text:p>
      <text:p text:style-name="P5"><text:span text:style-name="T6">'58874'</text:span><text:span text:style-name="T1">,</text:span><text:span text:style-name="T2"> </text:span><text:span text:style-name="T6">'Ray'</text:span></text:p>
      <text:p text:style-name="P5"><text:span text:style-name="T6">'58889'</text:span><text:span text:style-name="T1">,</text:span><text:span text:style-name="T2"> </text:span><text:span text:style-name="T6">'Collet'</text:span></text:p>
      <text:p text:style-name="P5"><text:span text:style-name="T6">'58919'</text:span><text:span text:style-name="T1">,</text:span><text:span text:style-name="T2"> </text:span><text:span text:style-name="T6">'Schroeder'</text:span></text:p>
      <text:p text:style-name="P5"><text:span text:style-name="T6">'58935'</text:span><text:span text:style-name="T1">,</text:span><text:span text:style-name="T2"> </text:span><text:span text:style-name="T6">'Kimu'</text:span></text:p>
      <text:p text:style-name="P5"><text:span text:style-name="T6">'5898'</text:span><text:span text:style-name="T1">,</text:span><text:span text:style-name="T2"> </text:span><text:span text:style-name="T6">'Dahl'</text:span></text:p>
      <text:p text:style-name="P5"><text:span text:style-name="T6">'59046'</text:span><text:span text:style-name="T1">,</text:span><text:span text:style-name="T2"> </text:span><text:span text:style-name="T6">'Reichl'</text:span></text:p>
      <text:p text:style-name="P5"><text:span text:style-name="T6">'59117'</text:span><text:span text:style-name="T1">,</text:span><text:span text:style-name="T2"> </text:span><text:span text:style-name="T6">'Belmes'</text:span></text:p>
      <text:p text:style-name="P5"><text:span text:style-name="T6">'59172'</text:span><text:span text:style-name="T1">,</text:span><text:span text:style-name="T2"> </text:span><text:span text:style-name="T6">'Badran'</text:span></text:p>
      <text:p text:style-name="P5"><text:span text:style-name="T6">'5920'</text:span><text:span text:style-name="T1">,</text:span><text:span text:style-name="T2"> </text:span><text:span text:style-name="T6">'Godfrey'</text:span></text:p>
      <text:p text:style-name="P5"><text:span text:style-name="T6">'5925'</text:span><text:span text:style-name="T1">,</text:span><text:span text:style-name="T2"> </text:span><text:span text:style-name="T6">'Maw'</text:span></text:p>
      <text:p text:style-name="P5"><text:span text:style-name="T6">'59290'</text:span><text:span text:style-name="T1">,</text:span><text:span text:style-name="T2"> </text:span><text:span text:style-name="T6">'Morris'</text:span></text:p>
      <text:p text:style-name="P5"><text:span text:style-name="T6">'59397'</text:span><text:span text:style-name="T1">,</text:span><text:span text:style-name="T2"> </text:span><text:span text:style-name="T6">'Williams'</text:span></text:p>
      <text:p text:style-name="P5"><text:span text:style-name="T6">'5943'</text:span><text:span text:style-name="T1">,</text:span><text:span text:style-name="T2"> </text:span><text:span text:style-name="T6">'Rubio'</text:span></text:p>
      <text:p text:style-name="P5"><text:span text:style-name="T6">'59455'</text:span><text:span text:style-name="T1">,</text:span><text:span text:style-name="T2"> </text:span><text:span text:style-name="T6">'Lowenstein'</text:span></text:p>
      <text:p text:style-name="P5"><text:span text:style-name="T6">'59517'</text:span><text:span text:style-name="T1">,</text:span><text:span text:style-name="T2"> </text:span><text:span text:style-name="T6">'Harrison'</text:span></text:p>
      <text:p text:style-name="P5"><text:span text:style-name="T6">'59530'</text:span><text:span text:style-name="T1">,</text:span><text:span text:style-name="T2"> </text:span><text:span text:style-name="T6">'Poulin'</text:span></text:p>
      <text:p text:style-name="P5"><text:span text:style-name="T6">'59538'</text:span><text:span text:style-name="T1">,</text:span><text:span text:style-name="T2"> </text:span><text:span text:style-name="T6">'Kothari'</text:span></text:p>
      <text:p text:style-name="P5"><text:span text:style-name="T6">'59539'</text:span><text:span text:style-name="T1">,</text:span><text:span text:style-name="T2"> </text:span><text:span text:style-name="T6">'Madden'</text:span></text:p>
      <text:p text:style-name="P5"><text:span text:style-name="T6">'59553'</text:span><text:span text:style-name="T1">,</text:span><text:span text:style-name="T2"> </text:span><text:span text:style-name="T6">'Schoenfl'</text:span></text:p>
      <text:p text:style-name="P5"><text:span text:style-name="T6">'5961'</text:span><text:span text:style-name="T1">,</text:span><text:span text:style-name="T2"> </text:span><text:span text:style-name="T6">'Lavina'</text:span></text:p>
      <text:p text:style-name="P5"><text:span text:style-name="T6">'59673'</text:span><text:span text:style-name="T1">,</text:span><text:span text:style-name="T2"> </text:span><text:span text:style-name="T6">'Mertens'</text:span></text:p>
      <text:p text:style-name="P5"><text:span text:style-name="T6">'59848'</text:span><text:span text:style-name="T1">,</text:span><text:span text:style-name="T2"> </text:span><text:span text:style-name="T6">'Barwin'</text:span></text:p>
      <text:p text:style-name="P5"><text:span text:style-name="T6">'59908'</text:span><text:span text:style-name="T1">,</text:span><text:span text:style-name="T2"> </text:span><text:span text:style-name="T6">'Cox'</text:span></text:p>
      <text:p text:style-name="P5"><text:span text:style-name="T6">'59920'</text:span><text:span text:style-name="T1">,</text:span><text:span text:style-name="T2"> </text:span><text:span text:style-name="T6">'Dano'</text:span></text:p>
      <text:p text:style-name="P5"><text:span text:style-name="T6">'60040'</text:span><text:span text:style-name="T1">,</text:span><text:span text:style-name="T2"> </text:span><text:span text:style-name="T6">'Samel'</text:span></text:p>
      <text:p text:style-name="P5"><text:span text:style-name="T6">'60224'</text:span><text:span text:style-name="T1">,</text:span><text:span text:style-name="T2"> </text:span><text:span text:style-name="T6">'Bensaber'</text:span></text:p>
      <text:p text:style-name="P5"><text:soft-page-break/><text:span text:style-name="T6">'60249'</text:span><text:span text:style-name="T1">,</text:span><text:span text:style-name="T2"> </text:span><text:span text:style-name="T6">'Nishida'</text:span></text:p>
      <text:p text:style-name="P5"><text:span text:style-name="T6">'60267'</text:span><text:span text:style-name="T1">,</text:span><text:span text:style-name="T2"> </text:span><text:span text:style-name="T6">'Dage'</text:span></text:p>
      <text:p text:style-name="P5"><text:span text:style-name="T6">'60366'</text:span><text:span text:style-name="T1">,</text:span><text:span text:style-name="T2"> </text:span><text:span text:style-name="T6">'Kostie'</text:span></text:p>
      <text:p text:style-name="P5"><text:span text:style-name="T6">'60406'</text:span><text:span text:style-name="T1">,</text:span><text:span text:style-name="T2"> </text:span><text:span text:style-name="T6">'Sofer'</text:span></text:p>
      <text:p text:style-name="P5"><text:span text:style-name="T6">'60688'</text:span><text:span text:style-name="T1">,</text:span><text:span text:style-name="T2"> </text:span><text:span text:style-name="T6">'Zander'</text:span></text:p>
      <text:p text:style-name="P5"><text:span text:style-name="T6">'60748'</text:span><text:span text:style-name="T1">,</text:span><text:span text:style-name="T2"> </text:span><text:span text:style-name="T6">'Nagal'</text:span></text:p>
      <text:p text:style-name="P5"><text:span text:style-name="T6">'60762'</text:span><text:span text:style-name="T1">,</text:span><text:span text:style-name="T2"> </text:span><text:span text:style-name="T6">'Bernstein'</text:span></text:p>
      <text:p text:style-name="P5"><text:span text:style-name="T6">'60867'</text:span><text:span text:style-name="T1">,</text:span><text:span text:style-name="T2"> </text:span><text:span text:style-name="T6">'Poulin'</text:span></text:p>
      <text:p text:style-name="P5"><text:span text:style-name="T6">'60984'</text:span><text:span text:style-name="T1">,</text:span><text:span text:style-name="T2"> </text:span><text:span text:style-name="T6">'Emms'</text:span></text:p>
      <text:p text:style-name="P5"><text:span text:style-name="T6">'61003'</text:span><text:span text:style-name="T1">,</text:span><text:span text:style-name="T2"> </text:span><text:span text:style-name="T6">'Pietkiewicz'</text:span></text:p>
      <text:p text:style-name="P5"><text:span text:style-name="T6">'61065'</text:span><text:span text:style-name="T1">,</text:span><text:span text:style-name="T2"> </text:span><text:span text:style-name="T6">'Jovicic'</text:span></text:p>
      <text:p text:style-name="P5"><text:span text:style-name="T6">'61081'</text:span><text:span text:style-name="T1">,</text:span><text:span text:style-name="T2"> </text:span><text:span text:style-name="T6">'Bai'</text:span></text:p>
      <text:p text:style-name="P5"><text:span text:style-name="T6">'61127'</text:span><text:span text:style-name="T1">,</text:span><text:span text:style-name="T2"> </text:span><text:span text:style-name="T6">'Tuki'</text:span></text:p>
      <text:p text:style-name="P5"><text:span text:style-name="T6">'61166'</text:span><text:span text:style-name="T1">,</text:span><text:span text:style-name="T2"> </text:span><text:span text:style-name="T6">'Kangs'</text:span></text:p>
      <text:p text:style-name="P5"><text:span text:style-name="T6">'61232'</text:span><text:span text:style-name="T1">,</text:span><text:span text:style-name="T2"> </text:span><text:span text:style-name="T6">'Fukui'</text:span></text:p>
      <text:p text:style-name="P5"><text:span text:style-name="T6">'61332'</text:span><text:span text:style-name="T1">,</text:span><text:span text:style-name="T2"> </text:span><text:span text:style-name="T6">'Canon'</text:span></text:p>
      <text:p text:style-name="P5"><text:span text:style-name="T6">'61354'</text:span><text:span text:style-name="T1">,</text:span><text:span text:style-name="T2"> </text:span><text:span text:style-name="T6">'Barranco'</text:span></text:p>
      <text:p text:style-name="P5"><text:span text:style-name="T6">'61356'</text:span><text:span text:style-name="T1">,</text:span><text:span text:style-name="T2"> </text:span><text:span text:style-name="T6">'Vulp'</text:span></text:p>
      <text:p text:style-name="P5"><text:span text:style-name="T6">'61364'</text:span><text:span text:style-name="T1">,</text:span><text:span text:style-name="T2"> </text:span><text:span text:style-name="T6">'Bhavs'</text:span></text:p>
      <text:p text:style-name="P5"><text:span text:style-name="T6">'61402'</text:span><text:span text:style-name="T1">,</text:span><text:span text:style-name="T2"> </text:span><text:span text:style-name="T6">'Maity'</text:span></text:p>
      <text:p text:style-name="P5"><text:span text:style-name="T6">'61403'</text:span><text:span text:style-name="T1">,</text:span><text:span text:style-name="T2"> </text:span><text:span text:style-name="T6">'Tanno'</text:span></text:p>
      <text:p text:style-name="P5"><text:span text:style-name="T6">'61414'</text:span><text:span text:style-name="T1">,</text:span><text:span text:style-name="T2"> </text:span><text:span text:style-name="T6">'Ohyama'</text:span></text:p>
      <text:p text:style-name="P5"><text:span text:style-name="T6">'61444'</text:span><text:span text:style-name="T1">,</text:span><text:span text:style-name="T2"> </text:span><text:span text:style-name="T6">'Vries'</text:span></text:p>
      <text:p text:style-name="P5"><text:span text:style-name="T6">'61527'</text:span><text:span text:style-name="T1">,</text:span><text:span text:style-name="T2"> </text:span><text:span text:style-name="T6">'Shwartz'</text:span></text:p>
      <text:p text:style-name="P5"><text:span text:style-name="T6">'61737'</text:span><text:span text:style-name="T1">,</text:span><text:span text:style-name="T2"> </text:span><text:span text:style-name="T6">'Kissel'</text:span></text:p>
      <text:p text:style-name="P5"><text:span text:style-name="T6">'61783'</text:span><text:span text:style-name="T1">,</text:span><text:span text:style-name="T2"> </text:span><text:span text:style-name="T6">'Guyer'</text:span></text:p>
      <text:p text:style-name="P5"><text:span text:style-name="T6">'61854'</text:span><text:span text:style-name="T1">,</text:span><text:span text:style-name="T2"> </text:span><text:span text:style-name="T6">'Roytman'</text:span></text:p>
      <text:p text:style-name="P5"><text:span text:style-name="T6">'61920'</text:span><text:span text:style-name="T1">,</text:span><text:span text:style-name="T2"> </text:span><text:span text:style-name="T6">'Marcol'</text:span></text:p>
      <text:p text:style-name="P5"><text:span text:style-name="T6">'6195'</text:span><text:span text:style-name="T1">,</text:span><text:span text:style-name="T2"> </text:span><text:span text:style-name="T6">'Hartmann'</text:span></text:p>
      <text:p text:style-name="P5"><text:span text:style-name="T6">'61998'</text:span><text:span text:style-name="T1">,</text:span><text:span text:style-name="T2"> </text:span><text:span text:style-name="T6">'Sohn'</text:span></text:p>
      <text:p text:style-name="P5"><text:span text:style-name="T6">'62054'</text:span><text:span text:style-name="T1">,</text:span><text:span text:style-name="T2"> </text:span><text:span text:style-name="T6">'Wood'</text:span></text:p>
      <text:p text:style-name="P5"><text:span text:style-name="T6">'6209'</text:span><text:span text:style-name="T1">,</text:span><text:span text:style-name="T2"> </text:span><text:span text:style-name="T6">'Baccou'</text:span></text:p>
      <text:p text:style-name="P5"><text:span text:style-name="T6">'62124'</text:span><text:span text:style-name="T1">,</text:span><text:span text:style-name="T2"> </text:span><text:span text:style-name="T6">'Towsey'</text:span></text:p>
      <text:p text:style-name="P5"><text:span text:style-name="T6">'62152'</text:span><text:span text:style-name="T1">,</text:span><text:span text:style-name="T2"> </text:span><text:span text:style-name="T6">'Oba'</text:span></text:p>
      <text:p text:style-name="P5"><text:span text:style-name="T6">'62226'</text:span><text:span text:style-name="T1">,</text:span><text:span text:style-name="T2"> </text:span><text:span text:style-name="T6">'Brookh'</text:span></text:p>
      <text:p text:style-name="P5"><text:span text:style-name="T6">'62373'</text:span><text:span text:style-name="T1">,</text:span><text:span text:style-name="T2"> </text:span><text:span text:style-name="T6">'Cheed'</text:span></text:p>
      <text:p text:style-name="P5"><text:span text:style-name="T6">'62429'</text:span><text:span text:style-name="T1">,</text:span><text:span text:style-name="T2"> </text:span><text:span text:style-name="T6">'Dietzsch'</text:span></text:p>
      <text:p text:style-name="P5"><text:span text:style-name="T6">'62487'</text:span><text:span text:style-name="T1">,</text:span><text:span text:style-name="T2"> </text:span><text:span text:style-name="T6">'Durrant'</text:span></text:p>
      <text:p text:style-name="P5"><text:span text:style-name="T6">'62520'</text:span><text:span text:style-name="T1">,</text:span><text:span text:style-name="T2"> </text:span><text:span text:style-name="T6">'Im'</text:span></text:p>
      <text:p text:style-name="P5"><text:span text:style-name="T6">'62549'</text:span><text:span text:style-name="T1">,</text:span><text:span text:style-name="T2"> </text:span><text:span text:style-name="T6">'Komatsu'</text:span></text:p>
      <text:p text:style-name="P5"><text:span text:style-name="T6">'62636'</text:span><text:span text:style-name="T1">,</text:span><text:span text:style-name="T2"> </text:span><text:span text:style-name="T6">'Soni'</text:span></text:p>
      <text:p text:style-name="P5"><text:span text:style-name="T6">'62705'</text:span><text:span text:style-name="T1">,</text:span><text:span text:style-name="T2"> </text:span><text:span text:style-name="T6">'Hoffman'</text:span></text:p>
      <text:p text:style-name="P5"><text:span text:style-name="T6">'62716'</text:span><text:span text:style-name="T1">,</text:span><text:span text:style-name="T2"> </text:span><text:span text:style-name="T6">'Bocchi'</text:span></text:p>
      <text:p text:style-name="P5"><text:span text:style-name="T6">'62728'</text:span><text:span text:style-name="T1">,</text:span><text:span text:style-name="T2"> </text:span><text:span text:style-name="T6">'Camme'</text:span></text:p>
      <text:p text:style-name="P5"><text:span text:style-name="T6">'62749'</text:span><text:span text:style-name="T1">,</text:span><text:span text:style-name="T2"> </text:span><text:span text:style-name="T6">'Giroux'</text:span></text:p>
      <text:p text:style-name="P5"><text:span text:style-name="T6">'62754'</text:span><text:span text:style-name="T1">,</text:span><text:span text:style-name="T2"> </text:span><text:span text:style-name="T6">'Durrant'</text:span></text:p>
      <text:p text:style-name="P5"><text:span text:style-name="T6">'62784'</text:span><text:span text:style-name="T1">,</text:span><text:span text:style-name="T2"> </text:span><text:span text:style-name="T6">'Stylian'</text:span></text:p>
      <text:p text:style-name="P5"><text:span text:style-name="T6">'62795'</text:span><text:span text:style-name="T1">,</text:span><text:span text:style-name="T2"> </text:span><text:span text:style-name="T6">'Conradie'</text:span></text:p>
      <text:p text:style-name="P5"><text:span text:style-name="T6">'62832'</text:span><text:span text:style-name="T1">,</text:span><text:span text:style-name="T2"> </text:span><text:span text:style-name="T6">'Anderson'</text:span></text:p>
      <text:p text:style-name="P5"><text:soft-page-break/><text:span text:style-name="T6">'6287'</text:span><text:span text:style-name="T1">,</text:span><text:span text:style-name="T2"> </text:span><text:span text:style-name="T6">'Makowski'</text:span></text:p>
      <text:p text:style-name="P5"><text:span text:style-name="T6">'63039'</text:span><text:span text:style-name="T1">,</text:span><text:span text:style-name="T2"> </text:span><text:span text:style-name="T6">'Wagner'</text:span></text:p>
      <text:p text:style-name="P5"><text:span text:style-name="T6">'6304'</text:span><text:span text:style-name="T1">,</text:span><text:span text:style-name="T2"> </text:span><text:span text:style-name="T6">'Tamura'</text:span></text:p>
      <text:p text:style-name="P5"><text:span text:style-name="T6">'63040'</text:span><text:span text:style-name="T1">,</text:span><text:span text:style-name="T2"> </text:span><text:span text:style-name="T6">'Hochri'</text:span></text:p>
      <text:p text:style-name="P5"><text:span text:style-name="T6">'63090'</text:span><text:span text:style-name="T1">,</text:span><text:span text:style-name="T2"> </text:span><text:span text:style-name="T6">'Hoov'</text:span></text:p>
      <text:p text:style-name="P5"><text:span text:style-name="T6">'63243'</text:span><text:span text:style-name="T1">,</text:span><text:span text:style-name="T2"> </text:span><text:span text:style-name="T6">'Dostal'</text:span></text:p>
      <text:p text:style-name="P5"><text:span text:style-name="T6">'63288'</text:span><text:span text:style-name="T1">,</text:span><text:span text:style-name="T2"> </text:span><text:span text:style-name="T6">'Stilla'</text:span></text:p>
      <text:p text:style-name="P5"><text:span text:style-name="T6">'63289'</text:span><text:span text:style-name="T1">,</text:span><text:span text:style-name="T2"> </text:span><text:span text:style-name="T6">'So'</text:span></text:p>
      <text:p text:style-name="P5"><text:span text:style-name="T6">'63310'</text:span><text:span text:style-name="T1">,</text:span><text:span text:style-name="T2"> </text:span><text:span text:style-name="T6">'Luan'</text:span></text:p>
      <text:p text:style-name="P5"><text:span text:style-name="T6">'63361'</text:span><text:span text:style-name="T1">,</text:span><text:span text:style-name="T2"> </text:span><text:span text:style-name="T6">'Djurd'</text:span></text:p>
      <text:p text:style-name="P5"><text:span text:style-name="T6">'63390'</text:span><text:span text:style-name="T1">,</text:span><text:span text:style-name="T2"> </text:span><text:span text:style-name="T6">'Loudn'</text:span></text:p>
      <text:p text:style-name="P5"><text:span text:style-name="T6">'63449'</text:span><text:span text:style-name="T1">,</text:span><text:span text:style-name="T2"> </text:span><text:span text:style-name="T6">'Sellink'</text:span></text:p>
      <text:p text:style-name="P5"><text:span text:style-name="T6">'63489'</text:span><text:span text:style-name="T1">,</text:span><text:span text:style-name="T2"> </text:span><text:span text:style-name="T6">'Enokib'</text:span></text:p>
      <text:p text:style-name="P5"><text:span text:style-name="T6">'63502'</text:span><text:span text:style-name="T1">,</text:span><text:span text:style-name="T2"> </text:span><text:span text:style-name="T6">'Xie'</text:span></text:p>
      <text:p text:style-name="P5"><text:span text:style-name="T6">'63538'</text:span><text:span text:style-name="T1">,</text:span><text:span text:style-name="T2"> </text:span><text:span text:style-name="T6">'Pulido'</text:span></text:p>
      <text:p text:style-name="P5"><text:span text:style-name="T6">'63560'</text:span><text:span text:style-name="T1">,</text:span><text:span text:style-name="T2"> </text:span><text:span text:style-name="T6">'Gleit'</text:span></text:p>
      <text:p text:style-name="P5"><text:span text:style-name="T6">'63582'</text:span><text:span text:style-name="T1">,</text:span><text:span text:style-name="T2"> </text:span><text:span text:style-name="T6">'Fischer'</text:span></text:p>
      <text:p text:style-name="P5"><text:span text:style-name="T6">'63612'</text:span><text:span text:style-name="T1">,</text:span><text:span text:style-name="T2"> </text:span><text:span text:style-name="T6">'Duxbury'</text:span></text:p>
      <text:p text:style-name="P5"><text:span text:style-name="T6">'63645'</text:span><text:span text:style-name="T1">,</text:span><text:span text:style-name="T2"> </text:span><text:span text:style-name="T6">'Mandviwall'</text:span></text:p>
      <text:p text:style-name="P5"><text:span text:style-name="T6">'6367'</text:span><text:span text:style-name="T1">,</text:span><text:span text:style-name="T2"> </text:span><text:span text:style-name="T6">'Doisy'</text:span></text:p>
      <text:p text:style-name="P5"><text:span text:style-name="T6">'63860'</text:span><text:span text:style-name="T1">,</text:span><text:span text:style-name="T2"> </text:span><text:span text:style-name="T6">'Bayn'</text:span></text:p>
      <text:p text:style-name="P5"><text:span text:style-name="T6">'63886'</text:span><text:span text:style-name="T1">,</text:span><text:span text:style-name="T2"> </text:span><text:span text:style-name="T6">'Kuo'</text:span></text:p>
      <text:p text:style-name="P5"><text:span text:style-name="T6">'6400'</text:span><text:span text:style-name="T1">,</text:span><text:span text:style-name="T2"> </text:span><text:span text:style-name="T6">'Kelly'</text:span></text:p>
      <text:p text:style-name="P5"><text:span text:style-name="T6">'64013'</text:span><text:span text:style-name="T1">,</text:span><text:span text:style-name="T2"> </text:span><text:span text:style-name="T6">'Auriche'</text:span></text:p>
      <text:p text:style-name="P5"><text:span text:style-name="T6">'64039'</text:span><text:span text:style-name="T1">,</text:span><text:span text:style-name="T2"> </text:span><text:span text:style-name="T6">'Aarde'</text:span></text:p>
      <text:p text:style-name="P5"><text:span text:style-name="T6">'64067'</text:span><text:span text:style-name="T1">,</text:span><text:span text:style-name="T2"> </text:span><text:span text:style-name="T6">'Mennif'</text:span></text:p>
      <text:p text:style-name="P5"><text:span text:style-name="T6">'64082'</text:span><text:span text:style-name="T1">,</text:span><text:span text:style-name="T2"> </text:span><text:span text:style-name="T6">'Boyle'</text:span></text:p>
      <text:p text:style-name="P5"><text:span text:style-name="T6">'64121'</text:span><text:span text:style-name="T1">,</text:span><text:span text:style-name="T2"> </text:span><text:span text:style-name="T6">'Mansint'</text:span></text:p>
      <text:p text:style-name="P5"><text:span text:style-name="T6">'64138'</text:span><text:span text:style-name="T1">,</text:span><text:span text:style-name="T2"> </text:span><text:span text:style-name="T6">'Doran'</text:span></text:p>
      <text:p text:style-name="P5"><text:span text:style-name="T6">'64140'</text:span><text:span text:style-name="T1">,</text:span><text:span text:style-name="T2"> </text:span><text:span text:style-name="T6">'Tiroz'</text:span></text:p>
      <text:p text:style-name="P5"><text:span text:style-name="T6">'64155'</text:span><text:span text:style-name="T1">,</text:span><text:span text:style-name="T2"> </text:span><text:span text:style-name="T6">'Midu'</text:span></text:p>
      <text:p text:style-name="P5"><text:span text:style-name="T6">'64164'</text:span><text:span text:style-name="T1">,</text:span><text:span text:style-name="T2"> </text:span><text:span text:style-name="T6">'Zander'</text:span></text:p>
      <text:p text:style-name="P5"><text:span text:style-name="T6">'64169'</text:span><text:span text:style-name="T1">,</text:span><text:span text:style-name="T2"> </text:span><text:span text:style-name="T6">'Lucas'</text:span></text:p>
      <text:p text:style-name="P5"><text:span text:style-name="T6">'64192'</text:span><text:span text:style-name="T1">,</text:span><text:span text:style-name="T2"> </text:span><text:span text:style-name="T6">'Pradhan'</text:span></text:p>
      <text:p text:style-name="P5"><text:span text:style-name="T6">'64196'</text:span><text:span text:style-name="T1">,</text:span><text:span text:style-name="T2"> </text:span><text:span text:style-name="T6">'Rioult'</text:span></text:p>
      <text:p text:style-name="P5"><text:span text:style-name="T6">'64222'</text:span><text:span text:style-name="T1">,</text:span><text:span text:style-name="T2"> </text:span><text:span text:style-name="T6">'Namer'</text:span></text:p>
      <text:p text:style-name="P5"><text:span text:style-name="T6">'64249'</text:span><text:span text:style-name="T1">,</text:span><text:span text:style-name="T2"> </text:span><text:span text:style-name="T6">'Kalantari'</text:span></text:p>
      <text:p text:style-name="P5"><text:span text:style-name="T6">'64259'</text:span><text:span text:style-name="T1">,</text:span><text:span text:style-name="T2"> </text:span><text:span text:style-name="T6">'Busch'</text:span></text:p>
      <text:p text:style-name="P5"><text:span text:style-name="T6">'64297'</text:span><text:span text:style-name="T1">,</text:span><text:span text:style-name="T2"> </text:span><text:span text:style-name="T6">'Desp'</text:span></text:p>
      <text:p text:style-name="P5"><text:span text:style-name="T6">'64401'</text:span><text:span text:style-name="T1">,</text:span><text:span text:style-name="T2"> </text:span><text:span text:style-name="T6">'Larion'</text:span></text:p>
      <text:p text:style-name="P5"><text:span text:style-name="T6">'645'</text:span><text:span text:style-name="T1">,</text:span><text:span text:style-name="T2"> </text:span><text:span text:style-name="T6">'Kane'</text:span></text:p>
      <text:p text:style-name="P5"><text:span text:style-name="T6">'64550'</text:span><text:span text:style-name="T1">,</text:span><text:span text:style-name="T2"> </text:span><text:span text:style-name="T6">'Kubo'</text:span></text:p>
      <text:p text:style-name="P5"><text:span text:style-name="T6">'64593'</text:span><text:span text:style-name="T1">,</text:span><text:span text:style-name="T2"> </text:span><text:span text:style-name="T6">'Kamez'</text:span></text:p>
      <text:p text:style-name="P5"><text:span text:style-name="T6">'64642'</text:span><text:span text:style-name="T1">,</text:span><text:span text:style-name="T2"> </text:span><text:span text:style-name="T6">'Murdock'</text:span></text:p>
      <text:p text:style-name="P5"><text:span text:style-name="T6">'64724'</text:span><text:span text:style-name="T1">,</text:span><text:span text:style-name="T2"> </text:span><text:span text:style-name="T6">'Deupree'</text:span></text:p>
      <text:p text:style-name="P5"><text:span text:style-name="T6">'64731'</text:span><text:span text:style-name="T1">,</text:span><text:span text:style-name="T2"> </text:span><text:span text:style-name="T6">'Yuanq'</text:span></text:p>
      <text:p text:style-name="P5"><text:span text:style-name="T6">'6474'</text:span><text:span text:style-name="T1">,</text:span><text:span text:style-name="T2"> </text:span><text:span text:style-name="T6">'Rossettin'</text:span></text:p>
      <text:p text:style-name="P5"><text:span text:style-name="T6">'64820'</text:span><text:span text:style-name="T1">,</text:span><text:span text:style-name="T2"> </text:span><text:span text:style-name="T6">'Hendrickson'</text:span></text:p>
      <text:p text:style-name="P5"><text:span text:style-name="T6">'64893'</text:span><text:span text:style-name="T1">,</text:span><text:span text:style-name="T2"> </text:span><text:span text:style-name="T6">'Katzenb'</text:span></text:p>
      <text:p text:style-name="P5"><text:soft-page-break/><text:span text:style-name="T6">'64914'</text:span><text:span text:style-name="T1">,</text:span><text:span text:style-name="T2"> </text:span><text:span text:style-name="T6">'Lembr'</text:span></text:p>
      <text:p text:style-name="P5"><text:span text:style-name="T6">'64934'</text:span><text:span text:style-name="T1">,</text:span><text:span text:style-name="T2"> </text:span><text:span text:style-name="T6">'Halbert'</text:span></text:p>
      <text:p text:style-name="P5"><text:span text:style-name="T6">'64938'</text:span><text:span text:style-name="T1">,</text:span><text:span text:style-name="T2"> </text:span><text:span text:style-name="T6">'Kaep'</text:span></text:p>
      <text:p text:style-name="P5"><text:span text:style-name="T6">'64945'</text:span><text:span text:style-name="T1">,</text:span><text:span text:style-name="T2"> </text:span><text:span text:style-name="T6">'Gall'</text:span></text:p>
      <text:p text:style-name="P5"><text:span text:style-name="T6">'65038'</text:span><text:span text:style-name="T1">,</text:span><text:span text:style-name="T2"> </text:span><text:span text:style-name="T6">'Papakir'</text:span></text:p>
      <text:p text:style-name="P5"><text:span text:style-name="T6">'65056'</text:span><text:span text:style-name="T1">,</text:span><text:span text:style-name="T2"> </text:span><text:span text:style-name="T6">'Kean'</text:span></text:p>
      <text:p text:style-name="P5"><text:span text:style-name="T6">'65101'</text:span><text:span text:style-name="T1">,</text:span><text:span text:style-name="T2"> </text:span><text:span text:style-name="T6">'Spengler'</text:span></text:p>
      <text:p text:style-name="P5"><text:span text:style-name="T6">'65121'</text:span><text:span text:style-name="T1">,</text:span><text:span text:style-name="T2"> </text:span><text:span text:style-name="T6">'Winter'</text:span></text:p>
      <text:p text:style-name="P5"><text:span text:style-name="T6">'65144'</text:span><text:span text:style-name="T1">,</text:span><text:span text:style-name="T2"> </text:span><text:span text:style-name="T6">'Butler'</text:span></text:p>
      <text:p text:style-name="P5"><text:span text:style-name="T6">'65190'</text:span><text:span text:style-name="T1">,</text:span><text:span text:style-name="T2"> </text:span><text:span text:style-name="T6">'Dumas'</text:span></text:p>
      <text:p text:style-name="P5"><text:span text:style-name="T6">'65205'</text:span><text:span text:style-name="T1">,</text:span><text:span text:style-name="T2"> </text:span><text:span text:style-name="T6">'Sauer'</text:span></text:p>
      <text:p text:style-name="P5"><text:span text:style-name="T6">'65208'</text:span><text:span text:style-name="T1">,</text:span><text:span text:style-name="T2"> </text:span><text:span text:style-name="T6">'Farahvash'</text:span></text:p>
      <text:p text:style-name="P5"><text:span text:style-name="T6">'6523'</text:span><text:span text:style-name="T1">,</text:span><text:span text:style-name="T2"> </text:span><text:span text:style-name="T6">'Karlsson'</text:span></text:p>
      <text:p text:style-name="P5"><text:span text:style-name="T6">'65241'</text:span><text:span text:style-name="T1">,</text:span><text:span text:style-name="T2"> </text:span><text:span text:style-name="T6">'Riser'</text:span></text:p>
      <text:p text:style-name="P5"><text:span text:style-name="T6">'65258'</text:span><text:span text:style-name="T1">,</text:span><text:span text:style-name="T2"> </text:span><text:span text:style-name="T6">'Tian'</text:span></text:p>
      <text:p text:style-name="P5"><text:span text:style-name="T6">'65299'</text:span><text:span text:style-name="T1">,</text:span><text:span text:style-name="T2"> </text:span><text:span text:style-name="T6">'Schwarze'</text:span></text:p>
      <text:p text:style-name="P5"><text:span text:style-name="T6">'65329'</text:span><text:span text:style-name="T1">,</text:span><text:span text:style-name="T2"> </text:span><text:span text:style-name="T6">'Benson'</text:span></text:p>
      <text:p text:style-name="P5"><text:span text:style-name="T6">'65396'</text:span><text:span text:style-name="T1">,</text:span><text:span text:style-name="T2"> </text:span><text:span text:style-name="T6">'Rossos'</text:span></text:p>
      <text:p text:style-name="P5"><text:span text:style-name="T6">'65400'</text:span><text:span text:style-name="T1">,</text:span><text:span text:style-name="T2"> </text:span><text:span text:style-name="T6">'Horecz'</text:span></text:p>
      <text:p text:style-name="P5"><text:span text:style-name="T6">'65433'</text:span><text:span text:style-name="T1">,</text:span><text:span text:style-name="T2"> </text:span><text:span text:style-name="T6">'Stratulat'</text:span></text:p>
      <text:p text:style-name="P5"><text:span text:style-name="T6">'65438'</text:span><text:span text:style-name="T1">,</text:span><text:span text:style-name="T2"> </text:span><text:span text:style-name="T6">'Saad'</text:span></text:p>
      <text:p text:style-name="P5"><text:span text:style-name="T6">'65443'</text:span><text:span text:style-name="T1">,</text:span><text:span text:style-name="T2"> </text:span><text:span text:style-name="T6">'Yagit'</text:span></text:p>
      <text:p text:style-name="P5"><text:span text:style-name="T6">'65563'</text:span><text:span text:style-name="T1">,</text:span><text:span text:style-name="T2"> </text:span><text:span text:style-name="T6">'Bawa'</text:span></text:p>
      <text:p text:style-name="P5"><text:span text:style-name="T6">'65676'</text:span><text:span text:style-name="T1">,</text:span><text:span text:style-name="T2"> </text:span><text:span text:style-name="T6">'Aufr'</text:span></text:p>
      <text:p text:style-name="P5"><text:span text:style-name="T6">'65681'</text:span><text:span text:style-name="T1">,</text:span><text:span text:style-name="T2"> </text:span><text:span text:style-name="T6">'Roses'</text:span></text:p>
      <text:p text:style-name="P5"><text:span text:style-name="T6">'65688'</text:span><text:span text:style-name="T1">,</text:span><text:span text:style-name="T2"> </text:span><text:span text:style-name="T6">'Loudn'</text:span></text:p>
      <text:p text:style-name="P5"><text:span text:style-name="T6">'65703'</text:span><text:span text:style-name="T1">,</text:span><text:span text:style-name="T2"> </text:span><text:span text:style-name="T6">'Goldman'</text:span></text:p>
      <text:p text:style-name="P5"><text:span text:style-name="T6">'65714'</text:span><text:span text:style-name="T1">,</text:span><text:span text:style-name="T2"> </text:span><text:span text:style-name="T6">'Hughes'</text:span></text:p>
      <text:p text:style-name="P5"><text:span text:style-name="T6">'65715'</text:span><text:span text:style-name="T1">,</text:span><text:span text:style-name="T2"> </text:span><text:span text:style-name="T6">'Novak'</text:span></text:p>
      <text:p text:style-name="P5"><text:span text:style-name="T6">'65753'</text:span><text:span text:style-name="T1">,</text:span><text:span text:style-name="T2"> </text:span><text:span text:style-name="T6">'Planti'</text:span></text:p>
      <text:p text:style-name="P5"><text:span text:style-name="T6">'65901'</text:span><text:span text:style-name="T1">,</text:span><text:span text:style-name="T2"> </text:span><text:span text:style-name="T6">'Shishkin'</text:span></text:p>
      <text:p text:style-name="P5"><text:span text:style-name="T6">'65979'</text:span><text:span text:style-name="T1">,</text:span><text:span text:style-name="T2"> </text:span><text:span text:style-name="T6">'Chenu'</text:span></text:p>
      <text:p text:style-name="P5"><text:span text:style-name="T6">'65987'</text:span><text:span text:style-name="T1">,</text:span><text:span text:style-name="T2"> </text:span><text:span text:style-name="T6">'Morrison'</text:span></text:p>
      <text:p text:style-name="P5"><text:span text:style-name="T6">'66008'</text:span><text:span text:style-name="T1">,</text:span><text:span text:style-name="T2"> </text:span><text:span text:style-name="T6">'Szczerban'</text:span></text:p>
      <text:p text:style-name="P5"><text:span text:style-name="T6">'66054'</text:span><text:span text:style-name="T1">,</text:span><text:span text:style-name="T2"> </text:span><text:span text:style-name="T6">'Crick'</text:span></text:p>
      <text:p text:style-name="P5"><text:span text:style-name="T6">'66090'</text:span><text:span text:style-name="T1">,</text:span><text:span text:style-name="T2"> </text:span><text:span text:style-name="T6">'Brochhause'</text:span></text:p>
      <text:p text:style-name="P5"><text:span text:style-name="T6">'66106'</text:span><text:span text:style-name="T1">,</text:span><text:span text:style-name="T2"> </text:span><text:span text:style-name="T6">'Malagoli'</text:span></text:p>
      <text:p text:style-name="P5"><text:span text:style-name="T6">'66212'</text:span><text:span text:style-name="T1">,</text:span><text:span text:style-name="T2"> </text:span><text:span text:style-name="T6">'Kurt'</text:span></text:p>
      <text:p text:style-name="P5"><text:span text:style-name="T6">'66229'</text:span><text:span text:style-name="T1">,</text:span><text:span text:style-name="T2"> </text:span><text:span text:style-name="T6">'Qvi'</text:span></text:p>
      <text:p text:style-name="P5"><text:span text:style-name="T6">'66259'</text:span><text:span text:style-name="T1">,</text:span><text:span text:style-name="T2"> </text:span><text:span text:style-name="T6">'Schulman'</text:span></text:p>
      <text:p text:style-name="P5"><text:span text:style-name="T6">'66269'</text:span><text:span text:style-name="T1">,</text:span><text:span text:style-name="T2"> </text:span><text:span text:style-name="T6">'Hsueh'</text:span></text:p>
      <text:p text:style-name="P5"><text:span text:style-name="T6">'66279'</text:span><text:span text:style-name="T1">,</text:span><text:span text:style-name="T2"> </text:span><text:span text:style-name="T6">'Reynolds'</text:span></text:p>
      <text:p text:style-name="P5"><text:span text:style-name="T6">'66281'</text:span><text:span text:style-name="T1">,</text:span><text:span text:style-name="T2"> </text:span><text:span text:style-name="T6">'Schelten'</text:span></text:p>
      <text:p text:style-name="P5"><text:span text:style-name="T6">'66293'</text:span><text:span text:style-name="T1">,</text:span><text:span text:style-name="T2"> </text:span><text:span text:style-name="T6">'Gibson'</text:span></text:p>
      <text:p text:style-name="P5"><text:span text:style-name="T6">'66356'</text:span><text:span text:style-name="T1">,</text:span><text:span text:style-name="T2"> </text:span><text:span text:style-name="T6">'Xi'</text:span></text:p>
      <text:p text:style-name="P5"><text:span text:style-name="T6">'66469'</text:span><text:span text:style-name="T1">,</text:span><text:span text:style-name="T2"> </text:span><text:span text:style-name="T6">'Komori'</text:span></text:p>
      <text:p text:style-name="P5"><text:span text:style-name="T6">'66484'</text:span><text:span text:style-name="T1">,</text:span><text:span text:style-name="T2"> </text:span><text:span text:style-name="T6">'Amberg'</text:span></text:p>
      <text:p text:style-name="P5"><text:span text:style-name="T6">'66494'</text:span><text:span text:style-name="T1">,</text:span><text:span text:style-name="T2"> </text:span><text:span text:style-name="T6">'Shevade'</text:span></text:p>
      <text:p text:style-name="P5"><text:span text:style-name="T6">'66495'</text:span><text:span text:style-name="T1">,</text:span><text:span text:style-name="T2"> </text:span><text:span text:style-name="T6">'Michel'</text:span></text:p>
      <text:p text:style-name="P5"><text:soft-page-break/><text:span text:style-name="T6">'667'</text:span><text:span text:style-name="T1">,</text:span><text:span text:style-name="T2"> </text:span><text:span text:style-name="T6">'Goldman'</text:span></text:p>
      <text:p text:style-name="P5"><text:span text:style-name="T6">'6673'</text:span><text:span text:style-name="T1">,</text:span><text:span text:style-name="T2"> </text:span><text:span text:style-name="T6">'Bernhart'</text:span></text:p>
      <text:p text:style-name="P5"><text:span text:style-name="T6">'66753'</text:span><text:span text:style-name="T1">,</text:span><text:span text:style-name="T2"> </text:span><text:span text:style-name="T6">'Mazzat'</text:span></text:p>
      <text:p text:style-name="P5"><text:span text:style-name="T6">'66763'</text:span><text:span text:style-name="T1">,</text:span><text:span text:style-name="T2"> </text:span><text:span text:style-name="T6">'Wilks'</text:span></text:p>
      <text:p text:style-name="P5"><text:span text:style-name="T6">'66813'</text:span><text:span text:style-name="T1">,</text:span><text:span text:style-name="T2"> </text:span><text:span text:style-name="T6">'Spengler'</text:span></text:p>
      <text:p text:style-name="P5"><text:span text:style-name="T6">'66969'</text:span><text:span text:style-name="T1">,</text:span><text:span text:style-name="T2"> </text:span><text:span text:style-name="T6">'Sui'</text:span></text:p>
      <text:p text:style-name="P5"><text:span text:style-name="T6">'67017'</text:span><text:span text:style-name="T1">,</text:span><text:span text:style-name="T2"> </text:span><text:span text:style-name="T6">'Westervelt'</text:span></text:p>
      <text:p text:style-name="P5"><text:span text:style-name="T6">'67018'</text:span><text:span text:style-name="T1">,</text:span><text:span text:style-name="T2"> </text:span><text:span text:style-name="T6">'Catona'</text:span></text:p>
      <text:p text:style-name="P5"><text:span text:style-name="T6">'67021'</text:span><text:span text:style-name="T1">,</text:span><text:span text:style-name="T2"> </text:span><text:span text:style-name="T6">'Chenu'</text:span></text:p>
      <text:p text:style-name="P5"><text:span text:style-name="T6">'67024'</text:span><text:span text:style-name="T1">,</text:span><text:span text:style-name="T2"> </text:span><text:span text:style-name="T6">'Aufr'</text:span></text:p>
      <text:p text:style-name="P5"><text:span text:style-name="T6">'67033'</text:span><text:span text:style-name="T1">,</text:span><text:span text:style-name="T2"> </text:span><text:span text:style-name="T6">'Yun'</text:span></text:p>
      <text:p text:style-name="P5"><text:span text:style-name="T6">'67051'</text:span><text:span text:style-name="T1">,</text:span><text:span text:style-name="T2"> </text:span><text:span text:style-name="T6">'Labroc'</text:span></text:p>
      <text:p text:style-name="P5"><text:span text:style-name="T6">'6710'</text:span><text:span text:style-name="T1">,</text:span><text:span text:style-name="T2"> </text:span><text:span text:style-name="T6">'Matli'</text:span></text:p>
      <text:p text:style-name="P5"><text:span text:style-name="T6">'6712'</text:span><text:span text:style-name="T1">,</text:span><text:span text:style-name="T2"> </text:span><text:span text:style-name="T6">'Westphal'</text:span></text:p>
      <text:p text:style-name="P5"><text:span text:style-name="T6">'67146'</text:span><text:span text:style-name="T1">,</text:span><text:span text:style-name="T2"> </text:span><text:span text:style-name="T6">'Scherze'</text:span></text:p>
      <text:p text:style-name="P5"><text:span text:style-name="T6">'67222'</text:span><text:span text:style-name="T1">,</text:span><text:span text:style-name="T2"> </text:span><text:span text:style-name="T6">'Andrews'</text:span></text:p>
      <text:p text:style-name="P5"><text:span text:style-name="T6">'6729'</text:span><text:span text:style-name="T1">,</text:span><text:span text:style-name="T2"> </text:span><text:span text:style-name="T6">'Heilprin'</text:span></text:p>
      <text:p text:style-name="P5"><text:span text:style-name="T6">'67293'</text:span><text:span text:style-name="T1">,</text:span><text:span text:style-name="T2"> </text:span><text:span text:style-name="T6">'Ueno'</text:span></text:p>
      <text:p text:style-name="P5"><text:span text:style-name="T6">'67310'</text:span><text:span text:style-name="T1">,</text:span><text:span text:style-name="T2"> </text:span><text:span text:style-name="T6">'Lindner'</text:span></text:p>
      <text:p text:style-name="P5"><text:span text:style-name="T6">'67340'</text:span><text:span text:style-name="T1">,</text:span><text:span text:style-name="T2"> </text:span><text:span text:style-name="T6">'Dubu'</text:span></text:p>
      <text:p text:style-name="P5"><text:span text:style-name="T6">'67371'</text:span><text:span text:style-name="T1">,</text:span><text:span text:style-name="T2"> </text:span><text:span text:style-name="T6">'Garcia-Ferr'</text:span></text:p>
      <text:p text:style-name="P5"><text:span text:style-name="T6">'67407'</text:span><text:span text:style-name="T1">,</text:span><text:span text:style-name="T2"> </text:span><text:span text:style-name="T6">'Yoneda'</text:span></text:p>
      <text:p text:style-name="P5"><text:span text:style-name="T6">'67425'</text:span><text:span text:style-name="T1">,</text:span><text:span text:style-name="T2"> </text:span><text:span text:style-name="T6">'Cooper'</text:span></text:p>
      <text:p text:style-name="P5"><text:span text:style-name="T6">'67436'</text:span><text:span text:style-name="T1">,</text:span><text:span text:style-name="T2"> </text:span><text:span text:style-name="T6">'LaCo'</text:span></text:p>
      <text:p text:style-name="P5"><text:span text:style-name="T6">'67514'</text:span><text:span text:style-name="T1">,</text:span><text:span text:style-name="T2"> </text:span><text:span text:style-name="T6">'Psil'</text:span></text:p>
      <text:p text:style-name="P5"><text:span text:style-name="T6">'67542'</text:span><text:span text:style-name="T1">,</text:span><text:span text:style-name="T2"> </text:span><text:span text:style-name="T6">'Jones'</text:span></text:p>
      <text:p text:style-name="P5"><text:span text:style-name="T6">'67560'</text:span><text:span text:style-name="T1">,</text:span><text:span text:style-name="T2"> </text:span><text:span text:style-name="T6">'Sandberg'</text:span></text:p>
      <text:p text:style-name="P5"><text:span text:style-name="T6">'67583'</text:span><text:span text:style-name="T1">,</text:span><text:span text:style-name="T2"> </text:span><text:span text:style-name="T6">'Senn'</text:span></text:p>
      <text:p text:style-name="P5"><text:span text:style-name="T6">'67655'</text:span><text:span text:style-name="T1">,</text:span><text:span text:style-name="T2"> </text:span><text:span text:style-name="T6">'Kuch'</text:span></text:p>
      <text:p text:style-name="P5"><text:span text:style-name="T6">'67657'</text:span><text:span text:style-name="T1">,</text:span><text:span text:style-name="T2"> </text:span><text:span text:style-name="T6">'Beeu'</text:span></text:p>
      <text:p text:style-name="P5"><text:span text:style-name="T6">'67660'</text:span><text:span text:style-name="T1">,</text:span><text:span text:style-name="T2"> </text:span><text:span text:style-name="T6">'Newitt'</text:span></text:p>
      <text:p text:style-name="P5"><text:span text:style-name="T6">'67725'</text:span><text:span text:style-name="T1">,</text:span><text:span text:style-name="T2"> </text:span><text:span text:style-name="T6">'Yamamoto'</text:span></text:p>
      <text:p text:style-name="P5"><text:span text:style-name="T6">'67793'</text:span><text:span text:style-name="T1">,</text:span><text:span text:style-name="T2"> </text:span><text:span text:style-name="T6">'Pigd'</text:span></text:p>
      <text:p text:style-name="P5"><text:span text:style-name="T6">'67810'</text:span><text:span text:style-name="T1">,</text:span><text:span text:style-name="T2"> </text:span><text:span text:style-name="T6">'Forestiero'</text:span></text:p>
      <text:p text:style-name="P5"><text:span text:style-name="T6">'68010'</text:span><text:span text:style-name="T1">,</text:span><text:span text:style-name="T2"> </text:span><text:span text:style-name="T6">'Blecken'</text:span></text:p>
      <text:p text:style-name="P5"><text:span text:style-name="T6">'68070'</text:span><text:span text:style-name="T1">,</text:span><text:span text:style-name="T2"> </text:span><text:span text:style-name="T6">'Cameron'</text:span></text:p>
      <text:p text:style-name="P5"><text:span text:style-name="T6">'68096'</text:span><text:span text:style-name="T1">,</text:span><text:span text:style-name="T2"> </text:span><text:span text:style-name="T6">'Teo'</text:span></text:p>
      <text:p text:style-name="P5"><text:span text:style-name="T6">'68150'</text:span><text:span text:style-name="T1">,</text:span><text:span text:style-name="T2"> </text:span><text:span text:style-name="T6">'Kim'</text:span></text:p>
      <text:p text:style-name="P5"><text:span text:style-name="T6">'68242'</text:span><text:span text:style-name="T1">,</text:span><text:span text:style-name="T2"> </text:span><text:span text:style-name="T6">'Hugo'</text:span></text:p>
      <text:p text:style-name="P5"><text:span text:style-name="T6">'68248'</text:span><text:span text:style-name="T1">,</text:span><text:span text:style-name="T2"> </text:span><text:span text:style-name="T6">'Tillmann'</text:span></text:p>
      <text:p text:style-name="P5"><text:span text:style-name="T6">'68263'</text:span><text:span text:style-name="T1">,</text:span><text:span text:style-name="T2"> </text:span><text:span text:style-name="T6">'Roessler'</text:span></text:p>
      <text:p text:style-name="P5"><text:span text:style-name="T6">'68278'</text:span><text:span text:style-name="T1">,</text:span><text:span text:style-name="T2"> </text:span><text:span text:style-name="T6">'Becker'</text:span></text:p>
      <text:p text:style-name="P5"><text:span text:style-name="T6">'68280'</text:span><text:span text:style-name="T1">,</text:span><text:span text:style-name="T2"> </text:span><text:span text:style-name="T6">'Shuming'</text:span></text:p>
      <text:p text:style-name="P5"><text:span text:style-name="T6">'68330'</text:span><text:span text:style-name="T1">,</text:span><text:span text:style-name="T2"> </text:span><text:span text:style-name="T6">'Soisalon-Soininen'</text:span></text:p>
      <text:p text:style-name="P5"><text:span text:style-name="T6">'68395'</text:span><text:span text:style-name="T1">,</text:span><text:span text:style-name="T2"> </text:span><text:span text:style-name="T6">'Jessup'</text:span></text:p>
      <text:p text:style-name="P5"><text:span text:style-name="T6">'68396'</text:span><text:span text:style-name="T1">,</text:span><text:span text:style-name="T2"> </text:span><text:span text:style-name="T6">'Klimasauskas'</text:span></text:p>
      <text:p text:style-name="P5"><text:span text:style-name="T6">'68453'</text:span><text:span text:style-name="T1">,</text:span><text:span text:style-name="T2"> </text:span><text:span text:style-name="T6">'Kjellmer'</text:span></text:p>
      <text:p text:style-name="P5"><text:span text:style-name="T6">'68516'</text:span><text:span text:style-name="T1">,</text:span><text:span text:style-name="T2"> </text:span><text:span text:style-name="T6">'Kouan'</text:span></text:p>
      <text:p text:style-name="P5"><text:span text:style-name="T6">'68554'</text:span><text:span text:style-name="T1">,</text:span><text:span text:style-name="T2"> </text:span><text:span text:style-name="T6">'Larsson'</text:span></text:p>
      <text:p text:style-name="P5"><text:soft-page-break/><text:span text:style-name="T6">'68649'</text:span><text:span text:style-name="T1">,</text:span><text:span text:style-name="T2"> </text:span><text:span text:style-name="T6">'Klug'</text:span></text:p>
      <text:p text:style-name="P5"><text:span text:style-name="T6">'68712'</text:span><text:span text:style-name="T1">,</text:span><text:span text:style-name="T2"> </text:span><text:span text:style-name="T6">'Hill'</text:span></text:p>
      <text:p text:style-name="P5"><text:span text:style-name="T6">'68720'</text:span><text:span text:style-name="T1">,</text:span><text:span text:style-name="T2"> </text:span><text:span text:style-name="T6">'Gordon'</text:span></text:p>
      <text:p text:style-name="P5"><text:span text:style-name="T6">'68779'</text:span><text:span text:style-name="T1">,</text:span><text:span text:style-name="T2"> </text:span><text:span text:style-name="T6">'Harmon'</text:span></text:p>
      <text:p text:style-name="P5"><text:span text:style-name="T6">'6895'</text:span><text:span text:style-name="T1">,</text:span><text:span text:style-name="T2"> </text:span><text:span text:style-name="T6">'Portillo'</text:span></text:p>
      <text:p text:style-name="P5"><text:span text:style-name="T6">'68999'</text:span><text:span text:style-name="T1">,</text:span><text:span text:style-name="T2"> </text:span><text:span text:style-name="T6">'Greve'</text:span></text:p>
      <text:p text:style-name="P5"><text:span text:style-name="T6">'69081'</text:span><text:span text:style-name="T1">,</text:span><text:span text:style-name="T2"> </text:span><text:span text:style-name="T6">'Stratulat'</text:span></text:p>
      <text:p text:style-name="P5"><text:span text:style-name="T6">'69122'</text:span><text:span text:style-name="T1">,</text:span><text:span text:style-name="T2"> </text:span><text:span text:style-name="T6">'Epstein'</text:span></text:p>
      <text:p text:style-name="P5"><text:span text:style-name="T6">'69132'</text:span><text:span text:style-name="T1">,</text:span><text:span text:style-name="T2"> </text:span><text:span text:style-name="T6">'Sciore'</text:span></text:p>
      <text:p text:style-name="P5"><text:span text:style-name="T6">'69222'</text:span><text:span text:style-name="T1">,</text:span><text:span text:style-name="T2"> </text:span><text:span text:style-name="T6">'Albuquerque'</text:span></text:p>
      <text:p text:style-name="P5"><text:span text:style-name="T6">'69225'</text:span><text:span text:style-name="T1">,</text:span><text:span text:style-name="T2"> </text:span><text:span text:style-name="T6">'Mejia'</text:span></text:p>
      <text:p text:style-name="P5"><text:span text:style-name="T6">'69230'</text:span><text:span text:style-name="T1">,</text:span><text:span text:style-name="T2"> </text:span><text:span text:style-name="T6">'Masum'</text:span></text:p>
      <text:p text:style-name="P5"><text:span text:style-name="T6">'69241'</text:span><text:span text:style-name="T1">,</text:span><text:span text:style-name="T2"> </text:span><text:span text:style-name="T6">'Kannan'</text:span></text:p>
      <text:p text:style-name="P5"><text:span text:style-name="T6">'69285'</text:span><text:span text:style-name="T1">,</text:span><text:span text:style-name="T2"> </text:span><text:span text:style-name="T6">'Zaharak'</text:span></text:p>
      <text:p text:style-name="P5"><text:span text:style-name="T6">'69307'</text:span><text:span text:style-name="T1">,</text:span><text:span text:style-name="T2"> </text:span><text:span text:style-name="T6">'Gierl'</text:span></text:p>
      <text:p text:style-name="P5"><text:span text:style-name="T6">'69471'</text:span><text:span text:style-name="T1">,</text:span><text:span text:style-name="T2"> </text:span><text:span text:style-name="T6">'Aly'</text:span></text:p>
      <text:p text:style-name="P5"><text:span text:style-name="T6">'69521'</text:span><text:span text:style-name="T1">,</text:span><text:span text:style-name="T2"> </text:span><text:span text:style-name="T6">'Greenbaum'</text:span></text:p>
      <text:p text:style-name="P5"><text:span text:style-name="T6">'69581'</text:span><text:span text:style-name="T1">,</text:span><text:span text:style-name="T2"> </text:span><text:span text:style-name="T6">'Prabhakaran'</text:span></text:p>
      <text:p text:style-name="P5"><text:span text:style-name="T6">'69628'</text:span><text:span text:style-name="T1">,</text:span><text:span text:style-name="T2"> </text:span><text:span text:style-name="T6">'Bouamama'</text:span></text:p>
      <text:p text:style-name="P5"><text:span text:style-name="T6">'69632'</text:span><text:span text:style-name="T1">,</text:span><text:span text:style-name="T2"> </text:span><text:span text:style-name="T6">'Gibbs'</text:span></text:p>
      <text:p text:style-name="P5"><text:span text:style-name="T6">'69679'</text:span><text:span text:style-name="T1">,</text:span><text:span text:style-name="T2"> </text:span><text:span text:style-name="T6">'Ramírez'</text:span></text:p>
      <text:p text:style-name="P5"><text:span text:style-name="T6">'69730'</text:span><text:span text:style-name="T1">,</text:span><text:span text:style-name="T2"> </text:span><text:span text:style-name="T6">'Peip'</text:span></text:p>
      <text:p text:style-name="P5"><text:span text:style-name="T6">'69732'</text:span><text:span text:style-name="T1">,</text:span><text:span text:style-name="T2"> </text:span><text:span text:style-name="T6">'Barbosa'</text:span></text:p>
      <text:p text:style-name="P5"><text:span text:style-name="T6">'69747'</text:span><text:span text:style-name="T1">,</text:span><text:span text:style-name="T2"> </text:span><text:span text:style-name="T6">'Beichn'</text:span></text:p>
      <text:p text:style-name="P5"><text:span text:style-name="T6">'69752'</text:span><text:span text:style-name="T1">,</text:span><text:span text:style-name="T2"> </text:span><text:span text:style-name="T6">'Tan'</text:span></text:p>
      <text:p text:style-name="P5"><text:span text:style-name="T6">'69758'</text:span><text:span text:style-name="T1">,</text:span><text:span text:style-name="T2"> </text:span><text:span text:style-name="T6">'Baroni'</text:span></text:p>
      <text:p text:style-name="P5"><text:span text:style-name="T6">'69783'</text:span><text:span text:style-name="T1">,</text:span><text:span text:style-name="T2"> </text:span><text:span text:style-name="T6">'Putru'</text:span></text:p>
      <text:p text:style-name="P5"><text:span text:style-name="T6">'69850'</text:span><text:span text:style-name="T1">,</text:span><text:span text:style-name="T2"> </text:span><text:span text:style-name="T6">'Alexandri'</text:span></text:p>
      <text:p text:style-name="P5"><text:span text:style-name="T6">'69853'</text:span><text:span text:style-name="T1">,</text:span><text:span text:style-name="T2"> </text:span><text:span text:style-name="T6">'Boken'</text:span></text:p>
      <text:p text:style-name="P5"><text:span text:style-name="T6">'6990'</text:span><text:span text:style-name="T1">,</text:span><text:span text:style-name="T2"> </text:span><text:span text:style-name="T6">'Hoshi'</text:span></text:p>
      <text:p text:style-name="P5"><text:span text:style-name="T6">'69952'</text:span><text:span text:style-name="T1">,</text:span><text:span text:style-name="T2"> </text:span><text:span text:style-name="T6">'Muñoz'</text:span></text:p>
      <text:p text:style-name="P5"><text:span text:style-name="T6">'69960'</text:span><text:span text:style-name="T1">,</text:span><text:span text:style-name="T2"> </text:span><text:span text:style-name="T6">'Raïev'</text:span></text:p>
      <text:p text:style-name="P5"><text:span text:style-name="T6">'70021'</text:span><text:span text:style-name="T1">,</text:span><text:span text:style-name="T2"> </text:span><text:span text:style-name="T6">'Aydin'</text:span></text:p>
      <text:p text:style-name="P5"><text:span text:style-name="T6">'70061'</text:span><text:span text:style-name="T1">,</text:span><text:span text:style-name="T2"> </text:span><text:span text:style-name="T6">'Konno'</text:span></text:p>
      <text:p text:style-name="P5"><text:span text:style-name="T6">'70098'</text:span><text:span text:style-name="T1">,</text:span><text:span text:style-name="T2"> </text:span><text:span text:style-name="T6">'Prabhakaran'</text:span></text:p>
      <text:p text:style-name="P5"><text:span text:style-name="T6">'70099'</text:span><text:span text:style-name="T1">,</text:span><text:span text:style-name="T2"> </text:span><text:span text:style-name="T6">'Zhiyong'</text:span></text:p>
      <text:p text:style-name="P5"><text:span text:style-name="T6">'7020'</text:span><text:span text:style-name="T1">,</text:span><text:span text:style-name="T2"> </text:span><text:span text:style-name="T6">'Thoreson'</text:span></text:p>
      <text:p text:style-name="P5"><text:span text:style-name="T6">'70235'</text:span><text:span text:style-name="T1">,</text:span><text:span text:style-name="T2"> </text:span><text:span text:style-name="T6">'Zle'</text:span></text:p>
      <text:p text:style-name="P5"><text:span text:style-name="T6">'70299'</text:span><text:span text:style-name="T1">,</text:span><text:span text:style-name="T2"> </text:span><text:span text:style-name="T6">'Hirvas'</text:span></text:p>
      <text:p text:style-name="P5"><text:span text:style-name="T6">'70310'</text:span><text:span text:style-name="T1">,</text:span><text:span text:style-name="T2"> </text:span><text:span text:style-name="T6">'Ding'</text:span></text:p>
      <text:p text:style-name="P5"><text:span text:style-name="T6">'7035'</text:span><text:span text:style-name="T1">,</text:span><text:span text:style-name="T2"> </text:span><text:span text:style-name="T6">'Liots'</text:span></text:p>
      <text:p text:style-name="P5"><text:span text:style-name="T6">'70359'</text:span><text:span text:style-name="T1">,</text:span><text:span text:style-name="T2"> </text:span><text:span text:style-name="T6">'Lorinczi'</text:span></text:p>
      <text:p text:style-name="P5"><text:span text:style-name="T6">'70362'</text:span><text:span text:style-name="T1">,</text:span><text:span text:style-name="T2"> </text:span><text:span text:style-name="T6">'Sicard'</text:span></text:p>
      <text:p text:style-name="P5"><text:span text:style-name="T6">'70384'</text:span><text:span text:style-name="T1">,</text:span><text:span text:style-name="T2"> </text:span><text:span text:style-name="T6">'Shevade'</text:span></text:p>
      <text:p text:style-name="P5"><text:span text:style-name="T6">'70389'</text:span><text:span text:style-name="T1">,</text:span><text:span text:style-name="T2"> </text:span><text:span text:style-name="T6">'Paulk'</text:span></text:p>
      <text:p text:style-name="P5"><text:span text:style-name="T6">'70395'</text:span><text:span text:style-name="T1">,</text:span><text:span text:style-name="T2"> </text:span><text:span text:style-name="T6">'Ballew'</text:span></text:p>
      <text:p text:style-name="P5"><text:span text:style-name="T6">'7043'</text:span><text:span text:style-name="T1">,</text:span><text:span text:style-name="T2"> </text:span><text:span text:style-name="T6">'Gryts'</text:span></text:p>
      <text:p text:style-name="P5"><text:span text:style-name="T6">'70452'</text:span><text:span text:style-name="T1">,</text:span><text:span text:style-name="T2"> </text:span><text:span text:style-name="T6">'Al-Hu'</text:span></text:p>
      <text:p text:style-name="P5"><text:span text:style-name="T6">'70522'</text:span><text:span text:style-name="T1">,</text:span><text:span text:style-name="T2"> </text:span><text:span text:style-name="T6">'Holn'</text:span></text:p>
      <text:p text:style-name="P5"><text:soft-page-break/><text:span text:style-name="T6">'70564'</text:span><text:span text:style-name="T1">,</text:span><text:span text:style-name="T2"> </text:span><text:span text:style-name="T6">'Bouguet'</text:span></text:p>
      <text:p text:style-name="P5"><text:span text:style-name="T6">'70572'</text:span><text:span text:style-name="T1">,</text:span><text:span text:style-name="T2"> </text:span><text:span text:style-name="T6">'Andrews'</text:span></text:p>
      <text:p text:style-name="P5"><text:span text:style-name="T6">'70688'</text:span><text:span text:style-name="T1">,</text:span><text:span text:style-name="T2"> </text:span><text:span text:style-name="T6">'Ishihara'</text:span></text:p>
      <text:p text:style-name="P5"><text:span text:style-name="T6">'70807'</text:span><text:span text:style-name="T1">,</text:span><text:span text:style-name="T2"> </text:span><text:span text:style-name="T6">'Kreitman'</text:span></text:p>
      <text:p text:style-name="P5"><text:span text:style-name="T6">'70828'</text:span><text:span text:style-name="T1">,</text:span><text:span text:style-name="T2"> </text:span><text:span text:style-name="T6">'Kaska'</text:span></text:p>
      <text:p text:style-name="P5"><text:span text:style-name="T6">'70918'</text:span><text:span text:style-name="T1">,</text:span><text:span text:style-name="T2"> </text:span><text:span text:style-name="T6">'Holland'</text:span></text:p>
      <text:p text:style-name="P5"><text:span text:style-name="T6">'70924'</text:span><text:span text:style-name="T1">,</text:span><text:span text:style-name="T2"> </text:span><text:span text:style-name="T6">'Rajnov'</text:span></text:p>
      <text:p text:style-name="P5"><text:span text:style-name="T6">'70965'</text:span><text:span text:style-name="T1">,</text:span><text:span text:style-name="T2"> </text:span><text:span text:style-name="T6">'Dooley'</text:span></text:p>
      <text:p text:style-name="P5"><text:span text:style-name="T6">'71025'</text:span><text:span text:style-name="T1">,</text:span><text:span text:style-name="T2"> </text:span><text:span text:style-name="T6">'Cadis'</text:span></text:p>
      <text:p text:style-name="P5"><text:span text:style-name="T6">'71085'</text:span><text:span text:style-name="T1">,</text:span><text:span text:style-name="T2"> </text:span><text:span text:style-name="T6">'Giannoulis'</text:span></text:p>
      <text:p text:style-name="P5"><text:span text:style-name="T6">'7123'</text:span><text:span text:style-name="T1">,</text:span><text:span text:style-name="T2"> </text:span><text:span text:style-name="T6">'Holn'</text:span></text:p>
      <text:p text:style-name="P5"><text:span text:style-name="T6">'71287'</text:span><text:span text:style-name="T1">,</text:span><text:span text:style-name="T2"> </text:span><text:span text:style-name="T6">'Damas'</text:span></text:p>
      <text:p text:style-name="P5"><text:span text:style-name="T6">'71387'</text:span><text:span text:style-name="T1">,</text:span><text:span text:style-name="T2"> </text:span><text:span text:style-name="T6">'Tleu'</text:span></text:p>
      <text:p text:style-name="P5"><text:span text:style-name="T6">'71389'</text:span><text:span text:style-name="T1">,</text:span><text:span text:style-name="T2"> </text:span><text:span text:style-name="T6">'Vegt'</text:span></text:p>
      <text:p text:style-name="P5"><text:span text:style-name="T6">'71426'</text:span><text:span text:style-name="T1">,</text:span><text:span text:style-name="T2"> </text:span><text:span text:style-name="T6">'Flecker'</text:span></text:p>
      <text:p text:style-name="P5"><text:span text:style-name="T6">'7149'</text:span><text:span text:style-name="T1">,</text:span><text:span text:style-name="T2"> </text:span><text:span text:style-name="T6">'Xin'</text:span></text:p>
      <text:p text:style-name="P5"><text:span text:style-name="T6">'71529'</text:span><text:span text:style-name="T1">,</text:span><text:span text:style-name="T2"> </text:span><text:span text:style-name="T6">'Fredrickso'</text:span></text:p>
      <text:p text:style-name="P5"><text:span text:style-name="T6">'71543'</text:span><text:span text:style-name="T1">,</text:span><text:span text:style-name="T2"> </text:span><text:span text:style-name="T6">'Mizuno'</text:span></text:p>
      <text:p text:style-name="P5"><text:span text:style-name="T6">'71628'</text:span><text:span text:style-name="T1">,</text:span><text:span text:style-name="T2"> </text:span><text:span text:style-name="T6">'Amann'</text:span></text:p>
      <text:p text:style-name="P5"><text:span text:style-name="T6">'71630'</text:span><text:span text:style-name="T1">,</text:span><text:span text:style-name="T2"> </text:span><text:span text:style-name="T6">'Heath'</text:span></text:p>
      <text:p text:style-name="P5"><text:span text:style-name="T6">'71631'</text:span><text:span text:style-name="T1">,</text:span><text:span text:style-name="T2"> </text:span><text:span text:style-name="T6">'Scheine'</text:span></text:p>
      <text:p text:style-name="P5"><text:span text:style-name="T6">'71768'</text:span><text:span text:style-name="T1">,</text:span><text:span text:style-name="T2"> </text:span><text:span text:style-name="T6">'Stephenn'</text:span></text:p>
      <text:p text:style-name="P5"><text:span text:style-name="T6">'71878'</text:span><text:span text:style-name="T1">,</text:span><text:span text:style-name="T2"> </text:span><text:span text:style-name="T6">'Hayat'</text:span></text:p>
      <text:p text:style-name="P5"><text:span text:style-name="T6">'71904'</text:span><text:span text:style-name="T1">,</text:span><text:span text:style-name="T2"> </text:span><text:span text:style-name="T6">'Boldin'</text:span></text:p>
      <text:p text:style-name="P5"><text:span text:style-name="T6">'71944'</text:span><text:span text:style-name="T1">,</text:span><text:span text:style-name="T2"> </text:span><text:span text:style-name="T6">'Schinag'</text:span></text:p>
      <text:p text:style-name="P5"><text:span text:style-name="T6">'72006'</text:span><text:span text:style-name="T1">,</text:span><text:span text:style-name="T2"> </text:span><text:span text:style-name="T6">'Jawad'</text:span></text:p>
      <text:p text:style-name="P5"><text:span text:style-name="T6">'72014'</text:span><text:span text:style-name="T1">,</text:span><text:span text:style-name="T2"> </text:span><text:span text:style-name="T6">'Kee'</text:span></text:p>
      <text:p text:style-name="P5"><text:span text:style-name="T6">'7204'</text:span><text:span text:style-name="T1">,</text:span><text:span text:style-name="T2"> </text:span><text:span text:style-name="T6">'Halbert'</text:span></text:p>
      <text:p text:style-name="P5"><text:span text:style-name="T6">'72055'</text:span><text:span text:style-name="T1">,</text:span><text:span text:style-name="T2"> </text:span><text:span text:style-name="T6">'Schinag'</text:span></text:p>
      <text:p text:style-name="P5"><text:span text:style-name="T6">'72165'</text:span><text:span text:style-name="T1">,</text:span><text:span text:style-name="T2"> </text:span><text:span text:style-name="T6">'Otsuki'</text:span></text:p>
      <text:p text:style-name="P5"><text:span text:style-name="T6">'72177'</text:span><text:span text:style-name="T1">,</text:span><text:span text:style-name="T2"> </text:span><text:span text:style-name="T6">'Eller'</text:span></text:p>
      <text:p text:style-name="P5"><text:span text:style-name="T6">'72186'</text:span><text:span text:style-name="T1">,</text:span><text:span text:style-name="T2"> </text:span><text:span text:style-name="T6">'Pace'</text:span></text:p>
      <text:p text:style-name="P5"><text:span text:style-name="T6">'72358'</text:span><text:span text:style-name="T1">,</text:span><text:span text:style-name="T2"> </text:span><text:span text:style-name="T6">'Tomason'</text:span></text:p>
      <text:p text:style-name="P5"><text:span text:style-name="T6">'72485'</text:span><text:span text:style-name="T1">,</text:span><text:span text:style-name="T2"> </text:span><text:span text:style-name="T6">'Wetzel'</text:span></text:p>
      <text:p text:style-name="P5"><text:span text:style-name="T6">'72501'</text:span><text:span text:style-name="T1">,</text:span><text:span text:style-name="T2"> </text:span><text:span text:style-name="T6">'Mulet'</text:span></text:p>
      <text:p text:style-name="P5"><text:span text:style-name="T6">'72521'</text:span><text:span text:style-name="T1">,</text:span><text:span text:style-name="T2"> </text:span><text:span text:style-name="T6">'Caleff'</text:span></text:p>
      <text:p text:style-name="P5"><text:span text:style-name="T6">'72528'</text:span><text:span text:style-name="T1">,</text:span><text:span text:style-name="T2"> </text:span><text:span text:style-name="T6">'Tuki'</text:span></text:p>
      <text:p text:style-name="P5"><text:span text:style-name="T6">'72622'</text:span><text:span text:style-name="T1">,</text:span><text:span text:style-name="T2"> </text:span><text:span text:style-name="T6">'Kashima'</text:span></text:p>
      <text:p text:style-name="P5"><text:span text:style-name="T6">'72643'</text:span><text:span text:style-name="T1">,</text:span><text:span text:style-name="T2"> </text:span><text:span text:style-name="T6">'Castle'</text:span></text:p>
      <text:p text:style-name="P5"><text:span text:style-name="T6">'72657'</text:span><text:span text:style-name="T1">,</text:span><text:span text:style-name="T2"> </text:span><text:span text:style-name="T6">'Hird'</text:span></text:p>
      <text:p text:style-name="P5"><text:span text:style-name="T6">'72669'</text:span><text:span text:style-name="T1">,</text:span><text:span text:style-name="T2"> </text:span><text:span text:style-name="T6">'Schmitz'</text:span></text:p>
      <text:p text:style-name="P5"><text:span text:style-name="T6">'72741'</text:span><text:span text:style-name="T1">,</text:span><text:span text:style-name="T2"> </text:span><text:span text:style-name="T6">'Weiss'</text:span></text:p>
      <text:p text:style-name="P5"><text:span text:style-name="T6">'72768'</text:span><text:span text:style-name="T1">,</text:span><text:span text:style-name="T2"> </text:span><text:span text:style-name="T6">'Queiroz'</text:span></text:p>
      <text:p text:style-name="P5"><text:span text:style-name="T6">'7287'</text:span><text:span text:style-name="T1">,</text:span><text:span text:style-name="T2"> </text:span><text:span text:style-name="T6">'Tadjo'</text:span></text:p>
      <text:p text:style-name="P5"><text:span text:style-name="T6">'72959'</text:span><text:span text:style-name="T1">,</text:span><text:span text:style-name="T2"> </text:span><text:span text:style-name="T6">'Audeh'</text:span></text:p>
      <text:p text:style-name="P5"><text:span text:style-name="T6">'72979'</text:span><text:span text:style-name="T1">,</text:span><text:span text:style-name="T2"> </text:span><text:span text:style-name="T6">'Guix'</text:span></text:p>
      <text:p text:style-name="P5"><text:span text:style-name="T6">'73072'</text:span><text:span text:style-name="T1">,</text:span><text:span text:style-name="T2"> </text:span><text:span text:style-name="T6">'Akroy'</text:span></text:p>
      <text:p text:style-name="P5"><text:span text:style-name="T6">'73165'</text:span><text:span text:style-name="T1">,</text:span><text:span text:style-name="T2"> </text:span><text:span text:style-name="T6">'Fox'</text:span></text:p>
      <text:p text:style-name="P5"><text:span text:style-name="T6">'73186'</text:span><text:span text:style-name="T1">,</text:span><text:span text:style-name="T2"> </text:span><text:span text:style-name="T6">'Schweitzer'</text:span></text:p>
      <text:p text:style-name="P5"><text:soft-page-break/><text:span text:style-name="T6">'73206'</text:span><text:span text:style-name="T1">,</text:span><text:span text:style-name="T2"> </text:span><text:span text:style-name="T6">'Maw'</text:span></text:p>
      <text:p text:style-name="P5"><text:span text:style-name="T6">'73213'</text:span><text:span text:style-name="T1">,</text:span><text:span text:style-name="T2"> </text:span><text:span text:style-name="T6">'Fall'</text:span></text:p>
      <text:p text:style-name="P5"><text:span text:style-name="T6">'73268'</text:span><text:span text:style-name="T1">,</text:span><text:span text:style-name="T2"> </text:span><text:span text:style-name="T6">'Yagit'</text:span></text:p>
      <text:p text:style-name="P5"><text:span text:style-name="T6">'73328'</text:span><text:span text:style-name="T1">,</text:span><text:span text:style-name="T2"> </text:span><text:span text:style-name="T6">'Stokic'</text:span></text:p>
      <text:p text:style-name="P5"><text:span text:style-name="T6">'73387'</text:span><text:span text:style-name="T1">,</text:span><text:span text:style-name="T2"> </text:span><text:span text:style-name="T6">'Baccou'</text:span></text:p>
      <text:p text:style-name="P5"><text:span text:style-name="T6">'73394'</text:span><text:span text:style-name="T1">,</text:span><text:span text:style-name="T2"> </text:span><text:span text:style-name="T6">'Blasbe'</text:span></text:p>
      <text:p text:style-name="P5"><text:span text:style-name="T6">'73411'</text:span><text:span text:style-name="T1">,</text:span><text:span text:style-name="T2"> </text:span><text:span text:style-name="T6">'Schulz'</text:span></text:p>
      <text:p text:style-name="P5"><text:span text:style-name="T6">'73492'</text:span><text:span text:style-name="T1">,</text:span><text:span text:style-name="T2"> </text:span><text:span text:style-name="T6">'Hwang'</text:span></text:p>
      <text:p text:style-name="P5"><text:span text:style-name="T6">'73542'</text:span><text:span text:style-name="T1">,</text:span><text:span text:style-name="T2"> </text:span><text:span text:style-name="T6">'Dooley'</text:span></text:p>
      <text:p text:style-name="P5"><text:span text:style-name="T6">'73602'</text:span><text:span text:style-name="T1">,</text:span><text:span text:style-name="T2"> </text:span><text:span text:style-name="T6">'Richardson'</text:span></text:p>
      <text:p text:style-name="P5"><text:span text:style-name="T6">'73606'</text:span><text:span text:style-name="T1">,</text:span><text:span text:style-name="T2"> </text:span><text:span text:style-name="T6">'Sachse'</text:span></text:p>
      <text:p text:style-name="P5"><text:span text:style-name="T6">'73807'</text:span><text:span text:style-name="T1">,</text:span><text:span text:style-name="T2"> </text:span><text:span text:style-name="T6">'Gubar'</text:span></text:p>
      <text:p text:style-name="P5"><text:span text:style-name="T6">'7390'</text:span><text:span text:style-name="T1">,</text:span><text:span text:style-name="T2"> </text:span><text:span text:style-name="T6">'Stone'</text:span></text:p>
      <text:p text:style-name="P5"><text:span text:style-name="T6">'73908'</text:span><text:span text:style-name="T1">,</text:span><text:span text:style-name="T2"> </text:span><text:span text:style-name="T6">'Cruz'</text:span></text:p>
      <text:p text:style-name="P5"><text:span text:style-name="T6">'74016'</text:span><text:span text:style-name="T1">,</text:span><text:span text:style-name="T2"> </text:span><text:span text:style-name="T6">'Moei'</text:span></text:p>
      <text:p text:style-name="P5"><text:span text:style-name="T6">'74070'</text:span><text:span text:style-name="T1">,</text:span><text:span text:style-name="T2"> </text:span><text:span text:style-name="T6">'Sandberg'</text:span></text:p>
      <text:p text:style-name="P5"><text:span text:style-name="T6">'74163'</text:span><text:span text:style-name="T1">,</text:span><text:span text:style-name="T2"> </text:span><text:span text:style-name="T6">'Chettao'</text:span></text:p>
      <text:p text:style-name="P5"><text:span text:style-name="T6">'74460'</text:span><text:span text:style-name="T1">,</text:span><text:span text:style-name="T2"> </text:span><text:span text:style-name="T6">'McWilliams'</text:span></text:p>
      <text:p text:style-name="P5"><text:span text:style-name="T6">'74464'</text:span><text:span text:style-name="T1">,</text:span><text:span text:style-name="T2"> </text:span><text:span text:style-name="T6">'Sulimova'</text:span></text:p>
      <text:p text:style-name="P5"><text:span text:style-name="T6">'74473'</text:span><text:span text:style-name="T1">,</text:span><text:span text:style-name="T2"> </text:span><text:span text:style-name="T6">'Ledermann'</text:span></text:p>
      <text:p text:style-name="P5"><text:span text:style-name="T6">'74509'</text:span><text:span text:style-name="T1">,</text:span><text:span text:style-name="T2"> </text:span><text:span text:style-name="T6">'Tanzi'</text:span></text:p>
      <text:p text:style-name="P5"><text:span text:style-name="T6">'74530'</text:span><text:span text:style-name="T1">,</text:span><text:span text:style-name="T2"> </text:span><text:span text:style-name="T6">'Ranno'</text:span></text:p>
      <text:p text:style-name="P5"><text:span text:style-name="T6">'74639'</text:span><text:span text:style-name="T1">,</text:span><text:span text:style-name="T2"> </text:span><text:span text:style-name="T6">'Cerime'</text:span></text:p>
      <text:p text:style-name="P5"><text:span text:style-name="T6">'74672'</text:span><text:span text:style-name="T1">,</text:span><text:span text:style-name="T2"> </text:span><text:span text:style-name="T6">'Eggers'</text:span></text:p>
      <text:p text:style-name="P5"><text:span text:style-name="T6">'74796'</text:span><text:span text:style-name="T1">,</text:span><text:span text:style-name="T2"> </text:span><text:span text:style-name="T6">'Vulp'</text:span></text:p>
      <text:p text:style-name="P5"><text:span text:style-name="T6">'74840'</text:span><text:span text:style-name="T1">,</text:span><text:span text:style-name="T2"> </text:span><text:span text:style-name="T6">'Schill'</text:span></text:p>
      <text:p text:style-name="P5"><text:span text:style-name="T6">'7490'</text:span><text:span text:style-name="T1">,</text:span><text:span text:style-name="T2"> </text:span><text:span text:style-name="T6">'Giuffrida'</text:span></text:p>
      <text:p text:style-name="P5"><text:span text:style-name="T6">'74911'</text:span><text:span text:style-name="T1">,</text:span><text:span text:style-name="T2"> </text:span><text:span text:style-name="T6">'Wall'</text:span></text:p>
      <text:p text:style-name="P5"><text:span text:style-name="T6">'74974'</text:span><text:span text:style-name="T1">,</text:span><text:span text:style-name="T2"> </text:span><text:span text:style-name="T6">'Lao'</text:span></text:p>
      <text:p text:style-name="P5"><text:span text:style-name="T6">'7498'</text:span><text:span text:style-name="T1">,</text:span><text:span text:style-name="T2"> </text:span><text:span text:style-name="T6">'Charng'</text:span></text:p>
      <text:p text:style-name="P5"><text:span text:style-name="T6">'75040'</text:span><text:span text:style-name="T1">,</text:span><text:span text:style-name="T2"> </text:span><text:span text:style-name="T6">'Kruglyak'</text:span></text:p>
      <text:p text:style-name="P5"><text:span text:style-name="T6">'75046'</text:span><text:span text:style-name="T1">,</text:span><text:span text:style-name="T2"> </text:span><text:span text:style-name="T6">'Hamagi'</text:span></text:p>
      <text:p text:style-name="P5"><text:span text:style-name="T6">'75082'</text:span><text:span text:style-name="T1">,</text:span><text:span text:style-name="T2"> </text:span><text:span text:style-name="T6">'Havill'</text:span></text:p>
      <text:p text:style-name="P5"><text:span text:style-name="T6">'75116'</text:span><text:span text:style-name="T1">,</text:span><text:span text:style-name="T2"> </text:span><text:span text:style-name="T6">'Samar'</text:span></text:p>
      <text:p text:style-name="P5"><text:span text:style-name="T6">'75123'</text:span><text:span text:style-name="T1">,</text:span><text:span text:style-name="T2"> </text:span><text:span text:style-name="T6">'Chowdhury'</text:span></text:p>
      <text:p text:style-name="P5"><text:span text:style-name="T6">'7514'</text:span><text:span text:style-name="T1">,</text:span><text:span text:style-name="T2"> </text:span><text:span text:style-name="T6">'Rical'</text:span></text:p>
      <text:p text:style-name="P5"><text:span text:style-name="T6">'75173'</text:span><text:span text:style-name="T1">,</text:span><text:span text:style-name="T2"> </text:span><text:span text:style-name="T6">'Basturk'</text:span></text:p>
      <text:p text:style-name="P5"><text:span text:style-name="T6">'75231'</text:span><text:span text:style-name="T1">,</text:span><text:span text:style-name="T2"> </text:span><text:span text:style-name="T6">'Ravindranath'</text:span></text:p>
      <text:p text:style-name="P5"><text:span text:style-name="T6">'75241'</text:span><text:span text:style-name="T1">,</text:span><text:span text:style-name="T2"> </text:span><text:span text:style-name="T6">'Hughes'</text:span></text:p>
      <text:p text:style-name="P5"><text:span text:style-name="T6">'75252'</text:span><text:span text:style-name="T1">,</text:span><text:span text:style-name="T2"> </text:span><text:span text:style-name="T6">'Huo'</text:span></text:p>
      <text:p text:style-name="P5"><text:span text:style-name="T6">'75273'</text:span><text:span text:style-name="T1">,</text:span><text:span text:style-name="T2"> </text:span><text:span text:style-name="T6">'Jia'</text:span></text:p>
      <text:p text:style-name="P5"><text:span text:style-name="T6">'75299'</text:span><text:span text:style-name="T1">,</text:span><text:span text:style-name="T2"> </text:span><text:span text:style-name="T6">'Miao'</text:span></text:p>
      <text:p text:style-name="P5"><text:span text:style-name="T6">'75362'</text:span><text:span text:style-name="T1">,</text:span><text:span text:style-name="T2"> </text:span><text:span text:style-name="T6">'Christodoulakis'</text:span></text:p>
      <text:p text:style-name="P5"><text:span text:style-name="T6">'75395'</text:span><text:span text:style-name="T1">,</text:span><text:span text:style-name="T2"> </text:span><text:span text:style-name="T6">'Moscarini'</text:span></text:p>
      <text:p text:style-name="P5"><text:span text:style-name="T6">'75423'</text:span><text:span text:style-name="T1">,</text:span><text:span text:style-name="T2"> </text:span><text:span text:style-name="T6">'Oller'</text:span></text:p>
      <text:p text:style-name="P5"><text:span text:style-name="T6">'75510'</text:span><text:span text:style-name="T1">,</text:span><text:span text:style-name="T2"> </text:span><text:span text:style-name="T6">'Dumont'</text:span></text:p>
      <text:p text:style-name="P5"><text:span text:style-name="T6">'75513'</text:span><text:span text:style-name="T1">,</text:span><text:span text:style-name="T2"> </text:span><text:span text:style-name="T6">'Griffin'</text:span></text:p>
      <text:p text:style-name="P5"><text:span text:style-name="T6">'75522'</text:span><text:span text:style-name="T1">,</text:span><text:span text:style-name="T2"> </text:span><text:span text:style-name="T6">'Yin'</text:span></text:p>
      <text:p text:style-name="P5"><text:span text:style-name="T6">'75534'</text:span><text:span text:style-name="T1">,</text:span><text:span text:style-name="T2"> </text:span><text:span text:style-name="T6">'Simmel'</text:span></text:p>
      <text:p text:style-name="P5"><text:soft-page-break/><text:span text:style-name="T6">'75547'</text:span><text:span text:style-name="T1">,</text:span><text:span text:style-name="T2"> </text:span><text:span text:style-name="T6">'Varadaran'</text:span></text:p>
      <text:p text:style-name="P5"><text:span text:style-name="T6">'75560'</text:span><text:span text:style-name="T1">,</text:span><text:span text:style-name="T2"> </text:span><text:span text:style-name="T6">'Tabor'</text:span></text:p>
      <text:p text:style-name="P5"><text:span text:style-name="T6">'75596'</text:span><text:span text:style-name="T1">,</text:span><text:span text:style-name="T2"> </text:span><text:span text:style-name="T6">'Sayre'</text:span></text:p>
      <text:p text:style-name="P5"><text:span text:style-name="T6">'75772'</text:span><text:span text:style-name="T1">,</text:span><text:span text:style-name="T2"> </text:span><text:span text:style-name="T6">'Morton'</text:span></text:p>
      <text:p text:style-name="P5"><text:span text:style-name="T6">'75791'</text:span><text:span text:style-name="T1">,</text:span><text:span text:style-name="T2"> </text:span><text:span text:style-name="T6">'Keuk'</text:span></text:p>
      <text:p text:style-name="P5"><text:span text:style-name="T6">'75794'</text:span><text:span text:style-name="T1">,</text:span><text:span text:style-name="T2"> </text:span><text:span text:style-name="T6">'Hons'</text:span></text:p>
      <text:p text:style-name="P5"><text:span text:style-name="T6">'75878'</text:span><text:span text:style-name="T1">,</text:span><text:span text:style-name="T2"> </text:span><text:span text:style-name="T6">'Hahn-'</text:span></text:p>
      <text:p text:style-name="P5"><text:span text:style-name="T6">'75928'</text:span><text:span text:style-name="T1">,</text:span><text:span text:style-name="T2"> </text:span><text:span text:style-name="T6">'Yoshimoto'</text:span></text:p>
      <text:p text:style-name="P5"><text:span text:style-name="T6">'75938'</text:span><text:span text:style-name="T1">,</text:span><text:span text:style-name="T2"> </text:span><text:span text:style-name="T6">'Kotsonis'</text:span></text:p>
      <text:p text:style-name="P5"><text:span text:style-name="T6">'760'</text:span><text:span text:style-name="T1">,</text:span><text:span text:style-name="T2"> </text:span><text:span text:style-name="T6">'Liedm'</text:span></text:p>
      <text:p text:style-name="P5"><text:span text:style-name="T6">'7602'</text:span><text:span text:style-name="T1">,</text:span><text:span text:style-name="T2"> </text:span><text:span text:style-name="T6">'Ingram'</text:span></text:p>
      <text:p text:style-name="P5"><text:span text:style-name="T6">'76049'</text:span><text:span text:style-name="T1">,</text:span><text:span text:style-name="T2"> </text:span><text:span text:style-name="T6">'Tavan'</text:span></text:p>
      <text:p text:style-name="P5"><text:span text:style-name="T6">'76057'</text:span><text:span text:style-name="T1">,</text:span><text:span text:style-name="T2"> </text:span><text:span text:style-name="T6">'Sakanushi'</text:span></text:p>
      <text:p text:style-name="P5"><text:span text:style-name="T6">'76169'</text:span><text:span text:style-name="T1">,</text:span><text:span text:style-name="T2"> </text:span><text:span text:style-name="T6">'Williamson'</text:span></text:p>
      <text:p text:style-name="P5"><text:span text:style-name="T6">'76173'</text:span><text:span text:style-name="T1">,</text:span><text:span text:style-name="T2"> </text:span><text:span text:style-name="T6">'Jovicic'</text:span></text:p>
      <text:p text:style-name="P5"><text:span text:style-name="T6">'7620'</text:span><text:span text:style-name="T1">,</text:span><text:span text:style-name="T2"> </text:span><text:span text:style-name="T6">'Potry'</text:span></text:p>
      <text:p text:style-name="P5"><text:span text:style-name="T6">'76224'</text:span><text:span text:style-name="T1">,</text:span><text:span text:style-name="T2"> </text:span><text:span text:style-name="T6">'Neilson'</text:span></text:p>
      <text:p text:style-name="P5"><text:span text:style-name="T6">'76246'</text:span><text:span text:style-name="T1">,</text:span><text:span text:style-name="T2"> </text:span><text:span text:style-name="T6">'Pettersen'</text:span></text:p>
      <text:p text:style-name="P5"><text:span text:style-name="T6">'76250'</text:span><text:span text:style-name="T1">,</text:span><text:span text:style-name="T2"> </text:span><text:span text:style-name="T6">'Maw'</text:span></text:p>
      <text:p text:style-name="P5"><text:span text:style-name="T6">'76270'</text:span><text:span text:style-name="T1">,</text:span><text:span text:style-name="T2"> </text:span><text:span text:style-name="T6">'Qian'</text:span></text:p>
      <text:p text:style-name="P5"><text:span text:style-name="T6">'76291'</text:span><text:span text:style-name="T1">,</text:span><text:span text:style-name="T2"> </text:span><text:span text:style-name="T6">'Dellwo'</text:span></text:p>
      <text:p text:style-name="P5"><text:span text:style-name="T6">'7656'</text:span><text:span text:style-name="T1">,</text:span><text:span text:style-name="T2"> </text:span><text:span text:style-name="T6">'Maher'</text:span></text:p>
      <text:p text:style-name="P5"><text:span text:style-name="T6">'76604'</text:span><text:span text:style-name="T1">,</text:span><text:span text:style-name="T2"> </text:span><text:span text:style-name="T6">'Çivi'</text:span></text:p>
      <text:p text:style-name="P5"><text:span text:style-name="T6">'76672'</text:span><text:span text:style-name="T1">,</text:span><text:span text:style-name="T2"> </text:span><text:span text:style-name="T6">'Miliko'</text:span></text:p>
      <text:p text:style-name="P5"><text:span text:style-name="T6">'76743'</text:span><text:span text:style-name="T1">,</text:span><text:span text:style-name="T2"> </text:span><text:span text:style-name="T6">'Rani'</text:span></text:p>
      <text:p text:style-name="P5"><text:span text:style-name="T6">'76759'</text:span><text:span text:style-name="T1">,</text:span><text:span text:style-name="T2"> </text:span><text:span text:style-name="T6">'Masum'</text:span></text:p>
      <text:p text:style-name="P5"><text:span text:style-name="T6">'76768'</text:span><text:span text:style-name="T1">,</text:span><text:span text:style-name="T2"> </text:span><text:span text:style-name="T6">'Oblak'</text:span></text:p>
      <text:p text:style-name="P5"><text:span text:style-name="T6">'76798'</text:span><text:span text:style-name="T1">,</text:span><text:span text:style-name="T2"> </text:span><text:span text:style-name="T6">'Clifford'</text:span></text:p>
      <text:p text:style-name="P5"><text:span text:style-name="T6">'76799'</text:span><text:span text:style-name="T1">,</text:span><text:span text:style-name="T2"> </text:span><text:span text:style-name="T6">'Monger'</text:span></text:p>
      <text:p text:style-name="P5"><text:span text:style-name="T6">'76895'</text:span><text:span text:style-name="T1">,</text:span><text:span text:style-name="T2"> </text:span><text:span text:style-name="T6">'Olro'</text:span></text:p>
      <text:p text:style-name="P5"><text:span text:style-name="T6">'76911'</text:span><text:span text:style-name="T1">,</text:span><text:span text:style-name="T2"> </text:span><text:span text:style-name="T6">'Alart'</text:span></text:p>
      <text:p text:style-name="P5"><text:span text:style-name="T6">'76953'</text:span><text:span text:style-name="T1">,</text:span><text:span text:style-name="T2"> </text:span><text:span text:style-name="T6">'Lemoine'</text:span></text:p>
      <text:p text:style-name="P5"><text:span text:style-name="T6">'77000'</text:span><text:span text:style-name="T1">,</text:span><text:span text:style-name="T2"> </text:span><text:span text:style-name="T6">'Cherchi'</text:span></text:p>
      <text:p text:style-name="P5"><text:span text:style-name="T6">'77003'</text:span><text:span text:style-name="T1">,</text:span><text:span text:style-name="T2"> </text:span><text:span text:style-name="T6">'Munro'</text:span></text:p>
      <text:p text:style-name="P5"><text:span text:style-name="T6">'77021'</text:span><text:span text:style-name="T1">,</text:span><text:span text:style-name="T2"> </text:span><text:span text:style-name="T6">'Bollen'</text:span></text:p>
      <text:p text:style-name="P5"><text:span text:style-name="T6">'77130'</text:span><text:span text:style-name="T1">,</text:span><text:span text:style-name="T2"> </text:span><text:span text:style-name="T6">'Tyler'</text:span></text:p>
      <text:p text:style-name="P5"><text:span text:style-name="T6">'77148'</text:span><text:span text:style-name="T1">,</text:span><text:span text:style-name="T2"> </text:span><text:span text:style-name="T6">'Hinik'</text:span></text:p>
      <text:p text:style-name="P5"><text:span text:style-name="T6">'77172'</text:span><text:span text:style-name="T1">,</text:span><text:span text:style-name="T2"> </text:span><text:span text:style-name="T6">'Klepper'</text:span></text:p>
      <text:p text:style-name="P5"><text:span text:style-name="T6">'77218'</text:span><text:span text:style-name="T1">,</text:span><text:span text:style-name="T2"> </text:span><text:span text:style-name="T6">'Lohman'</text:span></text:p>
      <text:p text:style-name="P5"><text:span text:style-name="T6">'77231'</text:span><text:span text:style-name="T1">,</text:span><text:span text:style-name="T2"> </text:span><text:span text:style-name="T6">'Roschew'</text:span></text:p>
      <text:p text:style-name="P5"><text:span text:style-name="T6">'77234'</text:span><text:span text:style-name="T1">,</text:span><text:span text:style-name="T2"> </text:span><text:span text:style-name="T6">'Hayrapetyan'</text:span></text:p>
      <text:p text:style-name="P5"><text:span text:style-name="T6">'77244'</text:span><text:span text:style-name="T1">,</text:span><text:span text:style-name="T2"> </text:span><text:span text:style-name="T6">'Benitez'</text:span></text:p>
      <text:p text:style-name="P5"><text:span text:style-name="T6">'77289'</text:span><text:span text:style-name="T1">,</text:span><text:span text:style-name="T2"> </text:span><text:span text:style-name="T6">'Kok'</text:span></text:p>
      <text:p text:style-name="P5"><text:span text:style-name="T6">'7732'</text:span><text:span text:style-name="T1">,</text:span><text:span text:style-name="T2"> </text:span><text:span text:style-name="T6">'Osc'</text:span></text:p>
      <text:p text:style-name="P5"><text:span text:style-name="T6">'77361'</text:span><text:span text:style-name="T1">,</text:span><text:span text:style-name="T2"> </text:span><text:span text:style-name="T6">'Neuhold'</text:span></text:p>
      <text:p text:style-name="P5"><text:span text:style-name="T6">'77364'</text:span><text:span text:style-name="T1">,</text:span><text:span text:style-name="T2"> </text:span><text:span text:style-name="T6">'Lacruz'</text:span></text:p>
      <text:p text:style-name="P5"><text:span text:style-name="T6">'77415'</text:span><text:span text:style-name="T1">,</text:span><text:span text:style-name="T2"> </text:span><text:span text:style-name="T6">'Morales'</text:span></text:p>
      <text:p text:style-name="P5"><text:span text:style-name="T6">'77548'</text:span><text:span text:style-name="T1">,</text:span><text:span text:style-name="T2"> </text:span><text:span text:style-name="T6">'Krohn'</text:span></text:p>
      <text:p text:style-name="P5"><text:span text:style-name="T6">'77580'</text:span><text:span text:style-name="T1">,</text:span><text:span text:style-name="T2"> </text:span><text:span text:style-name="T6">'Frazin'</text:span></text:p>
      <text:p text:style-name="P5"><text:soft-page-break/><text:span text:style-name="T6">'77588'</text:span><text:span text:style-name="T1">,</text:span><text:span text:style-name="T2"> </text:span><text:span text:style-name="T6">'Aguilar'</text:span></text:p>
      <text:p text:style-name="P5"><text:span text:style-name="T6">'77664'</text:span><text:span text:style-name="T1">,</text:span><text:span text:style-name="T2"> </text:span><text:span text:style-name="T6">'Apostolov'</text:span></text:p>
      <text:p text:style-name="P5"><text:span text:style-name="T6">'77729'</text:span><text:span text:style-name="T1">,</text:span><text:span text:style-name="T2"> </text:span><text:span text:style-name="T6">'Lui'</text:span></text:p>
      <text:p text:style-name="P5"><text:span text:style-name="T6">'77898'</text:span><text:span text:style-name="T1">,</text:span><text:span text:style-name="T2"> </text:span><text:span text:style-name="T6">'Yap'</text:span></text:p>
      <text:p text:style-name="P5"><text:span text:style-name="T6">'78116'</text:span><text:span text:style-name="T1">,</text:span><text:span text:style-name="T2"> </text:span><text:span text:style-name="T6">'Xiao'</text:span></text:p>
      <text:p text:style-name="P5"><text:span text:style-name="T6">'78143'</text:span><text:span text:style-name="T1">,</text:span><text:span text:style-name="T2"> </text:span><text:span text:style-name="T6">'Erdem'</text:span></text:p>
      <text:p text:style-name="P5"><text:span text:style-name="T6">'78314'</text:span><text:span text:style-name="T1">,</text:span><text:span text:style-name="T2"> </text:span><text:span text:style-name="T6">'Visr'</text:span></text:p>
      <text:p text:style-name="P5"><text:span text:style-name="T6">'78332'</text:span><text:span text:style-name="T1">,</text:span><text:span text:style-name="T2"> </text:span><text:span text:style-name="T6">'Ohki'</text:span></text:p>
      <text:p text:style-name="P5"><text:span text:style-name="T6">'78434'</text:span><text:span text:style-name="T1">,</text:span><text:span text:style-name="T2"> </text:span><text:span text:style-name="T6">'Ruhe'</text:span></text:p>
      <text:p text:style-name="P5"><text:span text:style-name="T6">'78454'</text:span><text:span text:style-name="T1">,</text:span><text:span text:style-name="T2"> </text:span><text:span text:style-name="T6">'Michael'</text:span></text:p>
      <text:p text:style-name="P5"><text:span text:style-name="T6">'78469'</text:span><text:span text:style-name="T1">,</text:span><text:span text:style-name="T2"> </text:span><text:span text:style-name="T6">'Xiong'</text:span></text:p>
      <text:p text:style-name="P5"><text:span text:style-name="T6">'78481'</text:span><text:span text:style-name="T1">,</text:span><text:span text:style-name="T2"> </text:span><text:span text:style-name="T6">'Clemme'</text:span></text:p>
      <text:p text:style-name="P5"><text:span text:style-name="T6">'7854'</text:span><text:span text:style-name="T1">,</text:span><text:span text:style-name="T2"> </text:span><text:span text:style-name="T6">'Someren'</text:span></text:p>
      <text:p text:style-name="P5"><text:span text:style-name="T6">'78552'</text:span><text:span text:style-name="T1">,</text:span><text:span text:style-name="T2"> </text:span><text:span text:style-name="T6">'Douss'</text:span></text:p>
      <text:p text:style-name="P5"><text:span text:style-name="T6">'78572'</text:span><text:span text:style-name="T1">,</text:span><text:span text:style-name="T2"> </text:span><text:span text:style-name="T6">'Kurt'</text:span></text:p>
      <text:p text:style-name="P5"><text:span text:style-name="T6">'78581'</text:span><text:span text:style-name="T1">,</text:span><text:span text:style-name="T2"> </text:span><text:span text:style-name="T6">'Hegde'</text:span></text:p>
      <text:p text:style-name="P5"><text:span text:style-name="T6">'7861'</text:span><text:span text:style-name="T1">,</text:span><text:span text:style-name="T2"> </text:span><text:span text:style-name="T6">'Bollen'</text:span></text:p>
      <text:p text:style-name="P5"><text:span text:style-name="T6">'78637'</text:span><text:span text:style-name="T1">,</text:span><text:span text:style-name="T2"> </text:span><text:span text:style-name="T6">'Beeu'</text:span></text:p>
      <text:p text:style-name="P5"><text:span text:style-name="T6">'78756'</text:span><text:span text:style-name="T1">,</text:span><text:span text:style-name="T2"> </text:span><text:span text:style-name="T6">'Dai'</text:span></text:p>
      <text:p text:style-name="P5"><text:span text:style-name="T6">'78758'</text:span><text:span text:style-name="T1">,</text:span><text:span text:style-name="T2"> </text:span><text:span text:style-name="T6">'Chakraborty'</text:span></text:p>
      <text:p text:style-name="P5"><text:span text:style-name="T6">'78767'</text:span><text:span text:style-name="T1">,</text:span><text:span text:style-name="T2"> </text:span><text:span text:style-name="T6">'Marlet'</text:span></text:p>
      <text:p text:style-name="P5"><text:span text:style-name="T6">'78782'</text:span><text:span text:style-name="T1">,</text:span><text:span text:style-name="T2"> </text:span><text:span text:style-name="T6">'Sherman'</text:span></text:p>
      <text:p text:style-name="P5"><text:span text:style-name="T6">'78787'</text:span><text:span text:style-name="T1">,</text:span><text:span text:style-name="T2"> </text:span><text:span text:style-name="T6">'Rissanen'</text:span></text:p>
      <text:p text:style-name="P5"><text:span text:style-name="T6">'78792'</text:span><text:span text:style-name="T1">,</text:span><text:span text:style-name="T2"> </text:span><text:span text:style-name="T6">'Ram'</text:span></text:p>
      <text:p text:style-name="P5"><text:span text:style-name="T6">'78858'</text:span><text:span text:style-name="T1">,</text:span><text:span text:style-name="T2"> </text:span><text:span text:style-name="T6">'Abdul-Rahman'</text:span></text:p>
      <text:p text:style-name="P5"><text:span text:style-name="T6">'78892'</text:span><text:span text:style-name="T1">,</text:span><text:span text:style-name="T2"> </text:span><text:span text:style-name="T6">'Kei'</text:span></text:p>
      <text:p text:style-name="P5"><text:span text:style-name="T6">'78911'</text:span><text:span text:style-name="T1">,</text:span><text:span text:style-name="T2"> </text:span><text:span text:style-name="T6">'Shavel'</text:span></text:p>
      <text:p text:style-name="P5"><text:span text:style-name="T6">'78922'</text:span><text:span text:style-name="T1">,</text:span><text:span text:style-name="T2"> </text:span><text:span text:style-name="T6">'Koltso'</text:span></text:p>
      <text:p text:style-name="P5"><text:span text:style-name="T6">'79170'</text:span><text:span text:style-name="T1">,</text:span><text:span text:style-name="T2"> </text:span><text:span text:style-name="T6">'Lingamp'</text:span></text:p>
      <text:p text:style-name="P5"><text:span text:style-name="T6">'792'</text:span><text:span text:style-name="T1">,</text:span><text:span text:style-name="T2"> </text:span><text:span text:style-name="T6">'Hashimoto'</text:span></text:p>
      <text:p text:style-name="P5"><text:span text:style-name="T6">'79205'</text:span><text:span text:style-name="T1">,</text:span><text:span text:style-name="T2"> </text:span><text:span text:style-name="T6">'Zander'</text:span></text:p>
      <text:p text:style-name="P5"><text:span text:style-name="T6">'79210'</text:span><text:span text:style-name="T1">,</text:span><text:span text:style-name="T2"> </text:span><text:span text:style-name="T6">'Sanchez'</text:span></text:p>
      <text:p text:style-name="P5"><text:span text:style-name="T6">'79329'</text:span><text:span text:style-name="T1">,</text:span><text:span text:style-name="T2"> </text:span><text:span text:style-name="T6">'Velikovs'</text:span></text:p>
      <text:p text:style-name="P5"><text:span text:style-name="T6">'79352'</text:span><text:span text:style-name="T1">,</text:span><text:span text:style-name="T2"> </text:span><text:span text:style-name="T6">'Rumat'</text:span></text:p>
      <text:p text:style-name="P5"><text:span text:style-name="T6">'79446'</text:span><text:span text:style-name="T1">,</text:span><text:span text:style-name="T2"> </text:span><text:span text:style-name="T6">'Frost'</text:span></text:p>
      <text:p text:style-name="P5"><text:span text:style-name="T6">'79469'</text:span><text:span text:style-name="T1">,</text:span><text:span text:style-name="T2"> </text:span><text:span text:style-name="T6">'Jacobs'</text:span></text:p>
      <text:p text:style-name="P5"><text:span text:style-name="T6">'79487'</text:span><text:span text:style-name="T1">,</text:span><text:span text:style-name="T2"> </text:span><text:span text:style-name="T6">'Androutsopoulos'</text:span></text:p>
      <text:p text:style-name="P5"><text:span text:style-name="T6">'79502'</text:span><text:span text:style-name="T1">,</text:span><text:span text:style-name="T2"> </text:span><text:span text:style-name="T6">'Marongiu'</text:span></text:p>
      <text:p text:style-name="P5"><text:span text:style-name="T6">'79534'</text:span><text:span text:style-name="T1">,</text:span><text:span text:style-name="T2"> </text:span><text:span text:style-name="T6">'Martel-'</text:span></text:p>
      <text:p text:style-name="P5"><text:span text:style-name="T6">'7956'</text:span><text:span text:style-name="T1">,</text:span><text:span text:style-name="T2"> </text:span><text:span text:style-name="T6">'Brandsd'</text:span></text:p>
      <text:p text:style-name="P5"><text:span text:style-name="T6">'79589'</text:span><text:span text:style-name="T1">,</text:span><text:span text:style-name="T2"> </text:span><text:span text:style-name="T6">'Schopp'</text:span></text:p>
      <text:p text:style-name="P5"><text:span text:style-name="T6">'79697'</text:span><text:span text:style-name="T1">,</text:span><text:span text:style-name="T2"> </text:span><text:span text:style-name="T6">'Marquis'</text:span></text:p>
      <text:p text:style-name="P5"><text:span text:style-name="T6">'7970'</text:span><text:span text:style-name="T1">,</text:span><text:span text:style-name="T2"> </text:span><text:span text:style-name="T6">'Bartels'</text:span></text:p>
      <text:p text:style-name="P5"><text:span text:style-name="T6">'7973'</text:span><text:span text:style-name="T1">,</text:span><text:span text:style-name="T2"> </text:span><text:span text:style-name="T6">'Breed'</text:span></text:p>
      <text:p text:style-name="P5"><text:span text:style-name="T6">'79763'</text:span><text:span text:style-name="T1">,</text:span><text:span text:style-name="T2"> </text:span><text:span text:style-name="T6">'Ikeda'</text:span></text:p>
      <text:p text:style-name="P5"><text:span text:style-name="T6">'79772'</text:span><text:span text:style-name="T1">,</text:span><text:span text:style-name="T2"> </text:span><text:span text:style-name="T6">'Witty'</text:span></text:p>
      <text:p text:style-name="P5"><text:span text:style-name="T6">'79892'</text:span><text:span text:style-name="T1">,</text:span><text:span text:style-name="T2"> </text:span><text:span text:style-name="T6">'Chiari'</text:span></text:p>
      <text:p text:style-name="P5"><text:span text:style-name="T6">'79911'</text:span><text:span text:style-name="T1">,</text:span><text:span text:style-name="T2"> </text:span><text:span text:style-name="T6">'Corr'</text:span></text:p>
      <text:p text:style-name="P5"><text:span text:style-name="T6">'80047'</text:span><text:span text:style-name="T1">,</text:span><text:span text:style-name="T2"> </text:span><text:span text:style-name="T6">'Clemme'</text:span></text:p>
      <text:p text:style-name="P5"><text:soft-page-break/><text:span text:style-name="T6">'80057'</text:span><text:span text:style-name="T1">,</text:span><text:span text:style-name="T2"> </text:span><text:span text:style-name="T6">'Szczerban'</text:span></text:p>
      <text:p text:style-name="P5"><text:span text:style-name="T6">'80113'</text:span><text:span text:style-name="T1">,</text:span><text:span text:style-name="T2"> </text:span><text:span text:style-name="T6">'Boudjelo'</text:span></text:p>
      <text:p text:style-name="P5"><text:span text:style-name="T6">'8022'</text:span><text:span text:style-name="T1">,</text:span><text:span text:style-name="T2"> </text:span><text:span text:style-name="T6">'Heng'</text:span></text:p>
      <text:p text:style-name="P5"><text:span text:style-name="T6">'80227'</text:span><text:span text:style-name="T1">,</text:span><text:span text:style-name="T2"> </text:span><text:span text:style-name="T6">'Tsuji'</text:span></text:p>
      <text:p text:style-name="P5"><text:span text:style-name="T6">'80247'</text:span><text:span text:style-name="T1">,</text:span><text:span text:style-name="T2"> </text:span><text:span text:style-name="T6">'Rueda'</text:span></text:p>
      <text:p text:style-name="P5"><text:span text:style-name="T6">'80248'</text:span><text:span text:style-name="T1">,</text:span><text:span text:style-name="T2"> </text:span><text:span text:style-name="T6">'Satoh'</text:span></text:p>
      <text:p text:style-name="P5"><text:span text:style-name="T6">'80254'</text:span><text:span text:style-name="T1">,</text:span><text:span text:style-name="T2"> </text:span><text:span text:style-name="T6">'Mittelm'</text:span></text:p>
      <text:p text:style-name="P5"><text:span text:style-name="T6">'80285'</text:span><text:span text:style-name="T1">,</text:span><text:span text:style-name="T2"> </text:span><text:span text:style-name="T6">'Karv'</text:span></text:p>
      <text:p text:style-name="P5"><text:span text:style-name="T6">'80420'</text:span><text:span text:style-name="T1">,</text:span><text:span text:style-name="T2"> </text:span><text:span text:style-name="T6">'Bansal'</text:span></text:p>
      <text:p text:style-name="P5"><text:span text:style-name="T6">'80610'</text:span><text:span text:style-name="T1">,</text:span><text:span text:style-name="T2"> </text:span><text:span text:style-name="T6">'Nakamura'</text:span></text:p>
      <text:p text:style-name="P5"><text:span text:style-name="T6">'80651'</text:span><text:span text:style-name="T1">,</text:span><text:span text:style-name="T2"> </text:span><text:span text:style-name="T6">'Holz'</text:span></text:p>
      <text:p text:style-name="P5"><text:span text:style-name="T6">'80698'</text:span><text:span text:style-name="T1">,</text:span><text:span text:style-name="T2"> </text:span><text:span text:style-name="T6">'Eynd'</text:span></text:p>
      <text:p text:style-name="P5"><text:span text:style-name="T6">'80742'</text:span><text:span text:style-name="T1">,</text:span><text:span text:style-name="T2"> </text:span><text:span text:style-name="T6">'Lucas'</text:span></text:p>
      <text:p text:style-name="P5"><text:span text:style-name="T6">'80799'</text:span><text:span text:style-name="T1">,</text:span><text:span text:style-name="T2"> </text:span><text:span text:style-name="T6">'Almeida'</text:span></text:p>
      <text:p text:style-name="P5"><text:span text:style-name="T6">'80821'</text:span><text:span text:style-name="T1">,</text:span><text:span text:style-name="T2"> </text:span><text:span text:style-name="T6">'Morris'</text:span></text:p>
      <text:p text:style-name="P5"><text:span text:style-name="T6">'80912'</text:span><text:span text:style-name="T1">,</text:span><text:span text:style-name="T2"> </text:span><text:span text:style-name="T6">'Homyk'</text:span></text:p>
      <text:p text:style-name="P5"><text:span text:style-name="T6">'80941'</text:span><text:span text:style-name="T1">,</text:span><text:span text:style-name="T2"> </text:span><text:span text:style-name="T6">'Sankappanavar'</text:span></text:p>
      <text:p text:style-name="P5"><text:span text:style-name="T6">'80976'</text:span><text:span text:style-name="T1">,</text:span><text:span text:style-name="T2"> </text:span><text:span text:style-name="T6">'Mozayani'</text:span></text:p>
      <text:p text:style-name="P5"><text:span text:style-name="T6">'80990'</text:span><text:span text:style-name="T1">,</text:span><text:span text:style-name="T2"> </text:span><text:span text:style-name="T6">'Strzem'</text:span></text:p>
      <text:p text:style-name="P5"><text:span text:style-name="T6">'81028'</text:span><text:span text:style-name="T1">,</text:span><text:span text:style-name="T2"> </text:span><text:span text:style-name="T6">'Perna'</text:span></text:p>
      <text:p text:style-name="P5"><text:span text:style-name="T6">'81031'</text:span><text:span text:style-name="T1">,</text:span><text:span text:style-name="T2"> </text:span><text:span text:style-name="T6">'Nanda'</text:span></text:p>
      <text:p text:style-name="P5"><text:span text:style-name="T6">'81150'</text:span><text:span text:style-name="T1">,</text:span><text:span text:style-name="T2"> </text:span><text:span text:style-name="T6">'Atkins'</text:span></text:p>
      <text:p text:style-name="P5"><text:span text:style-name="T6">'81175'</text:span><text:span text:style-name="T1">,</text:span><text:span text:style-name="T2"> </text:span><text:span text:style-name="T6">'Zelek'</text:span></text:p>
      <text:p text:style-name="P5"><text:span text:style-name="T6">'81207'</text:span><text:span text:style-name="T1">,</text:span><text:span text:style-name="T2"> </text:span><text:span text:style-name="T6">'Masri'</text:span></text:p>
      <text:p text:style-name="P5"><text:span text:style-name="T6">'81245'</text:span><text:span text:style-name="T1">,</text:span><text:span text:style-name="T2"> </text:span><text:span text:style-name="T6">'Mandviwall'</text:span></text:p>
      <text:p text:style-name="P5"><text:span text:style-name="T6">'81258'</text:span><text:span text:style-name="T1">,</text:span><text:span text:style-name="T2"> </text:span><text:span text:style-name="T6">'Nirenbu'</text:span></text:p>
      <text:p text:style-name="P5"><text:span text:style-name="T6">'81294'</text:span><text:span text:style-name="T1">,</text:span><text:span text:style-name="T2"> </text:span><text:span text:style-name="T6">'Massey'</text:span></text:p>
      <text:p text:style-name="P5"><text:span text:style-name="T6">'81396'</text:span><text:span text:style-name="T1">,</text:span><text:span text:style-name="T2"> </text:span><text:span text:style-name="T6">'Cordt'</text:span></text:p>
      <text:p text:style-name="P5"><text:span text:style-name="T6">'8140'</text:span><text:span text:style-name="T1">,</text:span><text:span text:style-name="T2"> </text:span><text:span text:style-name="T6">'Paddock'</text:span></text:p>
      <text:p text:style-name="P5"><text:span text:style-name="T6">'81538'</text:span><text:span text:style-name="T1">,</text:span><text:span text:style-name="T2"> </text:span><text:span text:style-name="T6">'Wunderli'</text:span></text:p>
      <text:p text:style-name="P5"><text:span text:style-name="T6">'81550'</text:span><text:span text:style-name="T1">,</text:span><text:span text:style-name="T2"> </text:span><text:span text:style-name="T6">'Harada'</text:span></text:p>
      <text:p text:style-name="P5"><text:span text:style-name="T6">'81566'</text:span><text:span text:style-name="T1">,</text:span><text:span text:style-name="T2"> </text:span><text:span text:style-name="T6">'Farr'</text:span></text:p>
      <text:p text:style-name="P5"><text:span text:style-name="T6">'81610'</text:span><text:span text:style-name="T1">,</text:span><text:span text:style-name="T2"> </text:span><text:span text:style-name="T6">'Ching'</text:span></text:p>
      <text:p text:style-name="P5"><text:span text:style-name="T6">'81638'</text:span><text:span text:style-name="T1">,</text:span><text:span text:style-name="T2"> </text:span><text:span text:style-name="T6">'Chiu'</text:span></text:p>
      <text:p text:style-name="P5"><text:span text:style-name="T6">'81785'</text:span><text:span text:style-name="T1">,</text:span><text:span text:style-name="T2"> </text:span><text:span text:style-name="T6">'Crues'</text:span></text:p>
      <text:p text:style-name="P5"><text:span text:style-name="T6">'81789'</text:span><text:span text:style-name="T1">,</text:span><text:span text:style-name="T2"> </text:span><text:span text:style-name="T6">'Urwin'</text:span></text:p>
      <text:p text:style-name="P5"><text:span text:style-name="T6">'81876'</text:span><text:span text:style-name="T1">,</text:span><text:span text:style-name="T2"> </text:span><text:span text:style-name="T6">'Arora'</text:span></text:p>
      <text:p text:style-name="P5"><text:span text:style-name="T6">'81883'</text:span><text:span text:style-name="T1">,</text:span><text:span text:style-name="T2"> </text:span><text:span text:style-name="T6">'Perei'</text:span></text:p>
      <text:p text:style-name="P5"><text:span text:style-name="T6">'81884'</text:span><text:span text:style-name="T1">,</text:span><text:span text:style-name="T2"> </text:span><text:span text:style-name="T6">'Kereth'</text:span></text:p>
      <text:p text:style-name="P5"><text:span text:style-name="T6">'81896'</text:span><text:span text:style-name="T1">,</text:span><text:span text:style-name="T2"> </text:span><text:span text:style-name="T6">'Feldman'</text:span></text:p>
      <text:p text:style-name="P5"><text:span text:style-name="T6">'8192'</text:span><text:span text:style-name="T1">,</text:span><text:span text:style-name="T2"> </text:span><text:span text:style-name="T6">'Verma'</text:span></text:p>
      <text:p text:style-name="P5"><text:span text:style-name="T6">'81984'</text:span><text:span text:style-name="T1">,</text:span><text:span text:style-name="T2"> </text:span><text:span text:style-name="T6">'Gowi'</text:span></text:p>
      <text:p text:style-name="P5"><text:span text:style-name="T6">'82039'</text:span><text:span text:style-name="T1">,</text:span><text:span text:style-name="T2"> </text:span><text:span text:style-name="T6">'Hendrickson'</text:span></text:p>
      <text:p text:style-name="P5"><text:span text:style-name="T6">'82063'</text:span><text:span text:style-name="T1">,</text:span><text:span text:style-name="T2"> </text:span><text:span text:style-name="T6">'Zeng'</text:span></text:p>
      <text:p text:style-name="P5"><text:span text:style-name="T6">'82066'</text:span><text:span text:style-name="T1">,</text:span><text:span text:style-name="T2"> </text:span><text:span text:style-name="T6">'Varghese'</text:span></text:p>
      <text:p text:style-name="P5"><text:span text:style-name="T6">'82082'</text:span><text:span text:style-name="T1">,</text:span><text:span text:style-name="T2"> </text:span><text:span text:style-name="T6">'Towsey'</text:span></text:p>
      <text:p text:style-name="P5"><text:span text:style-name="T6">'82083'</text:span><text:span text:style-name="T1">,</text:span><text:span text:style-name="T2"> </text:span><text:span text:style-name="T6">'Peeri'</text:span></text:p>
      <text:p text:style-name="P5"><text:span text:style-name="T6">'82126'</text:span><text:span text:style-name="T1">,</text:span><text:span text:style-name="T2"> </text:span><text:span text:style-name="T6">'Koizumi'</text:span></text:p>
      <text:p text:style-name="P5"><text:span text:style-name="T6">'82301'</text:span><text:span text:style-name="T1">,</text:span><text:span text:style-name="T2"> </text:span><text:span text:style-name="T6">'Conti'</text:span></text:p>
      <text:p text:style-name="P5"><text:soft-page-break/><text:span text:style-name="T6">'82402'</text:span><text:span text:style-name="T1">,</text:span><text:span text:style-name="T2"> </text:span><text:span text:style-name="T6">'Grant'</text:span></text:p>
      <text:p text:style-name="P5"><text:span text:style-name="T6">'8251'</text:span><text:span text:style-name="T1">,</text:span><text:span text:style-name="T2"> </text:span><text:span text:style-name="T6">'Kite'</text:span></text:p>
      <text:p text:style-name="P5"><text:span text:style-name="T6">'8252'</text:span><text:span text:style-name="T1">,</text:span><text:span text:style-name="T2"> </text:span><text:span text:style-name="T6">'Breuer'</text:span></text:p>
      <text:p text:style-name="P5"><text:span text:style-name="T6">'82580'</text:span><text:span text:style-name="T1">,</text:span><text:span text:style-name="T2"> </text:span><text:span text:style-name="T6">'Wyes'</text:span></text:p>
      <text:p text:style-name="P5"><text:span text:style-name="T6">'82591'</text:span><text:span text:style-name="T1">,</text:span><text:span text:style-name="T2"> </text:span><text:span text:style-name="T6">'Pomy'</text:span></text:p>
      <text:p text:style-name="P5"><text:span text:style-name="T6">'82646'</text:span><text:span text:style-name="T1">,</text:span><text:span text:style-name="T2"> </text:span><text:span text:style-name="T6">'Nirenbu'</text:span></text:p>
      <text:p text:style-name="P5"><text:span text:style-name="T6">'82687'</text:span><text:span text:style-name="T1">,</text:span><text:span text:style-name="T2"> </text:span><text:span text:style-name="T6">'Cameron'</text:span></text:p>
      <text:p text:style-name="P5"><text:span text:style-name="T6">'82688'</text:span><text:span text:style-name="T1">,</text:span><text:span text:style-name="T2"> </text:span><text:span text:style-name="T6">'Rote'</text:span></text:p>
      <text:p text:style-name="P5"><text:span text:style-name="T6">'82697'</text:span><text:span text:style-name="T1">,</text:span><text:span text:style-name="T2"> </text:span><text:span text:style-name="T6">'Ye'</text:span></text:p>
      <text:p text:style-name="P5"><text:span text:style-name="T6">'827'</text:span><text:span text:style-name="T1">,</text:span><text:span text:style-name="T2"> </text:span><text:span text:style-name="T6">'Das'</text:span></text:p>
      <text:p text:style-name="P5"><text:span text:style-name="T6">'82707'</text:span><text:span text:style-name="T1">,</text:span><text:span text:style-name="T2"> </text:span><text:span text:style-name="T6">'Hadzilacos'</text:span></text:p>
      <text:p text:style-name="P5"><text:span text:style-name="T6">'82868'</text:span><text:span text:style-name="T1">,</text:span><text:span text:style-name="T2"> </text:span><text:span text:style-name="T6">'So'</text:span></text:p>
      <text:p text:style-name="P5"><text:span text:style-name="T6">'82918'</text:span><text:span text:style-name="T1">,</text:span><text:span text:style-name="T2"> </text:span><text:span text:style-name="T6">'Yemini'</text:span></text:p>
      <text:p text:style-name="P5"><text:span text:style-name="T6">'82970'</text:span><text:span text:style-name="T1">,</text:span><text:span text:style-name="T2"> </text:span><text:span text:style-name="T6">'Peip'</text:span></text:p>
      <text:p text:style-name="P5"><text:span text:style-name="T6">'82974'</text:span><text:span text:style-name="T1">,</text:span><text:span text:style-name="T2"> </text:span><text:span text:style-name="T6">'Duncan'</text:span></text:p>
      <text:p text:style-name="P5"><text:span text:style-name="T6">'83002'</text:span><text:span text:style-name="T1">,</text:span><text:span text:style-name="T2"> </text:span><text:span text:style-name="T6">'Ladu'</text:span></text:p>
      <text:p text:style-name="P5"><text:span text:style-name="T6">'83003'</text:span><text:span text:style-name="T1">,</text:span><text:span text:style-name="T2"> </text:span><text:span text:style-name="T6">'Nam'</text:span></text:p>
      <text:p text:style-name="P5"><text:span text:style-name="T6">'83022'</text:span><text:span text:style-name="T1">,</text:span><text:span text:style-name="T2"> </text:span><text:span text:style-name="T6">'Chyr'</text:span></text:p>
      <text:p text:style-name="P5"><text:span text:style-name="T6">'83039'</text:span><text:span text:style-name="T1">,</text:span><text:span text:style-name="T2"> </text:span><text:span text:style-name="T6">'Harmon'</text:span></text:p>
      <text:p text:style-name="P5"><text:span text:style-name="T6">'83136'</text:span><text:span text:style-name="T1">,</text:span><text:span text:style-name="T2"> </text:span><text:span text:style-name="T6">'Caporali'</text:span></text:p>
      <text:p text:style-name="P5"><text:span text:style-name="T6">'83170'</text:span><text:span text:style-name="T1">,</text:span><text:span text:style-name="T2"> </text:span><text:span text:style-name="T6">'Ariav'</text:span></text:p>
      <text:p text:style-name="P5"><text:span text:style-name="T6">'83204'</text:span><text:span text:style-name="T1">,</text:span><text:span text:style-name="T2"> </text:span><text:span text:style-name="T6">'Tauber'</text:span></text:p>
      <text:p text:style-name="P5"><text:span text:style-name="T6">'83214'</text:span><text:span text:style-name="T1">,</text:span><text:span text:style-name="T2"> </text:span><text:span text:style-name="T6">'Dasd'</text:span></text:p>
      <text:p text:style-name="P5"><text:span text:style-name="T6">'83314'</text:span><text:span text:style-name="T1">,</text:span><text:span text:style-name="T2"> </text:span><text:span text:style-name="T6">'Chow'</text:span></text:p>
      <text:p text:style-name="P5"><text:span text:style-name="T6">'83398'</text:span><text:span text:style-name="T1">,</text:span><text:span text:style-name="T2"> </text:span><text:span text:style-name="T6">'Quinta'</text:span></text:p>
      <text:p text:style-name="P5"><text:span text:style-name="T6">'8343'</text:span><text:span text:style-name="T1">,</text:span><text:span text:style-name="T2"> </text:span><text:span text:style-name="T6">'Shoji'</text:span></text:p>
      <text:p text:style-name="P5"><text:span text:style-name="T6">'83444'</text:span><text:span text:style-name="T1">,</text:span><text:span text:style-name="T2"> </text:span><text:span text:style-name="T6">'Vieira'</text:span></text:p>
      <text:p text:style-name="P5"><text:span text:style-name="T6">'83462'</text:span><text:span text:style-name="T1">,</text:span><text:span text:style-name="T2"> </text:span><text:span text:style-name="T6">'Mehra'</text:span></text:p>
      <text:p text:style-name="P5"><text:span text:style-name="T6">'8347'</text:span><text:span text:style-name="T1">,</text:span><text:span text:style-name="T2"> </text:span><text:span text:style-name="T6">'Wunderli'</text:span></text:p>
      <text:p text:style-name="P5"><text:span text:style-name="T6">'83480'</text:span><text:span text:style-name="T1">,</text:span><text:span text:style-name="T2"> </text:span><text:span text:style-name="T6">'Whitten'</text:span></text:p>
      <text:p text:style-name="P5"><text:span text:style-name="T6">'83511'</text:span><text:span text:style-name="T1">,</text:span><text:span text:style-name="T2"> </text:span><text:span text:style-name="T6">'Godfrey'</text:span></text:p>
      <text:p text:style-name="P5"><text:span text:style-name="T6">'83557'</text:span><text:span text:style-name="T1">,</text:span><text:span text:style-name="T2"> </text:span><text:span text:style-name="T6">'Khalil'</text:span></text:p>
      <text:p text:style-name="P5"><text:span text:style-name="T6">'83573'</text:span><text:span text:style-name="T1">,</text:span><text:span text:style-name="T2"> </text:span><text:span text:style-name="T6">'Pavlovico'</text:span></text:p>
      <text:p text:style-name="P5"><text:span text:style-name="T6">'83592'</text:span><text:span text:style-name="T1">,</text:span><text:span text:style-name="T2"> </text:span><text:span text:style-name="T6">'Benkov'</text:span></text:p>
      <text:p text:style-name="P5"><text:span text:style-name="T6">'83622'</text:span><text:span text:style-name="T1">,</text:span><text:span text:style-name="T2"> </text:span><text:span text:style-name="T6">'Achilles'</text:span></text:p>
      <text:p text:style-name="P5"><text:span text:style-name="T6">'83686'</text:span><text:span text:style-name="T1">,</text:span><text:span text:style-name="T2"> </text:span><text:span text:style-name="T6">'Krasser'</text:span></text:p>
      <text:p text:style-name="P5"><text:span text:style-name="T6">'83691'</text:span><text:span text:style-name="T1">,</text:span><text:span text:style-name="T2"> </text:span><text:span text:style-name="T6">'Katehakis'</text:span></text:p>
      <text:p text:style-name="P5"><text:span text:style-name="T6">'83696'</text:span><text:span text:style-name="T1">,</text:span><text:span text:style-name="T2"> </text:span><text:span text:style-name="T6">'Denso'</text:span></text:p>
      <text:p text:style-name="P5"><text:span text:style-name="T6">'83728'</text:span><text:span text:style-name="T1">,</text:span><text:span text:style-name="T2"> </text:span><text:span text:style-name="T6">'Kaminsky'</text:span></text:p>
      <text:p text:style-name="P5"><text:span text:style-name="T6">'83747'</text:span><text:span text:style-name="T1">,</text:span><text:span text:style-name="T2"> </text:span><text:span text:style-name="T6">'Gregory'</text:span></text:p>
      <text:p text:style-name="P5"><text:span text:style-name="T6">'8378'</text:span><text:span text:style-name="T1">,</text:span><text:span text:style-name="T2"> </text:span><text:span text:style-name="T6">'Stenv'</text:span></text:p>
      <text:p text:style-name="P5"><text:span text:style-name="T6">'83836'</text:span><text:span text:style-name="T1">,</text:span><text:span text:style-name="T2"> </text:span><text:span text:style-name="T6">'Gifford'</text:span></text:p>
      <text:p text:style-name="P5"><text:span text:style-name="T6">'83838'</text:span><text:span text:style-name="T1">,</text:span><text:span text:style-name="T2"> </text:span><text:span text:style-name="T6">'Durrant'</text:span></text:p>
      <text:p text:style-name="P5"><text:span text:style-name="T6">'83871'</text:span><text:span text:style-name="T1">,</text:span><text:span text:style-name="T2"> </text:span><text:span text:style-name="T6">'Stylian'</text:span></text:p>
      <text:p text:style-name="P5"><text:span text:style-name="T6">'83953'</text:span><text:span text:style-name="T1">,</text:span><text:span text:style-name="T2"> </text:span><text:span text:style-name="T6">'Jordan'</text:span></text:p>
      <text:p text:style-name="P5"><text:span text:style-name="T6">'84039'</text:span><text:span text:style-name="T1">,</text:span><text:span text:style-name="T2"> </text:span><text:span text:style-name="T6">'Sveti'</text:span></text:p>
      <text:p text:style-name="P5"><text:span text:style-name="T6">'84167'</text:span><text:span text:style-name="T1">,</text:span><text:span text:style-name="T2"> </text:span><text:span text:style-name="T6">'Sakanushi'</text:span></text:p>
      <text:p text:style-name="P5"><text:span text:style-name="T6">'84189'</text:span><text:span text:style-name="T1">,</text:span><text:span text:style-name="T2"> </text:span><text:span text:style-name="T6">'Kuwadak'</text:span></text:p>
      <text:p text:style-name="P5"><text:span text:style-name="T6">'842'</text:span><text:span text:style-name="T1">,</text:span><text:span text:style-name="T2"> </text:span><text:span text:style-name="T6">'Jode'</text:span></text:p>
      <text:p text:style-name="P5"><text:soft-page-break/><text:span text:style-name="T6">'84239'</text:span><text:span text:style-name="T1">,</text:span><text:span text:style-name="T2"> </text:span><text:span text:style-name="T6">'Jordan'</text:span></text:p>
      <text:p text:style-name="P5"><text:span text:style-name="T6">'8426'</text:span><text:span text:style-name="T1">,</text:span><text:span text:style-name="T2"> </text:span><text:span text:style-name="T6">'Harass'</text:span></text:p>
      <text:p text:style-name="P5"><text:span text:style-name="T6">'84410'</text:span><text:span text:style-name="T1">,</text:span><text:span text:style-name="T2"> </text:span><text:span text:style-name="T6">'Bae'</text:span></text:p>
      <text:p text:style-name="P5"><text:span text:style-name="T6">'84432'</text:span><text:span text:style-name="T1">,</text:span><text:span text:style-name="T2"> </text:span><text:span text:style-name="T6">'Schrefl'</text:span></text:p>
      <text:p text:style-name="P5"><text:span text:style-name="T6">'84495'</text:span><text:span text:style-name="T1">,</text:span><text:span text:style-name="T2"> </text:span><text:span text:style-name="T6">'Kurata'</text:span></text:p>
      <text:p text:style-name="P5"><text:span text:style-name="T6">'84515'</text:span><text:span text:style-name="T1">,</text:span><text:span text:style-name="T2"> </text:span><text:span text:style-name="T6">'Levie'</text:span></text:p>
      <text:p text:style-name="P5"><text:span text:style-name="T6">'8457'</text:span><text:span text:style-name="T1">,</text:span><text:span text:style-name="T2"> </text:span><text:span text:style-name="T6">'Christiansen'</text:span></text:p>
      <text:p text:style-name="P5"><text:span text:style-name="T6">'84654'</text:span><text:span text:style-name="T1">,</text:span><text:span text:style-name="T2"> </text:span><text:span text:style-name="T6">'Braña'</text:span></text:p>
      <text:p text:style-name="P5"><text:span text:style-name="T6">'847'</text:span><text:span text:style-name="T1">,</text:span><text:span text:style-name="T2"> </text:span><text:span text:style-name="T6">'Yamaguchi'</text:span></text:p>
      <text:p text:style-name="P5"><text:span text:style-name="T6">'84702'</text:span><text:span text:style-name="T1">,</text:span><text:span text:style-name="T2"> </text:span><text:span text:style-name="T6">'Lucas'</text:span></text:p>
      <text:p text:style-name="P5"><text:span text:style-name="T6">'84704'</text:span><text:span text:style-name="T1">,</text:span><text:span text:style-name="T2"> </text:span><text:span text:style-name="T6">'Rammer'</text:span></text:p>
      <text:p text:style-name="P5"><text:span text:style-name="T6">'84727'</text:span><text:span text:style-name="T1">,</text:span><text:span text:style-name="T2"> </text:span><text:span text:style-name="T6">'Hennig'</text:span></text:p>
      <text:p text:style-name="P5"><text:span text:style-name="T6">'84792'</text:span><text:span text:style-name="T1">,</text:span><text:span text:style-name="T2"> </text:span><text:span text:style-name="T6">'Angelo'</text:span></text:p>
      <text:p text:style-name="P5"><text:span text:style-name="T6">'84808'</text:span><text:span text:style-name="T1">,</text:span><text:span text:style-name="T2"> </text:span><text:span text:style-name="T6">'Randers'</text:span></text:p>
      <text:p text:style-name="P5"><text:span text:style-name="T6">'8483'</text:span><text:span text:style-name="T1">,</text:span><text:span text:style-name="T2"> </text:span><text:span text:style-name="T6">'Luk'</text:span></text:p>
      <text:p text:style-name="P5"><text:span text:style-name="T6">'84845'</text:span><text:span text:style-name="T1">,</text:span><text:span text:style-name="T2"> </text:span><text:span text:style-name="T6">'Zuo'</text:span></text:p>
      <text:p text:style-name="P5"><text:span text:style-name="T6">'84865'</text:span><text:span text:style-name="T1">,</text:span><text:span text:style-name="T2"> </text:span><text:span text:style-name="T6">'Fernandez-Gonzalez'</text:span></text:p>
      <text:p text:style-name="P5"><text:span text:style-name="T6">'85063'</text:span><text:span text:style-name="T1">,</text:span><text:span text:style-name="T2"> </text:span><text:span text:style-name="T6">'Chaney'</text:span></text:p>
      <text:p text:style-name="P5"><text:span text:style-name="T6">'8517'</text:span><text:span text:style-name="T1">,</text:span><text:span text:style-name="T2"> </text:span><text:span text:style-name="T6">'Tomkins'</text:span></text:p>
      <text:p text:style-name="P5"><text:span text:style-name="T6">'85211'</text:span><text:span text:style-name="T1">,</text:span><text:span text:style-name="T2"> </text:span><text:span text:style-name="T6">'Sumi'</text:span></text:p>
      <text:p text:style-name="P5"><text:span text:style-name="T6">'85226'</text:span><text:span text:style-name="T1">,</text:span><text:span text:style-name="T2"> </text:span><text:span text:style-name="T6">'Vicentino'</text:span></text:p>
      <text:p text:style-name="P5"><text:span text:style-name="T6">'85234'</text:span><text:span text:style-name="T1">,</text:span><text:span text:style-name="T2"> </text:span><text:span text:style-name="T6">'Dubu'</text:span></text:p>
      <text:p text:style-name="P5"><text:span text:style-name="T6">'85308'</text:span><text:span text:style-name="T1">,</text:span><text:span text:style-name="T2"> </text:span><text:span text:style-name="T6">'Yihn'</text:span></text:p>
      <text:p text:style-name="P5"><text:span text:style-name="T6">'85356'</text:span><text:span text:style-name="T1">,</text:span><text:span text:style-name="T2"> </text:span><text:span text:style-name="T6">'Kocsis'</text:span></text:p>
      <text:p text:style-name="P5"><text:span text:style-name="T6">'85366'</text:span><text:span text:style-name="T1">,</text:span><text:span text:style-name="T2"> </text:span><text:span text:style-name="T6">'Erol'</text:span></text:p>
      <text:p text:style-name="P5"><text:span text:style-name="T6">'85445'</text:span><text:span text:style-name="T1">,</text:span><text:span text:style-name="T2"> </text:span><text:span text:style-name="T6">'Bocchi'</text:span></text:p>
      <text:p text:style-name="P5"><text:span text:style-name="T6">'85451'</text:span><text:span text:style-name="T1">,</text:span><text:span text:style-name="T2"> </text:span><text:span text:style-name="T6">'Chapman'</text:span></text:p>
      <text:p text:style-name="P5"><text:span text:style-name="T6">'85505'</text:span><text:span text:style-name="T1">,</text:span><text:span text:style-name="T2"> </text:span><text:span text:style-name="T6">'Wells'</text:span></text:p>
      <text:p text:style-name="P5"><text:span text:style-name="T6">'85534'</text:span><text:span text:style-name="T1">,</text:span><text:span text:style-name="T2"> </text:span><text:span text:style-name="T6">'Setiawan'</text:span></text:p>
      <text:p text:style-name="P5"><text:span text:style-name="T6">'85575'</text:span><text:span text:style-name="T1">,</text:span><text:span text:style-name="T2"> </text:span><text:span text:style-name="T6">'Lal'</text:span></text:p>
      <text:p text:style-name="P5"><text:span text:style-name="T6">'85602'</text:span><text:span text:style-name="T1">,</text:span><text:span text:style-name="T2"> </text:span><text:span text:style-name="T6">'Bogdanova'</text:span></text:p>
      <text:p text:style-name="P5"><text:span text:style-name="T6">'85614'</text:span><text:span text:style-name="T1">,</text:span><text:span text:style-name="T2"> </text:span><text:span text:style-name="T6">'Champes'</text:span></text:p>
      <text:p text:style-name="P5"><text:span text:style-name="T6">'85680'</text:span><text:span text:style-name="T1">,</text:span><text:span text:style-name="T2"> </text:span><text:span text:style-name="T6">'Krohn'</text:span></text:p>
      <text:p text:style-name="P5"><text:span text:style-name="T6">'85746'</text:span><text:span text:style-name="T1">,</text:span><text:span text:style-name="T2"> </text:span><text:span text:style-name="T6">'Wilks'</text:span></text:p>
      <text:p text:style-name="P5"><text:span text:style-name="T6">'85754'</text:span><text:span text:style-name="T1">,</text:span><text:span text:style-name="T2"> </text:span><text:span text:style-name="T6">'Betho'</text:span></text:p>
      <text:p text:style-name="P5"><text:span text:style-name="T6">'858'</text:span><text:span text:style-name="T1">,</text:span><text:span text:style-name="T2"> </text:span><text:span text:style-name="T6">'Kashima'</text:span></text:p>
      <text:p text:style-name="P5"><text:span text:style-name="T6">'85809'</text:span><text:span text:style-name="T1">,</text:span><text:span text:style-name="T2"> </text:span><text:span text:style-name="T6">'Andert'</text:span></text:p>
      <text:p text:style-name="P5"><text:span text:style-name="T6">'85849'</text:span><text:span text:style-name="T1">,</text:span><text:span text:style-name="T2"> </text:span><text:span text:style-name="T6">'Aufr'</text:span></text:p>
      <text:p text:style-name="P5"><text:span text:style-name="T6">'85887'</text:span><text:span text:style-name="T1">,</text:span><text:span text:style-name="T2"> </text:span><text:span text:style-name="T6">'Stoltzfus'</text:span></text:p>
      <text:p text:style-name="P5"><text:span text:style-name="T6">'85904'</text:span><text:span text:style-name="T1">,</text:span><text:span text:style-name="T2"> </text:span><text:span text:style-name="T6">'Harass'</text:span></text:p>
      <text:p text:style-name="P5"><text:span text:style-name="T6">'85910'</text:span><text:span text:style-name="T1">,</text:span><text:span text:style-name="T2"> </text:span><text:span text:style-name="T6">'Levitan'</text:span></text:p>
      <text:p text:style-name="P5"><text:span text:style-name="T6">'85981'</text:span><text:span text:style-name="T1">,</text:span><text:span text:style-name="T2"> </text:span><text:span text:style-name="T6">'Kahs'</text:span></text:p>
      <text:p text:style-name="P5"><text:span text:style-name="T6">'86001'</text:span><text:span text:style-name="T1">,</text:span><text:span text:style-name="T2"> </text:span><text:span text:style-name="T6">'Meise'</text:span></text:p>
      <text:p text:style-name="P5"><text:span text:style-name="T6">'8603'</text:span><text:span text:style-name="T1">,</text:span><text:span text:style-name="T2"> </text:span><text:span text:style-name="T6">'Piedrah'</text:span></text:p>
      <text:p text:style-name="P5"><text:span text:style-name="T6">'86075'</text:span><text:span text:style-name="T1">,</text:span><text:span text:style-name="T2"> </text:span><text:span text:style-name="T6">'Juchn'</text:span></text:p>
      <text:p text:style-name="P5"><text:span text:style-name="T6">'86127'</text:span><text:span text:style-name="T1">,</text:span><text:span text:style-name="T2"> </text:span><text:span text:style-name="T6">'Spikov'</text:span></text:p>
      <text:p text:style-name="P5"><text:span text:style-name="T6">'86327'</text:span><text:span text:style-name="T1">,</text:span><text:span text:style-name="T2"> </text:span><text:span text:style-name="T6">'Moscarini'</text:span></text:p>
      <text:p text:style-name="P5"><text:span text:style-name="T6">'86344'</text:span><text:span text:style-name="T1">,</text:span><text:span text:style-name="T2"> </text:span><text:span text:style-name="T6">'Kaar'</text:span></text:p>
      <text:p text:style-name="P5"><text:span text:style-name="T6">'86375'</text:span><text:span text:style-name="T1">,</text:span><text:span text:style-name="T2"> </text:span><text:span text:style-name="T6">'Loher'</text:span></text:p>
      <text:p text:style-name="P5"><text:soft-page-break/><text:span text:style-name="T6">'86404'</text:span><text:span text:style-name="T1">,</text:span><text:span text:style-name="T2"> </text:span><text:span text:style-name="T6">'Cordt'</text:span></text:p>
      <text:p text:style-name="P5"><text:span text:style-name="T6">'86529'</text:span><text:span text:style-name="T1">,</text:span><text:span text:style-name="T2"> </text:span><text:span text:style-name="T6">'Leister'</text:span></text:p>
      <text:p text:style-name="P5"><text:span text:style-name="T6">'86552'</text:span><text:span text:style-name="T1">,</text:span><text:span text:style-name="T2"> </text:span><text:span text:style-name="T6">'Martin'</text:span></text:p>
      <text:p text:style-name="P5"><text:span text:style-name="T6">'86573'</text:span><text:span text:style-name="T1">,</text:span><text:span text:style-name="T2"> </text:span><text:span text:style-name="T6">'Schauser'</text:span></text:p>
      <text:p text:style-name="P5"><text:span text:style-name="T6">'86641'</text:span><text:span text:style-name="T1">,</text:span><text:span text:style-name="T2"> </text:span><text:span text:style-name="T6">'Dair'</text:span></text:p>
      <text:p text:style-name="P5"><text:span text:style-name="T6">'86651'</text:span><text:span text:style-name="T1">,</text:span><text:span text:style-name="T2"> </text:span><text:span text:style-name="T6">'Dave'</text:span></text:p>
      <text:p text:style-name="P5"><text:span text:style-name="T6">'86661'</text:span><text:span text:style-name="T1">,</text:span><text:span text:style-name="T2"> </text:span><text:span text:style-name="T6">'Shani'</text:span></text:p>
      <text:p text:style-name="P5"><text:span text:style-name="T6">'86674'</text:span><text:span text:style-name="T1">,</text:span><text:span text:style-name="T2"> </text:span><text:span text:style-name="T6">'Peter'</text:span></text:p>
      <text:p text:style-name="P5"><text:span text:style-name="T6">'86707'</text:span><text:span text:style-name="T1">,</text:span><text:span text:style-name="T2"> </text:span><text:span text:style-name="T6">'Houtsm'</text:span></text:p>
      <text:p text:style-name="P5"><text:span text:style-name="T6">'86736'</text:span><text:span text:style-name="T1">,</text:span><text:span text:style-name="T2"> </text:span><text:span text:style-name="T6">'Franchet'</text:span></text:p>
      <text:p text:style-name="P5"><text:span text:style-name="T6">'86753'</text:span><text:span text:style-name="T1">,</text:span><text:span text:style-name="T2"> </text:span><text:span text:style-name="T6">'Leister'</text:span></text:p>
      <text:p text:style-name="P5"><text:span text:style-name="T6">'86802'</text:span><text:span text:style-name="T1">,</text:span><text:span text:style-name="T2"> </text:span><text:span text:style-name="T6">'Hameed'</text:span></text:p>
      <text:p text:style-name="P5"><text:span text:style-name="T6">'86806'</text:span><text:span text:style-name="T1">,</text:span><text:span text:style-name="T2"> </text:span><text:span text:style-name="T6">'Unger'</text:span></text:p>
      <text:p text:style-name="P5"><text:span text:style-name="T6">'86833'</text:span><text:span text:style-name="T1">,</text:span><text:span text:style-name="T2"> </text:span><text:span text:style-name="T6">'Viani'</text:span></text:p>
      <text:p text:style-name="P5"><text:span text:style-name="T6">'86934'</text:span><text:span text:style-name="T1">,</text:span><text:span text:style-name="T2"> </text:span><text:span text:style-name="T6">'Berthold'</text:span></text:p>
      <text:p text:style-name="P5"><text:span text:style-name="T6">'86969'</text:span><text:span text:style-name="T1">,</text:span><text:span text:style-name="T2"> </text:span><text:span text:style-name="T6">'Wicki'</text:span></text:p>
      <text:p text:style-name="P5"><text:span text:style-name="T6">'86981'</text:span><text:span text:style-name="T1">,</text:span><text:span text:style-name="T2"> </text:span><text:span text:style-name="T6">'Hansch'</text:span></text:p>
      <text:p text:style-name="P5"><text:span text:style-name="T6">'87015'</text:span><text:span text:style-name="T1">,</text:span><text:span text:style-name="T2"> </text:span><text:span text:style-name="T6">'Pottos'</text:span></text:p>
      <text:p text:style-name="P5"><text:span text:style-name="T6">'87044'</text:span><text:span text:style-name="T1">,</text:span><text:span text:style-name="T2"> </text:span><text:span text:style-name="T6">'McDonald'</text:span></text:p>
      <text:p text:style-name="P5"><text:span text:style-name="T6">'87048'</text:span><text:span text:style-name="T1">,</text:span><text:span text:style-name="T2"> </text:span><text:span text:style-name="T6">'Gani'</text:span></text:p>
      <text:p text:style-name="P5"><text:span text:style-name="T6">'87054'</text:span><text:span text:style-name="T1">,</text:span><text:span text:style-name="T2"> </text:span><text:span text:style-name="T6">'Dietzsch'</text:span></text:p>
      <text:p text:style-name="P5"><text:span text:style-name="T6">'87193'</text:span><text:span text:style-name="T1">,</text:span><text:span text:style-name="T2"> </text:span><text:span text:style-name="T6">'Pinkus'</text:span></text:p>
      <text:p text:style-name="P5"><text:span text:style-name="T6">'87222'</text:span><text:span text:style-name="T1">,</text:span><text:span text:style-name="T2"> </text:span><text:span text:style-name="T6">'Allard'</text:span></text:p>
      <text:p text:style-name="P5"><text:span text:style-name="T6">'87246'</text:span><text:span text:style-name="T1">,</text:span><text:span text:style-name="T2"> </text:span><text:span text:style-name="T6">'Dellwo'</text:span></text:p>
      <text:p text:style-name="P5"><text:span text:style-name="T6">'87268'</text:span><text:span text:style-name="T1">,</text:span><text:span text:style-name="T2"> </text:span><text:span text:style-name="T6">'Koenig'</text:span></text:p>
      <text:p text:style-name="P5"><text:span text:style-name="T6">'87280'</text:span><text:span text:style-name="T1">,</text:span><text:span text:style-name="T2"> </text:span><text:span text:style-name="T6">'Kim'</text:span></text:p>
      <text:p text:style-name="P5"><text:span text:style-name="T6">'87439'</text:span><text:span text:style-name="T1">,</text:span><text:span text:style-name="T2"> </text:span><text:span text:style-name="T6">'Scheffer'</text:span></text:p>
      <text:p text:style-name="P5"><text:span text:style-name="T6">'87624'</text:span><text:span text:style-name="T1">,</text:span><text:span text:style-name="T2"> </text:span><text:span text:style-name="T6">'Carrera'</text:span></text:p>
      <text:p text:style-name="P5"><text:span text:style-name="T6">'87651'</text:span><text:span text:style-name="T1">,</text:span><text:span text:style-name="T2"> </text:span><text:span text:style-name="T6">'Liang'</text:span></text:p>
      <text:p text:style-name="P5"><text:span text:style-name="T6">'87706'</text:span><text:span text:style-name="T1">,</text:span><text:span text:style-name="T2"> </text:span><text:span text:style-name="T6">'Nakao'</text:span></text:p>
      <text:p text:style-name="P5"><text:span text:style-name="T6">'87784'</text:span><text:span text:style-name="T1">,</text:span><text:span text:style-name="T2"> </text:span><text:span text:style-name="T6">'McCracken'</text:span></text:p>
      <text:p text:style-name="P5"><text:span text:style-name="T6">'87785'</text:span><text:span text:style-name="T1">,</text:span><text:span text:style-name="T2"> </text:span><text:span text:style-name="T6">'Liepelt'</text:span></text:p>
      <text:p text:style-name="P5"><text:span text:style-name="T6">'87831'</text:span><text:span text:style-name="T1">,</text:span><text:span text:style-name="T2"> </text:span><text:span text:style-name="T6">'Turunen'</text:span></text:p>
      <text:p text:style-name="P5"><text:span text:style-name="T6">'87965'</text:span><text:span text:style-name="T1">,</text:span><text:span text:style-name="T2"> </text:span><text:span text:style-name="T6">'Reiss'</text:span></text:p>
      <text:p text:style-name="P5"><text:span text:style-name="T6">'88045'</text:span><text:span text:style-name="T1">,</text:span><text:span text:style-name="T2"> </text:span><text:span text:style-name="T6">'Jackson'</text:span></text:p>
      <text:p text:style-name="P5"><text:span text:style-name="T6">'8807'</text:span><text:span text:style-name="T1">,</text:span><text:span text:style-name="T2"> </text:span><text:span text:style-name="T6">'Zacharias'</text:span></text:p>
      <text:p text:style-name="P5"><text:span text:style-name="T6">'88085'</text:span><text:span text:style-name="T1">,</text:span><text:span text:style-name="T2"> </text:span><text:span text:style-name="T6">'Bouamama'</text:span></text:p>
      <text:p text:style-name="P5"><text:span text:style-name="T6">'88140'</text:span><text:span text:style-name="T1">,</text:span><text:span text:style-name="T2"> </text:span><text:span text:style-name="T6">'Stanko'</text:span></text:p>
      <text:p text:style-name="P5"><text:span text:style-name="T6">'88169'</text:span><text:span text:style-name="T1">,</text:span><text:span text:style-name="T2"> </text:span><text:span text:style-name="T6">'Schroeder'</text:span></text:p>
      <text:p text:style-name="P5"><text:span text:style-name="T6">'8819'</text:span><text:span text:style-name="T1">,</text:span><text:span text:style-name="T2"> </text:span><text:span text:style-name="T6">'Lesaffre'</text:span></text:p>
      <text:p text:style-name="P5"><text:span text:style-name="T6">'88287'</text:span><text:span text:style-name="T1">,</text:span><text:span text:style-name="T2"> </text:span><text:span text:style-name="T6">'Geser'</text:span></text:p>
      <text:p text:style-name="P5"><text:span text:style-name="T6">'88302'</text:span><text:span text:style-name="T1">,</text:span><text:span text:style-name="T2"> </text:span><text:span text:style-name="T6">'Yarmush'</text:span></text:p>
      <text:p text:style-name="P5"><text:span text:style-name="T6">'88308'</text:span><text:span text:style-name="T1">,</text:span><text:span text:style-name="T2"> </text:span><text:span text:style-name="T6">'Reiss'</text:span></text:p>
      <text:p text:style-name="P5"><text:span text:style-name="T6">'88358'</text:span><text:span text:style-name="T1">,</text:span><text:span text:style-name="T2"> </text:span><text:span text:style-name="T6">'Bongio'</text:span></text:p>
      <text:p text:style-name="P5"><text:span text:style-name="T6">'88389'</text:span><text:span text:style-name="T1">,</text:span><text:span text:style-name="T2"> </text:span><text:span text:style-name="T6">'Henriksen'</text:span></text:p>
      <text:p text:style-name="P5"><text:span text:style-name="T6">'88417'</text:span><text:span text:style-name="T1">,</text:span><text:span text:style-name="T2"> </text:span><text:span text:style-name="T6">'Mitsuhashi'</text:span></text:p>
      <text:p text:style-name="P5"><text:span text:style-name="T6">'88418'</text:span><text:span text:style-name="T1">,</text:span><text:span text:style-name="T2"> </text:span><text:span text:style-name="T6">'Slaw'</text:span></text:p>
      <text:p text:style-name="P5"><text:span text:style-name="T6">'8843'</text:span><text:span text:style-name="T1">,</text:span><text:span text:style-name="T2"> </text:span><text:span text:style-name="T6">'Papakir'</text:span></text:p>
      <text:p text:style-name="P5"><text:span text:style-name="T6">'88472'</text:span><text:span text:style-name="T1">,</text:span><text:span text:style-name="T2"> </text:span><text:span text:style-name="T6">'Lynch'</text:span></text:p>
      <text:p text:style-name="P5"><text:soft-page-break/><text:span text:style-name="T6">'88525'</text:span><text:span text:style-name="T1">,</text:span><text:span text:style-name="T2"> </text:span><text:span text:style-name="T6">'Hung'</text:span></text:p>
      <text:p text:style-name="P5"><text:span text:style-name="T6">'8853'</text:span><text:span text:style-name="T1">,</text:span><text:span text:style-name="T2"> </text:span><text:span text:style-name="T6">'Warner'</text:span></text:p>
      <text:p text:style-name="P5"><text:span text:style-name="T6">'88553'</text:span><text:span text:style-name="T1">,</text:span><text:span text:style-name="T2"> </text:span><text:span text:style-name="T6">'Levine'</text:span></text:p>
      <text:p text:style-name="P5"><text:span text:style-name="T6">'88577'</text:span><text:span text:style-name="T1">,</text:span><text:span text:style-name="T2"> </text:span><text:span text:style-name="T6">'Smoro'</text:span></text:p>
      <text:p text:style-name="P5"><text:span text:style-name="T6">'8860'</text:span><text:span text:style-name="T1">,</text:span><text:span text:style-name="T2"> </text:span><text:span text:style-name="T6">'Aminian'</text:span></text:p>
      <text:p text:style-name="P5"><text:span text:style-name="T6">'88793'</text:span><text:span text:style-name="T1">,</text:span><text:span text:style-name="T2"> </text:span><text:span text:style-name="T6">'Sakhno'</text:span></text:p>
      <text:p text:style-name="P5"><text:span text:style-name="T6">'888'</text:span><text:span text:style-name="T1">,</text:span><text:span text:style-name="T2"> </text:span><text:span text:style-name="T6">'Frost'</text:span></text:p>
      <text:p text:style-name="P5"><text:span text:style-name="T6">'88801'</text:span><text:span text:style-name="T1">,</text:span><text:span text:style-name="T2"> </text:span><text:span text:style-name="T6">'Fonseca'</text:span></text:p>
      <text:p text:style-name="P5"><text:span text:style-name="T6">'88884'</text:span><text:span text:style-name="T1">,</text:span><text:span text:style-name="T2"> </text:span><text:span text:style-name="T6">'Stasko'</text:span></text:p>
      <text:p text:style-name="P5"><text:span text:style-name="T6">'88887'</text:span><text:span text:style-name="T1">,</text:span><text:span text:style-name="T2"> </text:span><text:span text:style-name="T6">'Wodn'</text:span></text:p>
      <text:p text:style-name="P5"><text:span text:style-name="T6">'88993'</text:span><text:span text:style-name="T1">,</text:span><text:span text:style-name="T2"> </text:span><text:span text:style-name="T6">'Palaniswami'</text:span></text:p>
      <text:p text:style-name="P5"><text:span text:style-name="T6">'89000'</text:span><text:span text:style-name="T1">,</text:span><text:span text:style-name="T2"> </text:span><text:span text:style-name="T6">'Guthk'</text:span></text:p>
      <text:p text:style-name="P5"><text:span text:style-name="T6">'89051'</text:span><text:span text:style-name="T1">,</text:span><text:span text:style-name="T2"> </text:span><text:span text:style-name="T6">'Dubink'</text:span></text:p>
      <text:p text:style-name="P5"><text:span text:style-name="T6">'89059'</text:span><text:span text:style-name="T1">,</text:span><text:span text:style-name="T2"> </text:span><text:span text:style-name="T6">'Juan'</text:span></text:p>
      <text:p text:style-name="P5"><text:span text:style-name="T6">'89104'</text:span><text:span text:style-name="T1">,</text:span><text:span text:style-name="T2"> </text:span><text:span text:style-name="T6">'Mitsuhashi'</text:span></text:p>
      <text:p text:style-name="P5"><text:span text:style-name="T6">'89106'</text:span><text:span text:style-name="T1">,</text:span><text:span text:style-name="T2"> </text:span><text:span text:style-name="T6">'Dawson'</text:span></text:p>
      <text:p text:style-name="P5"><text:span text:style-name="T6">'8912'</text:span><text:span text:style-name="T1">,</text:span><text:span text:style-name="T2"> </text:span><text:span text:style-name="T6">'Brenner'</text:span></text:p>
      <text:p text:style-name="P5"><text:span text:style-name="T6">'89132'</text:span><text:span text:style-name="T1">,</text:span><text:span text:style-name="T2"> </text:span><text:span text:style-name="T6">'Janssen'</text:span></text:p>
      <text:p text:style-name="P5"><text:span text:style-name="T6">'89140'</text:span><text:span text:style-name="T1">,</text:span><text:span text:style-name="T2"> </text:span><text:span text:style-name="T6">'Fabregas'</text:span></text:p>
      <text:p text:style-name="P5"><text:span text:style-name="T6">'89188'</text:span><text:span text:style-name="T1">,</text:span><text:span text:style-name="T2"> </text:span><text:span text:style-name="T6">'Anse'</text:span></text:p>
      <text:p text:style-name="P5"><text:span text:style-name="T6">'89196'</text:span><text:span text:style-name="T1">,</text:span><text:span text:style-name="T2"> </text:span><text:span text:style-name="T6">'Klöpper'</text:span></text:p>
      <text:p text:style-name="P5"><text:span text:style-name="T6">'89234'</text:span><text:span text:style-name="T1">,</text:span><text:span text:style-name="T2"> </text:span><text:span text:style-name="T6">'Hird'</text:span></text:p>
      <text:p text:style-name="P5"><text:span text:style-name="T6">'89246'</text:span><text:span text:style-name="T1">,</text:span><text:span text:style-name="T2"> </text:span><text:span text:style-name="T6">'Loyka'</text:span></text:p>
      <text:p text:style-name="P5"><text:span text:style-name="T6">'89297'</text:span><text:span text:style-name="T1">,</text:span><text:span text:style-name="T2"> </text:span><text:span text:style-name="T6">'Cacciari'</text:span></text:p>
      <text:p text:style-name="P5"><text:span text:style-name="T6">'89312'</text:span><text:span text:style-name="T1">,</text:span><text:span text:style-name="T2"> </text:span><text:span text:style-name="T6">'Marques'</text:span></text:p>
      <text:p text:style-name="P5"><text:span text:style-name="T6">'89393'</text:span><text:span text:style-name="T1">,</text:span><text:span text:style-name="T2"> </text:span><text:span text:style-name="T6">'Fischbach'</text:span></text:p>
      <text:p text:style-name="P5"><text:span text:style-name="T6">'89414'</text:span><text:span text:style-name="T1">,</text:span><text:span text:style-name="T2"> </text:span><text:span text:style-name="T6">'Feldman'</text:span></text:p>
      <text:p text:style-name="P5"><text:span text:style-name="T6">'89551'</text:span><text:span text:style-name="T1">,</text:span><text:span text:style-name="T2"> </text:span><text:span text:style-name="T6">'Shapiro'</text:span></text:p>
      <text:p text:style-name="P5"><text:span text:style-name="T6">'8957'</text:span><text:span text:style-name="T1">,</text:span><text:span text:style-name="T2"> </text:span><text:span text:style-name="T6">'Walker'</text:span></text:p>
      <text:p text:style-name="P5"><text:span text:style-name="T6">'89571'</text:span><text:span text:style-name="T1">,</text:span><text:span text:style-name="T2"> </text:span><text:span text:style-name="T6">'Zubai'</text:span></text:p>
      <text:p text:style-name="P5"><text:span text:style-name="T6">'89734'</text:span><text:span text:style-name="T1">,</text:span><text:span text:style-name="T2"> </text:span><text:span text:style-name="T6">'Doeschn'</text:span></text:p>
      <text:p text:style-name="P5"><text:span text:style-name="T6">'89759'</text:span><text:span text:style-name="T1">,</text:span><text:span text:style-name="T2"> </text:span><text:span text:style-name="T6">'Zettel'</text:span></text:p>
      <text:p text:style-name="P5"><text:span text:style-name="T6">'898'</text:span><text:span text:style-name="T1">,</text:span><text:span text:style-name="T2"> </text:span><text:span text:style-name="T6">'Heilprin'</text:span></text:p>
      <text:p text:style-name="P5"><text:span text:style-name="T6">'8986'</text:span><text:span text:style-name="T1">,</text:span><text:span text:style-name="T2"> </text:span><text:span text:style-name="T6">'Maesf'</text:span></text:p>
      <text:p text:style-name="P5"><text:span text:style-name="T6">'90004'</text:span><text:span text:style-name="T1">,</text:span><text:span text:style-name="T2"> </text:span><text:span text:style-name="T6">'Unay'</text:span></text:p>
      <text:p text:style-name="P5"><text:span text:style-name="T6">'90009'</text:span><text:span text:style-name="T1">,</text:span><text:span text:style-name="T2"> </text:span><text:span text:style-name="T6">'Donofrio'</text:span></text:p>
      <text:p text:style-name="P5"><text:span text:style-name="T6">'90041'</text:span><text:span text:style-name="T1">,</text:span><text:span text:style-name="T2"> </text:span><text:span text:style-name="T6">'Barberis'</text:span></text:p>
      <text:p text:style-name="P5"><text:span text:style-name="T6">'90082'</text:span><text:span text:style-name="T1">,</text:span><text:span text:style-name="T2"> </text:span><text:span text:style-name="T6">'Esparza'</text:span></text:p>
      <text:p text:style-name="P5"><text:span text:style-name="T6">'90089'</text:span><text:span text:style-name="T1">,</text:span><text:span text:style-name="T2"> </text:span><text:span text:style-name="T6">'Mohan'</text:span></text:p>
      <text:p text:style-name="P5"><text:span text:style-name="T6">'90124'</text:span><text:span text:style-name="T1">,</text:span><text:span text:style-name="T2"> </text:span><text:span text:style-name="T6">'Koppit'</text:span></text:p>
      <text:p text:style-name="P5"><text:span text:style-name="T6">'90132'</text:span><text:span text:style-name="T1">,</text:span><text:span text:style-name="T2"> </text:span><text:span text:style-name="T6">'Jo'</text:span></text:p>
      <text:p text:style-name="P5"><text:span text:style-name="T6">'90181'</text:span><text:span text:style-name="T1">,</text:span><text:span text:style-name="T2"> </text:span><text:span text:style-name="T6">'Giannoulis'</text:span></text:p>
      <text:p text:style-name="P5"><text:span text:style-name="T6">'90194'</text:span><text:span text:style-name="T1">,</text:span><text:span text:style-name="T2"> </text:span><text:span text:style-name="T6">'Busch'</text:span></text:p>
      <text:p text:style-name="P5"><text:span text:style-name="T6">'90220'</text:span><text:span text:style-name="T1">,</text:span><text:span text:style-name="T2"> </text:span><text:span text:style-name="T6">'Iacovoni'</text:span></text:p>
      <text:p text:style-name="P5"><text:span text:style-name="T6">'90234'</text:span><text:span text:style-name="T1">,</text:span><text:span text:style-name="T2"> </text:span><text:span text:style-name="T6">'Sram'</text:span></text:p>
      <text:p text:style-name="P5"><text:span text:style-name="T6">'90353'</text:span><text:span text:style-name="T1">,</text:span><text:span text:style-name="T2"> </text:span><text:span text:style-name="T6">'Bruderm'</text:span></text:p>
      <text:p text:style-name="P5"><text:span text:style-name="T6">'90372'</text:span><text:span text:style-name="T1">,</text:span><text:span text:style-name="T2"> </text:span><text:span text:style-name="T6">'Rho'</text:span></text:p>
      <text:p text:style-name="P5"><text:span text:style-name="T6">'90381'</text:span><text:span text:style-name="T1">,</text:span><text:span text:style-name="T2"> </text:span><text:span text:style-name="T6">'Chaudhuri'</text:span></text:p>
      <text:p text:style-name="P5"><text:span text:style-name="T6">'90448'</text:span><text:span text:style-name="T1">,</text:span><text:span text:style-name="T2"> </text:span><text:span text:style-name="T6">'Godfrey'</text:span></text:p>
      <text:p text:style-name="P5"><text:soft-page-break/><text:span text:style-name="T6">'90567'</text:span><text:span text:style-name="T1">,</text:span><text:span text:style-name="T2"> </text:span><text:span text:style-name="T6">'Tomason'</text:span></text:p>
      <text:p text:style-name="P5"><text:span text:style-name="T6">'90609'</text:span><text:span text:style-name="T1">,</text:span><text:span text:style-name="T2"> </text:span><text:span text:style-name="T6">'Mohamed'</text:span></text:p>
      <text:p text:style-name="P5"><text:span text:style-name="T6">'90663'</text:span><text:span text:style-name="T1">,</text:span><text:span text:style-name="T2"> </text:span><text:span text:style-name="T6">'Sram'</text:span></text:p>
      <text:p text:style-name="P5"><text:span text:style-name="T6">'90779'</text:span><text:span text:style-name="T1">,</text:span><text:span text:style-name="T2"> </text:span><text:span text:style-name="T6">'Lenhart'</text:span></text:p>
      <text:p text:style-name="P5"><text:span text:style-name="T6">'90814'</text:span><text:span text:style-name="T1">,</text:span><text:span text:style-name="T2"> </text:span><text:span text:style-name="T6">'Finance'</text:span></text:p>
      <text:p text:style-name="P5"><text:span text:style-name="T6">'9084'</text:span><text:span text:style-name="T1">,</text:span><text:span text:style-name="T2"> </text:span><text:span text:style-name="T6">'Rabu'</text:span></text:p>
      <text:p text:style-name="P5"><text:span text:style-name="T6">'90914'</text:span><text:span text:style-name="T1">,</text:span><text:span text:style-name="T2"> </text:span><text:span text:style-name="T6">'Grange'</text:span></text:p>
      <text:p text:style-name="P5"><text:span text:style-name="T6">'91063'</text:span><text:span text:style-name="T1">,</text:span><text:span text:style-name="T2"> </text:span><text:span text:style-name="T6">'Dair'</text:span></text:p>
      <text:p text:style-name="P5"><text:span text:style-name="T6">'91091'</text:span><text:span text:style-name="T1">,</text:span><text:span text:style-name="T2"> </text:span><text:span text:style-name="T6">'Ockerb'</text:span></text:p>
      <text:p text:style-name="P5"><text:span text:style-name="T6">'91132'</text:span><text:span text:style-name="T1">,</text:span><text:span text:style-name="T2"> </text:span><text:span text:style-name="T6">'Sud'</text:span></text:p>
      <text:p text:style-name="P5"><text:span text:style-name="T6">'9114'</text:span><text:span text:style-name="T1">,</text:span><text:span text:style-name="T2"> </text:span><text:span text:style-name="T6">'Swien'</text:span></text:p>
      <text:p text:style-name="P5"><text:span text:style-name="T6">'91197'</text:span><text:span text:style-name="T1">,</text:span><text:span text:style-name="T2"> </text:span><text:span text:style-name="T6">'Manzoor'</text:span></text:p>
      <text:p text:style-name="P5"><text:span text:style-name="T6">'91343'</text:span><text:span text:style-name="T1">,</text:span><text:span text:style-name="T2"> </text:span><text:span text:style-name="T6">'Clarkson'</text:span></text:p>
      <text:p text:style-name="P5"><text:span text:style-name="T6">'91370'</text:span><text:span text:style-name="T1">,</text:span><text:span text:style-name="T2"> </text:span><text:span text:style-name="T6">'Frangeu'</text:span></text:p>
      <text:p text:style-name="P5"><text:span text:style-name="T6">'914'</text:span><text:span text:style-name="T1">,</text:span><text:span text:style-name="T2"> </text:span><text:span text:style-name="T6">'Schill'</text:span></text:p>
      <text:p text:style-name="P5"><text:span text:style-name="T6">'91442'</text:span><text:span text:style-name="T1">,</text:span><text:span text:style-name="T2"> </text:span><text:span text:style-name="T6">'Ohno'</text:span></text:p>
      <text:p text:style-name="P5"><text:span text:style-name="T6">'91569'</text:span><text:span text:style-name="T1">,</text:span><text:span text:style-name="T2"> </text:span><text:span text:style-name="T6">'Pavlovico'</text:span></text:p>
      <text:p text:style-name="P5"><text:span text:style-name="T6">'91580'</text:span><text:span text:style-name="T1">,</text:span><text:span text:style-name="T2"> </text:span><text:span text:style-name="T6">'Cabr'</text:span></text:p>
      <text:p text:style-name="P5"><text:span text:style-name="T6">'91616'</text:span><text:span text:style-name="T1">,</text:span><text:span text:style-name="T2"> </text:span><text:span text:style-name="T6">'Hoffman'</text:span></text:p>
      <text:p text:style-name="P5"><text:span text:style-name="T6">'91788'</text:span><text:span text:style-name="T1">,</text:span><text:span text:style-name="T2"> </text:span><text:span text:style-name="T6">'Streitf'</text:span></text:p>
      <text:p text:style-name="P5"><text:span text:style-name="T6">'91799'</text:span><text:span text:style-name="T1">,</text:span><text:span text:style-name="T2"> </text:span><text:span text:style-name="T6">'Steinmetz'</text:span></text:p>
      <text:p text:style-name="P5"><text:span text:style-name="T6">'9183'</text:span><text:span text:style-name="T1">,</text:span><text:span text:style-name="T2"> </text:span><text:span text:style-name="T6">'Sutter'</text:span></text:p>
      <text:p text:style-name="P5"><text:span text:style-name="T6">'91851'</text:span><text:span text:style-name="T1">,</text:span><text:span text:style-name="T2"> </text:span><text:span text:style-name="T6">'Tchuri'</text:span></text:p>
      <text:p text:style-name="P5"><text:span text:style-name="T6">'91915'</text:span><text:span text:style-name="T1">,</text:span><text:span text:style-name="T2"> </text:span><text:span text:style-name="T6">'Cacciari'</text:span></text:p>
      <text:p text:style-name="P5"><text:span text:style-name="T6">'91978'</text:span><text:span text:style-name="T1">,</text:span><text:span text:style-name="T2"> </text:span><text:span text:style-name="T6">'Pourkas'</text:span></text:p>
      <text:p text:style-name="P5"><text:span text:style-name="T6">'91992'</text:span><text:span text:style-name="T1">,</text:span><text:span text:style-name="T2"> </text:span><text:span text:style-name="T6">'DAtri'</text:span></text:p>
      <text:p text:style-name="P5"><text:span text:style-name="T6">'92040'</text:span><text:span text:style-name="T1">,</text:span><text:span text:style-name="T2"> </text:span><text:span text:style-name="T6">'Alexandri'</text:span></text:p>
      <text:p text:style-name="P5"><text:span text:style-name="T6">'92274'</text:span><text:span text:style-name="T1">,</text:span><text:span text:style-name="T2"> </text:span><text:span text:style-name="T6">'Caporali'</text:span></text:p>
      <text:p text:style-name="P5"><text:span text:style-name="T6">'92332'</text:span><text:span text:style-name="T1">,</text:span><text:span text:style-name="T2"> </text:span><text:span text:style-name="T6">'Nicol'</text:span></text:p>
      <text:p text:style-name="P5"><text:span text:style-name="T6">'92385'</text:span><text:span text:style-name="T1">,</text:span><text:span text:style-name="T2"> </text:span><text:span text:style-name="T6">'Godfrey'</text:span></text:p>
      <text:p text:style-name="P5"><text:span text:style-name="T6">'92417'</text:span><text:span text:style-name="T1">,</text:span><text:span text:style-name="T2"> </text:span><text:span text:style-name="T6">'Dubink'</text:span></text:p>
      <text:p text:style-name="P5"><text:span text:style-name="T6">'92442'</text:span><text:span text:style-name="T1">,</text:span><text:span text:style-name="T2"> </text:span><text:span text:style-name="T6">'Satoh'</text:span></text:p>
      <text:p text:style-name="P5"><text:span text:style-name="T6">'92464'</text:span><text:span text:style-name="T1">,</text:span><text:span text:style-name="T2"> </text:span><text:span text:style-name="T6">'Enokib'</text:span></text:p>
      <text:p text:style-name="P5"><text:span text:style-name="T6">'9256'</text:span><text:span text:style-name="T1">,</text:span><text:span text:style-name="T2"> </text:span><text:span text:style-name="T6">'Tran-'</text:span></text:p>
      <text:p text:style-name="P5"><text:span text:style-name="T6">'92659'</text:span><text:span text:style-name="T1">,</text:span><text:span text:style-name="T2"> </text:span><text:span text:style-name="T6">'Mathias'</text:span></text:p>
      <text:p text:style-name="P5"><text:span text:style-name="T6">'92693'</text:span><text:span text:style-name="T1">,</text:span><text:span text:style-name="T2"> </text:span><text:span text:style-name="T6">'Mattor'</text:span></text:p>
      <text:p text:style-name="P5"><text:span text:style-name="T6">'92703'</text:span><text:span text:style-name="T1">,</text:span><text:span text:style-name="T2"> </text:span><text:span text:style-name="T6">'Makinen'</text:span></text:p>
      <text:p text:style-name="P5"><text:span text:style-name="T6">'92776'</text:span><text:span text:style-name="T1">,</text:span><text:span text:style-name="T2"> </text:span><text:span text:style-name="T6">'Oki'</text:span></text:p>
      <text:p text:style-name="P5"><text:span text:style-name="T6">'92839'</text:span><text:span text:style-name="T1">,</text:span><text:span text:style-name="T2"> </text:span><text:span text:style-name="T6">'Cirsto'</text:span></text:p>
      <text:p text:style-name="P5"><text:span text:style-name="T6">'92849'</text:span><text:span text:style-name="T1">,</text:span><text:span text:style-name="T2"> </text:span><text:span text:style-name="T6">'Flossmann'</text:span></text:p>
      <text:p text:style-name="P5"><text:span text:style-name="T6">'92864'</text:span><text:span text:style-name="T1">,</text:span><text:span text:style-name="T2"> </text:span><text:span text:style-name="T6">'Rogers'</text:span></text:p>
      <text:p text:style-name="P5"><text:span text:style-name="T6">'92867'</text:span><text:span text:style-name="T1">,</text:span><text:span text:style-name="T2"> </text:span><text:span text:style-name="T6">'Khene'</text:span></text:p>
      <text:p text:style-name="P5"><text:span text:style-name="T6">'92949'</text:span><text:span text:style-name="T1">,</text:span><text:span text:style-name="T2"> </text:span><text:span text:style-name="T6">'Retzel'</text:span></text:p>
      <text:p text:style-name="P5"><text:span text:style-name="T6">'92965'</text:span><text:span text:style-name="T1">,</text:span><text:span text:style-name="T2"> </text:span><text:span text:style-name="T6">'Mesne'</text:span></text:p>
      <text:p text:style-name="P5"><text:span text:style-name="T6">'93004'</text:span><text:span text:style-name="T1">,</text:span><text:span text:style-name="T2"> </text:span><text:span text:style-name="T6">'Gibbs'</text:span></text:p>
      <text:p text:style-name="P5"><text:span text:style-name="T6">'93039'</text:span><text:span text:style-name="T1">,</text:span><text:span text:style-name="T2"> </text:span><text:span text:style-name="T6">'Hau'</text:span></text:p>
      <text:p text:style-name="P5"><text:span text:style-name="T6">'93043'</text:span><text:span text:style-name="T1">,</text:span><text:span text:style-name="T2"> </text:span><text:span text:style-name="T6">'McQuillan'</text:span></text:p>
      <text:p text:style-name="P5"><text:span text:style-name="T6">'93061'</text:span><text:span text:style-name="T1">,</text:span><text:span text:style-name="T2"> </text:span><text:span text:style-name="T6">'Alfaro'</text:span></text:p>
      <text:p text:style-name="P5"><text:span text:style-name="T6">'931'</text:span><text:span text:style-name="T1">,</text:span><text:span text:style-name="T2"> </text:span><text:span text:style-name="T6">'Tsalidi'</text:span></text:p>
      <text:p text:style-name="P5"><text:soft-page-break/><text:span text:style-name="T6">'93125'</text:span><text:span text:style-name="T1">,</text:span><text:span text:style-name="T2"> </text:span><text:span text:style-name="T6">'Harders'</text:span></text:p>
      <text:p text:style-name="P5"><text:span text:style-name="T6">'93171'</text:span><text:span text:style-name="T1">,</text:span><text:span text:style-name="T2"> </text:span><text:span text:style-name="T6">'Carey'</text:span></text:p>
      <text:p text:style-name="P5"><text:span text:style-name="T6">'93354'</text:span><text:span text:style-name="T1">,</text:span><text:span text:style-name="T2"> </text:span><text:span text:style-name="T6">'Varghese'</text:span></text:p>
      <text:p text:style-name="P5"><text:span text:style-name="T6">'93366'</text:span><text:span text:style-name="T1">,</text:span><text:span text:style-name="T2"> </text:span><text:span text:style-name="T6">'Gault'</text:span></text:p>
      <text:p text:style-name="P5"><text:span text:style-name="T6">'93491'</text:span><text:span text:style-name="T1">,</text:span><text:span text:style-name="T2"> </text:span><text:span text:style-name="T6">'Rees-'</text:span></text:p>
      <text:p text:style-name="P5"><text:span text:style-name="T6">'93508'</text:span><text:span text:style-name="T1">,</text:span><text:span text:style-name="T2"> </text:span><text:span text:style-name="T6">'Graham'</text:span></text:p>
      <text:p text:style-name="P5"><text:span text:style-name="T6">'93571'</text:span><text:span text:style-name="T1">,</text:span><text:span text:style-name="T2"> </text:span><text:span text:style-name="T6">'Kato'</text:span></text:p>
      <text:p text:style-name="P5"><text:span text:style-name="T6">'9360'</text:span><text:span text:style-name="T1">,</text:span><text:span text:style-name="T2"> </text:span><text:span text:style-name="T6">'Mukai'</text:span></text:p>
      <text:p text:style-name="P5"><text:span text:style-name="T6">'93631'</text:span><text:span text:style-name="T1">,</text:span><text:span text:style-name="T2"> </text:span><text:span text:style-name="T6">'Sendlm'</text:span></text:p>
      <text:p text:style-name="P5"><text:span text:style-name="T6">'93653'</text:span><text:span text:style-name="T1">,</text:span><text:span text:style-name="T2"> </text:span><text:span text:style-name="T6">'Mellor'</text:span></text:p>
      <text:p text:style-name="P5"><text:span text:style-name="T6">'93708'</text:span><text:span text:style-name="T1">,</text:span><text:span text:style-name="T2"> </text:span><text:span text:style-name="T6">'Steines'</text:span></text:p>
      <text:p text:style-name="P5"><text:span text:style-name="T6">'93814'</text:span><text:span text:style-name="T1">,</text:span><text:span text:style-name="T2"> </text:span><text:span text:style-name="T6">'Smoro'</text:span></text:p>
      <text:p text:style-name="P5"><text:span text:style-name="T6">'93986'</text:span><text:span text:style-name="T1">,</text:span><text:span text:style-name="T2"> </text:span><text:span text:style-name="T6">'Zahrani'</text:span></text:p>
      <text:p text:style-name="P5"><text:span text:style-name="T6">'9408'</text:span><text:span text:style-name="T1">,</text:span><text:span text:style-name="T2"> </text:span><text:span text:style-name="T6">'Oberholzer'</text:span></text:p>
      <text:p text:style-name="P5"><text:span text:style-name="T6">'94142'</text:span><text:span text:style-name="T1">,</text:span><text:span text:style-name="T2"> </text:span><text:span text:style-name="T6">'Simon'</text:span></text:p>
      <text:p text:style-name="P5"><text:span text:style-name="T6">'94173'</text:span><text:span text:style-name="T1">,</text:span><text:span text:style-name="T2"> </text:span><text:span text:style-name="T6">'Winkler'</text:span></text:p>
      <text:p text:style-name="P5"><text:span text:style-name="T6">'94178'</text:span><text:span text:style-name="T1">,</text:span><text:span text:style-name="T2"> </text:span><text:span text:style-name="T6">'Bengtss'</text:span></text:p>
      <text:p text:style-name="P5"><text:span text:style-name="T6">'94257'</text:span><text:span text:style-name="T1">,</text:span><text:span text:style-name="T2"> </text:span><text:span text:style-name="T6">'Unger'</text:span></text:p>
      <text:p text:style-name="P5"><text:span text:style-name="T6">'94311'</text:span><text:span text:style-name="T1">,</text:span><text:span text:style-name="T2"> </text:span><text:span text:style-name="T6">'Napoletani'</text:span></text:p>
      <text:p text:style-name="P5"><text:span text:style-name="T6">'94324'</text:span><text:span text:style-name="T1">,</text:span><text:span text:style-name="T2"> </text:span><text:span text:style-name="T6">'Willson'</text:span></text:p>
      <text:p text:style-name="P5"><text:span text:style-name="T6">'94371'</text:span><text:span text:style-name="T1">,</text:span><text:span text:style-name="T2"> </text:span><text:span text:style-name="T6">'Milner'</text:span></text:p>
      <text:p text:style-name="P5"><text:span text:style-name="T6">'9440'</text:span><text:span text:style-name="T1">,</text:span><text:span text:style-name="T2"> </text:span><text:span text:style-name="T6">'Gierl'</text:span></text:p>
      <text:p text:style-name="P5"><text:span text:style-name="T6">'94522'</text:span><text:span text:style-name="T1">,</text:span><text:span text:style-name="T2"> </text:span><text:span text:style-name="T6">'Pampal'</text:span></text:p>
      <text:p text:style-name="P5"><text:span text:style-name="T6">'94535'</text:span><text:span text:style-name="T1">,</text:span><text:span text:style-name="T2"> </text:span><text:span text:style-name="T6">'Nishida'</text:span></text:p>
      <text:p text:style-name="P5"><text:span text:style-name="T6">'94569'</text:span><text:span text:style-name="T1">,</text:span><text:span text:style-name="T2"> </text:span><text:span text:style-name="T6">'Yip'</text:span></text:p>
      <text:p text:style-name="P5"><text:span text:style-name="T6">'9460'</text:span><text:span text:style-name="T1">,</text:span><text:span text:style-name="T2"> </text:span><text:span text:style-name="T6">'Wrzesz'</text:span></text:p>
      <text:p text:style-name="P5"><text:span text:style-name="T6">'94620'</text:span><text:span text:style-name="T1">,</text:span><text:span text:style-name="T2"> </text:span><text:span text:style-name="T6">'Sarnak'</text:span></text:p>
      <text:p text:style-name="P5"><text:span text:style-name="T6">'94697'</text:span><text:span text:style-name="T1">,</text:span><text:span text:style-name="T2"> </text:span><text:span text:style-name="T6">'Pettersen'</text:span></text:p>
      <text:p text:style-name="P5"><text:span text:style-name="T6">'94726'</text:span><text:span text:style-name="T1">,</text:span><text:span text:style-name="T2"> </text:span><text:span text:style-name="T6">'Ailamaki'</text:span></text:p>
      <text:p text:style-name="P5"><text:span text:style-name="T6">'94730'</text:span><text:span text:style-name="T1">,</text:span><text:span text:style-name="T2"> </text:span><text:span text:style-name="T6">'Neff'</text:span></text:p>
      <text:p text:style-name="P5"><text:span text:style-name="T6">'94766'</text:span><text:span text:style-name="T1">,</text:span><text:span text:style-name="T2"> </text:span><text:span text:style-name="T6">'Buril'</text:span></text:p>
      <text:p text:style-name="P5"><text:span text:style-name="T6">'94801'</text:span><text:span text:style-name="T1">,</text:span><text:span text:style-name="T2"> </text:span><text:span text:style-name="T6">'Chakraborty'</text:span></text:p>
      <text:p text:style-name="P5"><text:span text:style-name="T6">'94814'</text:span><text:span text:style-name="T1">,</text:span><text:span text:style-name="T2"> </text:span><text:span text:style-name="T6">'Kee'</text:span></text:p>
      <text:p text:style-name="P5"><text:span text:style-name="T6">'94815'</text:span><text:span text:style-name="T1">,</text:span><text:span text:style-name="T2"> </text:span><text:span text:style-name="T6">'Xiang'</text:span></text:p>
      <text:p text:style-name="P5"><text:span text:style-name="T6">'94836'</text:span><text:span text:style-name="T1">,</text:span><text:span text:style-name="T2"> </text:span><text:span text:style-name="T6">'Fuller'</text:span></text:p>
      <text:p text:style-name="P5"><text:span text:style-name="T6">'94846'</text:span><text:span text:style-name="T1">,</text:span><text:span text:style-name="T2"> </text:span><text:span text:style-name="T6">'Hossain'</text:span></text:p>
      <text:p text:style-name="P5"><text:span text:style-name="T6">'94894'</text:span><text:span text:style-name="T1">,</text:span><text:span text:style-name="T2"> </text:span><text:span text:style-name="T6">'Kozlov'</text:span></text:p>
      <text:p text:style-name="P5"><text:span text:style-name="T6">'9495'</text:span><text:span text:style-name="T1">,</text:span><text:span text:style-name="T2"> </text:span><text:span text:style-name="T6">'Crimm'</text:span></text:p>
      <text:p text:style-name="P5"><text:span text:style-name="T6">'94990'</text:span><text:span text:style-name="T1">,</text:span><text:span text:style-name="T2"> </text:span><text:span text:style-name="T6">'Lykin'</text:span></text:p>
      <text:p text:style-name="P5"><text:span text:style-name="T6">'94998'</text:span><text:span text:style-name="T1">,</text:span><text:span text:style-name="T2"> </text:span><text:span text:style-name="T6">'Krishnakumar'</text:span></text:p>
      <text:p text:style-name="P5"><text:span text:style-name="T6">'95027'</text:span><text:span text:style-name="T1">,</text:span><text:span text:style-name="T2"> </text:span><text:span text:style-name="T6">'Bauer'</text:span></text:p>
      <text:p text:style-name="P5"><text:span text:style-name="T6">'95029'</text:span><text:span text:style-name="T1">,</text:span><text:span text:style-name="T2"> </text:span><text:span text:style-name="T6">'Oliveira'</text:span></text:p>
      <text:p text:style-name="P5"><text:span text:style-name="T6">'95046'</text:span><text:span text:style-name="T1">,</text:span><text:span text:style-name="T2"> </text:span><text:span text:style-name="T6">'Mercank'</text:span></text:p>
      <text:p text:style-name="P5"><text:span text:style-name="T6">'95089'</text:span><text:span text:style-name="T1">,</text:span><text:span text:style-name="T2"> </text:span><text:span text:style-name="T6">'Zarpell'</text:span></text:p>
      <text:p text:style-name="P5"><text:span text:style-name="T6">'95099'</text:span><text:span text:style-name="T1">,</text:span><text:span text:style-name="T2"> </text:span><text:span text:style-name="T6">'Chien'</text:span></text:p>
      <text:p text:style-name="P5"><text:span text:style-name="T6">'9514'</text:span><text:span text:style-name="T1">,</text:span><text:span text:style-name="T2"> </text:span><text:span text:style-name="T6">'Dickson'</text:span></text:p>
      <text:p text:style-name="P5"><text:span text:style-name="T6">'95175'</text:span><text:span text:style-name="T1">,</text:span><text:span text:style-name="T2"> </text:span><text:span text:style-name="T6">'Guiho'</text:span></text:p>
      <text:p text:style-name="P5"><text:span text:style-name="T6">'95201'</text:span><text:span text:style-name="T1">,</text:span><text:span text:style-name="T2"> </text:span><text:span text:style-name="T6">'Yang'</text:span></text:p>
      <text:p text:style-name="P5"><text:span text:style-name="T6">'95205'</text:span><text:span text:style-name="T1">,</text:span><text:span text:style-name="T2"> </text:span><text:span text:style-name="T6">'Hammond'</text:span></text:p>
      <text:p text:style-name="P5"><text:soft-page-break/><text:span text:style-name="T6">'95225'</text:span><text:span text:style-name="T1">,</text:span><text:span text:style-name="T2"> </text:span><text:span text:style-name="T6">'Moire'</text:span></text:p>
      <text:p text:style-name="P5"><text:span text:style-name="T6">'95260'</text:span><text:span text:style-name="T1">,</text:span><text:span text:style-name="T2"> </text:span><text:span text:style-name="T6">'Yannakakis'</text:span></text:p>
      <text:p text:style-name="P5"><text:span text:style-name="T6">'95284'</text:span><text:span text:style-name="T1">,</text:span><text:span text:style-name="T2"> </text:span><text:span text:style-name="T6">'Hands'</text:span></text:p>
      <text:p text:style-name="P5"><text:span text:style-name="T6">'95320'</text:span><text:span text:style-name="T1">,</text:span><text:span text:style-name="T2"> </text:span><text:span text:style-name="T6">'Morgan'</text:span></text:p>
      <text:p text:style-name="P5"><text:span text:style-name="T6">'95366'</text:span><text:span text:style-name="T1">,</text:span><text:span text:style-name="T2"> </text:span><text:span text:style-name="T6">'Isogai'</text:span></text:p>
      <text:p text:style-name="P5"><text:span text:style-name="T6">'95574'</text:span><text:span text:style-name="T1">,</text:span><text:span text:style-name="T2"> </text:span><text:span text:style-name="T6">'Pampal'</text:span></text:p>
      <text:p text:style-name="P5"><text:span text:style-name="T6">'95626'</text:span><text:span text:style-name="T1">,</text:span><text:span text:style-name="T2"> </text:span><text:span text:style-name="T6">'Tellez'</text:span></text:p>
      <text:p text:style-name="P5"><text:span text:style-name="T6">'95631'</text:span><text:span text:style-name="T1">,</text:span><text:span text:style-name="T2"> </text:span><text:span text:style-name="T6">'Mauras'</text:span></text:p>
      <text:p text:style-name="P5"><text:span text:style-name="T6">'95697'</text:span><text:span text:style-name="T1">,</text:span><text:span text:style-name="T2"> </text:span><text:span text:style-name="T6">'Gruns'</text:span></text:p>
      <text:p text:style-name="P5"><text:span text:style-name="T6">'95840'</text:span><text:span text:style-name="T1">,</text:span><text:span text:style-name="T2"> </text:span><text:span text:style-name="T6">'Jakobsen'</text:span></text:p>
      <text:p text:style-name="P5"><text:span text:style-name="T6">'95850'</text:span><text:span text:style-name="T1">,</text:span><text:span text:style-name="T2"> </text:span><text:span text:style-name="T6">'Schrefl'</text:span></text:p>
      <text:p text:style-name="P5"><text:span text:style-name="T6">'95852'</text:span><text:span text:style-name="T1">,</text:span><text:span text:style-name="T2"> </text:span><text:span text:style-name="T6">'Cabr'</text:span></text:p>
      <text:p text:style-name="P5"><text:span text:style-name="T6">'95859'</text:span><text:span text:style-name="T1">,</text:span><text:span text:style-name="T2"> </text:span><text:span text:style-name="T6">'Huft'</text:span></text:p>
      <text:p text:style-name="P5"><text:span text:style-name="T6">'95953'</text:span><text:span text:style-name="T1">,</text:span><text:span text:style-name="T2"> </text:span><text:span text:style-name="T6">'Batano'</text:span></text:p>
      <text:p text:style-name="P5"><text:span text:style-name="T6">'96003'</text:span><text:span text:style-name="T1">,</text:span><text:span text:style-name="T2"> </text:span><text:span text:style-name="T6">'Nakajima'</text:span></text:p>
      <text:p text:style-name="P5"><text:span text:style-name="T6">'9605'</text:span><text:span text:style-name="T1">,</text:span><text:span text:style-name="T2"> </text:span><text:span text:style-name="T6">'Beeu'</text:span></text:p>
      <text:p text:style-name="P5"><text:span text:style-name="T6">'96052'</text:span><text:span text:style-name="T1">,</text:span><text:span text:style-name="T2"> </text:span><text:span text:style-name="T6">'Marcol'</text:span></text:p>
      <text:p text:style-name="P5"><text:span text:style-name="T6">'96067'</text:span><text:span text:style-name="T1">,</text:span><text:span text:style-name="T2"> </text:span><text:span text:style-name="T6">'Sugavanam'</text:span></text:p>
      <text:p text:style-name="P5"><text:span text:style-name="T6">'96085'</text:span><text:span text:style-name="T1">,</text:span><text:span text:style-name="T2"> </text:span><text:span text:style-name="T6">'Wood'</text:span></text:p>
      <text:p text:style-name="P5"><text:span text:style-name="T6">'96117'</text:span><text:span text:style-name="T1">,</text:span><text:span text:style-name="T2"> </text:span><text:span text:style-name="T6">'Nisso'</text:span></text:p>
      <text:p text:style-name="P5"><text:span text:style-name="T6">'96134'</text:span><text:span text:style-name="T1">,</text:span><text:span text:style-name="T2"> </text:span><text:span text:style-name="T6">'Prince'</text:span></text:p>
      <text:p text:style-name="P5"><text:span text:style-name="T6">'96153'</text:span><text:span text:style-name="T1">,</text:span><text:span text:style-name="T2"> </text:span><text:span text:style-name="T6">'Sawah'</text:span></text:p>
      <text:p text:style-name="P5"><text:span text:style-name="T6">'96178'</text:span><text:span text:style-name="T1">,</text:span><text:span text:style-name="T2"> </text:span><text:span text:style-name="T6">'Hay'</text:span></text:p>
      <text:p text:style-name="P5"><text:span text:style-name="T6">'96193'</text:span><text:span text:style-name="T1">,</text:span><text:span text:style-name="T2"> </text:span><text:span text:style-name="T6">'Yasuda'</text:span></text:p>
      <text:p text:style-name="P5"><text:span text:style-name="T6">'96203'</text:span><text:span text:style-name="T1">,</text:span><text:span text:style-name="T2"> </text:span><text:span text:style-name="T6">'Olin'</text:span></text:p>
      <text:p text:style-name="P5"><text:span text:style-name="T6">'96206'</text:span><text:span text:style-name="T1">,</text:span><text:span text:style-name="T2"> </text:span><text:span text:style-name="T6">'Koic'</text:span></text:p>
      <text:p text:style-name="P5"><text:span text:style-name="T6">'96227'</text:span><text:span text:style-name="T1">,</text:span><text:span text:style-name="T2"> </text:span><text:span text:style-name="T6">'Vulp'</text:span></text:p>
      <text:p text:style-name="P5"><text:span text:style-name="T6">'96246'</text:span><text:span text:style-name="T1">,</text:span><text:span text:style-name="T2"> </text:span><text:span text:style-name="T6">'Tong'</text:span></text:p>
      <text:p text:style-name="P5"><text:span text:style-name="T6">'96324'</text:span><text:span text:style-name="T1">,</text:span><text:span text:style-name="T2"> </text:span><text:span text:style-name="T6">'Sudirm'</text:span></text:p>
      <text:p text:style-name="P5"><text:span text:style-name="T6">'9659'</text:span><text:span text:style-name="T1">,</text:span><text:span text:style-name="T2"> </text:span><text:span text:style-name="T6">'Sakhno'</text:span></text:p>
      <text:p text:style-name="P5"><text:span text:style-name="T6">'96615'</text:span><text:span text:style-name="T1">,</text:span><text:span text:style-name="T2"> </text:span><text:span text:style-name="T6">'Anty'</text:span></text:p>
      <text:p text:style-name="P5"><text:span text:style-name="T6">'96710'</text:span><text:span text:style-name="T1">,</text:span><text:span text:style-name="T2"> </text:span><text:span text:style-name="T6">'Katehakis'</text:span></text:p>
      <text:p text:style-name="P5"><text:span text:style-name="T6">'96722'</text:span><text:span text:style-name="T1">,</text:span><text:span text:style-name="T2"> </text:span><text:span text:style-name="T6">'Liley'</text:span></text:p>
      <text:p text:style-name="P5"><text:span text:style-name="T6">'96741'</text:span><text:span text:style-name="T1">,</text:span><text:span text:style-name="T2"> </text:span><text:span text:style-name="T6">'Kobayashi'</text:span></text:p>
      <text:p text:style-name="P5"><text:span text:style-name="T6">'96772'</text:span><text:span text:style-name="T1">,</text:span><text:span text:style-name="T2"> </text:span><text:span text:style-name="T6">'Rieger'</text:span></text:p>
      <text:p text:style-name="P5"><text:span text:style-name="T6">'96895'</text:span><text:span text:style-name="T1">,</text:span><text:span text:style-name="T2"> </text:span><text:span text:style-name="T6">'Stelzl'</text:span></text:p>
      <text:p text:style-name="P5"><text:span text:style-name="T6">'96911'</text:span><text:span text:style-name="T1">,</text:span><text:span text:style-name="T2"> </text:span><text:span text:style-name="T6">'Jamro'</text:span></text:p>
      <text:p text:style-name="P5"><text:span text:style-name="T6">'96968'</text:span><text:span text:style-name="T1">,</text:span><text:span text:style-name="T2"> </text:span><text:span text:style-name="T6">'Mohamed'</text:span></text:p>
      <text:p text:style-name="P5"><text:span text:style-name="T6">'96988'</text:span><text:span text:style-name="T1">,</text:span><text:span text:style-name="T2"> </text:span><text:span text:style-name="T6">'Bussel'</text:span></text:p>
      <text:p text:style-name="P5"><text:span text:style-name="T6">'97023'</text:span><text:span text:style-name="T1">,</text:span><text:span text:style-name="T2"> </text:span><text:span text:style-name="T6">'Bulash'</text:span></text:p>
      <text:p text:style-name="P5"><text:span text:style-name="T6">'97041'</text:span><text:span text:style-name="T1">,</text:span><text:span text:style-name="T2"> </text:span><text:span text:style-name="T6">'Rajnov'</text:span></text:p>
      <text:p text:style-name="P5"><text:span text:style-name="T6">'97042'</text:span><text:span text:style-name="T1">,</text:span><text:span text:style-name="T2"> </text:span><text:span text:style-name="T6">'Bhargava'</text:span></text:p>
      <text:p text:style-name="P5"><text:span text:style-name="T6">'97065'</text:span><text:span text:style-name="T1">,</text:span><text:span text:style-name="T2"> </text:span><text:span text:style-name="T6">'Gandhi'</text:span></text:p>
      <text:p text:style-name="P5"><text:span text:style-name="T6">'97101'</text:span><text:span text:style-name="T1">,</text:span><text:span text:style-name="T2"> </text:span><text:span text:style-name="T6">'Marek'</text:span></text:p>
      <text:p text:style-name="P5"><text:span text:style-name="T6">'97228'</text:span><text:span text:style-name="T1">,</text:span><text:span text:style-name="T2"> </text:span><text:span text:style-name="T6">'Brzezinski'</text:span></text:p>
      <text:p text:style-name="P5"><text:span text:style-name="T6">'97355'</text:span><text:span text:style-name="T1">,</text:span><text:span text:style-name="T2"> </text:span><text:span text:style-name="T6">'Ratcliff'</text:span></text:p>
      <text:p text:style-name="P5"><text:span text:style-name="T6">'97400'</text:span><text:span text:style-name="T1">,</text:span><text:span text:style-name="T2"> </text:span><text:span text:style-name="T6">'Noda'</text:span></text:p>
      <text:p text:style-name="P5"><text:span text:style-name="T6">'97435'</text:span><text:span text:style-name="T1">,</text:span><text:span text:style-name="T2"> </text:span><text:span text:style-name="T6">'Winzer'</text:span></text:p>
      <text:p text:style-name="P5"><text:span text:style-name="T6">'97551'</text:span><text:span text:style-name="T1">,</text:span><text:span text:style-name="T2"> </text:span><text:span text:style-name="T6">'Labaye'</text:span></text:p>
      <text:p text:style-name="P5"><text:soft-page-break/><text:span text:style-name="T6">'97573'</text:span><text:span text:style-name="T1">,</text:span><text:span text:style-name="T2"> </text:span><text:span text:style-name="T6">'Yusop'</text:span></text:p>
      <text:p text:style-name="P5"><text:span text:style-name="T6">'97590'</text:span><text:span text:style-name="T1">,</text:span><text:span text:style-name="T2"> </text:span><text:span text:style-name="T6">'Rammer'</text:span></text:p>
      <text:p text:style-name="P5"><text:span text:style-name="T6">'97629'</text:span><text:span text:style-name="T1">,</text:span><text:span text:style-name="T2"> </text:span><text:span text:style-name="T6">'Awano'</text:span></text:p>
      <text:p text:style-name="P5"><text:span text:style-name="T6">'97658'</text:span><text:span text:style-name="T1">,</text:span><text:span text:style-name="T2"> </text:span><text:span text:style-name="T6">'Baier'</text:span></text:p>
      <text:p text:style-name="P5"><text:span text:style-name="T6">'97679'</text:span><text:span text:style-name="T1">,</text:span><text:span text:style-name="T2"> </text:span><text:span text:style-name="T6">'Sacchi'</text:span></text:p>
      <text:p text:style-name="P5"><text:span text:style-name="T6">'97694'</text:span><text:span text:style-name="T1">,</text:span><text:span text:style-name="T2"> </text:span><text:span text:style-name="T6">'ODono'</text:span></text:p>
      <text:p text:style-name="P5"><text:span text:style-name="T6">'978'</text:span><text:span text:style-name="T1">,</text:span><text:span text:style-name="T2"> </text:span><text:span text:style-name="T6">'Salzman'</text:span></text:p>
      <text:p text:style-name="P5"><text:span text:style-name="T6">'97868'</text:span><text:span text:style-name="T1">,</text:span><text:span text:style-name="T2"> </text:span><text:span text:style-name="T6">'Schinag'</text:span></text:p>
      <text:p text:style-name="P5"><text:span text:style-name="T6">'97953'</text:span><text:span text:style-name="T1">,</text:span><text:span text:style-name="T2"> </text:span><text:span text:style-name="T6">'Kaneko'</text:span></text:p>
      <text:p text:style-name="P5"><text:span text:style-name="T6">'98019'</text:span><text:span text:style-name="T1">,</text:span><text:span text:style-name="T2"> </text:span><text:span text:style-name="T6">'Ciepl'</text:span></text:p>
      <text:p text:style-name="P5"><text:span text:style-name="T6">'98047'</text:span><text:span text:style-name="T1">,</text:span><text:span text:style-name="T2"> </text:span><text:span text:style-name="T6">'Takahashi'</text:span></text:p>
      <text:p text:style-name="P5"><text:span text:style-name="T6">'98056'</text:span><text:span text:style-name="T1">,</text:span><text:span text:style-name="T2"> </text:span><text:span text:style-name="T6">'Di'</text:span></text:p>
      <text:p text:style-name="P5"><text:span text:style-name="T6">'98120'</text:span><text:span text:style-name="T1">,</text:span><text:span text:style-name="T2"> </text:span><text:span text:style-name="T6">'Furukawa'</text:span></text:p>
      <text:p text:style-name="P5"><text:span text:style-name="T6">'98140'</text:span><text:span text:style-name="T1">,</text:span><text:span text:style-name="T2"> </text:span><text:span text:style-name="T6">'Ratcliff'</text:span></text:p>
      <text:p text:style-name="P5"><text:span text:style-name="T6">'98315'</text:span><text:span text:style-name="T1">,</text:span><text:span text:style-name="T2"> </text:span><text:span text:style-name="T6">'Saill'</text:span></text:p>
      <text:p text:style-name="P5"><text:span text:style-name="T6">'98359'</text:span><text:span text:style-name="T1">,</text:span><text:span text:style-name="T2"> </text:span><text:span text:style-name="T6">'Patne'</text:span></text:p>
      <text:p text:style-name="P5"><text:span text:style-name="T6">'98388'</text:span><text:span text:style-name="T1">,</text:span><text:span text:style-name="T2"> </text:span><text:span text:style-name="T6">'Nilsson'</text:span></text:p>
      <text:p text:style-name="P5"><text:span text:style-name="T6">'98423'</text:span><text:span text:style-name="T1">,</text:span><text:span text:style-name="T2"> </text:span><text:span text:style-name="T6">'Alfaro'</text:span></text:p>
      <text:p text:style-name="P5"><text:span text:style-name="T6">'98563'</text:span><text:span text:style-name="T1">,</text:span><text:span text:style-name="T2"> </text:span><text:span text:style-name="T6">'Yen'</text:span></text:p>
      <text:p text:style-name="P5"><text:span text:style-name="T6">'98619'</text:span><text:span text:style-name="T1">,</text:span><text:span text:style-name="T2"> </text:span><text:span text:style-name="T6">'Nagaraj'</text:span></text:p>
      <text:p text:style-name="P5"><text:span text:style-name="T6">'98690'</text:span><text:span text:style-name="T1">,</text:span><text:span text:style-name="T2"> </text:span><text:span text:style-name="T6">'Neru'</text:span></text:p>
      <text:p text:style-name="P5"><text:span text:style-name="T6">'987'</text:span><text:span text:style-name="T1">,</text:span><text:span text:style-name="T2"> </text:span><text:span text:style-name="T6">'Kasani'</text:span></text:p>
      <text:p text:style-name="P5"><text:span text:style-name="T6">'98726'</text:span><text:span text:style-name="T1">,</text:span><text:span text:style-name="T2"> </text:span><text:span text:style-name="T6">'Mathias'</text:span></text:p>
      <text:p text:style-name="P5"><text:span text:style-name="T6">'98830'</text:span><text:span text:style-name="T1">,</text:span><text:span text:style-name="T2"> </text:span><text:span text:style-name="T6">'Frolova'</text:span></text:p>
      <text:p text:style-name="P5"><text:span text:style-name="T6">'98843'</text:span><text:span text:style-name="T1">,</text:span><text:span text:style-name="T2"> </text:span><text:span text:style-name="T6">'Julier'</text:span></text:p>
      <text:p text:style-name="P5"><text:span text:style-name="T6">'98870'</text:span><text:span text:style-name="T1">,</text:span><text:span text:style-name="T2"> </text:span><text:span text:style-name="T6">'Kun'</text:span></text:p>
      <text:p text:style-name="P5"><text:span text:style-name="T6">'98940'</text:span><text:span text:style-name="T1">,</text:span><text:span text:style-name="T2"> </text:span><text:span text:style-name="T6">'Hawthorne'</text:span></text:p>
      <text:p text:style-name="P5"><text:span text:style-name="T6">'98984'</text:span><text:span text:style-name="T1">,</text:span><text:span text:style-name="T2"> </text:span><text:span text:style-name="T6">'Seraphin'</text:span></text:p>
      <text:p text:style-name="P5"><text:span text:style-name="T6">'99073'</text:span><text:span text:style-name="T1">,</text:span><text:span text:style-name="T2"> </text:span><text:span text:style-name="T6">'Bartels'</text:span></text:p>
      <text:p text:style-name="P5"><text:span text:style-name="T6">'99189'</text:span><text:span text:style-name="T1">,</text:span><text:span text:style-name="T2"> </text:span><text:span text:style-name="T6">'Shelest'</text:span></text:p>
      <text:p text:style-name="P5"><text:span text:style-name="T6">'99226'</text:span><text:span text:style-name="T1">,</text:span><text:span text:style-name="T2"> </text:span><text:span text:style-name="T6">'Hao'</text:span></text:p>
      <text:p text:style-name="P5"><text:span text:style-name="T6">'99250'</text:span><text:span text:style-name="T1">,</text:span><text:span text:style-name="T2"> </text:span><text:span text:style-name="T6">'Khaw'</text:span></text:p>
      <text:p text:style-name="P5"><text:span text:style-name="T6">'99268'</text:span><text:span text:style-name="T1">,</text:span><text:span text:style-name="T2"> </text:span><text:span text:style-name="T6">'Makarychev'</text:span></text:p>
      <text:p text:style-name="P5"><text:span text:style-name="T6">'99271'</text:span><text:span text:style-name="T1">,</text:span><text:span text:style-name="T2"> </text:span><text:span text:style-name="T6">'Soricu'</text:span></text:p>
      <text:p text:style-name="P5"><text:span text:style-name="T6">'99289'</text:span><text:span text:style-name="T1">,</text:span><text:span text:style-name="T2"> </text:span><text:span text:style-name="T6">'Morales'</text:span></text:p>
      <text:p text:style-name="P5"><text:span text:style-name="T6">'993'</text:span><text:span text:style-name="T1">,</text:span><text:span text:style-name="T2"> </text:span><text:span text:style-name="T6">'McGarr'</text:span></text:p>
      <text:p text:style-name="P5"><text:span text:style-name="T6">'9933'</text:span><text:span text:style-name="T1">,</text:span><text:span text:style-name="T2"> </text:span><text:span text:style-name="T6">'Pircher'</text:span></text:p>
      <text:p text:style-name="P5"><text:span text:style-name="T6">'99348'</text:span><text:span text:style-name="T1">,</text:span><text:span text:style-name="T2"> </text:span><text:span text:style-name="T6">'Tobin'</text:span></text:p>
      <text:p text:style-name="P5"><text:span text:style-name="T6">'99369'</text:span><text:span text:style-name="T1">,</text:span><text:span text:style-name="T2"> </text:span><text:span text:style-name="T6">'Klingenb'</text:span></text:p>
      <text:p text:style-name="P5"><text:span text:style-name="T6">'99399'</text:span><text:span text:style-name="T1">,</text:span><text:span text:style-name="T2"> </text:span><text:span text:style-name="T6">'Duan'</text:span></text:p>
      <text:p text:style-name="P5"><text:span text:style-name="T6">'99422'</text:span><text:span text:style-name="T1">,</text:span><text:span text:style-name="T2"> </text:span><text:span text:style-name="T6">'Fickl'</text:span></text:p>
      <text:p text:style-name="P5"><text:span text:style-name="T6">'99451'</text:span><text:span text:style-name="T1">,</text:span><text:span text:style-name="T2"> </text:span><text:span text:style-name="T6">'Bradshaw'</text:span></text:p>
      <text:p text:style-name="P5"><text:span text:style-name="T6">'99463'</text:span><text:span text:style-name="T1">,</text:span><text:span text:style-name="T2"> </text:span><text:span text:style-name="T6">'Jacobi'</text:span></text:p>
      <text:p text:style-name="P5"><text:span text:style-name="T6">'9947'</text:span><text:span text:style-name="T1">,</text:span><text:span text:style-name="T2"> </text:span><text:span text:style-name="T6">'Bouzeghoub'</text:span></text:p>
      <text:p text:style-name="P5"><text:span text:style-name="T6">'9953'</text:span><text:span text:style-name="T1">,</text:span><text:span text:style-name="T2"> </text:span><text:span text:style-name="T6">'Wilks'</text:span></text:p>
      <text:p text:style-name="P5"><text:span text:style-name="T6">'99553'</text:span><text:span text:style-name="T1">,</text:span><text:span text:style-name="T2"> </text:span><text:span text:style-name="T6">'Strader'</text:span></text:p>
      <text:p text:style-name="P5"><text:span text:style-name="T6">'99611'</text:span><text:span text:style-name="T1">,</text:span><text:span text:style-name="T2"> </text:span><text:span text:style-name="T6">'Schrefl'</text:span></text:p>
      <text:p text:style-name="P5"><text:span text:style-name="T6">'99647'</text:span><text:span text:style-name="T1">,</text:span><text:span text:style-name="T2"> </text:span><text:span text:style-name="T6">'Bellman'</text:span></text:p>
      <text:p text:style-name="P5"><text:span text:style-name="T6">'99660'</text:span><text:span text:style-name="T1">,</text:span><text:span text:style-name="T2"> </text:span><text:span text:style-name="T6">'OMalley'</text:span></text:p>
      <text:p text:style-name="P5"><text:soft-page-break/><text:span text:style-name="T6">'99694'</text:span><text:span text:style-name="T1">,</text:span><text:span text:style-name="T2"> </text:span><text:span text:style-name="T6">'Beckert'</text:span></text:p>
      <text:p text:style-name="P5"><text:span text:style-name="T6">'99710'</text:span><text:span text:style-name="T1">,</text:span><text:span text:style-name="T2"> </text:span><text:span text:style-name="T6">'Savolainen'</text:span></text:p>
      <text:p text:style-name="P5"><text:span text:style-name="T6">'99711'</text:span><text:span text:style-name="T1">,</text:span><text:span text:style-name="T2"> </text:span><text:span text:style-name="T6">'Deshpande'</text:span></text:p>
      <text:p text:style-name="P5"><text:span text:style-name="T6">'99719'</text:span><text:span text:style-name="T1">,</text:span><text:span text:style-name="T2"> </text:span><text:span text:style-name="T6">'Bennett'</text:span></text:p>
      <text:p text:style-name="P5"><text:span text:style-name="T6">'99730'</text:span><text:span text:style-name="T1">,</text:span><text:span text:style-name="T2"> </text:span><text:span text:style-name="T6">'Courtney'</text:span></text:p>
      <text:p text:style-name="P5"><text:span text:style-name="T6">'99754'</text:span><text:span text:style-name="T1">,</text:span><text:span text:style-name="T2"> </text:span><text:span text:style-name="T6">'Califieri'</text:span></text:p>
      <text:p text:style-name="P5"><text:span text:style-name="T6">'99760'</text:span><text:span text:style-name="T1">,</text:span><text:span text:style-name="T2"> </text:span><text:span text:style-name="T6">'Sakamoto'</text:span></text:p>
      <text:p text:style-name="P5"><text:span text:style-name="T6">'99764'</text:span><text:span text:style-name="T1">,</text:span><text:span text:style-name="T2"> </text:span><text:span text:style-name="T6">'Lv'</text:span></text:p>
      <text:p text:style-name="P5"><text:span text:style-name="T6">'99775'</text:span><text:span text:style-name="T1">,</text:span><text:span text:style-name="T2"> </text:span><text:span text:style-name="T6">'Epley'</text:span></text:p>
      <text:p text:style-name="P5"><text:span text:style-name="T6">'99780'</text:span><text:span text:style-name="T1">,</text:span><text:span text:style-name="T2"> </text:span><text:span text:style-name="T6">'Bravo'</text:span></text:p>
      <text:p text:style-name="P5"><text:span text:style-name="T6">'9993'</text:span><text:span text:style-name="T1">,</text:span><text:span text:style-name="T2"> </text:span><text:span text:style-name="T6">'Won'</text:span></text:p>
      <text:p text:style-name="P5"><text:span text:style-name="T6">'99949'</text:span><text:span text:style-name="T1">,</text:span><text:span text:style-name="T2"> </text:span><text:span text:style-name="T6">'Samo'</text:span></text:p>
      <text:p text:style-name="P5"><text:span text:style-name="T6">'99977'</text:span><text:span text:style-name="T1">,</text:span><text:span text:style-name="T2"> </text:span><text:span text:style-name="T6">'Englund'</text:span></text:p>
      <text:p text:style-name="P5"><text:span text:style-name="T6"/></text:p>
      <text:h text:style-name="P16" text:outline-level="1">Day 6</text:h>
      <text:p text:style-name="Text_20_body"/>
      <text:p text:style-name="Text_20_body">## Problem set 1</text:p>
      <text:p text:style-name="Text_20_body"/>
      <text:p text:style-name="Text_20_body">Write the following queries in SQL, using this schema. The expected output is given for</text:p>
      <text:p text:style-name="Text_20_body">each query when run on `large-university.db` (download this file and run SQLite locally via</text:p>
      <text:p text:style-name="Text_20_body">`sqlite3` large-university.db or upload to the browser-based version).</text:p>
      <text:p text:style-name="Text_20_body"/>
      <text:p text:style-name="Text_20_body">1. Find the names of those departments whose budget is higher than that of Astronomy. List them in alphabetic order. </text:p>
      <text:p text:style-name="Text_20_body">```sql</text:p>
      <text:p text:style-name="Text_20_body">SELECT </text:p>
      <text:p text:style-name="Text_20_body"><text:s text:c="4"/>dept_name</text:p>
      <text:p text:style-name="Text_20_body">FROM</text:p>
      <text:p text:style-name="Text_20_body"><text:s text:c="4"/>department</text:p>
      <text:p text:style-name="Text_20_body">WHERE</text:p>
      <text:p text:style-name="Text_20_body"><text:s text:c="4"/>budget &gt; (SELECT </text:p>
      <text:p text:style-name="Text_20_body"><text:s text:c="12"/>budget</text:p>
      <text:p text:style-name="Text_20_body"><text:s text:c="8"/>FROM</text:p>
      <text:p text:style-name="Text_20_body"><text:s text:c="12"/>department</text:p>
      <text:p text:style-name="Text_20_body"><text:s text:c="8"/>WHERE</text:p>
      <text:p text:style-name="Text_20_body"><text:s text:c="12"/>dept_name = 'Astronomy');</text:p>
      <text:p text:style-name="Text_20_body"/>
      <text:p text:style-name="Text_20_body"># dept_name</text:p>
      <text:p text:style-name="Text_20_body">'Athletics'</text:p>
      <text:p text:style-name="Text_20_body">'Biology'</text:p>
      <text:p text:style-name="Text_20_body">'Cybernetics'</text:p>
      <text:p text:style-name="Text_20_body">'Finance'</text:p>
      <text:p text:style-name="Text_20_body">'History'</text:p>
      <text:p text:style-name="Text_20_body">'Math'</text:p>
      <text:p text:style-name="Text_20_body">'Physics'</text:p>
      <text:p text:style-name="Text_20_body">'Psychology'</text:p>
      <text:p text:style-name="Text_20_body">```</text:p>
      <text:p text:style-name="Text_20_body">2. Display a list of all instructors, showing each instructor's ID and the number of sections taught. Make sure to show the number of sections as 0 for instructors who have not taught any section. </text:p>
      <text:p text:style-name="Text_20_body">```sql</text:p>
      <text:p text:style-name="Text_20_body">SELECT </text:p>
      <text:p text:style-name="Text_20_body"><text:s text:c="4"/>I.ID, COUNT(T.ID) as number_of_sections</text:p>
      <text:p text:style-name="Text_20_body">FROM</text:p>
      <text:p text:style-name="Text_20_body"><text:s text:c="4"/>instructor AS I</text:p>
      <text:p text:style-name="Text_20_body"><text:s text:c="8"/>NATURAL LEFT JOIN</text:p>
      <text:p text:style-name="Text_20_body"><text:s text:c="4"/>teaches AS T</text:p>
      <text:p text:style-name="Text_20_body">GROUP BY I.ID</text:p>
      <text:p text:style-name="Text_20_body">ORDER BY number_of_sections;</text:p>
      <text:p text:style-name="Text_20_body"/>
      <text:p text:style-name="Text_20_body"># ID, number_of_sections</text:p>
      <text:p text:style-name="Text_20_body">'35579', '0'</text:p>
      <text:p text:style-name="Text_20_body"><text:soft-page-break/>'52647', '0'</text:p>
      <text:p text:style-name="Text_20_body">'50885', '0'</text:p>
      <text:p text:style-name="Text_20_body">'57180', '0'</text:p>
      <text:p text:style-name="Text_20_body">'58558', '0'</text:p>
      <text:p text:style-name="Text_20_body">'59795', '0'</text:p>
      <text:p text:style-name="Text_20_body">'63395', '0'</text:p>
      <text:p text:style-name="Text_20_body">'64871', '0'</text:p>
      <text:p text:style-name="Text_20_body">'72553', '0'</text:p>
      <text:p text:style-name="Text_20_body">'4034', '0'</text:p>
      <text:p text:style-name="Text_20_body">'37687', '0'</text:p>
      <text:p text:style-name="Text_20_body">'74426', '0'</text:p>
      <text:p text:style-name="Text_20_body">'78699', '0'</text:p>
      <text:p text:style-name="Text_20_body">'79653', '0'</text:p>
      <text:p text:style-name="Text_20_body">'31955', '0'</text:p>
      <text:p text:style-name="Text_20_body">'95030', '0'</text:p>
      <text:p text:style-name="Text_20_body">'96895', '0'</text:p>
      <text:p text:style-name="Text_20_body">'16807', '0'</text:p>
      <text:p text:style-name="Text_20_body">'97302', '0'</text:p>
      <text:p text:style-name="Text_20_body">'15347', '1'</text:p>
      <text:p text:style-name="Text_20_body">'73623', '1'</text:p>
      <text:p text:style-name="Text_20_body">'65931', '1'</text:p>
      <text:p text:style-name="Text_20_body">'80759', '1'</text:p>
      <text:p text:style-name="Text_20_body">'90376', '1'</text:p>
      <text:p text:style-name="Text_20_body">'90643', '1'</text:p>
      <text:p text:style-name="Text_20_body">'48570', '1'</text:p>
      <text:p text:style-name="Text_20_body">'25946', '1'</text:p>
      <text:p text:style-name="Text_20_body">'50330', '1'</text:p>
      <text:p text:style-name="Text_20_body">'4233', '1'</text:p>
      <text:p text:style-name="Text_20_body">'42782', '1'</text:p>
      <text:p text:style-name="Text_20_body">'48507', '1'</text:p>
      <text:p text:style-name="Text_20_body">'14365', '2'</text:p>
      <text:p text:style-name="Text_20_body">'63287', '2'</text:p>
      <text:p text:style-name="Text_20_body">'3335', '2'</text:p>
      <text:p text:style-name="Text_20_body">'28400', '2'</text:p>
      <text:p text:style-name="Text_20_body">'81991', '2'</text:p>
      <text:p text:style-name="Text_20_body">'28097', '2'</text:p>
      <text:p text:style-name="Text_20_body">'41930', '3'</text:p>
      <text:p text:style-name="Text_20_body">'19368', '3'</text:p>
      <text:p text:style-name="Text_20_body">'34175', '3'</text:p>
      <text:p text:style-name="Text_20_body">'43779', '4'</text:p>
      <text:p text:style-name="Text_20_body">'95709', '4'</text:p>
      <text:p text:style-name="Text_20_body">'3199', '4'</text:p>
      <text:p text:style-name="Text_20_body">'36897', '5'</text:p>
      <text:p text:style-name="Text_20_body">'77346', '6'</text:p>
      <text:p text:style-name="Text_20_body">'79081', '6'</text:p>
      <text:p text:style-name="Text_20_body">'74420', '6'</text:p>
      <text:p text:style-name="Text_20_body">'99052', '9'</text:p>
      <text:p text:style-name="Text_20_body">'6569', '10'</text:p>
      <text:p text:style-name="Text_20_body">'22591', '13'</text:p>
      <text:p text:style-name="Text_20_body"><text:soft-page-break/>```</text:p>
      <text:p text:style-name="Text_20_body"/>
      <text:p text:style-name="Text_20_body">3. For each student who has retaken a course at least twice (i.e., the student has taken the course at least three times), show the course ID and the student's ID. Please display your results in order of course ID and do not display duplicate rows. </text:p>
      <text:p text:style-name="Text_20_body">```sql</text:p>
      <text:p text:style-name="Text_20_body">select distinct course_id, ID</text:p>
      <text:p text:style-name="Text_20_body"><text:tab/>from takes</text:p>
      <text:p text:style-name="Text_20_body"><text:s text:c="4"/>group by ID, course_id having count(*) &gt; 2</text:p>
      <text:p text:style-name="Text_20_body"><text:s text:c="4"/>order by course_id;</text:p>
      <text:p text:style-name="Text_20_body"/>
      <text:p text:style-name="Text_20_body"># course_id, ID</text:p>
      <text:p text:style-name="Text_20_body">'362', '16480'</text:p>
      <text:p text:style-name="Text_20_body">'362', '16969'</text:p>
      <text:p text:style-name="Text_20_body">'362', '27236'</text:p>
      <text:p text:style-name="Text_20_body">'362', '39925'</text:p>
      <text:p text:style-name="Text_20_body">'362', '39978'</text:p>
      <text:p text:style-name="Text_20_body">'362', '44881'</text:p>
      <text:p text:style-name="Text_20_body">'362', '49611'</text:p>
      <text:p text:style-name="Text_20_body">'362', '5414'</text:p>
      <text:p text:style-name="Text_20_body">'362', '69581'</text:p>
      <text:p text:style-name="Text_20_body">'362', '9993'</text:p>
      <text:p text:style-name="Text_20_body">```</text:p>
      <text:p text:style-name="Text_20_body"/>
      <text:p text:style-name="Text_20_body">4. Find the names of Biology students who have taken at least 3 Accounting courses. </text:p>
      <text:p text:style-name="Text_20_body">```sql</text:p>
      <text:p text:style-name="Text_20_body">select name</text:p>
      <text:p text:style-name="Text_20_body">from student natural join (</text:p>
      <text:p text:style-name="Text_20_body"><text:tab/>select ID from takes</text:p>
      <text:p text:style-name="Text_20_body"><text:tab/>where course_id in ( select course_id from course</text:p>
      <text:p text:style-name="Text_20_body"><text:tab/><text:tab/>where dept_name = "Accounting")</text:p>
      <text:p text:style-name="Text_20_body"><text:tab/><text:tab/>group by ID having count(*) &gt; 2</text:p>
      <text:p text:style-name="Text_20_body"><text:s text:c="4"/>) as T where dept_name = "Biology";</text:p>
      <text:p text:style-name="Text_20_body"/>
      <text:p text:style-name="Text_20_body">SELECT s.name</text:p>
      <text:p text:style-name="Text_20_body">FROM student s</text:p>
      <text:p text:style-name="Text_20_body">JOIN takes t ON s.ID = t.ID</text:p>
      <text:p text:style-name="Text_20_body">JOIN course c ON t.course_id = c.course_id</text:p>
      <text:p text:style-name="Text_20_body">WHERE s.dept_name = 'Biology'</text:p>
      <text:p text:style-name="Text_20_body">AND c.dept_name = 'Accounting'</text:p>
      <text:p text:style-name="Text_20_body">GROUP BY s.ID</text:p>
      <text:p text:style-name="Text_20_body">HAVING COUNT(*) &gt; 2;</text:p>
      <text:p text:style-name="Text_20_body"/>
      <text:p text:style-name="Text_20_body"># name</text:p>
      <text:p text:style-name="Text_20_body">'Michael'</text:p>
      <text:p text:style-name="Text_20_body">'Dalton'</text:p>
      <text:p text:style-name="Text_20_body">'Shoji'</text:p>
      <text:p text:style-name="Text_20_body">'Wehen'</text:p>
      <text:p text:style-name="Text_20_body">'Uchiyama'</text:p>
      <text:p text:style-name="Text_20_body"><text:soft-page-break/>'Schill'</text:p>
      <text:p text:style-name="Text_20_body">'Kaminsky'</text:p>
      <text:p text:style-name="Text_20_body">'Giannoulis'</text:p>
      <text:p text:style-name="Text_20_body">```</text:p>
      <text:p text:style-name="Text_20_body"/>
      <text:p text:style-name="Text_20_body">5. Find the sections that had maximum enrollment in Fall 2010. </text:p>
      <text:p text:style-name="Text_20_body">```sql</text:p>
      <text:p text:style-name="Text_20_body">SELECT course_id, sec_id </text:p>
      <text:p text:style-name="Text_20_body">FROM takes</text:p>
      <text:p text:style-name="Text_20_body">WHERE semester = 'Fall' AND year = 2010</text:p>
      <text:p text:style-name="Text_20_body">GROUP BY course_id, sec_id</text:p>
      <text:p text:style-name="Text_20_body">HAVING COUNT(ID) = (</text:p>
      <text:p text:style-name="Text_20_body"><text:s text:c="4"/>SELECT MAX(enrollment_count) </text:p>
      <text:p text:style-name="Text_20_body"><text:s text:c="4"/>FROM (</text:p>
      <text:p text:style-name="Text_20_body"><text:s text:c="8"/>SELECT COUNT(ID) AS enrollment_count</text:p>
      <text:p text:style-name="Text_20_body"><text:s text:c="8"/>FROM takes</text:p>
      <text:p text:style-name="Text_20_body"><text:s text:c="8"/>WHERE semester = 'Fall' AND year = 2010</text:p>
      <text:p text:style-name="Text_20_body"><text:s text:c="8"/>GROUP BY course_id, sec_id</text:p>
      <text:p text:style-name="Text_20_body"><text:s text:c="4"/>) AS subquery</text:p>
      <text:p text:style-name="Text_20_body">);</text:p>
      <text:p text:style-name="Text_20_body"/>
      <text:p text:style-name="Text_20_body"># course_id, sec_id</text:p>
      <text:p text:style-name="Text_20_body">'867', '2'</text:p>
      <text:p text:style-name="Text_20_body">```</text:p>
      <text:p text:style-name="Text_20_body"/>
      <text:p text:style-name="Text_20_body">6. Find student names and the number of law courses taken for students who have taken at least half of the available law courses. (These courses are named things like 'Tort Law' or 'Environmental Law'). </text:p>
      <text:p text:style-name="Text_20_body">```sql</text:p>
      <text:p text:style-name="Text_20_body">select name, count(*)</text:p>
      <text:p text:style-name="Text_20_body">from student as S</text:p>
      <text:p text:style-name="Text_20_body">join takes T on S.ID = T.ID</text:p>
      <text:p text:style-name="Text_20_body">where T.course_id in (</text:p>
      <text:p text:style-name="Text_20_body"><text:tab/>select course_id</text:p>
      <text:p text:style-name="Text_20_body"><text:s text:c="4"/>from course</text:p>
      <text:p text:style-name="Text_20_body"><text:s text:c="4"/>where title like "%Law%" )</text:p>
      <text:p text:style-name="Text_20_body">group by S.ID</text:p>
      <text:p text:style-name="Text_20_body">having count(*) &gt;= ( </text:p>
      <text:p text:style-name="Text_20_body"><text:tab/>select count(course_id) / 2 </text:p>
      <text:p text:style-name="Text_20_body"><text:tab/>from ( <text:s text:c="2"/></text:p>
      <text:p text:style-name="Text_20_body"><text:tab/><text:tab/>select course_id</text:p>
      <text:p text:style-name="Text_20_body"><text:tab/><text:tab/>from course</text:p>
      <text:p text:style-name="Text_20_body"><text:tab/><text:tab/>where title like "%Law%" ) </text:p>
      <text:p text:style-name="Text_20_body"><text:s text:c="8"/>as D </text:p>
      <text:p text:style-name="Text_20_body"><text:tab/>);</text:p>
      <text:p text:style-name="Text_20_body"/>
      <text:p text:style-name="Text_20_body"># name, count(*)</text:p>
      <text:p text:style-name="Text_20_body">'Nakajima', '4'</text:p>
      <text:p text:style-name="Text_20_body">'Nikut', '4'</text:p>
      <text:p text:style-name="Text_20_body">'Hahn-', '4'</text:p>
      <text:p text:style-name="Text_20_body"><text:soft-page-break/>'Nanda', '4'</text:p>
      <text:p text:style-name="Text_20_body">'Schinag', '4'</text:p>
      <text:p text:style-name="Text_20_body">```</text:p>
      <text:p text:style-name="Text_20_body"/>
      <text:p text:style-name="Text_20_body">7. Find the rank and name of the 10 students who earned the most A grades (A-, A, A+). Use alphabetical order by name to break ties. Note: the browser SQLite does not support window functions. [**Ans didn't math with sample data**]</text:p>
      <text:p text:style-name="Text_20_body">```sql</text:p>
      <text:p text:style-name="Text_20_body">select row_number() over () as rnk, P.name from ( </text:p>
      <text:p text:style-name="Text_20_body"><text:tab/>select name, count(*) as cnt</text:p>
      <text:p text:style-name="Text_20_body"><text:tab/>from student S</text:p>
      <text:p text:style-name="Text_20_body"><text:tab/>join takes T on S.ID = T.ID</text:p>
      <text:p text:style-name="Text_20_body"><text:tab/>where T.grade in ("A+", "A", "A-")</text:p>
      <text:p text:style-name="Text_20_body"><text:tab/>group by T.ID</text:p>
      <text:p text:style-name="Text_20_body"><text:s text:c="4"/>) as P</text:p>
      <text:p text:style-name="Text_20_body">order by P.cnt desc, P.name</text:p>
      <text:p text:style-name="Text_20_body">limit 10;</text:p>
      <text:p text:style-name="Text_20_body"/>
      <text:p text:style-name="Text_20_body"># rnk, name</text:p>
      <text:p text:style-name="Text_20_body">'1', 'Lepp'</text:p>
      <text:p text:style-name="Text_20_body">'2', 'Eller'</text:p>
      <text:p text:style-name="Text_20_body">'3', 'Masri'</text:p>
      <text:p text:style-name="Text_20_body">'4', 'Vries'</text:p>
      <text:p text:style-name="Text_20_body">'5', 'Åström'</text:p>
      <text:p text:style-name="Text_20_body">'6', 'Gandhi'</text:p>
      <text:p text:style-name="Text_20_body">'7', 'Greene'</text:p>
      <text:p text:style-name="Text_20_body">'8', 'Haigh'</text:p>
      <text:p text:style-name="Text_20_body">'9', 'McCarter'</text:p>
      <text:p text:style-name="Text_20_body">'10', 'Sanchez'</text:p>
      <text:p text:style-name="Text_20_body">```</text:p>
      <text:p text:style-name="Text_20_body"/>
      <text:p text:style-name="Text_20_body">## Problem set 2</text:p>
      <text:p text:style-name="Text_20_body">1. Find out the ID and salary of the instructors.</text:p>
      <text:p text:style-name="Text_20_body">```sql</text:p>
      <text:p text:style-name="Text_20_body">select ID, salary from instructor;</text:p>
      <text:p text:style-name="Text_20_body"/>
      <text:p text:style-name="Text_20_body">-- small database</text:p>
      <text:p text:style-name="Text_20_body"># ID, salary</text:p>
      <text:p text:style-name="Text_20_body">'10101', '65000.00'</text:p>
      <text:p text:style-name="Text_20_body">'12121', '90000.00'</text:p>
      <text:p text:style-name="Text_20_body">'15151', '40000.00'</text:p>
      <text:p text:style-name="Text_20_body">'22222', '95000.00'</text:p>
      <text:p text:style-name="Text_20_body">'32343', '60000.00'</text:p>
      <text:p text:style-name="Text_20_body">'33456', '87000.00'</text:p>
      <text:p text:style-name="Text_20_body">'45565', '75000.00'</text:p>
      <text:p text:style-name="Text_20_body">'58583', '62000.00'</text:p>
      <text:p text:style-name="Text_20_body">'76543', '80000.00'</text:p>
      <text:p text:style-name="Text_20_body">'76766', '72000.00'</text:p>
      <text:p text:style-name="Text_20_body">'83821', '92000.00'</text:p>
      <text:p text:style-name="Text_20_body"><text:soft-page-break/>'98345', '80000.00'</text:p>
      <text:p text:style-name="Text_20_body"/>
      <text:p text:style-name="Text_20_body">-- big database</text:p>
      <text:p text:style-name="Text_20_body"># ID, salary</text:p>
      <text:p text:style-name="Text_20_body">'14365', '32241.56'</text:p>
      <text:p text:style-name="Text_20_body">'15347', '72140.88'</text:p>
      <text:p text:style-name="Text_20_body">'16807', '98333.65'</text:p>
      <text:p text:style-name="Text_20_body">'19368', '124651.41'</text:p>
      <text:p text:style-name="Text_20_body">'22591', '59706.49'</text:p>
      <text:p text:style-name="Text_20_body">'25946', '90891.69'</text:p>
      <text:p text:style-name="Text_20_body">'28097', '35023.18'</text:p>
      <text:p text:style-name="Text_20_body">'28400', '84982.92'</text:p>
      <text:p text:style-name="Text_20_body">'31955', '71351.42'</text:p>
      <text:p text:style-name="Text_20_body">'3199', '82534.37'</text:p>
      <text:p text:style-name="Text_20_body">'3335', '80797.83'</text:p>
      <text:p text:style-name="Text_20_body">'34175', '115469.11'</text:p>
      <text:p text:style-name="Text_20_body">'35579', '62579.61'</text:p>
      <text:p text:style-name="Text_20_body">'36897', '43770.36'</text:p>
      <text:p text:style-name="Text_20_body">'37687', '104563.38'</text:p>
      <text:p text:style-name="Text_20_body">'4034', '61387.56'</text:p>
      <text:p text:style-name="Text_20_body">'41930', '50482.03'</text:p>
      <text:p text:style-name="Text_20_body">'4233', '88791.45'</text:p>
      <text:p text:style-name="Text_20_body">'42782', '34272.67'</text:p>
      <text:p text:style-name="Text_20_body">'43779', '79070.08'</text:p>
      <text:p text:style-name="Text_20_body">'48507', '107978.47'</text:p>
      <text:p text:style-name="Text_20_body">'48570', '87549.80'</text:p>
      <text:p text:style-name="Text_20_body">'50330', '108011.81'</text:p>
      <text:p text:style-name="Text_20_body">'50885', '32570.50'</text:p>
      <text:p text:style-name="Text_20_body">'52647', '87958.01'</text:p>
      <text:p text:style-name="Text_20_body">'57180', '43966.29'</text:p>
      <text:p text:style-name="Text_20_body">'58558', '66143.25'</text:p>
      <text:p text:style-name="Text_20_body">'59795', '48803.38'</text:p>
      <text:p text:style-name="Text_20_body">'63287', '103146.87'</text:p>
      <text:p text:style-name="Text_20_body">'63395', '94333.99'</text:p>
      <text:p text:style-name="Text_20_body">'64871', '45310.53'</text:p>
      <text:p text:style-name="Text_20_body">'6569', '105311.38'</text:p>
      <text:p text:style-name="Text_20_body">'65931', '79866.95'</text:p>
      <text:p text:style-name="Text_20_body">'72553', '46397.59'</text:p>
      <text:p text:style-name="Text_20_body">'73623', '90038.09'</text:p>
      <text:p text:style-name="Text_20_body">'74420', '121141.99'</text:p>
      <text:p text:style-name="Text_20_body">'74426', '106554.73'</text:p>
      <text:p text:style-name="Text_20_body">'77346', '99382.59'</text:p>
      <text:p text:style-name="Text_20_body">'78699', '59303.62'</text:p>
      <text:p text:style-name="Text_20_body">'79081', '47307.10'</text:p>
      <text:p text:style-name="Text_20_body">'79653', '89805.83'</text:p>
      <text:p text:style-name="Text_20_body">'80759', '45538.32'</text:p>
      <text:p text:style-name="Text_20_body">'81991', '77036.18'</text:p>
      <text:p text:style-name="Text_20_body">'90376', '117836.50'</text:p>
      <text:p text:style-name="Text_20_body">'90643', '57807.09'</text:p>
      <text:p text:style-name="Text_20_body"><text:soft-page-break/>'95030', '54805.11'</text:p>
      <text:p text:style-name="Text_20_body">'95709', '118143.98'</text:p>
      <text:p text:style-name="Text_20_body">'96895', '119921.41'</text:p>
      <text:p text:style-name="Text_20_body">'97302', '51647.57'</text:p>
      <text:p text:style-name="Text_20_body">'99052', '93348.83'</text:p>
      <text:p text:style-name="Text_20_body">```</text:p>
      <text:p text:style-name="Text_20_body">2. Find out the ID and salary of the instructor who gets more than $85,000.</text:p>
      <text:p text:style-name="Text_20_body">```sql</text:p>
      <text:p text:style-name="Text_20_body">select ID, salary from instructor</text:p>
      <text:p text:style-name="Text_20_body">where salary &gt; 85000;</text:p>
      <text:p text:style-name="Text_20_body"/>
      <text:p text:style-name="Text_20_body">-- small db</text:p>
      <text:p text:style-name="Text_20_body"># ID, salary</text:p>
      <text:p text:style-name="Text_20_body">'12121', '90000.00'</text:p>
      <text:p text:style-name="Text_20_body">'22222', '95000.00'</text:p>
      <text:p text:style-name="Text_20_body">'33456', '87000.00'</text:p>
      <text:p text:style-name="Text_20_body">'83821', '92000.00'</text:p>
      <text:p text:style-name="Text_20_body"/>
      <text:p text:style-name="Text_20_body">-- big db</text:p>
      <text:p text:style-name="Text_20_body"># ID, salary</text:p>
      <text:p text:style-name="Text_20_body">'16807', '98333.65'</text:p>
      <text:p text:style-name="Text_20_body">'19368', '124651.41'</text:p>
      <text:p text:style-name="Text_20_body">'25946', '90891.69'</text:p>
      <text:p text:style-name="Text_20_body">'34175', '115469.11'</text:p>
      <text:p text:style-name="Text_20_body">'37687', '104563.38'</text:p>
      <text:p text:style-name="Text_20_body">'4233', '88791.45'</text:p>
      <text:p text:style-name="Text_20_body">'48507', '107978.47'</text:p>
      <text:p text:style-name="Text_20_body">'48570', '87549.80'</text:p>
      <text:p text:style-name="Text_20_body">'50330', '108011.81'</text:p>
      <text:p text:style-name="Text_20_body">'52647', '87958.01'</text:p>
      <text:p text:style-name="Text_20_body">'63287', '103146.87'</text:p>
      <text:p text:style-name="Text_20_body">'63395', '94333.99'</text:p>
      <text:p text:style-name="Text_20_body">'6569', '105311.38'</text:p>
      <text:p text:style-name="Text_20_body">'73623', '90038.09'</text:p>
      <text:p text:style-name="Text_20_body">'74420', '121141.99'</text:p>
      <text:p text:style-name="Text_20_body">'74426', '106554.73'</text:p>
      <text:p text:style-name="Text_20_body">'77346', '99382.59'</text:p>
      <text:p text:style-name="Text_20_body">'79653', '89805.83'</text:p>
      <text:p text:style-name="Text_20_body">'90376', '117836.50'</text:p>
      <text:p text:style-name="Text_20_body">'95709', '118143.98'</text:p>
      <text:p text:style-name="Text_20_body">'96895', '119921.41'</text:p>
      <text:p text:style-name="Text_20_body">'99052', '93348.83'</text:p>
      <text:p text:style-name="Text_20_body">```</text:p>
      <text:p text:style-name="Text_20_body">3. Find out the department names and their budget at the university.</text:p>
      <text:p text:style-name="Text_20_body">```sql</text:p>
      <text:p text:style-name="Text_20_body">select dept_name, budget from department;</text:p>
      <text:p text:style-name="Text_20_body"/>
      <text:p text:style-name="Text_20_body">-- small db</text:p>
      <text:p text:style-name="Text_20_body"># dept_name, budget</text:p>
      <text:p text:style-name="Text_20_body"><text:soft-page-break/>'Biology', '90000.00'</text:p>
      <text:p text:style-name="Text_20_body">'Comp. Sci.', '100000.00'</text:p>
      <text:p text:style-name="Text_20_body">'Elec. Eng.', '85000.00'</text:p>
      <text:p text:style-name="Text_20_body">'Finance', '120000.00'</text:p>
      <text:p text:style-name="Text_20_body">'History', '50000.00'</text:p>
      <text:p text:style-name="Text_20_body">'Music', '80000.00'</text:p>
      <text:p text:style-name="Text_20_body">'Physics', '70000.00'</text:p>
      <text:p text:style-name="Text_20_body"/>
      <text:p text:style-name="Text_20_body">-- big db</text:p>
      <text:p text:style-name="Text_20_body"># dept_name, budget</text:p>
      <text:p text:style-name="Text_20_body">'Accounting', '441840.92'</text:p>
      <text:p text:style-name="Text_20_body">'Astronomy', '617253.94'</text:p>
      <text:p text:style-name="Text_20_body">'Athletics', '734550.70'</text:p>
      <text:p text:style-name="Text_20_body">'Biology', '647610.55'</text:p>
      <text:p text:style-name="Text_20_body">'Civil Eng.', '255041.46'</text:p>
      <text:p text:style-name="Text_20_body">'Comp. Sci.', '106378.69'</text:p>
      <text:p text:style-name="Text_20_body">'Cybernetics', '794541.46'</text:p>
      <text:p text:style-name="Text_20_body">'Elec. Eng.', '276527.61'</text:p>
      <text:p text:style-name="Text_20_body">'English', '611042.66'</text:p>
      <text:p text:style-name="Text_20_body">'Finance', '866831.75'</text:p>
      <text:p text:style-name="Text_20_body">'Geology', '406557.93'</text:p>
      <text:p text:style-name="Text_20_body">'History', '699140.86'</text:p>
      <text:p text:style-name="Text_20_body">'Languages', '601283.60'</text:p>
      <text:p text:style-name="Text_20_body">'Marketing', '210627.58'</text:p>
      <text:p text:style-name="Text_20_body">'Math', '777605.11'</text:p>
      <text:p text:style-name="Text_20_body">'Mech. Eng.', '520350.65'</text:p>
      <text:p text:style-name="Text_20_body">'Physics', '942162.76'</text:p>
      <text:p text:style-name="Text_20_body">'Pol. Sci.', '573745.09'</text:p>
      <text:p text:style-name="Text_20_body">'Psychology', '848175.04'</text:p>
      <text:p text:style-name="Text_20_body">'Statistics', '395051.74'</text:p>
      <text:p text:style-name="Text_20_body">```</text:p>
      <text:p text:style-name="Text_20_body">4. List out the names of the instructors from Computer Science who have more than $70,000.</text:p>
      <text:p text:style-name="Text_20_body">```sql</text:p>
      <text:p text:style-name="Text_20_body">desc instructor;</text:p>
      <text:p text:style-name="Text_20_body">select name from instructor</text:p>
      <text:p text:style-name="Text_20_body">where salary &gt; 70000;</text:p>
      <text:p text:style-name="Text_20_body"/>
      <text:p text:style-name="Text_20_body">-- small db</text:p>
      <text:p text:style-name="Text_20_body"># name</text:p>
      <text:p text:style-name="Text_20_body">'Wu'</text:p>
      <text:p text:style-name="Text_20_body">'Einstein'</text:p>
      <text:p text:style-name="Text_20_body">'Gold'</text:p>
      <text:p text:style-name="Text_20_body">'Katz'</text:p>
      <text:p text:style-name="Text_20_body">'Singh'</text:p>
      <text:p text:style-name="Text_20_body">'Crick'</text:p>
      <text:p text:style-name="Text_20_body">'Brandt'</text:p>
      <text:p text:style-name="Text_20_body">'Kim'</text:p>
      <text:p text:style-name="Text_20_body"/>
      <text:p text:style-name="Text_20_body">-- big db</text:p>
      <text:p text:style-name="Text_20_body"><text:soft-page-break/># name</text:p>
      <text:p text:style-name="Text_20_body">'Bawa'</text:p>
      <text:p text:style-name="Text_20_body">'Yazdi'</text:p>
      <text:p text:style-name="Text_20_body">'Wieland'</text:p>
      <text:p text:style-name="Text_20_body">'Liley'</text:p>
      <text:p text:style-name="Text_20_body">'Atanassov'</text:p>
      <text:p text:style-name="Text_20_body">'Moreira'</text:p>
      <text:p text:style-name="Text_20_body">'Gustafsson'</text:p>
      <text:p text:style-name="Text_20_body">'Bourrier'</text:p>
      <text:p text:style-name="Text_20_body">'Bondi'</text:p>
      <text:p text:style-name="Text_20_body">'Arias'</text:p>
      <text:p text:style-name="Text_20_body">'Luo'</text:p>
      <text:p text:style-name="Text_20_body">'Romero'</text:p>
      <text:p text:style-name="Text_20_body">'Lent'</text:p>
      <text:p text:style-name="Text_20_body">'Sarkar'</text:p>
      <text:p text:style-name="Text_20_body">'Shuming'</text:p>
      <text:p text:style-name="Text_20_body">'Bancilhon'</text:p>
      <text:p text:style-name="Text_20_body">'Jaekel'</text:p>
      <text:p text:style-name="Text_20_body">'McKinnon'</text:p>
      <text:p text:style-name="Text_20_body">'Mingoz'</text:p>
      <text:p text:style-name="Text_20_body">'Pimenta'</text:p>
      <text:p text:style-name="Text_20_body">'Sullivan'</text:p>
      <text:p text:style-name="Text_20_body">'Voronina'</text:p>
      <text:p text:style-name="Text_20_body">'Kenje'</text:p>
      <text:p text:style-name="Text_20_body">'Mahmoud'</text:p>
      <text:p text:style-name="Text_20_body">'Levine'</text:p>
      <text:p text:style-name="Text_20_body">'Valtchev'</text:p>
      <text:p text:style-name="Text_20_body">'Bietzk'</text:p>
      <text:p text:style-name="Text_20_body">'Sakurai'</text:p>
      <text:p text:style-name="Text_20_body">'Mird'</text:p>
      <text:p text:style-name="Text_20_body">'Dale'</text:p>
      <text:p text:style-name="Text_20_body">```</text:p>
      <text:p text:style-name="Text_20_body">5. For all instructors in the university who have taught some course, find their names and the course ID of</text:p>
      <text:p text:style-name="Text_20_body">all courses they taught.</text:p>
      <text:p text:style-name="Text_20_body">```sql</text:p>
      <text:p text:style-name="Text_20_body">select I.name, T.course_id</text:p>
      <text:p text:style-name="Text_20_body">from instructor I</text:p>
      <text:p text:style-name="Text_20_body">natural join teaches T</text:p>
      <text:p text:style-name="Text_20_body">order by I.name;</text:p>
      <text:p text:style-name="Text_20_body"/>
      <text:p text:style-name="Text_20_body">-- small db</text:p>
      <text:p text:style-name="Text_20_body"># name, course_id</text:p>
      <text:p text:style-name="Text_20_body">'Brandt', 'CS-190'</text:p>
      <text:p text:style-name="Text_20_body">'Brandt', 'CS-190'</text:p>
      <text:p text:style-name="Text_20_body">'Brandt', 'CS-319'</text:p>
      <text:p text:style-name="Text_20_body">'Crick', 'BIO-101'</text:p>
      <text:p text:style-name="Text_20_body">'Crick', 'BIO-301'</text:p>
      <text:p text:style-name="Text_20_body">'Einstein', 'PHY-101'</text:p>
      <text:p text:style-name="Text_20_body"><text:soft-page-break/>'El Said', 'HIS-351'</text:p>
      <text:p text:style-name="Text_20_body">'Katz', 'CS-101'</text:p>
      <text:p text:style-name="Text_20_body">'Katz', 'CS-319'</text:p>
      <text:p text:style-name="Text_20_body">'Kim', 'EE-181'</text:p>
      <text:p text:style-name="Text_20_body">'Mozart', 'MU-199'</text:p>
      <text:p text:style-name="Text_20_body">'Srinivasan', 'CS-101'</text:p>
      <text:p text:style-name="Text_20_body">'Srinivasan', 'CS-315'</text:p>
      <text:p text:style-name="Text_20_body">'Srinivasan', 'CS-347'</text:p>
      <text:p text:style-name="Text_20_body">'Wu', 'FIN-201'</text:p>
      <text:p text:style-name="Text_20_body"/>
      <text:p text:style-name="Text_20_body">-- large db</text:p>
      <text:p text:style-name="Text_20_body"># name, course_id</text:p>
      <text:p text:style-name="Text_20_body">'Atanassov', '603'</text:p>
      <text:p text:style-name="Text_20_body">'Atanassov', '604'</text:p>
      <text:p text:style-name="Text_20_body">'Bawa', '457'</text:p>
      <text:p text:style-name="Text_20_body">'Bietzk', '158'</text:p>
      <text:p text:style-name="Text_20_body">'Bondi', '571'</text:p>
      <text:p text:style-name="Text_20_body">'Bondi', '274'</text:p>
      <text:p text:style-name="Text_20_body">'Bondi', '747'</text:p>
      <text:p text:style-name="Text_20_body">'Bourrier', '960'</text:p>
      <text:p text:style-name="Text_20_body">'Bourrier', '949'</text:p>
      <text:p text:style-name="Text_20_body">'Choll', '461'</text:p>
      <text:p text:style-name="Text_20_body">'DAgostino', '663'</text:p>
      <text:p text:style-name="Text_20_body">'DAgostino', '338'</text:p>
      <text:p text:style-name="Text_20_body">'DAgostino', '338'</text:p>
      <text:p text:style-name="Text_20_body">'DAgostino', '352'</text:p>
      <text:p text:style-name="Text_20_body">'DAgostino', '400'</text:p>
      <text:p text:style-name="Text_20_body">'DAgostino', '400'</text:p>
      <text:p text:style-name="Text_20_body">'DAgostino', '991'</text:p>
      <text:p text:style-name="Text_20_body">'DAgostino', '642'</text:p>
      <text:p text:style-name="Text_20_body">'DAgostino', '599'</text:p>
      <text:p text:style-name="Text_20_body">'DAgostino', '482'</text:p>
      <text:p text:style-name="Text_20_body">'DAgostino', '962'</text:p>
      <text:p text:style-name="Text_20_body">'DAgostino', '972'</text:p>
      <text:p text:style-name="Text_20_body">'DAgostino', '867'</text:p>
      <text:p text:style-name="Text_20_body">'Dale', '893'</text:p>
      <text:p text:style-name="Text_20_body">'Dale', '237'</text:p>
      <text:p text:style-name="Text_20_body">'Dale', '629'</text:p>
      <text:p text:style-name="Text_20_body">'Dale', '237'</text:p>
      <text:p text:style-name="Text_20_body">'Dale', '927'</text:p>
      <text:p text:style-name="Text_20_body">'Dale', '748'</text:p>
      <text:p text:style-name="Text_20_body">'Dale', '802'</text:p>
      <text:p text:style-name="Text_20_body">'Dale', '158'</text:p>
      <text:p text:style-name="Text_20_body">'Dale', '496'</text:p>
      <text:p text:style-name="Text_20_body">'Gustafsson', '169'</text:p>
      <text:p text:style-name="Text_20_body">'Gustafsson', '169'</text:p>
      <text:p text:style-name="Text_20_body">'Gustafsson', '631'</text:p>
      <text:p text:style-name="Text_20_body">'Gustafsson', '561'</text:p>
      <text:p text:style-name="Text_20_body">'Jaekel', '852'</text:p>
      <text:p text:style-name="Text_20_body"><text:soft-page-break/>'Jaekel', '334'</text:p>
      <text:p text:style-name="Text_20_body">'Kean', '366'</text:p>
      <text:p text:style-name="Text_20_body">'Kean', '808'</text:p>
      <text:p text:style-name="Text_20_body">'Lembr', '200'</text:p>
      <text:p text:style-name="Text_20_body">'Lembr', '843'</text:p>
      <text:p text:style-name="Text_20_body">'Lent', '626'</text:p>
      <text:p text:style-name="Text_20_body">'Liley', '192'</text:p>
      <text:p text:style-name="Text_20_body">'Luo', '679'</text:p>
      <text:p text:style-name="Text_20_body">'Mahmoud', '704'</text:p>
      <text:p text:style-name="Text_20_body">'Mahmoud', '735'</text:p>
      <text:p text:style-name="Text_20_body">'Mahmoud', '735'</text:p>
      <text:p text:style-name="Text_20_body">'Mahmoud', '493'</text:p>
      <text:p text:style-name="Text_20_body">'Mahmoud', '864'</text:p>
      <text:p text:style-name="Text_20_body">'Mahmoud', '486'</text:p>
      <text:p text:style-name="Text_20_body">'Mingoz', '362'</text:p>
      <text:p text:style-name="Text_20_body">'Mingoz', '527'</text:p>
      <text:p text:style-name="Text_20_body">'Mingoz', '137'</text:p>
      <text:p text:style-name="Text_20_body">'Mingoz', '362'</text:p>
      <text:p text:style-name="Text_20_body">'Mingoz', '426'</text:p>
      <text:p text:style-name="Text_20_body">'Mingoz', '304'</text:p>
      <text:p text:style-name="Text_20_body">'Mingoz', '319'</text:p>
      <text:p text:style-name="Text_20_body">'Mingoz', '445'</text:p>
      <text:p text:style-name="Text_20_body">'Mingoz', '349'</text:p>
      <text:p text:style-name="Text_20_body">'Mingoz', '362'</text:p>
      <text:p text:style-name="Text_20_body">'Morris', '696'</text:p>
      <text:p text:style-name="Text_20_body">'Morris', '791'</text:p>
      <text:p text:style-name="Text_20_body">'Morris', '795'</text:p>
      <text:p text:style-name="Text_20_body">'Morris', '313'</text:p>
      <text:p text:style-name="Text_20_body">'Morris', '242'</text:p>
      <text:p text:style-name="Text_20_body">'Pimenta', '875'</text:p>
      <text:p text:style-name="Text_20_body">'Queiroz', '559'</text:p>
      <text:p text:style-name="Text_20_body">'Romero', '105'</text:p>
      <text:p text:style-name="Text_20_body">'Romero', '489'</text:p>
      <text:p text:style-name="Text_20_body">'Romero', '105'</text:p>
      <text:p text:style-name="Text_20_body">'Romero', '476'</text:p>
      <text:p text:style-name="Text_20_body">'Sakurai', '468'</text:p>
      <text:p text:style-name="Text_20_body">'Sakurai', '960'</text:p>
      <text:p text:style-name="Text_20_body">'Sakurai', '258'</text:p>
      <text:p text:style-name="Text_20_body">'Sakurai', '270'</text:p>
      <text:p text:style-name="Text_20_body">'Sarkar', '867'</text:p>
      <text:p text:style-name="Text_20_body">'Shuming', '468'</text:p>
      <text:p text:style-name="Text_20_body">'Sullivan', '694'</text:p>
      <text:p text:style-name="Text_20_body">'Tung', '692'</text:p>
      <text:p text:style-name="Text_20_body">'Tung', '401'</text:p>
      <text:p text:style-name="Text_20_body">'Tung', '421'</text:p>
      <text:p text:style-name="Text_20_body">'Ullman ', '408'</text:p>
      <text:p text:style-name="Text_20_body">'Ullman ', '974'</text:p>
      <text:p text:style-name="Text_20_body">'Ullman ', '345'</text:p>
      <text:p text:style-name="Text_20_body">'Ullman ', '200'</text:p>
      <text:p text:style-name="Text_20_body"><text:soft-page-break/>'Ullman ', '760'</text:p>
      <text:p text:style-name="Text_20_body">'Ullman ', '408'</text:p>
      <text:p text:style-name="Text_20_body">'Valtchev', '702'</text:p>
      <text:p text:style-name="Text_20_body">'Valtchev', '415'</text:p>
      <text:p text:style-name="Text_20_body">'Vicentino', '793'</text:p>
      <text:p text:style-name="Text_20_body">'Voronina', '376'</text:p>
      <text:p text:style-name="Text_20_body">'Voronina', '239'</text:p>
      <text:p text:style-name="Text_20_body">'Voronina', '959'</text:p>
      <text:p text:style-name="Text_20_body">'Voronina', '443'</text:p>
      <text:p text:style-name="Text_20_body">'Voronina', '612'</text:p>
      <text:p text:style-name="Text_20_body">'Voronina', '443'</text:p>
      <text:p text:style-name="Text_20_body">'Wieland', '581'</text:p>
      <text:p text:style-name="Text_20_body">'Wieland', '591'</text:p>
      <text:p text:style-name="Text_20_body">'Wieland', '545'</text:p>
      <text:p text:style-name="Text_20_body">```</text:p>
      <text:p text:style-name="Text_20_body">6. Find the names of all instructors whose salary is greater than at least one instructor in the Biology</text:p>
      <text:p text:style-name="Text_20_body">department.</text:p>
      <text:p text:style-name="Text_20_body">```sql</text:p>
      <text:p text:style-name="Text_20_body">select name </text:p>
      <text:p text:style-name="Text_20_body">from instructor</text:p>
      <text:p text:style-name="Text_20_body">where dept_name = "Biology"</text:p>
      <text:p text:style-name="Text_20_body">and salary &gt; ( select min(S.salary) from (</text:p>
      <text:p text:style-name="Text_20_body"><text:tab/>select salary</text:p>
      <text:p text:style-name="Text_20_body"><text:s text:c="4"/>from instructor</text:p>
      <text:p text:style-name="Text_20_body"><text:s text:c="4"/>where dept_name = "Biology"</text:p>
      <text:p text:style-name="Text_20_body">) as S );</text:p>
      <text:p text:style-name="Text_20_body"/>
      <text:p text:style-name="Text_20_body">-- big db</text:p>
      <text:p text:style-name="Text_20_body"># name</text:p>
      <text:p text:style-name="Text_20_body">'Valtchev'</text:p>
      <text:p text:style-name="Text_20_body">```</text:p>
      <text:p text:style-name="Text_20_body">7. Find the advisor of the student with ID 12345</text:p>
      <text:p text:style-name="Text_20_body">```sql</text:p>
      <text:p text:style-name="Text_20_body">select * from advisor</text:p>
      <text:p text:style-name="Text_20_body">where s_ID = 12345;</text:p>
      <text:p text:style-name="Text_20_body"/>
      <text:p text:style-name="Text_20_body">-- small db</text:p>
      <text:p text:style-name="Text_20_body"># s_ID, i_ID</text:p>
      <text:p text:style-name="Text_20_body">'12345', '10101'</text:p>
      <text:p text:style-name="Text_20_body">```</text:p>
      <text:p text:style-name="Text_20_body">8. Find the average salary of all instructors.</text:p>
      <text:p text:style-name="Text_20_body">```sql</text:p>
      <text:p text:style-name="Text_20_body">select avg(I.salary) average_salary from</text:p>
      <text:p text:style-name="Text_20_body">(select salary from instructor) as I;</text:p>
      <text:p text:style-name="Text_20_body"/>
      <text:p text:style-name="Text_20_body">-- small db</text:p>
      <text:p text:style-name="Text_20_body"># average_salary</text:p>
      <text:p text:style-name="Text_20_body">'74833.333333'</text:p>
      <text:p text:style-name="Text_20_body"/>
      <text:p text:style-name="Text_20_body"><text:soft-page-break/>-- big db</text:p>
      <text:p text:style-name="Text_20_body"># average_salary</text:p>
      <text:p text:style-name="Text_20_body">'77600.188200'</text:p>
      <text:p text:style-name="Text_20_body">```</text:p>
      <text:p text:style-name="Text_20_body">9. Find the names of all departments whose building name includes the substring 'Watson'.</text:p>
      <text:p text:style-name="Text_20_body">```sql</text:p>
      <text:p text:style-name="Text_20_body">select dept_name from department</text:p>
      <text:p text:style-name="Text_20_body">where building like "%Watson%";</text:p>
      <text:p text:style-name="Text_20_body"/>
      <text:p text:style-name="Text_20_body">-- small db</text:p>
      <text:p text:style-name="Text_20_body"># dept_name</text:p>
      <text:p text:style-name="Text_20_body">'Biology'</text:p>
      <text:p text:style-name="Text_20_body">'Physics'</text:p>
      <text:p text:style-name="Text_20_body">```</text:p>
      <text:p text:style-name="Text_20_body">10. Find the names of instructors with salary amounts between $90,000 and $100,000.</text:p>
      <text:p text:style-name="Text_20_body">```sql</text:p>
      <text:p text:style-name="Text_20_body">select name from instructor</text:p>
      <text:p text:style-name="Text_20_body">where salary between 90000 and 100000;</text:p>
      <text:p text:style-name="Text_20_body"/>
      <text:p text:style-name="Text_20_body">-- small db</text:p>
      <text:p text:style-name="Text_20_body"># name</text:p>
      <text:p text:style-name="Text_20_body">'Wu'</text:p>
      <text:p text:style-name="Text_20_body">'Einstein'</text:p>
      <text:p text:style-name="Text_20_body">'Brandt'</text:p>
      <text:p text:style-name="Text_20_body"/>
      <text:p text:style-name="Text_20_body">-- large db</text:p>
      <text:p text:style-name="Text_20_body"># name</text:p>
      <text:p text:style-name="Text_20_body">'Yazdi'</text:p>
      <text:p text:style-name="Text_20_body">'Liley'</text:p>
      <text:p text:style-name="Text_20_body">'McKinnon'</text:p>
      <text:p text:style-name="Text_20_body">'Sullivan'</text:p>
      <text:p text:style-name="Text_20_body">'Mahmoud'</text:p>
      <text:p text:style-name="Text_20_body">'Dale'</text:p>
      <text:p text:style-name="Text_20_body">```</text:p>
      <text:p text:style-name="Text_20_body">11. Find the instructor names and the courses they taught for all instructors in the Biology department who</text:p>
      <text:p text:style-name="Text_20_body">have taught some course.</text:p>
      <text:p text:style-name="Text_20_body">```sql</text:p>
      <text:p text:style-name="Text_20_body">select name, course_id</text:p>
      <text:p text:style-name="Text_20_body">from instructor </text:p>
      <text:p text:style-name="Text_20_body">natural left join teaches</text:p>
      <text:p text:style-name="Text_20_body">where dept_name = "Biology";</text:p>
      <text:p text:style-name="Text_20_body"/>
      <text:p text:style-name="Text_20_body">-- small db</text:p>
      <text:p text:style-name="Text_20_body"># name, course_id</text:p>
      <text:p text:style-name="Text_20_body">'Crick', 'BIO-101'</text:p>
      <text:p text:style-name="Text_20_body">'Crick', 'BIO-301'</text:p>
      <text:p text:style-name="Text_20_body"/>
      <text:p text:style-name="Text_20_body">-- large db</text:p>
      <text:p text:style-name="Text_20_body"><text:soft-page-break/># name, course_id</text:p>
      <text:p text:style-name="Text_20_body">'Queiroz', '559'</text:p>
      <text:p text:style-name="Text_20_body">'Valtchev', '415'</text:p>
      <text:p text:style-name="Text_20_body">'Valtchev', '702'</text:p>
      <text:p text:style-name="Text_20_body">```</text:p>
      <text:p text:style-name="Text_20_body">12. Find the courses taught in Fall-2009 semester.</text:p>
      <text:p text:style-name="Text_20_body">```sql</text:p>
      <text:p text:style-name="Text_20_body">select course_id from teaches</text:p>
      <text:p text:style-name="Text_20_body">where semester = "Fall" and year = 2009;</text:p>
      <text:p text:style-name="Text_20_body"/>
      <text:p text:style-name="Text_20_body">-- big db</text:p>
      <text:p text:style-name="Text_20_body"># course_id</text:p>
      <text:p text:style-name="Text_20_body">'105'</text:p>
      <text:p text:style-name="Text_20_body">'237'</text:p>
      <text:p text:style-name="Text_20_body">'242'</text:p>
      <text:p text:style-name="Text_20_body">'304'</text:p>
      <text:p text:style-name="Text_20_body">'334'</text:p>
      <text:p text:style-name="Text_20_body">'486'</text:p>
      <text:p text:style-name="Text_20_body">'960'</text:p>
      <text:p text:style-name="Text_20_body">```</text:p>
      <text:p text:style-name="Text_20_body">13. Find the set of all courses taught either in Fall-2009 or in Spring-2010.</text:p>
      <text:p text:style-name="Text_20_body">```sql</text:p>
      <text:p text:style-name="Text_20_body">select course_id from teaches</text:p>
      <text:p text:style-name="Text_20_body">where (semester = "Fall" and year = 2009) or (semester = "Spring" and year = 2010);</text:p>
      <text:p text:style-name="Text_20_body"/>
      <text:p text:style-name="Text_20_body">( select course_id from teaches</text:p>
      <text:p text:style-name="Text_20_body">where semester = "Fall" and year = 2009 )</text:p>
      <text:p text:style-name="Text_20_body">union ( select course_id from teaches</text:p>
      <text:p text:style-name="Text_20_body">where semester = "Spring" and year = 2010 );</text:p>
      <text:p text:style-name="Text_20_body"/>
      <text:p text:style-name="Text_20_body">-- big db</text:p>
      <text:p text:style-name="Text_20_body"># course_id</text:p>
      <text:p text:style-name="Text_20_body">'105'</text:p>
      <text:p text:style-name="Text_20_body">'237'</text:p>
      <text:p text:style-name="Text_20_body">'242'</text:p>
      <text:p text:style-name="Text_20_body">'270'</text:p>
      <text:p text:style-name="Text_20_body">'304'</text:p>
      <text:p text:style-name="Text_20_body">'334'</text:p>
      <text:p text:style-name="Text_20_body">'443'</text:p>
      <text:p text:style-name="Text_20_body">'486'</text:p>
      <text:p text:style-name="Text_20_body">'493'</text:p>
      <text:p text:style-name="Text_20_body">'679'</text:p>
      <text:p text:style-name="Text_20_body">'692'</text:p>
      <text:p text:style-name="Text_20_body">'735'</text:p>
      <text:p text:style-name="Text_20_body">'960'</text:p>
      <text:p text:style-name="Text_20_body">```</text:p>
      <text:p text:style-name="Text_20_body">14. Find the set of all courses taught in the Fall-2009 as well as in Spring-2010.</text:p>
      <text:p text:style-name="Text_20_body">```sql</text:p>
      <text:p text:style-name="Text_20_body">select course_id from teaches</text:p>
      <text:p text:style-name="Text_20_body"><text:soft-page-break/>where (semester = "Fall" and year = 2009) and (semester = "Spring" and year = 2010);</text:p>
      <text:p text:style-name="Text_20_body"/>
      <text:p text:style-name="Text_20_body">( select course_id from teaches</text:p>
      <text:p text:style-name="Text_20_body">where semester = "Fall" and year = 2009 )</text:p>
      <text:p text:style-name="Text_20_body">intersect ( select course_id from teaches</text:p>
      <text:p text:style-name="Text_20_body">where semester = "Spring" and year = 2010 );</text:p>
      <text:p text:style-name="Text_20_body">```</text:p>
      <text:p text:style-name="Text_20_body">15. Find all courses taught in the Fall-2009 semester but not in the Spring-2010 semester.</text:p>
      <text:p text:style-name="Text_20_body">```sql</text:p>
      <text:p text:style-name="Text_20_body">select course_id from teaches</text:p>
      <text:p text:style-name="Text_20_body">where (semester = "Fall" and year = 2009) and not (semester = "Spring" and year = 2010);</text:p>
      <text:p text:style-name="Text_20_body"/>
      <text:p text:style-name="Text_20_body">( select course_id from teaches</text:p>
      <text:p text:style-name="Text_20_body">where semester = "Fall" and year = 2009 )</text:p>
      <text:p text:style-name="Text_20_body">except ( select course_id from teaches</text:p>
      <text:p text:style-name="Text_20_body">where semester = "Spring" and year = 2010 );</text:p>
      <text:p text:style-name="Text_20_body"/>
      <text:p text:style-name="Text_20_body">-- big db</text:p>
      <text:p text:style-name="Text_20_body"># course_id</text:p>
      <text:p text:style-name="Text_20_body">'105'</text:p>
      <text:p text:style-name="Text_20_body">'237'</text:p>
      <text:p text:style-name="Text_20_body">'242'</text:p>
      <text:p text:style-name="Text_20_body">'304'</text:p>
      <text:p text:style-name="Text_20_body">'334'</text:p>
      <text:p text:style-name="Text_20_body">'486'</text:p>
      <text:p text:style-name="Text_20_body">'960'</text:p>
      <text:p text:style-name="Text_20_body">```</text:p>
      <text:p text:style-name="Text_20_body">16. Find all instructors who appear in the instructor relation with null values for salary.</text:p>
      <text:p text:style-name="Text_20_body">```sql</text:p>
      <text:p text:style-name="Text_20_body">select * from instructor</text:p>
      <text:p text:style-name="Text_20_body">where salary = NULL;</text:p>
      <text:p text:style-name="Text_20_body">```</text:p>
      <text:p text:style-name="Text_20_body">17. Find the average salary of instructors in the Finance department.</text:p>
      <text:p text:style-name="Text_20_body">```sql</text:p>
      <text:p text:style-name="Text_20_body">select avg(T.salary) from</text:p>
      <text:p text:style-name="Text_20_body">( select salary from instructor</text:p>
      <text:p text:style-name="Text_20_body">where dept_name = "Finance" ) as T;</text:p>
      <text:p text:style-name="Text_20_body"/>
      <text:p text:style-name="Text_20_body">-- small db</text:p>
      <text:p text:style-name="Text_20_body"># avg(T.salary)</text:p>
      <text:p text:style-name="Text_20_body">'85000.000000'</text:p>
      <text:p text:style-name="Text_20_body"/>
      <text:p text:style-name="Text_20_body">-- big db</text:p>
      <text:p text:style-name="Text_20_body"># avg(T.salary)</text:p>
      <text:p text:style-name="Text_20_body">'105311.380000'</text:p>
      <text:p text:style-name="Text_20_body">```</text:p>
      <text:p text:style-name="Text_20_body">18. Find the total number of instructors who teach a course in the Spring-2010 semester.</text:p>
      <text:p text:style-name="Text_20_body">```sql</text:p>
      <text:p text:style-name="Text_20_body">select <text:s/>count(T.id) from</text:p>
      <text:p text:style-name="Text_20_body"><text:soft-page-break/>( select id from instructor</text:p>
      <text:p text:style-name="Text_20_body"><text:tab/>natural join teaches</text:p>
      <text:p text:style-name="Text_20_body"><text:s text:c="4"/>where semester = "Spring" </text:p>
      <text:p text:style-name="Text_20_body"><text:s text:c="4"/>and year = 2010 ) as T ;</text:p>
      <text:p text:style-name="Text_20_body"/>
      <text:p text:style-name="Text_20_body">-- big db</text:p>
      <text:p text:style-name="Text_20_body"># count(T.id)</text:p>
      <text:p text:style-name="Text_20_body">'6'</text:p>
      <text:p text:style-name="Text_20_body">```</text:p>
      <text:p text:style-name="Text_20_body">19. Find the average salary in each department.</text:p>
      <text:p text:style-name="Text_20_body">```sql</text:p>
      <text:p text:style-name="Text_20_body">select dept_name, avg(salary)</text:p>
      <text:p text:style-name="Text_20_body">from department</text:p>
      <text:p text:style-name="Text_20_body">natural join instructor</text:p>
      <text:p text:style-name="Text_20_body">group by dept_name;</text:p>
      <text:p text:style-name="Text_20_body"/>
      <text:p text:style-name="Text_20_body">-- small db</text:p>
      <text:p text:style-name="Text_20_body"># dept_name, avg(salary)</text:p>
      <text:p text:style-name="Text_20_body">'Biology', '72000.000000'</text:p>
      <text:p text:style-name="Text_20_body">'Comp. Sci.', '77333.333333'</text:p>
      <text:p text:style-name="Text_20_body">'Elec. Eng.', '80000.000000'</text:p>
      <text:p text:style-name="Text_20_body">'Finance', '85000.000000'</text:p>
      <text:p text:style-name="Text_20_body">'History', '61000.000000'</text:p>
      <text:p text:style-name="Text_20_body">'Music', '40000.000000'</text:p>
      <text:p text:style-name="Text_20_body">'Physics', '91000.000000'</text:p>
      <text:p text:style-name="Text_20_body"/>
      <text:p text:style-name="Text_20_body">-- big db</text:p>
      <text:p text:style-name="Text_20_body"># dept_name, avg(salary)</text:p>
      <text:p text:style-name="Text_20_body">'Accounting', '48716.592500'</text:p>
      <text:p text:style-name="Text_20_body">'Athletics', '77098.198000'</text:p>
      <text:p text:style-name="Text_20_body">'Pol. Sci.', '100053.073333'</text:p>
      <text:p text:style-name="Text_20_body">'Psychology', '61143.050000'</text:p>
      <text:p text:style-name="Text_20_body">'Languages', '57421.856667'</text:p>
      <text:p text:style-name="Text_20_body">'English', '72089.050000'</text:p>
      <text:p text:style-name="Text_20_body">'Statistics', '67795.441667'</text:p>
      <text:p text:style-name="Text_20_body">'Elec. Eng.', '74162.740000'</text:p>
      <text:p text:style-name="Text_20_body">'Comp. Sci.', '98133.470000'</text:p>
      <text:p text:style-name="Text_20_body">'Marketing', '84097.437500'</text:p>
      <text:p text:style-name="Text_20_body">'Astronomy', '79070.080000'</text:p>
      <text:p text:style-name="Text_20_body">'Mech. Eng.', '79813.020000'</text:p>
      <text:p text:style-name="Text_20_body">'Physics', '114576.900000'</text:p>
      <text:p text:style-name="Text_20_body">'Cybernetics', '96346.567500'</text:p>
      <text:p text:style-name="Text_20_body">'Finance', '105311.380000'</text:p>
      <text:p text:style-name="Text_20_body">'Geology', '99382.590000'</text:p>
      <text:p text:style-name="Text_20_body">'Biology', '61287.250000'</text:p>
      <text:p text:style-name="Text_20_body">```</text:p>
      <text:p text:style-name="Text_20_body">20. Find the number of instructors in each department who teach a course in the Spring-2010 semester.</text:p>
      <text:p text:style-name="Text_20_body">```sql</text:p>
      <text:p text:style-name="Text_20_body">select dept_name, count(ID)</text:p>
      <text:p text:style-name="Text_20_body"><text:soft-page-break/>from department</text:p>
      <text:p text:style-name="Text_20_body">natural join instructor</text:p>
      <text:p text:style-name="Text_20_body">where ID in (</text:p>
      <text:p text:style-name="Text_20_body"><text:tab/>select ID from teaches</text:p>
      <text:p text:style-name="Text_20_body"><text:s text:c="4"/>where semester = "Spring" </text:p>
      <text:p text:style-name="Text_20_body"><text:s text:c="4"/>and year = 2010</text:p>
      <text:p text:style-name="Text_20_body">) </text:p>
      <text:p text:style-name="Text_20_body">group by dept_name;</text:p>
      <text:p text:style-name="Text_20_body"/>
      <text:p text:style-name="Text_20_body">--big db</text:p>
      <text:p text:style-name="Text_20_body"># dept_name, count(ID)</text:p>
      <text:p text:style-name="Text_20_body">'Athletics', '1'</text:p>
      <text:p text:style-name="Text_20_body">'English', '2'</text:p>
      <text:p text:style-name="Text_20_body">'Physics', '1'</text:p>
      <text:p text:style-name="Text_20_body">'Geology', '1'</text:p>
      <text:p text:style-name="Text_20_body">```</text:p>
      <text:p text:style-name="Text_20_body">21. List out the departments where the average salary of the instructors is more than $42,000.</text:p>
      <text:p text:style-name="Text_20_body">```sql</text:p>
      <text:p text:style-name="Text_20_body">select dept_name</text:p>
      <text:p text:style-name="Text_20_body">from department D</text:p>
      <text:p text:style-name="Text_20_body">where ( select avg(salary) from (</text:p>
      <text:p text:style-name="Text_20_body"><text:tab/>select salary</text:p>
      <text:p text:style-name="Text_20_body"><text:s text:c="4"/>from instructor I</text:p>
      <text:p text:style-name="Text_20_body"><text:s text:c="4"/>where D.dept_name = I.dept_name</text:p>
      <text:p text:style-name="Text_20_body">) as T ) &gt; 42000;</text:p>
      <text:p text:style-name="Text_20_body"/>
      <text:p text:style-name="Text_20_body">select distinct dept_name</text:p>
      <text:p text:style-name="Text_20_body">from instructor</text:p>
      <text:p text:style-name="Text_20_body">group by dept_name</text:p>
      <text:p text:style-name="Text_20_body">having avg(salary) &gt; 42000;</text:p>
      <text:p text:style-name="Text_20_body"/>
      <text:p text:style-name="Text_20_body">-- small db</text:p>
      <text:p text:style-name="Text_20_body"># dept_name</text:p>
      <text:p text:style-name="Text_20_body">'Biology'</text:p>
      <text:p text:style-name="Text_20_body">'Comp. Sci.'</text:p>
      <text:p text:style-name="Text_20_body">'Elec. Eng.'</text:p>
      <text:p text:style-name="Text_20_body">'Finance'</text:p>
      <text:p text:style-name="Text_20_body">'History'</text:p>
      <text:p text:style-name="Text_20_body">'Physics'</text:p>
      <text:p text:style-name="Text_20_body"/>
      <text:p text:style-name="Text_20_body">-- big db</text:p>
      <text:p text:style-name="Text_20_body"># dept_name</text:p>
      <text:p text:style-name="Text_20_body">'Accounting'</text:p>
      <text:p text:style-name="Text_20_body">'Astronomy'</text:p>
      <text:p text:style-name="Text_20_body">'Athletics'</text:p>
      <text:p text:style-name="Text_20_body">'Biology'</text:p>
      <text:p text:style-name="Text_20_body">'Comp. Sci.'</text:p>
      <text:p text:style-name="Text_20_body">'Cybernetics'</text:p>
      <text:p text:style-name="Text_20_body">'Elec. Eng.'</text:p>
      <text:p text:style-name="Text_20_body"><text:soft-page-break/>'English'</text:p>
      <text:p text:style-name="Text_20_body">'Finance'</text:p>
      <text:p text:style-name="Text_20_body">'Geology'</text:p>
      <text:p text:style-name="Text_20_body">'Languages'</text:p>
      <text:p text:style-name="Text_20_body">'Marketing'</text:p>
      <text:p text:style-name="Text_20_body">'Mech. Eng.'</text:p>
      <text:p text:style-name="Text_20_body">'Physics'</text:p>
      <text:p text:style-name="Text_20_body">'Pol. Sci.'</text:p>
      <text:p text:style-name="Text_20_body">'Psychology'</text:p>
      <text:p text:style-name="Text_20_body">'Statistics'</text:p>
      <text:p text:style-name="Text_20_body">```</text:p>
      <text:p text:style-name="Text_20_body">22. For each course section offered in 2009, find the average total credits (tot cred) of all students enrolled</text:p>
      <text:p text:style-name="Text_20_body">in the section, if the section had at least 2 students.</text:p>
      <text:p text:style-name="Text_20_body">```sql</text:p>
      <text:p text:style-name="Text_20_body">select course_id, sec_id, avg(tot_cred)</text:p>
      <text:p text:style-name="Text_20_body">from takes </text:p>
      <text:p text:style-name="Text_20_body">natural join student </text:p>
      <text:p text:style-name="Text_20_body">where year = 2009</text:p>
      <text:p text:style-name="Text_20_body">group by sec_id, course_id</text:p>
      <text:p text:style-name="Text_20_body">having count(*) &gt; 1;</text:p>
      <text:p text:style-name="Text_20_body"/>
      <text:p text:style-name="Text_20_body">-- big db</text:p>
      <text:p text:style-name="Text_20_body"># course_id, sec_id, avg(tot_cred)</text:p>
      <text:p text:style-name="Text_20_body">'105', '1', '68.3578'</text:p>
      <text:p text:style-name="Text_20_body">'237', '2', '65.6656'</text:p>
      <text:p text:style-name="Text_20_body">'242', '1', '64.4576'</text:p>
      <text:p text:style-name="Text_20_body">'304', '1', '64.9023'</text:p>
      <text:p text:style-name="Text_20_body">'334', '1', '62.8806'</text:p>
      <text:p text:style-name="Text_20_body">'486', '1', '64.8980'</text:p>
      <text:p text:style-name="Text_20_body">'604', '1', '65.7233'</text:p>
      <text:p text:style-name="Text_20_body">'960', '1', '66.0847'</text:p>
      <text:p text:style-name="Text_20_body">'972', '1', '65.2607'</text:p>
      <text:p text:style-name="Text_20_body">```</text:p>
      <text:p text:style-name="Text_20_body">23. Find all the courses taught in both the Fall-2009 and Spring-2010 semesters.</text:p>
      <text:p text:style-name="Text_20_body">```sql</text:p>
      <text:p text:style-name="Text_20_body">select course_id from teaches</text:p>
      <text:p text:style-name="Text_20_body">where (semester = "Fall" and year = 2009) and (semester = "Spring" and year = 2010);</text:p>
      <text:p text:style-name="Text_20_body"/>
      <text:p text:style-name="Text_20_body">( select course_id from teaches</text:p>
      <text:p text:style-name="Text_20_body">where semester = "Fall" and year = 2009 )</text:p>
      <text:p text:style-name="Text_20_body">intersect ( select course_id from teaches</text:p>
      <text:p text:style-name="Text_20_body">where semester = "Spring" and year = 2010 );</text:p>
      <text:p text:style-name="Text_20_body">```</text:p>
      <text:p text:style-name="Text_20_body">24. Find all the courses taught in the Fall-2009 semester but not in the Spring-2010 semester.</text:p>
      <text:p text:style-name="Text_20_body">```sql</text:p>
      <text:p text:style-name="Text_20_body">select course_id from teaches</text:p>
      <text:p text:style-name="Text_20_body">where (semester = "Fall" and year = 2009) and not (semester = "Spring" and year = 2010);</text:p>
      <text:p text:style-name="Text_20_body"/>
      <text:p text:style-name="Text_20_body"><text:soft-page-break/>( select course_id from teaches</text:p>
      <text:p text:style-name="Text_20_body">where semester = "Fall" and year = 2009 )</text:p>
      <text:p text:style-name="Text_20_body">except ( select course_id from teaches</text:p>
      <text:p text:style-name="Text_20_body">where semester = "Spring" and year = 2010 );</text:p>
      <text:p text:style-name="Text_20_body"/>
      <text:p text:style-name="Text_20_body">-- big db</text:p>
      <text:p text:style-name="Text_20_body"># course_id</text:p>
      <text:p text:style-name="Text_20_body">'105'</text:p>
      <text:p text:style-name="Text_20_body">'237'</text:p>
      <text:p text:style-name="Text_20_body">'242'</text:p>
      <text:p text:style-name="Text_20_body">'304'</text:p>
      <text:p text:style-name="Text_20_body">'334'</text:p>
      <text:p text:style-name="Text_20_body">'486'</text:p>
      <text:p text:style-name="Text_20_body">'960'</text:p>
      <text:p text:style-name="Text_20_body">```</text:p>
      <text:p text:style-name="Text_20_body">25. Select the names of instructors whose names are neither 'Mozart' nor 'Einstein'.</text:p>
      <text:p text:style-name="Text_20_body">```sql</text:p>
      <text:p text:style-name="Text_20_body">select name from instructor</text:p>
      <text:p text:style-name="Text_20_body">where name not in ("Mozart", "Einstein");</text:p>
      <text:p text:style-name="Text_20_body"/>
      <text:p text:style-name="Text_20_body">-- small db</text:p>
      <text:p text:style-name="Text_20_body"># name</text:p>
      <text:p text:style-name="Text_20_body">'Srinivasan'</text:p>
      <text:p text:style-name="Text_20_body">'Wu'</text:p>
      <text:p text:style-name="Text_20_body">'El Said'</text:p>
      <text:p text:style-name="Text_20_body">'Gold'</text:p>
      <text:p text:style-name="Text_20_body">'Katz'</text:p>
      <text:p text:style-name="Text_20_body">'Califieri'</text:p>
      <text:p text:style-name="Text_20_body">'Singh'</text:p>
      <text:p text:style-name="Text_20_body">'Crick'</text:p>
      <text:p text:style-name="Text_20_body">'Brandt'</text:p>
      <text:p text:style-name="Text_20_body">'Kim'</text:p>
      <text:p text:style-name="Text_20_body">```</text:p>
      <text:p text:style-name="Text_20_body">26. Find the total number of (distinct) students who have taken course sections taught by the instructor</text:p>
      <text:p text:style-name="Text_20_body">with ID 110011.</text:p>
      <text:p text:style-name="Text_20_body">```sql</text:p>
      <text:p text:style-name="Text_20_body">select count(T.ID)</text:p>
      <text:p text:style-name="Text_20_body">from takes T</text:p>
      <text:p text:style-name="Text_20_body">natural join section S</text:p>
      <text:p text:style-name="Text_20_body">where "110011" in (</text:p>
      <text:p text:style-name="Text_20_body"><text:tab/>select ID</text:p>
      <text:p text:style-name="Text_20_body"><text:s text:c="4"/>from teaches ST</text:p>
      <text:p text:style-name="Text_20_body"><text:s text:c="4"/>where T.course_id = ST.course_id</text:p>
      <text:p text:style-name="Text_20_body"><text:s text:c="4"/>and T.sec_id = ST.sec_id</text:p>
      <text:p text:style-name="Text_20_body"><text:s text:c="4"/>and T.semester = ST.semester</text:p>
      <text:p text:style-name="Text_20_body"><text:s text:c="4"/>and T.year = ST.year</text:p>
      <text:p text:style-name="Text_20_body">);</text:p>
      <text:p text:style-name="Text_20_body"/>
      <text:p text:style-name="Text_20_body">SELECT COUNT(DISTINCT t.ID) AS total_students</text:p>
      <text:p text:style-name="Text_20_body"><text:soft-page-break/>FROM takes t</text:p>
      <text:p text:style-name="Text_20_body">JOIN teaches te ON t.course_id = te.course_id </text:p>
      <text:p text:style-name="Text_20_body"><text:s text:c="15"/>AND t.sec_id = te.sec_id </text:p>
      <text:p text:style-name="Text_20_body"><text:s text:c="15"/>AND t.semester = te.semester </text:p>
      <text:p text:style-name="Text_20_body"><text:s text:c="15"/>AND t.year = te.year</text:p>
      <text:p text:style-name="Text_20_body">WHERE te.ID = '110011';</text:p>
      <text:p text:style-name="Text_20_body">```</text:p>
      <text:p text:style-name="Text_20_body">27. Find the ID and names of all instructors whose salary is greater than at least one instructor in the History</text:p>
      <text:p text:style-name="Text_20_body">department.</text:p>
      <text:p text:style-name="Text_20_body">```sql</text:p>
      <text:p text:style-name="Text_20_body">select ID, name</text:p>
      <text:p text:style-name="Text_20_body">from instructor</text:p>
      <text:p text:style-name="Text_20_body">where salary &gt; ( select min(T.salary) from (</text:p>
      <text:p text:style-name="Text_20_body"><text:tab/>select salary</text:p>
      <text:p text:style-name="Text_20_body"><text:s text:c="4"/>from instructor</text:p>
      <text:p text:style-name="Text_20_body"><text:s text:c="4"/>where dept_name = "History"</text:p>
      <text:p text:style-name="Text_20_body">) as T );</text:p>
      <text:p text:style-name="Text_20_body"/>
      <text:p text:style-name="Text_20_body">-- small db</text:p>
      <text:p text:style-name="Text_20_body"># ID, name</text:p>
      <text:p text:style-name="Text_20_body">'10101', 'Srinivasan'</text:p>
      <text:p text:style-name="Text_20_body">'12121', 'Wu'</text:p>
      <text:p text:style-name="Text_20_body">'22222', 'Einstein'</text:p>
      <text:p text:style-name="Text_20_body">'33456', 'Gold'</text:p>
      <text:p text:style-name="Text_20_body">'45565', 'Katz'</text:p>
      <text:p text:style-name="Text_20_body">'58583', 'Califieri'</text:p>
      <text:p text:style-name="Text_20_body">'76543', 'Singh'</text:p>
      <text:p text:style-name="Text_20_body">'76766', 'Crick'</text:p>
      <text:p text:style-name="Text_20_body">'83821', 'Brandt'</text:p>
      <text:p text:style-name="Text_20_body">'98345', 'Kim'</text:p>
      <text:p text:style-name="Text_20_body">```</text:p>
      <text:p text:style-name="Text_20_body">28. Find the names of all instructors that have a salary value greater than that of each instructor in the</text:p>
      <text:p text:style-name="Text_20_body">Biology department.</text:p>
      <text:p text:style-name="Text_20_body">```sql</text:p>
      <text:p text:style-name="Text_20_body">select name</text:p>
      <text:p text:style-name="Text_20_body">from instructor</text:p>
      <text:p text:style-name="Text_20_body">where salary &gt; ( select max(T.salary) from (</text:p>
      <text:p text:style-name="Text_20_body"><text:tab/>select salary</text:p>
      <text:p text:style-name="Text_20_body"><text:s text:c="4"/>from instructor</text:p>
      <text:p text:style-name="Text_20_body"><text:s text:c="4"/>where dept_name = "Biology"</text:p>
      <text:p text:style-name="Text_20_body">) as T );</text:p>
      <text:p text:style-name="Text_20_body"/>
      <text:p text:style-name="Text_20_body">-- small db</text:p>
      <text:p text:style-name="Text_20_body"># name</text:p>
      <text:p text:style-name="Text_20_body">'Wu'</text:p>
      <text:p text:style-name="Text_20_body">'Einstein'</text:p>
      <text:p text:style-name="Text_20_body">'Gold'</text:p>
      <text:p text:style-name="Text_20_body">'Katz'</text:p>
      <text:p text:style-name="Text_20_body"><text:soft-page-break/>'Singh'</text:p>
      <text:p text:style-name="Text_20_body">'Brandt'</text:p>
      <text:p text:style-name="Text_20_body">'Kim'</text:p>
      <text:p text:style-name="Text_20_body"/>
      <text:p text:style-name="Text_20_body">-- big db</text:p>
      <text:p text:style-name="Text_20_body"># name</text:p>
      <text:p text:style-name="Text_20_body">'Yazdi'</text:p>
      <text:p text:style-name="Text_20_body">'Wieland'</text:p>
      <text:p text:style-name="Text_20_body">'Liley'</text:p>
      <text:p text:style-name="Text_20_body">'Atanassov'</text:p>
      <text:p text:style-name="Text_20_body">'Gustafsson'</text:p>
      <text:p text:style-name="Text_20_body">'Bourrier'</text:p>
      <text:p text:style-name="Text_20_body">'Bondi'</text:p>
      <text:p text:style-name="Text_20_body">'Arias'</text:p>
      <text:p text:style-name="Text_20_body">'Luo'</text:p>
      <text:p text:style-name="Text_20_body">'Romero'</text:p>
      <text:p text:style-name="Text_20_body">'Lent'</text:p>
      <text:p text:style-name="Text_20_body">'Sarkar'</text:p>
      <text:p text:style-name="Text_20_body">'Shuming'</text:p>
      <text:p text:style-name="Text_20_body">'Bancilhon'</text:p>
      <text:p text:style-name="Text_20_body">'Jaekel'</text:p>
      <text:p text:style-name="Text_20_body">'McKinnon'</text:p>
      <text:p text:style-name="Text_20_body">'Mingoz'</text:p>
      <text:p text:style-name="Text_20_body">'Pimenta'</text:p>
      <text:p text:style-name="Text_20_body">'Sullivan'</text:p>
      <text:p text:style-name="Text_20_body">'Voronina'</text:p>
      <text:p text:style-name="Text_20_body">'Kenje'</text:p>
      <text:p text:style-name="Text_20_body">'Mahmoud'</text:p>
      <text:p text:style-name="Text_20_body">'Levine'</text:p>
      <text:p text:style-name="Text_20_body">'Bietzk'</text:p>
      <text:p text:style-name="Text_20_body">'Sakurai'</text:p>
      <text:p text:style-name="Text_20_body">'Mird'</text:p>
      <text:p text:style-name="Text_20_body">'Dale'</text:p>
      <text:p text:style-name="Text_20_body">```</text:p>
      <text:p text:style-name="Text_20_body">29. Find the departments that have the highest average salary. </text:p>
      <text:p text:style-name="Text_20_body">```sql</text:p>
      <text:p text:style-name="Text_20_body">select dept_name</text:p>
      <text:p text:style-name="Text_20_body">from instructor</text:p>
      <text:p text:style-name="Text_20_body">group by dept_name</text:p>
      <text:p text:style-name="Text_20_body">order by avg(salary) desc</text:p>
      <text:p text:style-name="Text_20_body">limit 1;</text:p>
      <text:p text:style-name="Text_20_body"/>
      <text:p text:style-name="Text_20_body">-- small db</text:p>
      <text:p text:style-name="Text_20_body"># dept_name</text:p>
      <text:p text:style-name="Text_20_body">'Physics'</text:p>
      <text:p text:style-name="Text_20_body"/>
      <text:p text:style-name="Text_20_body">-- small db</text:p>
      <text:p text:style-name="Text_20_body"># dept_name</text:p>
      <text:p text:style-name="Text_20_body">'Physics'</text:p>
      <text:p text:style-name="Text_20_body"><text:soft-page-break/>```</text:p>
      <text:p text:style-name="Text_20_body">30. Find all courses taught in both the Fall 2009 semester and in the Spring-2010 semester.</text:p>
      <text:p text:style-name="Text_20_body">```sql</text:p>
      <text:p text:style-name="Text_20_body">select course_id from teaches</text:p>
      <text:p text:style-name="Text_20_body">where (semester = "Fall" and year = 2009) and (semester = "Spring" and year = 2010);</text:p>
      <text:p text:style-name="Text_20_body"/>
      <text:p text:style-name="Text_20_body">( select course_id from teaches</text:p>
      <text:p text:style-name="Text_20_body">where semester = "Fall" and year = 2009 )</text:p>
      <text:p text:style-name="Text_20_body">intersect ( select course_id from teaches</text:p>
      <text:p text:style-name="Text_20_body">where semester = "Spring" and year = 2010 );</text:p>
      <text:p text:style-name="Text_20_body">```</text:p>
      <text:p text:style-name="Text_20_body">31. Find all students who have taken all the courses offered in the Biology department.</text:p>
      <text:p text:style-name="Text_20_body">```sql</text:p>
      <text:p text:style-name="Text_20_body">with cnt as (</text:p>
      <text:p text:style-name="Text_20_body"><text:tab/>select count(course_id) as ct</text:p>
      <text:p text:style-name="Text_20_body"><text:s text:c="4"/>from course </text:p>
      <text:p text:style-name="Text_20_body"><text:s text:c="4"/>where dept_name = "Biology"</text:p>
      <text:p text:style-name="Text_20_body">)</text:p>
      <text:p text:style-name="Text_20_body">select ID</text:p>
      <text:p text:style-name="Text_20_body">from takes</text:p>
      <text:p text:style-name="Text_20_body">where course_id in (</text:p>
      <text:p text:style-name="Text_20_body"><text:tab/>select course_id</text:p>
      <text:p text:style-name="Text_20_body"><text:s text:c="4"/>from course</text:p>
      <text:p text:style-name="Text_20_body"><text:s text:c="4"/>where dept_name = "Biology"</text:p>
      <text:p text:style-name="Text_20_body">) </text:p>
      <text:p text:style-name="Text_20_body">group by ID</text:p>
      <text:p text:style-name="Text_20_body">having count(*) = (</text:p>
      <text:p text:style-name="Text_20_body"><text:tab/>select ct from cnt</text:p>
      <text:p text:style-name="Text_20_body">);</text:p>
      <text:p text:style-name="Text_20_body">```</text:p>
      <text:p text:style-name="Text_20_body">32. Find all courses that were offered at most once in 2009.</text:p>
      <text:p text:style-name="Text_20_body">```sql</text:p>
      <text:p text:style-name="Text_20_body">select course_id </text:p>
      <text:p text:style-name="Text_20_body">from takes</text:p>
      <text:p text:style-name="Text_20_body">where year = 2009 </text:p>
      <text:p text:style-name="Text_20_body">group by course_id</text:p>
      <text:p text:style-name="Text_20_body">having count(*) = 1;</text:p>
      <text:p text:style-name="Text_20_body">```</text:p>
      <text:p text:style-name="Text_20_body">33. Find all courses that were offered at least twice in 2009.</text:p>
      <text:p text:style-name="Text_20_body">```sql</text:p>
      <text:p text:style-name="Text_20_body">select course_id </text:p>
      <text:p text:style-name="Text_20_body">from takes</text:p>
      <text:p text:style-name="Text_20_body">where year = 2009 </text:p>
      <text:p text:style-name="Text_20_body">group by course_id</text:p>
      <text:p text:style-name="Text_20_body">having count(*) &gt; 1;</text:p>
      <text:p text:style-name="Text_20_body">```</text:p>
      <text:p text:style-name="Text_20_body">34. Find the average instructors' salaries of those departments where the average salary is greater than</text:p>
      <text:p text:style-name="Text_20_body">$42,000.</text:p>
      <text:p text:style-name="Text_20_body">```sql</text:p>
      <text:p text:style-name="Text_20_body"><text:soft-page-break/>select dept_name</text:p>
      <text:p text:style-name="Text_20_body">from department D</text:p>
      <text:p text:style-name="Text_20_body">where ( select avg(salary) from (</text:p>
      <text:p text:style-name="Text_20_body"><text:tab/>select salary</text:p>
      <text:p text:style-name="Text_20_body"><text:s text:c="4"/>from instructor I</text:p>
      <text:p text:style-name="Text_20_body"><text:s text:c="4"/>where D.dept_name = I.dept_name</text:p>
      <text:p text:style-name="Text_20_body">) as T ) &gt; 42000;</text:p>
      <text:p text:style-name="Text_20_body"/>
      <text:p text:style-name="Text_20_body">select distinct dept_name</text:p>
      <text:p text:style-name="Text_20_body">from instructor</text:p>
      <text:p text:style-name="Text_20_body">group by dept_name</text:p>
      <text:p text:style-name="Text_20_body">having avg(salary) &gt; 42000;</text:p>
      <text:p text:style-name="Text_20_body"/>
      <text:p text:style-name="Text_20_body">-- small db</text:p>
      <text:p text:style-name="Text_20_body"># dept_name</text:p>
      <text:p text:style-name="Text_20_body">'Biology'</text:p>
      <text:p text:style-name="Text_20_body">'Comp. Sci.'</text:p>
      <text:p text:style-name="Text_20_body">'Elec. Eng.'</text:p>
      <text:p text:style-name="Text_20_body">'Finance'</text:p>
      <text:p text:style-name="Text_20_body">'History'</text:p>
      <text:p text:style-name="Text_20_body">'Physics'</text:p>
      <text:p text:style-name="Text_20_body"/>
      <text:p text:style-name="Text_20_body">-- big db</text:p>
      <text:p text:style-name="Text_20_body"># dept_name</text:p>
      <text:p text:style-name="Text_20_body">'Accounting'</text:p>
      <text:p text:style-name="Text_20_body">'Astronomy'</text:p>
      <text:p text:style-name="Text_20_body">'Athletics'</text:p>
      <text:p text:style-name="Text_20_body">'Biology'</text:p>
      <text:p text:style-name="Text_20_body">'Comp. Sci.'</text:p>
      <text:p text:style-name="Text_20_body">'Cybernetics'</text:p>
      <text:p text:style-name="Text_20_body">'Elec. Eng.'</text:p>
      <text:p text:style-name="Text_20_body">'English'</text:p>
      <text:p text:style-name="Text_20_body">'Finance'</text:p>
      <text:p text:style-name="Text_20_body">'Geology'</text:p>
      <text:p text:style-name="Text_20_body">'Languages'</text:p>
      <text:p text:style-name="Text_20_body">'Marketing'</text:p>
      <text:p text:style-name="Text_20_body">'Mech. Eng.'</text:p>
      <text:p text:style-name="Text_20_body">'Physics'</text:p>
      <text:p text:style-name="Text_20_body">'Pol. Sci.'</text:p>
      <text:p text:style-name="Text_20_body">'Psychology'</text:p>
      <text:p text:style-name="Text_20_body">'Statistics'</text:p>
      <text:p text:style-name="Text_20_body">```</text:p>
      <text:p text:style-name="Text_20_body">35. Find the maximum across all departments of the total salary at each department.</text:p>
      <text:p text:style-name="Text_20_body">```sql</text:p>
      <text:p text:style-name="Text_20_body">select sum(salary)</text:p>
      <text:p text:style-name="Text_20_body">from department </text:p>
      <text:p text:style-name="Text_20_body">natural join instructor</text:p>
      <text:p text:style-name="Text_20_body">group by dept_name</text:p>
      <text:p text:style-name="Text_20_body">order by sum(salary) desc</text:p>
      <text:p text:style-name="Text_20_body"><text:soft-page-break/>limit 1;</text:p>
      <text:p text:style-name="Text_20_body"/>
      <text:p text:style-name="Text_20_body">SELECT MAX(total_salary) AS max_total_salary</text:p>
      <text:p text:style-name="Text_20_body">FROM (</text:p>
      <text:p text:style-name="Text_20_body"><text:s text:c="4"/>SELECT dept_name, SUM(salary) AS total_salary</text:p>
      <text:p text:style-name="Text_20_body"><text:s text:c="4"/>FROM instructor</text:p>
      <text:p text:style-name="Text_20_body"><text:s text:c="4"/>GROUP BY dept_name</text:p>
      <text:p text:style-name="Text_20_body">) AS dept_salaries;</text:p>
      <text:p text:style-name="Text_20_body"/>
      <text:p text:style-name="Text_20_body">-- small db</text:p>
      <text:p text:style-name="Text_20_body"># max_total_salary</text:p>
      <text:p text:style-name="Text_20_body">'232000.00'</text:p>
      <text:p text:style-name="Text_20_body"/>
      <text:p text:style-name="Text_20_body">-- big db</text:p>
      <text:p text:style-name="Text_20_body"># max_total_salary</text:p>
      <text:p text:style-name="Text_20_body">'406772.65'</text:p>
      <text:p text:style-name="Text_20_body">```</text:p>
      <text:p text:style-name="Text_20_body">36. List all departments along with the number of instructors in each department.</text:p>
      <text:p text:style-name="Text_20_body">```sql</text:p>
      <text:p text:style-name="Text_20_body">select dept_name, count(ID)</text:p>
      <text:p text:style-name="Text_20_body">from department</text:p>
      <text:p text:style-name="Text_20_body">natural left join instructor</text:p>
      <text:p text:style-name="Text_20_body">group by dept_name;</text:p>
      <text:p text:style-name="Text_20_body"/>
      <text:p text:style-name="Text_20_body">-- small data</text:p>
      <text:p text:style-name="Text_20_body"># dept_name, count(ID)</text:p>
      <text:p text:style-name="Text_20_body">'Biology', '1'</text:p>
      <text:p text:style-name="Text_20_body">'Comp. Sci.', '3'</text:p>
      <text:p text:style-name="Text_20_body">'Elec. Eng.', '1'</text:p>
      <text:p text:style-name="Text_20_body">'Finance', '2'</text:p>
      <text:p text:style-name="Text_20_body">'History', '2'</text:p>
      <text:p text:style-name="Text_20_body">'Music', '1'</text:p>
      <text:p text:style-name="Text_20_body">'Physics', '2'</text:p>
      <text:p text:style-name="Text_20_body"/>
      <text:p text:style-name="Text_20_body">-- big data</text:p>
      <text:p text:style-name="Text_20_body"># dept_name, count(ID)</text:p>
      <text:p text:style-name="Text_20_body">'Accounting', '4'</text:p>
      <text:p text:style-name="Text_20_body">'Astronomy', '1'</text:p>
      <text:p text:style-name="Text_20_body">'Athletics', '5'</text:p>
      <text:p text:style-name="Text_20_body">'Biology', '2'</text:p>
      <text:p text:style-name="Text_20_body">'Civil Eng.', '0'</text:p>
      <text:p text:style-name="Text_20_body">'Comp. Sci.', '2'</text:p>
      <text:p text:style-name="Text_20_body">'Cybernetics', '4'</text:p>
      <text:p text:style-name="Text_20_body">'Elec. Eng.', '4'</text:p>
      <text:p text:style-name="Text_20_body">'English', '4'</text:p>
      <text:p text:style-name="Text_20_body">'Finance', '1'</text:p>
      <text:p text:style-name="Text_20_body">'Geology', '1'</text:p>
      <text:p text:style-name="Text_20_body">'History', '0'</text:p>
      <text:p text:style-name="Text_20_body">'Languages', '3'</text:p>
      <text:p text:style-name="Text_20_body"><text:soft-page-break/>'Marketing', '4'</text:p>
      <text:p text:style-name="Text_20_body">'Math', '0'</text:p>
      <text:p text:style-name="Text_20_body">'Mech. Eng.', '2'</text:p>
      <text:p text:style-name="Text_20_body">'Physics', '2'</text:p>
      <text:p text:style-name="Text_20_body">'Pol. Sci.', '3'</text:p>
      <text:p text:style-name="Text_20_body">'Psychology', '2'</text:p>
      <text:p text:style-name="Text_20_body">'Statistics', '6'</text:p>
      <text:p text:style-name="Text_20_body">```</text:p>
      <text:p text:style-name="Text_20_body"/>
      <text:p text:style-name="Text_20_body">## Problem set 3</text:p>
      <text:p text:style-name="Text_20_body"/>
      <text:p text:style-name="Text_20_body">1. Find the titles of courses in the Comp. Sci. department that have 3 credits.</text:p>
      <text:p text:style-name="Text_20_body">```sql</text:p>
      <text:p text:style-name="Text_20_body">select title</text:p>
      <text:p text:style-name="Text_20_body">from course</text:p>
      <text:p text:style-name="Text_20_body">where dept_name = "Comp. Sci."</text:p>
      <text:p text:style-name="Text_20_body">and credits = 3;</text:p>
      <text:p text:style-name="Text_20_body"/>
      <text:p text:style-name="Text_20_body">-- small db</text:p>
      <text:p text:style-name="Text_20_body"># title</text:p>
      <text:p text:style-name="Text_20_body">'Robotics'</text:p>
      <text:p text:style-name="Text_20_body">'Image Processing'</text:p>
      <text:p text:style-name="Text_20_body">'Database System Concepts'</text:p>
      <text:p text:style-name="Text_20_body"/>
      <text:p text:style-name="Text_20_body">-- large db</text:p>
      <text:p text:style-name="Text_20_body"># title</text:p>
      <text:p text:style-name="Text_20_body">'International Finance'</text:p>
      <text:p text:style-name="Text_20_body">'Computability Theory'</text:p>
      <text:p text:style-name="Text_20_body">'Japanese'</text:p>
      <text:p text:style-name="Text_20_body">```</text:p>
      <text:p text:style-name="Text_20_body">2. Find the IDs of all students who were taught by an instructor named Einstein; make</text:p>
      <text:p text:style-name="Text_20_body">sure there are no duplicates in the result.</text:p>
      <text:p text:style-name="Text_20_body">```sql</text:p>
      <text:p text:style-name="Text_20_body">select takes_table.ID </text:p>
      <text:p text:style-name="Text_20_body">from takes takes_table</text:p>
      <text:p text:style-name="Text_20_body">join teaches teaches_table</text:p>
      <text:p text:style-name="Text_20_body"><text:tab/>on takes_table.course_id = teaches_table.course_id</text:p>
      <text:p text:style-name="Text_20_body"><text:s text:c="4"/>and takes_table.sec_id = teaches_table.sec_id</text:p>
      <text:p text:style-name="Text_20_body"><text:s text:c="4"/>and takes_table.semester = teaches_table.semester</text:p>
      <text:p text:style-name="Text_20_body"><text:s text:c="4"/>and takes_table.year = teaches_table.year </text:p>
      <text:p text:style-name="Text_20_body">where teaches_table.ID = ( select ID from instructor</text:p>
      <text:p text:style-name="Text_20_body">where name = "Einstein" ) ;</text:p>
      <text:p text:style-name="Text_20_body"/>
      <text:p text:style-name="Text_20_body">-- small db</text:p>
      <text:p text:style-name="Text_20_body"># ID</text:p>
      <text:p text:style-name="Text_20_body">'44553'</text:p>
      <text:p text:style-name="Text_20_body">```</text:p>
      <text:p text:style-name="Text_20_body">3. Find the ID and name of each student who has taken at least one Comp. Sci. course;</text:p>
      <text:p text:style-name="Text_20_body">make sure there are no duplicate names in the result.</text:p>
      <text:p text:style-name="Text_20_body"><text:soft-page-break/>```sql</text:p>
      <text:p text:style-name="Text_20_body">select distinct ID, name</text:p>
      <text:p text:style-name="Text_20_body">from student </text:p>
      <text:p text:style-name="Text_20_body">natural join takes </text:p>
      <text:p text:style-name="Text_20_body">where takes.course_id in (</text:p>
      <text:p text:style-name="Text_20_body"><text:tab/>select course_id</text:p>
      <text:p text:style-name="Text_20_body"><text:s text:c="4"/>from course </text:p>
      <text:p text:style-name="Text_20_body"><text:s text:c="4"/>where dept_name = "Comp. Sci."</text:p>
      <text:p text:style-name="Text_20_body">);</text:p>
      <text:p text:style-name="Text_20_body"/>
      <text:p text:style-name="Text_20_body">-- small db</text:p>
      <text:p text:style-name="Text_20_body"># ID, name</text:p>
      <text:p text:style-name="Text_20_body">'00128', 'Zhang'</text:p>
      <text:p text:style-name="Text_20_body">'12345', 'Shankar'</text:p>
      <text:p text:style-name="Text_20_body">'45678', 'Levy'</text:p>
      <text:p text:style-name="Text_20_body">'54321', 'Williams'</text:p>
      <text:p text:style-name="Text_20_body">'76543', 'Brown'</text:p>
      <text:p text:style-name="Text_20_body">'98765', 'Bourikas'</text:p>
      <text:p text:style-name="Text_20_body"/>
      <text:p text:style-name="Text_20_body">-- big db</text:p>
      <text:p text:style-name="Text_20_body">-- big output</text:p>
      <text:p text:style-name="Text_20_body">```</text:p>
      <text:p text:style-name="Text_20_body">4. Find the course id, section id, and building for each section of a Biology course.</text:p>
      <text:p text:style-name="Text_20_body">```sql</text:p>
      <text:p text:style-name="Text_20_body">select course_id, sec_id, building </text:p>
      <text:p text:style-name="Text_20_body">from section</text:p>
      <text:p text:style-name="Text_20_body">natural join course</text:p>
      <text:p text:style-name="Text_20_body">where dept_name = "Biology";</text:p>
      <text:p text:style-name="Text_20_body"/>
      <text:p text:style-name="Text_20_body">-- small db</text:p>
      <text:p text:style-name="Text_20_body"># course_id, sec_id, building</text:p>
      <text:p text:style-name="Text_20_body">'BIO-101', '1', 'Painter'</text:p>
      <text:p text:style-name="Text_20_body">'BIO-301', '1', 'Painter'</text:p>
      <text:p text:style-name="Text_20_body"/>
      <text:p text:style-name="Text_20_body">-- big db</text:p>
      <text:p text:style-name="Text_20_body"># course_id, sec_id, building</text:p>
      <text:p text:style-name="Text_20_body">'415', '1', 'Lamberton'</text:p>
      <text:p text:style-name="Text_20_body">'559', '1', 'Lamberton'</text:p>
      <text:p text:style-name="Text_20_body">'702', '1', 'Saucon'</text:p>
      <text:p text:style-name="Text_20_body">```</text:p>
      <text:p text:style-name="Text_20_body">5. Output instructor names sorted by the ratio of their salary to their department's budget</text:p>
      <text:p text:style-name="Text_20_body">(in ascending order).</text:p>
      <text:p text:style-name="Text_20_body">```sql</text:p>
      <text:p text:style-name="Text_20_body">select name</text:p>
      <text:p text:style-name="Text_20_body">from instructor</text:p>
      <text:p text:style-name="Text_20_body">natural left join department</text:p>
      <text:p text:style-name="Text_20_body">order by (salary/ budget) asc;</text:p>
      <text:p text:style-name="Text_20_body"/>
      <text:p text:style-name="Text_20_body">-- small db</text:p>
      <text:p text:style-name="Text_20_body"><text:soft-page-break/># name</text:p>
      <text:p text:style-name="Text_20_body">'Mozart'</text:p>
      <text:p text:style-name="Text_20_body">'Srinivasan'</text:p>
      <text:p text:style-name="Text_20_body">'Singh'</text:p>
      <text:p text:style-name="Text_20_body">'Wu'</text:p>
      <text:p text:style-name="Text_20_body">'Katz'</text:p>
      <text:p text:style-name="Text_20_body">'Crick'</text:p>
      <text:p text:style-name="Text_20_body">'Brandt'</text:p>
      <text:p text:style-name="Text_20_body">'Kim'</text:p>
      <text:p text:style-name="Text_20_body">'El Said'</text:p>
      <text:p text:style-name="Text_20_body">'Califieri'</text:p>
      <text:p text:style-name="Text_20_body">'Gold'</text:p>
      <text:p text:style-name="Text_20_body">'Einstein'</text:p>
      <text:p text:style-name="Text_20_body"/>
      <text:p text:style-name="Text_20_body">-- big data</text:p>
      <text:p text:style-name="Text_20_body"># name</text:p>
      <text:p text:style-name="Text_20_body">'Konstantinides'</text:p>
      <text:p text:style-name="Text_20_body">'Kean'</text:p>
      <text:p text:style-name="Text_20_body">'Tung'</text:p>
      <text:p text:style-name="Text_20_body">'Queiroz'</text:p>
      <text:p text:style-name="Text_20_body">'DAgostino'</text:p>
      <text:p text:style-name="Text_20_body">'Lembr'</text:p>
      <text:p text:style-name="Text_20_body">'Soisalon-Soininen'</text:p>
      <text:p text:style-name="Text_20_body">'Yin'</text:p>
      <text:p text:style-name="Text_20_body">'Desyl'</text:p>
      <text:p text:style-name="Text_20_body">'Murata'</text:p>
      <text:p text:style-name="Text_20_body">'Bawa'</text:p>
      <text:p text:style-name="Text_20_body">'Bertolino'</text:p>
      <text:p text:style-name="Text_20_body">'Hau'</text:p>
      <text:p text:style-name="Text_20_body">'Pimenta'</text:p>
      <text:p text:style-name="Text_20_body">'Ullman '</text:p>
      <text:p text:style-name="Text_20_body">'Shuming'</text:p>
      <text:p text:style-name="Text_20_body">'Gutierrez'</text:p>
      <text:p text:style-name="Text_20_body">'Dale'</text:p>
      <text:p text:style-name="Text_20_body">'McKinnon'</text:p>
      <text:p text:style-name="Text_20_body">'Valtchev'</text:p>
      <text:p text:style-name="Text_20_body">'Mingoz'</text:p>
      <text:p text:style-name="Text_20_body">'Vicentino'</text:p>
      <text:p text:style-name="Text_20_body">'Romero'</text:p>
      <text:p text:style-name="Text_20_body">'Voronina'</text:p>
      <text:p text:style-name="Text_20_body">'Yazdi'</text:p>
      <text:p text:style-name="Text_20_body">'Arinb'</text:p>
      <text:p text:style-name="Text_20_body">'Jaekel'</text:p>
      <text:p text:style-name="Text_20_body">'Luo'</text:p>
      <text:p text:style-name="Text_20_body">'Choll'</text:p>
      <text:p text:style-name="Text_20_body">'Bietzk'</text:p>
      <text:p text:style-name="Text_20_body">'Pingr'</text:p>
      <text:p text:style-name="Text_20_body">'Liley'</text:p>
      <text:p text:style-name="Text_20_body">'Sarkar'</text:p>
      <text:p text:style-name="Text_20_body"><text:soft-page-break/>'Bancilhon'</text:p>
      <text:p text:style-name="Text_20_body">'Moreira'</text:p>
      <text:p text:style-name="Text_20_body">'Sakurai'</text:p>
      <text:p text:style-name="Text_20_body">'Lent'</text:p>
      <text:p text:style-name="Text_20_body">'Morris'</text:p>
      <text:p text:style-name="Text_20_body">'Atanassov'</text:p>
      <text:p text:style-name="Text_20_body">'Wieland'</text:p>
      <text:p text:style-name="Text_20_body">'Mahmoud'</text:p>
      <text:p text:style-name="Text_20_body">'Arias'</text:p>
      <text:p text:style-name="Text_20_body">'Gustafsson'</text:p>
      <text:p text:style-name="Text_20_body">'Dusserre'</text:p>
      <text:p text:style-name="Text_20_body">'Levine'</text:p>
      <text:p text:style-name="Text_20_body">'Sullivan'</text:p>
      <text:p text:style-name="Text_20_body">'Kenje'</text:p>
      <text:p text:style-name="Text_20_body">'Mird'</text:p>
      <text:p text:style-name="Text_20_body">'Bourrier'</text:p>
      <text:p text:style-name="Text_20_body">'Bondi'</text:p>
      <text:p text:style-name="Text_20_body">```</text:p>
      <text:p text:style-name="Text_20_body"/>
      <text:p text:style-name="Text_20_body">6. Output instructor names and buildings for each building an instructor has taught in.</text:p>
      <text:p text:style-name="Text_20_body">Include instructor names who have not taught any classes (the building name should</text:p>
      <text:p text:style-name="Text_20_body">be NULL in this case).</text:p>
      <text:p text:style-name="Text_20_body"/>
      <text:p text:style-name="Text_20_body">7. ~~~Find the names of those departments whose budget is higher than that of Astronomy.</text:p>
      <text:p text:style-name="Text_20_body">List them in alphabetic order.~~~ </text:p>
      <text:p text:style-name="Text_20_body"/>
      <text:p text:style-name="Text_20_body">8. Output instructor names and buildings for each building an instructor has taught in.</text:p>
      <text:p text:style-name="Text_20_body">Include instructor names who have not taught any classes (the building name should</text:p>
      <text:p text:style-name="Text_20_body">be NULL in this case).</text:p>
      <text:p text:style-name="Text_20_body"/>
      <text:p text:style-name="Text_20_body">9. ~~~For each student who has retaken a course at least twice (i.e., the student has taken the</text:p>
      <text:p text:style-name="Text_20_body">course at least three times), show the course ID and the student's ID. Please display</text:p>
      <text:p text:style-name="Text_20_body">your results in order of course ID and do not display duplicate rows.~~~</text:p>
      <text:p text:style-name="Text_20_body"/>
      <text:p text:style-name="Text_20_body">10. ~~~Find the names of Biology students who have taken at least 3 Accounting</text:p>
      <text:p text:style-name="Text_20_body">courses~~~</text:p>
      <text:p text:style-name="Text_20_body"/>
      <text:p text:style-name="Text_20_body">11. ~~~Find the rank and name of the 10 students who earned the most A grades (A-,</text:p>
      <text:p text:style-name="Text_20_body">A, A+). Use alphabetical order by name to break ties. Note: the browser SQLite does</text:p>
      <text:p text:style-name="Text_20_body">not support window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ab-stops/>
      </style:paragraph-properties>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1:06:20.906320528</meta:creation-date>
    <dc:date>2025-02-04T07:57:11.415369761</dc:date>
    <meta:editing-duration>PT32M19S</meta:editing-duration>
    <meta:editing-cycles>7</meta:editing-cycles>
    <meta:generator>LibreOffice/24.8.4.2$Linux_X86_64 LibreOffice_project/480$Build-2</meta:generator>
    <meta:document-statistic meta:table-count="0" meta:image-count="0" meta:object-count="0" meta:page-count="96" meta:paragraph-count="4373" meta:word-count="11613" meta:character-count="84037" meta:non-whitespace-character-count="76065"/>
  </office:meta>
</office:document-meta>
</file>